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number-columns-repeated="9" table:default-cell-style-name="Default"/>
        <table:table-column table:style-name="co5" table:visibility="collapse" table:number-columns-repeated="2" table:default-cell-style-name="Default"/>
        <table:table-row table:style-name="ro1">
          <table:table-cell table:number-columns-repeated="4"/>
          <table:table-cell office:value-type="string">
            <text:p>flat?</text:p>
          </table:table-cell>
          <table:table-cell office:value-type="string">
            <text:p>Q</text:p>
          </table:table-cell>
          <table:table-cell office:value-type="string">
            <text:p>size</text:p>
          </table:table-cell>
          <table:table-cell office:value-type="string">
            <text:p>avg psnr</text:p>
          </table:table-cell>
          <table:table-cell office:value-type="string">
            <text:p>peak psnr</text:p>
          </table:table-cell>
          <table:table-cell office:value-type="string">
            <text:p>avg mse</text:p>
          </table:table-cell>
          <table:table-cell office:value-type="string">
            <text:p>peak mse</text:p>
          </table:table-cell>
          <table:table-cell office:value-type="string">
            <text:p>avg sad</text:p>
          </table:table-cell>
          <table:table-cell office:value-type="string">
            <text:p>peak sad</text:p>
          </table:table-cell>
          <table:table-cell office:value-type="string">
            <text:p>t compress</text:p>
          </table:table-cell>
          <table:table-cell office:value-type="string">
            <text:p>t decompress</text:p>
          </table:table-cell>
        </table:table-row>
        <table:table-row table:style-name="ro1">
          <table:table-cell office:value-type="float" office:value="2.219">
            <text:p>2,21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">
            <text:p>1</text:p>
          </table:table-cell>
          <table:table-cell table:formula="of:=INDEX([.$A$2:.$D$100000];(ROW()-1)*6;1)" office:value-type="float" office:value="497659">
            <text:p>497659</text:p>
          </table:table-cell>
          <table:table-cell table:formula="of:=INDEX([.$A$2:.$D$100000];(ROW()-1)*6-1;4)" office:value-type="float" office:value="14.13">
            <text:p>14,13</text:p>
          </table:table-cell>
          <table:table-cell table:formula="of:=INDEX([.$A$2:.$D$100000];(ROW()-1)*6-2;4)" office:value-type="float" office:value="6.14">
            <text:p>6,14</text:p>
          </table:table-cell>
          <table:table-cell table:formula="of:=INDEX([.$A$2:.$D$100000];(ROW()-1)*6-1;3)" office:value-type="float" office:value="3174.16">
            <text:p>3174,16</text:p>
          </table:table-cell>
          <table:table-cell table:formula="of:=INDEX([.$A$2:.$D$100000];(ROW()-1)*6-2;3)" office:value-type="float" office:value="15799.52">
            <text:p>15799,52</text:p>
          </table:table-cell>
          <table:table-cell table:formula="of:=INDEX([.$A$2:.$D$100000];(ROW()-1)*6-1;2)" office:value-type="float" office:value="4635125">
            <text:p>4635125</text:p>
          </table:table-cell>
          <table:table-cell table:formula="of:=INDEX([.$A$2:.$D$100000];(ROW()-1)*6-2;2)" office:value-type="float" office:value="15293116">
            <text:p>15293116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">
            <text:p>2</text:p>
          </table:table-cell>
          <table:table-cell table:formula="of:=INDEX([.$A$2:.$D$100000];(ROW()-1)*6;1)" office:value-type="float" office:value="722087">
            <text:p>722087</text:p>
          </table:table-cell>
          <table:table-cell table:formula="of:=INDEX([.$A$2:.$D$100000];(ROW()-1)*6-1;4)" office:value-type="float" office:value="16.09">
            <text:p>16,09</text:p>
          </table:table-cell>
          <table:table-cell table:formula="of:=INDEX([.$A$2:.$D$100000];(ROW()-1)*6-2;4)" office:value-type="float" office:value="8.13">
            <text:p>8,13</text:p>
          </table:table-cell>
          <table:table-cell table:formula="of:=INDEX([.$A$2:.$D$100000];(ROW()-1)*6-1;3)" office:value-type="float" office:value="1994.84">
            <text:p>1994,84</text:p>
          </table:table-cell>
          <table:table-cell table:formula="of:=INDEX([.$A$2:.$D$100000];(ROW()-1)*6-2;3)" office:value-type="float" office:value="10000.39">
            <text:p>10000,39</text:p>
          </table:table-cell>
          <table:table-cell table:formula="of:=INDEX([.$A$2:.$D$100000];(ROW()-1)*6-1;2)" office:value-type="float" office:value="2916642">
            <text:p>2916642</text:p>
          </table:table-cell>
          <table:table-cell table:formula="of:=INDEX([.$A$2:.$D$100000];(ROW()-1)*6-2;2)" office:value-type="float" office:value="9648607">
            <text:p>9648607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531">
            <text:p>1,53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">
            <text:p>3</text:p>
          </table:table-cell>
          <table:table-cell table:formula="of:=INDEX([.$A$2:.$D$100000];(ROW()-1)*6;1)" office:value-type="float" office:value="906698">
            <text:p>906698</text:p>
          </table:table-cell>
          <table:table-cell table:formula="of:=INDEX([.$A$2:.$D$100000];(ROW()-1)*6-1;4)" office:value-type="float" office:value="17.14">
            <text:p>17,14</text:p>
          </table:table-cell>
          <table:table-cell table:formula="of:=INDEX([.$A$2:.$D$100000];(ROW()-1)*6-2;4)" office:value-type="float" office:value="9.47">
            <text:p>9,47</text:p>
          </table:table-cell>
          <table:table-cell table:formula="of:=INDEX([.$A$2:.$D$100000];(ROW()-1)*6-1;3)" office:value-type="float" office:value="1551.39">
            <text:p>1551,39</text:p>
          </table:table-cell>
          <table:table-cell table:formula="of:=INDEX([.$A$2:.$D$100000];(ROW()-1)*6-2;3)" office:value-type="float" office:value="7347.12">
            <text:p>7347,12</text:p>
          </table:table-cell>
          <table:table-cell table:formula="of:=INDEX([.$A$2:.$D$100000];(ROW()-1)*6-1;2)" office:value-type="float" office:value="2286716">
            <text:p>2286716</text:p>
          </table:table-cell>
          <table:table-cell table:formula="of:=INDEX([.$A$2:.$D$100000];(ROW()-1)*6-2;2)" office:value-type="float" office:value="7081644">
            <text:p>7081644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5293116">
            <text:p>15293116</text:p>
          </table:table-cell>
          <table:table-cell office:value-type="float" office:value="15799.52">
            <text:p>15799,52</text:p>
          </table:table-cell>
          <table:table-cell office:value-type="float" office:value="6.14">
            <text:p>6,1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">
            <text:p>4</text:p>
          </table:table-cell>
          <table:table-cell table:formula="of:=INDEX([.$A$2:.$D$100000];(ROW()-1)*6;1)" office:value-type="float" office:value="1061379">
            <text:p>1061379</text:p>
          </table:table-cell>
          <table:table-cell table:formula="of:=INDEX([.$A$2:.$D$100000];(ROW()-1)*6-1;4)" office:value-type="float" office:value="18.18">
            <text:p>18,18</text:p>
          </table:table-cell>
          <table:table-cell table:formula="of:=INDEX([.$A$2:.$D$100000];(ROW()-1)*6-2;4)" office:value-type="float" office:value="14.03">
            <text:p>14,03</text:p>
          </table:table-cell>
          <table:table-cell table:formula="of:=INDEX([.$A$2:.$D$100000];(ROW()-1)*6-1;3)" office:value-type="float" office:value="1134.51">
            <text:p>1134,51</text:p>
          </table:table-cell>
          <table:table-cell table:formula="of:=INDEX([.$A$2:.$D$100000];(ROW()-1)*6-2;3)" office:value-type="float" office:value="2567.92">
            <text:p>2567,92</text:p>
          </table:table-cell>
          <table:table-cell table:formula="of:=INDEX([.$A$2:.$D$100000];(ROW()-1)*6-1;2)" office:value-type="float" office:value="1789348.63">
            <text:p>1789348,63</text:p>
          </table:table-cell>
          <table:table-cell table:formula="of:=INDEX([.$A$2:.$D$100000];(ROW()-1)*6-2;2)" office:value-type="float" office:value="3154805">
            <text:p>3154805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4635125">
            <text:p>4635125</text:p>
          </table:table-cell>
          <table:table-cell office:value-type="float" office:value="3174.16">
            <text:p>3174,16</text:p>
          </table:table-cell>
          <table:table-cell office:value-type="float" office:value="14.13">
            <text:p>14,1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">
            <text:p>5</text:p>
          </table:table-cell>
          <table:table-cell table:formula="of:=INDEX([.$A$2:.$D$100000];(ROW()-1)*6;1)" office:value-type="float" office:value="1198507">
            <text:p>1198507</text:p>
          </table:table-cell>
          <table:table-cell table:formula="of:=INDEX([.$A$2:.$D$100000];(ROW()-1)*6-1;4)" office:value-type="float" office:value="18.6">
            <text:p>18,6</text:p>
          </table:table-cell>
          <table:table-cell table:formula="of:=INDEX([.$A$2:.$D$100000];(ROW()-1)*6-2;4)" office:value-type="float" office:value="13.51">
            <text:p>13,51</text:p>
          </table:table-cell>
          <table:table-cell table:formula="of:=INDEX([.$A$2:.$D$100000];(ROW()-1)*6-1;3)" office:value-type="float" office:value="1064.18">
            <text:p>1064,18</text:p>
          </table:table-cell>
          <table:table-cell table:formula="of:=INDEX([.$A$2:.$D$100000];(ROW()-1)*6-2;3)" office:value-type="float" office:value="2899.47">
            <text:p>2899,47</text:p>
          </table:table-cell>
          <table:table-cell table:formula="of:=INDEX([.$A$2:.$D$100000];(ROW()-1)*6-1;2)" office:value-type="float" office:value="1637025.5">
            <text:p>1637025,5</text:p>
          </table:table-cell>
          <table:table-cell table:formula="of:=INDEX([.$A$2:.$D$100000];(ROW()-1)*6-2;2)" office:value-type="float" office:value="3051335">
            <text:p>3051335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497659">
            <text:p>49765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">
            <text:p>6</text:p>
          </table:table-cell>
          <table:table-cell table:formula="of:=INDEX([.$A$2:.$D$100000];(ROW()-1)*6;1)" office:value-type="float" office:value="1327485">
            <text:p>1327485</text:p>
          </table:table-cell>
          <table:table-cell table:formula="of:=INDEX([.$A$2:.$D$100000];(ROW()-1)*6-1;4)" office:value-type="float" office:value="18.85">
            <text:p>18,85</text:p>
          </table:table-cell>
          <table:table-cell table:formula="of:=INDEX([.$A$2:.$D$100000];(ROW()-1)*6-2;4)" office:value-type="float" office:value="12.85">
            <text:p>12,85</text:p>
          </table:table-cell>
          <table:table-cell table:formula="of:=INDEX([.$A$2:.$D$100000];(ROW()-1)*6-1;3)" office:value-type="float" office:value="1004.87">
            <text:p>1004,87</text:p>
          </table:table-cell>
          <table:table-cell table:formula="of:=INDEX([.$A$2:.$D$100000];(ROW()-1)*6-2;3)" office:value-type="float" office:value="3376.53">
            <text:p>3376,53</text:p>
          </table:table-cell>
          <table:table-cell table:formula="of:=INDEX([.$A$2:.$D$100000];(ROW()-1)*6-1;2)" office:value-type="float" office:value="1524574.13">
            <text:p>1524574,13</text:p>
          </table:table-cell>
          <table:table-cell table:formula="of:=INDEX([.$A$2:.$D$100000];(ROW()-1)*6-2;2)" office:value-type="float" office:value="3389798">
            <text:p>3389798</text:p>
          </table:table-cell>
          <table:table-cell table:formula="of:=INDEX([.$A$2:.$D$100000];(ROW()-1)*6-5;1)" office:value-type="float" office:value="2.563">
            <text:p>2,563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2.578">
            <text:p>2,57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">
            <text:p>7</text:p>
          </table:table-cell>
          <table:table-cell table:formula="of:=INDEX([.$A$2:.$D$100000];(ROW()-1)*6;1)" office:value-type="float" office:value="1440033">
            <text:p>1440033</text:p>
          </table:table-cell>
          <table:table-cell table:formula="of:=INDEX([.$A$2:.$D$100000];(ROW()-1)*6-1;4)" office:value-type="float" office:value="19.25">
            <text:p>19,25</text:p>
          </table:table-cell>
          <table:table-cell table:formula="of:=INDEX([.$A$2:.$D$100000];(ROW()-1)*6-2;4)" office:value-type="float" office:value="14.89">
            <text:p>14,89</text:p>
          </table:table-cell>
          <table:table-cell table:formula="of:=INDEX([.$A$2:.$D$100000];(ROW()-1)*6-1;3)" office:value-type="float" office:value="899.24">
            <text:p>899,24</text:p>
          </table:table-cell>
          <table:table-cell table:formula="of:=INDEX([.$A$2:.$D$100000];(ROW()-1)*6-2;3)" office:value-type="float" office:value="2110.03">
            <text:p>2110,03</text:p>
          </table:table-cell>
          <table:table-cell table:formula="of:=INDEX([.$A$2:.$D$100000];(ROW()-1)*6-1;2)" office:value-type="float" office:value="1386616.75">
            <text:p>1386616,75</text:p>
          </table:table-cell>
          <table:table-cell table:formula="of:=INDEX([.$A$2:.$D$100000];(ROW()-1)*6-2;2)" office:value-type="float" office:value="2487432">
            <text:p>2487432</text:p>
          </table:table-cell>
          <table:table-cell table:formula="of:=INDEX([.$A$2:.$D$100000];(ROW()-1)*6-5;1)" office:value-type="float" office:value="2.641">
            <text:p>2,64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">
            <text:p>8</text:p>
          </table:table-cell>
          <table:table-cell table:formula="of:=INDEX([.$A$2:.$D$100000];(ROW()-1)*6;1)" office:value-type="float" office:value="1534519">
            <text:p>1534519</text:p>
          </table:table-cell>
          <table:table-cell table:formula="of:=INDEX([.$A$2:.$D$100000];(ROW()-1)*6-1;4)" office:value-type="float" office:value="19.47">
            <text:p>19,47</text:p>
          </table:table-cell>
          <table:table-cell table:formula="of:=INDEX([.$A$2:.$D$100000];(ROW()-1)*6-2;4)" office:value-type="float" office:value="13.85">
            <text:p>13,85</text:p>
          </table:table-cell>
          <table:table-cell table:formula="of:=INDEX([.$A$2:.$D$100000];(ROW()-1)*6-1;3)" office:value-type="float" office:value="874.44">
            <text:p>874,44</text:p>
          </table:table-cell>
          <table:table-cell table:formula="of:=INDEX([.$A$2:.$D$100000];(ROW()-1)*6-2;3)" office:value-type="float" office:value="2677.17">
            <text:p>2677,17</text:p>
          </table:table-cell>
          <table:table-cell table:formula="of:=INDEX([.$A$2:.$D$100000];(ROW()-1)*6-1;2)" office:value-type="float" office:value="1323809">
            <text:p>1323809</text:p>
          </table:table-cell>
          <table:table-cell table:formula="of:=INDEX([.$A$2:.$D$100000];(ROW()-1)*6-2;2)" office:value-type="float" office:value="2720048">
            <text:p>2720048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">
            <text:p>9</text:p>
          </table:table-cell>
          <table:table-cell table:formula="of:=INDEX([.$A$2:.$D$100000];(ROW()-1)*6;1)" office:value-type="float" office:value="1633017">
            <text:p>1633017</text:p>
          </table:table-cell>
          <table:table-cell table:formula="of:=INDEX([.$A$2:.$D$100000];(ROW()-1)*6-1;4)" office:value-type="float" office:value="19.69">
            <text:p>19,69</text:p>
          </table:table-cell>
          <table:table-cell table:formula="of:=INDEX([.$A$2:.$D$100000];(ROW()-1)*6-2;4)" office:value-type="float" office:value="13.14">
            <text:p>13,14</text:p>
          </table:table-cell>
          <table:table-cell table:formula="of:=INDEX([.$A$2:.$D$100000];(ROW()-1)*6-1;3)" office:value-type="float" office:value="842.4">
            <text:p>842,4</text:p>
          </table:table-cell>
          <table:table-cell table:formula="of:=INDEX([.$A$2:.$D$100000];(ROW()-1)*6-2;3)" office:value-type="float" office:value="3156.08">
            <text:p>3156,08</text:p>
          </table:table-cell>
          <table:table-cell table:formula="of:=INDEX([.$A$2:.$D$100000];(ROW()-1)*6-1;2)" office:value-type="float" office:value="1264021">
            <text:p>1264021</text:p>
          </table:table-cell>
          <table:table-cell table:formula="of:=INDEX([.$A$2:.$D$100000];(ROW()-1)*6-2;2)" office:value-type="float" office:value="3111666">
            <text:p>3111666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9648607">
            <text:p>9648607</text:p>
          </table:table-cell>
          <table:table-cell office:value-type="float" office:value="10000.39">
            <text:p>10000,39</text:p>
          </table:table-cell>
          <table:table-cell office:value-type="float" office:value="8.13">
            <text:p>8,1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0">
            <text:p>10</text:p>
          </table:table-cell>
          <table:table-cell table:formula="of:=INDEX([.$A$2:.$D$100000];(ROW()-1)*6;1)" office:value-type="float" office:value="1714869">
            <text:p>1714869</text:p>
          </table:table-cell>
          <table:table-cell table:formula="of:=INDEX([.$A$2:.$D$100000];(ROW()-1)*6-1;4)" office:value-type="float" office:value="19.97">
            <text:p>19,97</text:p>
          </table:table-cell>
          <table:table-cell table:formula="of:=INDEX([.$A$2:.$D$100000];(ROW()-1)*6-2;4)" office:value-type="float" office:value="14.33">
            <text:p>14,33</text:p>
          </table:table-cell>
          <table:table-cell table:formula="of:=INDEX([.$A$2:.$D$100000];(ROW()-1)*6-1;3)" office:value-type="float" office:value="780.09">
            <text:p>780,09</text:p>
          </table:table-cell>
          <table:table-cell table:formula="of:=INDEX([.$A$2:.$D$100000];(ROW()-1)*6-2;3)" office:value-type="float" office:value="2398.55">
            <text:p>2398,55</text:p>
          </table:table-cell>
          <table:table-cell table:formula="of:=INDEX([.$A$2:.$D$100000];(ROW()-1)*6-1;2)" office:value-type="float" office:value="1194437.63">
            <text:p>1194437,63</text:p>
          </table:table-cell>
          <table:table-cell table:formula="of:=INDEX([.$A$2:.$D$100000];(ROW()-1)*6-2;2)" office:value-type="float" office:value="2444945">
            <text:p>2444945</text:p>
          </table:table-cell>
          <table:table-cell table:formula="of:=INDEX([.$A$2:.$D$100000];(ROW()-1)*6-5;1)" office:value-type="float" office:value="2.75">
            <text:p>2,7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2916642">
            <text:p>2916642</text:p>
          </table:table-cell>
          <table:table-cell office:value-type="float" office:value="1994.84">
            <text:p>1994,84</text:p>
          </table:table-cell>
          <table:table-cell office:value-type="float" office:value="16.09">
            <text:p>16,0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1">
            <text:p>11</text:p>
          </table:table-cell>
          <table:table-cell table:formula="of:=INDEX([.$A$2:.$D$100000];(ROW()-1)*6;1)" office:value-type="float" office:value="1810976">
            <text:p>1810976</text:p>
          </table:table-cell>
          <table:table-cell table:formula="of:=INDEX([.$A$2:.$D$100000];(ROW()-1)*6-1;4)" office:value-type="float" office:value="20.17">
            <text:p>20,17</text:p>
          </table:table-cell>
          <table:table-cell table:formula="of:=INDEX([.$A$2:.$D$100000];(ROW()-1)*6-2;4)" office:value-type="float" office:value="14.75">
            <text:p>14,75</text:p>
          </table:table-cell>
          <table:table-cell table:formula="of:=INDEX([.$A$2:.$D$100000];(ROW()-1)*6-1;3)" office:value-type="float" office:value="742.87">
            <text:p>742,87</text:p>
          </table:table-cell>
          <table:table-cell table:formula="of:=INDEX([.$A$2:.$D$100000];(ROW()-1)*6-2;3)" office:value-type="float" office:value="2179.04">
            <text:p>2179,04</text:p>
          </table:table-cell>
          <table:table-cell table:formula="of:=INDEX([.$A$2:.$D$100000];(ROW()-1)*6-1;2)" office:value-type="float" office:value="1128389.25">
            <text:p>1128389,25</text:p>
          </table:table-cell>
          <table:table-cell table:formula="of:=INDEX([.$A$2:.$D$100000];(ROW()-1)*6-2;2)" office:value-type="float" office:value="2225973">
            <text:p>2225973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722087">
            <text:p>72208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2">
            <text:p>12</text:p>
          </table:table-cell>
          <table:table-cell table:formula="of:=INDEX([.$A$2:.$D$100000];(ROW()-1)*6;1)" office:value-type="float" office:value="1891901">
            <text:p>1891901</text:p>
          </table:table-cell>
          <table:table-cell table:formula="of:=INDEX([.$A$2:.$D$100000];(ROW()-1)*6-1;4)" office:value-type="float" office:value="20.39">
            <text:p>20,39</text:p>
          </table:table-cell>
          <table:table-cell table:formula="of:=INDEX([.$A$2:.$D$100000];(ROW()-1)*6-2;4)" office:value-type="float" office:value="15.07">
            <text:p>15,07</text:p>
          </table:table-cell>
          <table:table-cell table:formula="of:=INDEX([.$A$2:.$D$100000];(ROW()-1)*6-1;3)" office:value-type="float" office:value="702.8">
            <text:p>702,8</text:p>
          </table:table-cell>
          <table:table-cell table:formula="of:=INDEX([.$A$2:.$D$100000];(ROW()-1)*6-2;3)" office:value-type="float" office:value="2022.27">
            <text:p>2022,27</text:p>
          </table:table-cell>
          <table:table-cell table:formula="of:=INDEX([.$A$2:.$D$100000];(ROW()-1)*6-1;2)" office:value-type="float" office:value="1070685.25">
            <text:p>1070685,25</text:p>
          </table:table-cell>
          <table:table-cell table:formula="of:=INDEX([.$A$2:.$D$100000];(ROW()-1)*6-2;2)" office:value-type="float" office:value="2050499">
            <text:p>2050499</text:p>
          </table:table-cell>
          <table:table-cell table:formula="of:=INDEX([.$A$2:.$D$100000];(ROW()-1)*6-5;1)" office:value-type="float" office:value="2.938">
            <text:p>2,938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3">
            <text:p>13</text:p>
          </table:table-cell>
          <table:table-cell table:formula="of:=INDEX([.$A$2:.$D$100000];(ROW()-1)*6;1)" office:value-type="float" office:value="1957026">
            <text:p>1957026</text:p>
          </table:table-cell>
          <table:table-cell table:formula="of:=INDEX([.$A$2:.$D$100000];(ROW()-1)*6-1;4)" office:value-type="float" office:value="20.55">
            <text:p>20,55</text:p>
          </table:table-cell>
          <table:table-cell table:formula="of:=INDEX([.$A$2:.$D$100000];(ROW()-1)*6-2;4)" office:value-type="float" office:value="15.38">
            <text:p>15,38</text:p>
          </table:table-cell>
          <table:table-cell table:formula="of:=INDEX([.$A$2:.$D$100000];(ROW()-1)*6-1;3)" office:value-type="float" office:value="675.39">
            <text:p>675,39</text:p>
          </table:table-cell>
          <table:table-cell table:formula="of:=INDEX([.$A$2:.$D$100000];(ROW()-1)*6-2;3)" office:value-type="float" office:value="1883.7">
            <text:p>1883,7</text:p>
          </table:table-cell>
          <table:table-cell table:formula="of:=INDEX([.$A$2:.$D$100000];(ROW()-1)*6-1;2)" office:value-type="float" office:value="1033034.19">
            <text:p>1033034,19</text:p>
          </table:table-cell>
          <table:table-cell table:formula="of:=INDEX([.$A$2:.$D$100000];(ROW()-1)*6-2;2)" office:value-type="float" office:value="1918939">
            <text:p>1918939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4">
            <text:p>14</text:p>
          </table:table-cell>
          <table:table-cell table:formula="of:=INDEX([.$A$2:.$D$100000];(ROW()-1)*6;1)" office:value-type="float" office:value="2023559">
            <text:p>2023559</text:p>
          </table:table-cell>
          <table:table-cell table:formula="of:=INDEX([.$A$2:.$D$100000];(ROW()-1)*6-1;4)" office:value-type="float" office:value="20.82">
            <text:p>20,82</text:p>
          </table:table-cell>
          <table:table-cell table:formula="of:=INDEX([.$A$2:.$D$100000];(ROW()-1)*6-2;4)" office:value-type="float" office:value="15.55">
            <text:p>15,55</text:p>
          </table:table-cell>
          <table:table-cell table:formula="of:=INDEX([.$A$2:.$D$100000];(ROW()-1)*6-1;3)" office:value-type="float" office:value="654.21">
            <text:p>654,21</text:p>
          </table:table-cell>
          <table:table-cell table:formula="of:=INDEX([.$A$2:.$D$100000];(ROW()-1)*6-2;3)" office:value-type="float" office:value="1810.37">
            <text:p>1810,37</text:p>
          </table:table-cell>
          <table:table-cell table:formula="of:=INDEX([.$A$2:.$D$100000];(ROW()-1)*6-1;2)" office:value-type="float" office:value="995808.88">
            <text:p>995808,88</text:p>
          </table:table-cell>
          <table:table-cell table:formula="of:=INDEX([.$A$2:.$D$100000];(ROW()-1)*6-2;2)" office:value-type="float" office:value="1853827">
            <text:p>1853827</text:p>
          </table:table-cell>
          <table:table-cell table:formula="of:=INDEX([.$A$2:.$D$100000];(ROW()-1)*6-5;1)" office:value-type="float" office:value="2.86">
            <text:p>2,86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5">
            <text:p>15</text:p>
          </table:table-cell>
          <table:table-cell table:formula="of:=INDEX([.$A$2:.$D$100000];(ROW()-1)*6;1)" office:value-type="float" office:value="2089390">
            <text:p>2089390</text:p>
          </table:table-cell>
          <table:table-cell table:formula="of:=INDEX([.$A$2:.$D$100000];(ROW()-1)*6-1;4)" office:value-type="float" office:value="20.87">
            <text:p>20,87</text:p>
          </table:table-cell>
          <table:table-cell table:formula="of:=INDEX([.$A$2:.$D$100000];(ROW()-1)*6-2;4)" office:value-type="float" office:value="15.9">
            <text:p>15,9</text:p>
          </table:table-cell>
          <table:table-cell table:formula="of:=INDEX([.$A$2:.$D$100000];(ROW()-1)*6-1;3)" office:value-type="float" office:value="627.82">
            <text:p>627,82</text:p>
          </table:table-cell>
          <table:table-cell table:formula="of:=INDEX([.$A$2:.$D$100000];(ROW()-1)*6-2;3)" office:value-type="float" office:value="1669.69">
            <text:p>1669,69</text:p>
          </table:table-cell>
          <table:table-cell table:formula="of:=INDEX([.$A$2:.$D$100000];(ROW()-1)*6-1;2)" office:value-type="float" office:value="959032.19">
            <text:p>959032,19</text:p>
          </table:table-cell>
          <table:table-cell table:formula="of:=INDEX([.$A$2:.$D$100000];(ROW()-1)*6-2;2)" office:value-type="float" office:value="1790138">
            <text:p>1790138</text:p>
          </table:table-cell>
          <table:table-cell table:formula="of:=INDEX([.$A$2:.$D$100000];(ROW()-1)*6-5;1)" office:value-type="float" office:value="2.89">
            <text:p>2,89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7081644">
            <text:p>7081644</text:p>
          </table:table-cell>
          <table:table-cell office:value-type="float" office:value="7347.12">
            <text:p>7347,12</text:p>
          </table:table-cell>
          <table:table-cell office:value-type="float" office:value="9.47">
            <text:p>9,4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6">
            <text:p>16</text:p>
          </table:table-cell>
          <table:table-cell table:formula="of:=INDEX([.$A$2:.$D$100000];(ROW()-1)*6;1)" office:value-type="float" office:value="2141698">
            <text:p>2141698</text:p>
          </table:table-cell>
          <table:table-cell table:formula="of:=INDEX([.$A$2:.$D$100000];(ROW()-1)*6-1;4)" office:value-type="float" office:value="21">
            <text:p>21</text:p>
          </table:table-cell>
          <table:table-cell table:formula="of:=INDEX([.$A$2:.$D$100000];(ROW()-1)*6-2;4)" office:value-type="float" office:value="16.55">
            <text:p>16,55</text:p>
          </table:table-cell>
          <table:table-cell table:formula="of:=INDEX([.$A$2:.$D$100000];(ROW()-1)*6-1;3)" office:value-type="float" office:value="607.08">
            <text:p>607,08</text:p>
          </table:table-cell>
          <table:table-cell table:formula="of:=INDEX([.$A$2:.$D$100000];(ROW()-1)*6-2;3)" office:value-type="float" office:value="1439.44">
            <text:p>1439,44</text:p>
          </table:table-cell>
          <table:table-cell table:formula="of:=INDEX([.$A$2:.$D$100000];(ROW()-1)*6-1;2)" office:value-type="float" office:value="931384.06">
            <text:p>931384,06</text:p>
          </table:table-cell>
          <table:table-cell table:formula="of:=INDEX([.$A$2:.$D$100000];(ROW()-1)*6-2;2)" office:value-type="float" office:value="1744106">
            <text:p>1744106</text:p>
          </table:table-cell>
          <table:table-cell table:formula="of:=INDEX([.$A$2:.$D$100000];(ROW()-1)*6-5;1)" office:value-type="float" office:value="2.891">
            <text:p>2,891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2286716">
            <text:p>2286716</text:p>
          </table:table-cell>
          <table:table-cell office:value-type="float" office:value="1551.39">
            <text:p>1551,39</text:p>
          </table:table-cell>
          <table:table-cell office:value-type="float" office:value="17.14">
            <text:p>17,1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7">
            <text:p>17</text:p>
          </table:table-cell>
          <table:table-cell table:formula="of:=INDEX([.$A$2:.$D$100000];(ROW()-1)*6;1)" office:value-type="float" office:value="2189987">
            <text:p>2189987</text:p>
          </table:table-cell>
          <table:table-cell table:formula="of:=INDEX([.$A$2:.$D$100000];(ROW()-1)*6-1;4)" office:value-type="float" office:value="21.08">
            <text:p>21,08</text:p>
          </table:table-cell>
          <table:table-cell table:formula="of:=INDEX([.$A$2:.$D$100000];(ROW()-1)*6-2;4)" office:value-type="float" office:value="16.14">
            <text:p>16,14</text:p>
          </table:table-cell>
          <table:table-cell table:formula="of:=INDEX([.$A$2:.$D$100000];(ROW()-1)*6-1;3)" office:value-type="float" office:value="598.79">
            <text:p>598,79</text:p>
          </table:table-cell>
          <table:table-cell table:formula="of:=INDEX([.$A$2:.$D$100000];(ROW()-1)*6-2;3)" office:value-type="float" office:value="1582.72">
            <text:p>1582,72</text:p>
          </table:table-cell>
          <table:table-cell table:formula="of:=INDEX([.$A$2:.$D$100000];(ROW()-1)*6-1;2)" office:value-type="float" office:value="915670.5">
            <text:p>915670,5</text:p>
          </table:table-cell>
          <table:table-cell table:formula="of:=INDEX([.$A$2:.$D$100000];(ROW()-1)*6-2;2)" office:value-type="float" office:value="1706161">
            <text:p>1706161</text:p>
          </table:table-cell>
          <table:table-cell table:formula="of:=INDEX([.$A$2:.$D$100000];(ROW()-1)*6-5;1)" office:value-type="float" office:value="3.015">
            <text:p>3,015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906698">
            <text:p>90669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8">
            <text:p>18</text:p>
          </table:table-cell>
          <table:table-cell table:formula="of:=INDEX([.$A$2:.$D$100000];(ROW()-1)*6;1)" office:value-type="float" office:value="2248406">
            <text:p>2248406</text:p>
          </table:table-cell>
          <table:table-cell table:formula="of:=INDEX([.$A$2:.$D$100000];(ROW()-1)*6-1;4)" office:value-type="float" office:value="21.21">
            <text:p>21,21</text:p>
          </table:table-cell>
          <table:table-cell table:formula="of:=INDEX([.$A$2:.$D$100000];(ROW()-1)*6-2;4)" office:value-type="float" office:value="16.4">
            <text:p>16,4</text:p>
          </table:table-cell>
          <table:table-cell table:formula="of:=INDEX([.$A$2:.$D$100000];(ROW()-1)*6-1;3)" office:value-type="float" office:value="578.73">
            <text:p>578,73</text:p>
          </table:table-cell>
          <table:table-cell table:formula="of:=INDEX([.$A$2:.$D$100000];(ROW()-1)*6-2;3)" office:value-type="float" office:value="1490.85">
            <text:p>1490,85</text:p>
          </table:table-cell>
          <table:table-cell table:formula="of:=INDEX([.$A$2:.$D$100000];(ROW()-1)*6-1;2)" office:value-type="float" office:value="888327.94">
            <text:p>888327,94</text:p>
          </table:table-cell>
          <table:table-cell table:formula="of:=INDEX([.$A$2:.$D$100000];(ROW()-1)*6-2;2)" office:value-type="float" office:value="1659425">
            <text:p>1659425</text:p>
          </table:table-cell>
          <table:table-cell table:formula="of:=INDEX([.$A$2:.$D$100000];(ROW()-1)*6-5;1)" office:value-type="float" office:value="2.953">
            <text:p>2,953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2.516">
            <text:p>2,51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9">
            <text:p>19</text:p>
          </table:table-cell>
          <table:table-cell table:formula="of:=INDEX([.$A$2:.$D$100000];(ROW()-1)*6;1)" office:value-type="float" office:value="2299969">
            <text:p>2299969</text:p>
          </table:table-cell>
          <table:table-cell table:formula="of:=INDEX([.$A$2:.$D$100000];(ROW()-1)*6-1;4)" office:value-type="float" office:value="21.35">
            <text:p>21,35</text:p>
          </table:table-cell>
          <table:table-cell table:formula="of:=INDEX([.$A$2:.$D$100000];(ROW()-1)*6-2;4)" office:value-type="float" office:value="16.4">
            <text:p>16,4</text:p>
          </table:table-cell>
          <table:table-cell table:formula="of:=INDEX([.$A$2:.$D$100000];(ROW()-1)*6-1;3)" office:value-type="float" office:value="561.53">
            <text:p>561,53</text:p>
          </table:table-cell>
          <table:table-cell table:formula="of:=INDEX([.$A$2:.$D$100000];(ROW()-1)*6-2;3)" office:value-type="float" office:value="1489.74">
            <text:p>1489,74</text:p>
          </table:table-cell>
          <table:table-cell table:formula="of:=INDEX([.$A$2:.$D$100000];(ROW()-1)*6-1;2)" office:value-type="float" office:value="866634.31">
            <text:p>866634,31</text:p>
          </table:table-cell>
          <table:table-cell table:formula="of:=INDEX([.$A$2:.$D$100000];(ROW()-1)*6-2;2)" office:value-type="float" office:value="1613143">
            <text:p>1613143</text:p>
          </table:table-cell>
          <table:table-cell table:formula="of:=INDEX([.$A$2:.$D$100000];(ROW()-1)*6-5;1)" office:value-type="float" office:value="3.125">
            <text:p>3,125</text:p>
          </table:table-cell>
          <table:table-cell table:formula="of:=INDEX([.$A$2:.$D$100000];(ROW()-1)*6-3;1)" office:value-type="float" office:value="1.687">
            <text:p>1,6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0">
            <text:p>20</text:p>
          </table:table-cell>
          <table:table-cell table:formula="of:=INDEX([.$A$2:.$D$100000];(ROW()-1)*6;1)" office:value-type="float" office:value="2339076">
            <text:p>2339076</text:p>
          </table:table-cell>
          <table:table-cell table:formula="of:=INDEX([.$A$2:.$D$100000];(ROW()-1)*6-1;4)" office:value-type="float" office:value="21.44">
            <text:p>21,44</text:p>
          </table:table-cell>
          <table:table-cell table:formula="of:=INDEX([.$A$2:.$D$100000];(ROW()-1)*6-2;4)" office:value-type="float" office:value="16.56">
            <text:p>16,56</text:p>
          </table:table-cell>
          <table:table-cell table:formula="of:=INDEX([.$A$2:.$D$100000];(ROW()-1)*6-1;3)" office:value-type="float" office:value="549.37">
            <text:p>549,37</text:p>
          </table:table-cell>
          <table:table-cell table:formula="of:=INDEX([.$A$2:.$D$100000];(ROW()-1)*6-2;3)" office:value-type="float" office:value="1437.33">
            <text:p>1437,33</text:p>
          </table:table-cell>
          <table:table-cell table:formula="of:=INDEX([.$A$2:.$D$100000];(ROW()-1)*6-1;2)" office:value-type="float" office:value="848881.94">
            <text:p>848881,94</text:p>
          </table:table-cell>
          <table:table-cell table:formula="of:=INDEX([.$A$2:.$D$100000];(ROW()-1)*6-2;2)" office:value-type="float" office:value="1572663">
            <text:p>1572663</text:p>
          </table:table-cell>
          <table:table-cell table:formula="of:=INDEX([.$A$2:.$D$100000];(ROW()-1)*6-5;1)" office:value-type="float" office:value="3.016">
            <text:p>3,016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1">
            <text:p>21</text:p>
          </table:table-cell>
          <table:table-cell table:formula="of:=INDEX([.$A$2:.$D$100000];(ROW()-1)*6;1)" office:value-type="float" office:value="2395421">
            <text:p>2395421</text:p>
          </table:table-cell>
          <table:table-cell table:formula="of:=INDEX([.$A$2:.$D$100000];(ROW()-1)*6-1;4)" office:value-type="float" office:value="21.53">
            <text:p>21,53</text:p>
          </table:table-cell>
          <table:table-cell table:formula="of:=INDEX([.$A$2:.$D$100000];(ROW()-1)*6-2;4)" office:value-type="float" office:value="16.53">
            <text:p>16,53</text:p>
          </table:table-cell>
          <table:table-cell table:formula="of:=INDEX([.$A$2:.$D$100000];(ROW()-1)*6-1;3)" office:value-type="float" office:value="537.66">
            <text:p>537,66</text:p>
          </table:table-cell>
          <table:table-cell table:formula="of:=INDEX([.$A$2:.$D$100000];(ROW()-1)*6-2;3)" office:value-type="float" office:value="1447.29">
            <text:p>1447,29</text:p>
          </table:table-cell>
          <table:table-cell table:formula="of:=INDEX([.$A$2:.$D$100000];(ROW()-1)*6-1;2)" office:value-type="float" office:value="831712.06">
            <text:p>831712,06</text:p>
          </table:table-cell>
          <table:table-cell table:formula="of:=INDEX([.$A$2:.$D$100000];(ROW()-1)*6-2;2)" office:value-type="float" office:value="1554981">
            <text:p>1554981</text:p>
          </table:table-cell>
          <table:table-cell table:formula="of:=INDEX([.$A$2:.$D$100000];(ROW()-1)*6-5;1)" office:value-type="float" office:value="3.031">
            <text:p>3,03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3154805">
            <text:p>3154805</text:p>
          </table:table-cell>
          <table:table-cell office:value-type="float" office:value="2567.92">
            <text:p>2567,92</text:p>
          </table:table-cell>
          <table:table-cell office:value-type="float" office:value="14.03">
            <text:p>14,0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2">
            <text:p>22</text:p>
          </table:table-cell>
          <table:table-cell table:formula="of:=INDEX([.$A$2:.$D$100000];(ROW()-1)*6;1)" office:value-type="float" office:value="2447724">
            <text:p>2447724</text:p>
          </table:table-cell>
          <table:table-cell table:formula="of:=INDEX([.$A$2:.$D$100000];(ROW()-1)*6-1;4)" office:value-type="float" office:value="21.67">
            <text:p>21,67</text:p>
          </table:table-cell>
          <table:table-cell table:formula="of:=INDEX([.$A$2:.$D$100000];(ROW()-1)*6-2;4)" office:value-type="float" office:value="16.89">
            <text:p>16,89</text:p>
          </table:table-cell>
          <table:table-cell table:formula="of:=INDEX([.$A$2:.$D$100000];(ROW()-1)*6-1;3)" office:value-type="float" office:value="519.68">
            <text:p>519,68</text:p>
          </table:table-cell>
          <table:table-cell table:formula="of:=INDEX([.$A$2:.$D$100000];(ROW()-1)*6-2;3)" office:value-type="float" office:value="1332.14">
            <text:p>1332,14</text:p>
          </table:table-cell>
          <table:table-cell table:formula="of:=INDEX([.$A$2:.$D$100000];(ROW()-1)*6-1;2)" office:value-type="float" office:value="807546.5">
            <text:p>807546,5</text:p>
          </table:table-cell>
          <table:table-cell table:formula="of:=INDEX([.$A$2:.$D$100000];(ROW()-1)*6-2;2)" office:value-type="float" office:value="1516542">
            <text:p>1516542</text:p>
          </table:table-cell>
          <table:table-cell table:formula="of:=INDEX([.$A$2:.$D$100000];(ROW()-1)*6-5;1)" office:value-type="float" office:value="3.063">
            <text:p>3,063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789348.63">
            <text:p>1789348,63</text:p>
          </table:table-cell>
          <table:table-cell office:value-type="float" office:value="1134.51">
            <text:p>1134,51</text:p>
          </table:table-cell>
          <table:table-cell office:value-type="float" office:value="18.18">
            <text:p>18,1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3">
            <text:p>23</text:p>
          </table:table-cell>
          <table:table-cell table:formula="of:=INDEX([.$A$2:.$D$100000];(ROW()-1)*6;1)" office:value-type="float" office:value="2492435">
            <text:p>2492435</text:p>
          </table:table-cell>
          <table:table-cell table:formula="of:=INDEX([.$A$2:.$D$100000];(ROW()-1)*6-1;4)" office:value-type="float" office:value="21.78">
            <text:p>21,78</text:p>
          </table:table-cell>
          <table:table-cell table:formula="of:=INDEX([.$A$2:.$D$100000];(ROW()-1)*6-2;4)" office:value-type="float" office:value="17.18">
            <text:p>17,18</text:p>
          </table:table-cell>
          <table:table-cell table:formula="of:=INDEX([.$A$2:.$D$100000];(ROW()-1)*6-1;3)" office:value-type="float" office:value="505.86">
            <text:p>505,86</text:p>
          </table:table-cell>
          <table:table-cell table:formula="of:=INDEX([.$A$2:.$D$100000];(ROW()-1)*6-2;3)" office:value-type="float" office:value="1244.89">
            <text:p>1244,89</text:p>
          </table:table-cell>
          <table:table-cell table:formula="of:=INDEX([.$A$2:.$D$100000];(ROW()-1)*6-1;2)" office:value-type="float" office:value="788123.63">
            <text:p>788123,63</text:p>
          </table:table-cell>
          <table:table-cell table:formula="of:=INDEX([.$A$2:.$D$100000];(ROW()-1)*6-2;2)" office:value-type="float" office:value="1510579">
            <text:p>1510579</text:p>
          </table:table-cell>
          <table:table-cell table:formula="of:=INDEX([.$A$2:.$D$100000];(ROW()-1)*6-5;1)" office:value-type="float" office:value="3.063">
            <text:p>3,063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061379">
            <text:p>106137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4">
            <text:p>24</text:p>
          </table:table-cell>
          <table:table-cell table:formula="of:=INDEX([.$A$2:.$D$100000];(ROW()-1)*6;1)" office:value-type="float" office:value="2533860">
            <text:p>2533860</text:p>
          </table:table-cell>
          <table:table-cell table:formula="of:=INDEX([.$A$2:.$D$100000];(ROW()-1)*6-1;4)" office:value-type="float" office:value="21.81">
            <text:p>21,81</text:p>
          </table:table-cell>
          <table:table-cell table:formula="of:=INDEX([.$A$2:.$D$100000];(ROW()-1)*6-2;4)" office:value-type="float" office:value="16.57">
            <text:p>16,57</text:p>
          </table:table-cell>
          <table:table-cell table:formula="of:=INDEX([.$A$2:.$D$100000];(ROW()-1)*6-1;3)" office:value-type="float" office:value="505.76">
            <text:p>505,76</text:p>
          </table:table-cell>
          <table:table-cell table:formula="of:=INDEX([.$A$2:.$D$100000];(ROW()-1)*6-2;3)" office:value-type="float" office:value="1432.84">
            <text:p>1432,84</text:p>
          </table:table-cell>
          <table:table-cell table:formula="of:=INDEX([.$A$2:.$D$100000];(ROW()-1)*6-1;2)" office:value-type="float" office:value="782694.56">
            <text:p>782694,56</text:p>
          </table:table-cell>
          <table:table-cell table:formula="of:=INDEX([.$A$2:.$D$100000];(ROW()-1)*6-2;2)" office:value-type="float" office:value="1473395">
            <text:p>1473395</text:p>
          </table:table-cell>
          <table:table-cell table:formula="of:=INDEX([.$A$2:.$D$100000];(ROW()-1)*6-5;1)" office:value-type="float" office:value="3.078">
            <text:p>3,078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2.516">
            <text:p>2,51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5">
            <text:p>25</text:p>
          </table:table-cell>
          <table:table-cell table:formula="of:=INDEX([.$A$2:.$D$100000];(ROW()-1)*6;1)" office:value-type="float" office:value="2558000">
            <text:p>2558000</text:p>
          </table:table-cell>
          <table:table-cell table:formula="of:=INDEX([.$A$2:.$D$100000];(ROW()-1)*6-1;4)" office:value-type="float" office:value="21.88">
            <text:p>21,88</text:p>
          </table:table-cell>
          <table:table-cell table:formula="of:=INDEX([.$A$2:.$D$100000];(ROW()-1)*6-2;4)" office:value-type="float" office:value="16.88">
            <text:p>16,88</text:p>
          </table:table-cell>
          <table:table-cell table:formula="of:=INDEX([.$A$2:.$D$100000];(ROW()-1)*6-1;3)" office:value-type="float" office:value="496.64">
            <text:p>496,64</text:p>
          </table:table-cell>
          <table:table-cell table:formula="of:=INDEX([.$A$2:.$D$100000];(ROW()-1)*6-2;3)" office:value-type="float" office:value="1333.89">
            <text:p>1333,89</text:p>
          </table:table-cell>
          <table:table-cell table:formula="of:=INDEX([.$A$2:.$D$100000];(ROW()-1)*6-1;2)" office:value-type="float" office:value="769978.75">
            <text:p>769978,75</text:p>
          </table:table-cell>
          <table:table-cell table:formula="of:=INDEX([.$A$2:.$D$100000];(ROW()-1)*6-2;2)" office:value-type="float" office:value="1470442">
            <text:p>1470442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6">
            <text:p>26</text:p>
          </table:table-cell>
          <table:table-cell table:formula="of:=INDEX([.$A$2:.$D$100000];(ROW()-1)*6;1)" office:value-type="float" office:value="2616536">
            <text:p>2616536</text:p>
          </table:table-cell>
          <table:table-cell table:formula="of:=INDEX([.$A$2:.$D$100000];(ROW()-1)*6-1;4)" office:value-type="float" office:value="22.01">
            <text:p>22,01</text:p>
          </table:table-cell>
          <table:table-cell table:formula="of:=INDEX([.$A$2:.$D$100000];(ROW()-1)*6-2;4)" office:value-type="float" office:value="17.34">
            <text:p>17,34</text:p>
          </table:table-cell>
          <table:table-cell table:formula="of:=INDEX([.$A$2:.$D$100000];(ROW()-1)*6-1;3)" office:value-type="float" office:value="480.11">
            <text:p>480,11</text:p>
          </table:table-cell>
          <table:table-cell table:formula="of:=INDEX([.$A$2:.$D$100000];(ROW()-1)*6-2;3)" office:value-type="float" office:value="1199.18">
            <text:p>1199,18</text:p>
          </table:table-cell>
          <table:table-cell table:formula="of:=INDEX([.$A$2:.$D$100000];(ROW()-1)*6-1;2)" office:value-type="float" office:value="747981.75">
            <text:p>747981,75</text:p>
          </table:table-cell>
          <table:table-cell table:formula="of:=INDEX([.$A$2:.$D$100000];(ROW()-1)*6-2;2)" office:value-type="float" office:value="1424790">
            <text:p>1424790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562">
            <text:p>1,56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7">
            <text:p>27</text:p>
          </table:table-cell>
          <table:table-cell table:formula="of:=INDEX([.$A$2:.$D$100000];(ROW()-1)*6;1)" office:value-type="float" office:value="2652717">
            <text:p>2652717</text:p>
          </table:table-cell>
          <table:table-cell table:formula="of:=INDEX([.$A$2:.$D$100000];(ROW()-1)*6-1;4)" office:value-type="float" office:value="22.12">
            <text:p>22,12</text:p>
          </table:table-cell>
          <table:table-cell table:formula="of:=INDEX([.$A$2:.$D$100000];(ROW()-1)*6-2;4)" office:value-type="float" office:value="17.48">
            <text:p>17,48</text:p>
          </table:table-cell>
          <table:table-cell table:formula="of:=INDEX([.$A$2:.$D$100000];(ROW()-1)*6-1;3)" office:value-type="float" office:value="467.56">
            <text:p>467,56</text:p>
          </table:table-cell>
          <table:table-cell table:formula="of:=INDEX([.$A$2:.$D$100000];(ROW()-1)*6-2;3)" office:value-type="float" office:value="1162.55">
            <text:p>1162,55</text:p>
          </table:table-cell>
          <table:table-cell table:formula="of:=INDEX([.$A$2:.$D$100000];(ROW()-1)*6-1;2)" office:value-type="float" office:value="732150.38">
            <text:p>732150,38</text:p>
          </table:table-cell>
          <table:table-cell table:formula="of:=INDEX([.$A$2:.$D$100000];(ROW()-1)*6-2;2)" office:value-type="float" office:value="1403436">
            <text:p>1403436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3051335">
            <text:p>3051335</text:p>
          </table:table-cell>
          <table:table-cell office:value-type="float" office:value="2899.47">
            <text:p>2899,47</text:p>
          </table:table-cell>
          <table:table-cell office:value-type="float" office:value="13.51">
            <text:p>13,5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8">
            <text:p>28</text:p>
          </table:table-cell>
          <table:table-cell table:formula="of:=INDEX([.$A$2:.$D$100000];(ROW()-1)*6;1)" office:value-type="float" office:value="2691039">
            <text:p>2691039</text:p>
          </table:table-cell>
          <table:table-cell table:formula="of:=INDEX([.$A$2:.$D$100000];(ROW()-1)*6-1;4)" office:value-type="float" office:value="22.2">
            <text:p>22,2</text:p>
          </table:table-cell>
          <table:table-cell table:formula="of:=INDEX([.$A$2:.$D$100000];(ROW()-1)*6-2;4)" office:value-type="float" office:value="17.33">
            <text:p>17,33</text:p>
          </table:table-cell>
          <table:table-cell table:formula="of:=INDEX([.$A$2:.$D$100000];(ROW()-1)*6-1;3)" office:value-type="float" office:value="460.43">
            <text:p>460,43</text:p>
          </table:table-cell>
          <table:table-cell table:formula="of:=INDEX([.$A$2:.$D$100000];(ROW()-1)*6-2;3)" office:value-type="float" office:value="1201.4">
            <text:p>1201,4</text:p>
          </table:table-cell>
          <table:table-cell table:formula="of:=INDEX([.$A$2:.$D$100000];(ROW()-1)*6-1;2)" office:value-type="float" office:value="724633.25">
            <text:p>724633,25</text:p>
          </table:table-cell>
          <table:table-cell table:formula="of:=INDEX([.$A$2:.$D$100000];(ROW()-1)*6-2;2)" office:value-type="float" office:value="1383409">
            <text:p>1383409</text:p>
          </table:table-cell>
          <table:table-cell table:formula="of:=INDEX([.$A$2:.$D$100000];(ROW()-1)*6-5;1)" office:value-type="float" office:value="3.125">
            <text:p>3,12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637025.5">
            <text:p>1637025,5</text:p>
          </table:table-cell>
          <table:table-cell office:value-type="float" office:value="1064.18">
            <text:p>1064,18</text:p>
          </table:table-cell>
          <table:table-cell office:value-type="float" office:value="18.6">
            <text:p>18,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9">
            <text:p>29</text:p>
          </table:table-cell>
          <table:table-cell table:formula="of:=INDEX([.$A$2:.$D$100000];(ROW()-1)*6;1)" office:value-type="float" office:value="2722708">
            <text:p>2722708</text:p>
          </table:table-cell>
          <table:table-cell table:formula="of:=INDEX([.$A$2:.$D$100000];(ROW()-1)*6-1;4)" office:value-type="float" office:value="22.41">
            <text:p>22,41</text:p>
          </table:table-cell>
          <table:table-cell table:formula="of:=INDEX([.$A$2:.$D$100000];(ROW()-1)*6-2;4)" office:value-type="float" office:value="17.63">
            <text:p>17,63</text:p>
          </table:table-cell>
          <table:table-cell table:formula="of:=INDEX([.$A$2:.$D$100000];(ROW()-1)*6-1;3)" office:value-type="float" office:value="452.01">
            <text:p>452,01</text:p>
          </table:table-cell>
          <table:table-cell table:formula="of:=INDEX([.$A$2:.$D$100000];(ROW()-1)*6-2;3)" office:value-type="float" office:value="1123.39">
            <text:p>1123,39</text:p>
          </table:table-cell>
          <table:table-cell table:formula="of:=INDEX([.$A$2:.$D$100000];(ROW()-1)*6-1;2)" office:value-type="float" office:value="673745.75">
            <text:p>673745,75</text:p>
          </table:table-cell>
          <table:table-cell table:formula="of:=INDEX([.$A$2:.$D$100000];(ROW()-1)*6-2;2)" office:value-type="float" office:value="1366081">
            <text:p>1366081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1198507">
            <text:p>119850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0">
            <text:p>30</text:p>
          </table:table-cell>
          <table:table-cell table:formula="of:=INDEX([.$A$2:.$D$100000];(ROW()-1)*6;1)" office:value-type="float" office:value="2758658">
            <text:p>2758658</text:p>
          </table:table-cell>
          <table:table-cell table:formula="of:=INDEX([.$A$2:.$D$100000];(ROW()-1)*6-1;4)" office:value-type="float" office:value="22.47">
            <text:p>22,47</text:p>
          </table:table-cell>
          <table:table-cell table:formula="of:=INDEX([.$A$2:.$D$100000];(ROW()-1)*6-2;4)" office:value-type="float" office:value="17.35">
            <text:p>17,35</text:p>
          </table:table-cell>
          <table:table-cell table:formula="of:=INDEX([.$A$2:.$D$100000];(ROW()-1)*6-1;3)" office:value-type="float" office:value="449.27">
            <text:p>449,27</text:p>
          </table:table-cell>
          <table:table-cell table:formula="of:=INDEX([.$A$2:.$D$100000];(ROW()-1)*6-2;3)" office:value-type="float" office:value="1196.33">
            <text:p>1196,33</text:p>
          </table:table-cell>
          <table:table-cell table:formula="of:=INDEX([.$A$2:.$D$100000];(ROW()-1)*6-1;2)" office:value-type="float" office:value="703510">
            <text:p>703510</text:p>
          </table:table-cell>
          <table:table-cell table:formula="of:=INDEX([.$A$2:.$D$100000];(ROW()-1)*6-2;2)" office:value-type="float" office:value="1334621">
            <text:p>1334621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2.563">
            <text:p>2,56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1">
            <text:p>31</text:p>
          </table:table-cell>
          <table:table-cell table:formula="of:=INDEX([.$A$2:.$D$100000];(ROW()-1)*6;1)" office:value-type="float" office:value="2792354">
            <text:p>2792354</text:p>
          </table:table-cell>
          <table:table-cell table:formula="of:=INDEX([.$A$2:.$D$100000];(ROW()-1)*6-1;4)" office:value-type="float" office:value="22.37">
            <text:p>22,37</text:p>
          </table:table-cell>
          <table:table-cell table:formula="of:=INDEX([.$A$2:.$D$100000];(ROW()-1)*6-2;4)" office:value-type="float" office:value="17.6">
            <text:p>17,6</text:p>
          </table:table-cell>
          <table:table-cell table:formula="of:=INDEX([.$A$2:.$D$100000];(ROW()-1)*6-1;3)" office:value-type="float" office:value="442.31">
            <text:p>442,31</text:p>
          </table:table-cell>
          <table:table-cell table:formula="of:=INDEX([.$A$2:.$D$100000];(ROW()-1)*6-2;3)" office:value-type="float" office:value="1131.28">
            <text:p>1131,28</text:p>
          </table:table-cell>
          <table:table-cell table:formula="of:=INDEX([.$A$2:.$D$100000];(ROW()-1)*6-1;2)" office:value-type="float" office:value="695858.19">
            <text:p>695858,19</text:p>
          </table:table-cell>
          <table:table-cell table:formula="of:=INDEX([.$A$2:.$D$100000];(ROW()-1)*6-2;2)" office:value-type="float" office:value="1328500">
            <text:p>1328500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2">
            <text:p>32</text:p>
          </table:table-cell>
          <table:table-cell table:formula="of:=INDEX([.$A$2:.$D$100000];(ROW()-1)*6;1)" office:value-type="float" office:value="2827172">
            <text:p>2827172</text:p>
          </table:table-cell>
          <table:table-cell table:formula="of:=INDEX([.$A$2:.$D$100000];(ROW()-1)*6-1;4)" office:value-type="float" office:value="22.44">
            <text:p>22,44</text:p>
          </table:table-cell>
          <table:table-cell table:formula="of:=INDEX([.$A$2:.$D$100000];(ROW()-1)*6-2;4)" office:value-type="float" office:value="17.6">
            <text:p>17,6</text:p>
          </table:table-cell>
          <table:table-cell table:formula="of:=INDEX([.$A$2:.$D$100000];(ROW()-1)*6-1;3)" office:value-type="float" office:value="435.94">
            <text:p>435,94</text:p>
          </table:table-cell>
          <table:table-cell table:formula="of:=INDEX([.$A$2:.$D$100000];(ROW()-1)*6-2;3)" office:value-type="float" office:value="1130.63">
            <text:p>1130,63</text:p>
          </table:table-cell>
          <table:table-cell table:formula="of:=INDEX([.$A$2:.$D$100000];(ROW()-1)*6-1;2)" office:value-type="float" office:value="686499.5">
            <text:p>686499,5</text:p>
          </table:table-cell>
          <table:table-cell table:formula="of:=INDEX([.$A$2:.$D$100000];(ROW()-1)*6-2;2)" office:value-type="float" office:value="1311894">
            <text:p>1311894</text:p>
          </table:table-cell>
          <table:table-cell table:formula="of:=INDEX([.$A$2:.$D$100000];(ROW()-1)*6-5;1)" office:value-type="float" office:value="3.188">
            <text:p>3,188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3">
            <text:p>33</text:p>
          </table:table-cell>
          <table:table-cell table:formula="of:=INDEX([.$A$2:.$D$100000];(ROW()-1)*6;1)" office:value-type="float" office:value="2848414">
            <text:p>2848414</text:p>
          </table:table-cell>
          <table:table-cell table:formula="of:=INDEX([.$A$2:.$D$100000];(ROW()-1)*6-1;4)" office:value-type="float" office:value="22.5">
            <text:p>22,5</text:p>
          </table:table-cell>
          <table:table-cell table:formula="of:=INDEX([.$A$2:.$D$100000];(ROW()-1)*6-2;4)" office:value-type="float" office:value="17.59">
            <text:p>17,59</text:p>
          </table:table-cell>
          <table:table-cell table:formula="of:=INDEX([.$A$2:.$D$100000];(ROW()-1)*6-1;3)" office:value-type="float" office:value="430.75">
            <text:p>430,75</text:p>
          </table:table-cell>
          <table:table-cell table:formula="of:=INDEX([.$A$2:.$D$100000];(ROW()-1)*6-2;3)" office:value-type="float" office:value="1132.16">
            <text:p>1132,16</text:p>
          </table:table-cell>
          <table:table-cell table:formula="of:=INDEX([.$A$2:.$D$100000];(ROW()-1)*6-1;2)" office:value-type="float" office:value="679471.38">
            <text:p>679471,38</text:p>
          </table:table-cell>
          <table:table-cell table:formula="of:=INDEX([.$A$2:.$D$100000];(ROW()-1)*6-2;2)" office:value-type="float" office:value="1309031">
            <text:p>1309031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3389798">
            <text:p>3389798</text:p>
          </table:table-cell>
          <table:table-cell office:value-type="float" office:value="3376.53">
            <text:p>3376,53</text:p>
          </table:table-cell>
          <table:table-cell office:value-type="float" office:value="12.85">
            <text:p>12,8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4">
            <text:p>34</text:p>
          </table:table-cell>
          <table:table-cell table:formula="of:=INDEX([.$A$2:.$D$100000];(ROW()-1)*6;1)" office:value-type="float" office:value="2885682">
            <text:p>2885682</text:p>
          </table:table-cell>
          <table:table-cell table:formula="of:=INDEX([.$A$2:.$D$100000];(ROW()-1)*6-1;4)" office:value-type="float" office:value="22.75">
            <text:p>22,75</text:p>
          </table:table-cell>
          <table:table-cell table:formula="of:=INDEX([.$A$2:.$D$100000];(ROW()-1)*6-2;4)" office:value-type="float" office:value="17.67">
            <text:p>17,67</text:p>
          </table:table-cell>
          <table:table-cell table:formula="of:=INDEX([.$A$2:.$D$100000];(ROW()-1)*6-1;3)" office:value-type="float" office:value="423.7">
            <text:p>423,7</text:p>
          </table:table-cell>
          <table:table-cell table:formula="of:=INDEX([.$A$2:.$D$100000];(ROW()-1)*6-2;3)" office:value-type="float" office:value="1111.04">
            <text:p>1111,04</text:p>
          </table:table-cell>
          <table:table-cell table:formula="of:=INDEX([.$A$2:.$D$100000];(ROW()-1)*6-1;2)" office:value-type="float" office:value="666078.75">
            <text:p>666078,75</text:p>
          </table:table-cell>
          <table:table-cell table:formula="of:=INDEX([.$A$2:.$D$100000];(ROW()-1)*6-2;2)" office:value-type="float" office:value="1298997">
            <text:p>1298997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524574.13">
            <text:p>1524574,13</text:p>
          </table:table-cell>
          <table:table-cell office:value-type="float" office:value="1004.87">
            <text:p>1004,87</text:p>
          </table:table-cell>
          <table:table-cell office:value-type="float" office:value="18.85">
            <text:p>18,8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5">
            <text:p>35</text:p>
          </table:table-cell>
          <table:table-cell table:formula="of:=INDEX([.$A$2:.$D$100000];(ROW()-1)*6;1)" office:value-type="float" office:value="2920302">
            <text:p>2920302</text:p>
          </table:table-cell>
          <table:table-cell table:formula="of:=INDEX([.$A$2:.$D$100000];(ROW()-1)*6-1;4)" office:value-type="float" office:value="22.64">
            <text:p>22,64</text:p>
          </table:table-cell>
          <table:table-cell table:formula="of:=INDEX([.$A$2:.$D$100000];(ROW()-1)*6-2;4)" office:value-type="float" office:value="17.63">
            <text:p>17,63</text:p>
          </table:table-cell>
          <table:table-cell table:formula="of:=INDEX([.$A$2:.$D$100000];(ROW()-1)*6-1;3)" office:value-type="float" office:value="416.7">
            <text:p>416,7</text:p>
          </table:table-cell>
          <table:table-cell table:formula="of:=INDEX([.$A$2:.$D$100000];(ROW()-1)*6-2;3)" office:value-type="float" office:value="1121.42">
            <text:p>1121,42</text:p>
          </table:table-cell>
          <table:table-cell table:formula="of:=INDEX([.$A$2:.$D$100000];(ROW()-1)*6-1;2)" office:value-type="float" office:value="659135.19">
            <text:p>659135,19</text:p>
          </table:table-cell>
          <table:table-cell table:formula="of:=INDEX([.$A$2:.$D$100000];(ROW()-1)*6-2;2)" office:value-type="float" office:value="1290990">
            <text:p>1290990</text:p>
          </table:table-cell>
          <table:table-cell table:formula="of:=INDEX([.$A$2:.$D$100000];(ROW()-1)*6-5;1)" office:value-type="float" office:value="3.203">
            <text:p>3,203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1327485">
            <text:p>132748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6">
            <text:p>36</text:p>
          </table:table-cell>
          <table:table-cell table:formula="of:=INDEX([.$A$2:.$D$100000];(ROW()-1)*6;1)" office:value-type="float" office:value="2944748">
            <text:p>2944748</text:p>
          </table:table-cell>
          <table:table-cell table:formula="of:=INDEX([.$A$2:.$D$100000];(ROW()-1)*6-1;4)" office:value-type="float" office:value="22.69">
            <text:p>22,69</text:p>
          </table:table-cell>
          <table:table-cell table:formula="of:=INDEX([.$A$2:.$D$100000];(ROW()-1)*6-2;4)" office:value-type="float" office:value="17.65">
            <text:p>17,65</text:p>
          </table:table-cell>
          <table:table-cell table:formula="of:=INDEX([.$A$2:.$D$100000];(ROW()-1)*6-1;3)" office:value-type="float" office:value="412.38">
            <text:p>412,38</text:p>
          </table:table-cell>
          <table:table-cell table:formula="of:=INDEX([.$A$2:.$D$100000];(ROW()-1)*6-2;3)" office:value-type="float" office:value="1116.02">
            <text:p>1116,02</text:p>
          </table:table-cell>
          <table:table-cell table:formula="of:=INDEX([.$A$2:.$D$100000];(ROW()-1)*6-1;2)" office:value-type="float" office:value="653155.88">
            <text:p>653155,88</text:p>
          </table:table-cell>
          <table:table-cell table:formula="of:=INDEX([.$A$2:.$D$100000];(ROW()-1)*6-2;2)" office:value-type="float" office:value="1268758">
            <text:p>1268758</text:p>
          </table:table-cell>
          <table:table-cell table:formula="of:=INDEX([.$A$2:.$D$100000];(ROW()-1)*6-5;1)" office:value-type="float" office:value="3.235">
            <text:p>3,23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2.641">
            <text:p>2,64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7">
            <text:p>37</text:p>
          </table:table-cell>
          <table:table-cell table:formula="of:=INDEX([.$A$2:.$D$100000];(ROW()-1)*6;1)" office:value-type="float" office:value="2972720">
            <text:p>2972720</text:p>
          </table:table-cell>
          <table:table-cell table:formula="of:=INDEX([.$A$2:.$D$100000];(ROW()-1)*6-1;4)" office:value-type="float" office:value="22.72">
            <text:p>22,72</text:p>
          </table:table-cell>
          <table:table-cell table:formula="of:=INDEX([.$A$2:.$D$100000];(ROW()-1)*6-2;4)" office:value-type="float" office:value="17.39">
            <text:p>17,39</text:p>
          </table:table-cell>
          <table:table-cell table:formula="of:=INDEX([.$A$2:.$D$100000];(ROW()-1)*6-1;3)" office:value-type="float" office:value="411.82">
            <text:p>411,82</text:p>
          </table:table-cell>
          <table:table-cell table:formula="of:=INDEX([.$A$2:.$D$100000];(ROW()-1)*6-2;3)" office:value-type="float" office:value="1186.82">
            <text:p>1186,82</text:p>
          </table:table-cell>
          <table:table-cell table:formula="of:=INDEX([.$A$2:.$D$100000];(ROW()-1)*6-1;2)" office:value-type="float" office:value="650626.63">
            <text:p>650626,63</text:p>
          </table:table-cell>
          <table:table-cell table:formula="of:=INDEX([.$A$2:.$D$100000];(ROW()-1)*6-2;2)" office:value-type="float" office:value="1240135">
            <text:p>1240135</text:p>
          </table:table-cell>
          <table:table-cell table:formula="of:=INDEX([.$A$2:.$D$100000];(ROW()-1)*6-5;1)" office:value-type="float" office:value="3.235">
            <text:p>3,23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8">
            <text:p>38</text:p>
          </table:table-cell>
          <table:table-cell table:formula="of:=INDEX([.$A$2:.$D$100000];(ROW()-1)*6;1)" office:value-type="float" office:value="2999131">
            <text:p>2999131</text:p>
          </table:table-cell>
          <table:table-cell table:formula="of:=INDEX([.$A$2:.$D$100000];(ROW()-1)*6-1;4)" office:value-type="float" office:value="22.78">
            <text:p>22,78</text:p>
          </table:table-cell>
          <table:table-cell table:formula="of:=INDEX([.$A$2:.$D$100000];(ROW()-1)*6-2;4)" office:value-type="float" office:value="17.64">
            <text:p>17,64</text:p>
          </table:table-cell>
          <table:table-cell table:formula="of:=INDEX([.$A$2:.$D$100000];(ROW()-1)*6-1;3)" office:value-type="float" office:value="404.32">
            <text:p>404,32</text:p>
          </table:table-cell>
          <table:table-cell table:formula="of:=INDEX([.$A$2:.$D$100000];(ROW()-1)*6-2;3)" office:value-type="float" office:value="1120.46">
            <text:p>1120,46</text:p>
          </table:table-cell>
          <table:table-cell table:formula="of:=INDEX([.$A$2:.$D$100000];(ROW()-1)*6-1;2)" office:value-type="float" office:value="640834.25">
            <text:p>640834,25</text:p>
          </table:table-cell>
          <table:table-cell table:formula="of:=INDEX([.$A$2:.$D$100000];(ROW()-1)*6-2;2)" office:value-type="float" office:value="1240605">
            <text:p>1240605</text:p>
          </table:table-cell>
          <table:table-cell table:formula="of:=INDEX([.$A$2:.$D$100000];(ROW()-1)*6-5;1)" office:value-type="float" office:value="3.235">
            <text:p>3,235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9">
            <text:p>39</text:p>
          </table:table-cell>
          <table:table-cell table:formula="of:=INDEX([.$A$2:.$D$100000];(ROW()-1)*6;1)" office:value-type="float" office:value="3024485">
            <text:p>3024485</text:p>
          </table:table-cell>
          <table:table-cell table:formula="of:=INDEX([.$A$2:.$D$100000];(ROW()-1)*6-1;4)" office:value-type="float" office:value="22.81">
            <text:p>22,81</text:p>
          </table:table-cell>
          <table:table-cell table:formula="of:=INDEX([.$A$2:.$D$100000];(ROW()-1)*6-2;4)" office:value-type="float" office:value="17.63">
            <text:p>17,63</text:p>
          </table:table-cell>
          <table:table-cell table:formula="of:=INDEX([.$A$2:.$D$100000];(ROW()-1)*6-1;3)" office:value-type="float" office:value="401.36">
            <text:p>401,36</text:p>
          </table:table-cell>
          <table:table-cell table:formula="of:=INDEX([.$A$2:.$D$100000];(ROW()-1)*6-2;3)" office:value-type="float" office:value="1121.73">
            <text:p>1121,73</text:p>
          </table:table-cell>
          <table:table-cell table:formula="of:=INDEX([.$A$2:.$D$100000];(ROW()-1)*6-1;2)" office:value-type="float" office:value="636499.5">
            <text:p>636499,5</text:p>
          </table:table-cell>
          <table:table-cell table:formula="of:=INDEX([.$A$2:.$D$100000];(ROW()-1)*6-2;2)" office:value-type="float" office:value="1231310">
            <text:p>1231310</text:p>
          </table:table-cell>
          <table:table-cell table:formula="of:=INDEX([.$A$2:.$D$100000];(ROW()-1)*6-5;1)" office:value-type="float" office:value="3.25">
            <text:p>3,2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2487432">
            <text:p>2487432</text:p>
          </table:table-cell>
          <table:table-cell office:value-type="float" office:value="2110.03">
            <text:p>2110,03</text:p>
          </table:table-cell>
          <table:table-cell office:value-type="float" office:value="14.89">
            <text:p>14,8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0">
            <text:p>40</text:p>
          </table:table-cell>
          <table:table-cell table:formula="of:=INDEX([.$A$2:.$D$100000];(ROW()-1)*6;1)" office:value-type="float" office:value="3041303">
            <text:p>3041303</text:p>
          </table:table-cell>
          <table:table-cell table:formula="of:=INDEX([.$A$2:.$D$100000];(ROW()-1)*6-1;4)" office:value-type="float" office:value="22.86">
            <text:p>22,86</text:p>
          </table:table-cell>
          <table:table-cell table:formula="of:=INDEX([.$A$2:.$D$100000];(ROW()-1)*6-2;4)" office:value-type="float" office:value="17.73">
            <text:p>17,73</text:p>
          </table:table-cell>
          <table:table-cell table:formula="of:=INDEX([.$A$2:.$D$100000];(ROW()-1)*6-1;3)" office:value-type="float" office:value="397.11">
            <text:p>397,11</text:p>
          </table:table-cell>
          <table:table-cell table:formula="of:=INDEX([.$A$2:.$D$100000];(ROW()-1)*6-2;3)" office:value-type="float" office:value="1096.91">
            <text:p>1096,91</text:p>
          </table:table-cell>
          <table:table-cell table:formula="of:=INDEX([.$A$2:.$D$100000];(ROW()-1)*6-1;2)" office:value-type="float" office:value="631116.56">
            <text:p>631116,56</text:p>
          </table:table-cell>
          <table:table-cell table:formula="of:=INDEX([.$A$2:.$D$100000];(ROW()-1)*6-2;2)" office:value-type="float" office:value="1225960">
            <text:p>1225960</text:p>
          </table:table-cell>
          <table:table-cell table:formula="of:=INDEX([.$A$2:.$D$100000];(ROW()-1)*6-5;1)" office:value-type="float" office:value="3.25">
            <text:p>3,25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386616.75">
            <text:p>1386616,75</text:p>
          </table:table-cell>
          <table:table-cell office:value-type="float" office:value="899.24">
            <text:p>899,24</text:p>
          </table:table-cell>
          <table:table-cell office:value-type="float" office:value="19.25">
            <text:p>19,2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1">
            <text:p>41</text:p>
          </table:table-cell>
          <table:table-cell table:formula="of:=INDEX([.$A$2:.$D$100000];(ROW()-1)*6;1)" office:value-type="float" office:value="3088962">
            <text:p>3088962</text:p>
          </table:table-cell>
          <table:table-cell table:formula="of:=INDEX([.$A$2:.$D$100000];(ROW()-1)*6-1;4)" office:value-type="float" office:value="22.97">
            <text:p>22,97</text:p>
          </table:table-cell>
          <table:table-cell table:formula="of:=INDEX([.$A$2:.$D$100000];(ROW()-1)*6-2;4)" office:value-type="float" office:value="17.93">
            <text:p>17,93</text:p>
          </table:table-cell>
          <table:table-cell table:formula="of:=INDEX([.$A$2:.$D$100000];(ROW()-1)*6-1;3)" office:value-type="float" office:value="387.33">
            <text:p>387,33</text:p>
          </table:table-cell>
          <table:table-cell table:formula="of:=INDEX([.$A$2:.$D$100000];(ROW()-1)*6-2;3)" office:value-type="float" office:value="1048.33">
            <text:p>1048,33</text:p>
          </table:table-cell>
          <table:table-cell table:formula="of:=INDEX([.$A$2:.$D$100000];(ROW()-1)*6-1;2)" office:value-type="float" office:value="607745.25">
            <text:p>607745,25</text:p>
          </table:table-cell>
          <table:table-cell table:formula="of:=INDEX([.$A$2:.$D$100000];(ROW()-1)*6-2;2)" office:value-type="float" office:value="1190084">
            <text:p>1190084</text:p>
          </table:table-cell>
          <table:table-cell table:formula="of:=INDEX([.$A$2:.$D$100000];(ROW()-1)*6-5;1)" office:value-type="float" office:value="3.391">
            <text:p>3,391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440033">
            <text:p>144003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2">
            <text:p>42</text:p>
          </table:table-cell>
          <table:table-cell table:formula="of:=INDEX([.$A$2:.$D$100000];(ROW()-1)*6;1)" office:value-type="float" office:value="3102211">
            <text:p>3102211</text:p>
          </table:table-cell>
          <table:table-cell table:formula="of:=INDEX([.$A$2:.$D$100000];(ROW()-1)*6-1;4)" office:value-type="float" office:value="22.98">
            <text:p>22,98</text:p>
          </table:table-cell>
          <table:table-cell table:formula="of:=INDEX([.$A$2:.$D$100000];(ROW()-1)*6-2;4)" office:value-type="float" office:value="17.91">
            <text:p>17,91</text:p>
          </table:table-cell>
          <table:table-cell table:formula="of:=INDEX([.$A$2:.$D$100000];(ROW()-1)*6-1;3)" office:value-type="float" office:value="386.25">
            <text:p>386,25</text:p>
          </table:table-cell>
          <table:table-cell table:formula="of:=INDEX([.$A$2:.$D$100000];(ROW()-1)*6-2;3)" office:value-type="float" office:value="1052.09">
            <text:p>1052,09</text:p>
          </table:table-cell>
          <table:table-cell table:formula="of:=INDEX([.$A$2:.$D$100000];(ROW()-1)*6-1;2)" office:value-type="float" office:value="605829.19">
            <text:p>605829,19</text:p>
          </table:table-cell>
          <table:table-cell table:formula="of:=INDEX([.$A$2:.$D$100000];(ROW()-1)*6-2;2)" office:value-type="float" office:value="1189814">
            <text:p>1189814</text:p>
          </table:table-cell>
          <table:table-cell table:formula="of:=INDEX([.$A$2:.$D$100000];(ROW()-1)*6-5;1)" office:value-type="float" office:value="3.313">
            <text:p>3,313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2.656">
            <text:p>2,65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3">
            <text:p>43</text:p>
          </table:table-cell>
          <table:table-cell table:formula="of:=INDEX([.$A$2:.$D$100000];(ROW()-1)*6;1)" office:value-type="float" office:value="3136969">
            <text:p>3136969</text:p>
          </table:table-cell>
          <table:table-cell table:formula="of:=INDEX([.$A$2:.$D$100000];(ROW()-1)*6-1;4)" office:value-type="float" office:value="23.02">
            <text:p>23,02</text:p>
          </table:table-cell>
          <table:table-cell table:formula="of:=INDEX([.$A$2:.$D$100000];(ROW()-1)*6-2;4)" office:value-type="float" office:value="17.64">
            <text:p>17,64</text:p>
          </table:table-cell>
          <table:table-cell table:formula="of:=INDEX([.$A$2:.$D$100000];(ROW()-1)*6-1;3)" office:value-type="float" office:value="383.33">
            <text:p>383,33</text:p>
          </table:table-cell>
          <table:table-cell table:formula="of:=INDEX([.$A$2:.$D$100000];(ROW()-1)*6-2;3)" office:value-type="float" office:value="1118.62">
            <text:p>1118,62</text:p>
          </table:table-cell>
          <table:table-cell table:formula="of:=INDEX([.$A$2:.$D$100000];(ROW()-1)*6-1;2)" office:value-type="float" office:value="611152.63">
            <text:p>611152,63</text:p>
          </table:table-cell>
          <table:table-cell table:formula="of:=INDEX([.$A$2:.$D$100000];(ROW()-1)*6-2;2)" office:value-type="float" office:value="1184294">
            <text:p>1184294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1.937">
            <text:p>1,9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4">
            <text:p>44</text:p>
          </table:table-cell>
          <table:table-cell table:formula="of:=INDEX([.$A$2:.$D$100000];(ROW()-1)*6;1)" office:value-type="float" office:value="3158710">
            <text:p>3158710</text:p>
          </table:table-cell>
          <table:table-cell table:formula="of:=INDEX([.$A$2:.$D$100000];(ROW()-1)*6-1;4)" office:value-type="float" office:value="23.05">
            <text:p>23,05</text:p>
          </table:table-cell>
          <table:table-cell table:formula="of:=INDEX([.$A$2:.$D$100000];(ROW()-1)*6-2;4)" office:value-type="float" office:value="17.66">
            <text:p>17,66</text:p>
          </table:table-cell>
          <table:table-cell table:formula="of:=INDEX([.$A$2:.$D$100000];(ROW()-1)*6-1;3)" office:value-type="float" office:value="381.43">
            <text:p>381,43</text:p>
          </table:table-cell>
          <table:table-cell table:formula="of:=INDEX([.$A$2:.$D$100000];(ROW()-1)*6-2;3)" office:value-type="float" office:value="1113.55">
            <text:p>1113,55</text:p>
          </table:table-cell>
          <table:table-cell table:formula="of:=INDEX([.$A$2:.$D$100000];(ROW()-1)*6-1;2)" office:value-type="float" office:value="607539">
            <text:p>607539</text:p>
          </table:table-cell>
          <table:table-cell table:formula="of:=INDEX([.$A$2:.$D$100000];(ROW()-1)*6-2;2)" office:value-type="float" office:value="1174549">
            <text:p>1174549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2.031">
            <text:p>2,031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5">
            <text:p>45</text:p>
          </table:table-cell>
          <table:table-cell table:formula="of:=INDEX([.$A$2:.$D$100000];(ROW()-1)*6;1)" office:value-type="float" office:value="3180052">
            <text:p>3180052</text:p>
          </table:table-cell>
          <table:table-cell table:formula="of:=INDEX([.$A$2:.$D$100000];(ROW()-1)*6-1;4)" office:value-type="float" office:value="23.11">
            <text:p>23,11</text:p>
          </table:table-cell>
          <table:table-cell table:formula="of:=INDEX([.$A$2:.$D$100000];(ROW()-1)*6-2;4)" office:value-type="float" office:value="17.71">
            <text:p>17,71</text:p>
          </table:table-cell>
          <table:table-cell table:formula="of:=INDEX([.$A$2:.$D$100000];(ROW()-1)*6-1;3)" office:value-type="float" office:value="376.57">
            <text:p>376,57</text:p>
          </table:table-cell>
          <table:table-cell table:formula="of:=INDEX([.$A$2:.$D$100000];(ROW()-1)*6-2;3)" office:value-type="float" office:value="1101.53">
            <text:p>1101,53</text:p>
          </table:table-cell>
          <table:table-cell table:formula="of:=INDEX([.$A$2:.$D$100000];(ROW()-1)*6-1;2)" office:value-type="float" office:value="601014.38">
            <text:p>601014,38</text:p>
          </table:table-cell>
          <table:table-cell table:formula="of:=INDEX([.$A$2:.$D$100000];(ROW()-1)*6-2;2)" office:value-type="float" office:value="1167229">
            <text:p>1167229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2.062">
            <text:p>2,06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2720048">
            <text:p>2720048</text:p>
          </table:table-cell>
          <table:table-cell office:value-type="float" office:value="2677.17">
            <text:p>2677,17</text:p>
          </table:table-cell>
          <table:table-cell office:value-type="float" office:value="13.85">
            <text:p>13,8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6">
            <text:p>46</text:p>
          </table:table-cell>
          <table:table-cell table:formula="of:=INDEX([.$A$2:.$D$100000];(ROW()-1)*6;1)" office:value-type="float" office:value="3211799">
            <text:p>3211799</text:p>
          </table:table-cell>
          <table:table-cell table:formula="of:=INDEX([.$A$2:.$D$100000];(ROW()-1)*6-1;4)" office:value-type="float" office:value="23.16">
            <text:p>23,16</text:p>
          </table:table-cell>
          <table:table-cell table:formula="of:=INDEX([.$A$2:.$D$100000];(ROW()-1)*6-2;4)" office:value-type="float" office:value="17.86">
            <text:p>17,86</text:p>
          </table:table-cell>
          <table:table-cell table:formula="of:=INDEX([.$A$2:.$D$100000];(ROW()-1)*6-1;3)" office:value-type="float" office:value="371.48">
            <text:p>371,48</text:p>
          </table:table-cell>
          <table:table-cell table:formula="of:=INDEX([.$A$2:.$D$100000];(ROW()-1)*6-2;3)" office:value-type="float" office:value="1065.32">
            <text:p>1065,32</text:p>
          </table:table-cell>
          <table:table-cell table:formula="of:=INDEX([.$A$2:.$D$100000];(ROW()-1)*6-1;2)" office:value-type="float" office:value="594655.25">
            <text:p>594655,25</text:p>
          </table:table-cell>
          <table:table-cell table:formula="of:=INDEX([.$A$2:.$D$100000];(ROW()-1)*6-2;2)" office:value-type="float" office:value="1157135">
            <text:p>1157135</text:p>
          </table:table-cell>
          <table:table-cell table:formula="of:=INDEX([.$A$2:.$D$100000];(ROW()-1)*6-5;1)" office:value-type="float" office:value="3.313">
            <text:p>3,313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323809">
            <text:p>1323809</text:p>
          </table:table-cell>
          <table:table-cell office:value-type="float" office:value="874.44">
            <text:p>874,44</text:p>
          </table:table-cell>
          <table:table-cell office:value-type="float" office:value="19.47">
            <text:p>19,4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7">
            <text:p>47</text:p>
          </table:table-cell>
          <table:table-cell table:formula="of:=INDEX([.$A$2:.$D$100000];(ROW()-1)*6;1)" office:value-type="float" office:value="3236857">
            <text:p>3236857</text:p>
          </table:table-cell>
          <table:table-cell table:formula="of:=INDEX([.$A$2:.$D$100000];(ROW()-1)*6-1;4)" office:value-type="float" office:value="23.22">
            <text:p>23,22</text:p>
          </table:table-cell>
          <table:table-cell table:formula="of:=INDEX([.$A$2:.$D$100000];(ROW()-1)*6-2;4)" office:value-type="float" office:value="17.97">
            <text:p>17,97</text:p>
          </table:table-cell>
          <table:table-cell table:formula="of:=INDEX([.$A$2:.$D$100000];(ROW()-1)*6-1;3)" office:value-type="float" office:value="366.1">
            <text:p>366,1</text:p>
          </table:table-cell>
          <table:table-cell table:formula="of:=INDEX([.$A$2:.$D$100000];(ROW()-1)*6-2;3)" office:value-type="float" office:value="1037.11">
            <text:p>1037,11</text:p>
          </table:table-cell>
          <table:table-cell table:formula="of:=INDEX([.$A$2:.$D$100000];(ROW()-1)*6-1;2)" office:value-type="float" office:value="584065.31">
            <text:p>584065,31</text:p>
          </table:table-cell>
          <table:table-cell table:formula="of:=INDEX([.$A$2:.$D$100000];(ROW()-1)*6-2;2)" office:value-type="float" office:value="1153465">
            <text:p>1153465</text:p>
          </table:table-cell>
          <table:table-cell table:formula="of:=INDEX([.$A$2:.$D$100000];(ROW()-1)*6-5;1)" office:value-type="float" office:value="3.438">
            <text:p>3,438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1534519">
            <text:p>153451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8">
            <text:p>48</text:p>
          </table:table-cell>
          <table:table-cell table:formula="of:=INDEX([.$A$2:.$D$100000];(ROW()-1)*6;1)" office:value-type="float" office:value="3253063">
            <text:p>3253063</text:p>
          </table:table-cell>
          <table:table-cell table:formula="of:=INDEX([.$A$2:.$D$100000];(ROW()-1)*6-1;4)" office:value-type="float" office:value="23.27">
            <text:p>23,27</text:p>
          </table:table-cell>
          <table:table-cell table:formula="of:=INDEX([.$A$2:.$D$100000];(ROW()-1)*6-2;4)" office:value-type="float" office:value="17.98">
            <text:p>17,98</text:p>
          </table:table-cell>
          <table:table-cell table:formula="of:=INDEX([.$A$2:.$D$100000];(ROW()-1)*6-1;3)" office:value-type="float" office:value="363.12">
            <text:p>363,12</text:p>
          </table:table-cell>
          <table:table-cell table:formula="of:=INDEX([.$A$2:.$D$100000];(ROW()-1)*6-2;3)" office:value-type="float" office:value="1036.22">
            <text:p>1036,22</text:p>
          </table:table-cell>
          <table:table-cell table:formula="of:=INDEX([.$A$2:.$D$100000];(ROW()-1)*6-1;2)" office:value-type="float" office:value="579949.69">
            <text:p>579949,69</text:p>
          </table:table-cell>
          <table:table-cell table:formula="of:=INDEX([.$A$2:.$D$100000];(ROW()-1)*6-2;2)" office:value-type="float" office:value="1144587">
            <text:p>1144587</text:p>
          </table:table-cell>
          <table:table-cell table:formula="of:=INDEX([.$A$2:.$D$100000];(ROW()-1)*6-5;1)" office:value-type="float" office:value="3.375">
            <text:p>3,375</text:p>
          </table:table-cell>
          <table:table-cell table:formula="of:=INDEX([.$A$2:.$D$100000];(ROW()-1)*6-3;1)" office:value-type="float" office:value="1.937">
            <text:p>1,937</text:p>
          </table:table-cell>
        </table:table-row>
        <table:table-row table:style-name="ro1">
          <table:table-cell office:value-type="float" office:value="2.703">
            <text:p>2,70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9">
            <text:p>49</text:p>
          </table:table-cell>
          <table:table-cell table:formula="of:=INDEX([.$A$2:.$D$100000];(ROW()-1)*6;1)" office:value-type="float" office:value="3259613">
            <text:p>3259613</text:p>
          </table:table-cell>
          <table:table-cell table:formula="of:=INDEX([.$A$2:.$D$100000];(ROW()-1)*6-1;4)" office:value-type="float" office:value="23.29">
            <text:p>23,29</text:p>
          </table:table-cell>
          <table:table-cell table:formula="of:=INDEX([.$A$2:.$D$100000];(ROW()-1)*6-2;4)" office:value-type="float" office:value="17.99">
            <text:p>17,99</text:p>
          </table:table-cell>
          <table:table-cell table:formula="of:=INDEX([.$A$2:.$D$100000];(ROW()-1)*6-1;3)" office:value-type="float" office:value="361.68">
            <text:p>361,68</text:p>
          </table:table-cell>
          <table:table-cell table:formula="of:=INDEX([.$A$2:.$D$100000];(ROW()-1)*6-2;3)" office:value-type="float" office:value="1033.67">
            <text:p>1033,67</text:p>
          </table:table-cell>
          <table:table-cell table:formula="of:=INDEX([.$A$2:.$D$100000];(ROW()-1)*6-1;2)" office:value-type="float" office:value="578034.63">
            <text:p>578034,63</text:p>
          </table:table-cell>
          <table:table-cell table:formula="of:=INDEX([.$A$2:.$D$100000];(ROW()-1)*6-2;2)" office:value-type="float" office:value="1144090">
            <text:p>1144090</text:p>
          </table:table-cell>
          <table:table-cell table:formula="of:=INDEX([.$A$2:.$D$100000];(ROW()-1)*6-5;1)" office:value-type="float" office:value="3.641">
            <text:p>3,641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0">
            <text:p>50</text:p>
          </table:table-cell>
          <table:table-cell table:formula="of:=INDEX([.$A$2:.$D$100000];(ROW()-1)*6;1)" office:value-type="float" office:value="3261276">
            <text:p>3261276</text:p>
          </table:table-cell>
          <table:table-cell table:formula="of:=INDEX([.$A$2:.$D$100000];(ROW()-1)*6-1;4)" office:value-type="float" office:value="23.3">
            <text:p>23,3</text:p>
          </table:table-cell>
          <table:table-cell table:formula="of:=INDEX([.$A$2:.$D$100000];(ROW()-1)*6-2;4)" office:value-type="float" office:value="17.99">
            <text:p>17,99</text:p>
          </table:table-cell>
          <table:table-cell table:formula="of:=INDEX([.$A$2:.$D$100000];(ROW()-1)*6-1;3)" office:value-type="float" office:value="360.92">
            <text:p>360,92</text:p>
          </table:table-cell>
          <table:table-cell table:formula="of:=INDEX([.$A$2:.$D$100000];(ROW()-1)*6-2;3)" office:value-type="float" office:value="1033.96">
            <text:p>1033,96</text:p>
          </table:table-cell>
          <table:table-cell table:formula="of:=INDEX([.$A$2:.$D$100000];(ROW()-1)*6-1;2)" office:value-type="float" office:value="577122.81">
            <text:p>577122,81</text:p>
          </table:table-cell>
          <table:table-cell table:formula="of:=INDEX([.$A$2:.$D$100000];(ROW()-1)*6-2;2)" office:value-type="float" office:value="1144005">
            <text:p>1144005</text:p>
          </table:table-cell>
          <table:table-cell table:formula="of:=INDEX([.$A$2:.$D$100000];(ROW()-1)*6-5;1)" office:value-type="float" office:value="3.328">
            <text:p>3,328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1">
            <text:p>51</text:p>
          </table:table-cell>
          <table:table-cell table:formula="of:=INDEX([.$A$2:.$D$100000];(ROW()-1)*6;1)" office:value-type="float" office:value="3323505">
            <text:p>3323505</text:p>
          </table:table-cell>
          <table:table-cell table:formula="of:=INDEX([.$A$2:.$D$100000];(ROW()-1)*6-1;4)" office:value-type="float" office:value="23.37">
            <text:p>23,37</text:p>
          </table:table-cell>
          <table:table-cell table:formula="of:=INDEX([.$A$2:.$D$100000];(ROW()-1)*6-2;4)" office:value-type="float" office:value="18.26">
            <text:p>18,26</text:p>
          </table:table-cell>
          <table:table-cell table:formula="of:=INDEX([.$A$2:.$D$100000];(ROW()-1)*6-1;3)" office:value-type="float" office:value="353.78">
            <text:p>353,78</text:p>
          </table:table-cell>
          <table:table-cell table:formula="of:=INDEX([.$A$2:.$D$100000];(ROW()-1)*6-2;3)" office:value-type="float" office:value="971.28">
            <text:p>971,28</text:p>
          </table:table-cell>
          <table:table-cell table:formula="of:=INDEX([.$A$2:.$D$100000];(ROW()-1)*6-1;2)" office:value-type="float" office:value="562641.5">
            <text:p>562641,5</text:p>
          </table:table-cell>
          <table:table-cell table:formula="of:=INDEX([.$A$2:.$D$100000];(ROW()-1)*6-2;2)" office:value-type="float" office:value="1120899">
            <text:p>1120899</text:p>
          </table:table-cell>
          <table:table-cell table:formula="of:=INDEX([.$A$2:.$D$100000];(ROW()-1)*6-5;1)" office:value-type="float" office:value="3.344">
            <text:p>3,344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3111666">
            <text:p>3111666</text:p>
          </table:table-cell>
          <table:table-cell office:value-type="float" office:value="3156.08">
            <text:p>3156,08</text:p>
          </table:table-cell>
          <table:table-cell office:value-type="float" office:value="13.14">
            <text:p>13,1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2">
            <text:p>52</text:p>
          </table:table-cell>
          <table:table-cell table:formula="of:=INDEX([.$A$2:.$D$100000];(ROW()-1)*6;1)" office:value-type="float" office:value="3331032">
            <text:p>3331032</text:p>
          </table:table-cell>
          <table:table-cell table:formula="of:=INDEX([.$A$2:.$D$100000];(ROW()-1)*6-1;4)" office:value-type="float" office:value="23.4">
            <text:p>23,4</text:p>
          </table:table-cell>
          <table:table-cell table:formula="of:=INDEX([.$A$2:.$D$100000];(ROW()-1)*6-2;4)" office:value-type="float" office:value="18.24">
            <text:p>18,24</text:p>
          </table:table-cell>
          <table:table-cell table:formula="of:=INDEX([.$A$2:.$D$100000];(ROW()-1)*6-1;3)" office:value-type="float" office:value="352.06">
            <text:p>352,06</text:p>
          </table:table-cell>
          <table:table-cell table:formula="of:=INDEX([.$A$2:.$D$100000];(ROW()-1)*6-2;3)" office:value-type="float" office:value="975.61">
            <text:p>975,61</text:p>
          </table:table-cell>
          <table:table-cell table:formula="of:=INDEX([.$A$2:.$D$100000];(ROW()-1)*6-1;2)" office:value-type="float" office:value="560223.13">
            <text:p>560223,13</text:p>
          </table:table-cell>
          <table:table-cell table:formula="of:=INDEX([.$A$2:.$D$100000];(ROW()-1)*6-2;2)" office:value-type="float" office:value="1119458">
            <text:p>1119458</text:p>
          </table:table-cell>
          <table:table-cell table:formula="of:=INDEX([.$A$2:.$D$100000];(ROW()-1)*6-5;1)" office:value-type="float" office:value="3.344">
            <text:p>3,344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264021">
            <text:p>1264021</text:p>
          </table:table-cell>
          <table:table-cell office:value-type="float" office:value="842.4">
            <text:p>842,4</text:p>
          </table:table-cell>
          <table:table-cell office:value-type="float" office:value="19.69">
            <text:p>19,6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3">
            <text:p>53</text:p>
          </table:table-cell>
          <table:table-cell table:formula="of:=INDEX([.$A$2:.$D$100000];(ROW()-1)*6;1)" office:value-type="float" office:value="3349005">
            <text:p>3349005</text:p>
          </table:table-cell>
          <table:table-cell table:formula="of:=INDEX([.$A$2:.$D$100000];(ROW()-1)*6-1;4)" office:value-type="float" office:value="23.44">
            <text:p>23,44</text:p>
          </table:table-cell>
          <table:table-cell table:formula="of:=INDEX([.$A$2:.$D$100000];(ROW()-1)*6-2;4)" office:value-type="float" office:value="18.23">
            <text:p>18,23</text:p>
          </table:table-cell>
          <table:table-cell table:formula="of:=INDEX([.$A$2:.$D$100000];(ROW()-1)*6-1;3)" office:value-type="float" office:value="349">
            <text:p>349</text:p>
          </table:table-cell>
          <table:table-cell table:formula="of:=INDEX([.$A$2:.$D$100000];(ROW()-1)*6-2;3)" office:value-type="float" office:value="976.4">
            <text:p>976,4</text:p>
          </table:table-cell>
          <table:table-cell table:formula="of:=INDEX([.$A$2:.$D$100000];(ROW()-1)*6-1;2)" office:value-type="float" office:value="556194.63">
            <text:p>556194,63</text:p>
          </table:table-cell>
          <table:table-cell table:formula="of:=INDEX([.$A$2:.$D$100000];(ROW()-1)*6-2;2)" office:value-type="float" office:value="1111577">
            <text:p>1111577</text:p>
          </table:table-cell>
          <table:table-cell table:formula="of:=INDEX([.$A$2:.$D$100000];(ROW()-1)*6-5;1)" office:value-type="float" office:value="3.36">
            <text:p>3,36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633017">
            <text:p>163301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4">
            <text:p>54</text:p>
          </table:table-cell>
          <table:table-cell table:formula="of:=INDEX([.$A$2:.$D$100000];(ROW()-1)*6;1)" office:value-type="float" office:value="3377972">
            <text:p>3377972</text:p>
          </table:table-cell>
          <table:table-cell table:formula="of:=INDEX([.$A$2:.$D$100000];(ROW()-1)*6-1;4)" office:value-type="float" office:value="23.48">
            <text:p>23,48</text:p>
          </table:table-cell>
          <table:table-cell table:formula="of:=INDEX([.$A$2:.$D$100000];(ROW()-1)*6-2;4)" office:value-type="float" office:value="18.19">
            <text:p>18,19</text:p>
          </table:table-cell>
          <table:table-cell table:formula="of:=INDEX([.$A$2:.$D$100000];(ROW()-1)*6-1;3)" office:value-type="float" office:value="346.52">
            <text:p>346,52</text:p>
          </table:table-cell>
          <table:table-cell table:formula="of:=INDEX([.$A$2:.$D$100000];(ROW()-1)*6-2;3)" office:value-type="float" office:value="985.52">
            <text:p>985,52</text:p>
          </table:table-cell>
          <table:table-cell table:formula="of:=INDEX([.$A$2:.$D$100000];(ROW()-1)*6-1;2)" office:value-type="float" office:value="555740">
            <text:p>555740</text:p>
          </table:table-cell>
          <table:table-cell table:formula="of:=INDEX([.$A$2:.$D$100000];(ROW()-1)*6-2;2)" office:value-type="float" office:value="1109828">
            <text:p>1109828</text:p>
          </table:table-cell>
          <table:table-cell table:formula="of:=INDEX([.$A$2:.$D$100000];(ROW()-1)*6-5;1)" office:value-type="float" office:value="3.391">
            <text:p>3,391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2.75">
            <text:p>2,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5">
            <text:p>55</text:p>
          </table:table-cell>
          <table:table-cell table:formula="of:=INDEX([.$A$2:.$D$100000];(ROW()-1)*6;1)" office:value-type="float" office:value="3406558">
            <text:p>3406558</text:p>
          </table:table-cell>
          <table:table-cell table:formula="of:=INDEX([.$A$2:.$D$100000];(ROW()-1)*6-1;4)" office:value-type="float" office:value="23.5">
            <text:p>23,5</text:p>
          </table:table-cell>
          <table:table-cell table:formula="of:=INDEX([.$A$2:.$D$100000];(ROW()-1)*6-2;4)" office:value-type="float" office:value="18.13">
            <text:p>18,13</text:p>
          </table:table-cell>
          <table:table-cell table:formula="of:=INDEX([.$A$2:.$D$100000];(ROW()-1)*6-1;3)" office:value-type="float" office:value="344.53">
            <text:p>344,53</text:p>
          </table:table-cell>
          <table:table-cell table:formula="of:=INDEX([.$A$2:.$D$100000];(ROW()-1)*6-2;3)" office:value-type="float" office:value="999.69">
            <text:p>999,69</text:p>
          </table:table-cell>
          <table:table-cell table:formula="of:=INDEX([.$A$2:.$D$100000];(ROW()-1)*6-1;2)" office:value-type="float" office:value="552691.06">
            <text:p>552691,06</text:p>
          </table:table-cell>
          <table:table-cell table:formula="of:=INDEX([.$A$2:.$D$100000];(ROW()-1)*6-2;2)" office:value-type="float" office:value="1102880">
            <text:p>1102880</text:p>
          </table:table-cell>
          <table:table-cell table:formula="of:=INDEX([.$A$2:.$D$100000];(ROW()-1)*6-5;1)" office:value-type="float" office:value="3.375">
            <text:p>3,375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6">
            <text:p>56</text:p>
          </table:table-cell>
          <table:table-cell table:formula="of:=INDEX([.$A$2:.$D$100000];(ROW()-1)*6;1)" office:value-type="float" office:value="3428100">
            <text:p>3428100</text:p>
          </table:table-cell>
          <table:table-cell table:formula="of:=INDEX([.$A$2:.$D$100000];(ROW()-1)*6-1;4)" office:value-type="float" office:value="23.56">
            <text:p>23,56</text:p>
          </table:table-cell>
          <table:table-cell table:formula="of:=INDEX([.$A$2:.$D$100000];(ROW()-1)*6-2;4)" office:value-type="float" office:value="18.17">
            <text:p>18,17</text:p>
          </table:table-cell>
          <table:table-cell table:formula="of:=INDEX([.$A$2:.$D$100000];(ROW()-1)*6-1;3)" office:value-type="float" office:value="340.8">
            <text:p>340,8</text:p>
          </table:table-cell>
          <table:table-cell table:formula="of:=INDEX([.$A$2:.$D$100000];(ROW()-1)*6-2;3)" office:value-type="float" office:value="991.2">
            <text:p>991,2</text:p>
          </table:table-cell>
          <table:table-cell table:formula="of:=INDEX([.$A$2:.$D$100000];(ROW()-1)*6-1;2)" office:value-type="float" office:value="547695.38">
            <text:p>547695,38</text:p>
          </table:table-cell>
          <table:table-cell table:formula="of:=INDEX([.$A$2:.$D$100000];(ROW()-1)*6-2;2)" office:value-type="float" office:value="1093721">
            <text:p>1093721</text:p>
          </table:table-cell>
          <table:table-cell table:formula="of:=INDEX([.$A$2:.$D$100000];(ROW()-1)*6-5;1)" office:value-type="float" office:value="3.391">
            <text:p>3,391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7">
            <text:p>57</text:p>
          </table:table-cell>
          <table:table-cell table:formula="of:=INDEX([.$A$2:.$D$100000];(ROW()-1)*6;1)" office:value-type="float" office:value="3452426">
            <text:p>3452426</text:p>
          </table:table-cell>
          <table:table-cell table:formula="of:=INDEX([.$A$2:.$D$100000];(ROW()-1)*6-1;4)" office:value-type="float" office:value="23.62">
            <text:p>23,62</text:p>
          </table:table-cell>
          <table:table-cell table:formula="of:=INDEX([.$A$2:.$D$100000];(ROW()-1)*6-2;4)" office:value-type="float" office:value="18.29">
            <text:p>18,29</text:p>
          </table:table-cell>
          <table:table-cell table:formula="of:=INDEX([.$A$2:.$D$100000];(ROW()-1)*6-1;3)" office:value-type="float" office:value="336.26">
            <text:p>336,26</text:p>
          </table:table-cell>
          <table:table-cell table:formula="of:=INDEX([.$A$2:.$D$100000];(ROW()-1)*6-2;3)" office:value-type="float" office:value="964.8">
            <text:p>964,8</text:p>
          </table:table-cell>
          <table:table-cell table:formula="of:=INDEX([.$A$2:.$D$100000];(ROW()-1)*6-1;2)" office:value-type="float" office:value="539605.19">
            <text:p>539605,19</text:p>
          </table:table-cell>
          <table:table-cell table:formula="of:=INDEX([.$A$2:.$D$100000];(ROW()-1)*6-2;2)" office:value-type="float" office:value="1082396">
            <text:p>1082396</text:p>
          </table:table-cell>
          <table:table-cell table:formula="of:=INDEX([.$A$2:.$D$100000];(ROW()-1)*6-5;1)" office:value-type="float" office:value="3.391">
            <text:p>3,391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2444945">
            <text:p>2444945</text:p>
          </table:table-cell>
          <table:table-cell office:value-type="float" office:value="2398.55">
            <text:p>2398,55</text:p>
          </table:table-cell>
          <table:table-cell office:value-type="float" office:value="14.33">
            <text:p>14,3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8">
            <text:p>58</text:p>
          </table:table-cell>
          <table:table-cell table:formula="of:=INDEX([.$A$2:.$D$100000];(ROW()-1)*6;1)" office:value-type="float" office:value="3479797">
            <text:p>3479797</text:p>
          </table:table-cell>
          <table:table-cell table:formula="of:=INDEX([.$A$2:.$D$100000];(ROW()-1)*6-1;4)" office:value-type="float" office:value="23.66">
            <text:p>23,66</text:p>
          </table:table-cell>
          <table:table-cell table:formula="of:=INDEX([.$A$2:.$D$100000];(ROW()-1)*6-2;4)" office:value-type="float" office:value="18.36">
            <text:p>18,36</text:p>
          </table:table-cell>
          <table:table-cell table:formula="of:=INDEX([.$A$2:.$D$100000];(ROW()-1)*6-1;3)" office:value-type="float" office:value="333.31">
            <text:p>333,31</text:p>
          </table:table-cell>
          <table:table-cell table:formula="of:=INDEX([.$A$2:.$D$100000];(ROW()-1)*6-2;3)" office:value-type="float" office:value="949.1">
            <text:p>949,1</text:p>
          </table:table-cell>
          <table:table-cell table:formula="of:=INDEX([.$A$2:.$D$100000];(ROW()-1)*6-1;2)" office:value-type="float" office:value="535648.56">
            <text:p>535648,56</text:p>
          </table:table-cell>
          <table:table-cell table:formula="of:=INDEX([.$A$2:.$D$100000];(ROW()-1)*6-2;2)" office:value-type="float" office:value="1064968">
            <text:p>1064968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2.062">
            <text:p>2,06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194437.63">
            <text:p>1194437,63</text:p>
          </table:table-cell>
          <table:table-cell office:value-type="float" office:value="780.09">
            <text:p>780,09</text:p>
          </table:table-cell>
          <table:table-cell office:value-type="float" office:value="19.97">
            <text:p>19,9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9">
            <text:p>59</text:p>
          </table:table-cell>
          <table:table-cell table:formula="of:=INDEX([.$A$2:.$D$100000];(ROW()-1)*6;1)" office:value-type="float" office:value="3507192">
            <text:p>3507192</text:p>
          </table:table-cell>
          <table:table-cell table:formula="of:=INDEX([.$A$2:.$D$100000];(ROW()-1)*6-1;4)" office:value-type="float" office:value="23.7">
            <text:p>23,7</text:p>
          </table:table-cell>
          <table:table-cell table:formula="of:=INDEX([.$A$2:.$D$100000];(ROW()-1)*6-2;4)" office:value-type="float" office:value="18.35">
            <text:p>18,35</text:p>
          </table:table-cell>
          <table:table-cell table:formula="of:=INDEX([.$A$2:.$D$100000];(ROW()-1)*6-1;3)" office:value-type="float" office:value="330.36">
            <text:p>330,36</text:p>
          </table:table-cell>
          <table:table-cell table:formula="of:=INDEX([.$A$2:.$D$100000];(ROW()-1)*6-2;3)" office:value-type="float" office:value="951.08">
            <text:p>951,08</text:p>
          </table:table-cell>
          <table:table-cell table:formula="of:=INDEX([.$A$2:.$D$100000];(ROW()-1)*6-1;2)" office:value-type="float" office:value="531174.88">
            <text:p>531174,88</text:p>
          </table:table-cell>
          <table:table-cell table:formula="of:=INDEX([.$A$2:.$D$100000];(ROW()-1)*6-2;2)" office:value-type="float" office:value="1058038">
            <text:p>1058038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2.062">
            <text:p>2,062</text:p>
          </table:table-cell>
        </table:table-row>
        <table:table-row table:style-name="ro1">
          <table:table-cell office:value-type="float" office:value="1714869">
            <text:p>17148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0">
            <text:p>60</text:p>
          </table:table-cell>
          <table:table-cell table:formula="of:=INDEX([.$A$2:.$D$100000];(ROW()-1)*6;1)" office:value-type="float" office:value="3530738">
            <text:p>3530738</text:p>
          </table:table-cell>
          <table:table-cell table:formula="of:=INDEX([.$A$2:.$D$100000];(ROW()-1)*6-1;4)" office:value-type="float" office:value="23.75">
            <text:p>23,75</text:p>
          </table:table-cell>
          <table:table-cell table:formula="of:=INDEX([.$A$2:.$D$100000];(ROW()-1)*6-2;4)" office:value-type="float" office:value="18.42">
            <text:p>18,42</text:p>
          </table:table-cell>
          <table:table-cell table:formula="of:=INDEX([.$A$2:.$D$100000];(ROW()-1)*6-1;3)" office:value-type="float" office:value="326.51">
            <text:p>326,51</text:p>
          </table:table-cell>
          <table:table-cell table:formula="of:=INDEX([.$A$2:.$D$100000];(ROW()-1)*6-2;3)" office:value-type="float" office:value="935.31">
            <text:p>935,31</text:p>
          </table:table-cell>
          <table:table-cell table:formula="of:=INDEX([.$A$2:.$D$100000];(ROW()-1)*6-1;2)" office:value-type="float" office:value="523772.31">
            <text:p>523772,31</text:p>
          </table:table-cell>
          <table:table-cell table:formula="of:=INDEX([.$A$2:.$D$100000];(ROW()-1)*6-2;2)" office:value-type="float" office:value="1043664">
            <text:p>1043664</text:p>
          </table:table-cell>
          <table:table-cell table:formula="of:=INDEX([.$A$2:.$D$100000];(ROW()-1)*6-5;1)" office:value-type="float" office:value="3.422">
            <text:p>3,422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2.906">
            <text:p>2,9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1">
            <text:p>61</text:p>
          </table:table-cell>
          <table:table-cell table:formula="of:=INDEX([.$A$2:.$D$100000];(ROW()-1)*6;1)" office:value-type="float" office:value="3565924">
            <text:p>3565924</text:p>
          </table:table-cell>
          <table:table-cell table:formula="of:=INDEX([.$A$2:.$D$100000];(ROW()-1)*6-1;4)" office:value-type="float" office:value="23.8">
            <text:p>23,8</text:p>
          </table:table-cell>
          <table:table-cell table:formula="of:=INDEX([.$A$2:.$D$100000];(ROW()-1)*6-2;4)" office:value-type="float" office:value="18.41">
            <text:p>18,41</text:p>
          </table:table-cell>
          <table:table-cell table:formula="of:=INDEX([.$A$2:.$D$100000];(ROW()-1)*6-1;3)" office:value-type="float" office:value="322.93">
            <text:p>322,93</text:p>
          </table:table-cell>
          <table:table-cell table:formula="of:=INDEX([.$A$2:.$D$100000];(ROW()-1)*6-2;3)" office:value-type="float" office:value="938.77">
            <text:p>938,77</text:p>
          </table:table-cell>
          <table:table-cell table:formula="of:=INDEX([.$A$2:.$D$100000];(ROW()-1)*6-1;2)" office:value-type="float" office:value="518952.63">
            <text:p>518952,63</text:p>
          </table:table-cell>
          <table:table-cell table:formula="of:=INDEX([.$A$2:.$D$100000];(ROW()-1)*6-2;2)" office:value-type="float" office:value="1026057">
            <text:p>1026057</text:p>
          </table:table-cell>
          <table:table-cell table:formula="of:=INDEX([.$A$2:.$D$100000];(ROW()-1)*6-5;1)" office:value-type="float" office:value="3.438">
            <text:p>3,438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2">
            <text:p>62</text:p>
          </table:table-cell>
          <table:table-cell table:formula="of:=INDEX([.$A$2:.$D$100000];(ROW()-1)*6;1)" office:value-type="float" office:value="3585976">
            <text:p>3585976</text:p>
          </table:table-cell>
          <table:table-cell table:formula="of:=INDEX([.$A$2:.$D$100000];(ROW()-1)*6-1;4)" office:value-type="float" office:value="23.83">
            <text:p>23,83</text:p>
          </table:table-cell>
          <table:table-cell table:formula="of:=INDEX([.$A$2:.$D$100000];(ROW()-1)*6-2;4)" office:value-type="float" office:value="18.4">
            <text:p>18,4</text:p>
          </table:table-cell>
          <table:table-cell table:formula="of:=INDEX([.$A$2:.$D$100000];(ROW()-1)*6-1;3)" office:value-type="float" office:value="320.89">
            <text:p>320,89</text:p>
          </table:table-cell>
          <table:table-cell table:formula="of:=INDEX([.$A$2:.$D$100000];(ROW()-1)*6-2;3)" office:value-type="float" office:value="939.09">
            <text:p>939,09</text:p>
          </table:table-cell>
          <table:table-cell table:formula="of:=INDEX([.$A$2:.$D$100000];(ROW()-1)*6-1;2)" office:value-type="float" office:value="515855.47">
            <text:p>515855,47</text:p>
          </table:table-cell>
          <table:table-cell table:formula="of:=INDEX([.$A$2:.$D$100000];(ROW()-1)*6-2;2)" office:value-type="float" office:value="1021650">
            <text:p>1021650</text:p>
          </table:table-cell>
          <table:table-cell table:formula="of:=INDEX([.$A$2:.$D$100000];(ROW()-1)*6-5;1)" office:value-type="float" office:value="3.453">
            <text:p>3,453</text:p>
          </table:table-cell>
          <table:table-cell table:formula="of:=INDEX([.$A$2:.$D$100000];(ROW()-1)*6-3;1)" office:value-type="float" office:value="1.812">
            <text:p>1,812</text:p>
          </table:table-cell>
        </table:table-row>
        <table:table-row table:style-name="ro1">
          <table:table-cell office:value-type="float" office:value="1.922">
            <text:p>1,9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3">
            <text:p>63</text:p>
          </table:table-cell>
          <table:table-cell table:formula="of:=INDEX([.$A$2:.$D$100000];(ROW()-1)*6;1)" office:value-type="float" office:value="3624592">
            <text:p>3624592</text:p>
          </table:table-cell>
          <table:table-cell table:formula="of:=INDEX([.$A$2:.$D$100000];(ROW()-1)*6-1;4)" office:value-type="float" office:value="24.1">
            <text:p>24,1</text:p>
          </table:table-cell>
          <table:table-cell table:formula="of:=INDEX([.$A$2:.$D$100000];(ROW()-1)*6-2;4)" office:value-type="float" office:value="18.55">
            <text:p>18,55</text:p>
          </table:table-cell>
          <table:table-cell table:formula="of:=INDEX([.$A$2:.$D$100000];(ROW()-1)*6-1;3)" office:value-type="float" office:value="314.57">
            <text:p>314,57</text:p>
          </table:table-cell>
          <table:table-cell table:formula="of:=INDEX([.$A$2:.$D$100000];(ROW()-1)*6-2;3)" office:value-type="float" office:value="907.55">
            <text:p>907,55</text:p>
          </table:table-cell>
          <table:table-cell table:formula="of:=INDEX([.$A$2:.$D$100000];(ROW()-1)*6-1;2)" office:value-type="float" office:value="478597.19">
            <text:p>478597,19</text:p>
          </table:table-cell>
          <table:table-cell table:formula="of:=INDEX([.$A$2:.$D$100000];(ROW()-1)*6-2;2)" office:value-type="float" office:value="1010284">
            <text:p>1010284</text:p>
          </table:table-cell>
          <table:table-cell table:formula="of:=INDEX([.$A$2:.$D$100000];(ROW()-1)*6-5;1)" office:value-type="float" office:value="3.437">
            <text:p>3,437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2225973">
            <text:p>2225973</text:p>
          </table:table-cell>
          <table:table-cell office:value-type="float" office:value="2179.04">
            <text:p>2179,04</text:p>
          </table:table-cell>
          <table:table-cell office:value-type="float" office:value="14.75">
            <text:p>14,7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4">
            <text:p>64</text:p>
          </table:table-cell>
          <table:table-cell table:formula="of:=INDEX([.$A$2:.$D$100000];(ROW()-1)*6;1)" office:value-type="float" office:value="3648228">
            <text:p>3648228</text:p>
          </table:table-cell>
          <table:table-cell table:formula="of:=INDEX([.$A$2:.$D$100000];(ROW()-1)*6-1;4)" office:value-type="float" office:value="24.12">
            <text:p>24,12</text:p>
          </table:table-cell>
          <table:table-cell table:formula="of:=INDEX([.$A$2:.$D$100000];(ROW()-1)*6-2;4)" office:value-type="float" office:value="18.6">
            <text:p>18,6</text:p>
          </table:table-cell>
          <table:table-cell table:formula="of:=INDEX([.$A$2:.$D$100000];(ROW()-1)*6-1;3)" office:value-type="float" office:value="312.27">
            <text:p>312,27</text:p>
          </table:table-cell>
          <table:table-cell table:formula="of:=INDEX([.$A$2:.$D$100000];(ROW()-1)*6-2;3)" office:value-type="float" office:value="897.97">
            <text:p>897,97</text:p>
          </table:table-cell>
          <table:table-cell table:formula="of:=INDEX([.$A$2:.$D$100000];(ROW()-1)*6-1;2)" office:value-type="float" office:value="474951.13">
            <text:p>474951,13</text:p>
          </table:table-cell>
          <table:table-cell table:formula="of:=INDEX([.$A$2:.$D$100000];(ROW()-1)*6-2;2)" office:value-type="float" office:value="1008821">
            <text:p>1008821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128389.25">
            <text:p>1128389,25</text:p>
          </table:table-cell>
          <table:table-cell office:value-type="float" office:value="742.87">
            <text:p>742,87</text:p>
          </table:table-cell>
          <table:table-cell office:value-type="float" office:value="20.17">
            <text:p>20,1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5">
            <text:p>65</text:p>
          </table:table-cell>
          <table:table-cell table:formula="of:=INDEX([.$A$2:.$D$100000];(ROW()-1)*6;1)" office:value-type="float" office:value="3684538">
            <text:p>3684538</text:p>
          </table:table-cell>
          <table:table-cell table:formula="of:=INDEX([.$A$2:.$D$100000];(ROW()-1)*6-1;4)" office:value-type="float" office:value="24.19">
            <text:p>24,19</text:p>
          </table:table-cell>
          <table:table-cell table:formula="of:=INDEX([.$A$2:.$D$100000];(ROW()-1)*6-2;4)" office:value-type="float" office:value="18.79">
            <text:p>18,79</text:p>
          </table:table-cell>
          <table:table-cell table:formula="of:=INDEX([.$A$2:.$D$100000];(ROW()-1)*6-1;3)" office:value-type="float" office:value="307.62">
            <text:p>307,62</text:p>
          </table:table-cell>
          <table:table-cell table:formula="of:=INDEX([.$A$2:.$D$100000];(ROW()-1)*6-2;3)" office:value-type="float" office:value="858.36">
            <text:p>858,36</text:p>
          </table:table-cell>
          <table:table-cell table:formula="of:=INDEX([.$A$2:.$D$100000];(ROW()-1)*6-1;2)" office:value-type="float" office:value="467157.47">
            <text:p>467157,47</text:p>
          </table:table-cell>
          <table:table-cell table:formula="of:=INDEX([.$A$2:.$D$100000];(ROW()-1)*6-2;2)" office:value-type="float" office:value="1005431">
            <text:p>1005431</text:p>
          </table:table-cell>
          <table:table-cell table:formula="of:=INDEX([.$A$2:.$D$100000];(ROW()-1)*6-5;1)" office:value-type="float" office:value="3.469">
            <text:p>3,46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810976">
            <text:p>181097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6">
            <text:p>66</text:p>
          </table:table-cell>
          <table:table-cell table:formula="of:=INDEX([.$A$2:.$D$100000];(ROW()-1)*6;1)" office:value-type="float" office:value="3723655">
            <text:p>3723655</text:p>
          </table:table-cell>
          <table:table-cell table:formula="of:=INDEX([.$A$2:.$D$100000];(ROW()-1)*6-1;4)" office:value-type="float" office:value="24.05">
            <text:p>24,05</text:p>
          </table:table-cell>
          <table:table-cell table:formula="of:=INDEX([.$A$2:.$D$100000];(ROW()-1)*6-2;4)" office:value-type="float" office:value="18.73">
            <text:p>18,73</text:p>
          </table:table-cell>
          <table:table-cell table:formula="of:=INDEX([.$A$2:.$D$100000];(ROW()-1)*6-1;3)" office:value-type="float" office:value="304.55">
            <text:p>304,55</text:p>
          </table:table-cell>
          <table:table-cell table:formula="of:=INDEX([.$A$2:.$D$100000];(ROW()-1)*6-2;3)" office:value-type="float" office:value="870.89">
            <text:p>870,89</text:p>
          </table:table-cell>
          <table:table-cell table:formula="of:=INDEX([.$A$2:.$D$100000];(ROW()-1)*6-1;2)" office:value-type="float" office:value="494695.97">
            <text:p>494695,97</text:p>
          </table:table-cell>
          <table:table-cell table:formula="of:=INDEX([.$A$2:.$D$100000];(ROW()-1)*6-2;2)" office:value-type="float" office:value="994675">
            <text:p>994675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float" office:value="2.938">
            <text:p>2,93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7">
            <text:p>67</text:p>
          </table:table-cell>
          <table:table-cell table:formula="of:=INDEX([.$A$2:.$D$100000];(ROW()-1)*6;1)" office:value-type="float" office:value="3752066">
            <text:p>3752066</text:p>
          </table:table-cell>
          <table:table-cell table:formula="of:=INDEX([.$A$2:.$D$100000];(ROW()-1)*6-1;4)" office:value-type="float" office:value="24.11">
            <text:p>24,11</text:p>
          </table:table-cell>
          <table:table-cell table:formula="of:=INDEX([.$A$2:.$D$100000];(ROW()-1)*6-2;4)" office:value-type="float" office:value="18.72">
            <text:p>18,72</text:p>
          </table:table-cell>
          <table:table-cell table:formula="of:=INDEX([.$A$2:.$D$100000];(ROW()-1)*6-1;3)" office:value-type="float" office:value="300.67">
            <text:p>300,67</text:p>
          </table:table-cell>
          <table:table-cell table:formula="of:=INDEX([.$A$2:.$D$100000];(ROW()-1)*6-2;3)" office:value-type="float" office:value="872.41">
            <text:p>872,41</text:p>
          </table:table-cell>
          <table:table-cell table:formula="of:=INDEX([.$A$2:.$D$100000];(ROW()-1)*6-1;2)" office:value-type="float" office:value="489406.41">
            <text:p>489406,41</text:p>
          </table:table-cell>
          <table:table-cell table:formula="of:=INDEX([.$A$2:.$D$100000];(ROW()-1)*6-2;2)" office:value-type="float" office:value="984407">
            <text:p>984407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8">
            <text:p>68</text:p>
          </table:table-cell>
          <table:table-cell table:formula="of:=INDEX([.$A$2:.$D$100000];(ROW()-1)*6;1)" office:value-type="float" office:value="3783545">
            <text:p>3783545</text:p>
          </table:table-cell>
          <table:table-cell table:formula="of:=INDEX([.$A$2:.$D$100000];(ROW()-1)*6-1;4)" office:value-type="float" office:value="24.16">
            <text:p>24,16</text:p>
          </table:table-cell>
          <table:table-cell table:formula="of:=INDEX([.$A$2:.$D$100000];(ROW()-1)*6-2;4)" office:value-type="float" office:value="18.74">
            <text:p>18,74</text:p>
          </table:table-cell>
          <table:table-cell table:formula="of:=INDEX([.$A$2:.$D$100000];(ROW()-1)*6-1;3)" office:value-type="float" office:value="297.41">
            <text:p>297,41</text:p>
          </table:table-cell>
          <table:table-cell table:formula="of:=INDEX([.$A$2:.$D$100000];(ROW()-1)*6-2;3)" office:value-type="float" office:value="868.57">
            <text:p>868,57</text:p>
          </table:table-cell>
          <table:table-cell table:formula="of:=INDEX([.$A$2:.$D$100000];(ROW()-1)*6-1;2)" office:value-type="float" office:value="485359.19">
            <text:p>485359,19</text:p>
          </table:table-cell>
          <table:table-cell table:formula="of:=INDEX([.$A$2:.$D$100000];(ROW()-1)*6-2;2)" office:value-type="float" office:value="980614">
            <text:p>980614</text:p>
          </table:table-cell>
          <table:table-cell table:formula="of:=INDEX([.$A$2:.$D$100000];(ROW()-1)*6-5;1)" office:value-type="float" office:value="3.625">
            <text:p>3,625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1.39">
            <text:p>1,3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9">
            <text:p>69</text:p>
          </table:table-cell>
          <table:table-cell table:formula="of:=INDEX([.$A$2:.$D$100000];(ROW()-1)*6;1)" office:value-type="float" office:value="3835824">
            <text:p>3835824</text:p>
          </table:table-cell>
          <table:table-cell table:formula="of:=INDEX([.$A$2:.$D$100000];(ROW()-1)*6-1;4)" office:value-type="float" office:value="24.43">
            <text:p>24,43</text:p>
          </table:table-cell>
          <table:table-cell table:formula="of:=INDEX([.$A$2:.$D$100000];(ROW()-1)*6-2;4)" office:value-type="float" office:value="18.73">
            <text:p>18,73</text:p>
          </table:table-cell>
          <table:table-cell table:formula="of:=INDEX([.$A$2:.$D$100000];(ROW()-1)*6-1;3)" office:value-type="float" office:value="293.98">
            <text:p>293,98</text:p>
          </table:table-cell>
          <table:table-cell table:formula="of:=INDEX([.$A$2:.$D$100000];(ROW()-1)*6-2;3)" office:value-type="float" office:value="870.52">
            <text:p>870,52</text:p>
          </table:table-cell>
          <table:table-cell table:formula="of:=INDEX([.$A$2:.$D$100000];(ROW()-1)*6-1;2)" office:value-type="float" office:value="473962.03">
            <text:p>473962,03</text:p>
          </table:table-cell>
          <table:table-cell table:formula="of:=INDEX([.$A$2:.$D$100000];(ROW()-1)*6-2;2)" office:value-type="float" office:value="968283">
            <text:p>968283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2050499">
            <text:p>2050499</text:p>
          </table:table-cell>
          <table:table-cell office:value-type="float" office:value="2022.27">
            <text:p>2022,27</text:p>
          </table:table-cell>
          <table:table-cell office:value-type="float" office:value="15.07">
            <text:p>15,0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0">
            <text:p>70</text:p>
          </table:table-cell>
          <table:table-cell table:formula="of:=INDEX([.$A$2:.$D$100000];(ROW()-1)*6;1)" office:value-type="float" office:value="3851575">
            <text:p>3851575</text:p>
          </table:table-cell>
          <table:table-cell table:formula="of:=INDEX([.$A$2:.$D$100000];(ROW()-1)*6-1;4)" office:value-type="float" office:value="24.42">
            <text:p>24,42</text:p>
          </table:table-cell>
          <table:table-cell table:formula="of:=INDEX([.$A$2:.$D$100000];(ROW()-1)*6-2;4)" office:value-type="float" office:value="18.75">
            <text:p>18,75</text:p>
          </table:table-cell>
          <table:table-cell table:formula="of:=INDEX([.$A$2:.$D$100000];(ROW()-1)*6-1;3)" office:value-type="float" office:value="292.35">
            <text:p>292,35</text:p>
          </table:table-cell>
          <table:table-cell table:formula="of:=INDEX([.$A$2:.$D$100000];(ROW()-1)*6-2;3)" office:value-type="float" office:value="866.98">
            <text:p>866,98</text:p>
          </table:table-cell>
          <table:table-cell table:formula="of:=INDEX([.$A$2:.$D$100000];(ROW()-1)*6-1;2)" office:value-type="float" office:value="471719.59">
            <text:p>471719,59</text:p>
          </table:table-cell>
          <table:table-cell table:formula="of:=INDEX([.$A$2:.$D$100000];(ROW()-1)*6-2;2)" office:value-type="float" office:value="961068">
            <text:p>961068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070685.25">
            <text:p>1070685,25</text:p>
          </table:table-cell>
          <table:table-cell office:value-type="float" office:value="702.8">
            <text:p>702,8</text:p>
          </table:table-cell>
          <table:table-cell office:value-type="float" office:value="20.39">
            <text:p>20,3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1">
            <text:p>71</text:p>
          </table:table-cell>
          <table:table-cell table:formula="of:=INDEX([.$A$2:.$D$100000];(ROW()-1)*6;1)" office:value-type="float" office:value="3898667">
            <text:p>3898667</text:p>
          </table:table-cell>
          <table:table-cell table:formula="of:=INDEX([.$A$2:.$D$100000];(ROW()-1)*6-1;4)" office:value-type="float" office:value="24.48">
            <text:p>24,48</text:p>
          </table:table-cell>
          <table:table-cell table:formula="of:=INDEX([.$A$2:.$D$100000];(ROW()-1)*6-2;4)" office:value-type="float" office:value="18.74">
            <text:p>18,74</text:p>
          </table:table-cell>
          <table:table-cell table:formula="of:=INDEX([.$A$2:.$D$100000];(ROW()-1)*6-1;3)" office:value-type="float" office:value="288.77">
            <text:p>288,77</text:p>
          </table:table-cell>
          <table:table-cell table:formula="of:=INDEX([.$A$2:.$D$100000];(ROW()-1)*6-2;3)" office:value-type="float" office:value="868.38">
            <text:p>868,38</text:p>
          </table:table-cell>
          <table:table-cell table:formula="of:=INDEX([.$A$2:.$D$100000];(ROW()-1)*6-1;2)" office:value-type="float" office:value="466337.53">
            <text:p>466337,53</text:p>
          </table:table-cell>
          <table:table-cell table:formula="of:=INDEX([.$A$2:.$D$100000];(ROW()-1)*6-2;2)" office:value-type="float" office:value="948150">
            <text:p>948150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891901">
            <text:p>189190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2">
            <text:p>72</text:p>
          </table:table-cell>
          <table:table-cell table:formula="of:=INDEX([.$A$2:.$D$100000];(ROW()-1)*6;1)" office:value-type="float" office:value="3945977">
            <text:p>3945977</text:p>
          </table:table-cell>
          <table:table-cell table:formula="of:=INDEX([.$A$2:.$D$100000];(ROW()-1)*6-1;4)" office:value-type="float" office:value="24.37">
            <text:p>24,37</text:p>
          </table:table-cell>
          <table:table-cell table:formula="of:=INDEX([.$A$2:.$D$100000];(ROW()-1)*6-2;4)" office:value-type="float" office:value="18.45">
            <text:p>18,45</text:p>
          </table:table-cell>
          <table:table-cell table:formula="of:=INDEX([.$A$2:.$D$100000];(ROW()-1)*6-1;3)" office:value-type="float" office:value="285.34">
            <text:p>285,34</text:p>
          </table:table-cell>
          <table:table-cell table:formula="of:=INDEX([.$A$2:.$D$100000];(ROW()-1)*6-2;3)" office:value-type="float" office:value="928.71">
            <text:p>928,71</text:p>
          </table:table-cell>
          <table:table-cell table:formula="of:=INDEX([.$A$2:.$D$100000];(ROW()-1)*6-1;2)" office:value-type="float" office:value="465631.13">
            <text:p>465631,13</text:p>
          </table:table-cell>
          <table:table-cell table:formula="of:=INDEX([.$A$2:.$D$100000];(ROW()-1)*6-2;2)" office:value-type="float" office:value="948427">
            <text:p>948427</text:p>
          </table:table-cell>
          <table:table-cell table:formula="of:=INDEX([.$A$2:.$D$100000];(ROW()-1)*6-5;1)" office:value-type="float" office:value="3.563">
            <text:p>3,563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2.828">
            <text:p>2,82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3">
            <text:p>73</text:p>
          </table:table-cell>
          <table:table-cell table:formula="of:=INDEX([.$A$2:.$D$100000];(ROW()-1)*6;1)" office:value-type="float" office:value="3986131">
            <text:p>3986131</text:p>
          </table:table-cell>
          <table:table-cell table:formula="of:=INDEX([.$A$2:.$D$100000];(ROW()-1)*6-1;4)" office:value-type="float" office:value="24.44">
            <text:p>24,44</text:p>
          </table:table-cell>
          <table:table-cell table:formula="of:=INDEX([.$A$2:.$D$100000];(ROW()-1)*6-2;4)" office:value-type="float" office:value="18.38">
            <text:p>18,38</text:p>
          </table:table-cell>
          <table:table-cell table:formula="of:=INDEX([.$A$2:.$D$100000];(ROW()-1)*6-1;3)" office:value-type="float" office:value="281.88">
            <text:p>281,88</text:p>
          </table:table-cell>
          <table:table-cell table:formula="of:=INDEX([.$A$2:.$D$100000];(ROW()-1)*6-2;3)" office:value-type="float" office:value="945.08">
            <text:p>945,08</text:p>
          </table:table-cell>
          <table:table-cell table:formula="of:=INDEX([.$A$2:.$D$100000];(ROW()-1)*6-1;2)" office:value-type="float" office:value="460541.25">
            <text:p>460541,25</text:p>
          </table:table-cell>
          <table:table-cell table:formula="of:=INDEX([.$A$2:.$D$100000];(ROW()-1)*6-2;2)" office:value-type="float" office:value="962218">
            <text:p>962218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4">
            <text:p>74</text:p>
          </table:table-cell>
          <table:table-cell table:formula="of:=INDEX([.$A$2:.$D$100000];(ROW()-1)*6;1)" office:value-type="float" office:value="4008922">
            <text:p>4008922</text:p>
          </table:table-cell>
          <table:table-cell table:formula="of:=INDEX([.$A$2:.$D$100000];(ROW()-1)*6-1;4)" office:value-type="float" office:value="24.48">
            <text:p>24,48</text:p>
          </table:table-cell>
          <table:table-cell table:formula="of:=INDEX([.$A$2:.$D$100000];(ROW()-1)*6-2;4)" office:value-type="float" office:value="18.4">
            <text:p>18,4</text:p>
          </table:table-cell>
          <table:table-cell table:formula="of:=INDEX([.$A$2:.$D$100000];(ROW()-1)*6-1;3)" office:value-type="float" office:value="279.47">
            <text:p>279,47</text:p>
          </table:table-cell>
          <table:table-cell table:formula="of:=INDEX([.$A$2:.$D$100000];(ROW()-1)*6-2;3)" office:value-type="float" office:value="940.16">
            <text:p>940,16</text:p>
          </table:table-cell>
          <table:table-cell table:formula="of:=INDEX([.$A$2:.$D$100000];(ROW()-1)*6-1;2)" office:value-type="float" office:value="457049.44">
            <text:p>457049,44</text:p>
          </table:table-cell>
          <table:table-cell table:formula="of:=INDEX([.$A$2:.$D$100000];(ROW()-1)*6-2;2)" office:value-type="float" office:value="957653">
            <text:p>957653</text:p>
          </table:table-cell>
          <table:table-cell table:formula="of:=INDEX([.$A$2:.$D$100000];(ROW()-1)*6-5;1)" office:value-type="float" office:value="3.594">
            <text:p>3,594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5">
            <text:p>75</text:p>
          </table:table-cell>
          <table:table-cell table:formula="of:=INDEX([.$A$2:.$D$100000];(ROW()-1)*6;1)" office:value-type="float" office:value="4020889">
            <text:p>4020889</text:p>
          </table:table-cell>
          <table:table-cell table:formula="of:=INDEX([.$A$2:.$D$100000];(ROW()-1)*6-1;4)" office:value-type="float" office:value="24.5">
            <text:p>24,5</text:p>
          </table:table-cell>
          <table:table-cell table:formula="of:=INDEX([.$A$2:.$D$100000];(ROW()-1)*6-2;4)" office:value-type="float" office:value="18.4">
            <text:p>18,4</text:p>
          </table:table-cell>
          <table:table-cell table:formula="of:=INDEX([.$A$2:.$D$100000];(ROW()-1)*6-1;3)" office:value-type="float" office:value="278.48">
            <text:p>278,48</text:p>
          </table:table-cell>
          <table:table-cell table:formula="of:=INDEX([.$A$2:.$D$100000];(ROW()-1)*6-2;3)" office:value-type="float" office:value="940.22">
            <text:p>940,22</text:p>
          </table:table-cell>
          <table:table-cell table:formula="of:=INDEX([.$A$2:.$D$100000];(ROW()-1)*6-1;2)" office:value-type="float" office:value="455374.44">
            <text:p>455374,44</text:p>
          </table:table-cell>
          <table:table-cell table:formula="of:=INDEX([.$A$2:.$D$100000];(ROW()-1)*6-2;2)" office:value-type="float" office:value="957538">
            <text:p>957538</text:p>
          </table:table-cell>
          <table:table-cell table:formula="of:=INDEX([.$A$2:.$D$100000];(ROW()-1)*6-5;1)" office:value-type="float" office:value="3.594">
            <text:p>3,594</text:p>
          </table:table-cell>
          <table:table-cell table:formula="of:=INDEX([.$A$2:.$D$100000];(ROW()-1)*6-3;1)" office:value-type="float" office:value="2.235">
            <text:p>2,235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918939">
            <text:p>1918939</text:p>
          </table:table-cell>
          <table:table-cell office:value-type="float" office:value="1883.7">
            <text:p>1883,7</text:p>
          </table:table-cell>
          <table:table-cell office:value-type="float" office:value="15.38">
            <text:p>15,3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6">
            <text:p>76</text:p>
          </table:table-cell>
          <table:table-cell table:formula="of:=INDEX([.$A$2:.$D$100000];(ROW()-1)*6;1)" office:value-type="float" office:value="4112229">
            <text:p>4112229</text:p>
          </table:table-cell>
          <table:table-cell table:formula="of:=INDEX([.$A$2:.$D$100000];(ROW()-1)*6-1;4)" office:value-type="float" office:value="24.63">
            <text:p>24,63</text:p>
          </table:table-cell>
          <table:table-cell table:formula="of:=INDEX([.$A$2:.$D$100000];(ROW()-1)*6-2;4)" office:value-type="float" office:value="18.92">
            <text:p>18,92</text:p>
          </table:table-cell>
          <table:table-cell table:formula="of:=INDEX([.$A$2:.$D$100000];(ROW()-1)*6-1;3)" office:value-type="float" office:value="268.96">
            <text:p>268,96</text:p>
          </table:table-cell>
          <table:table-cell table:formula="of:=INDEX([.$A$2:.$D$100000];(ROW()-1)*6-2;3)" office:value-type="float" office:value="833.68">
            <text:p>833,68</text:p>
          </table:table-cell>
          <table:table-cell table:formula="of:=INDEX([.$A$2:.$D$100000];(ROW()-1)*6-1;2)" office:value-type="float" office:value="434948.31">
            <text:p>434948,31</text:p>
          </table:table-cell>
          <table:table-cell table:formula="of:=INDEX([.$A$2:.$D$100000];(ROW()-1)*6-2;2)" office:value-type="float" office:value="879679">
            <text:p>879679</text:p>
          </table:table-cell>
          <table:table-cell table:formula="of:=INDEX([.$A$2:.$D$100000];(ROW()-1)*6-5;1)" office:value-type="float" office:value="3.75">
            <text:p>3,75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1033034.19">
            <text:p>1033034,19</text:p>
          </table:table-cell>
          <table:table-cell office:value-type="float" office:value="675.39">
            <text:p>675,39</text:p>
          </table:table-cell>
          <table:table-cell office:value-type="float" office:value="20.55">
            <text:p>20,5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7">
            <text:p>77</text:p>
          </table:table-cell>
          <table:table-cell table:formula="of:=INDEX([.$A$2:.$D$100000];(ROW()-1)*6;1)" office:value-type="float" office:value="4140454">
            <text:p>4140454</text:p>
          </table:table-cell>
          <table:table-cell table:formula="of:=INDEX([.$A$2:.$D$100000];(ROW()-1)*6-1;4)" office:value-type="float" office:value="24.68">
            <text:p>24,68</text:p>
          </table:table-cell>
          <table:table-cell table:formula="of:=INDEX([.$A$2:.$D$100000];(ROW()-1)*6-2;4)" office:value-type="float" office:value="18.89">
            <text:p>18,89</text:p>
          </table:table-cell>
          <table:table-cell table:formula="of:=INDEX([.$A$2:.$D$100000];(ROW()-1)*6-1;3)" office:value-type="float" office:value="266.32">
            <text:p>266,32</text:p>
          </table:table-cell>
          <table:table-cell table:formula="of:=INDEX([.$A$2:.$D$100000];(ROW()-1)*6-2;3)" office:value-type="float" office:value="838.66">
            <text:p>838,66</text:p>
          </table:table-cell>
          <table:table-cell table:formula="of:=INDEX([.$A$2:.$D$100000];(ROW()-1)*6-1;2)" office:value-type="float" office:value="431263.28">
            <text:p>431263,28</text:p>
          </table:table-cell>
          <table:table-cell table:formula="of:=INDEX([.$A$2:.$D$100000];(ROW()-1)*6-2;2)" office:value-type="float" office:value="875961">
            <text:p>875961</text:p>
          </table:table-cell>
          <table:table-cell table:formula="of:=INDEX([.$A$2:.$D$100000];(ROW()-1)*6-5;1)" office:value-type="float" office:value="3.625">
            <text:p>3,625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1957026">
            <text:p>195702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8">
            <text:p>78</text:p>
          </table:table-cell>
          <table:table-cell table:formula="of:=INDEX([.$A$2:.$D$100000];(ROW()-1)*6;1)" office:value-type="float" office:value="4191849">
            <text:p>4191849</text:p>
          </table:table-cell>
          <table:table-cell table:formula="of:=INDEX([.$A$2:.$D$100000];(ROW()-1)*6-1;4)" office:value-type="float" office:value="24.77">
            <text:p>24,77</text:p>
          </table:table-cell>
          <table:table-cell table:formula="of:=INDEX([.$A$2:.$D$100000];(ROW()-1)*6-2;4)" office:value-type="float" office:value="18.94">
            <text:p>18,94</text:p>
          </table:table-cell>
          <table:table-cell table:formula="of:=INDEX([.$A$2:.$D$100000];(ROW()-1)*6-1;3)" office:value-type="float" office:value="262.33">
            <text:p>262,33</text:p>
          </table:table-cell>
          <table:table-cell table:formula="of:=INDEX([.$A$2:.$D$100000];(ROW()-1)*6-2;3)" office:value-type="float" office:value="830.16">
            <text:p>830,16</text:p>
          </table:table-cell>
          <table:table-cell table:formula="of:=INDEX([.$A$2:.$D$100000];(ROW()-1)*6-1;2)" office:value-type="float" office:value="425724.53">
            <text:p>425724,53</text:p>
          </table:table-cell>
          <table:table-cell table:formula="of:=INDEX([.$A$2:.$D$100000];(ROW()-1)*6-2;2)" office:value-type="float" office:value="869787">
            <text:p>869787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2.14">
            <text:p>2,14</text:p>
          </table:table-cell>
        </table:table-row>
        <table:table-row table:style-name="ro1">
          <table:table-cell office:value-type="float" office:value="2.86">
            <text:p>2,8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9">
            <text:p>79</text:p>
          </table:table-cell>
          <table:table-cell table:formula="of:=INDEX([.$A$2:.$D$100000];(ROW()-1)*6;1)" office:value-type="float" office:value="4257923">
            <text:p>4257923</text:p>
          </table:table-cell>
          <table:table-cell table:formula="of:=INDEX([.$A$2:.$D$100000];(ROW()-1)*6-1;4)" office:value-type="float" office:value="24.84">
            <text:p>24,84</text:p>
          </table:table-cell>
          <table:table-cell table:formula="of:=INDEX([.$A$2:.$D$100000];(ROW()-1)*6-2;4)" office:value-type="float" office:value="18.87">
            <text:p>18,87</text:p>
          </table:table-cell>
          <table:table-cell table:formula="of:=INDEX([.$A$2:.$D$100000];(ROW()-1)*6-1;3)" office:value-type="float" office:value="258.5">
            <text:p>258,5</text:p>
          </table:table-cell>
          <table:table-cell table:formula="of:=INDEX([.$A$2:.$D$100000];(ROW()-1)*6-2;3)" office:value-type="float" office:value="843.11">
            <text:p>843,11</text:p>
          </table:table-cell>
          <table:table-cell table:formula="of:=INDEX([.$A$2:.$D$100000];(ROW()-1)*6-1;2)" office:value-type="float" office:value="427460.44">
            <text:p>427460,44</text:p>
          </table:table-cell>
          <table:table-cell table:formula="of:=INDEX([.$A$2:.$D$100000];(ROW()-1)*6-2;2)" office:value-type="float" office:value="871430">
            <text:p>871430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0">
            <text:p>80</text:p>
          </table:table-cell>
          <table:table-cell table:formula="of:=INDEX([.$A$2:.$D$100000];(ROW()-1)*6;1)" office:value-type="float" office:value="4306715">
            <text:p>4306715</text:p>
          </table:table-cell>
          <table:table-cell table:formula="of:=INDEX([.$A$2:.$D$100000];(ROW()-1)*6-1;4)" office:value-type="float" office:value="24.91">
            <text:p>24,91</text:p>
          </table:table-cell>
          <table:table-cell table:formula="of:=INDEX([.$A$2:.$D$100000];(ROW()-1)*6-2;4)" office:value-type="float" office:value="18.89">
            <text:p>18,89</text:p>
          </table:table-cell>
          <table:table-cell table:formula="of:=INDEX([.$A$2:.$D$100000];(ROW()-1)*6-1;3)" office:value-type="float" office:value="254.14">
            <text:p>254,14</text:p>
          </table:table-cell>
          <table:table-cell table:formula="of:=INDEX([.$A$2:.$D$100000];(ROW()-1)*6-2;3)" office:value-type="float" office:value="839.01">
            <text:p>839,01</text:p>
          </table:table-cell>
          <table:table-cell table:formula="of:=INDEX([.$A$2:.$D$100000];(ROW()-1)*6-1;2)" office:value-type="float" office:value="421325.53">
            <text:p>421325,53</text:p>
          </table:table-cell>
          <table:table-cell table:formula="of:=INDEX([.$A$2:.$D$100000];(ROW()-1)*6-2;2)" office:value-type="float" office:value="866559">
            <text:p>866559</text:p>
          </table:table-cell>
          <table:table-cell table:formula="of:=INDEX([.$A$2:.$D$100000];(ROW()-1)*6-5;1)" office:value-type="float" office:value="3.687">
            <text:p>3,687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1">
            <text:p>81</text:p>
          </table:table-cell>
          <table:table-cell table:formula="of:=INDEX([.$A$2:.$D$100000];(ROW()-1)*6;1)" office:value-type="float" office:value="4357017">
            <text:p>4357017</text:p>
          </table:table-cell>
          <table:table-cell table:formula="of:=INDEX([.$A$2:.$D$100000];(ROW()-1)*6-1;4)" office:value-type="float" office:value="24.96">
            <text:p>24,96</text:p>
          </table:table-cell>
          <table:table-cell table:formula="of:=INDEX([.$A$2:.$D$100000];(ROW()-1)*6-2;4)" office:value-type="float" office:value="18.9">
            <text:p>18,9</text:p>
          </table:table-cell>
          <table:table-cell table:formula="of:=INDEX([.$A$2:.$D$100000];(ROW()-1)*6-1;3)" office:value-type="float" office:value="251.62">
            <text:p>251,62</text:p>
          </table:table-cell>
          <table:table-cell table:formula="of:=INDEX([.$A$2:.$D$100000];(ROW()-1)*6-2;3)" office:value-type="float" office:value="837.05">
            <text:p>837,05</text:p>
          </table:table-cell>
          <table:table-cell table:formula="of:=INDEX([.$A$2:.$D$100000];(ROW()-1)*6-1;2)" office:value-type="float" office:value="417479.41">
            <text:p>417479,41</text:p>
          </table:table-cell>
          <table:table-cell table:formula="of:=INDEX([.$A$2:.$D$100000];(ROW()-1)*6-2;2)" office:value-type="float" office:value="864399">
            <text:p>864399</text:p>
          </table:table-cell>
          <table:table-cell table:formula="of:=INDEX([.$A$2:.$D$100000];(ROW()-1)*6-5;1)" office:value-type="float" office:value="3.734">
            <text:p>3,734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853827">
            <text:p>1853827</text:p>
          </table:table-cell>
          <table:table-cell office:value-type="float" office:value="1810.37">
            <text:p>1810,37</text:p>
          </table:table-cell>
          <table:table-cell office:value-type="float" office:value="15.55">
            <text:p>15,5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2">
            <text:p>82</text:p>
          </table:table-cell>
          <table:table-cell table:formula="of:=INDEX([.$A$2:.$D$100000];(ROW()-1)*6;1)" office:value-type="float" office:value="4428787">
            <text:p>4428787</text:p>
          </table:table-cell>
          <table:table-cell table:formula="of:=INDEX([.$A$2:.$D$100000];(ROW()-1)*6-1;4)" office:value-type="float" office:value="25.08">
            <text:p>25,08</text:p>
          </table:table-cell>
          <table:table-cell table:formula="of:=INDEX([.$A$2:.$D$100000];(ROW()-1)*6-2;4)" office:value-type="float" office:value="18.99">
            <text:p>18,99</text:p>
          </table:table-cell>
          <table:table-cell table:formula="of:=INDEX([.$A$2:.$D$100000];(ROW()-1)*6-1;3)" office:value-type="float" office:value="244.69">
            <text:p>244,69</text:p>
          </table:table-cell>
          <table:table-cell table:formula="of:=INDEX([.$A$2:.$D$100000];(ROW()-1)*6-2;3)" office:value-type="float" office:value="820.68">
            <text:p>820,68</text:p>
          </table:table-cell>
          <table:table-cell table:formula="of:=INDEX([.$A$2:.$D$100000];(ROW()-1)*6-1;2)" office:value-type="float" office:value="402637.84">
            <text:p>402637,84</text:p>
          </table:table-cell>
          <table:table-cell table:formula="of:=INDEX([.$A$2:.$D$100000];(ROW()-1)*6-2;2)" office:value-type="float" office:value="839697">
            <text:p>839697</text:p>
          </table:table-cell>
          <table:table-cell table:formula="of:=INDEX([.$A$2:.$D$100000];(ROW()-1)*6-5;1)" office:value-type="float" office:value="3.766">
            <text:p>3,766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995808.88">
            <text:p>995808,88</text:p>
          </table:table-cell>
          <table:table-cell office:value-type="float" office:value="654.21">
            <text:p>654,21</text:p>
          </table:table-cell>
          <table:table-cell office:value-type="float" office:value="20.82">
            <text:p>20,8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3">
            <text:p>83</text:p>
          </table:table-cell>
          <table:table-cell table:formula="of:=INDEX([.$A$2:.$D$100000];(ROW()-1)*6;1)" office:value-type="float" office:value="4489800">
            <text:p>4489800</text:p>
          </table:table-cell>
          <table:table-cell table:formula="of:=INDEX([.$A$2:.$D$100000];(ROW()-1)*6-1;4)" office:value-type="float" office:value="25.13">
            <text:p>25,13</text:p>
          </table:table-cell>
          <table:table-cell table:formula="of:=INDEX([.$A$2:.$D$100000];(ROW()-1)*6-2;4)" office:value-type="float" office:value="18.92">
            <text:p>18,92</text:p>
          </table:table-cell>
          <table:table-cell table:formula="of:=INDEX([.$A$2:.$D$100000];(ROW()-1)*6-1;3)" office:value-type="float" office:value="242.41">
            <text:p>242,41</text:p>
          </table:table-cell>
          <table:table-cell table:formula="of:=INDEX([.$A$2:.$D$100000];(ROW()-1)*6-2;3)" office:value-type="float" office:value="834.46">
            <text:p>834,46</text:p>
          </table:table-cell>
          <table:table-cell table:formula="of:=INDEX([.$A$2:.$D$100000];(ROW()-1)*6-1;2)" office:value-type="float" office:value="399765.84">
            <text:p>399765,84</text:p>
          </table:table-cell>
          <table:table-cell table:formula="of:=INDEX([.$A$2:.$D$100000];(ROW()-1)*6-2;2)" office:value-type="float" office:value="852374">
            <text:p>852374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float" office:value="2023559">
            <text:p>202355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4">
            <text:p>84</text:p>
          </table:table-cell>
          <table:table-cell table:formula="of:=INDEX([.$A$2:.$D$100000];(ROW()-1)*6;1)" office:value-type="float" office:value="4553918">
            <text:p>4553918</text:p>
          </table:table-cell>
          <table:table-cell table:formula="of:=INDEX([.$A$2:.$D$100000];(ROW()-1)*6-1;4)" office:value-type="float" office:value="25.21">
            <text:p>25,21</text:p>
          </table:table-cell>
          <table:table-cell table:formula="of:=INDEX([.$A$2:.$D$100000];(ROW()-1)*6-2;4)" office:value-type="float" office:value="18.96">
            <text:p>18,96</text:p>
          </table:table-cell>
          <table:table-cell table:formula="of:=INDEX([.$A$2:.$D$100000];(ROW()-1)*6-1;3)" office:value-type="float" office:value="238.51">
            <text:p>238,51</text:p>
          </table:table-cell>
          <table:table-cell table:formula="of:=INDEX([.$A$2:.$D$100000];(ROW()-1)*6-2;3)" office:value-type="float" office:value="825.99">
            <text:p>825,99</text:p>
          </table:table-cell>
          <table:table-cell table:formula="of:=INDEX([.$A$2:.$D$100000];(ROW()-1)*6-1;2)" office:value-type="float" office:value="393943.91">
            <text:p>393943,91</text:p>
          </table:table-cell>
          <table:table-cell table:formula="of:=INDEX([.$A$2:.$D$100000];(ROW()-1)*6-2;2)" office:value-type="float" office:value="844567">
            <text:p>844567</text:p>
          </table:table-cell>
          <table:table-cell table:formula="of:=INDEX([.$A$2:.$D$100000];(ROW()-1)*6-5;1)" office:value-type="float" office:value="3.797">
            <text:p>3,797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2.89">
            <text:p>2,8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5">
            <text:p>85</text:p>
          </table:table-cell>
          <table:table-cell table:formula="of:=INDEX([.$A$2:.$D$100000];(ROW()-1)*6;1)" office:value-type="float" office:value="4623839">
            <text:p>4623839</text:p>
          </table:table-cell>
          <table:table-cell table:formula="of:=INDEX([.$A$2:.$D$100000];(ROW()-1)*6-1;4)" office:value-type="float" office:value="25.36">
            <text:p>25,36</text:p>
          </table:table-cell>
          <table:table-cell table:formula="of:=INDEX([.$A$2:.$D$100000];(ROW()-1)*6-2;4)" office:value-type="float" office:value="18.91">
            <text:p>18,91</text:p>
          </table:table-cell>
          <table:table-cell table:formula="of:=INDEX([.$A$2:.$D$100000];(ROW()-1)*6-1;3)" office:value-type="float" office:value="234.83">
            <text:p>234,83</text:p>
          </table:table-cell>
          <table:table-cell table:formula="of:=INDEX([.$A$2:.$D$100000];(ROW()-1)*6-2;3)" office:value-type="float" office:value="836.24">
            <text:p>836,24</text:p>
          </table:table-cell>
          <table:table-cell table:formula="of:=INDEX([.$A$2:.$D$100000];(ROW()-1)*6-1;2)" office:value-type="float" office:value="385316.75">
            <text:p>385316,75</text:p>
          </table:table-cell>
          <table:table-cell table:formula="of:=INDEX([.$A$2:.$D$100000];(ROW()-1)*6-2;2)" office:value-type="float" office:value="856928">
            <text:p>856928</text:p>
          </table:table-cell>
          <table:table-cell table:formula="of:=INDEX([.$A$2:.$D$100000];(ROW()-1)*6-5;1)" office:value-type="float" office:value="4.109">
            <text:p>4,109</text:p>
          </table:table-cell>
          <table:table-cell table:formula="of:=INDEX([.$A$2:.$D$100000];(ROW()-1)*6-3;1)" office:value-type="float" office:value="2.265">
            <text:p>2,2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6">
            <text:p>86</text:p>
          </table:table-cell>
          <table:table-cell table:formula="of:=INDEX([.$A$2:.$D$100000];(ROW()-1)*6;1)" office:value-type="float" office:value="4725405">
            <text:p>4725405</text:p>
          </table:table-cell>
          <table:table-cell table:formula="of:=INDEX([.$A$2:.$D$100000];(ROW()-1)*6-1;4)" office:value-type="float" office:value="25.47">
            <text:p>25,47</text:p>
          </table:table-cell>
          <table:table-cell table:formula="of:=INDEX([.$A$2:.$D$100000];(ROW()-1)*6-2;4)" office:value-type="float" office:value="18.86">
            <text:p>18,86</text:p>
          </table:table-cell>
          <table:table-cell table:formula="of:=INDEX([.$A$2:.$D$100000];(ROW()-1)*6-1;3)" office:value-type="float" office:value="230.25">
            <text:p>230,25</text:p>
          </table:table-cell>
          <table:table-cell table:formula="of:=INDEX([.$A$2:.$D$100000];(ROW()-1)*6-2;3)" office:value-type="float" office:value="845.37">
            <text:p>845,37</text:p>
          </table:table-cell>
          <table:table-cell table:formula="of:=INDEX([.$A$2:.$D$100000];(ROW()-1)*6-1;2)" office:value-type="float" office:value="379113.91">
            <text:p>379113,91</text:p>
          </table:table-cell>
          <table:table-cell table:formula="of:=INDEX([.$A$2:.$D$100000];(ROW()-1)*6-2;2)" office:value-type="float" office:value="864625">
            <text:p>864625</text:p>
          </table:table-cell>
          <table:table-cell table:formula="of:=INDEX([.$A$2:.$D$100000];(ROW()-1)*6-5;1)" office:value-type="float" office:value="3.891">
            <text:p>3,891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7">
            <text:p>87</text:p>
          </table:table-cell>
          <table:table-cell table:formula="of:=INDEX([.$A$2:.$D$100000];(ROW()-1)*6;1)" office:value-type="float" office:value="4795421">
            <text:p>4795421</text:p>
          </table:table-cell>
          <table:table-cell table:formula="of:=INDEX([.$A$2:.$D$100000];(ROW()-1)*6-1;4)" office:value-type="float" office:value="25.54">
            <text:p>25,54</text:p>
          </table:table-cell>
          <table:table-cell table:formula="of:=INDEX([.$A$2:.$D$100000];(ROW()-1)*6-2;4)" office:value-type="float" office:value="18.83">
            <text:p>18,83</text:p>
          </table:table-cell>
          <table:table-cell table:formula="of:=INDEX([.$A$2:.$D$100000];(ROW()-1)*6-1;3)" office:value-type="float" office:value="226.7">
            <text:p>226,7</text:p>
          </table:table-cell>
          <table:table-cell table:formula="of:=INDEX([.$A$2:.$D$100000];(ROW()-1)*6-2;3)" office:value-type="float" office:value="851.86">
            <text:p>851,86</text:p>
          </table:table-cell>
          <table:table-cell table:formula="of:=INDEX([.$A$2:.$D$100000];(ROW()-1)*6-1;2)" office:value-type="float" office:value="373512.47">
            <text:p>373512,47</text:p>
          </table:table-cell>
          <table:table-cell table:formula="of:=INDEX([.$A$2:.$D$100000];(ROW()-1)*6-2;2)" office:value-type="float" office:value="869065">
            <text:p>869065</text:p>
          </table:table-cell>
          <table:table-cell table:formula="of:=INDEX([.$A$2:.$D$100000];(ROW()-1)*6-5;1)" office:value-type="float" office:value="3.922">
            <text:p>3,922</text:p>
          </table:table-cell>
          <table:table-cell table:formula="of:=INDEX([.$A$2:.$D$100000];(ROW()-1)*6-3;1)" office:value-type="float" office:value="1.89">
            <text:p>1,8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790138">
            <text:p>1790138</text:p>
          </table:table-cell>
          <table:table-cell office:value-type="float" office:value="1669.69">
            <text:p>1669,69</text:p>
          </table:table-cell>
          <table:table-cell office:value-type="float" office:value="15.9">
            <text:p>15,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8">
            <text:p>88</text:p>
          </table:table-cell>
          <table:table-cell table:formula="of:=INDEX([.$A$2:.$D$100000];(ROW()-1)*6;1)" office:value-type="float" office:value="4908135">
            <text:p>4908135</text:p>
          </table:table-cell>
          <table:table-cell table:formula="of:=INDEX([.$A$2:.$D$100000];(ROW()-1)*6-1;4)" office:value-type="float" office:value="25.87">
            <text:p>25,87</text:p>
          </table:table-cell>
          <table:table-cell table:formula="of:=INDEX([.$A$2:.$D$100000];(ROW()-1)*6-2;4)" office:value-type="float" office:value="19.21">
            <text:p>19,21</text:p>
          </table:table-cell>
          <table:table-cell table:formula="of:=INDEX([.$A$2:.$D$100000];(ROW()-1)*6-1;3)" office:value-type="float" office:value="218.43">
            <text:p>218,43</text:p>
          </table:table-cell>
          <table:table-cell table:formula="of:=INDEX([.$A$2:.$D$100000];(ROW()-1)*6-2;3)" office:value-type="float" office:value="780.27">
            <text:p>780,27</text:p>
          </table:table-cell>
          <table:table-cell table:formula="of:=INDEX([.$A$2:.$D$100000];(ROW()-1)*6-1;2)" office:value-type="float" office:value="336217.44">
            <text:p>336217,44</text:p>
          </table:table-cell>
          <table:table-cell table:formula="of:=INDEX([.$A$2:.$D$100000];(ROW()-1)*6-2;2)" office:value-type="float" office:value="783238">
            <text:p>783238</text:p>
          </table:table-cell>
          <table:table-cell table:formula="of:=INDEX([.$A$2:.$D$100000];(ROW()-1)*6-5;1)" office:value-type="float" office:value="3.985">
            <text:p>3,98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959032.19">
            <text:p>959032,19</text:p>
          </table:table-cell>
          <table:table-cell office:value-type="float" office:value="627.82">
            <text:p>627,82</text:p>
          </table:table-cell>
          <table:table-cell office:value-type="float" office:value="20.87">
            <text:p>20,8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9">
            <text:p>89</text:p>
          </table:table-cell>
          <table:table-cell table:formula="of:=INDEX([.$A$2:.$D$100000];(ROW()-1)*6;1)" office:value-type="float" office:value="4995792">
            <text:p>4995792</text:p>
          </table:table-cell>
          <table:table-cell table:formula="of:=INDEX([.$A$2:.$D$100000];(ROW()-1)*6-1;4)" office:value-type="float" office:value="25.96">
            <text:p>25,96</text:p>
          </table:table-cell>
          <table:table-cell table:formula="of:=INDEX([.$A$2:.$D$100000];(ROW()-1)*6-2;4)" office:value-type="float" office:value="19.21">
            <text:p>19,21</text:p>
          </table:table-cell>
          <table:table-cell table:formula="of:=INDEX([.$A$2:.$D$100000];(ROW()-1)*6-1;3)" office:value-type="float" office:value="213.9">
            <text:p>213,9</text:p>
          </table:table-cell>
          <table:table-cell table:formula="of:=INDEX([.$A$2:.$D$100000];(ROW()-1)*6-2;3)" office:value-type="float" office:value="780.26">
            <text:p>780,26</text:p>
          </table:table-cell>
          <table:table-cell table:formula="of:=INDEX([.$A$2:.$D$100000];(ROW()-1)*6-1;2)" office:value-type="float" office:value="329653.25">
            <text:p>329653,25</text:p>
          </table:table-cell>
          <table:table-cell table:formula="of:=INDEX([.$A$2:.$D$100000];(ROW()-1)*6-2;2)" office:value-type="float" office:value="783000">
            <text:p>783000</text:p>
          </table:table-cell>
          <table:table-cell table:formula="of:=INDEX([.$A$2:.$D$100000];(ROW()-1)*6-5;1)" office:value-type="float" office:value="4.016">
            <text:p>4,016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2089390">
            <text:p>2089390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0">
            <text:p>90</text:p>
          </table:table-cell>
          <table:table-cell table:formula="of:=INDEX([.$A$2:.$D$100000];(ROW()-1)*6;1)" office:value-type="float" office:value="5096446">
            <text:p>5096446</text:p>
          </table:table-cell>
          <table:table-cell table:formula="of:=INDEX([.$A$2:.$D$100000];(ROW()-1)*6-1;4)" office:value-type="float" office:value="26.08">
            <text:p>26,08</text:p>
          </table:table-cell>
          <table:table-cell table:formula="of:=INDEX([.$A$2:.$D$100000];(ROW()-1)*6-2;4)" office:value-type="float" office:value="19.19">
            <text:p>19,19</text:p>
          </table:table-cell>
          <table:table-cell table:formula="of:=INDEX([.$A$2:.$D$100000];(ROW()-1)*6-1;3)" office:value-type="float" office:value="209.66">
            <text:p>209,66</text:p>
          </table:table-cell>
          <table:table-cell table:formula="of:=INDEX([.$A$2:.$D$100000];(ROW()-1)*6-2;3)" office:value-type="float" office:value="782.91">
            <text:p>782,91</text:p>
          </table:table-cell>
          <table:table-cell table:formula="of:=INDEX([.$A$2:.$D$100000];(ROW()-1)*6-1;2)" office:value-type="float" office:value="323201.72">
            <text:p>323201,72</text:p>
          </table:table-cell>
          <table:table-cell table:formula="of:=INDEX([.$A$2:.$D$100000];(ROW()-1)*6-2;2)" office:value-type="float" office:value="784740">
            <text:p>784740</text:p>
          </table:table-cell>
          <table:table-cell table:formula="of:=INDEX([.$A$2:.$D$100000];(ROW()-1)*6-5;1)" office:value-type="float" office:value="4.063">
            <text:p>4,063</text:p>
          </table:table-cell>
          <table:table-cell table:formula="of:=INDEX([.$A$2:.$D$100000];(ROW()-1)*6-3;1)" office:value-type="float" office:value="1.734">
            <text:p>1,734</text:p>
          </table:table-cell>
        </table:table-row>
        <table:table-row table:style-name="ro1">
          <table:table-cell office:value-type="float" office:value="2.891">
            <text:p>2,89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1">
            <text:p>91</text:p>
          </table:table-cell>
          <table:table-cell table:formula="of:=INDEX([.$A$2:.$D$100000];(ROW()-1)*6;1)" office:value-type="float" office:value="5235208">
            <text:p>5235208</text:p>
          </table:table-cell>
          <table:table-cell table:formula="of:=INDEX([.$A$2:.$D$100000];(ROW()-1)*6-1;4)" office:value-type="float" office:value="26.19">
            <text:p>26,19</text:p>
          </table:table-cell>
          <table:table-cell table:formula="of:=INDEX([.$A$2:.$D$100000];(ROW()-1)*6-2;4)" office:value-type="float" office:value="19.13">
            <text:p>19,13</text:p>
          </table:table-cell>
          <table:table-cell table:formula="of:=INDEX([.$A$2:.$D$100000];(ROW()-1)*6-1;3)" office:value-type="float" office:value="205.21">
            <text:p>205,21</text:p>
          </table:table-cell>
          <table:table-cell table:formula="of:=INDEX([.$A$2:.$D$100000];(ROW()-1)*6-2;3)" office:value-type="float" office:value="793.79">
            <text:p>793,79</text:p>
          </table:table-cell>
          <table:table-cell table:formula="of:=INDEX([.$A$2:.$D$100000];(ROW()-1)*6-1;2)" office:value-type="float" office:value="336280.09">
            <text:p>336280,09</text:p>
          </table:table-cell>
          <table:table-cell table:formula="of:=INDEX([.$A$2:.$D$100000];(ROW()-1)*6-2;2)" office:value-type="float" office:value="813017">
            <text:p>813017</text:p>
          </table:table-cell>
          <table:table-cell table:formula="of:=INDEX([.$A$2:.$D$100000];(ROW()-1)*6-5;1)" office:value-type="float" office:value="4.375">
            <text:p>4,375</text:p>
          </table:table-cell>
          <table:table-cell table:formula="of:=INDEX([.$A$2:.$D$100000];(ROW()-1)*6-3;1)" office:value-type="float" office:value="2.422">
            <text:p>2,4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2">
            <text:p>92</text:p>
          </table:table-cell>
          <table:table-cell table:formula="of:=INDEX([.$A$2:.$D$100000];(ROW()-1)*6;1)" office:value-type="float" office:value="5382827">
            <text:p>5382827</text:p>
          </table:table-cell>
          <table:table-cell table:formula="of:=INDEX([.$A$2:.$D$100000];(ROW()-1)*6-1;4)" office:value-type="float" office:value="26.33">
            <text:p>26,33</text:p>
          </table:table-cell>
          <table:table-cell table:formula="of:=INDEX([.$A$2:.$D$100000];(ROW()-1)*6-2;4)" office:value-type="float" office:value="19.2">
            <text:p>19,2</text:p>
          </table:table-cell>
          <table:table-cell table:formula="of:=INDEX([.$A$2:.$D$100000];(ROW()-1)*6-1;3)" office:value-type="float" office:value="199.28">
            <text:p>199,28</text:p>
          </table:table-cell>
          <table:table-cell table:formula="of:=INDEX([.$A$2:.$D$100000];(ROW()-1)*6-2;3)" office:value-type="float" office:value="782.64">
            <text:p>782,64</text:p>
          </table:table-cell>
          <table:table-cell table:formula="of:=INDEX([.$A$2:.$D$100000];(ROW()-1)*6-1;2)" office:value-type="float" office:value="327948.03">
            <text:p>327948,03</text:p>
          </table:table-cell>
          <table:table-cell table:formula="of:=INDEX([.$A$2:.$D$100000];(ROW()-1)*6-2;2)" office:value-type="float" office:value="803189">
            <text:p>803189</text:p>
          </table:table-cell>
          <table:table-cell table:formula="of:=INDEX([.$A$2:.$D$100000];(ROW()-1)*6-5;1)" office:value-type="float" office:value="4.328">
            <text:p>4,328</text:p>
          </table:table-cell>
          <table:table-cell table:formula="of:=INDEX([.$A$2:.$D$100000];(ROW()-1)*6-3;1)" office:value-type="float" office:value="1.735">
            <text:p>1,73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3">
            <text:p>93</text:p>
          </table:table-cell>
          <table:table-cell table:formula="of:=INDEX([.$A$2:.$D$100000];(ROW()-1)*6;1)" office:value-type="float" office:value="5533223">
            <text:p>5533223</text:p>
          </table:table-cell>
          <table:table-cell table:formula="of:=INDEX([.$A$2:.$D$100000];(ROW()-1)*6-1;4)" office:value-type="float" office:value="26.47">
            <text:p>26,47</text:p>
          </table:table-cell>
          <table:table-cell table:formula="of:=INDEX([.$A$2:.$D$100000];(ROW()-1)*6-2;4)" office:value-type="float" office:value="19.14">
            <text:p>19,14</text:p>
          </table:table-cell>
          <table:table-cell table:formula="of:=INDEX([.$A$2:.$D$100000];(ROW()-1)*6-1;3)" office:value-type="float" office:value="194.08">
            <text:p>194,08</text:p>
          </table:table-cell>
          <table:table-cell table:formula="of:=INDEX([.$A$2:.$D$100000];(ROW()-1)*6-2;3)" office:value-type="float" office:value="793.53">
            <text:p>793,53</text:p>
          </table:table-cell>
          <table:table-cell table:formula="of:=INDEX([.$A$2:.$D$100000];(ROW()-1)*6-1;2)" office:value-type="float" office:value="320955.47">
            <text:p>320955,47</text:p>
          </table:table-cell>
          <table:table-cell table:formula="of:=INDEX([.$A$2:.$D$100000];(ROW()-1)*6-2;2)" office:value-type="float" office:value="812752">
            <text:p>812752</text:p>
          </table:table-cell>
          <table:table-cell table:formula="of:=INDEX([.$A$2:.$D$100000];(ROW()-1)*6-5;1)" office:value-type="float" office:value="4.406">
            <text:p>4,406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744106">
            <text:p>1744106</text:p>
          </table:table-cell>
          <table:table-cell office:value-type="float" office:value="1439.44">
            <text:p>1439,44</text:p>
          </table:table-cell>
          <table:table-cell office:value-type="float" office:value="16.55">
            <text:p>16,5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4">
            <text:p>94</text:p>
          </table:table-cell>
          <table:table-cell table:formula="of:=INDEX([.$A$2:.$D$100000];(ROW()-1)*6;1)" office:value-type="float" office:value="5712406">
            <text:p>5712406</text:p>
          </table:table-cell>
          <table:table-cell table:formula="of:=INDEX([.$A$2:.$D$100000];(ROW()-1)*6-1;4)" office:value-type="float" office:value="26.36">
            <text:p>26,36</text:p>
          </table:table-cell>
          <table:table-cell table:formula="of:=INDEX([.$A$2:.$D$100000];(ROW()-1)*6-2;4)" office:value-type="float" office:value="19.46">
            <text:p>19,46</text:p>
          </table:table-cell>
          <table:table-cell table:formula="of:=INDEX([.$A$2:.$D$100000];(ROW()-1)*6-1;3)" office:value-type="float" office:value="187.55">
            <text:p>187,55</text:p>
          </table:table-cell>
          <table:table-cell table:formula="of:=INDEX([.$A$2:.$D$100000];(ROW()-1)*6-2;3)" office:value-type="float" office:value="736.9">
            <text:p>736,9</text:p>
          </table:table-cell>
          <table:table-cell table:formula="of:=INDEX([.$A$2:.$D$100000];(ROW()-1)*6-1;2)" office:value-type="float" office:value="307439.41">
            <text:p>307439,41</text:p>
          </table:table-cell>
          <table:table-cell table:formula="of:=INDEX([.$A$2:.$D$100000];(ROW()-1)*6-2;2)" office:value-type="float" office:value="755963">
            <text:p>755963</text:p>
          </table:table-cell>
          <table:table-cell table:formula="of:=INDEX([.$A$2:.$D$100000];(ROW()-1)*6-5;1)" office:value-type="float" office:value="4.516">
            <text:p>4,516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931384.06">
            <text:p>931384,06</text:p>
          </table:table-cell>
          <table:table-cell office:value-type="float" office:value="607.08">
            <text:p>607,08</text:p>
          </table:table-cell>
          <table:table-cell office:value-type="float" office:value="21">
            <text:p>2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5">
            <text:p>95</text:p>
          </table:table-cell>
          <table:table-cell table:formula="of:=INDEX([.$A$2:.$D$100000];(ROW()-1)*6;1)" office:value-type="float" office:value="5857917">
            <text:p>5857917</text:p>
          </table:table-cell>
          <table:table-cell table:formula="of:=INDEX([.$A$2:.$D$100000];(ROW()-1)*6-1;4)" office:value-type="float" office:value="26.52">
            <text:p>26,52</text:p>
          </table:table-cell>
          <table:table-cell table:formula="of:=INDEX([.$A$2:.$D$100000];(ROW()-1)*6-2;4)" office:value-type="float" office:value="19.47">
            <text:p>19,47</text:p>
          </table:table-cell>
          <table:table-cell table:formula="of:=INDEX([.$A$2:.$D$100000];(ROW()-1)*6-1;3)" office:value-type="float" office:value="181.83">
            <text:p>181,83</text:p>
          </table:table-cell>
          <table:table-cell table:formula="of:=INDEX([.$A$2:.$D$100000];(ROW()-1)*6-2;3)" office:value-type="float" office:value="734.27">
            <text:p>734,27</text:p>
          </table:table-cell>
          <table:table-cell table:formula="of:=INDEX([.$A$2:.$D$100000];(ROW()-1)*6-1;2)" office:value-type="float" office:value="299333.09">
            <text:p>299333,09</text:p>
          </table:table-cell>
          <table:table-cell table:formula="of:=INDEX([.$A$2:.$D$100000];(ROW()-1)*6-2;2)" office:value-type="float" office:value="753171">
            <text:p>753171</text:p>
          </table:table-cell>
          <table:table-cell table:formula="of:=INDEX([.$A$2:.$D$100000];(ROW()-1)*6-5;1)" office:value-type="float" office:value="4.75">
            <text:p>4,75</text:p>
          </table:table-cell>
          <table:table-cell table:formula="of:=INDEX([.$A$2:.$D$100000];(ROW()-1)*6-3;1)" office:value-type="float" office:value="1.938">
            <text:p>1,938</text:p>
          </table:table-cell>
        </table:table-row>
        <table:table-row table:style-name="ro1">
          <table:table-cell office:value-type="float" office:value="2141698">
            <text:p>214169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6">
            <text:p>96</text:p>
          </table:table-cell>
          <table:table-cell table:formula="of:=INDEX([.$A$2:.$D$100000];(ROW()-1)*6;1)" office:value-type="float" office:value="6139003">
            <text:p>6139003</text:p>
          </table:table-cell>
          <table:table-cell table:formula="of:=INDEX([.$A$2:.$D$100000];(ROW()-1)*6-1;4)" office:value-type="float" office:value="26.7">
            <text:p>26,7</text:p>
          </table:table-cell>
          <table:table-cell table:formula="of:=INDEX([.$A$2:.$D$100000];(ROW()-1)*6-2;4)" office:value-type="float" office:value="19.7">
            <text:p>19,7</text:p>
          </table:table-cell>
          <table:table-cell table:formula="of:=INDEX([.$A$2:.$D$100000];(ROW()-1)*6-1;3)" office:value-type="float" office:value="175.18">
            <text:p>175,18</text:p>
          </table:table-cell>
          <table:table-cell table:formula="of:=INDEX([.$A$2:.$D$100000];(ROW()-1)*6-2;3)" office:value-type="float" office:value="696.41">
            <text:p>696,41</text:p>
          </table:table-cell>
          <table:table-cell table:formula="of:=INDEX([.$A$2:.$D$100000];(ROW()-1)*6-1;2)" office:value-type="float" office:value="290406.59">
            <text:p>290406,59</text:p>
          </table:table-cell>
          <table:table-cell table:formula="of:=INDEX([.$A$2:.$D$100000];(ROW()-1)*6-2;2)" office:value-type="float" office:value="721199">
            <text:p>721199</text:p>
          </table:table-cell>
          <table:table-cell table:formula="of:=INDEX([.$A$2:.$D$100000];(ROW()-1)*6-5;1)" office:value-type="float" office:value="4.594">
            <text:p>4,594</text:p>
          </table:table-cell>
          <table:table-cell table:formula="of:=INDEX([.$A$2:.$D$100000];(ROW()-1)*6-3;1)" office:value-type="float" office:value="1.938">
            <text:p>1,938</text:p>
          </table:table-cell>
        </table:table-row>
        <table:table-row table:style-name="ro1">
          <table:table-cell office:value-type="float" office:value="3.015">
            <text:p>3,01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7">
            <text:p>97</text:p>
          </table:table-cell>
          <table:table-cell table:formula="of:=INDEX([.$A$2:.$D$100000];(ROW()-1)*6;1)" office:value-type="float" office:value="6433018">
            <text:p>6433018</text:p>
          </table:table-cell>
          <table:table-cell table:formula="of:=INDEX([.$A$2:.$D$100000];(ROW()-1)*6-1;4)" office:value-type="float" office:value="26.92">
            <text:p>26,92</text:p>
          </table:table-cell>
          <table:table-cell table:formula="of:=INDEX([.$A$2:.$D$100000];(ROW()-1)*6-2;4)" office:value-type="float" office:value="19.37">
            <text:p>19,37</text:p>
          </table:table-cell>
          <table:table-cell table:formula="of:=INDEX([.$A$2:.$D$100000];(ROW()-1)*6-1;3)" office:value-type="float" office:value="169.56">
            <text:p>169,56</text:p>
          </table:table-cell>
          <table:table-cell table:formula="of:=INDEX([.$A$2:.$D$100000];(ROW()-1)*6-2;3)" office:value-type="float" office:value="752.23">
            <text:p>752,23</text:p>
          </table:table-cell>
          <table:table-cell table:formula="of:=INDEX([.$A$2:.$D$100000];(ROW()-1)*6-1;2)" office:value-type="float" office:value="282216.63">
            <text:p>282216,63</text:p>
          </table:table-cell>
          <table:table-cell table:formula="of:=INDEX([.$A$2:.$D$100000];(ROW()-1)*6-2;2)" office:value-type="float" office:value="762920">
            <text:p>762920</text:p>
          </table:table-cell>
          <table:table-cell table:formula="of:=INDEX([.$A$2:.$D$100000];(ROW()-1)*6-5;1)" office:value-type="float" office:value="4.781">
            <text:p>4,781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8">
            <text:p>98</text:p>
          </table:table-cell>
          <table:table-cell table:formula="of:=INDEX([.$A$2:.$D$100000];(ROW()-1)*6;1)" office:value-type="float" office:value="6805431">
            <text:p>6805431</text:p>
          </table:table-cell>
          <table:table-cell table:formula="of:=INDEX([.$A$2:.$D$100000];(ROW()-1)*6-1;4)" office:value-type="float" office:value="27.21">
            <text:p>27,21</text:p>
          </table:table-cell>
          <table:table-cell table:formula="of:=INDEX([.$A$2:.$D$100000];(ROW()-1)*6-2;4)" office:value-type="float" office:value="19.7">
            <text:p>19,7</text:p>
          </table:table-cell>
          <table:table-cell table:formula="of:=INDEX([.$A$2:.$D$100000];(ROW()-1)*6-1;3)" office:value-type="float" office:value="159.07">
            <text:p>159,07</text:p>
          </table:table-cell>
          <table:table-cell table:formula="of:=INDEX([.$A$2:.$D$100000];(ROW()-1)*6-2;3)" office:value-type="float" office:value="697.04">
            <text:p>697,04</text:p>
          </table:table-cell>
          <table:table-cell table:formula="of:=INDEX([.$A$2:.$D$100000];(ROW()-1)*6-1;2)" office:value-type="float" office:value="267773.13">
            <text:p>267773,13</text:p>
          </table:table-cell>
          <table:table-cell table:formula="of:=INDEX([.$A$2:.$D$100000];(ROW()-1)*6-2;2)" office:value-type="float" office:value="714072">
            <text:p>714072</text:p>
          </table:table-cell>
          <table:table-cell table:formula="of:=INDEX([.$A$2:.$D$100000];(ROW()-1)*6-5;1)" office:value-type="float" office:value="5.031">
            <text:p>5,031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1.578">
            <text:p>1,57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9">
            <text:p>99</text:p>
          </table:table-cell>
          <table:table-cell table:formula="of:=INDEX([.$A$2:.$D$100000];(ROW()-1)*6;1)" office:value-type="float" office:value="7210177">
            <text:p>7210177</text:p>
          </table:table-cell>
          <table:table-cell table:formula="of:=INDEX([.$A$2:.$D$100000];(ROW()-1)*6-1;4)" office:value-type="float" office:value="27.42">
            <text:p>27,42</text:p>
          </table:table-cell>
          <table:table-cell table:formula="of:=INDEX([.$A$2:.$D$100000];(ROW()-1)*6-2;4)" office:value-type="float" office:value="19.49">
            <text:p>19,49</text:p>
          </table:table-cell>
          <table:table-cell table:formula="of:=INDEX([.$A$2:.$D$100000];(ROW()-1)*6-1;3)" office:value-type="float" office:value="153.99">
            <text:p>153,99</text:p>
          </table:table-cell>
          <table:table-cell table:formula="of:=INDEX([.$A$2:.$D$100000];(ROW()-1)*6-2;3)" office:value-type="float" office:value="731.71">
            <text:p>731,71</text:p>
          </table:table-cell>
          <table:table-cell table:formula="of:=INDEX([.$A$2:.$D$100000];(ROW()-1)*6-1;2)" office:value-type="float" office:value="260508.5">
            <text:p>260508,5</text:p>
          </table:table-cell>
          <table:table-cell table:formula="of:=INDEX([.$A$2:.$D$100000];(ROW()-1)*6-2;2)" office:value-type="float" office:value="744764">
            <text:p>744764</text:p>
          </table:table-cell>
          <table:table-cell table:formula="of:=INDEX([.$A$2:.$D$100000];(ROW()-1)*6-5;1)" office:value-type="float" office:value="5.328">
            <text:p>5,328</text:p>
          </table:table-cell>
          <table:table-cell table:formula="of:=INDEX([.$A$2:.$D$100000];(ROW()-1)*6-3;1)" office:value-type="float" office:value="1.937">
            <text:p>1,93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706161">
            <text:p>1706161</text:p>
          </table:table-cell>
          <table:table-cell office:value-type="float" office:value="1582.72">
            <text:p>1582,72</text:p>
          </table:table-cell>
          <table:table-cell office:value-type="float" office:value="16.14">
            <text:p>16,1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00">
            <text:p>100</text:p>
          </table:table-cell>
          <table:table-cell table:formula="of:=INDEX([.$A$2:.$D$100000];(ROW()-1)*6;1)" office:value-type="float" office:value="7616529">
            <text:p>7616529</text:p>
          </table:table-cell>
          <table:table-cell table:formula="of:=INDEX([.$A$2:.$D$100000];(ROW()-1)*6-1;4)" office:value-type="float" office:value="27.59">
            <text:p>27,59</text:p>
          </table:table-cell>
          <table:table-cell table:formula="of:=INDEX([.$A$2:.$D$100000];(ROW()-1)*6-2;4)" office:value-type="float" office:value="19.52">
            <text:p>19,52</text:p>
          </table:table-cell>
          <table:table-cell table:formula="of:=INDEX([.$A$2:.$D$100000];(ROW()-1)*6-1;3)" office:value-type="float" office:value="149.11">
            <text:p>149,11</text:p>
          </table:table-cell>
          <table:table-cell table:formula="of:=INDEX([.$A$2:.$D$100000];(ROW()-1)*6-2;3)" office:value-type="float" office:value="726.71">
            <text:p>726,71</text:p>
          </table:table-cell>
          <table:table-cell table:formula="of:=INDEX([.$A$2:.$D$100000];(ROW()-1)*6-1;2)" office:value-type="float" office:value="253642.02">
            <text:p>253642,02</text:p>
          </table:table-cell>
          <table:table-cell table:formula="of:=INDEX([.$A$2:.$D$100000];(ROW()-1)*6-2;2)" office:value-type="float" office:value="739797">
            <text:p>739797</text:p>
          </table:table-cell>
          <table:table-cell table:formula="of:=INDEX([.$A$2:.$D$100000];(ROW()-1)*6-5;1)" office:value-type="float" office:value="5.594">
            <text:p>5,594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915670.5">
            <text:p>915670,5</text:p>
          </table:table-cell>
          <table:table-cell office:value-type="float" office:value="598.79">
            <text:p>598,79</text:p>
          </table:table-cell>
          <table:table-cell office:value-type="float" office:value="21.08">
            <text:p>21,0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">
            <text:p>1</text:p>
          </table:table-cell>
          <table:table-cell table:formula="of:=INDEX([.$A$2:.$D$100000];(ROW()-1)*6;1)" office:value-type="float" office:value="14509887">
            <text:p>14509887</text:p>
          </table:table-cell>
          <table:table-cell table:formula="of:=INDEX([.$A$2:.$D$100000];(ROW()-1)*6-1;4)" office:value-type="float" office:value="28.91">
            <text:p>28,91</text:p>
          </table:table-cell>
          <table:table-cell table:formula="of:=INDEX([.$A$2:.$D$100000];(ROW()-1)*6-2;4)" office:value-type="float" office:value="20.98">
            <text:p>20,98</text:p>
          </table:table-cell>
          <table:table-cell table:formula="of:=INDEX([.$A$2:.$D$100000];(ROW()-1)*6-1;3)" office:value-type="float" office:value="116.16">
            <text:p>116,16</text:p>
          </table:table-cell>
          <table:table-cell table:formula="of:=INDEX([.$A$2:.$D$100000];(ROW()-1)*6-2;3)" office:value-type="float" office:value="518.89">
            <text:p>518,89</text:p>
          </table:table-cell>
          <table:table-cell table:formula="of:=INDEX([.$A$2:.$D$100000];(ROW()-1)*6-1;2)" office:value-type="float" office:value="181281.27">
            <text:p>181281,27</text:p>
          </table:table-cell>
          <table:table-cell table:formula="of:=INDEX([.$A$2:.$D$100000];(ROW()-1)*6-2;2)" office:value-type="float" office:value="533507">
            <text:p>533507</text:p>
          </table:table-cell>
          <table:table-cell table:formula="of:=INDEX([.$A$2:.$D$100000];(ROW()-1)*6-5;1)" office:value-type="float" office:value="9.36">
            <text:p>9,36</text:p>
          </table:table-cell>
          <table:table-cell table:formula="of:=INDEX([.$A$2:.$D$100000];(ROW()-1)*6-3;1)" office:value-type="float" office:value="2.094">
            <text:p>2,094</text:p>
          </table:table-cell>
        </table:table-row>
        <table:table-row table:style-name="ro1">
          <table:table-cell office:value-type="float" office:value="2189987">
            <text:p>218998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">
            <text:p>2</text:p>
          </table:table-cell>
          <table:table-cell table:formula="of:=INDEX([.$A$2:.$D$100000];(ROW()-1)*6;1)" office:value-type="float" office:value="11551542">
            <text:p>11551542</text:p>
          </table:table-cell>
          <table:table-cell table:formula="of:=INDEX([.$A$2:.$D$100000];(ROW()-1)*6-1;4)" office:value-type="float" office:value="28.74">
            <text:p>28,74</text:p>
          </table:table-cell>
          <table:table-cell table:formula="of:=INDEX([.$A$2:.$D$100000];(ROW()-1)*6-2;4)" office:value-type="float" office:value="20.76">
            <text:p>20,76</text:p>
          </table:table-cell>
          <table:table-cell table:formula="of:=INDEX([.$A$2:.$D$100000];(ROW()-1)*6-1;3)" office:value-type="float" office:value="120.68">
            <text:p>120,68</text:p>
          </table:table-cell>
          <table:table-cell table:formula="of:=INDEX([.$A$2:.$D$100000];(ROW()-1)*6-2;3)" office:value-type="float" office:value="545.61">
            <text:p>545,61</text:p>
          </table:table-cell>
          <table:table-cell table:formula="of:=INDEX([.$A$2:.$D$100000];(ROW()-1)*6-1;2)" office:value-type="float" office:value="187364.52">
            <text:p>187364,52</text:p>
          </table:table-cell>
          <table:table-cell table:formula="of:=INDEX([.$A$2:.$D$100000];(ROW()-1)*6-2;2)" office:value-type="float" office:value="558690">
            <text:p>558690</text:p>
          </table:table-cell>
          <table:table-cell table:formula="of:=INDEX([.$A$2:.$D$100000];(ROW()-1)*6-5;1)" office:value-type="float" office:value="7.875">
            <text:p>7,875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float" office:value="2.953">
            <text:p>2,9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">
            <text:p>3</text:p>
          </table:table-cell>
          <table:table-cell table:formula="of:=INDEX([.$A$2:.$D$100000];(ROW()-1)*6;1)" office:value-type="float" office:value="9723216">
            <text:p>9723216</text:p>
          </table:table-cell>
          <table:table-cell table:formula="of:=INDEX([.$A$2:.$D$100000];(ROW()-1)*6-1;4)" office:value-type="float" office:value="28.29">
            <text:p>28,29</text:p>
          </table:table-cell>
          <table:table-cell table:formula="of:=INDEX([.$A$2:.$D$100000];(ROW()-1)*6-2;4)" office:value-type="float" office:value="20.04">
            <text:p>20,04</text:p>
          </table:table-cell>
          <table:table-cell table:formula="of:=INDEX([.$A$2:.$D$100000];(ROW()-1)*6-1;3)" office:value-type="float" office:value="129.37">
            <text:p>129,37</text:p>
          </table:table-cell>
          <table:table-cell table:formula="of:=INDEX([.$A$2:.$D$100000];(ROW()-1)*6-2;3)" office:value-type="float" office:value="644.85">
            <text:p>644,85</text:p>
          </table:table-cell>
          <table:table-cell table:formula="of:=INDEX([.$A$2:.$D$100000];(ROW()-1)*6-1;2)" office:value-type="float" office:value="213214.28">
            <text:p>213214,28</text:p>
          </table:table-cell>
          <table:table-cell table:formula="of:=INDEX([.$A$2:.$D$100000];(ROW()-1)*6-2;2)" office:value-type="float" office:value="658221">
            <text:p>658221</text:p>
          </table:table-cell>
          <table:table-cell table:formula="of:=INDEX([.$A$2:.$D$100000];(ROW()-1)*6-5;1)" office:value-type="float" office:value="6.765">
            <text:p>6,765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">
            <text:p>4</text:p>
          </table:table-cell>
          <table:table-cell table:formula="of:=INDEX([.$A$2:.$D$100000];(ROW()-1)*6;1)" office:value-type="float" office:value="8523185">
            <text:p>8523185</text:p>
          </table:table-cell>
          <table:table-cell table:formula="of:=INDEX([.$A$2:.$D$100000];(ROW()-1)*6-1;4)" office:value-type="float" office:value="28.2">
            <text:p>28,2</text:p>
          </table:table-cell>
          <table:table-cell table:formula="of:=INDEX([.$A$2:.$D$100000];(ROW()-1)*6-2;4)" office:value-type="float" office:value="20.11">
            <text:p>20,11</text:p>
          </table:table-cell>
          <table:table-cell table:formula="of:=INDEX([.$A$2:.$D$100000];(ROW()-1)*6-1;3)" office:value-type="float" office:value="135.85">
            <text:p>135,85</text:p>
          </table:table-cell>
          <table:table-cell table:formula="of:=INDEX([.$A$2:.$D$100000];(ROW()-1)*6-2;3)" office:value-type="float" office:value="634.55">
            <text:p>634,55</text:p>
          </table:table-cell>
          <table:table-cell table:formula="of:=INDEX([.$A$2:.$D$100000];(ROW()-1)*6-1;2)" office:value-type="float" office:value="213490.41">
            <text:p>213490,41</text:p>
          </table:table-cell>
          <table:table-cell table:formula="of:=INDEX([.$A$2:.$D$100000];(ROW()-1)*6-2;2)" office:value-type="float" office:value="642398">
            <text:p>642398</text:p>
          </table:table-cell>
          <table:table-cell table:formula="of:=INDEX([.$A$2:.$D$100000];(ROW()-1)*6-5;1)" office:value-type="float" office:value="6.078">
            <text:p>6,078</text:p>
          </table:table-cell>
          <table:table-cell table:formula="of:=INDEX([.$A$2:.$D$100000];(ROW()-1)*6-3;1)" office:value-type="float" office:value="1.937">
            <text:p>1,937</text:p>
          </table:table-cell>
        </table:table-row>
        <table:table-row table:style-name="ro1">
          <table:table-cell office:value-type="float" office:value="1.687">
            <text:p>1,68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">
            <text:p>5</text:p>
          </table:table-cell>
          <table:table-cell table:formula="of:=INDEX([.$A$2:.$D$100000];(ROW()-1)*6;1)" office:value-type="float" office:value="7616529">
            <text:p>7616529</text:p>
          </table:table-cell>
          <table:table-cell table:formula="of:=INDEX([.$A$2:.$D$100000];(ROW()-1)*6-1;4)" office:value-type="float" office:value="27.59">
            <text:p>27,59</text:p>
          </table:table-cell>
          <table:table-cell table:formula="of:=INDEX([.$A$2:.$D$100000];(ROW()-1)*6-2;4)" office:value-type="float" office:value="19.52">
            <text:p>19,52</text:p>
          </table:table-cell>
          <table:table-cell table:formula="of:=INDEX([.$A$2:.$D$100000];(ROW()-1)*6-1;3)" office:value-type="float" office:value="149.11">
            <text:p>149,11</text:p>
          </table:table-cell>
          <table:table-cell table:formula="of:=INDEX([.$A$2:.$D$100000];(ROW()-1)*6-2;3)" office:value-type="float" office:value="726.71">
            <text:p>726,71</text:p>
          </table:table-cell>
          <table:table-cell table:formula="of:=INDEX([.$A$2:.$D$100000];(ROW()-1)*6-1;2)" office:value-type="float" office:value="253642.02">
            <text:p>253642,02</text:p>
          </table:table-cell>
          <table:table-cell table:formula="of:=INDEX([.$A$2:.$D$100000];(ROW()-1)*6-2;2)" office:value-type="float" office:value="739797">
            <text:p>739797</text:p>
          </table:table-cell>
          <table:table-cell table:formula="of:=INDEX([.$A$2:.$D$100000];(ROW()-1)*6-5;1)" office:value-type="float" office:value="5.5">
            <text:p>5,5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659425">
            <text:p>1659425</text:p>
          </table:table-cell>
          <table:table-cell office:value-type="float" office:value="1490.85">
            <text:p>1490,85</text:p>
          </table:table-cell>
          <table:table-cell office:value-type="float" office:value="16.4">
            <text:p>16,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">
            <text:p>6</text:p>
          </table:table-cell>
          <table:table-cell table:formula="of:=INDEX([.$A$2:.$D$100000];(ROW()-1)*6;1)" office:value-type="float" office:value="6953796">
            <text:p>6953796</text:p>
          </table:table-cell>
          <table:table-cell table:formula="of:=INDEX([.$A$2:.$D$100000];(ROW()-1)*6-1;4)" office:value-type="float" office:value="27.17">
            <text:p>27,17</text:p>
          </table:table-cell>
          <table:table-cell table:formula="of:=INDEX([.$A$2:.$D$100000];(ROW()-1)*6-2;4)" office:value-type="float" office:value="19.14">
            <text:p>19,14</text:p>
          </table:table-cell>
          <table:table-cell table:formula="of:=INDEX([.$A$2:.$D$100000];(ROW()-1)*6-1;3)" office:value-type="float" office:value="163.16">
            <text:p>163,16</text:p>
          </table:table-cell>
          <table:table-cell table:formula="of:=INDEX([.$A$2:.$D$100000];(ROW()-1)*6-2;3)" office:value-type="float" office:value="791.88">
            <text:p>791,88</text:p>
          </table:table-cell>
          <table:table-cell table:formula="of:=INDEX([.$A$2:.$D$100000];(ROW()-1)*6-1;2)" office:value-type="float" office:value="270430.31">
            <text:p>270430,31</text:p>
          </table:table-cell>
          <table:table-cell table:formula="of:=INDEX([.$A$2:.$D$100000];(ROW()-1)*6-2;2)" office:value-type="float" office:value="802757">
            <text:p>802757</text:p>
          </table:table-cell>
          <table:table-cell table:formula="of:=INDEX([.$A$2:.$D$100000];(ROW()-1)*6-5;1)" office:value-type="float" office:value="5.14">
            <text:p>5,14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888327.94">
            <text:p>888327,94</text:p>
          </table:table-cell>
          <table:table-cell office:value-type="float" office:value="578.73">
            <text:p>578,73</text:p>
          </table:table-cell>
          <table:table-cell office:value-type="float" office:value="21.21">
            <text:p>21,2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">
            <text:p>7</text:p>
          </table:table-cell>
          <table:table-cell table:formula="of:=INDEX([.$A$2:.$D$100000];(ROW()-1)*6;1)" office:value-type="float" office:value="6422547">
            <text:p>6422547</text:p>
          </table:table-cell>
          <table:table-cell table:formula="of:=INDEX([.$A$2:.$D$100000];(ROW()-1)*6-1;4)" office:value-type="float" office:value="27.1">
            <text:p>27,1</text:p>
          </table:table-cell>
          <table:table-cell table:formula="of:=INDEX([.$A$2:.$D$100000];(ROW()-1)*6-2;4)" office:value-type="float" office:value="19.26">
            <text:p>19,26</text:p>
          </table:table-cell>
          <table:table-cell table:formula="of:=INDEX([.$A$2:.$D$100000];(ROW()-1)*6-1;3)" office:value-type="float" office:value="172.3">
            <text:p>172,3</text:p>
          </table:table-cell>
          <table:table-cell table:formula="of:=INDEX([.$A$2:.$D$100000];(ROW()-1)*6-2;3)" office:value-type="float" office:value="771.54">
            <text:p>771,54</text:p>
          </table:table-cell>
          <table:table-cell table:formula="of:=INDEX([.$A$2:.$D$100000];(ROW()-1)*6-1;2)" office:value-type="float" office:value="288364.03">
            <text:p>288364,03</text:p>
          </table:table-cell>
          <table:table-cell table:formula="of:=INDEX([.$A$2:.$D$100000];(ROW()-1)*6-2;2)" office:value-type="float" office:value="793091">
            <text:p>793091</text:p>
          </table:table-cell>
          <table:table-cell table:formula="of:=INDEX([.$A$2:.$D$100000];(ROW()-1)*6-5;1)" office:value-type="float" office:value="4.875">
            <text:p>4,875</text:p>
          </table:table-cell>
          <table:table-cell table:formula="of:=INDEX([.$A$2:.$D$100000];(ROW()-1)*6-3;1)" office:value-type="float" office:value="1.859">
            <text:p>1,859</text:p>
          </table:table-cell>
        </table:table-row>
        <table:table-row table:style-name="ro1">
          <table:table-cell office:value-type="float" office:value="2248406">
            <text:p>2248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">
            <text:p>8</text:p>
          </table:table-cell>
          <table:table-cell table:formula="of:=INDEX([.$A$2:.$D$100000];(ROW()-1)*6;1)" office:value-type="float" office:value="5996249">
            <text:p>5996249</text:p>
          </table:table-cell>
          <table:table-cell table:formula="of:=INDEX([.$A$2:.$D$100000];(ROW()-1)*6-1;4)" office:value-type="float" office:value="26.83">
            <text:p>26,83</text:p>
          </table:table-cell>
          <table:table-cell table:formula="of:=INDEX([.$A$2:.$D$100000];(ROW()-1)*6-2;4)" office:value-type="float" office:value="19.49">
            <text:p>19,49</text:p>
          </table:table-cell>
          <table:table-cell table:formula="of:=INDEX([.$A$2:.$D$100000];(ROW()-1)*6-1;3)" office:value-type="float" office:value="180.55">
            <text:p>180,55</text:p>
          </table:table-cell>
          <table:table-cell table:formula="of:=INDEX([.$A$2:.$D$100000];(ROW()-1)*6-2;3)" office:value-type="float" office:value="732.11">
            <text:p>732,11</text:p>
          </table:table-cell>
          <table:table-cell table:formula="of:=INDEX([.$A$2:.$D$100000];(ROW()-1)*6-1;2)" office:value-type="float" office:value="280783.03">
            <text:p>280783,03</text:p>
          </table:table-cell>
          <table:table-cell table:formula="of:=INDEX([.$A$2:.$D$100000];(ROW()-1)*6-2;2)" office:value-type="float" office:value="738599">
            <text:p>738599</text:p>
          </table:table-cell>
          <table:table-cell table:formula="of:=INDEX([.$A$2:.$D$100000];(ROW()-1)*6-5;1)" office:value-type="float" office:value="4.672">
            <text:p>4,672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">
            <text:p>9</text:p>
          </table:table-cell>
          <table:table-cell table:formula="of:=INDEX([.$A$2:.$D$100000];(ROW()-1)*6;1)" office:value-type="float" office:value="5611545">
            <text:p>5611545</text:p>
          </table:table-cell>
          <table:table-cell table:formula="of:=INDEX([.$A$2:.$D$100000];(ROW()-1)*6-1;4)" office:value-type="float" office:value="26.33">
            <text:p>26,33</text:p>
          </table:table-cell>
          <table:table-cell table:formula="of:=INDEX([.$A$2:.$D$100000];(ROW()-1)*6-2;4)" office:value-type="float" office:value="18.96">
            <text:p>18,96</text:p>
          </table:table-cell>
          <table:table-cell table:formula="of:=INDEX([.$A$2:.$D$100000];(ROW()-1)*6-1;3)" office:value-type="float" office:value="194.52">
            <text:p>194,52</text:p>
          </table:table-cell>
          <table:table-cell table:formula="of:=INDEX([.$A$2:.$D$100000];(ROW()-1)*6-2;3)" office:value-type="float" office:value="825.75">
            <text:p>825,75</text:p>
          </table:table-cell>
          <table:table-cell table:formula="of:=INDEX([.$A$2:.$D$100000];(ROW()-1)*6-1;2)" office:value-type="float" office:value="326874.03">
            <text:p>326874,03</text:p>
          </table:table-cell>
          <table:table-cell table:formula="of:=INDEX([.$A$2:.$D$100000];(ROW()-1)*6-2;2)" office:value-type="float" office:value="845757">
            <text:p>845757</text:p>
          </table:table-cell>
          <table:table-cell table:formula="of:=INDEX([.$A$2:.$D$100000];(ROW()-1)*6-5;1)" office:value-type="float" office:value="4.422">
            <text:p>4,422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">
            <text:p>10</text:p>
          </table:table-cell>
          <table:table-cell table:formula="of:=INDEX([.$A$2:.$D$100000];(ROW()-1)*6;1)" office:value-type="float" office:value="5314089">
            <text:p>5314089</text:p>
          </table:table-cell>
          <table:table-cell table:formula="of:=INDEX([.$A$2:.$D$100000];(ROW()-1)*6-1;4)" office:value-type="float" office:value="26.05">
            <text:p>26,05</text:p>
          </table:table-cell>
          <table:table-cell table:formula="of:=INDEX([.$A$2:.$D$100000];(ROW()-1)*6-2;4)" office:value-type="float" office:value="19.07">
            <text:p>19,07</text:p>
          </table:table-cell>
          <table:table-cell table:formula="of:=INDEX([.$A$2:.$D$100000];(ROW()-1)*6-1;3)" office:value-type="float" office:value="202.99">
            <text:p>202,99</text:p>
          </table:table-cell>
          <table:table-cell table:formula="of:=INDEX([.$A$2:.$D$100000];(ROW()-1)*6-2;3)" office:value-type="float" office:value="805.7">
            <text:p>805,7</text:p>
          </table:table-cell>
          <table:table-cell table:formula="of:=INDEX([.$A$2:.$D$100000];(ROW()-1)*6-1;2)" office:value-type="float" office:value="342307.81">
            <text:p>342307,81</text:p>
          </table:table-cell>
          <table:table-cell table:formula="of:=INDEX([.$A$2:.$D$100000];(ROW()-1)*6-2;2)" office:value-type="float" office:value="825902">
            <text:p>825902</text:p>
          </table:table-cell>
          <table:table-cell table:formula="of:=INDEX([.$A$2:.$D$100000];(ROW()-1)*6-5;1)" office:value-type="float" office:value="4.281">
            <text:p>4,281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1.687">
            <text:p>1,68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">
            <text:p>11</text:p>
          </table:table-cell>
          <table:table-cell table:formula="of:=INDEX([.$A$2:.$D$100000];(ROW()-1)*6;1)" office:value-type="float" office:value="5076517">
            <text:p>5076517</text:p>
          </table:table-cell>
          <table:table-cell table:formula="of:=INDEX([.$A$2:.$D$100000];(ROW()-1)*6-1;4)" office:value-type="float" office:value="25.79">
            <text:p>25,79</text:p>
          </table:table-cell>
          <table:table-cell table:formula="of:=INDEX([.$A$2:.$D$100000];(ROW()-1)*6-2;4)" office:value-type="float" office:value="18.9">
            <text:p>18,9</text:p>
          </table:table-cell>
          <table:table-cell table:formula="of:=INDEX([.$A$2:.$D$100000];(ROW()-1)*6-1;3)" office:value-type="float" office:value="215.77">
            <text:p>215,77</text:p>
          </table:table-cell>
          <table:table-cell table:formula="of:=INDEX([.$A$2:.$D$100000];(ROW()-1)*6-2;3)" office:value-type="float" office:value="838.5">
            <text:p>838,5</text:p>
          </table:table-cell>
          <table:table-cell table:formula="of:=INDEX([.$A$2:.$D$100000];(ROW()-1)*6-1;2)" office:value-type="float" office:value="365326.72">
            <text:p>365326,72</text:p>
          </table:table-cell>
          <table:table-cell table:formula="of:=INDEX([.$A$2:.$D$100000];(ROW()-1)*6-2;2)" office:value-type="float" office:value="865785">
            <text:p>865785</text:p>
          </table:table-cell>
          <table:table-cell table:formula="of:=INDEX([.$A$2:.$D$100000];(ROW()-1)*6-5;1)" office:value-type="float" office:value="4.14">
            <text:p>4,14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613143">
            <text:p>1613143</text:p>
          </table:table-cell>
          <table:table-cell office:value-type="float" office:value="1489.74">
            <text:p>1489,74</text:p>
          </table:table-cell>
          <table:table-cell office:value-type="float" office:value="16.4">
            <text:p>16,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">
            <text:p>12</text:p>
          </table:table-cell>
          <table:table-cell table:formula="of:=INDEX([.$A$2:.$D$100000];(ROW()-1)*6;1)" office:value-type="float" office:value="4856927">
            <text:p>4856927</text:p>
          </table:table-cell>
          <table:table-cell table:formula="of:=INDEX([.$A$2:.$D$100000];(ROW()-1)*6-1;4)" office:value-type="float" office:value="25.58">
            <text:p>25,58</text:p>
          </table:table-cell>
          <table:table-cell table:formula="of:=INDEX([.$A$2:.$D$100000];(ROW()-1)*6-2;4)" office:value-type="float" office:value="18.99">
            <text:p>18,99</text:p>
          </table:table-cell>
          <table:table-cell table:formula="of:=INDEX([.$A$2:.$D$100000];(ROW()-1)*6-1;3)" office:value-type="float" office:value="223.99">
            <text:p>223,99</text:p>
          </table:table-cell>
          <table:table-cell table:formula="of:=INDEX([.$A$2:.$D$100000];(ROW()-1)*6-2;3)" office:value-type="float" office:value="821.1">
            <text:p>821,1</text:p>
          </table:table-cell>
          <table:table-cell table:formula="of:=INDEX([.$A$2:.$D$100000];(ROW()-1)*6-1;2)" office:value-type="float" office:value="369584.81">
            <text:p>369584,81</text:p>
          </table:table-cell>
          <table:table-cell table:formula="of:=INDEX([.$A$2:.$D$100000];(ROW()-1)*6-2;2)" office:value-type="float" office:value="846376">
            <text:p>846376</text:p>
          </table:table-cell>
          <table:table-cell table:formula="of:=INDEX([.$A$2:.$D$100000];(ROW()-1)*6-5;1)" office:value-type="float" office:value="4.047">
            <text:p>4,047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866634.31">
            <text:p>866634,31</text:p>
          </table:table-cell>
          <table:table-cell office:value-type="float" office:value="561.53">
            <text:p>561,53</text:p>
          </table:table-cell>
          <table:table-cell office:value-type="float" office:value="21.35">
            <text:p>21,3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">
            <text:p>13</text:p>
          </table:table-cell>
          <table:table-cell table:formula="of:=INDEX([.$A$2:.$D$100000];(ROW()-1)*6;1)" office:value-type="float" office:value="4669203">
            <text:p>4669203</text:p>
          </table:table-cell>
          <table:table-cell table:formula="of:=INDEX([.$A$2:.$D$100000];(ROW()-1)*6-1;4)" office:value-type="float" office:value="25.35">
            <text:p>25,35</text:p>
          </table:table-cell>
          <table:table-cell table:formula="of:=INDEX([.$A$2:.$D$100000];(ROW()-1)*6-2;4)" office:value-type="float" office:value="18.73">
            <text:p>18,73</text:p>
          </table:table-cell>
          <table:table-cell table:formula="of:=INDEX([.$A$2:.$D$100000];(ROW()-1)*6-1;3)" office:value-type="float" office:value="236.02">
            <text:p>236,02</text:p>
          </table:table-cell>
          <table:table-cell table:formula="of:=INDEX([.$A$2:.$D$100000];(ROW()-1)*6-2;3)" office:value-type="float" office:value="870.9">
            <text:p>870,9</text:p>
          </table:table-cell>
          <table:table-cell table:formula="of:=INDEX([.$A$2:.$D$100000];(ROW()-1)*6-1;2)" office:value-type="float" office:value="394833.59">
            <text:p>394833,59</text:p>
          </table:table-cell>
          <table:table-cell table:formula="of:=INDEX([.$A$2:.$D$100000];(ROW()-1)*6-2;2)" office:value-type="float" office:value="896921">
            <text:p>896921</text:p>
          </table:table-cell>
          <table:table-cell table:formula="of:=INDEX([.$A$2:.$D$100000];(ROW()-1)*6-5;1)" office:value-type="float" office:value="3.985">
            <text:p>3,985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2299969">
            <text:p>22999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">
            <text:p>14</text:p>
          </table:table-cell>
          <table:table-cell table:formula="of:=INDEX([.$A$2:.$D$100000];(ROW()-1)*6;1)" office:value-type="float" office:value="4502543">
            <text:p>4502543</text:p>
          </table:table-cell>
          <table:table-cell table:formula="of:=INDEX([.$A$2:.$D$100000];(ROW()-1)*6-1;4)" office:value-type="float" office:value="25.42">
            <text:p>25,42</text:p>
          </table:table-cell>
          <table:table-cell table:formula="of:=INDEX([.$A$2:.$D$100000];(ROW()-1)*6-2;4)" office:value-type="float" office:value="18.84">
            <text:p>18,84</text:p>
          </table:table-cell>
          <table:table-cell table:formula="of:=INDEX([.$A$2:.$D$100000];(ROW()-1)*6-1;3)" office:value-type="float" office:value="243.99">
            <text:p>243,99</text:p>
          </table:table-cell>
          <table:table-cell table:formula="of:=INDEX([.$A$2:.$D$100000];(ROW()-1)*6-2;3)" office:value-type="float" office:value="849.29">
            <text:p>849,29</text:p>
          </table:table-cell>
          <table:table-cell table:formula="of:=INDEX([.$A$2:.$D$100000];(ROW()-1)*6-1;2)" office:value-type="float" office:value="402422.47">
            <text:p>402422,47</text:p>
          </table:table-cell>
          <table:table-cell table:formula="of:=INDEX([.$A$2:.$D$100000];(ROW()-1)*6-2;2)" office:value-type="float" office:value="883072">
            <text:p>883072</text:p>
          </table:table-cell>
          <table:table-cell table:formula="of:=INDEX([.$A$2:.$D$100000];(ROW()-1)*6-5;1)" office:value-type="float" office:value="3.922">
            <text:p>3,922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3.016">
            <text:p>3,01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">
            <text:p>15</text:p>
          </table:table-cell>
          <table:table-cell table:formula="of:=INDEX([.$A$2:.$D$100000];(ROW()-1)*6;1)" office:value-type="float" office:value="4343088">
            <text:p>4343088</text:p>
          </table:table-cell>
          <table:table-cell table:formula="of:=INDEX([.$A$2:.$D$100000];(ROW()-1)*6-1;4)" office:value-type="float" office:value="24.97">
            <text:p>24,97</text:p>
          </table:table-cell>
          <table:table-cell table:formula="of:=INDEX([.$A$2:.$D$100000];(ROW()-1)*6-2;4)" office:value-type="float" office:value="18.56">
            <text:p>18,56</text:p>
          </table:table-cell>
          <table:table-cell table:formula="of:=INDEX([.$A$2:.$D$100000];(ROW()-1)*6-1;3)" office:value-type="float" office:value="256.45">
            <text:p>256,45</text:p>
          </table:table-cell>
          <table:table-cell table:formula="of:=INDEX([.$A$2:.$D$100000];(ROW()-1)*6-2;3)" office:value-type="float" office:value="906.78">
            <text:p>906,78</text:p>
          </table:table-cell>
          <table:table-cell table:formula="of:=INDEX([.$A$2:.$D$100000];(ROW()-1)*6-1;2)" office:value-type="float" office:value="426861.13">
            <text:p>426861,13</text:p>
          </table:table-cell>
          <table:table-cell table:formula="of:=INDEX([.$A$2:.$D$100000];(ROW()-1)*6-2;2)" office:value-type="float" office:value="934844">
            <text:p>934844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">
            <text:p>16</text:p>
          </table:table-cell>
          <table:table-cell table:formula="of:=INDEX([.$A$2:.$D$100000];(ROW()-1)*6;1)" office:value-type="float" office:value="4208793">
            <text:p>4208793</text:p>
          </table:table-cell>
          <table:table-cell table:formula="of:=INDEX([.$A$2:.$D$100000];(ROW()-1)*6-1;4)" office:value-type="float" office:value="25.06">
            <text:p>25,06</text:p>
          </table:table-cell>
          <table:table-cell table:formula="of:=INDEX([.$A$2:.$D$100000];(ROW()-1)*6-2;4)" office:value-type="float" office:value="18.58">
            <text:p>18,58</text:p>
          </table:table-cell>
          <table:table-cell table:formula="of:=INDEX([.$A$2:.$D$100000];(ROW()-1)*6-1;3)" office:value-type="float" office:value="263.4">
            <text:p>263,4</text:p>
          </table:table-cell>
          <table:table-cell table:formula="of:=INDEX([.$A$2:.$D$100000];(ROW()-1)*6-2;3)" office:value-type="float" office:value="900.9">
            <text:p>900,9</text:p>
          </table:table-cell>
          <table:table-cell table:formula="of:=INDEX([.$A$2:.$D$100000];(ROW()-1)*6-1;2)" office:value-type="float" office:value="403997.91">
            <text:p>403997,91</text:p>
          </table:table-cell>
          <table:table-cell table:formula="of:=INDEX([.$A$2:.$D$100000];(ROW()-1)*6-2;2)" office:value-type="float" office:value="907320">
            <text:p>907320</text:p>
          </table:table-cell>
          <table:table-cell table:formula="of:=INDEX([.$A$2:.$D$100000];(ROW()-1)*6-5;1)" office:value-type="float" office:value="3.75">
            <text:p>3,75</text:p>
          </table:table-cell>
          <table:table-cell table:formula="of:=INDEX([.$A$2:.$D$100000];(ROW()-1)*6-3;1)" office:value-type="float" office:value="1.61">
            <text:p>1,61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">
            <text:p>17</text:p>
          </table:table-cell>
          <table:table-cell table:formula="of:=INDEX([.$A$2:.$D$100000];(ROW()-1)*6;1)" office:value-type="float" office:value="4078134">
            <text:p>4078134</text:p>
          </table:table-cell>
          <table:table-cell table:formula="of:=INDEX([.$A$2:.$D$100000];(ROW()-1)*6-1;4)" office:value-type="float" office:value="24.62">
            <text:p>24,62</text:p>
          </table:table-cell>
          <table:table-cell table:formula="of:=INDEX([.$A$2:.$D$100000];(ROW()-1)*6-2;4)" office:value-type="float" office:value="18.38">
            <text:p>18,38</text:p>
          </table:table-cell>
          <table:table-cell table:formula="of:=INDEX([.$A$2:.$D$100000];(ROW()-1)*6-1;3)" office:value-type="float" office:value="276.29">
            <text:p>276,29</text:p>
          </table:table-cell>
          <table:table-cell table:formula="of:=INDEX([.$A$2:.$D$100000];(ROW()-1)*6-2;3)" office:value-type="float" office:value="945.05">
            <text:p>945,05</text:p>
          </table:table-cell>
          <table:table-cell table:formula="of:=INDEX([.$A$2:.$D$100000];(ROW()-1)*6-1;2)" office:value-type="float" office:value="451354.09">
            <text:p>451354,09</text:p>
          </table:table-cell>
          <table:table-cell table:formula="of:=INDEX([.$A$2:.$D$100000];(ROW()-1)*6-2;2)" office:value-type="float" office:value="975162">
            <text:p>975162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572663">
            <text:p>1572663</text:p>
          </table:table-cell>
          <table:table-cell office:value-type="float" office:value="1437.33">
            <text:p>1437,33</text:p>
          </table:table-cell>
          <table:table-cell office:value-type="float" office:value="16.56">
            <text:p>16,5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">
            <text:p>18</text:p>
          </table:table-cell>
          <table:table-cell table:formula="of:=INDEX([.$A$2:.$D$100000];(ROW()-1)*6;1)" office:value-type="float" office:value="3971627">
            <text:p>3971627</text:p>
          </table:table-cell>
          <table:table-cell table:formula="of:=INDEX([.$A$2:.$D$100000];(ROW()-1)*6-1;4)" office:value-type="float" office:value="24.46">
            <text:p>24,46</text:p>
          </table:table-cell>
          <table:table-cell table:formula="of:=INDEX([.$A$2:.$D$100000];(ROW()-1)*6-2;4)" office:value-type="float" office:value="18.1">
            <text:p>18,1</text:p>
          </table:table-cell>
          <table:table-cell table:formula="of:=INDEX([.$A$2:.$D$100000];(ROW()-1)*6-1;3)" office:value-type="float" office:value="286.42">
            <text:p>286,42</text:p>
          </table:table-cell>
          <table:table-cell table:formula="of:=INDEX([.$A$2:.$D$100000];(ROW()-1)*6-2;3)" office:value-type="float" office:value="1006.77">
            <text:p>1006,77</text:p>
          </table:table-cell>
          <table:table-cell table:formula="of:=INDEX([.$A$2:.$D$100000];(ROW()-1)*6-1;2)" office:value-type="float" office:value="467546.56">
            <text:p>467546,56</text:p>
          </table:table-cell>
          <table:table-cell table:formula="of:=INDEX([.$A$2:.$D$100000];(ROW()-1)*6-2;2)" office:value-type="float" office:value="1029243">
            <text:p>1029243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848881.94">
            <text:p>848881,94</text:p>
          </table:table-cell>
          <table:table-cell office:value-type="float" office:value="549.37">
            <text:p>549,37</text:p>
          </table:table-cell>
          <table:table-cell office:value-type="float" office:value="21.44">
            <text:p>21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">
            <text:p>19</text:p>
          </table:table-cell>
          <table:table-cell table:formula="of:=INDEX([.$A$2:.$D$100000];(ROW()-1)*6;1)" office:value-type="float" office:value="3866420">
            <text:p>3866420</text:p>
          </table:table-cell>
          <table:table-cell table:formula="of:=INDEX([.$A$2:.$D$100000];(ROW()-1)*6-1;4)" office:value-type="float" office:value="24.3">
            <text:p>24,3</text:p>
          </table:table-cell>
          <table:table-cell table:formula="of:=INDEX([.$A$2:.$D$100000];(ROW()-1)*6-2;4)" office:value-type="float" office:value="17.97">
            <text:p>17,97</text:p>
          </table:table-cell>
          <table:table-cell table:formula="of:=INDEX([.$A$2:.$D$100000];(ROW()-1)*6-1;3)" office:value-type="float" office:value="298.36">
            <text:p>298,36</text:p>
          </table:table-cell>
          <table:table-cell table:formula="of:=INDEX([.$A$2:.$D$100000];(ROW()-1)*6-2;3)" office:value-type="float" office:value="1038.14">
            <text:p>1038,14</text:p>
          </table:table-cell>
          <table:table-cell table:formula="of:=INDEX([.$A$2:.$D$100000];(ROW()-1)*6-1;2)" office:value-type="float" office:value="485902.47">
            <text:p>485902,47</text:p>
          </table:table-cell>
          <table:table-cell table:formula="of:=INDEX([.$A$2:.$D$100000];(ROW()-1)*6-2;2)" office:value-type="float" office:value="1067656">
            <text:p>1067656</text:p>
          </table:table-cell>
          <table:table-cell table:formula="of:=INDEX([.$A$2:.$D$100000];(ROW()-1)*6-5;1)" office:value-type="float" office:value="3.641">
            <text:p>3,641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2339076">
            <text:p>233907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">
            <text:p>20</text:p>
          </table:table-cell>
          <table:table-cell table:formula="of:=INDEX([.$A$2:.$D$100000];(ROW()-1)*6;1)" office:value-type="float" office:value="3774936">
            <text:p>3774936</text:p>
          </table:table-cell>
          <table:table-cell table:formula="of:=INDEX([.$A$2:.$D$100000];(ROW()-1)*6-1;4)" office:value-type="float" office:value="24.2">
            <text:p>24,2</text:p>
          </table:table-cell>
          <table:table-cell table:formula="of:=INDEX([.$A$2:.$D$100000];(ROW()-1)*6-2;4)" office:value-type="float" office:value="18.05">
            <text:p>18,05</text:p>
          </table:table-cell>
          <table:table-cell table:formula="of:=INDEX([.$A$2:.$D$100000];(ROW()-1)*6-1;3)" office:value-type="float" office:value="303.08">
            <text:p>303,08</text:p>
          </table:table-cell>
          <table:table-cell table:formula="of:=INDEX([.$A$2:.$D$100000];(ROW()-1)*6-2;3)" office:value-type="float" office:value="1017.8">
            <text:p>1017,8</text:p>
          </table:table-cell>
          <table:table-cell table:formula="of:=INDEX([.$A$2:.$D$100000];(ROW()-1)*6-1;2)" office:value-type="float" office:value="489947.41">
            <text:p>489947,41</text:p>
          </table:table-cell>
          <table:table-cell table:formula="of:=INDEX([.$A$2:.$D$100000];(ROW()-1)*6-2;2)" office:value-type="float" office:value="1039521">
            <text:p>1039521</text:p>
          </table:table-cell>
          <table:table-cell table:formula="of:=INDEX([.$A$2:.$D$100000];(ROW()-1)*6-5;1)" office:value-type="float" office:value="3.594">
            <text:p>3,594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.031">
            <text:p>3,0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">
            <text:p>21</text:p>
          </table:table-cell>
          <table:table-cell table:formula="of:=INDEX([.$A$2:.$D$100000];(ROW()-1)*6;1)" office:value-type="float" office:value="3688210">
            <text:p>3688210</text:p>
          </table:table-cell>
          <table:table-cell table:formula="of:=INDEX([.$A$2:.$D$100000];(ROW()-1)*6-1;4)" office:value-type="float" office:value="24.07">
            <text:p>24,07</text:p>
          </table:table-cell>
          <table:table-cell table:formula="of:=INDEX([.$A$2:.$D$100000];(ROW()-1)*6-2;4)" office:value-type="float" office:value="17.88">
            <text:p>17,88</text:p>
          </table:table-cell>
          <table:table-cell table:formula="of:=INDEX([.$A$2:.$D$100000];(ROW()-1)*6-1;3)" office:value-type="float" office:value="313.28">
            <text:p>313,28</text:p>
          </table:table-cell>
          <table:table-cell table:formula="of:=INDEX([.$A$2:.$D$100000];(ROW()-1)*6-2;3)" office:value-type="float" office:value="1058.44">
            <text:p>1058,44</text:p>
          </table:table-cell>
          <table:table-cell table:formula="of:=INDEX([.$A$2:.$D$100000];(ROW()-1)*6-1;2)" office:value-type="float" office:value="507826.97">
            <text:p>507826,97</text:p>
          </table:table-cell>
          <table:table-cell table:formula="of:=INDEX([.$A$2:.$D$100000];(ROW()-1)*6-2;2)" office:value-type="float" office:value="1089400">
            <text:p>1089400</text:p>
          </table:table-cell>
          <table:table-cell table:formula="of:=INDEX([.$A$2:.$D$100000];(ROW()-1)*6-5;1)" office:value-type="float" office:value="3.563">
            <text:p>3,563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">
            <text:p>22</text:p>
          </table:table-cell>
          <table:table-cell table:formula="of:=INDEX([.$A$2:.$D$100000];(ROW()-1)*6;1)" office:value-type="float" office:value="3611861">
            <text:p>3611861</text:p>
          </table:table-cell>
          <table:table-cell table:formula="of:=INDEX([.$A$2:.$D$100000];(ROW()-1)*6-1;4)" office:value-type="float" office:value="23.9">
            <text:p>23,9</text:p>
          </table:table-cell>
          <table:table-cell table:formula="of:=INDEX([.$A$2:.$D$100000];(ROW()-1)*6-2;4)" office:value-type="float" office:value="17.64">
            <text:p>17,64</text:p>
          </table:table-cell>
          <table:table-cell table:formula="of:=INDEX([.$A$2:.$D$100000];(ROW()-1)*6-1;3)" office:value-type="float" office:value="325.12">
            <text:p>325,12</text:p>
          </table:table-cell>
          <table:table-cell table:formula="of:=INDEX([.$A$2:.$D$100000];(ROW()-1)*6-2;3)" office:value-type="float" office:value="1119.27">
            <text:p>1119,27</text:p>
          </table:table-cell>
          <table:table-cell table:formula="of:=INDEX([.$A$2:.$D$100000];(ROW()-1)*6-1;2)" office:value-type="float" office:value="526593.56">
            <text:p>526593,56</text:p>
          </table:table-cell>
          <table:table-cell table:formula="of:=INDEX([.$A$2:.$D$100000];(ROW()-1)*6-2;2)" office:value-type="float" office:value="1143420">
            <text:p>1143420</text:p>
          </table:table-cell>
          <table:table-cell table:formula="of:=INDEX([.$A$2:.$D$100000];(ROW()-1)*6-5;1)" office:value-type="float" office:value="3.516">
            <text:p>3,516</text:p>
          </table:table-cell>
          <table:table-cell table:formula="of:=INDEX([.$A$2:.$D$100000];(ROW()-1)*6-3;1)" office:value-type="float" office:value="1.562">
            <text:p>1,562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">
            <text:p>23</text:p>
          </table:table-cell>
          <table:table-cell table:formula="of:=INDEX([.$A$2:.$D$100000];(ROW()-1)*6;1)" office:value-type="float" office:value="3533282">
            <text:p>3533282</text:p>
          </table:table-cell>
          <table:table-cell table:formula="of:=INDEX([.$A$2:.$D$100000];(ROW()-1)*6-1;4)" office:value-type="float" office:value="23.81">
            <text:p>23,81</text:p>
          </table:table-cell>
          <table:table-cell table:formula="of:=INDEX([.$A$2:.$D$100000];(ROW()-1)*6-2;4)" office:value-type="float" office:value="17.67">
            <text:p>17,67</text:p>
          </table:table-cell>
          <table:table-cell table:formula="of:=INDEX([.$A$2:.$D$100000];(ROW()-1)*6-1;3)" office:value-type="float" office:value="331.49">
            <text:p>331,49</text:p>
          </table:table-cell>
          <table:table-cell table:formula="of:=INDEX([.$A$2:.$D$100000];(ROW()-1)*6-2;3)" office:value-type="float" office:value="1112.04">
            <text:p>1112,04</text:p>
          </table:table-cell>
          <table:table-cell table:formula="of:=INDEX([.$A$2:.$D$100000];(ROW()-1)*6-1;2)" office:value-type="float" office:value="536601.06">
            <text:p>536601,06</text:p>
          </table:table-cell>
          <table:table-cell table:formula="of:=INDEX([.$A$2:.$D$100000];(ROW()-1)*6-2;2)" office:value-type="float" office:value="1139465">
            <text:p>1139465</text:p>
          </table:table-cell>
          <table:table-cell table:formula="of:=INDEX([.$A$2:.$D$100000];(ROW()-1)*6-5;1)" office:value-type="float" office:value="3.484">
            <text:p>3,48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554981">
            <text:p>1554981</text:p>
          </table:table-cell>
          <table:table-cell office:value-type="float" office:value="1447.29">
            <text:p>1447,29</text:p>
          </table:table-cell>
          <table:table-cell office:value-type="float" office:value="16.53">
            <text:p>16,5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">
            <text:p>24</text:p>
          </table:table-cell>
          <table:table-cell table:formula="of:=INDEX([.$A$2:.$D$100000];(ROW()-1)*6;1)" office:value-type="float" office:value="3465272">
            <text:p>3465272</text:p>
          </table:table-cell>
          <table:table-cell table:formula="of:=INDEX([.$A$2:.$D$100000];(ROW()-1)*6-1;4)" office:value-type="float" office:value="23.74">
            <text:p>23,74</text:p>
          </table:table-cell>
          <table:table-cell table:formula="of:=INDEX([.$A$2:.$D$100000];(ROW()-1)*6-2;4)" office:value-type="float" office:value="17.8">
            <text:p>17,8</text:p>
          </table:table-cell>
          <table:table-cell table:formula="of:=INDEX([.$A$2:.$D$100000];(ROW()-1)*6-1;3)" office:value-type="float" office:value="335.42">
            <text:p>335,42</text:p>
          </table:table-cell>
          <table:table-cell table:formula="of:=INDEX([.$A$2:.$D$100000];(ROW()-1)*6-2;3)" office:value-type="float" office:value="1080.09">
            <text:p>1080,09</text:p>
          </table:table-cell>
          <table:table-cell table:formula="of:=INDEX([.$A$2:.$D$100000];(ROW()-1)*6-1;2)" office:value-type="float" office:value="532065.31">
            <text:p>532065,31</text:p>
          </table:table-cell>
          <table:table-cell table:formula="of:=INDEX([.$A$2:.$D$100000];(ROW()-1)*6-2;2)" office:value-type="float" office:value="1111612">
            <text:p>1111612</text:p>
          </table:table-cell>
          <table:table-cell table:formula="of:=INDEX([.$A$2:.$D$100000];(ROW()-1)*6-5;1)" office:value-type="float" office:value="3.453">
            <text:p>3,453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831712.06">
            <text:p>831712,06</text:p>
          </table:table-cell>
          <table:table-cell office:value-type="float" office:value="537.66">
            <text:p>537,66</text:p>
          </table:table-cell>
          <table:table-cell office:value-type="float" office:value="21.53">
            <text:p>21,5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">
            <text:p>25</text:p>
          </table:table-cell>
          <table:table-cell table:formula="of:=INDEX([.$A$2:.$D$100000];(ROW()-1)*6;1)" office:value-type="float" office:value="3396531">
            <text:p>3396531</text:p>
          </table:table-cell>
          <table:table-cell table:formula="of:=INDEX([.$A$2:.$D$100000];(ROW()-1)*6-1;4)" office:value-type="float" office:value="23.59">
            <text:p>23,59</text:p>
          </table:table-cell>
          <table:table-cell table:formula="of:=INDEX([.$A$2:.$D$100000];(ROW()-1)*6-2;4)" office:value-type="float" office:value="17.69">
            <text:p>17,69</text:p>
          </table:table-cell>
          <table:table-cell table:formula="of:=INDEX([.$A$2:.$D$100000];(ROW()-1)*6-1;3)" office:value-type="float" office:value="345.69">
            <text:p>345,69</text:p>
          </table:table-cell>
          <table:table-cell table:formula="of:=INDEX([.$A$2:.$D$100000];(ROW()-1)*6-2;3)" office:value-type="float" office:value="1107.9">
            <text:p>1107,9</text:p>
          </table:table-cell>
          <table:table-cell table:formula="of:=INDEX([.$A$2:.$D$100000];(ROW()-1)*6-1;2)" office:value-type="float" office:value="557291.13">
            <text:p>557291,13</text:p>
          </table:table-cell>
          <table:table-cell table:formula="of:=INDEX([.$A$2:.$D$100000];(ROW()-1)*6-2;2)" office:value-type="float" office:value="1159267">
            <text:p>1159267</text:p>
          </table:table-cell>
          <table:table-cell table:formula="of:=INDEX([.$A$2:.$D$100000];(ROW()-1)*6-5;1)" office:value-type="float" office:value="3.422">
            <text:p>3,422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2395421">
            <text:p>239542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6">
            <text:p>26</text:p>
          </table:table-cell>
          <table:table-cell table:formula="of:=INDEX([.$A$2:.$D$100000];(ROW()-1)*6;1)" office:value-type="float" office:value="3340672">
            <text:p>3340672</text:p>
          </table:table-cell>
          <table:table-cell table:formula="of:=INDEX([.$A$2:.$D$100000];(ROW()-1)*6-1;4)" office:value-type="float" office:value="23.49">
            <text:p>23,49</text:p>
          </table:table-cell>
          <table:table-cell table:formula="of:=INDEX([.$A$2:.$D$100000];(ROW()-1)*6-2;4)" office:value-type="float" office:value="17.26">
            <text:p>17,26</text:p>
          </table:table-cell>
          <table:table-cell table:formula="of:=INDEX([.$A$2:.$D$100000];(ROW()-1)*6-1;3)" office:value-type="float" office:value="355.66">
            <text:p>355,66</text:p>
          </table:table-cell>
          <table:table-cell table:formula="of:=INDEX([.$A$2:.$D$100000];(ROW()-1)*6-2;3)" office:value-type="float" office:value="1220.88">
            <text:p>1220,88</text:p>
          </table:table-cell>
          <table:table-cell table:formula="of:=INDEX([.$A$2:.$D$100000];(ROW()-1)*6-1;2)" office:value-type="float" office:value="570299.44">
            <text:p>570299,44</text:p>
          </table:table-cell>
          <table:table-cell table:formula="of:=INDEX([.$A$2:.$D$100000];(ROW()-1)*6-2;2)" office:value-type="float" office:value="1236453">
            <text:p>1236453</text:p>
          </table:table-cell>
          <table:table-cell table:formula="of:=INDEX([.$A$2:.$D$100000];(ROW()-1)*6-5;1)" office:value-type="float" office:value="3.39">
            <text:p>3,39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.063">
            <text:p>3,0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7">
            <text:p>27</text:p>
          </table:table-cell>
          <table:table-cell table:formula="of:=INDEX([.$A$2:.$D$100000];(ROW()-1)*6;1)" office:value-type="float" office:value="3283831">
            <text:p>3283831</text:p>
          </table:table-cell>
          <table:table-cell table:formula="of:=INDEX([.$A$2:.$D$100000];(ROW()-1)*6-1;4)" office:value-type="float" office:value="23.41">
            <text:p>23,41</text:p>
          </table:table-cell>
          <table:table-cell table:formula="of:=INDEX([.$A$2:.$D$100000];(ROW()-1)*6-2;4)" office:value-type="float" office:value="17.38">
            <text:p>17,38</text:p>
          </table:table-cell>
          <table:table-cell table:formula="of:=INDEX([.$A$2:.$D$100000];(ROW()-1)*6-1;3)" office:value-type="float" office:value="361.47">
            <text:p>361,47</text:p>
          </table:table-cell>
          <table:table-cell table:formula="of:=INDEX([.$A$2:.$D$100000];(ROW()-1)*6-2;3)" office:value-type="float" office:value="1188.3">
            <text:p>1188,3</text:p>
          </table:table-cell>
          <table:table-cell table:formula="of:=INDEX([.$A$2:.$D$100000];(ROW()-1)*6-1;2)" office:value-type="float" office:value="579688.19">
            <text:p>579688,19</text:p>
          </table:table-cell>
          <table:table-cell table:formula="of:=INDEX([.$A$2:.$D$100000];(ROW()-1)*6-2;2)" office:value-type="float" office:value="1232931">
            <text:p>1232931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8">
            <text:p>28</text:p>
          </table:table-cell>
          <table:table-cell table:formula="of:=INDEX([.$A$2:.$D$100000];(ROW()-1)*6;1)" office:value-type="float" office:value="3224712">
            <text:p>3224712</text:p>
          </table:table-cell>
          <table:table-cell table:formula="of:=INDEX([.$A$2:.$D$100000];(ROW()-1)*6-1;4)" office:value-type="float" office:value="23.45">
            <text:p>23,45</text:p>
          </table:table-cell>
          <table:table-cell table:formula="of:=INDEX([.$A$2:.$D$100000];(ROW()-1)*6-2;4)" office:value-type="float" office:value="17.48">
            <text:p>17,48</text:p>
          </table:table-cell>
          <table:table-cell table:formula="of:=INDEX([.$A$2:.$D$100000];(ROW()-1)*6-1;3)" office:value-type="float" office:value="373.71">
            <text:p>373,71</text:p>
          </table:table-cell>
          <table:table-cell table:formula="of:=INDEX([.$A$2:.$D$100000];(ROW()-1)*6-2;3)" office:value-type="float" office:value="1162.17">
            <text:p>1162,17</text:p>
          </table:table-cell>
          <table:table-cell table:formula="of:=INDEX([.$A$2:.$D$100000];(ROW()-1)*6-1;2)" office:value-type="float" office:value="593624.56">
            <text:p>593624,56</text:p>
          </table:table-cell>
          <table:table-cell table:formula="of:=INDEX([.$A$2:.$D$100000];(ROW()-1)*6-2;2)" office:value-type="float" office:value="1255296">
            <text:p>1255296</text:p>
          </table:table-cell>
          <table:table-cell table:formula="of:=INDEX([.$A$2:.$D$100000];(ROW()-1)*6-5;1)" office:value-type="float" office:value="3.375">
            <text:p>3,37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9">
            <text:p>29</text:p>
          </table:table-cell>
          <table:table-cell table:formula="of:=INDEX([.$A$2:.$D$100000];(ROW()-1)*6;1)" office:value-type="float" office:value="3166597">
            <text:p>3166597</text:p>
          </table:table-cell>
          <table:table-cell table:formula="of:=INDEX([.$A$2:.$D$100000];(ROW()-1)*6-1;4)" office:value-type="float" office:value="23.17">
            <text:p>23,17</text:p>
          </table:table-cell>
          <table:table-cell table:formula="of:=INDEX([.$A$2:.$D$100000];(ROW()-1)*6-2;4)" office:value-type="float" office:value="17.27">
            <text:p>17,27</text:p>
          </table:table-cell>
          <table:table-cell table:formula="of:=INDEX([.$A$2:.$D$100000];(ROW()-1)*6-1;3)" office:value-type="float" office:value="382.32">
            <text:p>382,32</text:p>
          </table:table-cell>
          <table:table-cell table:formula="of:=INDEX([.$A$2:.$D$100000];(ROW()-1)*6-2;3)" office:value-type="float" office:value="1220.18">
            <text:p>1220,18</text:p>
          </table:table-cell>
          <table:table-cell table:formula="of:=INDEX([.$A$2:.$D$100000];(ROW()-1)*6-1;2)" office:value-type="float" office:value="609032.06">
            <text:p>609032,06</text:p>
          </table:table-cell>
          <table:table-cell table:formula="of:=INDEX([.$A$2:.$D$100000];(ROW()-1)*6-2;2)" office:value-type="float" office:value="1269668">
            <text:p>1269668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89">
            <text:p>1,8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516542">
            <text:p>1516542</text:p>
          </table:table-cell>
          <table:table-cell office:value-type="float" office:value="1332.14">
            <text:p>1332,14</text:p>
          </table:table-cell>
          <table:table-cell office:value-type="float" office:value="16.89">
            <text:p>16,8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0">
            <text:p>30</text:p>
          </table:table-cell>
          <table:table-cell table:formula="of:=INDEX([.$A$2:.$D$100000];(ROW()-1)*6;1)" office:value-type="float" office:value="3113183">
            <text:p>3113183</text:p>
          </table:table-cell>
          <table:table-cell table:formula="of:=INDEX([.$A$2:.$D$100000];(ROW()-1)*6-1;4)" office:value-type="float" office:value="23.11">
            <text:p>23,11</text:p>
          </table:table-cell>
          <table:table-cell table:formula="of:=INDEX([.$A$2:.$D$100000];(ROW()-1)*6-2;4)" office:value-type="float" office:value="17.58">
            <text:p>17,58</text:p>
          </table:table-cell>
          <table:table-cell table:formula="of:=INDEX([.$A$2:.$D$100000];(ROW()-1)*6-1;3)" office:value-type="float" office:value="385.32">
            <text:p>385,32</text:p>
          </table:table-cell>
          <table:table-cell table:formula="of:=INDEX([.$A$2:.$D$100000];(ROW()-1)*6-2;3)" office:value-type="float" office:value="1136.28">
            <text:p>1136,28</text:p>
          </table:table-cell>
          <table:table-cell table:formula="of:=INDEX([.$A$2:.$D$100000];(ROW()-1)*6-1;2)" office:value-type="float" office:value="616169.38">
            <text:p>616169,38</text:p>
          </table:table-cell>
          <table:table-cell table:formula="of:=INDEX([.$A$2:.$D$100000];(ROW()-1)*6-2;2)" office:value-type="float" office:value="1287372">
            <text:p>1287372</text:p>
          </table:table-cell>
          <table:table-cell table:formula="of:=INDEX([.$A$2:.$D$100000];(ROW()-1)*6-5;1)" office:value-type="float" office:value="3.391">
            <text:p>3,391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807546.5">
            <text:p>807546,5</text:p>
          </table:table-cell>
          <table:table-cell office:value-type="float" office:value="519.68">
            <text:p>519,68</text:p>
          </table:table-cell>
          <table:table-cell office:value-type="float" office:value="21.67">
            <text:p>21,6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1">
            <text:p>31</text:p>
          </table:table-cell>
          <table:table-cell table:formula="of:=INDEX([.$A$2:.$D$100000];(ROW()-1)*6;1)" office:value-type="float" office:value="3063336">
            <text:p>3063336</text:p>
          </table:table-cell>
          <table:table-cell table:formula="of:=INDEX([.$A$2:.$D$100000];(ROW()-1)*6-1;4)" office:value-type="float" office:value="23.22">
            <text:p>23,22</text:p>
          </table:table-cell>
          <table:table-cell table:formula="of:=INDEX([.$A$2:.$D$100000];(ROW()-1)*6-2;4)" office:value-type="float" office:value="17.04">
            <text:p>17,04</text:p>
          </table:table-cell>
          <table:table-cell table:formula="of:=INDEX([.$A$2:.$D$100000];(ROW()-1)*6-1;3)" office:value-type="float" office:value="398.36">
            <text:p>398,36</text:p>
          </table:table-cell>
          <table:table-cell table:formula="of:=INDEX([.$A$2:.$D$100000];(ROW()-1)*6-2;3)" office:value-type="float" office:value="1284.17">
            <text:p>1284,17</text:p>
          </table:table-cell>
          <table:table-cell table:formula="of:=INDEX([.$A$2:.$D$100000];(ROW()-1)*6-1;2)" office:value-type="float" office:value="630592.31">
            <text:p>630592,31</text:p>
          </table:table-cell>
          <table:table-cell table:formula="of:=INDEX([.$A$2:.$D$100000];(ROW()-1)*6-2;2)" office:value-type="float" office:value="1316921">
            <text:p>1316921</text:p>
          </table:table-cell>
          <table:table-cell table:formula="of:=INDEX([.$A$2:.$D$100000];(ROW()-1)*6-5;1)" office:value-type="float" office:value="3.297">
            <text:p>3,297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2447724">
            <text:p>244772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2">
            <text:p>32</text:p>
          </table:table-cell>
          <table:table-cell table:formula="of:=INDEX([.$A$2:.$D$100000];(ROW()-1)*6;1)" office:value-type="float" office:value="3017917">
            <text:p>3017917</text:p>
          </table:table-cell>
          <table:table-cell table:formula="of:=INDEX([.$A$2:.$D$100000];(ROW()-1)*6-1;4)" office:value-type="float" office:value="23.1">
            <text:p>23,1</text:p>
          </table:table-cell>
          <table:table-cell table:formula="of:=INDEX([.$A$2:.$D$100000];(ROW()-1)*6-2;4)" office:value-type="float" office:value="17.62">
            <text:p>17,62</text:p>
          </table:table-cell>
          <table:table-cell table:formula="of:=INDEX([.$A$2:.$D$100000];(ROW()-1)*6-1;3)" office:value-type="float" office:value="398.08">
            <text:p>398,08</text:p>
          </table:table-cell>
          <table:table-cell table:formula="of:=INDEX([.$A$2:.$D$100000];(ROW()-1)*6-2;3)" office:value-type="float" office:value="1124.5">
            <text:p>1124,5</text:p>
          </table:table-cell>
          <table:table-cell table:formula="of:=INDEX([.$A$2:.$D$100000];(ROW()-1)*6-1;2)" office:value-type="float" office:value="597012.81">
            <text:p>597012,81</text:p>
          </table:table-cell>
          <table:table-cell table:formula="of:=INDEX([.$A$2:.$D$100000];(ROW()-1)*6-2;2)" office:value-type="float" office:value="1296337">
            <text:p>1296337</text:p>
          </table:table-cell>
          <table:table-cell table:formula="of:=INDEX([.$A$2:.$D$100000];(ROW()-1)*6-5;1)" office:value-type="float" office:value="3.265">
            <text:p>3,26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3.063">
            <text:p>3,0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3">
            <text:p>33</text:p>
          </table:table-cell>
          <table:table-cell table:formula="of:=INDEX([.$A$2:.$D$100000];(ROW()-1)*6;1)" office:value-type="float" office:value="2965746">
            <text:p>2965746</text:p>
          </table:table-cell>
          <table:table-cell table:formula="of:=INDEX([.$A$2:.$D$100000];(ROW()-1)*6-1;4)" office:value-type="float" office:value="22.75">
            <text:p>22,75</text:p>
          </table:table-cell>
          <table:table-cell table:formula="of:=INDEX([.$A$2:.$D$100000];(ROW()-1)*6-2;4)" office:value-type="float" office:value="17.02">
            <text:p>17,02</text:p>
          </table:table-cell>
          <table:table-cell table:formula="of:=INDEX([.$A$2:.$D$100000];(ROW()-1)*6-1;3)" office:value-type="float" office:value="417.58">
            <text:p>417,58</text:p>
          </table:table-cell>
          <table:table-cell table:formula="of:=INDEX([.$A$2:.$D$100000];(ROW()-1)*6-2;3)" office:value-type="float" office:value="1292.94">
            <text:p>1292,94</text:p>
          </table:table-cell>
          <table:table-cell table:formula="of:=INDEX([.$A$2:.$D$100000];(ROW()-1)*6-1;2)" office:value-type="float" office:value="661321.88">
            <text:p>661321,88</text:p>
          </table:table-cell>
          <table:table-cell table:formula="of:=INDEX([.$A$2:.$D$100000];(ROW()-1)*6-2;2)" office:value-type="float" office:value="1340466">
            <text:p>1340466</text:p>
          </table:table-cell>
          <table:table-cell table:formula="of:=INDEX([.$A$2:.$D$100000];(ROW()-1)*6-5;1)" office:value-type="float" office:value="3.266">
            <text:p>3,266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4">
            <text:p>34</text:p>
          </table:table-cell>
          <table:table-cell table:formula="of:=INDEX([.$A$2:.$D$100000];(ROW()-1)*6;1)" office:value-type="float" office:value="2919252">
            <text:p>2919252</text:p>
          </table:table-cell>
          <table:table-cell table:formula="of:=INDEX([.$A$2:.$D$100000];(ROW()-1)*6-1;4)" office:value-type="float" office:value="22.71">
            <text:p>22,71</text:p>
          </table:table-cell>
          <table:table-cell table:formula="of:=INDEX([.$A$2:.$D$100000];(ROW()-1)*6-2;4)" office:value-type="float" office:value="17.57">
            <text:p>17,57</text:p>
          </table:table-cell>
          <table:table-cell table:formula="of:=INDEX([.$A$2:.$D$100000];(ROW()-1)*6-1;3)" office:value-type="float" office:value="418.98">
            <text:p>418,98</text:p>
          </table:table-cell>
          <table:table-cell table:formula="of:=INDEX([.$A$2:.$D$100000];(ROW()-1)*6-2;3)" office:value-type="float" office:value="1139.04">
            <text:p>1139,04</text:p>
          </table:table-cell>
          <table:table-cell table:formula="of:=INDEX([.$A$2:.$D$100000];(ROW()-1)*6-1;2)" office:value-type="float" office:value="664372.75">
            <text:p>664372,75</text:p>
          </table:table-cell>
          <table:table-cell table:formula="of:=INDEX([.$A$2:.$D$100000];(ROW()-1)*6-2;2)" office:value-type="float" office:value="1361423">
            <text:p>1361423</text:p>
          </table:table-cell>
          <table:table-cell table:formula="of:=INDEX([.$A$2:.$D$100000];(ROW()-1)*6-5;1)" office:value-type="float" office:value="3.235">
            <text:p>3,235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5">
            <text:p>35</text:p>
          </table:table-cell>
          <table:table-cell table:formula="of:=INDEX([.$A$2:.$D$100000];(ROW()-1)*6;1)" office:value-type="float" office:value="2876768">
            <text:p>2876768</text:p>
          </table:table-cell>
          <table:table-cell table:formula="of:=INDEX([.$A$2:.$D$100000];(ROW()-1)*6-1;4)" office:value-type="float" office:value="22.62">
            <text:p>22,62</text:p>
          </table:table-cell>
          <table:table-cell table:formula="of:=INDEX([.$A$2:.$D$100000];(ROW()-1)*6-2;4)" office:value-type="float" office:value="17.3">
            <text:p>17,3</text:p>
          </table:table-cell>
          <table:table-cell table:formula="of:=INDEX([.$A$2:.$D$100000];(ROW()-1)*6-1;3)" office:value-type="float" office:value="428.01">
            <text:p>428,01</text:p>
          </table:table-cell>
          <table:table-cell table:formula="of:=INDEX([.$A$2:.$D$100000];(ROW()-1)*6-2;3)" office:value-type="float" office:value="1211.13">
            <text:p>1211,13</text:p>
          </table:table-cell>
          <table:table-cell table:formula="of:=INDEX([.$A$2:.$D$100000];(ROW()-1)*6-1;2)" office:value-type="float" office:value="676490.94">
            <text:p>676490,94</text:p>
          </table:table-cell>
          <table:table-cell table:formula="of:=INDEX([.$A$2:.$D$100000];(ROW()-1)*6-2;2)" office:value-type="float" office:value="1384706">
            <text:p>1384706</text:p>
          </table:table-cell>
          <table:table-cell table:formula="of:=INDEX([.$A$2:.$D$100000];(ROW()-1)*6-5;1)" office:value-type="float" office:value="3.25">
            <text:p>3,2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510579">
            <text:p>1510579</text:p>
          </table:table-cell>
          <table:table-cell office:value-type="float" office:value="1244.89">
            <text:p>1244,89</text:p>
          </table:table-cell>
          <table:table-cell office:value-type="float" office:value="17.18">
            <text:p>17,1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6">
            <text:p>36</text:p>
          </table:table-cell>
          <table:table-cell table:formula="of:=INDEX([.$A$2:.$D$100000];(ROW()-1)*6;1)" office:value-type="float" office:value="2832485">
            <text:p>2832485</text:p>
          </table:table-cell>
          <table:table-cell table:formula="of:=INDEX([.$A$2:.$D$100000];(ROW()-1)*6-1;4)" office:value-type="float" office:value="22.52">
            <text:p>22,52</text:p>
          </table:table-cell>
          <table:table-cell table:formula="of:=INDEX([.$A$2:.$D$100000];(ROW()-1)*6-2;4)" office:value-type="float" office:value="16.91">
            <text:p>16,91</text:p>
          </table:table-cell>
          <table:table-cell table:formula="of:=INDEX([.$A$2:.$D$100000];(ROW()-1)*6-1;3)" office:value-type="float" office:value="440.27">
            <text:p>440,27</text:p>
          </table:table-cell>
          <table:table-cell table:formula="of:=INDEX([.$A$2:.$D$100000];(ROW()-1)*6-2;3)" office:value-type="float" office:value="1324.82">
            <text:p>1324,82</text:p>
          </table:table-cell>
          <table:table-cell table:formula="of:=INDEX([.$A$2:.$D$100000];(ROW()-1)*6-1;2)" office:value-type="float" office:value="693033.13">
            <text:p>693033,13</text:p>
          </table:table-cell>
          <table:table-cell table:formula="of:=INDEX([.$A$2:.$D$100000];(ROW()-1)*6-2;2)" office:value-type="float" office:value="1396777">
            <text:p>1396777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88123.63">
            <text:p>788123,63</text:p>
          </table:table-cell>
          <table:table-cell office:value-type="float" office:value="505.86">
            <text:p>505,86</text:p>
          </table:table-cell>
          <table:table-cell office:value-type="float" office:value="21.78">
            <text:p>21,7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7">
            <text:p>37</text:p>
          </table:table-cell>
          <table:table-cell table:formula="of:=INDEX([.$A$2:.$D$100000];(ROW()-1)*6;1)" office:value-type="float" office:value="2789993">
            <text:p>2789993</text:p>
          </table:table-cell>
          <table:table-cell table:formula="of:=INDEX([.$A$2:.$D$100000];(ROW()-1)*6-1;4)" office:value-type="float" office:value="22.4">
            <text:p>22,4</text:p>
          </table:table-cell>
          <table:table-cell table:formula="of:=INDEX([.$A$2:.$D$100000];(ROW()-1)*6-2;4)" office:value-type="float" office:value="16.77">
            <text:p>16,77</text:p>
          </table:table-cell>
          <table:table-cell table:formula="of:=INDEX([.$A$2:.$D$100000];(ROW()-1)*6-1;3)" office:value-type="float" office:value="453.45">
            <text:p>453,45</text:p>
          </table:table-cell>
          <table:table-cell table:formula="of:=INDEX([.$A$2:.$D$100000];(ROW()-1)*6-2;3)" office:value-type="float" office:value="1367.68">
            <text:p>1367,68</text:p>
          </table:table-cell>
          <table:table-cell table:formula="of:=INDEX([.$A$2:.$D$100000];(ROW()-1)*6-1;2)" office:value-type="float" office:value="710288.5">
            <text:p>710288,5</text:p>
          </table:table-cell>
          <table:table-cell table:formula="of:=INDEX([.$A$2:.$D$100000];(ROW()-1)*6-2;2)" office:value-type="float" office:value="1414155">
            <text:p>1414155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2492435">
            <text:p>24924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8">
            <text:p>38</text:p>
          </table:table-cell>
          <table:table-cell table:formula="of:=INDEX([.$A$2:.$D$100000];(ROW()-1)*6;1)" office:value-type="float" office:value="2747811">
            <text:p>2747811</text:p>
          </table:table-cell>
          <table:table-cell table:formula="of:=INDEX([.$A$2:.$D$100000];(ROW()-1)*6-1;4)" office:value-type="float" office:value="22.3">
            <text:p>22,3</text:p>
          </table:table-cell>
          <table:table-cell table:formula="of:=INDEX([.$A$2:.$D$100000];(ROW()-1)*6-2;4)" office:value-type="float" office:value="16.73">
            <text:p>16,73</text:p>
          </table:table-cell>
          <table:table-cell table:formula="of:=INDEX([.$A$2:.$D$100000];(ROW()-1)*6-1;3)" office:value-type="float" office:value="464.75">
            <text:p>464,75</text:p>
          </table:table-cell>
          <table:table-cell table:formula="of:=INDEX([.$A$2:.$D$100000];(ROW()-1)*6-2;3)" office:value-type="float" office:value="1380.85">
            <text:p>1380,85</text:p>
          </table:table-cell>
          <table:table-cell table:formula="of:=INDEX([.$A$2:.$D$100000];(ROW()-1)*6-1;2)" office:value-type="float" office:value="726528.63">
            <text:p>726528,63</text:p>
          </table:table-cell>
          <table:table-cell table:formula="of:=INDEX([.$A$2:.$D$100000];(ROW()-1)*6-2;2)" office:value-type="float" office:value="1452844">
            <text:p>1452844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078">
            <text:p>3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9">
            <text:p>39</text:p>
          </table:table-cell>
          <table:table-cell table:formula="of:=INDEX([.$A$2:.$D$100000];(ROW()-1)*6;1)" office:value-type="float" office:value="2710841">
            <text:p>2710841</text:p>
          </table:table-cell>
          <table:table-cell table:formula="of:=INDEX([.$A$2:.$D$100000];(ROW()-1)*6-1;4)" office:value-type="float" office:value="22.24">
            <text:p>22,24</text:p>
          </table:table-cell>
          <table:table-cell table:formula="of:=INDEX([.$A$2:.$D$100000];(ROW()-1)*6-2;4)" office:value-type="float" office:value="17.02">
            <text:p>17,02</text:p>
          </table:table-cell>
          <table:table-cell table:formula="of:=INDEX([.$A$2:.$D$100000];(ROW()-1)*6-1;3)" office:value-type="float" office:value="467.12">
            <text:p>467,12</text:p>
          </table:table-cell>
          <table:table-cell table:formula="of:=INDEX([.$A$2:.$D$100000];(ROW()-1)*6-2;3)" office:value-type="float" office:value="1290.05">
            <text:p>1290,05</text:p>
          </table:table-cell>
          <table:table-cell table:formula="of:=INDEX([.$A$2:.$D$100000];(ROW()-1)*6-1;2)" office:value-type="float" office:value="732547.13">
            <text:p>732547,13</text:p>
          </table:table-cell>
          <table:table-cell table:formula="of:=INDEX([.$A$2:.$D$100000];(ROW()-1)*6-2;2)" office:value-type="float" office:value="1472833">
            <text:p>1472833</text:p>
          </table:table-cell>
          <table:table-cell table:formula="of:=INDEX([.$A$2:.$D$100000];(ROW()-1)*6-5;1)" office:value-type="float" office:value="3.14">
            <text:p>3,14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0">
            <text:p>40</text:p>
          </table:table-cell>
          <table:table-cell table:formula="of:=INDEX([.$A$2:.$D$100000];(ROW()-1)*6;1)" office:value-type="float" office:value="2677229">
            <text:p>2677229</text:p>
          </table:table-cell>
          <table:table-cell table:formula="of:=INDEX([.$A$2:.$D$100000];(ROW()-1)*6-1;4)" office:value-type="float" office:value="22.2">
            <text:p>22,2</text:p>
          </table:table-cell>
          <table:table-cell table:formula="of:=INDEX([.$A$2:.$D$100000];(ROW()-1)*6-2;4)" office:value-type="float" office:value="16.93">
            <text:p>16,93</text:p>
          </table:table-cell>
          <table:table-cell table:formula="of:=INDEX([.$A$2:.$D$100000];(ROW()-1)*6-1;3)" office:value-type="float" office:value="473.06">
            <text:p>473,06</text:p>
          </table:table-cell>
          <table:table-cell table:formula="of:=INDEX([.$A$2:.$D$100000];(ROW()-1)*6-2;3)" office:value-type="float" office:value="1319.78">
            <text:p>1319,78</text:p>
          </table:table-cell>
          <table:table-cell table:formula="of:=INDEX([.$A$2:.$D$100000];(ROW()-1)*6-1;2)" office:value-type="float" office:value="733399.38">
            <text:p>733399,38</text:p>
          </table:table-cell>
          <table:table-cell table:formula="of:=INDEX([.$A$2:.$D$100000];(ROW()-1)*6-2;2)" office:value-type="float" office:value="1479123">
            <text:p>1479123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1.625">
            <text:p>1,6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1">
            <text:p>41</text:p>
          </table:table-cell>
          <table:table-cell table:formula="of:=INDEX([.$A$2:.$D$100000];(ROW()-1)*6;1)" office:value-type="float" office:value="2640364">
            <text:p>2640364</text:p>
          </table:table-cell>
          <table:table-cell table:formula="of:=INDEX([.$A$2:.$D$100000];(ROW()-1)*6-1;4)" office:value-type="float" office:value="22.11">
            <text:p>22,11</text:p>
          </table:table-cell>
          <table:table-cell table:formula="of:=INDEX([.$A$2:.$D$100000];(ROW()-1)*6-2;4)" office:value-type="float" office:value="16.8">
            <text:p>16,8</text:p>
          </table:table-cell>
          <table:table-cell table:formula="of:=INDEX([.$A$2:.$D$100000];(ROW()-1)*6-1;3)" office:value-type="float" office:value="483.8">
            <text:p>483,8</text:p>
          </table:table-cell>
          <table:table-cell table:formula="of:=INDEX([.$A$2:.$D$100000];(ROW()-1)*6-2;3)" office:value-type="float" office:value="1357.36">
            <text:p>1357,36</text:p>
          </table:table-cell>
          <table:table-cell table:formula="of:=INDEX([.$A$2:.$D$100000];(ROW()-1)*6-1;2)" office:value-type="float" office:value="756888.63">
            <text:p>756888,63</text:p>
          </table:table-cell>
          <table:table-cell table:formula="of:=INDEX([.$A$2:.$D$100000];(ROW()-1)*6-2;2)" office:value-type="float" office:value="1517203">
            <text:p>1517203</text:p>
          </table:table-cell>
          <table:table-cell table:formula="of:=INDEX([.$A$2:.$D$100000];(ROW()-1)*6-5;1)" office:value-type="float" office:value="3.125">
            <text:p>3,125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473395">
            <text:p>1473395</text:p>
          </table:table-cell>
          <table:table-cell office:value-type="float" office:value="1432.84">
            <text:p>1432,84</text:p>
          </table:table-cell>
          <table:table-cell office:value-type="float" office:value="16.57">
            <text:p>16,5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2">
            <text:p>42</text:p>
          </table:table-cell>
          <table:table-cell table:formula="of:=INDEX([.$A$2:.$D$100000];(ROW()-1)*6;1)" office:value-type="float" office:value="2607988">
            <text:p>2607988</text:p>
          </table:table-cell>
          <table:table-cell table:formula="of:=INDEX([.$A$2:.$D$100000];(ROW()-1)*6-1;4)" office:value-type="float" office:value="22.04">
            <text:p>22,04</text:p>
          </table:table-cell>
          <table:table-cell table:formula="of:=INDEX([.$A$2:.$D$100000];(ROW()-1)*6-2;4)" office:value-type="float" office:value="16.89">
            <text:p>16,89</text:p>
          </table:table-cell>
          <table:table-cell table:formula="of:=INDEX([.$A$2:.$D$100000];(ROW()-1)*6-1;3)" office:value-type="float" office:value="491.33">
            <text:p>491,33</text:p>
          </table:table-cell>
          <table:table-cell table:formula="of:=INDEX([.$A$2:.$D$100000];(ROW()-1)*6-2;3)" office:value-type="float" office:value="1331.28">
            <text:p>1331,28</text:p>
          </table:table-cell>
          <table:table-cell table:formula="of:=INDEX([.$A$2:.$D$100000];(ROW()-1)*6-1;2)" office:value-type="float" office:value="764792.81">
            <text:p>764792,81</text:p>
          </table:table-cell>
          <table:table-cell table:formula="of:=INDEX([.$A$2:.$D$100000];(ROW()-1)*6-2;2)" office:value-type="float" office:value="1549489">
            <text:p>1549489</text:p>
          </table:table-cell>
          <table:table-cell table:formula="of:=INDEX([.$A$2:.$D$100000];(ROW()-1)*6-5;1)" office:value-type="float" office:value="3.109">
            <text:p>3,109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82694.56">
            <text:p>782694,56</text:p>
          </table:table-cell>
          <table:table-cell office:value-type="float" office:value="505.76">
            <text:p>505,76</text:p>
          </table:table-cell>
          <table:table-cell office:value-type="float" office:value="21.81">
            <text:p>21,8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3">
            <text:p>43</text:p>
          </table:table-cell>
          <table:table-cell table:formula="of:=INDEX([.$A$2:.$D$100000];(ROW()-1)*6;1)" office:value-type="float" office:value="2574241">
            <text:p>2574241</text:p>
          </table:table-cell>
          <table:table-cell table:formula="of:=INDEX([.$A$2:.$D$100000];(ROW()-1)*6-1;4)" office:value-type="float" office:value="21.95">
            <text:p>21,95</text:p>
          </table:table-cell>
          <table:table-cell table:formula="of:=INDEX([.$A$2:.$D$100000];(ROW()-1)*6-2;4)" office:value-type="float" office:value="16.47">
            <text:p>16,47</text:p>
          </table:table-cell>
          <table:table-cell table:formula="of:=INDEX([.$A$2:.$D$100000];(ROW()-1)*6-1;3)" office:value-type="float" office:value="503.08">
            <text:p>503,08</text:p>
          </table:table-cell>
          <table:table-cell table:formula="of:=INDEX([.$A$2:.$D$100000];(ROW()-1)*6-2;3)" office:value-type="float" office:value="1465.85">
            <text:p>1465,85</text:p>
          </table:table-cell>
          <table:table-cell table:formula="of:=INDEX([.$A$2:.$D$100000];(ROW()-1)*6-1;2)" office:value-type="float" office:value="783905.81">
            <text:p>783905,81</text:p>
          </table:table-cell>
          <table:table-cell table:formula="of:=INDEX([.$A$2:.$D$100000];(ROW()-1)*6-2;2)" office:value-type="float" office:value="1579529">
            <text:p>1579529</text:p>
          </table:table-cell>
          <table:table-cell table:formula="of:=INDEX([.$A$2:.$D$100000];(ROW()-1)*6-5;1)" office:value-type="float" office:value="3.422">
            <text:p>3,422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2533860">
            <text:p>253386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4">
            <text:p>44</text:p>
          </table:table-cell>
          <table:table-cell table:formula="of:=INDEX([.$A$2:.$D$100000];(ROW()-1)*6;1)" office:value-type="float" office:value="2543006">
            <text:p>2543006</text:p>
          </table:table-cell>
          <table:table-cell table:formula="of:=INDEX([.$A$2:.$D$100000];(ROW()-1)*6-1;4)" office:value-type="float" office:value="21.88">
            <text:p>21,88</text:p>
          </table:table-cell>
          <table:table-cell table:formula="of:=INDEX([.$A$2:.$D$100000];(ROW()-1)*6-2;4)" office:value-type="float" office:value="16.37">
            <text:p>16,37</text:p>
          </table:table-cell>
          <table:table-cell table:formula="of:=INDEX([.$A$2:.$D$100000];(ROW()-1)*6-1;3)" office:value-type="float" office:value="511.29">
            <text:p>511,29</text:p>
          </table:table-cell>
          <table:table-cell table:formula="of:=INDEX([.$A$2:.$D$100000];(ROW()-1)*6-2;3)" office:value-type="float" office:value="1500.33">
            <text:p>1500,33</text:p>
          </table:table-cell>
          <table:table-cell table:formula="of:=INDEX([.$A$2:.$D$100000];(ROW()-1)*6-1;2)" office:value-type="float" office:value="793861.19">
            <text:p>793861,19</text:p>
          </table:table-cell>
          <table:table-cell table:formula="of:=INDEX([.$A$2:.$D$100000];(ROW()-1)*6-2;2)" office:value-type="float" office:value="1604314">
            <text:p>1604314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5">
            <text:p>45</text:p>
          </table:table-cell>
          <table:table-cell table:formula="of:=INDEX([.$A$2:.$D$100000];(ROW()-1)*6;1)" office:value-type="float" office:value="2513286">
            <text:p>2513286</text:p>
          </table:table-cell>
          <table:table-cell table:formula="of:=INDEX([.$A$2:.$D$100000];(ROW()-1)*6-1;4)" office:value-type="float" office:value="21.84">
            <text:p>21,84</text:p>
          </table:table-cell>
          <table:table-cell table:formula="of:=INDEX([.$A$2:.$D$100000];(ROW()-1)*6-2;4)" office:value-type="float" office:value="16.5">
            <text:p>16,5</text:p>
          </table:table-cell>
          <table:table-cell table:formula="of:=INDEX([.$A$2:.$D$100000];(ROW()-1)*6-1;3)" office:value-type="float" office:value="515.24">
            <text:p>515,24</text:p>
          </table:table-cell>
          <table:table-cell table:formula="of:=INDEX([.$A$2:.$D$100000];(ROW()-1)*6-2;3)" office:value-type="float" office:value="1455.71">
            <text:p>1455,71</text:p>
          </table:table-cell>
          <table:table-cell table:formula="of:=INDEX([.$A$2:.$D$100000];(ROW()-1)*6-1;2)" office:value-type="float" office:value="801441.06">
            <text:p>801441,06</text:p>
          </table:table-cell>
          <table:table-cell table:formula="of:=INDEX([.$A$2:.$D$100000];(ROW()-1)*6-2;2)" office:value-type="float" office:value="1594069">
            <text:p>1594069</text:p>
          </table:table-cell>
          <table:table-cell table:formula="of:=INDEX([.$A$2:.$D$100000];(ROW()-1)*6-5;1)" office:value-type="float" office:value="3.953">
            <text:p>3,953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6">
            <text:p>46</text:p>
          </table:table-cell>
          <table:table-cell table:formula="of:=INDEX([.$A$2:.$D$100000];(ROW()-1)*6;1)" office:value-type="float" office:value="2484958">
            <text:p>2484958</text:p>
          </table:table-cell>
          <table:table-cell table:formula="of:=INDEX([.$A$2:.$D$100000];(ROW()-1)*6-1;4)" office:value-type="float" office:value="21.75">
            <text:p>21,75</text:p>
          </table:table-cell>
          <table:table-cell table:formula="of:=INDEX([.$A$2:.$D$100000];(ROW()-1)*6-2;4)" office:value-type="float" office:value="16.11">
            <text:p>16,11</text:p>
          </table:table-cell>
          <table:table-cell table:formula="of:=INDEX([.$A$2:.$D$100000];(ROW()-1)*6-1;3)" office:value-type="float" office:value="527.54">
            <text:p>527,54</text:p>
          </table:table-cell>
          <table:table-cell table:formula="of:=INDEX([.$A$2:.$D$100000];(ROW()-1)*6-2;3)" office:value-type="float" office:value="1591.64">
            <text:p>1591,64</text:p>
          </table:table-cell>
          <table:table-cell table:formula="of:=INDEX([.$A$2:.$D$100000];(ROW()-1)*6-1;2)" office:value-type="float" office:value="815685.06">
            <text:p>815685,06</text:p>
          </table:table-cell>
          <table:table-cell table:formula="of:=INDEX([.$A$2:.$D$100000];(ROW()-1)*6-2;2)" office:value-type="float" office:value="1629021">
            <text:p>1629021</text:p>
          </table:table-cell>
          <table:table-cell table:formula="of:=INDEX([.$A$2:.$D$100000];(ROW()-1)*6-5;1)" office:value-type="float" office:value="3.078">
            <text:p>3,078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7">
            <text:p>47</text:p>
          </table:table-cell>
          <table:table-cell table:formula="of:=INDEX([.$A$2:.$D$100000];(ROW()-1)*6;1)" office:value-type="float" office:value="2458936">
            <text:p>2458936</text:p>
          </table:table-cell>
          <table:table-cell table:formula="of:=INDEX([.$A$2:.$D$100000];(ROW()-1)*6-1;4)" office:value-type="float" office:value="21.7">
            <text:p>21,7</text:p>
          </table:table-cell>
          <table:table-cell table:formula="of:=INDEX([.$A$2:.$D$100000];(ROW()-1)*6-2;4)" office:value-type="float" office:value="16.31">
            <text:p>16,31</text:p>
          </table:table-cell>
          <table:table-cell table:formula="of:=INDEX([.$A$2:.$D$100000];(ROW()-1)*6-1;3)" office:value-type="float" office:value="531.46">
            <text:p>531,46</text:p>
          </table:table-cell>
          <table:table-cell table:formula="of:=INDEX([.$A$2:.$D$100000];(ROW()-1)*6-2;3)" office:value-type="float" office:value="1521.28">
            <text:p>1521,28</text:p>
          </table:table-cell>
          <table:table-cell table:formula="of:=INDEX([.$A$2:.$D$100000];(ROW()-1)*6-1;2)" office:value-type="float" office:value="823245.94">
            <text:p>823245,94</text:p>
          </table:table-cell>
          <table:table-cell table:formula="of:=INDEX([.$A$2:.$D$100000];(ROW()-1)*6-2;2)" office:value-type="float" office:value="1643490">
            <text:p>1643490</text:p>
          </table:table-cell>
          <table:table-cell table:formula="of:=INDEX([.$A$2:.$D$100000];(ROW()-1)*6-5;1)" office:value-type="float" office:value="4.188">
            <text:p>4,188</text:p>
          </table:table-cell>
          <table:table-cell table:formula="of:=INDEX([.$A$2:.$D$100000];(ROW()-1)*6-3;1)" office:value-type="float" office:value="2.328">
            <text:p>2,328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470442">
            <text:p>1470442</text:p>
          </table:table-cell>
          <table:table-cell office:value-type="float" office:value="1333.89">
            <text:p>1333,89</text:p>
          </table:table-cell>
          <table:table-cell office:value-type="float" office:value="16.88">
            <text:p>16,8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8">
            <text:p>48</text:p>
          </table:table-cell>
          <table:table-cell table:formula="of:=INDEX([.$A$2:.$D$100000];(ROW()-1)*6;1)" office:value-type="float" office:value="2435182">
            <text:p>2435182</text:p>
          </table:table-cell>
          <table:table-cell table:formula="of:=INDEX([.$A$2:.$D$100000];(ROW()-1)*6-1;4)" office:value-type="float" office:value="21.71">
            <text:p>21,71</text:p>
          </table:table-cell>
          <table:table-cell table:formula="of:=INDEX([.$A$2:.$D$100000];(ROW()-1)*6-2;4)" office:value-type="float" office:value="16.69">
            <text:p>16,69</text:p>
          </table:table-cell>
          <table:table-cell table:formula="of:=INDEX([.$A$2:.$D$100000];(ROW()-1)*6-1;3)" office:value-type="float" office:value="528.03">
            <text:p>528,03</text:p>
          </table:table-cell>
          <table:table-cell table:formula="of:=INDEX([.$A$2:.$D$100000];(ROW()-1)*6-2;3)" office:value-type="float" office:value="1392.25">
            <text:p>1392,25</text:p>
          </table:table-cell>
          <table:table-cell table:formula="of:=INDEX([.$A$2:.$D$100000];(ROW()-1)*6-1;2)" office:value-type="float" office:value="806897.5">
            <text:p>806897,5</text:p>
          </table:table-cell>
          <table:table-cell table:formula="of:=INDEX([.$A$2:.$D$100000];(ROW()-1)*6-2;2)" office:value-type="float" office:value="1637829">
            <text:p>1637829</text:p>
          </table:table-cell>
          <table:table-cell table:formula="of:=INDEX([.$A$2:.$D$100000];(ROW()-1)*6-5;1)" office:value-type="float" office:value="3.203">
            <text:p>3,203</text:p>
          </table:table-cell>
          <table:table-cell table:formula="of:=INDEX([.$A$2:.$D$100000];(ROW()-1)*6-3;1)" office:value-type="float" office:value="2.015">
            <text:p>2,01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69978.75">
            <text:p>769978,75</text:p>
          </table:table-cell>
          <table:table-cell office:value-type="float" office:value="496.64">
            <text:p>496,64</text:p>
          </table:table-cell>
          <table:table-cell office:value-type="float" office:value="21.88">
            <text:p>21,8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9">
            <text:p>49</text:p>
          </table:table-cell>
          <table:table-cell table:formula="of:=INDEX([.$A$2:.$D$100000];(ROW()-1)*6;1)" office:value-type="float" office:value="2406896">
            <text:p>2406896</text:p>
          </table:table-cell>
          <table:table-cell table:formula="of:=INDEX([.$A$2:.$D$100000];(ROW()-1)*6-1;4)" office:value-type="float" office:value="21.56">
            <text:p>21,56</text:p>
          </table:table-cell>
          <table:table-cell table:formula="of:=INDEX([.$A$2:.$D$100000];(ROW()-1)*6-2;4)" office:value-type="float" office:value="15.85">
            <text:p>15,85</text:p>
          </table:table-cell>
          <table:table-cell table:formula="of:=INDEX([.$A$2:.$D$100000];(ROW()-1)*6-1;3)" office:value-type="float" office:value="549.82">
            <text:p>549,82</text:p>
          </table:table-cell>
          <table:table-cell table:formula="of:=INDEX([.$A$2:.$D$100000];(ROW()-1)*6-2;3)" office:value-type="float" office:value="1692.68">
            <text:p>1692,68</text:p>
          </table:table-cell>
          <table:table-cell table:formula="of:=INDEX([.$A$2:.$D$100000];(ROW()-1)*6-1;2)" office:value-type="float" office:value="845231.13">
            <text:p>845231,13</text:p>
          </table:table-cell>
          <table:table-cell table:formula="of:=INDEX([.$A$2:.$D$100000];(ROW()-1)*6-2;2)" office:value-type="float" office:value="1722670">
            <text:p>1722670</text:p>
          </table:table-cell>
          <table:table-cell table:formula="of:=INDEX([.$A$2:.$D$100000];(ROW()-1)*6-5;1)" office:value-type="float" office:value="3.016">
            <text:p>3,016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2558000">
            <text:p>255800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0">
            <text:p>50</text:p>
          </table:table-cell>
          <table:table-cell table:formula="of:=INDEX([.$A$2:.$D$100000];(ROW()-1)*6;1)" office:value-type="float" office:value="2380906">
            <text:p>2380906</text:p>
          </table:table-cell>
          <table:table-cell table:formula="of:=INDEX([.$A$2:.$D$100000];(ROW()-1)*6-1;4)" office:value-type="float" office:value="21.56">
            <text:p>21,56</text:p>
          </table:table-cell>
          <table:table-cell table:formula="of:=INDEX([.$A$2:.$D$100000];(ROW()-1)*6-2;4)" office:value-type="float" office:value="16.25">
            <text:p>16,25</text:p>
          </table:table-cell>
          <table:table-cell table:formula="of:=INDEX([.$A$2:.$D$100000];(ROW()-1)*6-1;3)" office:value-type="float" office:value="546.82">
            <text:p>546,82</text:p>
          </table:table-cell>
          <table:table-cell table:formula="of:=INDEX([.$A$2:.$D$100000];(ROW()-1)*6-2;3)" office:value-type="float" office:value="1542.98">
            <text:p>1542,98</text:p>
          </table:table-cell>
          <table:table-cell table:formula="of:=INDEX([.$A$2:.$D$100000];(ROW()-1)*6-1;2)" office:value-type="float" office:value="847223.44">
            <text:p>847223,44</text:p>
          </table:table-cell>
          <table:table-cell table:formula="of:=INDEX([.$A$2:.$D$100000];(ROW()-1)*6-2;2)" office:value-type="float" office:value="1673988">
            <text:p>1673988</text:p>
          </table:table-cell>
          <table:table-cell table:formula="of:=INDEX([.$A$2:.$D$100000];(ROW()-1)*6-5;1)" office:value-type="float" office:value="3.625">
            <text:p>3,625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1">
            <text:p>51</text:p>
          </table:table-cell>
          <table:table-cell table:formula="of:=INDEX([.$A$2:.$D$100000];(ROW()-1)*6;1)" office:value-type="float" office:value="2358090">
            <text:p>2358090</text:p>
          </table:table-cell>
          <table:table-cell table:formula="of:=INDEX([.$A$2:.$D$100000];(ROW()-1)*6-1;4)" office:value-type="float" office:value="21.5">
            <text:p>21,5</text:p>
          </table:table-cell>
          <table:table-cell table:formula="of:=INDEX([.$A$2:.$D$100000];(ROW()-1)*6-2;4)" office:value-type="float" office:value="16.08">
            <text:p>16,08</text:p>
          </table:table-cell>
          <table:table-cell table:formula="of:=INDEX([.$A$2:.$D$100000];(ROW()-1)*6-1;3)" office:value-type="float" office:value="556.1">
            <text:p>556,1</text:p>
          </table:table-cell>
          <table:table-cell table:formula="of:=INDEX([.$A$2:.$D$100000];(ROW()-1)*6-2;3)" office:value-type="float" office:value="1602.14">
            <text:p>1602,14</text:p>
          </table:table-cell>
          <table:table-cell table:formula="of:=INDEX([.$A$2:.$D$100000];(ROW()-1)*6-1;2)" office:value-type="float" office:value="856900.25">
            <text:p>856900,25</text:p>
          </table:table-cell>
          <table:table-cell table:formula="of:=INDEX([.$A$2:.$D$100000];(ROW()-1)*6-2;2)" office:value-type="float" office:value="1700277">
            <text:p>1700277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2">
            <text:p>52</text:p>
          </table:table-cell>
          <table:table-cell table:formula="of:=INDEX([.$A$2:.$D$100000];(ROW()-1)*6;1)" office:value-type="float" office:value="2336583">
            <text:p>2336583</text:p>
          </table:table-cell>
          <table:table-cell table:formula="of:=INDEX([.$A$2:.$D$100000];(ROW()-1)*6-1;4)" office:value-type="float" office:value="21.43">
            <text:p>21,43</text:p>
          </table:table-cell>
          <table:table-cell table:formula="of:=INDEX([.$A$2:.$D$100000];(ROW()-1)*6-2;4)" office:value-type="float" office:value="15.98">
            <text:p>15,98</text:p>
          </table:table-cell>
          <table:table-cell table:formula="of:=INDEX([.$A$2:.$D$100000];(ROW()-1)*6-1;3)" office:value-type="float" office:value="565.24">
            <text:p>565,24</text:p>
          </table:table-cell>
          <table:table-cell table:formula="of:=INDEX([.$A$2:.$D$100000];(ROW()-1)*6-2;3)" office:value-type="float" office:value="1639.84">
            <text:p>1639,84</text:p>
          </table:table-cell>
          <table:table-cell table:formula="of:=INDEX([.$A$2:.$D$100000];(ROW()-1)*6-1;2)" office:value-type="float" office:value="869870.5">
            <text:p>869870,5</text:p>
          </table:table-cell>
          <table:table-cell table:formula="of:=INDEX([.$A$2:.$D$100000];(ROW()-1)*6-2;2)" office:value-type="float" office:value="1712863">
            <text:p>1712863</text:p>
          </table:table-cell>
          <table:table-cell table:formula="of:=INDEX([.$A$2:.$D$100000];(ROW()-1)*6-5;1)" office:value-type="float" office:value="3.203">
            <text:p>3,203</text:p>
          </table:table-cell>
          <table:table-cell table:formula="of:=INDEX([.$A$2:.$D$100000];(ROW()-1)*6-3;1)" office:value-type="float" office:value="2.312">
            <text:p>2,312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3">
            <text:p>53</text:p>
          </table:table-cell>
          <table:table-cell table:formula="of:=INDEX([.$A$2:.$D$100000];(ROW()-1)*6;1)" office:value-type="float" office:value="2307221">
            <text:p>2307221</text:p>
          </table:table-cell>
          <table:table-cell table:formula="of:=INDEX([.$A$2:.$D$100000];(ROW()-1)*6-1;4)" office:value-type="float" office:value="21.41">
            <text:p>21,41</text:p>
          </table:table-cell>
          <table:table-cell table:formula="of:=INDEX([.$A$2:.$D$100000];(ROW()-1)*6-2;4)" office:value-type="float" office:value="15.75">
            <text:p>15,75</text:p>
          </table:table-cell>
          <table:table-cell table:formula="of:=INDEX([.$A$2:.$D$100000];(ROW()-1)*6-1;3)" office:value-type="float" office:value="575.15">
            <text:p>575,15</text:p>
          </table:table-cell>
          <table:table-cell table:formula="of:=INDEX([.$A$2:.$D$100000];(ROW()-1)*6-2;3)" office:value-type="float" office:value="1729.59">
            <text:p>1729,59</text:p>
          </table:table-cell>
          <table:table-cell table:formula="of:=INDEX([.$A$2:.$D$100000];(ROW()-1)*6-1;2)" office:value-type="float" office:value="883755.94">
            <text:p>883755,94</text:p>
          </table:table-cell>
          <table:table-cell table:formula="of:=INDEX([.$A$2:.$D$100000];(ROW()-1)*6-2;2)" office:value-type="float" office:value="1778035">
            <text:p>1778035</text:p>
          </table:table-cell>
          <table:table-cell table:formula="of:=INDEX([.$A$2:.$D$100000];(ROW()-1)*6-5;1)" office:value-type="float" office:value="2.969">
            <text:p>2,969</text:p>
          </table:table-cell>
          <table:table-cell table:formula="of:=INDEX([.$A$2:.$D$100000];(ROW()-1)*6-3;1)" office:value-type="float" office:value="2.36">
            <text:p>2,3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424790">
            <text:p>1424790</text:p>
          </table:table-cell>
          <table:table-cell office:value-type="float" office:value="1199.18">
            <text:p>1199,18</text:p>
          </table:table-cell>
          <table:table-cell office:value-type="float" office:value="17.34">
            <text:p>17,3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4">
            <text:p>54</text:p>
          </table:table-cell>
          <table:table-cell table:formula="of:=INDEX([.$A$2:.$D$100000];(ROW()-1)*6;1)" office:value-type="float" office:value="2281979">
            <text:p>2281979</text:p>
          </table:table-cell>
          <table:table-cell table:formula="of:=INDEX([.$A$2:.$D$100000];(ROW()-1)*6-1;4)" office:value-type="float" office:value="21.33">
            <text:p>21,33</text:p>
          </table:table-cell>
          <table:table-cell table:formula="of:=INDEX([.$A$2:.$D$100000];(ROW()-1)*6-2;4)" office:value-type="float" office:value="15.82">
            <text:p>15,82</text:p>
          </table:table-cell>
          <table:table-cell table:formula="of:=INDEX([.$A$2:.$D$100000];(ROW()-1)*6-1;3)" office:value-type="float" office:value="580.55">
            <text:p>580,55</text:p>
          </table:table-cell>
          <table:table-cell table:formula="of:=INDEX([.$A$2:.$D$100000];(ROW()-1)*6-2;3)" office:value-type="float" office:value="1701.28">
            <text:p>1701,28</text:p>
          </table:table-cell>
          <table:table-cell table:formula="of:=INDEX([.$A$2:.$D$100000];(ROW()-1)*6-1;2)" office:value-type="float" office:value="893992.75">
            <text:p>893992,75</text:p>
          </table:table-cell>
          <table:table-cell table:formula="of:=INDEX([.$A$2:.$D$100000];(ROW()-1)*6-2;2)" office:value-type="float" office:value="1771385">
            <text:p>1771385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47981.75">
            <text:p>747981,75</text:p>
          </table:table-cell>
          <table:table-cell office:value-type="float" office:value="480.11">
            <text:p>480,11</text:p>
          </table:table-cell>
          <table:table-cell office:value-type="float" office:value="22.01">
            <text:p>22,0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5">
            <text:p>55</text:p>
          </table:table-cell>
          <table:table-cell table:formula="of:=INDEX([.$A$2:.$D$100000];(ROW()-1)*6;1)" office:value-type="float" office:value="2258262">
            <text:p>2258262</text:p>
          </table:table-cell>
          <table:table-cell table:formula="of:=INDEX([.$A$2:.$D$100000];(ROW()-1)*6-1;4)" office:value-type="float" office:value="21.23">
            <text:p>21,23</text:p>
          </table:table-cell>
          <table:table-cell table:formula="of:=INDEX([.$A$2:.$D$100000];(ROW()-1)*6-2;4)" office:value-type="float" office:value="15.84">
            <text:p>15,84</text:p>
          </table:table-cell>
          <table:table-cell table:formula="of:=INDEX([.$A$2:.$D$100000];(ROW()-1)*6-1;3)" office:value-type="float" office:value="594.57">
            <text:p>594,57</text:p>
          </table:table-cell>
          <table:table-cell table:formula="of:=INDEX([.$A$2:.$D$100000];(ROW()-1)*6-2;3)" office:value-type="float" office:value="1695.77">
            <text:p>1695,77</text:p>
          </table:table-cell>
          <table:table-cell table:formula="of:=INDEX([.$A$2:.$D$100000];(ROW()-1)*6-1;2)" office:value-type="float" office:value="914674.75">
            <text:p>914674,75</text:p>
          </table:table-cell>
          <table:table-cell table:formula="of:=INDEX([.$A$2:.$D$100000];(ROW()-1)*6-2;2)" office:value-type="float" office:value="1771386">
            <text:p>1771386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2616536">
            <text:p>261653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6">
            <text:p>56</text:p>
          </table:table-cell>
          <table:table-cell table:formula="of:=INDEX([.$A$2:.$D$100000];(ROW()-1)*6;1)" office:value-type="float" office:value="2232726">
            <text:p>2232726</text:p>
          </table:table-cell>
          <table:table-cell table:formula="of:=INDEX([.$A$2:.$D$100000];(ROW()-1)*6-1;4)" office:value-type="float" office:value="21.27">
            <text:p>21,27</text:p>
          </table:table-cell>
          <table:table-cell table:formula="of:=INDEX([.$A$2:.$D$100000];(ROW()-1)*6-2;4)" office:value-type="float" office:value="15.2">
            <text:p>15,2</text:p>
          </table:table-cell>
          <table:table-cell table:formula="of:=INDEX([.$A$2:.$D$100000];(ROW()-1)*6-1;3)" office:value-type="float" office:value="612.27">
            <text:p>612,27</text:p>
          </table:table-cell>
          <table:table-cell table:formula="of:=INDEX([.$A$2:.$D$100000];(ROW()-1)*6-2;3)" office:value-type="float" office:value="1963.47">
            <text:p>1963,47</text:p>
          </table:table-cell>
          <table:table-cell table:formula="of:=INDEX([.$A$2:.$D$100000];(ROW()-1)*6-1;2)" office:value-type="float" office:value="926622.06">
            <text:p>926622,06</text:p>
          </table:table-cell>
          <table:table-cell table:formula="of:=INDEX([.$A$2:.$D$100000];(ROW()-1)*6-2;2)" office:value-type="float" office:value="2004392">
            <text:p>2004392</text:p>
          </table:table-cell>
          <table:table-cell table:formula="of:=INDEX([.$A$2:.$D$100000];(ROW()-1)*6-5;1)" office:value-type="float" office:value="2.891">
            <text:p>2,89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7">
            <text:p>57</text:p>
          </table:table-cell>
          <table:table-cell table:formula="of:=INDEX([.$A$2:.$D$100000];(ROW()-1)*6;1)" office:value-type="float" office:value="2209890">
            <text:p>2209890</text:p>
          </table:table-cell>
          <table:table-cell table:formula="of:=INDEX([.$A$2:.$D$100000];(ROW()-1)*6-1;4)" office:value-type="float" office:value="21.12">
            <text:p>21,12</text:p>
          </table:table-cell>
          <table:table-cell table:formula="of:=INDEX([.$A$2:.$D$100000];(ROW()-1)*6-2;4)" office:value-type="float" office:value="15.47">
            <text:p>15,47</text:p>
          </table:table-cell>
          <table:table-cell table:formula="of:=INDEX([.$A$2:.$D$100000];(ROW()-1)*6-1;3)" office:value-type="float" office:value="613.31">
            <text:p>613,31</text:p>
          </table:table-cell>
          <table:table-cell table:formula="of:=INDEX([.$A$2:.$D$100000];(ROW()-1)*6-2;3)" office:value-type="float" office:value="1846.93">
            <text:p>1846,93</text:p>
          </table:table-cell>
          <table:table-cell table:formula="of:=INDEX([.$A$2:.$D$100000];(ROW()-1)*6-1;2)" office:value-type="float" office:value="939460.75">
            <text:p>939460,75</text:p>
          </table:table-cell>
          <table:table-cell table:formula="of:=INDEX([.$A$2:.$D$100000];(ROW()-1)*6-2;2)" office:value-type="float" office:value="1917353">
            <text:p>1917353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8">
            <text:p>58</text:p>
          </table:table-cell>
          <table:table-cell table:formula="of:=INDEX([.$A$2:.$D$100000];(ROW()-1)*6;1)" office:value-type="float" office:value="2188387">
            <text:p>2188387</text:p>
          </table:table-cell>
          <table:table-cell table:formula="of:=INDEX([.$A$2:.$D$100000];(ROW()-1)*6-1;4)" office:value-type="float" office:value="21.05">
            <text:p>21,05</text:p>
          </table:table-cell>
          <table:table-cell table:formula="of:=INDEX([.$A$2:.$D$100000];(ROW()-1)*6-2;4)" office:value-type="float" office:value="14.71">
            <text:p>14,71</text:p>
          </table:table-cell>
          <table:table-cell table:formula="of:=INDEX([.$A$2:.$D$100000];(ROW()-1)*6-1;3)" office:value-type="float" office:value="628.67">
            <text:p>628,67</text:p>
          </table:table-cell>
          <table:table-cell table:formula="of:=INDEX([.$A$2:.$D$100000];(ROW()-1)*6-2;3)" office:value-type="float" office:value="2198.6">
            <text:p>2198,6</text:p>
          </table:table-cell>
          <table:table-cell table:formula="of:=INDEX([.$A$2:.$D$100000];(ROW()-1)*6-1;2)" office:value-type="float" office:value="953466.81">
            <text:p>953466,81</text:p>
          </table:table-cell>
          <table:table-cell table:formula="of:=INDEX([.$A$2:.$D$100000];(ROW()-1)*6-2;2)" office:value-type="float" office:value="2226352">
            <text:p>2226352</text:p>
          </table:table-cell>
          <table:table-cell table:formula="of:=INDEX([.$A$2:.$D$100000];(ROW()-1)*6-5;1)" office:value-type="float" office:value="2.875">
            <text:p>2,87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9">
            <text:p>59</text:p>
          </table:table-cell>
          <table:table-cell table:formula="of:=INDEX([.$A$2:.$D$100000];(ROW()-1)*6;1)" office:value-type="float" office:value="2168175">
            <text:p>2168175</text:p>
          </table:table-cell>
          <table:table-cell table:formula="of:=INDEX([.$A$2:.$D$100000];(ROW()-1)*6-1;4)" office:value-type="float" office:value="21.04">
            <text:p>21,04</text:p>
          </table:table-cell>
          <table:table-cell table:formula="of:=INDEX([.$A$2:.$D$100000];(ROW()-1)*6-2;4)" office:value-type="float" office:value="15.48">
            <text:p>15,48</text:p>
          </table:table-cell>
          <table:table-cell table:formula="of:=INDEX([.$A$2:.$D$100000];(ROW()-1)*6-1;3)" office:value-type="float" office:value="624.57">
            <text:p>624,57</text:p>
          </table:table-cell>
          <table:table-cell table:formula="of:=INDEX([.$A$2:.$D$100000];(ROW()-1)*6-2;3)" office:value-type="float" office:value="1841.69">
            <text:p>1841,69</text:p>
          </table:table-cell>
          <table:table-cell table:formula="of:=INDEX([.$A$2:.$D$100000];(ROW()-1)*6-1;2)" office:value-type="float" office:value="955166.88">
            <text:p>955166,88</text:p>
          </table:table-cell>
          <table:table-cell table:formula="of:=INDEX([.$A$2:.$D$100000];(ROW()-1)*6-2;2)" office:value-type="float" office:value="1915339">
            <text:p>1915339</text:p>
          </table:table-cell>
          <table:table-cell table:formula="of:=INDEX([.$A$2:.$D$100000];(ROW()-1)*6-5;1)" office:value-type="float" office:value="2.844">
            <text:p>2,844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403436">
            <text:p>1403436</text:p>
          </table:table-cell>
          <table:table-cell office:value-type="float" office:value="1162.55">
            <text:p>1162,55</text:p>
          </table:table-cell>
          <table:table-cell office:value-type="float" office:value="17.48">
            <text:p>17,4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0">
            <text:p>60</text:p>
          </table:table-cell>
          <table:table-cell table:formula="of:=INDEX([.$A$2:.$D$100000];(ROW()-1)*6;1)" office:value-type="float" office:value="2147800">
            <text:p>2147800</text:p>
          </table:table-cell>
          <table:table-cell table:formula="of:=INDEX([.$A$2:.$D$100000];(ROW()-1)*6-1;4)" office:value-type="float" office:value="21.01">
            <text:p>21,01</text:p>
          </table:table-cell>
          <table:table-cell table:formula="of:=INDEX([.$A$2:.$D$100000];(ROW()-1)*6-2;4)" office:value-type="float" office:value="15.34">
            <text:p>15,34</text:p>
          </table:table-cell>
          <table:table-cell table:formula="of:=INDEX([.$A$2:.$D$100000];(ROW()-1)*6-1;3)" office:value-type="float" office:value="628.54">
            <text:p>628,54</text:p>
          </table:table-cell>
          <table:table-cell table:formula="of:=INDEX([.$A$2:.$D$100000];(ROW()-1)*6-2;3)" office:value-type="float" office:value="1899.65">
            <text:p>1899,65</text:p>
          </table:table-cell>
          <table:table-cell table:formula="of:=INDEX([.$A$2:.$D$100000];(ROW()-1)*6-1;2)" office:value-type="float" office:value="964068.06">
            <text:p>964068,06</text:p>
          </table:table-cell>
          <table:table-cell table:formula="of:=INDEX([.$A$2:.$D$100000];(ROW()-1)*6-2;2)" office:value-type="float" office:value="1960068">
            <text:p>1960068</text:p>
          </table:table-cell>
          <table:table-cell table:formula="of:=INDEX([.$A$2:.$D$100000];(ROW()-1)*6-5;1)" office:value-type="float" office:value="2.844">
            <text:p>2,844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32150.38">
            <text:p>732150,38</text:p>
          </table:table-cell>
          <table:table-cell office:value-type="float" office:value="467.56">
            <text:p>467,56</text:p>
          </table:table-cell>
          <table:table-cell office:value-type="float" office:value="22.12">
            <text:p>22,1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1">
            <text:p>61</text:p>
          </table:table-cell>
          <table:table-cell table:formula="of:=INDEX([.$A$2:.$D$100000];(ROW()-1)*6;1)" office:value-type="float" office:value="2128212">
            <text:p>2128212</text:p>
          </table:table-cell>
          <table:table-cell table:formula="of:=INDEX([.$A$2:.$D$100000];(ROW()-1)*6-1;4)" office:value-type="float" office:value="20.93">
            <text:p>20,93</text:p>
          </table:table-cell>
          <table:table-cell table:formula="of:=INDEX([.$A$2:.$D$100000];(ROW()-1)*6-2;4)" office:value-type="float" office:value="14.77">
            <text:p>14,77</text:p>
          </table:table-cell>
          <table:table-cell table:formula="of:=INDEX([.$A$2:.$D$100000];(ROW()-1)*6-1;3)" office:value-type="float" office:value="643.49">
            <text:p>643,49</text:p>
          </table:table-cell>
          <table:table-cell table:formula="of:=INDEX([.$A$2:.$D$100000];(ROW()-1)*6-2;3)" office:value-type="float" office:value="2169.46">
            <text:p>2169,46</text:p>
          </table:table-cell>
          <table:table-cell table:formula="of:=INDEX([.$A$2:.$D$100000];(ROW()-1)*6-1;2)" office:value-type="float" office:value="978420.38">
            <text:p>978420,38</text:p>
          </table:table-cell>
          <table:table-cell table:formula="of:=INDEX([.$A$2:.$D$100000];(ROW()-1)*6-2;2)" office:value-type="float" office:value="2201465">
            <text:p>2201465</text:p>
          </table:table-cell>
          <table:table-cell table:formula="of:=INDEX([.$A$2:.$D$100000];(ROW()-1)*6-5;1)" office:value-type="float" office:value="2.813">
            <text:p>2,813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2652717">
            <text:p>265271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2">
            <text:p>62</text:p>
          </table:table-cell>
          <table:table-cell table:formula="of:=INDEX([.$A$2:.$D$100000];(ROW()-1)*6;1)" office:value-type="float" office:value="2108553">
            <text:p>2108553</text:p>
          </table:table-cell>
          <table:table-cell table:formula="of:=INDEX([.$A$2:.$D$100000];(ROW()-1)*6-1;4)" office:value-type="float" office:value="20.97">
            <text:p>20,97</text:p>
          </table:table-cell>
          <table:table-cell table:formula="of:=INDEX([.$A$2:.$D$100000];(ROW()-1)*6-2;4)" office:value-type="float" office:value="14.43">
            <text:p>14,43</text:p>
          </table:table-cell>
          <table:table-cell table:formula="of:=INDEX([.$A$2:.$D$100000];(ROW()-1)*6-1;3)" office:value-type="float" office:value="657.76">
            <text:p>657,76</text:p>
          </table:table-cell>
          <table:table-cell table:formula="of:=INDEX([.$A$2:.$D$100000];(ROW()-1)*6-2;3)" office:value-type="float" office:value="2344.21">
            <text:p>2344,21</text:p>
          </table:table-cell>
          <table:table-cell table:formula="of:=INDEX([.$A$2:.$D$100000];(ROW()-1)*6-1;2)" office:value-type="float" office:value="993001.75">
            <text:p>993001,75</text:p>
          </table:table-cell>
          <table:table-cell table:formula="of:=INDEX([.$A$2:.$D$100000];(ROW()-1)*6-2;2)" office:value-type="float" office:value="2358939">
            <text:p>2358939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3">
            <text:p>63</text:p>
          </table:table-cell>
          <table:table-cell table:formula="of:=INDEX([.$A$2:.$D$100000];(ROW()-1)*6;1)" office:value-type="float" office:value="2091613">
            <text:p>2091613</text:p>
          </table:table-cell>
          <table:table-cell table:formula="of:=INDEX([.$A$2:.$D$100000];(ROW()-1)*6-1;4)" office:value-type="float" office:value="20.87">
            <text:p>20,87</text:p>
          </table:table-cell>
          <table:table-cell table:formula="of:=INDEX([.$A$2:.$D$100000];(ROW()-1)*6-2;4)" office:value-type="float" office:value="14.93">
            <text:p>14,93</text:p>
          </table:table-cell>
          <table:table-cell table:formula="of:=INDEX([.$A$2:.$D$100000];(ROW()-1)*6-1;3)" office:value-type="float" office:value="650.06">
            <text:p>650,06</text:p>
          </table:table-cell>
          <table:table-cell table:formula="of:=INDEX([.$A$2:.$D$100000];(ROW()-1)*6-2;3)" office:value-type="float" office:value="2087.35">
            <text:p>2087,35</text:p>
          </table:table-cell>
          <table:table-cell table:formula="of:=INDEX([.$A$2:.$D$100000];(ROW()-1)*6-1;2)" office:value-type="float" office:value="996610.5">
            <text:p>996610,5</text:p>
          </table:table-cell>
          <table:table-cell table:formula="of:=INDEX([.$A$2:.$D$100000];(ROW()-1)*6-2;2)" office:value-type="float" office:value="2136083">
            <text:p>2136083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4">
            <text:p>64</text:p>
          </table:table-cell>
          <table:table-cell table:formula="of:=INDEX([.$A$2:.$D$100000];(ROW()-1)*6;1)" office:value-type="float" office:value="2073662">
            <text:p>2073662</text:p>
          </table:table-cell>
          <table:table-cell table:formula="of:=INDEX([.$A$2:.$D$100000];(ROW()-1)*6-1;4)" office:value-type="float" office:value="21.03">
            <text:p>21,03</text:p>
          </table:table-cell>
          <table:table-cell table:formula="of:=INDEX([.$A$2:.$D$100000];(ROW()-1)*6-2;4)" office:value-type="float" office:value="15.57">
            <text:p>15,57</text:p>
          </table:table-cell>
          <table:table-cell table:formula="of:=INDEX([.$A$2:.$D$100000];(ROW()-1)*6-1;3)" office:value-type="float" office:value="642.08">
            <text:p>642,08</text:p>
          </table:table-cell>
          <table:table-cell table:formula="of:=INDEX([.$A$2:.$D$100000];(ROW()-1)*6-2;3)" office:value-type="float" office:value="1801.67">
            <text:p>1801,67</text:p>
          </table:table-cell>
          <table:table-cell table:formula="of:=INDEX([.$A$2:.$D$100000];(ROW()-1)*6-1;2)" office:value-type="float" office:value="932996.5">
            <text:p>932996,5</text:p>
          </table:table-cell>
          <table:table-cell table:formula="of:=INDEX([.$A$2:.$D$100000];(ROW()-1)*6-2;2)" office:value-type="float" office:value="1895953">
            <text:p>1895953</text:p>
          </table:table-cell>
          <table:table-cell table:formula="of:=INDEX([.$A$2:.$D$100000];(ROW()-1)*6-5;1)" office:value-type="float" office:value="3.235">
            <text:p>3,235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5">
            <text:p>65</text:p>
          </table:table-cell>
          <table:table-cell table:formula="of:=INDEX([.$A$2:.$D$100000];(ROW()-1)*6;1)" office:value-type="float" office:value="2049298">
            <text:p>2049298</text:p>
          </table:table-cell>
          <table:table-cell table:formula="of:=INDEX([.$A$2:.$D$100000];(ROW()-1)*6-1;4)" office:value-type="float" office:value="20.77">
            <text:p>20,77</text:p>
          </table:table-cell>
          <table:table-cell table:formula="of:=INDEX([.$A$2:.$D$100000];(ROW()-1)*6-2;4)" office:value-type="float" office:value="14.93">
            <text:p>14,93</text:p>
          </table:table-cell>
          <table:table-cell table:formula="of:=INDEX([.$A$2:.$D$100000];(ROW()-1)*6-1;3)" office:value-type="float" office:value="663.15">
            <text:p>663,15</text:p>
          </table:table-cell>
          <table:table-cell table:formula="of:=INDEX([.$A$2:.$D$100000];(ROW()-1)*6-2;3)" office:value-type="float" office:value="2088.69">
            <text:p>2088,69</text:p>
          </table:table-cell>
          <table:table-cell table:formula="of:=INDEX([.$A$2:.$D$100000];(ROW()-1)*6-1;2)" office:value-type="float" office:value="1008807.81">
            <text:p>1008807,81</text:p>
          </table:table-cell>
          <table:table-cell table:formula="of:=INDEX([.$A$2:.$D$100000];(ROW()-1)*6-2;2)" office:value-type="float" office:value="2128357">
            <text:p>2128357</text:p>
          </table:table-cell>
          <table:table-cell table:formula="of:=INDEX([.$A$2:.$D$100000];(ROW()-1)*6-5;1)" office:value-type="float" office:value="2.969">
            <text:p>2,969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383409">
            <text:p>1383409</text:p>
          </table:table-cell>
          <table:table-cell office:value-type="float" office:value="1201.4">
            <text:p>1201,4</text:p>
          </table:table-cell>
          <table:table-cell office:value-type="float" office:value="17.33">
            <text:p>17,3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6">
            <text:p>66</text:p>
          </table:table-cell>
          <table:table-cell table:formula="of:=INDEX([.$A$2:.$D$100000];(ROW()-1)*6;1)" office:value-type="float" office:value="2031986">
            <text:p>2031986</text:p>
          </table:table-cell>
          <table:table-cell table:formula="of:=INDEX([.$A$2:.$D$100000];(ROW()-1)*6-1;4)" office:value-type="float" office:value="20.68">
            <text:p>20,68</text:p>
          </table:table-cell>
          <table:table-cell table:formula="of:=INDEX([.$A$2:.$D$100000];(ROW()-1)*6-2;4)" office:value-type="float" office:value="14.34">
            <text:p>14,34</text:p>
          </table:table-cell>
          <table:table-cell table:formula="of:=INDEX([.$A$2:.$D$100000];(ROW()-1)*6-1;3)" office:value-type="float" office:value="683.23">
            <text:p>683,23</text:p>
          </table:table-cell>
          <table:table-cell table:formula="of:=INDEX([.$A$2:.$D$100000];(ROW()-1)*6-2;3)" office:value-type="float" office:value="2392.96">
            <text:p>2392,96</text:p>
          </table:table-cell>
          <table:table-cell table:formula="of:=INDEX([.$A$2:.$D$100000];(ROW()-1)*6-1;2)" office:value-type="float" office:value="1036632.75">
            <text:p>1036632,75</text:p>
          </table:table-cell>
          <table:table-cell table:formula="of:=INDEX([.$A$2:.$D$100000];(ROW()-1)*6-2;2)" office:value-type="float" office:value="2400277">
            <text:p>2400277</text:p>
          </table:table-cell>
          <table:table-cell table:formula="of:=INDEX([.$A$2:.$D$100000];(ROW()-1)*6-5;1)" office:value-type="float" office:value="2.922">
            <text:p>2,922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24633.25">
            <text:p>724633,25</text:p>
          </table:table-cell>
          <table:table-cell office:value-type="float" office:value="460.43">
            <text:p>460,43</text:p>
          </table:table-cell>
          <table:table-cell office:value-type="float" office:value="22.2">
            <text:p>22,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7">
            <text:p>67</text:p>
          </table:table-cell>
          <table:table-cell table:formula="of:=INDEX([.$A$2:.$D$100000];(ROW()-1)*6;1)" office:value-type="float" office:value="2015275">
            <text:p>2015275</text:p>
          </table:table-cell>
          <table:table-cell table:formula="of:=INDEX([.$A$2:.$D$100000];(ROW()-1)*6-1;4)" office:value-type="float" office:value="20.65">
            <text:p>20,65</text:p>
          </table:table-cell>
          <table:table-cell table:formula="of:=INDEX([.$A$2:.$D$100000];(ROW()-1)*6-2;4)" office:value-type="float" office:value="14.48">
            <text:p>14,48</text:p>
          </table:table-cell>
          <table:table-cell table:formula="of:=INDEX([.$A$2:.$D$100000];(ROW()-1)*6-1;3)" office:value-type="float" office:value="684.63">
            <text:p>684,63</text:p>
          </table:table-cell>
          <table:table-cell table:formula="of:=INDEX([.$A$2:.$D$100000];(ROW()-1)*6-2;3)" office:value-type="float" office:value="2320.29">
            <text:p>2320,29</text:p>
          </table:table-cell>
          <table:table-cell table:formula="of:=INDEX([.$A$2:.$D$100000];(ROW()-1)*6-1;2)" office:value-type="float" office:value="1040231.5">
            <text:p>1040231,5</text:p>
          </table:table-cell>
          <table:table-cell table:formula="of:=INDEX([.$A$2:.$D$100000];(ROW()-1)*6-2;2)" office:value-type="float" office:value="2341924">
            <text:p>2341924</text:p>
          </table:table-cell>
          <table:table-cell table:formula="of:=INDEX([.$A$2:.$D$100000];(ROW()-1)*6-5;1)" office:value-type="float" office:value="2.812">
            <text:p>2,812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2691039">
            <text:p>269103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8">
            <text:p>68</text:p>
          </table:table-cell>
          <table:table-cell table:formula="of:=INDEX([.$A$2:.$D$100000];(ROW()-1)*6;1)" office:value-type="float" office:value="1998033">
            <text:p>1998033</text:p>
          </table:table-cell>
          <table:table-cell table:formula="of:=INDEX([.$A$2:.$D$100000];(ROW()-1)*6-1;4)" office:value-type="float" office:value="20.66">
            <text:p>20,66</text:p>
          </table:table-cell>
          <table:table-cell table:formula="of:=INDEX([.$A$2:.$D$100000];(ROW()-1)*6-2;4)" office:value-type="float" office:value="15.18">
            <text:p>15,18</text:p>
          </table:table-cell>
          <table:table-cell table:formula="of:=INDEX([.$A$2:.$D$100000];(ROW()-1)*6-1;3)" office:value-type="float" office:value="677.01">
            <text:p>677,01</text:p>
          </table:table-cell>
          <table:table-cell table:formula="of:=INDEX([.$A$2:.$D$100000];(ROW()-1)*6-2;3)" office:value-type="float" office:value="1971.77">
            <text:p>1971,77</text:p>
          </table:table-cell>
          <table:table-cell table:formula="of:=INDEX([.$A$2:.$D$100000];(ROW()-1)*6-1;2)" office:value-type="float" office:value="1034992.81">
            <text:p>1034992,81</text:p>
          </table:table-cell>
          <table:table-cell table:formula="of:=INDEX([.$A$2:.$D$100000];(ROW()-1)*6-2;2)" office:value-type="float" office:value="2044136">
            <text:p>2044136</text:p>
          </table:table-cell>
          <table:table-cell table:formula="of:=INDEX([.$A$2:.$D$100000];(ROW()-1)*6-5;1)" office:value-type="float" office:value="2.781">
            <text:p>2,78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9">
            <text:p>69</text:p>
          </table:table-cell>
          <table:table-cell table:formula="of:=INDEX([.$A$2:.$D$100000];(ROW()-1)*6;1)" office:value-type="float" office:value="1979806">
            <text:p>1979806</text:p>
          </table:table-cell>
          <table:table-cell table:formula="of:=INDEX([.$A$2:.$D$100000];(ROW()-1)*6-1;4)" office:value-type="float" office:value="20.65">
            <text:p>20,65</text:p>
          </table:table-cell>
          <table:table-cell table:formula="of:=INDEX([.$A$2:.$D$100000];(ROW()-1)*6-2;4)" office:value-type="float" office:value="15.4">
            <text:p>15,4</text:p>
          </table:table-cell>
          <table:table-cell table:formula="of:=INDEX([.$A$2:.$D$100000];(ROW()-1)*6-1;3)" office:value-type="float" office:value="675.95">
            <text:p>675,95</text:p>
          </table:table-cell>
          <table:table-cell table:formula="of:=INDEX([.$A$2:.$D$100000];(ROW()-1)*6-2;3)" office:value-type="float" office:value="1876.72">
            <text:p>1876,72</text:p>
          </table:table-cell>
          <table:table-cell table:formula="of:=INDEX([.$A$2:.$D$100000];(ROW()-1)*6-1;2)" office:value-type="float" office:value="1037972">
            <text:p>1037972</text:p>
          </table:table-cell>
          <table:table-cell table:formula="of:=INDEX([.$A$2:.$D$100000];(ROW()-1)*6-2;2)" office:value-type="float" office:value="2010942">
            <text:p>2010942</text:p>
          </table:table-cell>
          <table:table-cell table:formula="of:=INDEX([.$A$2:.$D$100000];(ROW()-1)*6-5;1)" office:value-type="float" office:value="2.797">
            <text:p>2,797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0">
            <text:p>70</text:p>
          </table:table-cell>
          <table:table-cell table:formula="of:=INDEX([.$A$2:.$D$100000];(ROW()-1)*6;1)" office:value-type="float" office:value="1963282">
            <text:p>1963282</text:p>
          </table:table-cell>
          <table:table-cell table:formula="of:=INDEX([.$A$2:.$D$100000];(ROW()-1)*6-1;4)" office:value-type="float" office:value="20.55">
            <text:p>20,55</text:p>
          </table:table-cell>
          <table:table-cell table:formula="of:=INDEX([.$A$2:.$D$100000];(ROW()-1)*6-2;4)" office:value-type="float" office:value="14.36">
            <text:p>14,36</text:p>
          </table:table-cell>
          <table:table-cell table:formula="of:=INDEX([.$A$2:.$D$100000];(ROW()-1)*6-1;3)" office:value-type="float" office:value="699.99">
            <text:p>699,99</text:p>
          </table:table-cell>
          <table:table-cell table:formula="of:=INDEX([.$A$2:.$D$100000];(ROW()-1)*6-2;3)" office:value-type="float" office:value="2382.82">
            <text:p>2382,82</text:p>
          </table:table-cell>
          <table:table-cell table:formula="of:=INDEX([.$A$2:.$D$100000];(ROW()-1)*6-1;2)" office:value-type="float" office:value="1063428.63">
            <text:p>1063428,63</text:p>
          </table:table-cell>
          <table:table-cell table:formula="of:=INDEX([.$A$2:.$D$100000];(ROW()-1)*6-2;2)" office:value-type="float" office:value="2397752">
            <text:p>2397752</text:p>
          </table:table-cell>
          <table:table-cell table:formula="of:=INDEX([.$A$2:.$D$100000];(ROW()-1)*6-5;1)" office:value-type="float" office:value="2.781">
            <text:p>2,781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1">
            <text:p>71</text:p>
          </table:table-cell>
          <table:table-cell table:formula="of:=INDEX([.$A$2:.$D$100000];(ROW()-1)*6;1)" office:value-type="float" office:value="1948068">
            <text:p>1948068</text:p>
          </table:table-cell>
          <table:table-cell table:formula="of:=INDEX([.$A$2:.$D$100000];(ROW()-1)*6-1;4)" office:value-type="float" office:value="20.54">
            <text:p>20,54</text:p>
          </table:table-cell>
          <table:table-cell table:formula="of:=INDEX([.$A$2:.$D$100000];(ROW()-1)*6-2;4)" office:value-type="float" office:value="14.66">
            <text:p>14,66</text:p>
          </table:table-cell>
          <table:table-cell table:formula="of:=INDEX([.$A$2:.$D$100000];(ROW()-1)*6-1;3)" office:value-type="float" office:value="698.59">
            <text:p>698,59</text:p>
          </table:table-cell>
          <table:table-cell table:formula="of:=INDEX([.$A$2:.$D$100000];(ROW()-1)*6-2;3)" office:value-type="float" office:value="2221.87">
            <text:p>2221,87</text:p>
          </table:table-cell>
          <table:table-cell table:formula="of:=INDEX([.$A$2:.$D$100000];(ROW()-1)*6-1;2)" office:value-type="float" office:value="1065058.5">
            <text:p>1065058,5</text:p>
          </table:table-cell>
          <table:table-cell table:formula="of:=INDEX([.$A$2:.$D$100000];(ROW()-1)*6-2;2)" office:value-type="float" office:value="2257386">
            <text:p>2257386</text:p>
          </table:table-cell>
          <table:table-cell table:formula="of:=INDEX([.$A$2:.$D$100000];(ROW()-1)*6-5;1)" office:value-type="float" office:value="2.781">
            <text:p>2,78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366081">
            <text:p>1366081</text:p>
          </table:table-cell>
          <table:table-cell office:value-type="float" office:value="1123.39">
            <text:p>1123,39</text:p>
          </table:table-cell>
          <table:table-cell office:value-type="float" office:value="17.63">
            <text:p>17,6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2">
            <text:p>72</text:p>
          </table:table-cell>
          <table:table-cell table:formula="of:=INDEX([.$A$2:.$D$100000];(ROW()-1)*6;1)" office:value-type="float" office:value="1932439">
            <text:p>1932439</text:p>
          </table:table-cell>
          <table:table-cell table:formula="of:=INDEX([.$A$2:.$D$100000];(ROW()-1)*6-1;4)" office:value-type="float" office:value="20.57">
            <text:p>20,57</text:p>
          </table:table-cell>
          <table:table-cell table:formula="of:=INDEX([.$A$2:.$D$100000];(ROW()-1)*6-2;4)" office:value-type="float" office:value="15.48">
            <text:p>15,48</text:p>
          </table:table-cell>
          <table:table-cell table:formula="of:=INDEX([.$A$2:.$D$100000];(ROW()-1)*6-1;3)" office:value-type="float" office:value="686.54">
            <text:p>686,54</text:p>
          </table:table-cell>
          <table:table-cell table:formula="of:=INDEX([.$A$2:.$D$100000];(ROW()-1)*6-2;3)" office:value-type="float" office:value="1841.24">
            <text:p>1841,24</text:p>
          </table:table-cell>
          <table:table-cell table:formula="of:=INDEX([.$A$2:.$D$100000];(ROW()-1)*6-1;2)" office:value-type="float" office:value="1052726.13">
            <text:p>1052726,13</text:p>
          </table:table-cell>
          <table:table-cell table:formula="of:=INDEX([.$A$2:.$D$100000];(ROW()-1)*6-2;2)" office:value-type="float" office:value="2034854">
            <text:p>2034854</text:p>
          </table:table-cell>
          <table:table-cell table:formula="of:=INDEX([.$A$2:.$D$100000];(ROW()-1)*6-5;1)" office:value-type="float" office:value="2.781">
            <text:p>2,781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73745.75">
            <text:p>673745,75</text:p>
          </table:table-cell>
          <table:table-cell office:value-type="float" office:value="452.01">
            <text:p>452,01</text:p>
          </table:table-cell>
          <table:table-cell office:value-type="float" office:value="22.41">
            <text:p>22,4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3">
            <text:p>73</text:p>
          </table:table-cell>
          <table:table-cell table:formula="of:=INDEX([.$A$2:.$D$100000];(ROW()-1)*6;1)" office:value-type="float" office:value="1914859">
            <text:p>1914859</text:p>
          </table:table-cell>
          <table:table-cell table:formula="of:=INDEX([.$A$2:.$D$100000];(ROW()-1)*6-1;4)" office:value-type="float" office:value="20.44">
            <text:p>20,44</text:p>
          </table:table-cell>
          <table:table-cell table:formula="of:=INDEX([.$A$2:.$D$100000];(ROW()-1)*6-2;4)" office:value-type="float" office:value="14.23">
            <text:p>14,23</text:p>
          </table:table-cell>
          <table:table-cell table:formula="of:=INDEX([.$A$2:.$D$100000];(ROW()-1)*6-1;3)" office:value-type="float" office:value="718.18">
            <text:p>718,18</text:p>
          </table:table-cell>
          <table:table-cell table:formula="of:=INDEX([.$A$2:.$D$100000];(ROW()-1)*6-2;3)" office:value-type="float" office:value="2456.2">
            <text:p>2456,2</text:p>
          </table:table-cell>
          <table:table-cell table:formula="of:=INDEX([.$A$2:.$D$100000];(ROW()-1)*6-1;2)" office:value-type="float" office:value="1089718.38">
            <text:p>1089718,38</text:p>
          </table:table-cell>
          <table:table-cell table:formula="of:=INDEX([.$A$2:.$D$100000];(ROW()-1)*6-2;2)" office:value-type="float" office:value="2475099">
            <text:p>2475099</text:p>
          </table:table-cell>
          <table:table-cell table:formula="of:=INDEX([.$A$2:.$D$100000];(ROW()-1)*6-5;1)" office:value-type="float" office:value="2.766">
            <text:p>2,76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2722708">
            <text:p>272270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4">
            <text:p>74</text:p>
          </table:table-cell>
          <table:table-cell table:formula="of:=INDEX([.$A$2:.$D$100000];(ROW()-1)*6;1)" office:value-type="float" office:value="1898145">
            <text:p>1898145</text:p>
          </table:table-cell>
          <table:table-cell table:formula="of:=INDEX([.$A$2:.$D$100000];(ROW()-1)*6-1;4)" office:value-type="float" office:value="20.51">
            <text:p>20,51</text:p>
          </table:table-cell>
          <table:table-cell table:formula="of:=INDEX([.$A$2:.$D$100000];(ROW()-1)*6-2;4)" office:value-type="float" office:value="15.39">
            <text:p>15,39</text:p>
          </table:table-cell>
          <table:table-cell table:formula="of:=INDEX([.$A$2:.$D$100000];(ROW()-1)*6-1;3)" office:value-type="float" office:value="697.04">
            <text:p>697,04</text:p>
          </table:table-cell>
          <table:table-cell table:formula="of:=INDEX([.$A$2:.$D$100000];(ROW()-1)*6-2;3)" office:value-type="float" office:value="1880.46">
            <text:p>1880,46</text:p>
          </table:table-cell>
          <table:table-cell table:formula="of:=INDEX([.$A$2:.$D$100000];(ROW()-1)*6-1;2)" office:value-type="float" office:value="1071841.38">
            <text:p>1071841,38</text:p>
          </table:table-cell>
          <table:table-cell table:formula="of:=INDEX([.$A$2:.$D$100000];(ROW()-1)*6-2;2)" office:value-type="float" office:value="2077271">
            <text:p>2077271</text:p>
          </table:table-cell>
          <table:table-cell table:formula="of:=INDEX([.$A$2:.$D$100000];(ROW()-1)*6-5;1)" office:value-type="float" office:value="2.765">
            <text:p>2,76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5">
            <text:p>75</text:p>
          </table:table-cell>
          <table:table-cell table:formula="of:=INDEX([.$A$2:.$D$100000];(ROW()-1)*6;1)" office:value-type="float" office:value="1882386">
            <text:p>1882386</text:p>
          </table:table-cell>
          <table:table-cell table:formula="of:=INDEX([.$A$2:.$D$100000];(ROW()-1)*6-1;4)" office:value-type="float" office:value="20.36">
            <text:p>20,36</text:p>
          </table:table-cell>
          <table:table-cell table:formula="of:=INDEX([.$A$2:.$D$100000];(ROW()-1)*6-2;4)" office:value-type="float" office:value="14.17">
            <text:p>14,17</text:p>
          </table:table-cell>
          <table:table-cell table:formula="of:=INDEX([.$A$2:.$D$100000];(ROW()-1)*6-1;3)" office:value-type="float" office:value="732.3">
            <text:p>732,3</text:p>
          </table:table-cell>
          <table:table-cell table:formula="of:=INDEX([.$A$2:.$D$100000];(ROW()-1)*6-2;3)" office:value-type="float" office:value="2492.08">
            <text:p>2492,08</text:p>
          </table:table-cell>
          <table:table-cell table:formula="of:=INDEX([.$A$2:.$D$100000];(ROW()-1)*6-1;2)" office:value-type="float" office:value="1113216.38">
            <text:p>1113216,38</text:p>
          </table:table-cell>
          <table:table-cell table:formula="of:=INDEX([.$A$2:.$D$100000];(ROW()-1)*6-2;2)" office:value-type="float" office:value="2513703">
            <text:p>2513703</text:p>
          </table:table-cell>
          <table:table-cell table:formula="of:=INDEX([.$A$2:.$D$100000];(ROW()-1)*6-5;1)" office:value-type="float" office:value="2.75">
            <text:p>2,75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6">
            <text:p>76</text:p>
          </table:table-cell>
          <table:table-cell table:formula="of:=INDEX([.$A$2:.$D$100000];(ROW()-1)*6;1)" office:value-type="float" office:value="1868081">
            <text:p>1868081</text:p>
          </table:table-cell>
          <table:table-cell table:formula="of:=INDEX([.$A$2:.$D$100000];(ROW()-1)*6-1;4)" office:value-type="float" office:value="20.43">
            <text:p>20,43</text:p>
          </table:table-cell>
          <table:table-cell table:formula="of:=INDEX([.$A$2:.$D$100000];(ROW()-1)*6-2;4)" office:value-type="float" office:value="15.41">
            <text:p>15,41</text:p>
          </table:table-cell>
          <table:table-cell table:formula="of:=INDEX([.$A$2:.$D$100000];(ROW()-1)*6-1;3)" office:value-type="float" office:value="709.15">
            <text:p>709,15</text:p>
          </table:table-cell>
          <table:table-cell table:formula="of:=INDEX([.$A$2:.$D$100000];(ROW()-1)*6-2;3)" office:value-type="float" office:value="1869.39">
            <text:p>1869,39</text:p>
          </table:table-cell>
          <table:table-cell table:formula="of:=INDEX([.$A$2:.$D$100000];(ROW()-1)*6-1;2)" office:value-type="float" office:value="1090057.13">
            <text:p>1090057,13</text:p>
          </table:table-cell>
          <table:table-cell table:formula="of:=INDEX([.$A$2:.$D$100000];(ROW()-1)*6-2;2)" office:value-type="float" office:value="2102543">
            <text:p>2102543</text:p>
          </table:table-cell>
          <table:table-cell table:formula="of:=INDEX([.$A$2:.$D$100000];(ROW()-1)*6-5;1)" office:value-type="float" office:value="2.75">
            <text:p>2,7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7">
            <text:p>77</text:p>
          </table:table-cell>
          <table:table-cell table:formula="of:=INDEX([.$A$2:.$D$100000];(ROW()-1)*6;1)" office:value-type="float" office:value="1853804">
            <text:p>1853804</text:p>
          </table:table-cell>
          <table:table-cell table:formula="of:=INDEX([.$A$2:.$D$100000];(ROW()-1)*6-1;4)" office:value-type="float" office:value="20.32">
            <text:p>20,32</text:p>
          </table:table-cell>
          <table:table-cell table:formula="of:=INDEX([.$A$2:.$D$100000];(ROW()-1)*6-2;4)" office:value-type="float" office:value="14.49">
            <text:p>14,49</text:p>
          </table:table-cell>
          <table:table-cell table:formula="of:=INDEX([.$A$2:.$D$100000];(ROW()-1)*6-1;3)" office:value-type="float" office:value="734.15">
            <text:p>734,15</text:p>
          </table:table-cell>
          <table:table-cell table:formula="of:=INDEX([.$A$2:.$D$100000];(ROW()-1)*6-2;3)" office:value-type="float" office:value="2310.6">
            <text:p>2310,6</text:p>
          </table:table-cell>
          <table:table-cell table:formula="of:=INDEX([.$A$2:.$D$100000];(ROW()-1)*6-1;2)" office:value-type="float" office:value="1119119">
            <text:p>1119119</text:p>
          </table:table-cell>
          <table:table-cell table:formula="of:=INDEX([.$A$2:.$D$100000];(ROW()-1)*6-2;2)" office:value-type="float" office:value="2363802">
            <text:p>2363802</text:p>
          </table:table-cell>
          <table:table-cell table:formula="of:=INDEX([.$A$2:.$D$100000];(ROW()-1)*6-5;1)" office:value-type="float" office:value="2.75">
            <text:p>2,75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334621">
            <text:p>1334621</text:p>
          </table:table-cell>
          <table:table-cell office:value-type="float" office:value="1196.33">
            <text:p>1196,33</text:p>
          </table:table-cell>
          <table:table-cell office:value-type="float" office:value="17.35">
            <text:p>17,3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8">
            <text:p>78</text:p>
          </table:table-cell>
          <table:table-cell table:formula="of:=INDEX([.$A$2:.$D$100000];(ROW()-1)*6;1)" office:value-type="float" office:value="1840139">
            <text:p>1840139</text:p>
          </table:table-cell>
          <table:table-cell table:formula="of:=INDEX([.$A$2:.$D$100000];(ROW()-1)*6-1;4)" office:value-type="float" office:value="20.29">
            <text:p>20,29</text:p>
          </table:table-cell>
          <table:table-cell table:formula="of:=INDEX([.$A$2:.$D$100000];(ROW()-1)*6-2;4)" office:value-type="float" office:value="14.17">
            <text:p>14,17</text:p>
          </table:table-cell>
          <table:table-cell table:formula="of:=INDEX([.$A$2:.$D$100000];(ROW()-1)*6-1;3)" office:value-type="float" office:value="743.22">
            <text:p>743,22</text:p>
          </table:table-cell>
          <table:table-cell table:formula="of:=INDEX([.$A$2:.$D$100000];(ROW()-1)*6-2;3)" office:value-type="float" office:value="2490.35">
            <text:p>2490,35</text:p>
          </table:table-cell>
          <table:table-cell table:formula="of:=INDEX([.$A$2:.$D$100000];(ROW()-1)*6-1;2)" office:value-type="float" office:value="1126099.38">
            <text:p>1126099,38</text:p>
          </table:table-cell>
          <table:table-cell table:formula="of:=INDEX([.$A$2:.$D$100000];(ROW()-1)*6-2;2)" office:value-type="float" office:value="2521397">
            <text:p>2521397</text:p>
          </table:table-cell>
          <table:table-cell table:formula="of:=INDEX([.$A$2:.$D$100000];(ROW()-1)*6-5;1)" office:value-type="float" office:value="3.016">
            <text:p>3,016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703510">
            <text:p>703510</text:p>
          </table:table-cell>
          <table:table-cell office:value-type="float" office:value="449.27">
            <text:p>449,27</text:p>
          </table:table-cell>
          <table:table-cell office:value-type="float" office:value="22.47">
            <text:p>22,4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9">
            <text:p>79</text:p>
          </table:table-cell>
          <table:table-cell table:formula="of:=INDEX([.$A$2:.$D$100000];(ROW()-1)*6;1)" office:value-type="float" office:value="1827223">
            <text:p>1827223</text:p>
          </table:table-cell>
          <table:table-cell table:formula="of:=INDEX([.$A$2:.$D$100000];(ROW()-1)*6-1;4)" office:value-type="float" office:value="20.35">
            <text:p>20,35</text:p>
          </table:table-cell>
          <table:table-cell table:formula="of:=INDEX([.$A$2:.$D$100000];(ROW()-1)*6-2;4)" office:value-type="float" office:value="15.3">
            <text:p>15,3</text:p>
          </table:table-cell>
          <table:table-cell table:formula="of:=INDEX([.$A$2:.$D$100000];(ROW()-1)*6-1;3)" office:value-type="float" office:value="721.46">
            <text:p>721,46</text:p>
          </table:table-cell>
          <table:table-cell table:formula="of:=INDEX([.$A$2:.$D$100000];(ROW()-1)*6-2;3)" office:value-type="float" office:value="1918.27">
            <text:p>1918,27</text:p>
          </table:table-cell>
          <table:table-cell table:formula="of:=INDEX([.$A$2:.$D$100000];(ROW()-1)*6-1;2)" office:value-type="float" office:value="1112729.75">
            <text:p>1112729,75</text:p>
          </table:table-cell>
          <table:table-cell table:formula="of:=INDEX([.$A$2:.$D$100000];(ROW()-1)*6-2;2)" office:value-type="float" office:value="2144300">
            <text:p>2144300</text:p>
          </table:table-cell>
          <table:table-cell table:formula="of:=INDEX([.$A$2:.$D$100000];(ROW()-1)*6-5;1)" office:value-type="float" office:value="2.797">
            <text:p>2,797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2758658">
            <text:p>275865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0">
            <text:p>80</text:p>
          </table:table-cell>
          <table:table-cell table:formula="of:=INDEX([.$A$2:.$D$100000];(ROW()-1)*6;1)" office:value-type="float" office:value="1812880">
            <text:p>1812880</text:p>
          </table:table-cell>
          <table:table-cell table:formula="of:=INDEX([.$A$2:.$D$100000];(ROW()-1)*6-1;4)" office:value-type="float" office:value="20.27">
            <text:p>20,27</text:p>
          </table:table-cell>
          <table:table-cell table:formula="of:=INDEX([.$A$2:.$D$100000];(ROW()-1)*6-2;4)" office:value-type="float" office:value="14.6">
            <text:p>14,6</text:p>
          </table:table-cell>
          <table:table-cell table:formula="of:=INDEX([.$A$2:.$D$100000];(ROW()-1)*6-1;3)" office:value-type="float" office:value="741.25">
            <text:p>741,25</text:p>
          </table:table-cell>
          <table:table-cell table:formula="of:=INDEX([.$A$2:.$D$100000];(ROW()-1)*6-2;3)" office:value-type="float" office:value="2257.04">
            <text:p>2257,04</text:p>
          </table:table-cell>
          <table:table-cell table:formula="of:=INDEX([.$A$2:.$D$100000];(ROW()-1)*6-1;2)" office:value-type="float" office:value="1111659.5">
            <text:p>1111659,5</text:p>
          </table:table-cell>
          <table:table-cell table:formula="of:=INDEX([.$A$2:.$D$100000];(ROW()-1)*6-2;2)" office:value-type="float" office:value="2283248">
            <text:p>2283248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625">
            <text:p>1,625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1">
            <text:p>81</text:p>
          </table:table-cell>
          <table:table-cell table:formula="of:=INDEX([.$A$2:.$D$100000];(ROW()-1)*6;1)" office:value-type="float" office:value="1802221">
            <text:p>1802221</text:p>
          </table:table-cell>
          <table:table-cell table:formula="of:=INDEX([.$A$2:.$D$100000];(ROW()-1)*6-1;4)" office:value-type="float" office:value="20.11">
            <text:p>20,11</text:p>
          </table:table-cell>
          <table:table-cell table:formula="of:=INDEX([.$A$2:.$D$100000];(ROW()-1)*6-2;4)" office:value-type="float" office:value="13.23">
            <text:p>13,23</text:p>
          </table:table-cell>
          <table:table-cell table:formula="of:=INDEX([.$A$2:.$D$100000];(ROW()-1)*6-1;3)" office:value-type="float" office:value="784.88">
            <text:p>784,88</text:p>
          </table:table-cell>
          <table:table-cell table:formula="of:=INDEX([.$A$2:.$D$100000];(ROW()-1)*6-2;3)" office:value-type="float" office:value="3087.64">
            <text:p>3087,64</text:p>
          </table:table-cell>
          <table:table-cell table:formula="of:=INDEX([.$A$2:.$D$100000];(ROW()-1)*6-1;2)" office:value-type="float" office:value="1177444.5">
            <text:p>1177444,5</text:p>
          </table:table-cell>
          <table:table-cell table:formula="of:=INDEX([.$A$2:.$D$100000];(ROW()-1)*6-2;2)" office:value-type="float" office:value="3040060">
            <text:p>3040060</text:p>
          </table:table-cell>
          <table:table-cell table:formula="of:=INDEX([.$A$2:.$D$100000];(ROW()-1)*6-5;1)" office:value-type="float" office:value="2.719">
            <text:p>2,719</text:p>
          </table:table-cell>
          <table:table-cell table:formula="of:=INDEX([.$A$2:.$D$100000];(ROW()-1)*6-3;1)" office:value-type="float" office:value="2.25">
            <text:p>2,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2">
            <text:p>82</text:p>
          </table:table-cell>
          <table:table-cell table:formula="of:=INDEX([.$A$2:.$D$100000];(ROW()-1)*6;1)" office:value-type="float" office:value="1790210">
            <text:p>1790210</text:p>
          </table:table-cell>
          <table:table-cell table:formula="of:=INDEX([.$A$2:.$D$100000];(ROW()-1)*6-1;4)" office:value-type="float" office:value="20.24">
            <text:p>20,24</text:p>
          </table:table-cell>
          <table:table-cell table:formula="of:=INDEX([.$A$2:.$D$100000];(ROW()-1)*6-2;4)" office:value-type="float" office:value="15.29">
            <text:p>15,29</text:p>
          </table:table-cell>
          <table:table-cell table:formula="of:=INDEX([.$A$2:.$D$100000];(ROW()-1)*6-1;3)" office:value-type="float" office:value="741.22">
            <text:p>741,22</text:p>
          </table:table-cell>
          <table:table-cell table:formula="of:=INDEX([.$A$2:.$D$100000];(ROW()-1)*6-2;3)" office:value-type="float" office:value="1925.1">
            <text:p>1925,1</text:p>
          </table:table-cell>
          <table:table-cell table:formula="of:=INDEX([.$A$2:.$D$100000];(ROW()-1)*6-1;2)" office:value-type="float" office:value="1137679.63">
            <text:p>1137679,63</text:p>
          </table:table-cell>
          <table:table-cell table:formula="of:=INDEX([.$A$2:.$D$100000];(ROW()-1)*6-2;2)" office:value-type="float" office:value="2192720">
            <text:p>2192720</text:p>
          </table:table-cell>
          <table:table-cell table:formula="of:=INDEX([.$A$2:.$D$100000];(ROW()-1)*6-5;1)" office:value-type="float" office:value="2.719">
            <text:p>2,719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3">
            <text:p>83</text:p>
          </table:table-cell>
          <table:table-cell table:formula="of:=INDEX([.$A$2:.$D$100000];(ROW()-1)*6;1)" office:value-type="float" office:value="1777286">
            <text:p>1777286</text:p>
          </table:table-cell>
          <table:table-cell table:formula="of:=INDEX([.$A$2:.$D$100000];(ROW()-1)*6-1;4)" office:value-type="float" office:value="20.22">
            <text:p>20,22</text:p>
          </table:table-cell>
          <table:table-cell table:formula="of:=INDEX([.$A$2:.$D$100000];(ROW()-1)*6-2;4)" office:value-type="float" office:value="15.22">
            <text:p>15,22</text:p>
          </table:table-cell>
          <table:table-cell table:formula="of:=INDEX([.$A$2:.$D$100000];(ROW()-1)*6-1;3)" office:value-type="float" office:value="743.34">
            <text:p>743,34</text:p>
          </table:table-cell>
          <table:table-cell table:formula="of:=INDEX([.$A$2:.$D$100000];(ROW()-1)*6-2;3)" office:value-type="float" office:value="1956.41">
            <text:p>1956,41</text:p>
          </table:table-cell>
          <table:table-cell table:formula="of:=INDEX([.$A$2:.$D$100000];(ROW()-1)*6-1;2)" office:value-type="float" office:value="1144742.38">
            <text:p>1144742,38</text:p>
          </table:table-cell>
          <table:table-cell table:formula="of:=INDEX([.$A$2:.$D$100000];(ROW()-1)*6-2;2)" office:value-type="float" office:value="2193109">
            <text:p>2193109</text:p>
          </table:table-cell>
          <table:table-cell table:formula="of:=INDEX([.$A$2:.$D$100000];(ROW()-1)*6-5;1)" office:value-type="float" office:value="2.688">
            <text:p>2,688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328500">
            <text:p>1328500</text:p>
          </table:table-cell>
          <table:table-cell office:value-type="float" office:value="1131.28">
            <text:p>1131,28</text:p>
          </table:table-cell>
          <table:table-cell office:value-type="float" office:value="17.6">
            <text:p>17,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4">
            <text:p>84</text:p>
          </table:table-cell>
          <table:table-cell table:formula="of:=INDEX([.$A$2:.$D$100000];(ROW()-1)*6;1)" office:value-type="float" office:value="1763888">
            <text:p>1763888</text:p>
          </table:table-cell>
          <table:table-cell table:formula="of:=INDEX([.$A$2:.$D$100000];(ROW()-1)*6-1;4)" office:value-type="float" office:value="20.16">
            <text:p>20,16</text:p>
          </table:table-cell>
          <table:table-cell table:formula="of:=INDEX([.$A$2:.$D$100000];(ROW()-1)*6-2;4)" office:value-type="float" office:value="15">
            <text:p>15</text:p>
          </table:table-cell>
          <table:table-cell table:formula="of:=INDEX([.$A$2:.$D$100000];(ROW()-1)*6-1;3)" office:value-type="float" office:value="754.36">
            <text:p>754,36</text:p>
          </table:table-cell>
          <table:table-cell table:formula="of:=INDEX([.$A$2:.$D$100000];(ROW()-1)*6-2;3)" office:value-type="float" office:value="2058.19">
            <text:p>2058,19</text:p>
          </table:table-cell>
          <table:table-cell table:formula="of:=INDEX([.$A$2:.$D$100000];(ROW()-1)*6-1;2)" office:value-type="float" office:value="1160728.63">
            <text:p>1160728,63</text:p>
          </table:table-cell>
          <table:table-cell table:formula="of:=INDEX([.$A$2:.$D$100000];(ROW()-1)*6-2;2)" office:value-type="float" office:value="2218899">
            <text:p>2218899</text:p>
          </table:table-cell>
          <table:table-cell table:formula="of:=INDEX([.$A$2:.$D$100000];(ROW()-1)*6-5;1)" office:value-type="float" office:value="2.688">
            <text:p>2,688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95858.19">
            <text:p>695858,19</text:p>
          </table:table-cell>
          <table:table-cell office:value-type="float" office:value="442.31">
            <text:p>442,31</text:p>
          </table:table-cell>
          <table:table-cell office:value-type="float" office:value="22.37">
            <text:p>22,3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5">
            <text:p>85</text:p>
          </table:table-cell>
          <table:table-cell table:formula="of:=INDEX([.$A$2:.$D$100000];(ROW()-1)*6;1)" office:value-type="float" office:value="1750661">
            <text:p>1750661</text:p>
          </table:table-cell>
          <table:table-cell table:formula="of:=INDEX([.$A$2:.$D$100000];(ROW()-1)*6-1;4)" office:value-type="float" office:value="20.07">
            <text:p>20,07</text:p>
          </table:table-cell>
          <table:table-cell table:formula="of:=INDEX([.$A$2:.$D$100000];(ROW()-1)*6-2;4)" office:value-type="float" office:value="14.23">
            <text:p>14,23</text:p>
          </table:table-cell>
          <table:table-cell table:formula="of:=INDEX([.$A$2:.$D$100000];(ROW()-1)*6-1;3)" office:value-type="float" office:value="777.28">
            <text:p>777,28</text:p>
          </table:table-cell>
          <table:table-cell table:formula="of:=INDEX([.$A$2:.$D$100000];(ROW()-1)*6-2;3)" office:value-type="float" office:value="2456.88">
            <text:p>2456,88</text:p>
          </table:table-cell>
          <table:table-cell table:formula="of:=INDEX([.$A$2:.$D$100000];(ROW()-1)*6-1;2)" office:value-type="float" office:value="1191681.63">
            <text:p>1191681,63</text:p>
          </table:table-cell>
          <table:table-cell table:formula="of:=INDEX([.$A$2:.$D$100000];(ROW()-1)*6-2;2)" office:value-type="float" office:value="2510924">
            <text:p>2510924</text:p>
          </table:table-cell>
          <table:table-cell table:formula="of:=INDEX([.$A$2:.$D$100000];(ROW()-1)*6-5;1)" office:value-type="float" office:value="2.687">
            <text:p>2,687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792354">
            <text:p>279235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6">
            <text:p>86</text:p>
          </table:table-cell>
          <table:table-cell table:formula="of:=INDEX([.$A$2:.$D$100000];(ROW()-1)*6;1)" office:value-type="float" office:value="1737264">
            <text:p>1737264</text:p>
          </table:table-cell>
          <table:table-cell table:formula="of:=INDEX([.$A$2:.$D$100000];(ROW()-1)*6-1;4)" office:value-type="float" office:value="20">
            <text:p>20</text:p>
          </table:table-cell>
          <table:table-cell table:formula="of:=INDEX([.$A$2:.$D$100000];(ROW()-1)*6-2;4)" office:value-type="float" office:value="14.06">
            <text:p>14,06</text:p>
          </table:table-cell>
          <table:table-cell table:formula="of:=INDEX([.$A$2:.$D$100000];(ROW()-1)*6-1;3)" office:value-type="float" office:value="792.09">
            <text:p>792,09</text:p>
          </table:table-cell>
          <table:table-cell table:formula="of:=INDEX([.$A$2:.$D$100000];(ROW()-1)*6-2;3)" office:value-type="float" office:value="2550.66">
            <text:p>2550,66</text:p>
          </table:table-cell>
          <table:table-cell table:formula="of:=INDEX([.$A$2:.$D$100000];(ROW()-1)*6-1;2)" office:value-type="float" office:value="1200644.5">
            <text:p>1200644,5</text:p>
          </table:table-cell>
          <table:table-cell table:formula="of:=INDEX([.$A$2:.$D$100000];(ROW()-1)*6-2;2)" office:value-type="float" office:value="2576040">
            <text:p>2576040</text:p>
          </table:table-cell>
          <table:table-cell table:formula="of:=INDEX([.$A$2:.$D$100000];(ROW()-1)*6-5;1)" office:value-type="float" office:value="2.672">
            <text:p>2,672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7">
            <text:p>87</text:p>
          </table:table-cell>
          <table:table-cell table:formula="of:=INDEX([.$A$2:.$D$100000];(ROW()-1)*6;1)" office:value-type="float" office:value="1723814">
            <text:p>1723814</text:p>
          </table:table-cell>
          <table:table-cell table:formula="of:=INDEX([.$A$2:.$D$100000];(ROW()-1)*6-1;4)" office:value-type="float" office:value="19.9">
            <text:p>19,9</text:p>
          </table:table-cell>
          <table:table-cell table:formula="of:=INDEX([.$A$2:.$D$100000];(ROW()-1)*6-2;4)" office:value-type="float" office:value="13.1">
            <text:p>13,1</text:p>
          </table:table-cell>
          <table:table-cell table:formula="of:=INDEX([.$A$2:.$D$100000];(ROW()-1)*6-1;3)" office:value-type="float" office:value="822.99">
            <text:p>822,99</text:p>
          </table:table-cell>
          <table:table-cell table:formula="of:=INDEX([.$A$2:.$D$100000];(ROW()-1)*6-2;3)" office:value-type="float" office:value="3183.06">
            <text:p>3183,06</text:p>
          </table:table-cell>
          <table:table-cell table:formula="of:=INDEX([.$A$2:.$D$100000];(ROW()-1)*6-1;2)" office:value-type="float" office:value="1228755.63">
            <text:p>1228755,63</text:p>
          </table:table-cell>
          <table:table-cell table:formula="of:=INDEX([.$A$2:.$D$100000];(ROW()-1)*6-2;2)" office:value-type="float" office:value="3131974">
            <text:p>3131974</text:p>
          </table:table-cell>
          <table:table-cell table:formula="of:=INDEX([.$A$2:.$D$100000];(ROW()-1)*6-5;1)" office:value-type="float" office:value="2.688">
            <text:p>2,688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8">
            <text:p>88</text:p>
          </table:table-cell>
          <table:table-cell table:formula="of:=INDEX([.$A$2:.$D$100000];(ROW()-1)*6;1)" office:value-type="float" office:value="1712596">
            <text:p>1712596</text:p>
          </table:table-cell>
          <table:table-cell table:formula="of:=INDEX([.$A$2:.$D$100000];(ROW()-1)*6-1;4)" office:value-type="float" office:value="19.82">
            <text:p>19,82</text:p>
          </table:table-cell>
          <table:table-cell table:formula="of:=INDEX([.$A$2:.$D$100000];(ROW()-1)*6-2;4)" office:value-type="float" office:value="13.07">
            <text:p>13,07</text:p>
          </table:table-cell>
          <table:table-cell table:formula="of:=INDEX([.$A$2:.$D$100000];(ROW()-1)*6-1;3)" office:value-type="float" office:value="826.27">
            <text:p>826,27</text:p>
          </table:table-cell>
          <table:table-cell table:formula="of:=INDEX([.$A$2:.$D$100000];(ROW()-1)*6-2;3)" office:value-type="float" office:value="3206.67">
            <text:p>3206,67</text:p>
          </table:table-cell>
          <table:table-cell table:formula="of:=INDEX([.$A$2:.$D$100000];(ROW()-1)*6-1;2)" office:value-type="float" office:value="1236896.88">
            <text:p>1236896,88</text:p>
          </table:table-cell>
          <table:table-cell table:formula="of:=INDEX([.$A$2:.$D$100000];(ROW()-1)*6-2;2)" office:value-type="float" office:value="3145786">
            <text:p>3145786</text:p>
          </table:table-cell>
          <table:table-cell table:formula="of:=INDEX([.$A$2:.$D$100000];(ROW()-1)*6-5;1)" office:value-type="float" office:value="2.688">
            <text:p>2,688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406">
            <text:p>1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9">
            <text:p>89</text:p>
          </table:table-cell>
          <table:table-cell table:formula="of:=INDEX([.$A$2:.$D$100000];(ROW()-1)*6;1)" office:value-type="float" office:value="1698219">
            <text:p>1698219</text:p>
          </table:table-cell>
          <table:table-cell table:formula="of:=INDEX([.$A$2:.$D$100000];(ROW()-1)*6-1;4)" office:value-type="float" office:value="19.85">
            <text:p>19,85</text:p>
          </table:table-cell>
          <table:table-cell table:formula="of:=INDEX([.$A$2:.$D$100000];(ROW()-1)*6-2;4)" office:value-type="float" office:value="13.01">
            <text:p>13,01</text:p>
          </table:table-cell>
          <table:table-cell table:formula="of:=INDEX([.$A$2:.$D$100000];(ROW()-1)*6-1;3)" office:value-type="float" office:value="832.68">
            <text:p>832,68</text:p>
          </table:table-cell>
          <table:table-cell table:formula="of:=INDEX([.$A$2:.$D$100000];(ROW()-1)*6-2;3)" office:value-type="float" office:value="3250.47">
            <text:p>3250,47</text:p>
          </table:table-cell>
          <table:table-cell table:formula="of:=INDEX([.$A$2:.$D$100000];(ROW()-1)*6-1;2)" office:value-type="float" office:value="1244840.5">
            <text:p>1244840,5</text:p>
          </table:table-cell>
          <table:table-cell table:formula="of:=INDEX([.$A$2:.$D$100000];(ROW()-1)*6-2;2)" office:value-type="float" office:value="3203467">
            <text:p>3203467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311894">
            <text:p>1311894</text:p>
          </table:table-cell>
          <table:table-cell office:value-type="float" office:value="1130.63">
            <text:p>1130,63</text:p>
          </table:table-cell>
          <table:table-cell office:value-type="float" office:value="17.6">
            <text:p>17,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0">
            <text:p>90</text:p>
          </table:table-cell>
          <table:table-cell table:formula="of:=INDEX([.$A$2:.$D$100000];(ROW()-1)*6;1)" office:value-type="float" office:value="1687435">
            <text:p>1687435</text:p>
          </table:table-cell>
          <table:table-cell table:formula="of:=INDEX([.$A$2:.$D$100000];(ROW()-1)*6-1;4)" office:value-type="float" office:value="19.91">
            <text:p>19,91</text:p>
          </table:table-cell>
          <table:table-cell table:formula="of:=INDEX([.$A$2:.$D$100000];(ROW()-1)*6-2;4)" office:value-type="float" office:value="14.03">
            <text:p>14,03</text:p>
          </table:table-cell>
          <table:table-cell table:formula="of:=INDEX([.$A$2:.$D$100000];(ROW()-1)*6-1;3)" office:value-type="float" office:value="806.03">
            <text:p>806,03</text:p>
          </table:table-cell>
          <table:table-cell table:formula="of:=INDEX([.$A$2:.$D$100000];(ROW()-1)*6-2;3)" office:value-type="float" office:value="2572.97">
            <text:p>2572,97</text:p>
          </table:table-cell>
          <table:table-cell table:formula="of:=INDEX([.$A$2:.$D$100000];(ROW()-1)*6-1;2)" office:value-type="float" office:value="1228953">
            <text:p>1228953</text:p>
          </table:table-cell>
          <table:table-cell table:formula="of:=INDEX([.$A$2:.$D$100000];(ROW()-1)*6-2;2)" office:value-type="float" office:value="2609271">
            <text:p>2609271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86499.5">
            <text:p>686499,5</text:p>
          </table:table-cell>
          <table:table-cell office:value-type="float" office:value="435.94">
            <text:p>435,94</text:p>
          </table:table-cell>
          <table:table-cell office:value-type="float" office:value="22.44">
            <text:p>22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1">
            <text:p>91</text:p>
          </table:table-cell>
          <table:table-cell table:formula="of:=INDEX([.$A$2:.$D$100000];(ROW()-1)*6;1)" office:value-type="float" office:value="1675318">
            <text:p>1675318</text:p>
          </table:table-cell>
          <table:table-cell table:formula="of:=INDEX([.$A$2:.$D$100000];(ROW()-1)*6-1;4)" office:value-type="float" office:value="19.88">
            <text:p>19,88</text:p>
          </table:table-cell>
          <table:table-cell table:formula="of:=INDEX([.$A$2:.$D$100000];(ROW()-1)*6-2;4)" office:value-type="float" office:value="13.98">
            <text:p>13,98</text:p>
          </table:table-cell>
          <table:table-cell table:formula="of:=INDEX([.$A$2:.$D$100000];(ROW()-1)*6-1;3)" office:value-type="float" office:value="811.61">
            <text:p>811,61</text:p>
          </table:table-cell>
          <table:table-cell table:formula="of:=INDEX([.$A$2:.$D$100000];(ROW()-1)*6-2;3)" office:value-type="float" office:value="2600.08">
            <text:p>2600,08</text:p>
          </table:table-cell>
          <table:table-cell table:formula="of:=INDEX([.$A$2:.$D$100000];(ROW()-1)*6-1;2)" office:value-type="float" office:value="1231821.88">
            <text:p>1231821,88</text:p>
          </table:table-cell>
          <table:table-cell table:formula="of:=INDEX([.$A$2:.$D$100000];(ROW()-1)*6-2;2)" office:value-type="float" office:value="2633114">
            <text:p>2633114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2827172">
            <text:p>28271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2">
            <text:p>92</text:p>
          </table:table-cell>
          <table:table-cell table:formula="of:=INDEX([.$A$2:.$D$100000];(ROW()-1)*6;1)" office:value-type="float" office:value="1664025">
            <text:p>1664025</text:p>
          </table:table-cell>
          <table:table-cell table:formula="of:=INDEX([.$A$2:.$D$100000];(ROW()-1)*6-1;4)" office:value-type="float" office:value="19.7">
            <text:p>19,7</text:p>
          </table:table-cell>
          <table:table-cell table:formula="of:=INDEX([.$A$2:.$D$100000];(ROW()-1)*6-2;4)" office:value-type="float" office:value="12.99">
            <text:p>12,99</text:p>
          </table:table-cell>
          <table:table-cell table:formula="of:=INDEX([.$A$2:.$D$100000];(ROW()-1)*6-1;3)" office:value-type="float" office:value="849.05">
            <text:p>849,05</text:p>
          </table:table-cell>
          <table:table-cell table:formula="of:=INDEX([.$A$2:.$D$100000];(ROW()-1)*6-2;3)" office:value-type="float" office:value="3264.87">
            <text:p>3264,87</text:p>
          </table:table-cell>
          <table:table-cell table:formula="of:=INDEX([.$A$2:.$D$100000];(ROW()-1)*6-1;2)" office:value-type="float" office:value="1274936.38">
            <text:p>1274936,38</text:p>
          </table:table-cell>
          <table:table-cell table:formula="of:=INDEX([.$A$2:.$D$100000];(ROW()-1)*6-2;2)" office:value-type="float" office:value="3213083">
            <text:p>3213083</text:p>
          </table:table-cell>
          <table:table-cell table:formula="of:=INDEX([.$A$2:.$D$100000];(ROW()-1)*6-5;1)" office:value-type="float" office:value="2.64">
            <text:p>2,64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3">
            <text:p>93</text:p>
          </table:table-cell>
          <table:table-cell table:formula="of:=INDEX([.$A$2:.$D$100000];(ROW()-1)*6;1)" office:value-type="float" office:value="1656136">
            <text:p>1656136</text:p>
          </table:table-cell>
          <table:table-cell table:formula="of:=INDEX([.$A$2:.$D$100000];(ROW()-1)*6-1;4)" office:value-type="float" office:value="19.74">
            <text:p>19,74</text:p>
          </table:table-cell>
          <table:table-cell table:formula="of:=INDEX([.$A$2:.$D$100000];(ROW()-1)*6-2;4)" office:value-type="float" office:value="13.02">
            <text:p>13,02</text:p>
          </table:table-cell>
          <table:table-cell table:formula="of:=INDEX([.$A$2:.$D$100000];(ROW()-1)*6-1;3)" office:value-type="float" office:value="851.3">
            <text:p>851,3</text:p>
          </table:table-cell>
          <table:table-cell table:formula="of:=INDEX([.$A$2:.$D$100000];(ROW()-1)*6-2;3)" office:value-type="float" office:value="3240.42">
            <text:p>3240,42</text:p>
          </table:table-cell>
          <table:table-cell table:formula="of:=INDEX([.$A$2:.$D$100000];(ROW()-1)*6-1;2)" office:value-type="float" office:value="1272577.5">
            <text:p>1272577,5</text:p>
          </table:table-cell>
          <table:table-cell table:formula="of:=INDEX([.$A$2:.$D$100000];(ROW()-1)*6-2;2)" office:value-type="float" office:value="3198821">
            <text:p>3198821</text:p>
          </table:table-cell>
          <table:table-cell table:formula="of:=INDEX([.$A$2:.$D$100000];(ROW()-1)*6-5;1)" office:value-type="float" office:value="2.641">
            <text:p>2,64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4">
            <text:p>94</text:p>
          </table:table-cell>
          <table:table-cell table:formula="of:=INDEX([.$A$2:.$D$100000];(ROW()-1)*6;1)" office:value-type="float" office:value="1645408">
            <text:p>1645408</text:p>
          </table:table-cell>
          <table:table-cell table:formula="of:=INDEX([.$A$2:.$D$100000];(ROW()-1)*6-1;4)" office:value-type="float" office:value="19.66">
            <text:p>19,66</text:p>
          </table:table-cell>
          <table:table-cell table:formula="of:=INDEX([.$A$2:.$D$100000];(ROW()-1)*6-2;4)" office:value-type="float" office:value="13.06">
            <text:p>13,06</text:p>
          </table:table-cell>
          <table:table-cell table:formula="of:=INDEX([.$A$2:.$D$100000];(ROW()-1)*6-1;3)" office:value-type="float" office:value="855.31">
            <text:p>855,31</text:p>
          </table:table-cell>
          <table:table-cell table:formula="of:=INDEX([.$A$2:.$D$100000];(ROW()-1)*6-2;3)" office:value-type="float" office:value="3211.28">
            <text:p>3211,28</text:p>
          </table:table-cell>
          <table:table-cell table:formula="of:=INDEX([.$A$2:.$D$100000];(ROW()-1)*6-1;2)" office:value-type="float" office:value="1285347.25">
            <text:p>1285347,25</text:p>
          </table:table-cell>
          <table:table-cell table:formula="of:=INDEX([.$A$2:.$D$100000];(ROW()-1)*6-2;2)" office:value-type="float" office:value="3168543">
            <text:p>3168543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5">
            <text:p>95</text:p>
          </table:table-cell>
          <table:table-cell table:formula="of:=INDEX([.$A$2:.$D$100000];(ROW()-1)*6;1)" office:value-type="float" office:value="1635980">
            <text:p>1635980</text:p>
          </table:table-cell>
          <table:table-cell table:formula="of:=INDEX([.$A$2:.$D$100000];(ROW()-1)*6-1;4)" office:value-type="float" office:value="19.71">
            <text:p>19,71</text:p>
          </table:table-cell>
          <table:table-cell table:formula="of:=INDEX([.$A$2:.$D$100000];(ROW()-1)*6-2;4)" office:value-type="float" office:value="13.13">
            <text:p>13,13</text:p>
          </table:table-cell>
          <table:table-cell table:formula="of:=INDEX([.$A$2:.$D$100000];(ROW()-1)*6-1;3)" office:value-type="float" office:value="854.19">
            <text:p>854,19</text:p>
          </table:table-cell>
          <table:table-cell table:formula="of:=INDEX([.$A$2:.$D$100000];(ROW()-1)*6-2;3)" office:value-type="float" office:value="3166.3">
            <text:p>3166,3</text:p>
          </table:table-cell>
          <table:table-cell table:formula="of:=INDEX([.$A$2:.$D$100000];(ROW()-1)*6-1;2)" office:value-type="float" office:value="1277926.75">
            <text:p>1277926,75</text:p>
          </table:table-cell>
          <table:table-cell table:formula="of:=INDEX([.$A$2:.$D$100000];(ROW()-1)*6-2;2)" office:value-type="float" office:value="3133673">
            <text:p>3133673</text:p>
          </table:table-cell>
          <table:table-cell table:formula="of:=INDEX([.$A$2:.$D$100000];(ROW()-1)*6-5;1)" office:value-type="float" office:value="3.015">
            <text:p>3,015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309031">
            <text:p>1309031</text:p>
          </table:table-cell>
          <table:table-cell office:value-type="float" office:value="1132.16">
            <text:p>1132,16</text:p>
          </table:table-cell>
          <table:table-cell office:value-type="float" office:value="17.59">
            <text:p>17,5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6">
            <text:p>96</text:p>
          </table:table-cell>
          <table:table-cell table:formula="of:=INDEX([.$A$2:.$D$100000];(ROW()-1)*6;1)" office:value-type="float" office:value="1627014">
            <text:p>1627014</text:p>
          </table:table-cell>
          <table:table-cell table:formula="of:=INDEX([.$A$2:.$D$100000];(ROW()-1)*6-1;4)" office:value-type="float" office:value="19.77">
            <text:p>19,77</text:p>
          </table:table-cell>
          <table:table-cell table:formula="of:=INDEX([.$A$2:.$D$100000];(ROW()-1)*6-2;4)" office:value-type="float" office:value="14.05">
            <text:p>14,05</text:p>
          </table:table-cell>
          <table:table-cell table:formula="of:=INDEX([.$A$2:.$D$100000];(ROW()-1)*6-1;3)" office:value-type="float" office:value="830.26">
            <text:p>830,26</text:p>
          </table:table-cell>
          <table:table-cell table:formula="of:=INDEX([.$A$2:.$D$100000];(ROW()-1)*6-2;3)" office:value-type="float" office:value="2560.38">
            <text:p>2560,38</text:p>
          </table:table-cell>
          <table:table-cell table:formula="of:=INDEX([.$A$2:.$D$100000];(ROW()-1)*6-1;2)" office:value-type="float" office:value="1230618.25">
            <text:p>1230618,25</text:p>
          </table:table-cell>
          <table:table-cell table:formula="of:=INDEX([.$A$2:.$D$100000];(ROW()-1)*6-2;2)" office:value-type="float" office:value="2575449">
            <text:p>2575449</text:p>
          </table:table-cell>
          <table:table-cell table:formula="of:=INDEX([.$A$2:.$D$100000];(ROW()-1)*6-5;1)" office:value-type="float" office:value="2.719">
            <text:p>2,719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79471.38">
            <text:p>679471,38</text:p>
          </table:table-cell>
          <table:table-cell office:value-type="float" office:value="430.75">
            <text:p>430,75</text:p>
          </table:table-cell>
          <table:table-cell office:value-type="float" office:value="22.5">
            <text:p>22,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7">
            <text:p>97</text:p>
          </table:table-cell>
          <table:table-cell table:formula="of:=INDEX([.$A$2:.$D$100000];(ROW()-1)*6;1)" office:value-type="float" office:value="1613951">
            <text:p>1613951</text:p>
          </table:table-cell>
          <table:table-cell table:formula="of:=INDEX([.$A$2:.$D$100000];(ROW()-1)*6-1;4)" office:value-type="float" office:value="19.74">
            <text:p>19,74</text:p>
          </table:table-cell>
          <table:table-cell table:formula="of:=INDEX([.$A$2:.$D$100000];(ROW()-1)*6-2;4)" office:value-type="float" office:value="14.12">
            <text:p>14,12</text:p>
          </table:table-cell>
          <table:table-cell table:formula="of:=INDEX([.$A$2:.$D$100000];(ROW()-1)*6-1;3)" office:value-type="float" office:value="833.84">
            <text:p>833,84</text:p>
          </table:table-cell>
          <table:table-cell table:formula="of:=INDEX([.$A$2:.$D$100000];(ROW()-1)*6-2;3)" office:value-type="float" office:value="2516.33">
            <text:p>2516,33</text:p>
          </table:table-cell>
          <table:table-cell table:formula="of:=INDEX([.$A$2:.$D$100000];(ROW()-1)*6-1;2)" office:value-type="float" office:value="1262844.5">
            <text:p>1262844,5</text:p>
          </table:table-cell>
          <table:table-cell table:formula="of:=INDEX([.$A$2:.$D$100000];(ROW()-1)*6-2;2)" office:value-type="float" office:value="2585918">
            <text:p>2585918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2848414">
            <text:p>284841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8">
            <text:p>98</text:p>
          </table:table-cell>
          <table:table-cell table:formula="of:=INDEX([.$A$2:.$D$100000];(ROW()-1)*6;1)" office:value-type="float" office:value="1605088">
            <text:p>1605088</text:p>
          </table:table-cell>
          <table:table-cell table:formula="of:=INDEX([.$A$2:.$D$100000];(ROW()-1)*6-1;4)" office:value-type="float" office:value="19.7">
            <text:p>19,7</text:p>
          </table:table-cell>
          <table:table-cell table:formula="of:=INDEX([.$A$2:.$D$100000];(ROW()-1)*6-2;4)" office:value-type="float" office:value="14.9">
            <text:p>14,9</text:p>
          </table:table-cell>
          <table:table-cell table:formula="of:=INDEX([.$A$2:.$D$100000];(ROW()-1)*6-1;3)" office:value-type="float" office:value="821.46">
            <text:p>821,46</text:p>
          </table:table-cell>
          <table:table-cell table:formula="of:=INDEX([.$A$2:.$D$100000];(ROW()-1)*6-2;3)" office:value-type="float" office:value="2106.44">
            <text:p>2106,44</text:p>
          </table:table-cell>
          <table:table-cell table:formula="of:=INDEX([.$A$2:.$D$100000];(ROW()-1)*6-1;2)" office:value-type="float" office:value="1266292.63">
            <text:p>1266292,63</text:p>
          </table:table-cell>
          <table:table-cell table:formula="of:=INDEX([.$A$2:.$D$100000];(ROW()-1)*6-2;2)" office:value-type="float" office:value="2391015">
            <text:p>2391015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9">
            <text:p>99</text:p>
          </table:table-cell>
          <table:table-cell table:formula="of:=INDEX([.$A$2:.$D$100000];(ROW()-1)*6;1)" office:value-type="float" office:value="1594024">
            <text:p>1594024</text:p>
          </table:table-cell>
          <table:table-cell table:formula="of:=INDEX([.$A$2:.$D$100000];(ROW()-1)*6-1;4)" office:value-type="float" office:value="19.75">
            <text:p>19,75</text:p>
          </table:table-cell>
          <table:table-cell table:formula="of:=INDEX([.$A$2:.$D$100000];(ROW()-1)*6-2;4)" office:value-type="float" office:value="15.06">
            <text:p>15,06</text:p>
          </table:table-cell>
          <table:table-cell table:formula="of:=INDEX([.$A$2:.$D$100000];(ROW()-1)*6-1;3)" office:value-type="float" office:value="821.57">
            <text:p>821,57</text:p>
          </table:table-cell>
          <table:table-cell table:formula="of:=INDEX([.$A$2:.$D$100000];(ROW()-1)*6-2;3)" office:value-type="float" office:value="2027.02">
            <text:p>2027,02</text:p>
          </table:table-cell>
          <table:table-cell table:formula="of:=INDEX([.$A$2:.$D$100000];(ROW()-1)*6-1;2)" office:value-type="float" office:value="1268473.25">
            <text:p>1268473,25</text:p>
          </table:table-cell>
          <table:table-cell table:formula="of:=INDEX([.$A$2:.$D$100000];(ROW()-1)*6-2;2)" office:value-type="float" office:value="2388662">
            <text:p>2388662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0">
            <text:p>100</text:p>
          </table:table-cell>
          <table:table-cell table:formula="of:=INDEX([.$A$2:.$D$100000];(ROW()-1)*6;1)" office:value-type="float" office:value="1584486">
            <text:p>1584486</text:p>
          </table:table-cell>
          <table:table-cell table:formula="of:=INDEX([.$A$2:.$D$100000];(ROW()-1)*6-1;4)" office:value-type="float" office:value="19.67">
            <text:p>19,67</text:p>
          </table:table-cell>
          <table:table-cell table:formula="of:=INDEX([.$A$2:.$D$100000];(ROW()-1)*6-2;4)" office:value-type="float" office:value="15.18">
            <text:p>15,18</text:p>
          </table:table-cell>
          <table:table-cell table:formula="of:=INDEX([.$A$2:.$D$100000];(ROW()-1)*6-1;3)" office:value-type="float" office:value="825.13">
            <text:p>825,13</text:p>
          </table:table-cell>
          <table:table-cell table:formula="of:=INDEX([.$A$2:.$D$100000];(ROW()-1)*6-2;3)" office:value-type="float" office:value="1972.05">
            <text:p>1972,05</text:p>
          </table:table-cell>
          <table:table-cell table:formula="of:=INDEX([.$A$2:.$D$100000];(ROW()-1)*6-1;2)" office:value-type="float" office:value="1270731.88">
            <text:p>1270731,88</text:p>
          </table:table-cell>
          <table:table-cell table:formula="of:=INDEX([.$A$2:.$D$100000];(ROW()-1)*6-2;2)" office:value-type="float" office:value="2397186">
            <text:p>2397186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1">
            <text:p>101</text:p>
          </table:table-cell>
          <table:table-cell table:formula="of:=INDEX([.$A$2:.$D$100000];(ROW()-1)*6;1)" office:value-type="float" office:value="1576309">
            <text:p>1576309</text:p>
          </table:table-cell>
          <table:table-cell table:formula="of:=INDEX([.$A$2:.$D$100000];(ROW()-1)*6-1;4)" office:value-type="float" office:value="19.53">
            <text:p>19,53</text:p>
          </table:table-cell>
          <table:table-cell table:formula="of:=INDEX([.$A$2:.$D$100000];(ROW()-1)*6-2;4)" office:value-type="float" office:value="12.95">
            <text:p>12,95</text:p>
          </table:table-cell>
          <table:table-cell table:formula="of:=INDEX([.$A$2:.$D$100000];(ROW()-1)*6-1;3)" office:value-type="float" office:value="887.43">
            <text:p>887,43</text:p>
          </table:table-cell>
          <table:table-cell table:formula="of:=INDEX([.$A$2:.$D$100000];(ROW()-1)*6-2;3)" office:value-type="float" office:value="3300.49">
            <text:p>3300,49</text:p>
          </table:table-cell>
          <table:table-cell table:formula="of:=INDEX([.$A$2:.$D$100000];(ROW()-1)*6-1;2)" office:value-type="float" office:value="1321585.75">
            <text:p>1321585,75</text:p>
          </table:table-cell>
          <table:table-cell table:formula="of:=INDEX([.$A$2:.$D$100000];(ROW()-1)*6-2;2)" office:value-type="float" office:value="3261639">
            <text:p>3261639</text:p>
          </table:table-cell>
          <table:table-cell table:formula="of:=INDEX([.$A$2:.$D$100000];(ROW()-1)*6-5;1)" office:value-type="float" office:value="2.609">
            <text:p>2,609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98997">
            <text:p>1298997</text:p>
          </table:table-cell>
          <table:table-cell office:value-type="float" office:value="1111.04">
            <text:p>1111,04</text:p>
          </table:table-cell>
          <table:table-cell office:value-type="float" office:value="17.67">
            <text:p>17,6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2">
            <text:p>102</text:p>
          </table:table-cell>
          <table:table-cell table:formula="of:=INDEX([.$A$2:.$D$100000];(ROW()-1)*6;1)" office:value-type="float" office:value="1565499">
            <text:p>1565499</text:p>
          </table:table-cell>
          <table:table-cell table:formula="of:=INDEX([.$A$2:.$D$100000];(ROW()-1)*6-1;4)" office:value-type="float" office:value="19.54">
            <text:p>19,54</text:p>
          </table:table-cell>
          <table:table-cell table:formula="of:=INDEX([.$A$2:.$D$100000];(ROW()-1)*6-2;4)" office:value-type="float" office:value="13.22">
            <text:p>13,22</text:p>
          </table:table-cell>
          <table:table-cell table:formula="of:=INDEX([.$A$2:.$D$100000];(ROW()-1)*6-1;3)" office:value-type="float" office:value="881.16">
            <text:p>881,16</text:p>
          </table:table-cell>
          <table:table-cell table:formula="of:=INDEX([.$A$2:.$D$100000];(ROW()-1)*6-2;3)" office:value-type="float" office:value="3101.11">
            <text:p>3101,11</text:p>
          </table:table-cell>
          <table:table-cell table:formula="of:=INDEX([.$A$2:.$D$100000];(ROW()-1)*6-1;2)" office:value-type="float" office:value="1326151.25">
            <text:p>1326151,25</text:p>
          </table:table-cell>
          <table:table-cell table:formula="of:=INDEX([.$A$2:.$D$100000];(ROW()-1)*6-2;2)" office:value-type="float" office:value="3089336">
            <text:p>3089336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66078.75">
            <text:p>666078,75</text:p>
          </table:table-cell>
          <table:table-cell office:value-type="float" office:value="423.7">
            <text:p>423,7</text:p>
          </table:table-cell>
          <table:table-cell office:value-type="float" office:value="22.75">
            <text:p>22,7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3">
            <text:p>103</text:p>
          </table:table-cell>
          <table:table-cell table:formula="of:=INDEX([.$A$2:.$D$100000];(ROW()-1)*6;1)" office:value-type="float" office:value="1558494">
            <text:p>1558494</text:p>
          </table:table-cell>
          <table:table-cell table:formula="of:=INDEX([.$A$2:.$D$100000];(ROW()-1)*6-1;4)" office:value-type="float" office:value="19.54">
            <text:p>19,54</text:p>
          </table:table-cell>
          <table:table-cell table:formula="of:=INDEX([.$A$2:.$D$100000];(ROW()-1)*6-2;4)" office:value-type="float" office:value="14.39">
            <text:p>14,39</text:p>
          </table:table-cell>
          <table:table-cell table:formula="of:=INDEX([.$A$2:.$D$100000];(ROW()-1)*6-1;3)" office:value-type="float" office:value="854.31">
            <text:p>854,31</text:p>
          </table:table-cell>
          <table:table-cell table:formula="of:=INDEX([.$A$2:.$D$100000];(ROW()-1)*6-2;3)" office:value-type="float" office:value="2365.07">
            <text:p>2365,07</text:p>
          </table:table-cell>
          <table:table-cell table:formula="of:=INDEX([.$A$2:.$D$100000];(ROW()-1)*6-1;2)" office:value-type="float" office:value="1314846.25">
            <text:p>1314846,25</text:p>
          </table:table-cell>
          <table:table-cell table:formula="of:=INDEX([.$A$2:.$D$100000];(ROW()-1)*6-2;2)" office:value-type="float" office:value="2465888">
            <text:p>2465888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2885682">
            <text:p>288568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4">
            <text:p>104</text:p>
          </table:table-cell>
          <table:table-cell table:formula="of:=INDEX([.$A$2:.$D$100000];(ROW()-1)*6;1)" office:value-type="float" office:value="1550360">
            <text:p>1550360</text:p>
          </table:table-cell>
          <table:table-cell table:formula="of:=INDEX([.$A$2:.$D$100000];(ROW()-1)*6-1;4)" office:value-type="float" office:value="19.62">
            <text:p>19,62</text:p>
          </table:table-cell>
          <table:table-cell table:formula="of:=INDEX([.$A$2:.$D$100000];(ROW()-1)*6-2;4)" office:value-type="float" office:value="15.04">
            <text:p>15,04</text:p>
          </table:table-cell>
          <table:table-cell table:formula="of:=INDEX([.$A$2:.$D$100000];(ROW()-1)*6-1;3)" office:value-type="float" office:value="844.55">
            <text:p>844,55</text:p>
          </table:table-cell>
          <table:table-cell table:formula="of:=INDEX([.$A$2:.$D$100000];(ROW()-1)*6-2;3)" office:value-type="float" office:value="2039.49">
            <text:p>2039,49</text:p>
          </table:table-cell>
          <table:table-cell table:formula="of:=INDEX([.$A$2:.$D$100000];(ROW()-1)*6-1;2)" office:value-type="float" office:value="1300538.13">
            <text:p>1300538,13</text:p>
          </table:table-cell>
          <table:table-cell table:formula="of:=INDEX([.$A$2:.$D$100000];(ROW()-1)*6-2;2)" office:value-type="float" office:value="2439258">
            <text:p>2439258</text:p>
          </table:table-cell>
          <table:table-cell table:formula="of:=INDEX([.$A$2:.$D$100000];(ROW()-1)*6-5;1)" office:value-type="float" office:value="2.594">
            <text:p>2,594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203">
            <text:p>3,20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5">
            <text:p>105</text:p>
          </table:table-cell>
          <table:table-cell table:formula="of:=INDEX([.$A$2:.$D$100000];(ROW()-1)*6;1)" office:value-type="float" office:value="1540911">
            <text:p>1540911</text:p>
          </table:table-cell>
          <table:table-cell table:formula="of:=INDEX([.$A$2:.$D$100000];(ROW()-1)*6-1;4)" office:value-type="float" office:value="19.51">
            <text:p>19,51</text:p>
          </table:table-cell>
          <table:table-cell table:formula="of:=INDEX([.$A$2:.$D$100000];(ROW()-1)*6-2;4)" office:value-type="float" office:value="13.8">
            <text:p>13,8</text:p>
          </table:table-cell>
          <table:table-cell table:formula="of:=INDEX([.$A$2:.$D$100000];(ROW()-1)*6-1;3)" office:value-type="float" office:value="879.65">
            <text:p>879,65</text:p>
          </table:table-cell>
          <table:table-cell table:formula="of:=INDEX([.$A$2:.$D$100000];(ROW()-1)*6-2;3)" office:value-type="float" office:value="2711.47">
            <text:p>2711,47</text:p>
          </table:table-cell>
          <table:table-cell table:formula="of:=INDEX([.$A$2:.$D$100000];(ROW()-1)*6-1;2)" office:value-type="float" office:value="1333627.88">
            <text:p>1333627,88</text:p>
          </table:table-cell>
          <table:table-cell table:formula="of:=INDEX([.$A$2:.$D$100000];(ROW()-1)*6-2;2)" office:value-type="float" office:value="2764912">
            <text:p>2764912</text:p>
          </table:table-cell>
          <table:table-cell table:formula="of:=INDEX([.$A$2:.$D$100000];(ROW()-1)*6-5;1)" office:value-type="float" office:value="2.594">
            <text:p>2,594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6">
            <text:p>106</text:p>
          </table:table-cell>
          <table:table-cell table:formula="of:=INDEX([.$A$2:.$D$100000];(ROW()-1)*6;1)" office:value-type="float" office:value="1531432">
            <text:p>1531432</text:p>
          </table:table-cell>
          <table:table-cell table:formula="of:=INDEX([.$A$2:.$D$100000];(ROW()-1)*6-1;4)" office:value-type="float" office:value="19.47">
            <text:p>19,47</text:p>
          </table:table-cell>
          <table:table-cell table:formula="of:=INDEX([.$A$2:.$D$100000];(ROW()-1)*6-2;4)" office:value-type="float" office:value="13.04">
            <text:p>13,04</text:p>
          </table:table-cell>
          <table:table-cell table:formula="of:=INDEX([.$A$2:.$D$100000];(ROW()-1)*6-1;3)" office:value-type="float" office:value="904.68">
            <text:p>904,68</text:p>
          </table:table-cell>
          <table:table-cell table:formula="of:=INDEX([.$A$2:.$D$100000];(ROW()-1)*6-2;3)" office:value-type="float" office:value="3228.97">
            <text:p>3228,97</text:p>
          </table:table-cell>
          <table:table-cell table:formula="of:=INDEX([.$A$2:.$D$100000];(ROW()-1)*6-1;2)" office:value-type="float" office:value="1350259.5">
            <text:p>1350259,5</text:p>
          </table:table-cell>
          <table:table-cell table:formula="of:=INDEX([.$A$2:.$D$100000];(ROW()-1)*6-2;2)" office:value-type="float" office:value="3209015">
            <text:p>3209015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7">
            <text:p>107</text:p>
          </table:table-cell>
          <table:table-cell table:formula="of:=INDEX([.$A$2:.$D$100000];(ROW()-1)*6;1)" office:value-type="float" office:value="1521886">
            <text:p>1521886</text:p>
          </table:table-cell>
          <table:table-cell table:formula="of:=INDEX([.$A$2:.$D$100000];(ROW()-1)*6-1;4)" office:value-type="float" office:value="19.47">
            <text:p>19,47</text:p>
          </table:table-cell>
          <table:table-cell table:formula="of:=INDEX([.$A$2:.$D$100000];(ROW()-1)*6-2;4)" office:value-type="float" office:value="14.38">
            <text:p>14,38</text:p>
          </table:table-cell>
          <table:table-cell table:formula="of:=INDEX([.$A$2:.$D$100000];(ROW()-1)*6-1;3)" office:value-type="float" office:value="869.55">
            <text:p>869,55</text:p>
          </table:table-cell>
          <table:table-cell table:formula="of:=INDEX([.$A$2:.$D$100000];(ROW()-1)*6-2;3)" office:value-type="float" office:value="2373.18">
            <text:p>2373,18</text:p>
          </table:table-cell>
          <table:table-cell table:formula="of:=INDEX([.$A$2:.$D$100000];(ROW()-1)*6-1;2)" office:value-type="float" office:value="1326910.75">
            <text:p>1326910,75</text:p>
          </table:table-cell>
          <table:table-cell table:formula="of:=INDEX([.$A$2:.$D$100000];(ROW()-1)*6-2;2)" office:value-type="float" office:value="2535881">
            <text:p>2535881</text:p>
          </table:table-cell>
          <table:table-cell table:formula="of:=INDEX([.$A$2:.$D$100000];(ROW()-1)*6-5;1)" office:value-type="float" office:value="2.562">
            <text:p>2,562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90990">
            <text:p>1290990</text:p>
          </table:table-cell>
          <table:table-cell office:value-type="float" office:value="1121.42">
            <text:p>1121,42</text:p>
          </table:table-cell>
          <table:table-cell office:value-type="float" office:value="17.63">
            <text:p>17,6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8">
            <text:p>108</text:p>
          </table:table-cell>
          <table:table-cell table:formula="of:=INDEX([.$A$2:.$D$100000];(ROW()-1)*6;1)" office:value-type="float" office:value="1510991">
            <text:p>1510991</text:p>
          </table:table-cell>
          <table:table-cell table:formula="of:=INDEX([.$A$2:.$D$100000];(ROW()-1)*6-1;4)" office:value-type="float" office:value="19.54">
            <text:p>19,54</text:p>
          </table:table-cell>
          <table:table-cell table:formula="of:=INDEX([.$A$2:.$D$100000];(ROW()-1)*6-2;4)" office:value-type="float" office:value="14.98">
            <text:p>14,98</text:p>
          </table:table-cell>
          <table:table-cell table:formula="of:=INDEX([.$A$2:.$D$100000];(ROW()-1)*6-1;3)" office:value-type="float" office:value="862.23">
            <text:p>862,23</text:p>
          </table:table-cell>
          <table:table-cell table:formula="of:=INDEX([.$A$2:.$D$100000];(ROW()-1)*6-2;3)" office:value-type="float" office:value="2064.48">
            <text:p>2064,48</text:p>
          </table:table-cell>
          <table:table-cell table:formula="of:=INDEX([.$A$2:.$D$100000];(ROW()-1)*6-1;2)" office:value-type="float" office:value="1318391.25">
            <text:p>1318391,25</text:p>
          </table:table-cell>
          <table:table-cell table:formula="of:=INDEX([.$A$2:.$D$100000];(ROW()-1)*6-2;2)" office:value-type="float" office:value="2484480">
            <text:p>2484480</text:p>
          </table:table-cell>
          <table:table-cell table:formula="of:=INDEX([.$A$2:.$D$100000];(ROW()-1)*6-5;1)" office:value-type="float" office:value="2.594">
            <text:p>2,594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59135.19">
            <text:p>659135,19</text:p>
          </table:table-cell>
          <table:table-cell office:value-type="float" office:value="416.7">
            <text:p>416,7</text:p>
          </table:table-cell>
          <table:table-cell office:value-type="float" office:value="22.64">
            <text:p>22,6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9">
            <text:p>109</text:p>
          </table:table-cell>
          <table:table-cell table:formula="of:=INDEX([.$A$2:.$D$100000];(ROW()-1)*6;1)" office:value-type="float" office:value="1502307">
            <text:p>1502307</text:p>
          </table:table-cell>
          <table:table-cell table:formula="of:=INDEX([.$A$2:.$D$100000];(ROW()-1)*6-1;4)" office:value-type="float" office:value="19.34">
            <text:p>19,34</text:p>
          </table:table-cell>
          <table:table-cell table:formula="of:=INDEX([.$A$2:.$D$100000];(ROW()-1)*6-2;4)" office:value-type="float" office:value="12.79">
            <text:p>12,79</text:p>
          </table:table-cell>
          <table:table-cell table:formula="of:=INDEX([.$A$2:.$D$100000];(ROW()-1)*6-1;3)" office:value-type="float" office:value="927.09">
            <text:p>927,09</text:p>
          </table:table-cell>
          <table:table-cell table:formula="of:=INDEX([.$A$2:.$D$100000];(ROW()-1)*6-2;3)" office:value-type="float" office:value="3419.37">
            <text:p>3419,37</text:p>
          </table:table-cell>
          <table:table-cell table:formula="of:=INDEX([.$A$2:.$D$100000];(ROW()-1)*6-1;2)" office:value-type="float" office:value="1383940.13">
            <text:p>1383940,13</text:p>
          </table:table-cell>
          <table:table-cell table:formula="of:=INDEX([.$A$2:.$D$100000];(ROW()-1)*6-2;2)" office:value-type="float" office:value="3389683">
            <text:p>3389683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2920302">
            <text:p>292030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0">
            <text:p>110</text:p>
          </table:table-cell>
          <table:table-cell table:formula="of:=INDEX([.$A$2:.$D$100000];(ROW()-1)*6;1)" office:value-type="float" office:value="1492500">
            <text:p>1492500</text:p>
          </table:table-cell>
          <table:table-cell table:formula="of:=INDEX([.$A$2:.$D$100000];(ROW()-1)*6-1;4)" office:value-type="float" office:value="19.4">
            <text:p>19,4</text:p>
          </table:table-cell>
          <table:table-cell table:formula="of:=INDEX([.$A$2:.$D$100000];(ROW()-1)*6-2;4)" office:value-type="float" office:value="13.86">
            <text:p>13,86</text:p>
          </table:table-cell>
          <table:table-cell table:formula="of:=INDEX([.$A$2:.$D$100000];(ROW()-1)*6-1;3)" office:value-type="float" office:value="900.27">
            <text:p>900,27</text:p>
          </table:table-cell>
          <table:table-cell table:formula="of:=INDEX([.$A$2:.$D$100000];(ROW()-1)*6-2;3)" office:value-type="float" office:value="2674.12">
            <text:p>2674,12</text:p>
          </table:table-cell>
          <table:table-cell table:formula="of:=INDEX([.$A$2:.$D$100000];(ROW()-1)*6-1;2)" office:value-type="float" office:value="1369758.88">
            <text:p>1369758,88</text:p>
          </table:table-cell>
          <table:table-cell table:formula="of:=INDEX([.$A$2:.$D$100000];(ROW()-1)*6-2;2)" office:value-type="float" office:value="2755791">
            <text:p>2755791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1">
            <text:p>111</text:p>
          </table:table-cell>
          <table:table-cell table:formula="of:=INDEX([.$A$2:.$D$100000];(ROW()-1)*6;1)" office:value-type="float" office:value="1482614">
            <text:p>1482614</text:p>
          </table:table-cell>
          <table:table-cell table:formula="of:=INDEX([.$A$2:.$D$100000];(ROW()-1)*6-1;4)" office:value-type="float" office:value="19.42">
            <text:p>19,42</text:p>
          </table:table-cell>
          <table:table-cell table:formula="of:=INDEX([.$A$2:.$D$100000];(ROW()-1)*6-2;4)" office:value-type="float" office:value="14.69">
            <text:p>14,69</text:p>
          </table:table-cell>
          <table:table-cell table:formula="of:=INDEX([.$A$2:.$D$100000];(ROW()-1)*6-1;3)" office:value-type="float" office:value="889.62">
            <text:p>889,62</text:p>
          </table:table-cell>
          <table:table-cell table:formula="of:=INDEX([.$A$2:.$D$100000];(ROW()-1)*6-2;3)" office:value-type="float" office:value="2207.6">
            <text:p>2207,6</text:p>
          </table:table-cell>
          <table:table-cell table:formula="of:=INDEX([.$A$2:.$D$100000];(ROW()-1)*6-1;2)" office:value-type="float" office:value="1365843.88">
            <text:p>1365843,88</text:p>
          </table:table-cell>
          <table:table-cell table:formula="of:=INDEX([.$A$2:.$D$100000];(ROW()-1)*6-2;2)" office:value-type="float" office:value="2584705">
            <text:p>2584705</text:p>
          </table:table-cell>
          <table:table-cell table:formula="of:=INDEX([.$A$2:.$D$100000];(ROW()-1)*6-5;1)" office:value-type="float" office:value="2.562">
            <text:p>2,562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2">
            <text:p>112</text:p>
          </table:table-cell>
          <table:table-cell table:formula="of:=INDEX([.$A$2:.$D$100000];(ROW()-1)*6;1)" office:value-type="float" office:value="1472637">
            <text:p>1472637</text:p>
          </table:table-cell>
          <table:table-cell table:formula="of:=INDEX([.$A$2:.$D$100000];(ROW()-1)*6-1;4)" office:value-type="float" office:value="19.32">
            <text:p>19,32</text:p>
          </table:table-cell>
          <table:table-cell table:formula="of:=INDEX([.$A$2:.$D$100000];(ROW()-1)*6-2;4)" office:value-type="float" office:value="12.63">
            <text:p>12,63</text:p>
          </table:table-cell>
          <table:table-cell table:formula="of:=INDEX([.$A$2:.$D$100000];(ROW()-1)*6-1;3)" office:value-type="float" office:value="953.99">
            <text:p>953,99</text:p>
          </table:table-cell>
          <table:table-cell table:formula="of:=INDEX([.$A$2:.$D$100000];(ROW()-1)*6-2;3)" office:value-type="float" office:value="3546.1">
            <text:p>3546,1</text:p>
          </table:table-cell>
          <table:table-cell table:formula="of:=INDEX([.$A$2:.$D$100000];(ROW()-1)*6-1;2)" office:value-type="float" office:value="1405889.13">
            <text:p>1405889,13</text:p>
          </table:table-cell>
          <table:table-cell table:formula="of:=INDEX([.$A$2:.$D$100000];(ROW()-1)*6-2;2)" office:value-type="float" office:value="3512410">
            <text:p>3512410</text:p>
          </table:table-cell>
          <table:table-cell table:formula="of:=INDEX([.$A$2:.$D$100000];(ROW()-1)*6-5;1)" office:value-type="float" office:value="2.563">
            <text:p>2,56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3">
            <text:p>113</text:p>
          </table:table-cell>
          <table:table-cell table:formula="of:=INDEX([.$A$2:.$D$100000];(ROW()-1)*6;1)" office:value-type="float" office:value="1462895">
            <text:p>1462895</text:p>
          </table:table-cell>
          <table:table-cell table:formula="of:=INDEX([.$A$2:.$D$100000];(ROW()-1)*6-1;4)" office:value-type="float" office:value="19.25">
            <text:p>19,25</text:p>
          </table:table-cell>
          <table:table-cell table:formula="of:=INDEX([.$A$2:.$D$100000];(ROW()-1)*6-2;4)" office:value-type="float" office:value="13.64">
            <text:p>13,64</text:p>
          </table:table-cell>
          <table:table-cell table:formula="of:=INDEX([.$A$2:.$D$100000];(ROW()-1)*6-1;3)" office:value-type="float" office:value="926.3">
            <text:p>926,3</text:p>
          </table:table-cell>
          <table:table-cell table:formula="of:=INDEX([.$A$2:.$D$100000];(ROW()-1)*6-2;3)" office:value-type="float" office:value="2815.01">
            <text:p>2815,01</text:p>
          </table:table-cell>
          <table:table-cell table:formula="of:=INDEX([.$A$2:.$D$100000];(ROW()-1)*6-1;2)" office:value-type="float" office:value="1401249.63">
            <text:p>1401249,63</text:p>
          </table:table-cell>
          <table:table-cell table:formula="of:=INDEX([.$A$2:.$D$100000];(ROW()-1)*6-2;2)" office:value-type="float" office:value="2897578">
            <text:p>2897578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68758">
            <text:p>1268758</text:p>
          </table:table-cell>
          <table:table-cell office:value-type="float" office:value="1116.02">
            <text:p>1116,02</text:p>
          </table:table-cell>
          <table:table-cell office:value-type="float" office:value="17.65">
            <text:p>17,6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4">
            <text:p>114</text:p>
          </table:table-cell>
          <table:table-cell table:formula="of:=INDEX([.$A$2:.$D$100000];(ROW()-1)*6;1)" office:value-type="float" office:value="1454251">
            <text:p>1454251</text:p>
          </table:table-cell>
          <table:table-cell table:formula="of:=INDEX([.$A$2:.$D$100000];(ROW()-1)*6-1;4)" office:value-type="float" office:value="19.31">
            <text:p>19,31</text:p>
          </table:table-cell>
          <table:table-cell table:formula="of:=INDEX([.$A$2:.$D$100000];(ROW()-1)*6-2;4)" office:value-type="float" office:value="14.62">
            <text:p>14,62</text:p>
          </table:table-cell>
          <table:table-cell table:formula="of:=INDEX([.$A$2:.$D$100000];(ROW()-1)*6-1;3)" office:value-type="float" office:value="902.67">
            <text:p>902,67</text:p>
          </table:table-cell>
          <table:table-cell table:formula="of:=INDEX([.$A$2:.$D$100000];(ROW()-1)*6-2;3)" office:value-type="float" office:value="2245.39">
            <text:p>2245,39</text:p>
          </table:table-cell>
          <table:table-cell table:formula="of:=INDEX([.$A$2:.$D$100000];(ROW()-1)*6-1;2)" office:value-type="float" office:value="1385943.88">
            <text:p>1385943,88</text:p>
          </table:table-cell>
          <table:table-cell table:formula="of:=INDEX([.$A$2:.$D$100000];(ROW()-1)*6-2;2)" office:value-type="float" office:value="2629560">
            <text:p>2629560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53155.88">
            <text:p>653155,88</text:p>
          </table:table-cell>
          <table:table-cell office:value-type="float" office:value="412.38">
            <text:p>412,38</text:p>
          </table:table-cell>
          <table:table-cell office:value-type="float" office:value="22.69">
            <text:p>22,6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5">
            <text:p>115</text:p>
          </table:table-cell>
          <table:table-cell table:formula="of:=INDEX([.$A$2:.$D$100000];(ROW()-1)*6;1)" office:value-type="float" office:value="1445800">
            <text:p>1445800</text:p>
          </table:table-cell>
          <table:table-cell table:formula="of:=INDEX([.$A$2:.$D$100000];(ROW()-1)*6-1;4)" office:value-type="float" office:value="19.12">
            <text:p>19,12</text:p>
          </table:table-cell>
          <table:table-cell table:formula="of:=INDEX([.$A$2:.$D$100000];(ROW()-1)*6-2;4)" office:value-type="float" office:value="12.66">
            <text:p>12,66</text:p>
          </table:table-cell>
          <table:table-cell table:formula="of:=INDEX([.$A$2:.$D$100000];(ROW()-1)*6-1;3)" office:value-type="float" office:value="968.6">
            <text:p>968,6</text:p>
          </table:table-cell>
          <table:table-cell table:formula="of:=INDEX([.$A$2:.$D$100000];(ROW()-1)*6-2;3)" office:value-type="float" office:value="3521.37">
            <text:p>3521,37</text:p>
          </table:table-cell>
          <table:table-cell table:formula="of:=INDEX([.$A$2:.$D$100000];(ROW()-1)*6-1;2)" office:value-type="float" office:value="1445846.5">
            <text:p>1445846,5</text:p>
          </table:table-cell>
          <table:table-cell table:formula="of:=INDEX([.$A$2:.$D$100000];(ROW()-1)*6-2;2)" office:value-type="float" office:value="3513411">
            <text:p>3513411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2944748">
            <text:p>294474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6">
            <text:p>116</text:p>
          </table:table-cell>
          <table:table-cell table:formula="of:=INDEX([.$A$2:.$D$100000];(ROW()-1)*6;1)" office:value-type="float" office:value="1439178">
            <text:p>1439178</text:p>
          </table:table-cell>
          <table:table-cell table:formula="of:=INDEX([.$A$2:.$D$100000];(ROW()-1)*6-1;4)" office:value-type="float" office:value="19.26">
            <text:p>19,26</text:p>
          </table:table-cell>
          <table:table-cell table:formula="of:=INDEX([.$A$2:.$D$100000];(ROW()-1)*6-2;4)" office:value-type="float" office:value="14.04">
            <text:p>14,04</text:p>
          </table:table-cell>
          <table:table-cell table:formula="of:=INDEX([.$A$2:.$D$100000];(ROW()-1)*6-1;3)" office:value-type="float" office:value="917.49">
            <text:p>917,49</text:p>
          </table:table-cell>
          <table:table-cell table:formula="of:=INDEX([.$A$2:.$D$100000];(ROW()-1)*6-2;3)" office:value-type="float" office:value="2564.23">
            <text:p>2564,23</text:p>
          </table:table-cell>
          <table:table-cell table:formula="of:=INDEX([.$A$2:.$D$100000];(ROW()-1)*6-1;2)" office:value-type="float" office:value="1400556">
            <text:p>1400556</text:p>
          </table:table-cell>
          <table:table-cell table:formula="of:=INDEX([.$A$2:.$D$100000];(ROW()-1)*6-2;2)" office:value-type="float" office:value="2694775">
            <text:p>2694775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7">
            <text:p>117</text:p>
          </table:table-cell>
          <table:table-cell table:formula="of:=INDEX([.$A$2:.$D$100000];(ROW()-1)*6;1)" office:value-type="float" office:value="1432741">
            <text:p>1432741</text:p>
          </table:table-cell>
          <table:table-cell table:formula="of:=INDEX([.$A$2:.$D$100000];(ROW()-1)*6-1;4)" office:value-type="float" office:value="19.15">
            <text:p>19,15</text:p>
          </table:table-cell>
          <table:table-cell table:formula="of:=INDEX([.$A$2:.$D$100000];(ROW()-1)*6-2;4)" office:value-type="float" office:value="13.4">
            <text:p>13,4</text:p>
          </table:table-cell>
          <table:table-cell table:formula="of:=INDEX([.$A$2:.$D$100000];(ROW()-1)*6-1;3)" office:value-type="float" office:value="947.86">
            <text:p>947,86</text:p>
          </table:table-cell>
          <table:table-cell table:formula="of:=INDEX([.$A$2:.$D$100000];(ROW()-1)*6-2;3)" office:value-type="float" office:value="2972.57">
            <text:p>2972,57</text:p>
          </table:table-cell>
          <table:table-cell table:formula="of:=INDEX([.$A$2:.$D$100000];(ROW()-1)*6-1;2)" office:value-type="float" office:value="1437033.25">
            <text:p>1437033,25</text:p>
          </table:table-cell>
          <table:table-cell table:formula="of:=INDEX([.$A$2:.$D$100000];(ROW()-1)*6-2;2)" office:value-type="float" office:value="3044842">
            <text:p>3044842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8">
            <text:p>118</text:p>
          </table:table-cell>
          <table:table-cell table:formula="of:=INDEX([.$A$2:.$D$100000];(ROW()-1)*6;1)" office:value-type="float" office:value="1426263">
            <text:p>1426263</text:p>
          </table:table-cell>
          <table:table-cell table:formula="of:=INDEX([.$A$2:.$D$100000];(ROW()-1)*6-1;4)" office:value-type="float" office:value="19.11">
            <text:p>19,11</text:p>
          </table:table-cell>
          <table:table-cell table:formula="of:=INDEX([.$A$2:.$D$100000];(ROW()-1)*6-2;4)" office:value-type="float" office:value="12.84">
            <text:p>12,84</text:p>
          </table:table-cell>
          <table:table-cell table:formula="of:=INDEX([.$A$2:.$D$100000];(ROW()-1)*6-1;3)" office:value-type="float" office:value="965.52">
            <text:p>965,52</text:p>
          </table:table-cell>
          <table:table-cell table:formula="of:=INDEX([.$A$2:.$D$100000];(ROW()-1)*6-2;3)" office:value-type="float" office:value="3378.28">
            <text:p>3378,28</text:p>
          </table:table-cell>
          <table:table-cell table:formula="of:=INDEX([.$A$2:.$D$100000];(ROW()-1)*6-1;2)" office:value-type="float" office:value="1456243.88">
            <text:p>1456243,88</text:p>
          </table:table-cell>
          <table:table-cell table:formula="of:=INDEX([.$A$2:.$D$100000];(ROW()-1)*6-2;2)" office:value-type="float" office:value="3395749">
            <text:p>3395749</text:p>
          </table:table-cell>
          <table:table-cell table:formula="of:=INDEX([.$A$2:.$D$100000];(ROW()-1)*6-5;1)" office:value-type="float" office:value="2.672">
            <text:p>2,672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9">
            <text:p>119</text:p>
          </table:table-cell>
          <table:table-cell table:formula="of:=INDEX([.$A$2:.$D$100000];(ROW()-1)*6;1)" office:value-type="float" office:value="1419053">
            <text:p>1419053</text:p>
          </table:table-cell>
          <table:table-cell table:formula="of:=INDEX([.$A$2:.$D$100000];(ROW()-1)*6-1;4)" office:value-type="float" office:value="19.22">
            <text:p>19,22</text:p>
          </table:table-cell>
          <table:table-cell table:formula="of:=INDEX([.$A$2:.$D$100000];(ROW()-1)*6-2;4)" office:value-type="float" office:value="14.56">
            <text:p>14,56</text:p>
          </table:table-cell>
          <table:table-cell table:formula="of:=INDEX([.$A$2:.$D$100000];(ROW()-1)*6-1;3)" office:value-type="float" office:value="919.99">
            <text:p>919,99</text:p>
          </table:table-cell>
          <table:table-cell table:formula="of:=INDEX([.$A$2:.$D$100000];(ROW()-1)*6-2;3)" office:value-type="float" office:value="2275.35">
            <text:p>2275,35</text:p>
          </table:table-cell>
          <table:table-cell table:formula="of:=INDEX([.$A$2:.$D$100000];(ROW()-1)*6-1;2)" office:value-type="float" office:value="1421365">
            <text:p>1421365</text:p>
          </table:table-cell>
          <table:table-cell table:formula="of:=INDEX([.$A$2:.$D$100000];(ROW()-1)*6-2;2)" office:value-type="float" office:value="2672659">
            <text:p>2672659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40135">
            <text:p>1240135</text:p>
          </table:table-cell>
          <table:table-cell office:value-type="float" office:value="1186.82">
            <text:p>1186,82</text:p>
          </table:table-cell>
          <table:table-cell office:value-type="float" office:value="17.39">
            <text:p>17,3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0">
            <text:p>120</text:p>
          </table:table-cell>
          <table:table-cell table:formula="of:=INDEX([.$A$2:.$D$100000];(ROW()-1)*6;1)" office:value-type="float" office:value="1409802">
            <text:p>1409802</text:p>
          </table:table-cell>
          <table:table-cell table:formula="of:=INDEX([.$A$2:.$D$100000];(ROW()-1)*6-1;4)" office:value-type="float" office:value="19.04">
            <text:p>19,04</text:p>
          </table:table-cell>
          <table:table-cell table:formula="of:=INDEX([.$A$2:.$D$100000];(ROW()-1)*6-2;4)" office:value-type="float" office:value="12.67">
            <text:p>12,67</text:p>
          </table:table-cell>
          <table:table-cell table:formula="of:=INDEX([.$A$2:.$D$100000];(ROW()-1)*6-1;3)" office:value-type="float" office:value="983.32">
            <text:p>983,32</text:p>
          </table:table-cell>
          <table:table-cell table:formula="of:=INDEX([.$A$2:.$D$100000];(ROW()-1)*6-2;3)" office:value-type="float" office:value="3517.35">
            <text:p>3517,35</text:p>
          </table:table-cell>
          <table:table-cell table:formula="of:=INDEX([.$A$2:.$D$100000];(ROW()-1)*6-1;2)" office:value-type="float" office:value="1470863">
            <text:p>1470863</text:p>
          </table:table-cell>
          <table:table-cell table:formula="of:=INDEX([.$A$2:.$D$100000];(ROW()-1)*6-2;2)" office:value-type="float" office:value="3499857">
            <text:p>3499857</text:p>
          </table:table-cell>
          <table:table-cell table:formula="of:=INDEX([.$A$2:.$D$100000];(ROW()-1)*6-5;1)" office:value-type="float" office:value="2.859">
            <text:p>2,859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50626.63">
            <text:p>650626,63</text:p>
          </table:table-cell>
          <table:table-cell office:value-type="float" office:value="411.82">
            <text:p>411,82</text:p>
          </table:table-cell>
          <table:table-cell office:value-type="float" office:value="22.72">
            <text:p>22,7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1">
            <text:p>121</text:p>
          </table:table-cell>
          <table:table-cell table:formula="of:=INDEX([.$A$2:.$D$100000];(ROW()-1)*6;1)" office:value-type="float" office:value="1403681">
            <text:p>1403681</text:p>
          </table:table-cell>
          <table:table-cell table:formula="of:=INDEX([.$A$2:.$D$100000];(ROW()-1)*6-1;4)" office:value-type="float" office:value="19.17">
            <text:p>19,17</text:p>
          </table:table-cell>
          <table:table-cell table:formula="of:=INDEX([.$A$2:.$D$100000];(ROW()-1)*6-2;4)" office:value-type="float" office:value="14.41">
            <text:p>14,41</text:p>
          </table:table-cell>
          <table:table-cell table:formula="of:=INDEX([.$A$2:.$D$100000];(ROW()-1)*6-1;3)" office:value-type="float" office:value="930.49">
            <text:p>930,49</text:p>
          </table:table-cell>
          <table:table-cell table:formula="of:=INDEX([.$A$2:.$D$100000];(ROW()-1)*6-2;3)" office:value-type="float" office:value="2354.12">
            <text:p>2354,12</text:p>
          </table:table-cell>
          <table:table-cell table:formula="of:=INDEX([.$A$2:.$D$100000];(ROW()-1)*6-1;2)" office:value-type="float" office:value="1430951.5">
            <text:p>1430951,5</text:p>
          </table:table-cell>
          <table:table-cell table:formula="of:=INDEX([.$A$2:.$D$100000];(ROW()-1)*6-2;2)" office:value-type="float" office:value="2712653">
            <text:p>2712653</text:p>
          </table:table-cell>
          <table:table-cell table:formula="of:=INDEX([.$A$2:.$D$100000];(ROW()-1)*6-5;1)" office:value-type="float" office:value="2.594">
            <text:p>2,594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float" office:value="2972720">
            <text:p>297272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2">
            <text:p>122</text:p>
          </table:table-cell>
          <table:table-cell table:formula="of:=INDEX([.$A$2:.$D$100000];(ROW()-1)*6;1)" office:value-type="float" office:value="1397370">
            <text:p>1397370</text:p>
          </table:table-cell>
          <table:table-cell table:formula="of:=INDEX([.$A$2:.$D$100000];(ROW()-1)*6-1;4)" office:value-type="float" office:value="18.97">
            <text:p>18,97</text:p>
          </table:table-cell>
          <table:table-cell table:formula="of:=INDEX([.$A$2:.$D$100000];(ROW()-1)*6-2;4)" office:value-type="float" office:value="12.41">
            <text:p>12,41</text:p>
          </table:table-cell>
          <table:table-cell table:formula="of:=INDEX([.$A$2:.$D$100000];(ROW()-1)*6-1;3)" office:value-type="float" office:value="1002.36">
            <text:p>1002,36</text:p>
          </table:table-cell>
          <table:table-cell table:formula="of:=INDEX([.$A$2:.$D$100000];(ROW()-1)*6-2;3)" office:value-type="float" office:value="3730.95">
            <text:p>3730,95</text:p>
          </table:table-cell>
          <table:table-cell table:formula="of:=INDEX([.$A$2:.$D$100000];(ROW()-1)*6-1;2)" office:value-type="float" office:value="1489253">
            <text:p>1489253</text:p>
          </table:table-cell>
          <table:table-cell table:formula="of:=INDEX([.$A$2:.$D$100000];(ROW()-1)*6-2;2)" office:value-type="float" office:value="3703973">
            <text:p>3703973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.235">
            <text:p>3,2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3">
            <text:p>123</text:p>
          </table:table-cell>
          <table:table-cell table:formula="of:=INDEX([.$A$2:.$D$100000];(ROW()-1)*6;1)" office:value-type="float" office:value="1389589">
            <text:p>1389589</text:p>
          </table:table-cell>
          <table:table-cell table:formula="of:=INDEX([.$A$2:.$D$100000];(ROW()-1)*6-1;4)" office:value-type="float" office:value="19.1">
            <text:p>19,1</text:p>
          </table:table-cell>
          <table:table-cell table:formula="of:=INDEX([.$A$2:.$D$100000];(ROW()-1)*6-2;4)" office:value-type="float" office:value="13.81">
            <text:p>13,81</text:p>
          </table:table-cell>
          <table:table-cell table:formula="of:=INDEX([.$A$2:.$D$100000];(ROW()-1)*6-1;3)" office:value-type="float" office:value="951.3">
            <text:p>951,3</text:p>
          </table:table-cell>
          <table:table-cell table:formula="of:=INDEX([.$A$2:.$D$100000];(ROW()-1)*6-2;3)" office:value-type="float" office:value="2705.32">
            <text:p>2705,32</text:p>
          </table:table-cell>
          <table:table-cell table:formula="of:=INDEX([.$A$2:.$D$100000];(ROW()-1)*6-1;2)" office:value-type="float" office:value="1454117">
            <text:p>1454117</text:p>
          </table:table-cell>
          <table:table-cell table:formula="of:=INDEX([.$A$2:.$D$100000];(ROW()-1)*6-2;2)" office:value-type="float" office:value="2818220">
            <text:p>2818220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4">
            <text:p>124</text:p>
          </table:table-cell>
          <table:table-cell table:formula="of:=INDEX([.$A$2:.$D$100000];(ROW()-1)*6;1)" office:value-type="float" office:value="1384829">
            <text:p>1384829</text:p>
          </table:table-cell>
          <table:table-cell table:formula="of:=INDEX([.$A$2:.$D$100000];(ROW()-1)*6-1;4)" office:value-type="float" office:value="19.05">
            <text:p>19,05</text:p>
          </table:table-cell>
          <table:table-cell table:formula="of:=INDEX([.$A$2:.$D$100000];(ROW()-1)*6-2;4)" office:value-type="float" office:value="12.27">
            <text:p>12,27</text:p>
          </table:table-cell>
          <table:table-cell table:formula="of:=INDEX([.$A$2:.$D$100000];(ROW()-1)*6-1;3)" office:value-type="float" office:value="1014.8">
            <text:p>1014,8</text:p>
          </table:table-cell>
          <table:table-cell table:formula="of:=INDEX([.$A$2:.$D$100000];(ROW()-1)*6-2;3)" office:value-type="float" office:value="3853.2">
            <text:p>3853,2</text:p>
          </table:table-cell>
          <table:table-cell table:formula="of:=INDEX([.$A$2:.$D$100000];(ROW()-1)*6-1;2)" office:value-type="float" office:value="1505405.75">
            <text:p>1505405,75</text:p>
          </table:table-cell>
          <table:table-cell table:formula="of:=INDEX([.$A$2:.$D$100000];(ROW()-1)*6-2;2)" office:value-type="float" office:value="3816663">
            <text:p>3816663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5">
            <text:p>125</text:p>
          </table:table-cell>
          <table:table-cell table:formula="of:=INDEX([.$A$2:.$D$100000];(ROW()-1)*6;1)" office:value-type="float" office:value="1377033">
            <text:p>1377033</text:p>
          </table:table-cell>
          <table:table-cell table:formula="of:=INDEX([.$A$2:.$D$100000];(ROW()-1)*6-1;4)" office:value-type="float" office:value="19.11">
            <text:p>19,11</text:p>
          </table:table-cell>
          <table:table-cell table:formula="of:=INDEX([.$A$2:.$D$100000];(ROW()-1)*6-2;4)" office:value-type="float" office:value="13.63">
            <text:p>13,63</text:p>
          </table:table-cell>
          <table:table-cell table:formula="of:=INDEX([.$A$2:.$D$100000];(ROW()-1)*6-1;3)" office:value-type="float" office:value="964.04">
            <text:p>964,04</text:p>
          </table:table-cell>
          <table:table-cell table:formula="of:=INDEX([.$A$2:.$D$100000];(ROW()-1)*6-2;3)" office:value-type="float" office:value="2819.31">
            <text:p>2819,31</text:p>
          </table:table-cell>
          <table:table-cell table:formula="of:=INDEX([.$A$2:.$D$100000];(ROW()-1)*6-1;2)" office:value-type="float" office:value="1464545.63">
            <text:p>1464545,63</text:p>
          </table:table-cell>
          <table:table-cell table:formula="of:=INDEX([.$A$2:.$D$100000];(ROW()-1)*6-2;2)" office:value-type="float" office:value="2926431">
            <text:p>2926431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40605">
            <text:p>1240605</text:p>
          </table:table-cell>
          <table:table-cell office:value-type="float" office:value="1120.46">
            <text:p>1120,46</text:p>
          </table:table-cell>
          <table:table-cell office:value-type="float" office:value="17.64">
            <text:p>17,6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6">
            <text:p>126</text:p>
          </table:table-cell>
          <table:table-cell table:formula="of:=INDEX([.$A$2:.$D$100000];(ROW()-1)*6;1)" office:value-type="float" office:value="1370677">
            <text:p>1370677</text:p>
          </table:table-cell>
          <table:table-cell table:formula="of:=INDEX([.$A$2:.$D$100000];(ROW()-1)*6-1;4)" office:value-type="float" office:value="19.05">
            <text:p>19,05</text:p>
          </table:table-cell>
          <table:table-cell table:formula="of:=INDEX([.$A$2:.$D$100000];(ROW()-1)*6-2;4)" office:value-type="float" office:value="13.17">
            <text:p>13,17</text:p>
          </table:table-cell>
          <table:table-cell table:formula="of:=INDEX([.$A$2:.$D$100000];(ROW()-1)*6-1;3)" office:value-type="float" office:value="980.82">
            <text:p>980,82</text:p>
          </table:table-cell>
          <table:table-cell table:formula="of:=INDEX([.$A$2:.$D$100000];(ROW()-1)*6-2;3)" office:value-type="float" office:value="3134.29">
            <text:p>3134,29</text:p>
          </table:table-cell>
          <table:table-cell table:formula="of:=INDEX([.$A$2:.$D$100000];(ROW()-1)*6-1;2)" office:value-type="float" office:value="1489957.13">
            <text:p>1489957,13</text:p>
          </table:table-cell>
          <table:table-cell table:formula="of:=INDEX([.$A$2:.$D$100000];(ROW()-1)*6-2;2)" office:value-type="float" office:value="3201284">
            <text:p>3201284</text:p>
          </table:table-cell>
          <table:table-cell table:formula="of:=INDEX([.$A$2:.$D$100000];(ROW()-1)*6-5;1)" office:value-type="float" office:value="2.515">
            <text:p>2,515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40834.25">
            <text:p>640834,25</text:p>
          </table:table-cell>
          <table:table-cell office:value-type="float" office:value="404.32">
            <text:p>404,32</text:p>
          </table:table-cell>
          <table:table-cell office:value-type="float" office:value="22.78">
            <text:p>22,7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7">
            <text:p>127</text:p>
          </table:table-cell>
          <table:table-cell table:formula="of:=INDEX([.$A$2:.$D$100000];(ROW()-1)*6;1)" office:value-type="float" office:value="1362864">
            <text:p>1362864</text:p>
          </table:table-cell>
          <table:table-cell table:formula="of:=INDEX([.$A$2:.$D$100000];(ROW()-1)*6-1;4)" office:value-type="float" office:value="19.05">
            <text:p>19,05</text:p>
          </table:table-cell>
          <table:table-cell table:formula="of:=INDEX([.$A$2:.$D$100000];(ROW()-1)*6-2;4)" office:value-type="float" office:value="13.51">
            <text:p>13,51</text:p>
          </table:table-cell>
          <table:table-cell table:formula="of:=INDEX([.$A$2:.$D$100000];(ROW()-1)*6-1;3)" office:value-type="float" office:value="977.26">
            <text:p>977,26</text:p>
          </table:table-cell>
          <table:table-cell table:formula="of:=INDEX([.$A$2:.$D$100000];(ROW()-1)*6-2;3)" office:value-type="float" office:value="2896.03">
            <text:p>2896,03</text:p>
          </table:table-cell>
          <table:table-cell table:formula="of:=INDEX([.$A$2:.$D$100000];(ROW()-1)*6-1;2)" office:value-type="float" office:value="1487118.5">
            <text:p>1487118,5</text:p>
          </table:table-cell>
          <table:table-cell table:formula="of:=INDEX([.$A$2:.$D$100000];(ROW()-1)*6-2;2)" office:value-type="float" office:value="2988253">
            <text:p>2988253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999131">
            <text:p>29991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8">
            <text:p>128</text:p>
          </table:table-cell>
          <table:table-cell table:formula="of:=INDEX([.$A$2:.$D$100000];(ROW()-1)*6;1)" office:value-type="float" office:value="1357331">
            <text:p>1357331</text:p>
          </table:table-cell>
          <table:table-cell table:formula="of:=INDEX([.$A$2:.$D$100000];(ROW()-1)*6-1;4)" office:value-type="float" office:value="19.16">
            <text:p>19,16</text:p>
          </table:table-cell>
          <table:table-cell table:formula="of:=INDEX([.$A$2:.$D$100000];(ROW()-1)*6-2;4)" office:value-type="float" office:value="14.63">
            <text:p>14,63</text:p>
          </table:table-cell>
          <table:table-cell table:formula="of:=INDEX([.$A$2:.$D$100000];(ROW()-1)*6-1;3)" office:value-type="float" office:value="940.9">
            <text:p>940,9</text:p>
          </table:table-cell>
          <table:table-cell table:formula="of:=INDEX([.$A$2:.$D$100000];(ROW()-1)*6-2;3)" office:value-type="float" office:value="2238.39">
            <text:p>2238,39</text:p>
          </table:table-cell>
          <table:table-cell table:formula="of:=INDEX([.$A$2:.$D$100000];(ROW()-1)*6-1;2)" office:value-type="float" office:value="1399615">
            <text:p>1399615</text:p>
          </table:table-cell>
          <table:table-cell table:formula="of:=INDEX([.$A$2:.$D$100000];(ROW()-1)*6-2;2)" office:value-type="float" office:value="2703844">
            <text:p>2703844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9">
            <text:p>129</text:p>
          </table:table-cell>
          <table:table-cell table:formula="of:=INDEX([.$A$2:.$D$100000];(ROW()-1)*6;1)" office:value-type="float" office:value="1349294">
            <text:p>1349294</text:p>
          </table:table-cell>
          <table:table-cell table:formula="of:=INDEX([.$A$2:.$D$100000];(ROW()-1)*6-1;4)" office:value-type="float" office:value="18.96">
            <text:p>18,96</text:p>
          </table:table-cell>
          <table:table-cell table:formula="of:=INDEX([.$A$2:.$D$100000];(ROW()-1)*6-2;4)" office:value-type="float" office:value="13.56">
            <text:p>13,56</text:p>
          </table:table-cell>
          <table:table-cell table:formula="of:=INDEX([.$A$2:.$D$100000];(ROW()-1)*6-1;3)" office:value-type="float" office:value="982.71">
            <text:p>982,71</text:p>
          </table:table-cell>
          <table:table-cell table:formula="of:=INDEX([.$A$2:.$D$100000];(ROW()-1)*6-2;3)" office:value-type="float" office:value="2866.34">
            <text:p>2866,34</text:p>
          </table:table-cell>
          <table:table-cell table:formula="of:=INDEX([.$A$2:.$D$100000];(ROW()-1)*6-1;2)" office:value-type="float" office:value="1495188.13">
            <text:p>1495188,13</text:p>
          </table:table-cell>
          <table:table-cell table:formula="of:=INDEX([.$A$2:.$D$100000];(ROW()-1)*6-2;2)" office:value-type="float" office:value="2953516">
            <text:p>2953516</text:p>
          </table:table-cell>
          <table:table-cell table:formula="of:=INDEX([.$A$2:.$D$100000];(ROW()-1)*6-5;1)" office:value-type="float" office:value="2.515">
            <text:p>2,515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0">
            <text:p>130</text:p>
          </table:table-cell>
          <table:table-cell table:formula="of:=INDEX([.$A$2:.$D$100000];(ROW()-1)*6;1)" office:value-type="float" office:value="1342533">
            <text:p>1342533</text:p>
          </table:table-cell>
          <table:table-cell table:formula="of:=INDEX([.$A$2:.$D$100000];(ROW()-1)*6-1;4)" office:value-type="float" office:value="18.91">
            <text:p>18,91</text:p>
          </table:table-cell>
          <table:table-cell table:formula="of:=INDEX([.$A$2:.$D$100000];(ROW()-1)*6-2;4)" office:value-type="float" office:value="13.16">
            <text:p>13,16</text:p>
          </table:table-cell>
          <table:table-cell table:formula="of:=INDEX([.$A$2:.$D$100000];(ROW()-1)*6-1;3)" office:value-type="float" office:value="997.25">
            <text:p>997,25</text:p>
          </table:table-cell>
          <table:table-cell table:formula="of:=INDEX([.$A$2:.$D$100000];(ROW()-1)*6-2;3)" office:value-type="float" office:value="3138">
            <text:p>3138</text:p>
          </table:table-cell>
          <table:table-cell table:formula="of:=INDEX([.$A$2:.$D$100000];(ROW()-1)*6-1;2)" office:value-type="float" office:value="1506246.5">
            <text:p>1506246,5</text:p>
          </table:table-cell>
          <table:table-cell table:formula="of:=INDEX([.$A$2:.$D$100000];(ROW()-1)*6-2;2)" office:value-type="float" office:value="3195822">
            <text:p>3195822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1">
            <text:p>131</text:p>
          </table:table-cell>
          <table:table-cell table:formula="of:=INDEX([.$A$2:.$D$100000];(ROW()-1)*6;1)" office:value-type="float" office:value="1334950">
            <text:p>1334950</text:p>
          </table:table-cell>
          <table:table-cell table:formula="of:=INDEX([.$A$2:.$D$100000];(ROW()-1)*6-1;4)" office:value-type="float" office:value="19.02">
            <text:p>19,02</text:p>
          </table:table-cell>
          <table:table-cell table:formula="of:=INDEX([.$A$2:.$D$100000];(ROW()-1)*6-2;4)" office:value-type="float" office:value="13.59">
            <text:p>13,59</text:p>
          </table:table-cell>
          <table:table-cell table:formula="of:=INDEX([.$A$2:.$D$100000];(ROW()-1)*6-1;3)" office:value-type="float" office:value="987.48">
            <text:p>987,48</text:p>
          </table:table-cell>
          <table:table-cell table:formula="of:=INDEX([.$A$2:.$D$100000];(ROW()-1)*6-2;3)" office:value-type="float" office:value="2842.37">
            <text:p>2842,37</text:p>
          </table:table-cell>
          <table:table-cell table:formula="of:=INDEX([.$A$2:.$D$100000];(ROW()-1)*6-1;2)" office:value-type="float" office:value="1503913.63">
            <text:p>1503913,63</text:p>
          </table:table-cell>
          <table:table-cell table:formula="of:=INDEX([.$A$2:.$D$100000];(ROW()-1)*6-2;2)" office:value-type="float" office:value="2950656">
            <text:p>2950656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31310">
            <text:p>1231310</text:p>
          </table:table-cell>
          <table:table-cell office:value-type="float" office:value="1121.73">
            <text:p>1121,73</text:p>
          </table:table-cell>
          <table:table-cell office:value-type="float" office:value="17.63">
            <text:p>17,6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2">
            <text:p>132</text:p>
          </table:table-cell>
          <table:table-cell table:formula="of:=INDEX([.$A$2:.$D$100000];(ROW()-1)*6;1)" office:value-type="float" office:value="1328829">
            <text:p>1328829</text:p>
          </table:table-cell>
          <table:table-cell table:formula="of:=INDEX([.$A$2:.$D$100000];(ROW()-1)*6-1;4)" office:value-type="float" office:value="18.81">
            <text:p>18,81</text:p>
          </table:table-cell>
          <table:table-cell table:formula="of:=INDEX([.$A$2:.$D$100000];(ROW()-1)*6-2;4)" office:value-type="float" office:value="12.05">
            <text:p>12,05</text:p>
          </table:table-cell>
          <table:table-cell table:formula="of:=INDEX([.$A$2:.$D$100000];(ROW()-1)*6-1;3)" office:value-type="float" office:value="1052.08">
            <text:p>1052,08</text:p>
          </table:table-cell>
          <table:table-cell table:formula="of:=INDEX([.$A$2:.$D$100000];(ROW()-1)*6-2;3)" office:value-type="float" office:value="4052.62">
            <text:p>4052,62</text:p>
          </table:table-cell>
          <table:table-cell table:formula="of:=INDEX([.$A$2:.$D$100000];(ROW()-1)*6-1;2)" office:value-type="float" office:value="1571123">
            <text:p>1571123</text:p>
          </table:table-cell>
          <table:table-cell table:formula="of:=INDEX([.$A$2:.$D$100000];(ROW()-1)*6-2;2)" office:value-type="float" office:value="4002310">
            <text:p>4002310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36499.5">
            <text:p>636499,5</text:p>
          </table:table-cell>
          <table:table-cell office:value-type="float" office:value="401.36">
            <text:p>401,36</text:p>
          </table:table-cell>
          <table:table-cell office:value-type="float" office:value="22.81">
            <text:p>22,8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3">
            <text:p>133</text:p>
          </table:table-cell>
          <table:table-cell table:formula="of:=INDEX([.$A$2:.$D$100000];(ROW()-1)*6;1)" office:value-type="float" office:value="1323808">
            <text:p>1323808</text:p>
          </table:table-cell>
          <table:table-cell table:formula="of:=INDEX([.$A$2:.$D$100000];(ROW()-1)*6-1;4)" office:value-type="float" office:value="18.99">
            <text:p>18,99</text:p>
          </table:table-cell>
          <table:table-cell table:formula="of:=INDEX([.$A$2:.$D$100000];(ROW()-1)*6-2;4)" office:value-type="float" office:value="13.68">
            <text:p>13,68</text:p>
          </table:table-cell>
          <table:table-cell table:formula="of:=INDEX([.$A$2:.$D$100000];(ROW()-1)*6-1;3)" office:value-type="float" office:value="989.99">
            <text:p>989,99</text:p>
          </table:table-cell>
          <table:table-cell table:formula="of:=INDEX([.$A$2:.$D$100000];(ROW()-1)*6-2;3)" office:value-type="float" office:value="2787.02">
            <text:p>2787,02</text:p>
          </table:table-cell>
          <table:table-cell table:formula="of:=INDEX([.$A$2:.$D$100000];(ROW()-1)*6-1;2)" office:value-type="float" office:value="1509703.25">
            <text:p>1509703,25</text:p>
          </table:table-cell>
          <table:table-cell table:formula="of:=INDEX([.$A$2:.$D$100000];(ROW()-1)*6-2;2)" office:value-type="float" office:value="2909839">
            <text:p>2909839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024485">
            <text:p>302448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4">
            <text:p>134</text:p>
          </table:table-cell>
          <table:table-cell table:formula="of:=INDEX([.$A$2:.$D$100000];(ROW()-1)*6;1)" office:value-type="float" office:value="1317843">
            <text:p>1317843</text:p>
          </table:table-cell>
          <table:table-cell table:formula="of:=INDEX([.$A$2:.$D$100000];(ROW()-1)*6-1;4)" office:value-type="float" office:value="18.75">
            <text:p>18,75</text:p>
          </table:table-cell>
          <table:table-cell table:formula="of:=INDEX([.$A$2:.$D$100000];(ROW()-1)*6-2;4)" office:value-type="float" office:value="12.3">
            <text:p>12,3</text:p>
          </table:table-cell>
          <table:table-cell table:formula="of:=INDEX([.$A$2:.$D$100000];(ROW()-1)*6-1;3)" office:value-type="float" office:value="1050.39">
            <text:p>1050,39</text:p>
          </table:table-cell>
          <table:table-cell table:formula="of:=INDEX([.$A$2:.$D$100000];(ROW()-1)*6-2;3)" office:value-type="float" office:value="3833.3">
            <text:p>3833,3</text:p>
          </table:table-cell>
          <table:table-cell table:formula="of:=INDEX([.$A$2:.$D$100000];(ROW()-1)*6-1;2)" office:value-type="float" office:value="1569770.25">
            <text:p>1569770,25</text:p>
          </table:table-cell>
          <table:table-cell table:formula="of:=INDEX([.$A$2:.$D$100000];(ROW()-1)*6-2;2)" office:value-type="float" office:value="3814610">
            <text:p>3814610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2.187">
            <text:p>2,187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5">
            <text:p>135</text:p>
          </table:table-cell>
          <table:table-cell table:formula="of:=INDEX([.$A$2:.$D$100000];(ROW()-1)*6;1)" office:value-type="float" office:value="1310996">
            <text:p>1310996</text:p>
          </table:table-cell>
          <table:table-cell table:formula="of:=INDEX([.$A$2:.$D$100000];(ROW()-1)*6-1;4)" office:value-type="float" office:value="18.93">
            <text:p>18,93</text:p>
          </table:table-cell>
          <table:table-cell table:formula="of:=INDEX([.$A$2:.$D$100000];(ROW()-1)*6-2;4)" office:value-type="float" office:value="14.04">
            <text:p>14,04</text:p>
          </table:table-cell>
          <table:table-cell table:formula="of:=INDEX([.$A$2:.$D$100000];(ROW()-1)*6-1;3)" office:value-type="float" office:value="983.14">
            <text:p>983,14</text:p>
          </table:table-cell>
          <table:table-cell table:formula="of:=INDEX([.$A$2:.$D$100000];(ROW()-1)*6-2;3)" office:value-type="float" office:value="2566.61">
            <text:p>2566,61</text:p>
          </table:table-cell>
          <table:table-cell table:formula="of:=INDEX([.$A$2:.$D$100000];(ROW()-1)*6-1;2)" office:value-type="float" office:value="1518540.38">
            <text:p>1518540,38</text:p>
          </table:table-cell>
          <table:table-cell table:formula="of:=INDEX([.$A$2:.$D$100000];(ROW()-1)*6-2;2)" office:value-type="float" office:value="2856301">
            <text:p>2856301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6">
            <text:p>136</text:p>
          </table:table-cell>
          <table:table-cell table:formula="of:=INDEX([.$A$2:.$D$100000];(ROW()-1)*6;1)" office:value-type="float" office:value="1304937">
            <text:p>1304937</text:p>
          </table:table-cell>
          <table:table-cell table:formula="of:=INDEX([.$A$2:.$D$100000];(ROW()-1)*6-1;4)" office:value-type="float" office:value="18.79">
            <text:p>18,79</text:p>
          </table:table-cell>
          <table:table-cell table:formula="of:=INDEX([.$A$2:.$D$100000];(ROW()-1)*6-2;4)" office:value-type="float" office:value="12.41">
            <text:p>12,41</text:p>
          </table:table-cell>
          <table:table-cell table:formula="of:=INDEX([.$A$2:.$D$100000];(ROW()-1)*6-1;3)" office:value-type="float" office:value="1047.44">
            <text:p>1047,44</text:p>
          </table:table-cell>
          <table:table-cell table:formula="of:=INDEX([.$A$2:.$D$100000];(ROW()-1)*6-2;3)" office:value-type="float" office:value="3729.46">
            <text:p>3729,46</text:p>
          </table:table-cell>
          <table:table-cell table:formula="of:=INDEX([.$A$2:.$D$100000];(ROW()-1)*6-1;2)" office:value-type="float" office:value="1568027.63">
            <text:p>1568027,63</text:p>
          </table:table-cell>
          <table:table-cell table:formula="of:=INDEX([.$A$2:.$D$100000];(ROW()-1)*6-2;2)" office:value-type="float" office:value="3723453">
            <text:p>3723453</text:p>
          </table:table-cell>
          <table:table-cell table:formula="of:=INDEX([.$A$2:.$D$100000];(ROW()-1)*6-5;1)" office:value-type="float" office:value="2.562">
            <text:p>2,562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7">
            <text:p>137</text:p>
          </table:table-cell>
          <table:table-cell table:formula="of:=INDEX([.$A$2:.$D$100000];(ROW()-1)*6;1)" office:value-type="float" office:value="1299750">
            <text:p>1299750</text:p>
          </table:table-cell>
          <table:table-cell table:formula="of:=INDEX([.$A$2:.$D$100000];(ROW()-1)*6-1;4)" office:value-type="float" office:value="18.95">
            <text:p>18,95</text:p>
          </table:table-cell>
          <table:table-cell table:formula="of:=INDEX([.$A$2:.$D$100000];(ROW()-1)*6-2;4)" office:value-type="float" office:value="14.43">
            <text:p>14,43</text:p>
          </table:table-cell>
          <table:table-cell table:formula="of:=INDEX([.$A$2:.$D$100000];(ROW()-1)*6-1;3)" office:value-type="float" office:value="986.02">
            <text:p>986,02</text:p>
          </table:table-cell>
          <table:table-cell table:formula="of:=INDEX([.$A$2:.$D$100000];(ROW()-1)*6-2;3)" office:value-type="float" office:value="2344.49">
            <text:p>2344,49</text:p>
          </table:table-cell>
          <table:table-cell table:formula="of:=INDEX([.$A$2:.$D$100000];(ROW()-1)*6-1;2)" office:value-type="float" office:value="1522366.75">
            <text:p>1522366,75</text:p>
          </table:table-cell>
          <table:table-cell table:formula="of:=INDEX([.$A$2:.$D$100000];(ROW()-1)*6-2;2)" office:value-type="float" office:value="2842922">
            <text:p>2842922</text:p>
          </table:table-cell>
          <table:table-cell table:formula="of:=INDEX([.$A$2:.$D$100000];(ROW()-1)*6-5;1)" office:value-type="float" office:value="2.563">
            <text:p>2,563</text:p>
          </table:table-cell>
          <table:table-cell table:formula="of:=INDEX([.$A$2:.$D$100000];(ROW()-1)*6-3;1)" office:value-type="float" office:value="2.015">
            <text:p>2,015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225960">
            <text:p>1225960</text:p>
          </table:table-cell>
          <table:table-cell office:value-type="float" office:value="1096.91">
            <text:p>1096,91</text:p>
          </table:table-cell>
          <table:table-cell office:value-type="float" office:value="17.73">
            <text:p>17,7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8">
            <text:p>138</text:p>
          </table:table-cell>
          <table:table-cell table:formula="of:=INDEX([.$A$2:.$D$100000];(ROW()-1)*6;1)" office:value-type="float" office:value="1291400">
            <text:p>1291400</text:p>
          </table:table-cell>
          <table:table-cell table:formula="of:=INDEX([.$A$2:.$D$100000];(ROW()-1)*6-1;4)" office:value-type="float" office:value="18.73">
            <text:p>18,73</text:p>
          </table:table-cell>
          <table:table-cell table:formula="of:=INDEX([.$A$2:.$D$100000];(ROW()-1)*6-2;4)" office:value-type="float" office:value="12.59">
            <text:p>12,59</text:p>
          </table:table-cell>
          <table:table-cell table:formula="of:=INDEX([.$A$2:.$D$100000];(ROW()-1)*6-1;3)" office:value-type="float" office:value="1048.77">
            <text:p>1048,77</text:p>
          </table:table-cell>
          <table:table-cell table:formula="of:=INDEX([.$A$2:.$D$100000];(ROW()-1)*6-2;3)" office:value-type="float" office:value="3582.7">
            <text:p>3582,7</text:p>
          </table:table-cell>
          <table:table-cell table:formula="of:=INDEX([.$A$2:.$D$100000];(ROW()-1)*6-1;2)" office:value-type="float" office:value="1585397.63">
            <text:p>1585397,63</text:p>
          </table:table-cell>
          <table:table-cell table:formula="of:=INDEX([.$A$2:.$D$100000];(ROW()-1)*6-2;2)" office:value-type="float" office:value="3613864">
            <text:p>3613864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31116.56">
            <text:p>631116,56</text:p>
          </table:table-cell>
          <table:table-cell office:value-type="float" office:value="397.11">
            <text:p>397,11</text:p>
          </table:table-cell>
          <table:table-cell office:value-type="float" office:value="22.86">
            <text:p>22,8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9">
            <text:p>139</text:p>
          </table:table-cell>
          <table:table-cell table:formula="of:=INDEX([.$A$2:.$D$100000];(ROW()-1)*6;1)" office:value-type="float" office:value="1285485">
            <text:p>1285485</text:p>
          </table:table-cell>
          <table:table-cell table:formula="of:=INDEX([.$A$2:.$D$100000];(ROW()-1)*6-1;4)" office:value-type="float" office:value="18.89">
            <text:p>18,89</text:p>
          </table:table-cell>
          <table:table-cell table:formula="of:=INDEX([.$A$2:.$D$100000];(ROW()-1)*6-2;4)" office:value-type="float" office:value="14.48">
            <text:p>14,48</text:p>
          </table:table-cell>
          <table:table-cell table:formula="of:=INDEX([.$A$2:.$D$100000];(ROW()-1)*6-1;3)" office:value-type="float" office:value="986.48">
            <text:p>986,48</text:p>
          </table:table-cell>
          <table:table-cell table:formula="of:=INDEX([.$A$2:.$D$100000];(ROW()-1)*6-2;3)" office:value-type="float" office:value="2315.72">
            <text:p>2315,72</text:p>
          </table:table-cell>
          <table:table-cell table:formula="of:=INDEX([.$A$2:.$D$100000];(ROW()-1)*6-1;2)" office:value-type="float" office:value="1530416.5">
            <text:p>1530416,5</text:p>
          </table:table-cell>
          <table:table-cell table:formula="of:=INDEX([.$A$2:.$D$100000];(ROW()-1)*6-2;2)" office:value-type="float" office:value="2828032">
            <text:p>2828032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3041303">
            <text:p>304130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0">
            <text:p>140</text:p>
          </table:table-cell>
          <table:table-cell table:formula="of:=INDEX([.$A$2:.$D$100000];(ROW()-1)*6;1)" office:value-type="float" office:value="1282083">
            <text:p>1282083</text:p>
          </table:table-cell>
          <table:table-cell table:formula="of:=INDEX([.$A$2:.$D$100000];(ROW()-1)*6-1;4)" office:value-type="float" office:value="18.78">
            <text:p>18,78</text:p>
          </table:table-cell>
          <table:table-cell table:formula="of:=INDEX([.$A$2:.$D$100000];(ROW()-1)*6-2;4)" office:value-type="float" office:value="12.81">
            <text:p>12,81</text:p>
          </table:table-cell>
          <table:table-cell table:formula="of:=INDEX([.$A$2:.$D$100000];(ROW()-1)*6-1;3)" office:value-type="float" office:value="1042.46">
            <text:p>1042,46</text:p>
          </table:table-cell>
          <table:table-cell table:formula="of:=INDEX([.$A$2:.$D$100000];(ROW()-1)*6-2;3)" office:value-type="float" office:value="3403.92">
            <text:p>3403,92</text:p>
          </table:table-cell>
          <table:table-cell table:formula="of:=INDEX([.$A$2:.$D$100000];(ROW()-1)*6-1;2)" office:value-type="float" office:value="1578294.88">
            <text:p>1578294,88</text:p>
          </table:table-cell>
          <table:table-cell table:formula="of:=INDEX([.$A$2:.$D$100000];(ROW()-1)*6-2;2)" office:value-type="float" office:value="3452830">
            <text:p>3452830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.391">
            <text:p>3,3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1">
            <text:p>141</text:p>
          </table:table-cell>
          <table:table-cell table:formula="of:=INDEX([.$A$2:.$D$100000];(ROW()-1)*6;1)" office:value-type="float" office:value="1276150">
            <text:p>1276150</text:p>
          </table:table-cell>
          <table:table-cell table:formula="of:=INDEX([.$A$2:.$D$100000];(ROW()-1)*6-1;4)" office:value-type="float" office:value="18.59">
            <text:p>18,59</text:p>
          </table:table-cell>
          <table:table-cell table:formula="of:=INDEX([.$A$2:.$D$100000];(ROW()-1)*6-2;4)" office:value-type="float" office:value="11.97">
            <text:p>11,97</text:p>
          </table:table-cell>
          <table:table-cell table:formula="of:=INDEX([.$A$2:.$D$100000];(ROW()-1)*6-1;3)" office:value-type="float" office:value="1091.62">
            <text:p>1091,62</text:p>
          </table:table-cell>
          <table:table-cell table:formula="of:=INDEX([.$A$2:.$D$100000];(ROW()-1)*6-2;3)" office:value-type="float" office:value="4130.97">
            <text:p>4130,97</text:p>
          </table:table-cell>
          <table:table-cell table:formula="of:=INDEX([.$A$2:.$D$100000];(ROW()-1)*6-1;2)" office:value-type="float" office:value="1630571">
            <text:p>1630571</text:p>
          </table:table-cell>
          <table:table-cell table:formula="of:=INDEX([.$A$2:.$D$100000];(ROW()-1)*6-2;2)" office:value-type="float" office:value="4086424">
            <text:p>4086424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2">
            <text:p>142</text:p>
          </table:table-cell>
          <table:table-cell table:formula="of:=INDEX([.$A$2:.$D$100000];(ROW()-1)*6;1)" office:value-type="float" office:value="1272112">
            <text:p>1272112</text:p>
          </table:table-cell>
          <table:table-cell table:formula="of:=INDEX([.$A$2:.$D$100000];(ROW()-1)*6-1;4)" office:value-type="float" office:value="18.81">
            <text:p>18,81</text:p>
          </table:table-cell>
          <table:table-cell table:formula="of:=INDEX([.$A$2:.$D$100000];(ROW()-1)*6-2;4)" office:value-type="float" office:value="13.96">
            <text:p>13,96</text:p>
          </table:table-cell>
          <table:table-cell table:formula="of:=INDEX([.$A$2:.$D$100000];(ROW()-1)*6-1;3)" office:value-type="float" office:value="1010.95">
            <text:p>1010,95</text:p>
          </table:table-cell>
          <table:table-cell table:formula="of:=INDEX([.$A$2:.$D$100000];(ROW()-1)*6-2;3)" office:value-type="float" office:value="2615.22">
            <text:p>2615,22</text:p>
          </table:table-cell>
          <table:table-cell table:formula="of:=INDEX([.$A$2:.$D$100000];(ROW()-1)*6-1;2)" office:value-type="float" office:value="1558741.75">
            <text:p>1558741,75</text:p>
          </table:table-cell>
          <table:table-cell table:formula="of:=INDEX([.$A$2:.$D$100000];(ROW()-1)*6-2;2)" office:value-type="float" office:value="2933099">
            <text:p>2933099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3">
            <text:p>143</text:p>
          </table:table-cell>
          <table:table-cell table:formula="of:=INDEX([.$A$2:.$D$100000];(ROW()-1)*6;1)" office:value-type="float" office:value="1267105">
            <text:p>1267105</text:p>
          </table:table-cell>
          <table:table-cell table:formula="of:=INDEX([.$A$2:.$D$100000];(ROW()-1)*6-1;4)" office:value-type="float" office:value="18.66">
            <text:p>18,66</text:p>
          </table:table-cell>
          <table:table-cell table:formula="of:=INDEX([.$A$2:.$D$100000];(ROW()-1)*6-2;4)" office:value-type="float" office:value="12.34">
            <text:p>12,34</text:p>
          </table:table-cell>
          <table:table-cell table:formula="of:=INDEX([.$A$2:.$D$100000];(ROW()-1)*6-1;3)" office:value-type="float" office:value="1078.99">
            <text:p>1078,99</text:p>
          </table:table-cell>
          <table:table-cell table:formula="of:=INDEX([.$A$2:.$D$100000];(ROW()-1)*6-2;3)" office:value-type="float" office:value="3794.74">
            <text:p>3794,74</text:p>
          </table:table-cell>
          <table:table-cell table:formula="of:=INDEX([.$A$2:.$D$100000];(ROW()-1)*6-1;2)" office:value-type="float" office:value="1621328.5">
            <text:p>1621328,5</text:p>
          </table:table-cell>
          <table:table-cell table:formula="of:=INDEX([.$A$2:.$D$100000];(ROW()-1)*6-2;2)" office:value-type="float" office:value="3798524">
            <text:p>3798524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90084">
            <text:p>1190084</text:p>
          </table:table-cell>
          <table:table-cell office:value-type="float" office:value="1048.33">
            <text:p>1048,33</text:p>
          </table:table-cell>
          <table:table-cell office:value-type="float" office:value="17.93">
            <text:p>17,9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4">
            <text:p>144</text:p>
          </table:table-cell>
          <table:table-cell table:formula="of:=INDEX([.$A$2:.$D$100000];(ROW()-1)*6;1)" office:value-type="float" office:value="1262998">
            <text:p>1262998</text:p>
          </table:table-cell>
          <table:table-cell table:formula="of:=INDEX([.$A$2:.$D$100000];(ROW()-1)*6-1;4)" office:value-type="float" office:value="18.86">
            <text:p>18,86</text:p>
          </table:table-cell>
          <table:table-cell table:formula="of:=INDEX([.$A$2:.$D$100000];(ROW()-1)*6-2;4)" office:value-type="float" office:value="14.38">
            <text:p>14,38</text:p>
          </table:table-cell>
          <table:table-cell table:formula="of:=INDEX([.$A$2:.$D$100000];(ROW()-1)*6-1;3)" office:value-type="float" office:value="1005.29">
            <text:p>1005,29</text:p>
          </table:table-cell>
          <table:table-cell table:formula="of:=INDEX([.$A$2:.$D$100000];(ROW()-1)*6-2;3)" office:value-type="float" office:value="2373.88">
            <text:p>2373,88</text:p>
          </table:table-cell>
          <table:table-cell table:formula="of:=INDEX([.$A$2:.$D$100000];(ROW()-1)*6-1;2)" office:value-type="float" office:value="1549091">
            <text:p>1549091</text:p>
          </table:table-cell>
          <table:table-cell table:formula="of:=INDEX([.$A$2:.$D$100000];(ROW()-1)*6-2;2)" office:value-type="float" office:value="2887868">
            <text:p>2887868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07745.25">
            <text:p>607745,25</text:p>
          </table:table-cell>
          <table:table-cell office:value-type="float" office:value="387.33">
            <text:p>387,33</text:p>
          </table:table-cell>
          <table:table-cell office:value-type="float" office:value="22.97">
            <text:p>22,9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5">
            <text:p>145</text:p>
          </table:table-cell>
          <table:table-cell table:formula="of:=INDEX([.$A$2:.$D$100000];(ROW()-1)*6;1)" office:value-type="float" office:value="1256905">
            <text:p>1256905</text:p>
          </table:table-cell>
          <table:table-cell table:formula="of:=INDEX([.$A$2:.$D$100000];(ROW()-1)*6-1;4)" office:value-type="float" office:value="18.65">
            <text:p>18,65</text:p>
          </table:table-cell>
          <table:table-cell table:formula="of:=INDEX([.$A$2:.$D$100000];(ROW()-1)*6-2;4)" office:value-type="float" office:value="12.72">
            <text:p>12,72</text:p>
          </table:table-cell>
          <table:table-cell table:formula="of:=INDEX([.$A$2:.$D$100000];(ROW()-1)*6-1;3)" office:value-type="float" office:value="1061.35">
            <text:p>1061,35</text:p>
          </table:table-cell>
          <table:table-cell table:formula="of:=INDEX([.$A$2:.$D$100000];(ROW()-1)*6-2;3)" office:value-type="float" office:value="3479.98">
            <text:p>3479,98</text:p>
          </table:table-cell>
          <table:table-cell table:formula="of:=INDEX([.$A$2:.$D$100000];(ROW()-1)*6-1;2)" office:value-type="float" office:value="1605279.25">
            <text:p>1605279,25</text:p>
          </table:table-cell>
          <table:table-cell table:formula="of:=INDEX([.$A$2:.$D$100000];(ROW()-1)*6-2;2)" office:value-type="float" office:value="3525662">
            <text:p>3525662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088962">
            <text:p>30889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6">
            <text:p>146</text:p>
          </table:table-cell>
          <table:table-cell table:formula="of:=INDEX([.$A$2:.$D$100000];(ROW()-1)*6;1)" office:value-type="float" office:value="1249159">
            <text:p>1249159</text:p>
          </table:table-cell>
          <table:table-cell table:formula="of:=INDEX([.$A$2:.$D$100000];(ROW()-1)*6-1;4)" office:value-type="float" office:value="18.45">
            <text:p>18,45</text:p>
          </table:table-cell>
          <table:table-cell table:formula="of:=INDEX([.$A$2:.$D$100000];(ROW()-1)*6-2;4)" office:value-type="float" office:value="10.91">
            <text:p>10,91</text:p>
          </table:table-cell>
          <table:table-cell table:formula="of:=INDEX([.$A$2:.$D$100000];(ROW()-1)*6-1;3)" office:value-type="float" office:value="1170.21">
            <text:p>1170,21</text:p>
          </table:table-cell>
          <table:table-cell table:formula="of:=INDEX([.$A$2:.$D$100000];(ROW()-1)*6-2;3)" office:value-type="float" office:value="5272.63">
            <text:p>5272,63</text:p>
          </table:table-cell>
          <table:table-cell table:formula="of:=INDEX([.$A$2:.$D$100000];(ROW()-1)*6-1;2)" office:value-type="float" office:value="1708290.38">
            <text:p>1708290,38</text:p>
          </table:table-cell>
          <table:table-cell table:formula="of:=INDEX([.$A$2:.$D$100000];(ROW()-1)*6-2;2)" office:value-type="float" office:value="5083491">
            <text:p>5083491</text:p>
          </table:table-cell>
          <table:table-cell table:formula="of:=INDEX([.$A$2:.$D$100000];(ROW()-1)*6-5;1)" office:value-type="float" office:value="2.563">
            <text:p>2,563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3.313">
            <text:p>3,31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7">
            <text:p>147</text:p>
          </table:table-cell>
          <table:table-cell table:formula="of:=INDEX([.$A$2:.$D$100000];(ROW()-1)*6;1)" office:value-type="float" office:value="1246005">
            <text:p>1246005</text:p>
          </table:table-cell>
          <table:table-cell table:formula="of:=INDEX([.$A$2:.$D$100000];(ROW()-1)*6-1;4)" office:value-type="float" office:value="18.76">
            <text:p>18,76</text:p>
          </table:table-cell>
          <table:table-cell table:formula="of:=INDEX([.$A$2:.$D$100000];(ROW()-1)*6-2;4)" office:value-type="float" office:value="14.3">
            <text:p>14,3</text:p>
          </table:table-cell>
          <table:table-cell table:formula="of:=INDEX([.$A$2:.$D$100000];(ROW()-1)*6-1;3)" office:value-type="float" office:value="1017.27">
            <text:p>1017,27</text:p>
          </table:table-cell>
          <table:table-cell table:formula="of:=INDEX([.$A$2:.$D$100000];(ROW()-1)*6-2;3)" office:value-type="float" office:value="2415.83">
            <text:p>2415,83</text:p>
          </table:table-cell>
          <table:table-cell table:formula="of:=INDEX([.$A$2:.$D$100000];(ROW()-1)*6-1;2)" office:value-type="float" office:value="1579266.5">
            <text:p>1579266,5</text:p>
          </table:table-cell>
          <table:table-cell table:formula="of:=INDEX([.$A$2:.$D$100000];(ROW()-1)*6-2;2)" office:value-type="float" office:value="2923467">
            <text:p>2923467</text:p>
          </table:table-cell>
          <table:table-cell table:formula="of:=INDEX([.$A$2:.$D$100000];(ROW()-1)*6-5;1)" office:value-type="float" office:value="2.453">
            <text:p>2,45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8">
            <text:p>148</text:p>
          </table:table-cell>
          <table:table-cell table:formula="of:=INDEX([.$A$2:.$D$100000];(ROW()-1)*6;1)" office:value-type="float" office:value="1239597">
            <text:p>1239597</text:p>
          </table:table-cell>
          <table:table-cell table:formula="of:=INDEX([.$A$2:.$D$100000];(ROW()-1)*6-1;4)" office:value-type="float" office:value="18.58">
            <text:p>18,58</text:p>
          </table:table-cell>
          <table:table-cell table:formula="of:=INDEX([.$A$2:.$D$100000];(ROW()-1)*6-2;4)" office:value-type="float" office:value="12.43">
            <text:p>12,43</text:p>
          </table:table-cell>
          <table:table-cell table:formula="of:=INDEX([.$A$2:.$D$100000];(ROW()-1)*6-1;3)" office:value-type="float" office:value="1083.86">
            <text:p>1083,86</text:p>
          </table:table-cell>
          <table:table-cell table:formula="of:=INDEX([.$A$2:.$D$100000];(ROW()-1)*6-2;3)" office:value-type="float" office:value="3715.02">
            <text:p>3715,02</text:p>
          </table:table-cell>
          <table:table-cell table:formula="of:=INDEX([.$A$2:.$D$100000];(ROW()-1)*6-1;2)" office:value-type="float" office:value="1638842.13">
            <text:p>1638842,13</text:p>
          </table:table-cell>
          <table:table-cell table:formula="of:=INDEX([.$A$2:.$D$100000];(ROW()-1)*6-2;2)" office:value-type="float" office:value="3728840">
            <text:p>3728840</text:p>
          </table:table-cell>
          <table:table-cell table:formula="of:=INDEX([.$A$2:.$D$100000];(ROW()-1)*6-5;1)" office:value-type="float" office:value="2.438">
            <text:p>2,438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484">
            <text:p>1,48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9">
            <text:p>149</text:p>
          </table:table-cell>
          <table:table-cell table:formula="of:=INDEX([.$A$2:.$D$100000];(ROW()-1)*6;1)" office:value-type="float" office:value="1235302">
            <text:p>1235302</text:p>
          </table:table-cell>
          <table:table-cell table:formula="of:=INDEX([.$A$2:.$D$100000];(ROW()-1)*6-1;4)" office:value-type="float" office:value="18.8">
            <text:p>18,8</text:p>
          </table:table-cell>
          <table:table-cell table:formula="of:=INDEX([.$A$2:.$D$100000];(ROW()-1)*6-2;4)" office:value-type="float" office:value="14.37">
            <text:p>14,37</text:p>
          </table:table-cell>
          <table:table-cell table:formula="of:=INDEX([.$A$2:.$D$100000];(ROW()-1)*6-1;3)" office:value-type="float" office:value="1015.96">
            <text:p>1015,96</text:p>
          </table:table-cell>
          <table:table-cell table:formula="of:=INDEX([.$A$2:.$D$100000];(ROW()-1)*6-2;3)" office:value-type="float" office:value="2379">
            <text:p>2379</text:p>
          </table:table-cell>
          <table:table-cell table:formula="of:=INDEX([.$A$2:.$D$100000];(ROW()-1)*6-1;2)" office:value-type="float" office:value="1589491.88">
            <text:p>1589491,88</text:p>
          </table:table-cell>
          <table:table-cell table:formula="of:=INDEX([.$A$2:.$D$100000];(ROW()-1)*6-2;2)" office:value-type="float" office:value="2910251">
            <text:p>2910251</text:p>
          </table:table-cell>
          <table:table-cell table:formula="of:=INDEX([.$A$2:.$D$100000];(ROW()-1)*6-5;1)" office:value-type="float" office:value="2.422">
            <text:p>2,422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89814">
            <text:p>1189814</text:p>
          </table:table-cell>
          <table:table-cell office:value-type="float" office:value="1052.09">
            <text:p>1052,09</text:p>
          </table:table-cell>
          <table:table-cell office:value-type="float" office:value="17.91">
            <text:p>17,9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0">
            <text:p>150</text:p>
          </table:table-cell>
          <table:table-cell table:formula="of:=INDEX([.$A$2:.$D$100000];(ROW()-1)*6;1)" office:value-type="float" office:value="1228104">
            <text:p>1228104</text:p>
          </table:table-cell>
          <table:table-cell table:formula="of:=INDEX([.$A$2:.$D$100000];(ROW()-1)*6-1;4)" office:value-type="float" office:value="18.64">
            <text:p>18,64</text:p>
          </table:table-cell>
          <table:table-cell table:formula="of:=INDEX([.$A$2:.$D$100000];(ROW()-1)*6-2;4)" office:value-type="float" office:value="13.54">
            <text:p>13,54</text:p>
          </table:table-cell>
          <table:table-cell table:formula="of:=INDEX([.$A$2:.$D$100000];(ROW()-1)*6-1;3)" office:value-type="float" office:value="1051.83">
            <text:p>1051,83</text:p>
          </table:table-cell>
          <table:table-cell table:formula="of:=INDEX([.$A$2:.$D$100000];(ROW()-1)*6-2;3)" office:value-type="float" office:value="2877.41">
            <text:p>2877,41</text:p>
          </table:table-cell>
          <table:table-cell table:formula="of:=INDEX([.$A$2:.$D$100000];(ROW()-1)*6-1;2)" office:value-type="float" office:value="1616529.25">
            <text:p>1616529,25</text:p>
          </table:table-cell>
          <table:table-cell table:formula="of:=INDEX([.$A$2:.$D$100000];(ROW()-1)*6-2;2)" office:value-type="float" office:value="3045636">
            <text:p>3045636</text:p>
          </table:table-cell>
          <table:table-cell table:formula="of:=INDEX([.$A$2:.$D$100000];(ROW()-1)*6-5;1)" office:value-type="float" office:value="2.422">
            <text:p>2,422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05829.19">
            <text:p>605829,19</text:p>
          </table:table-cell>
          <table:table-cell office:value-type="float" office:value="386.25">
            <text:p>386,25</text:p>
          </table:table-cell>
          <table:table-cell office:value-type="float" office:value="22.98">
            <text:p>22,9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1">
            <text:p>151</text:p>
          </table:table-cell>
          <table:table-cell table:formula="of:=INDEX([.$A$2:.$D$100000];(ROW()-1)*6;1)" office:value-type="float" office:value="1224112">
            <text:p>1224112</text:p>
          </table:table-cell>
          <table:table-cell table:formula="of:=INDEX([.$A$2:.$D$100000];(ROW()-1)*6-1;4)" office:value-type="float" office:value="18.44">
            <text:p>18,44</text:p>
          </table:table-cell>
          <table:table-cell table:formula="of:=INDEX([.$A$2:.$D$100000];(ROW()-1)*6-2;4)" office:value-type="float" office:value="12.19">
            <text:p>12,19</text:p>
          </table:table-cell>
          <table:table-cell table:formula="of:=INDEX([.$A$2:.$D$100000];(ROW()-1)*6-1;3)" office:value-type="float" office:value="1113.07">
            <text:p>1113,07</text:p>
          </table:table-cell>
          <table:table-cell table:formula="of:=INDEX([.$A$2:.$D$100000];(ROW()-1)*6-2;3)" office:value-type="float" office:value="3923.31">
            <text:p>3923,31</text:p>
          </table:table-cell>
          <table:table-cell table:formula="of:=INDEX([.$A$2:.$D$100000];(ROW()-1)*6-1;2)" office:value-type="float" office:value="1681679.25">
            <text:p>1681679,25</text:p>
          </table:table-cell>
          <table:table-cell table:formula="of:=INDEX([.$A$2:.$D$100000];(ROW()-1)*6-2;2)" office:value-type="float" office:value="3912894">
            <text:p>3912894</text:p>
          </table:table-cell>
          <table:table-cell table:formula="of:=INDEX([.$A$2:.$D$100000];(ROW()-1)*6-5;1)" office:value-type="float" office:value="2.438">
            <text:p>2,438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102211">
            <text:p>310221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2">
            <text:p>152</text:p>
          </table:table-cell>
          <table:table-cell table:formula="of:=INDEX([.$A$2:.$D$100000];(ROW()-1)*6;1)" office:value-type="float" office:value="1218991">
            <text:p>1218991</text:p>
          </table:table-cell>
          <table:table-cell table:formula="of:=INDEX([.$A$2:.$D$100000];(ROW()-1)*6-1;4)" office:value-type="float" office:value="18.73">
            <text:p>18,73</text:p>
          </table:table-cell>
          <table:table-cell table:formula="of:=INDEX([.$A$2:.$D$100000];(ROW()-1)*6-2;4)" office:value-type="float" office:value="14.28">
            <text:p>14,28</text:p>
          </table:table-cell>
          <table:table-cell table:formula="of:=INDEX([.$A$2:.$D$100000];(ROW()-1)*6-1;3)" office:value-type="float" office:value="1033.85">
            <text:p>1033,85</text:p>
          </table:table-cell>
          <table:table-cell table:formula="of:=INDEX([.$A$2:.$D$100000];(ROW()-1)*6-2;3)" office:value-type="float" office:value="2427.45">
            <text:p>2427,45</text:p>
          </table:table-cell>
          <table:table-cell table:formula="of:=INDEX([.$A$2:.$D$100000];(ROW()-1)*6-1;2)" office:value-type="float" office:value="1593398.88">
            <text:p>1593398,88</text:p>
          </table:table-cell>
          <table:table-cell table:formula="of:=INDEX([.$A$2:.$D$100000];(ROW()-1)*6-2;2)" office:value-type="float" office:value="2959028">
            <text:p>2959028</text:p>
          </table:table-cell>
          <table:table-cell table:formula="of:=INDEX([.$A$2:.$D$100000];(ROW()-1)*6-5;1)" office:value-type="float" office:value="2.422">
            <text:p>2,422</text:p>
          </table:table-cell>
          <table:table-cell table:formula="of:=INDEX([.$A$2:.$D$100000];(ROW()-1)*6-3;1)" office:value-type="float" office:value="1.734">
            <text:p>1,734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3">
            <text:p>153</text:p>
          </table:table-cell>
          <table:table-cell table:formula="of:=INDEX([.$A$2:.$D$100000];(ROW()-1)*6;1)" office:value-type="float" office:value="1215028">
            <text:p>1215028</text:p>
          </table:table-cell>
          <table:table-cell table:formula="of:=INDEX([.$A$2:.$D$100000];(ROW()-1)*6-1;4)" office:value-type="float" office:value="18.53">
            <text:p>18,53</text:p>
          </table:table-cell>
          <table:table-cell table:formula="of:=INDEX([.$A$2:.$D$100000];(ROW()-1)*6-2;4)" office:value-type="float" office:value="12.73">
            <text:p>12,73</text:p>
          </table:table-cell>
          <table:table-cell table:formula="of:=INDEX([.$A$2:.$D$100000];(ROW()-1)*6-1;3)" office:value-type="float" office:value="1089.8">
            <text:p>1089,8</text:p>
          </table:table-cell>
          <table:table-cell table:formula="of:=INDEX([.$A$2:.$D$100000];(ROW()-1)*6-2;3)" office:value-type="float" office:value="3464.83">
            <text:p>3464,83</text:p>
          </table:table-cell>
          <table:table-cell table:formula="of:=INDEX([.$A$2:.$D$100000];(ROW()-1)*6-1;2)" office:value-type="float" office:value="1663271.5">
            <text:p>1663271,5</text:p>
          </table:table-cell>
          <table:table-cell table:formula="of:=INDEX([.$A$2:.$D$100000];(ROW()-1)*6-2;2)" office:value-type="float" office:value="3524757">
            <text:p>3524757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4">
            <text:p>154</text:p>
          </table:table-cell>
          <table:table-cell table:formula="of:=INDEX([.$A$2:.$D$100000];(ROW()-1)*6;1)" office:value-type="float" office:value="1209538">
            <text:p>1209538</text:p>
          </table:table-cell>
          <table:table-cell table:formula="of:=INDEX([.$A$2:.$D$100000];(ROW()-1)*6-1;4)" office:value-type="float" office:value="18.44">
            <text:p>18,44</text:p>
          </table:table-cell>
          <table:table-cell table:formula="of:=INDEX([.$A$2:.$D$100000];(ROW()-1)*6-2;4)" office:value-type="float" office:value="11.92">
            <text:p>11,92</text:p>
          </table:table-cell>
          <table:table-cell table:formula="of:=INDEX([.$A$2:.$D$100000];(ROW()-1)*6-1;3)" office:value-type="float" office:value="1133.66">
            <text:p>1133,66</text:p>
          </table:table-cell>
          <table:table-cell table:formula="of:=INDEX([.$A$2:.$D$100000];(ROW()-1)*6-2;3)" office:value-type="float" office:value="4177.67">
            <text:p>4177,67</text:p>
          </table:table-cell>
          <table:table-cell table:formula="of:=INDEX([.$A$2:.$D$100000];(ROW()-1)*6-1;2)" office:value-type="float" office:value="1689402.25">
            <text:p>1689402,25</text:p>
          </table:table-cell>
          <table:table-cell table:formula="of:=INDEX([.$A$2:.$D$100000];(ROW()-1)*6-2;2)" office:value-type="float" office:value="4150640">
            <text:p>4150640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937">
            <text:p>1,9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5">
            <text:p>155</text:p>
          </table:table-cell>
          <table:table-cell table:formula="of:=INDEX([.$A$2:.$D$100000];(ROW()-1)*6;1)" office:value-type="float" office:value="1205176">
            <text:p>1205176</text:p>
          </table:table-cell>
          <table:table-cell table:formula="of:=INDEX([.$A$2:.$D$100000];(ROW()-1)*6-1;4)" office:value-type="float" office:value="18.64">
            <text:p>18,64</text:p>
          </table:table-cell>
          <table:table-cell table:formula="of:=INDEX([.$A$2:.$D$100000];(ROW()-1)*6-2;4)" office:value-type="float" office:value="14.29">
            <text:p>14,29</text:p>
          </table:table-cell>
          <table:table-cell table:formula="of:=INDEX([.$A$2:.$D$100000];(ROW()-1)*6-1;3)" office:value-type="float" office:value="1039.52">
            <text:p>1039,52</text:p>
          </table:table-cell>
          <table:table-cell table:formula="of:=INDEX([.$A$2:.$D$100000];(ROW()-1)*6-2;3)" office:value-type="float" office:value="2420.35">
            <text:p>2420,35</text:p>
          </table:table-cell>
          <table:table-cell table:formula="of:=INDEX([.$A$2:.$D$100000];(ROW()-1)*6-1;2)" office:value-type="float" office:value="1629168.75">
            <text:p>1629168,75</text:p>
          </table:table-cell>
          <table:table-cell table:formula="of:=INDEX([.$A$2:.$D$100000];(ROW()-1)*6-2;2)" office:value-type="float" office:value="2960125">
            <text:p>2960125</text:p>
          </table:table-cell>
          <table:table-cell table:formula="of:=INDEX([.$A$2:.$D$100000];(ROW()-1)*6-5;1)" office:value-type="float" office:value="2.953">
            <text:p>2,953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84294">
            <text:p>1184294</text:p>
          </table:table-cell>
          <table:table-cell office:value-type="float" office:value="1118.62">
            <text:p>1118,62</text:p>
          </table:table-cell>
          <table:table-cell office:value-type="float" office:value="17.64">
            <text:p>17,6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6">
            <text:p>156</text:p>
          </table:table-cell>
          <table:table-cell table:formula="of:=INDEX([.$A$2:.$D$100000];(ROW()-1)*6;1)" office:value-type="float" office:value="1202639">
            <text:p>1202639</text:p>
          </table:table-cell>
          <table:table-cell table:formula="of:=INDEX([.$A$2:.$D$100000];(ROW()-1)*6-1;4)" office:value-type="float" office:value="18.53">
            <text:p>18,53</text:p>
          </table:table-cell>
          <table:table-cell table:formula="of:=INDEX([.$A$2:.$D$100000];(ROW()-1)*6-2;4)" office:value-type="float" office:value="12.63">
            <text:p>12,63</text:p>
          </table:table-cell>
          <table:table-cell table:formula="of:=INDEX([.$A$2:.$D$100000];(ROW()-1)*6-1;3)" office:value-type="float" office:value="1099.64">
            <text:p>1099,64</text:p>
          </table:table-cell>
          <table:table-cell table:formula="of:=INDEX([.$A$2:.$D$100000];(ROW()-1)*6-2;3)" office:value-type="float" office:value="3545.1">
            <text:p>3545,1</text:p>
          </table:table-cell>
          <table:table-cell table:formula="of:=INDEX([.$A$2:.$D$100000];(ROW()-1)*6-1;2)" office:value-type="float" office:value="1662068.75">
            <text:p>1662068,75</text:p>
          </table:table-cell>
          <table:table-cell table:formula="of:=INDEX([.$A$2:.$D$100000];(ROW()-1)*6-2;2)" office:value-type="float" office:value="3603289">
            <text:p>3603289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984">
            <text:p>1,98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11152.63">
            <text:p>611152,63</text:p>
          </table:table-cell>
          <table:table-cell office:value-type="float" office:value="383.33">
            <text:p>383,33</text:p>
          </table:table-cell>
          <table:table-cell office:value-type="float" office:value="23.02">
            <text:p>23,0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7">
            <text:p>157</text:p>
          </table:table-cell>
          <table:table-cell table:formula="of:=INDEX([.$A$2:.$D$100000];(ROW()-1)*6;1)" office:value-type="float" office:value="1196938">
            <text:p>1196938</text:p>
          </table:table-cell>
          <table:table-cell table:formula="of:=INDEX([.$A$2:.$D$100000];(ROW()-1)*6-1;4)" office:value-type="float" office:value="18.23">
            <text:p>18,23</text:p>
          </table:table-cell>
          <table:table-cell table:formula="of:=INDEX([.$A$2:.$D$100000];(ROW()-1)*6-2;4)" office:value-type="float" office:value="10.97">
            <text:p>10,97</text:p>
          </table:table-cell>
          <table:table-cell table:formula="of:=INDEX([.$A$2:.$D$100000];(ROW()-1)*6-1;3)" office:value-type="float" office:value="1206.29">
            <text:p>1206,29</text:p>
          </table:table-cell>
          <table:table-cell table:formula="of:=INDEX([.$A$2:.$D$100000];(ROW()-1)*6-2;3)" office:value-type="float" office:value="5203.77">
            <text:p>5203,77</text:p>
          </table:table-cell>
          <table:table-cell table:formula="of:=INDEX([.$A$2:.$D$100000];(ROW()-1)*6-1;2)" office:value-type="float" office:value="1778655.38">
            <text:p>1778655,38</text:p>
          </table:table-cell>
          <table:table-cell table:formula="of:=INDEX([.$A$2:.$D$100000];(ROW()-1)*6-2;2)" office:value-type="float" office:value="5045069">
            <text:p>5045069</text:p>
          </table:table-cell>
          <table:table-cell table:formula="of:=INDEX([.$A$2:.$D$100000];(ROW()-1)*6-5;1)" office:value-type="float" office:value="2.781">
            <text:p>2,781</text:p>
          </table:table-cell>
          <table:table-cell table:formula="of:=INDEX([.$A$2:.$D$100000];(ROW()-1)*6-3;1)" office:value-type="float" office:value="1.781">
            <text:p>1,781</text:p>
          </table:table-cell>
        </table:table-row>
        <table:table-row table:style-name="ro1">
          <table:table-cell office:value-type="float" office:value="3136969">
            <text:p>31369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8">
            <text:p>158</text:p>
          </table:table-cell>
          <table:table-cell table:formula="of:=INDEX([.$A$2:.$D$100000];(ROW()-1)*6;1)" office:value-type="float" office:value="1193256">
            <text:p>1193256</text:p>
          </table:table-cell>
          <table:table-cell table:formula="of:=INDEX([.$A$2:.$D$100000];(ROW()-1)*6-1;4)" office:value-type="float" office:value="18.57">
            <text:p>18,57</text:p>
          </table:table-cell>
          <table:table-cell table:formula="of:=INDEX([.$A$2:.$D$100000];(ROW()-1)*6-2;4)" office:value-type="float" office:value="14.26">
            <text:p>14,26</text:p>
          </table:table-cell>
          <table:table-cell table:formula="of:=INDEX([.$A$2:.$D$100000];(ROW()-1)*6-1;3)" office:value-type="float" office:value="1048.13">
            <text:p>1048,13</text:p>
          </table:table-cell>
          <table:table-cell table:formula="of:=INDEX([.$A$2:.$D$100000];(ROW()-1)*6-2;3)" office:value-type="float" office:value="2438.7">
            <text:p>2438,7</text:p>
          </table:table-cell>
          <table:table-cell table:formula="of:=INDEX([.$A$2:.$D$100000];(ROW()-1)*6-1;2)" office:value-type="float" office:value="1625683.5">
            <text:p>1625683,5</text:p>
          </table:table-cell>
          <table:table-cell table:formula="of:=INDEX([.$A$2:.$D$100000];(ROW()-1)*6-2;2)" office:value-type="float" office:value="2987526">
            <text:p>2987526</text:p>
          </table:table-cell>
          <table:table-cell table:formula="of:=INDEX([.$A$2:.$D$100000];(ROW()-1)*6-5;1)" office:value-type="float" office:value="3">
            <text:p>3</text:p>
          </table:table-cell>
          <table:table-cell table:formula="of:=INDEX([.$A$2:.$D$100000];(ROW()-1)*6-3;1)" office:value-type="float" office:value="2.078">
            <text:p>2,078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9">
            <text:p>159</text:p>
          </table:table-cell>
          <table:table-cell table:formula="of:=INDEX([.$A$2:.$D$100000];(ROW()-1)*6;1)" office:value-type="float" office:value="1186299">
            <text:p>1186299</text:p>
          </table:table-cell>
          <table:table-cell table:formula="of:=INDEX([.$A$2:.$D$100000];(ROW()-1)*6-1;4)" office:value-type="float" office:value="18.49">
            <text:p>18,49</text:p>
          </table:table-cell>
          <table:table-cell table:formula="of:=INDEX([.$A$2:.$D$100000];(ROW()-1)*6-2;4)" office:value-type="float" office:value="12.61">
            <text:p>12,61</text:p>
          </table:table-cell>
          <table:table-cell table:formula="of:=INDEX([.$A$2:.$D$100000];(ROW()-1)*6-1;3)" office:value-type="float" office:value="1110.88">
            <text:p>1110,88</text:p>
          </table:table-cell>
          <table:table-cell table:formula="of:=INDEX([.$A$2:.$D$100000];(ROW()-1)*6-2;3)" office:value-type="float" office:value="3563.18">
            <text:p>3563,18</text:p>
          </table:table-cell>
          <table:table-cell table:formula="of:=INDEX([.$A$2:.$D$100000];(ROW()-1)*6-1;2)" office:value-type="float" office:value="1699598.88">
            <text:p>1699598,88</text:p>
          </table:table-cell>
          <table:table-cell table:formula="of:=INDEX([.$A$2:.$D$100000];(ROW()-1)*6-2;2)" office:value-type="float" office:value="3624717">
            <text:p>3624717</text:p>
          </table:table-cell>
          <table:table-cell table:formula="of:=INDEX([.$A$2:.$D$100000];(ROW()-1)*6-5;1)" office:value-type="float" office:value="2.75">
            <text:p>2,75</text:p>
          </table:table-cell>
          <table:table-cell table:formula="of:=INDEX([.$A$2:.$D$100000];(ROW()-1)*6-3;1)" office:value-type="float" office:value="2.312">
            <text:p>2,3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0">
            <text:p>160</text:p>
          </table:table-cell>
          <table:table-cell table:formula="of:=INDEX([.$A$2:.$D$100000];(ROW()-1)*6;1)" office:value-type="float" office:value="1181853">
            <text:p>1181853</text:p>
          </table:table-cell>
          <table:table-cell table:formula="of:=INDEX([.$A$2:.$D$100000];(ROW()-1)*6-1;4)" office:value-type="float" office:value="18.32">
            <text:p>18,32</text:p>
          </table:table-cell>
          <table:table-cell table:formula="of:=INDEX([.$A$2:.$D$100000];(ROW()-1)*6-2;4)" office:value-type="float" office:value="11.9">
            <text:p>11,9</text:p>
          </table:table-cell>
          <table:table-cell table:formula="of:=INDEX([.$A$2:.$D$100000];(ROW()-1)*6-1;3)" office:value-type="float" office:value="1155.04">
            <text:p>1155,04</text:p>
          </table:table-cell>
          <table:table-cell table:formula="of:=INDEX([.$A$2:.$D$100000];(ROW()-1)*6-2;3)" office:value-type="float" office:value="4201.18">
            <text:p>4201,18</text:p>
          </table:table-cell>
          <table:table-cell table:formula="of:=INDEX([.$A$2:.$D$100000];(ROW()-1)*6-1;2)" office:value-type="float" office:value="1683354.38">
            <text:p>1683354,38</text:p>
          </table:table-cell>
          <table:table-cell table:formula="of:=INDEX([.$A$2:.$D$100000];(ROW()-1)*6-2;2)" office:value-type="float" office:value="4110148">
            <text:p>4110148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float" office:value="2.031">
            <text:p>2,0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1">
            <text:p>161</text:p>
          </table:table-cell>
          <table:table-cell table:formula="of:=INDEX([.$A$2:.$D$100000];(ROW()-1)*6;1)" office:value-type="float" office:value="1176832">
            <text:p>1176832</text:p>
          </table:table-cell>
          <table:table-cell table:formula="of:=INDEX([.$A$2:.$D$100000];(ROW()-1)*6-1;4)" office:value-type="float" office:value="18.62">
            <text:p>18,62</text:p>
          </table:table-cell>
          <table:table-cell table:formula="of:=INDEX([.$A$2:.$D$100000];(ROW()-1)*6-2;4)" office:value-type="float" office:value="14.23">
            <text:p>14,23</text:p>
          </table:table-cell>
          <table:table-cell table:formula="of:=INDEX([.$A$2:.$D$100000];(ROW()-1)*6-1;3)" office:value-type="float" office:value="1058.97">
            <text:p>1058,97</text:p>
          </table:table-cell>
          <table:table-cell table:formula="of:=INDEX([.$A$2:.$D$100000];(ROW()-1)*6-2;3)" office:value-type="float" office:value="2457.14">
            <text:p>2457,14</text:p>
          </table:table-cell>
          <table:table-cell table:formula="of:=INDEX([.$A$2:.$D$100000];(ROW()-1)*6-1;2)" office:value-type="float" office:value="1661221.88">
            <text:p>1661221,88</text:p>
          </table:table-cell>
          <table:table-cell table:formula="of:=INDEX([.$A$2:.$D$100000];(ROW()-1)*6-2;2)" office:value-type="float" office:value="3012341">
            <text:p>3012341</text:p>
          </table:table-cell>
          <table:table-cell table:formula="of:=INDEX([.$A$2:.$D$100000];(ROW()-1)*6-5;1)" office:value-type="float" office:value="3.344">
            <text:p>3,344</text:p>
          </table:table-cell>
          <table:table-cell table:formula="of:=INDEX([.$A$2:.$D$100000];(ROW()-1)*6-3;1)" office:value-type="float" office:value="5.969">
            <text:p>5,96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74549">
            <text:p>1174549</text:p>
          </table:table-cell>
          <table:table-cell office:value-type="float" office:value="1113.55">
            <text:p>1113,55</text:p>
          </table:table-cell>
          <table:table-cell office:value-type="float" office:value="17.66">
            <text:p>17,6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2">
            <text:p>162</text:p>
          </table:table-cell>
          <table:table-cell table:formula="of:=INDEX([.$A$2:.$D$100000];(ROW()-1)*6;1)" office:value-type="float" office:value="1172849">
            <text:p>1172849</text:p>
          </table:table-cell>
          <table:table-cell table:formula="of:=INDEX([.$A$2:.$D$100000];(ROW()-1)*6-1;4)" office:value-type="float" office:value="18.42">
            <text:p>18,42</text:p>
          </table:table-cell>
          <table:table-cell table:formula="of:=INDEX([.$A$2:.$D$100000];(ROW()-1)*6-2;4)" office:value-type="float" office:value="12.66">
            <text:p>12,66</text:p>
          </table:table-cell>
          <table:table-cell table:formula="of:=INDEX([.$A$2:.$D$100000];(ROW()-1)*6-1;3)" office:value-type="float" office:value="1115.75">
            <text:p>1115,75</text:p>
          </table:table-cell>
          <table:table-cell table:formula="of:=INDEX([.$A$2:.$D$100000];(ROW()-1)*6-2;3)" office:value-type="float" office:value="3525.73">
            <text:p>3525,73</text:p>
          </table:table-cell>
          <table:table-cell table:formula="of:=INDEX([.$A$2:.$D$100000];(ROW()-1)*6-1;2)" office:value-type="float" office:value="1693797.88">
            <text:p>1693797,88</text:p>
          </table:table-cell>
          <table:table-cell table:formula="of:=INDEX([.$A$2:.$D$100000];(ROW()-1)*6-2;2)" office:value-type="float" office:value="3597747">
            <text:p>3597747</text:p>
          </table:table-cell>
          <table:table-cell table:formula="of:=INDEX([.$A$2:.$D$100000];(ROW()-1)*6-5;1)" office:value-type="float" office:value="5.047">
            <text:p>5,047</text:p>
          </table:table-cell>
          <table:table-cell table:formula="of:=INDEX([.$A$2:.$D$100000];(ROW()-1)*6-3;1)" office:value-type="float" office:value="3.766">
            <text:p>3,766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07539">
            <text:p>607539</text:p>
          </table:table-cell>
          <table:table-cell office:value-type="float" office:value="381.43">
            <text:p>381,43</text:p>
          </table:table-cell>
          <table:table-cell office:value-type="float" office:value="23.05">
            <text:p>23,0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3">
            <text:p>163</text:p>
          </table:table-cell>
          <table:table-cell table:formula="of:=INDEX([.$A$2:.$D$100000];(ROW()-1)*6;1)" office:value-type="float" office:value="1167803">
            <text:p>1167803</text:p>
          </table:table-cell>
          <table:table-cell table:formula="of:=INDEX([.$A$2:.$D$100000];(ROW()-1)*6-1;4)" office:value-type="float" office:value="18.36">
            <text:p>18,36</text:p>
          </table:table-cell>
          <table:table-cell table:formula="of:=INDEX([.$A$2:.$D$100000];(ROW()-1)*6-2;4)" office:value-type="float" office:value="11.98">
            <text:p>11,98</text:p>
          </table:table-cell>
          <table:table-cell table:formula="of:=INDEX([.$A$2:.$D$100000];(ROW()-1)*6-1;3)" office:value-type="float" office:value="1154.98">
            <text:p>1154,98</text:p>
          </table:table-cell>
          <table:table-cell table:formula="of:=INDEX([.$A$2:.$D$100000];(ROW()-1)*6-2;3)" office:value-type="float" office:value="4125.75">
            <text:p>4125,75</text:p>
          </table:table-cell>
          <table:table-cell table:formula="of:=INDEX([.$A$2:.$D$100000];(ROW()-1)*6-1;2)" office:value-type="float" office:value="1743596.63">
            <text:p>1743596,63</text:p>
          </table:table-cell>
          <table:table-cell table:formula="of:=INDEX([.$A$2:.$D$100000];(ROW()-1)*6-2;2)" office:value-type="float" office:value="4112204">
            <text:p>4112204</text:p>
          </table:table-cell>
          <table:table-cell table:formula="of:=INDEX([.$A$2:.$D$100000];(ROW()-1)*6-5;1)" office:value-type="float" office:value="2.594">
            <text:p>2,594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3158710">
            <text:p>315871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4">
            <text:p>164</text:p>
          </table:table-cell>
          <table:table-cell table:formula="of:=INDEX([.$A$2:.$D$100000];(ROW()-1)*6;1)" office:value-type="float" office:value="1161396">
            <text:p>1161396</text:p>
          </table:table-cell>
          <table:table-cell table:formula="of:=INDEX([.$A$2:.$D$100000];(ROW()-1)*6-1;4)" office:value-type="float" office:value="18.53">
            <text:p>18,53</text:p>
          </table:table-cell>
          <table:table-cell table:formula="of:=INDEX([.$A$2:.$D$100000];(ROW()-1)*6-2;4)" office:value-type="float" office:value="14.2">
            <text:p>14,2</text:p>
          </table:table-cell>
          <table:table-cell table:formula="of:=INDEX([.$A$2:.$D$100000];(ROW()-1)*6-1;3)" office:value-type="float" office:value="1068.3">
            <text:p>1068,3</text:p>
          </table:table-cell>
          <table:table-cell table:formula="of:=INDEX([.$A$2:.$D$100000];(ROW()-1)*6-2;3)" office:value-type="float" office:value="2473.27">
            <text:p>2473,27</text:p>
          </table:table-cell>
          <table:table-cell table:formula="of:=INDEX([.$A$2:.$D$100000];(ROW()-1)*6-1;2)" office:value-type="float" office:value="1655704">
            <text:p>1655704</text:p>
          </table:table-cell>
          <table:table-cell table:formula="of:=INDEX([.$A$2:.$D$100000];(ROW()-1)*6-2;2)" office:value-type="float" office:value="3035954">
            <text:p>3035954</text:p>
          </table:table-cell>
          <table:table-cell table:formula="of:=INDEX([.$A$2:.$D$100000];(ROW()-1)*6-5;1)" office:value-type="float" office:value="2.781">
            <text:p>2,78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5">
            <text:p>165</text:p>
          </table:table-cell>
          <table:table-cell table:formula="of:=INDEX([.$A$2:.$D$100000];(ROW()-1)*6;1)" office:value-type="float" office:value="1156701">
            <text:p>1156701</text:p>
          </table:table-cell>
          <table:table-cell table:formula="of:=INDEX([.$A$2:.$D$100000];(ROW()-1)*6-1;4)" office:value-type="float" office:value="18.49">
            <text:p>18,49</text:p>
          </table:table-cell>
          <table:table-cell table:formula="of:=INDEX([.$A$2:.$D$100000];(ROW()-1)*6-2;4)" office:value-type="float" office:value="13.41">
            <text:p>13,41</text:p>
          </table:table-cell>
          <table:table-cell table:formula="of:=INDEX([.$A$2:.$D$100000];(ROW()-1)*6-1;3)" office:value-type="float" office:value="1101.15">
            <text:p>1101,15</text:p>
          </table:table-cell>
          <table:table-cell table:formula="of:=INDEX([.$A$2:.$D$100000];(ROW()-1)*6-2;3)" office:value-type="float" office:value="2967.51">
            <text:p>2967,51</text:p>
          </table:table-cell>
          <table:table-cell table:formula="of:=INDEX([.$A$2:.$D$100000];(ROW()-1)*6-1;2)" office:value-type="float" office:value="1695313.88">
            <text:p>1695313,88</text:p>
          </table:table-cell>
          <table:table-cell table:formula="of:=INDEX([.$A$2:.$D$100000];(ROW()-1)*6-2;2)" office:value-type="float" office:value="3155809">
            <text:p>3155809</text:p>
          </table:table-cell>
          <table:table-cell table:formula="of:=INDEX([.$A$2:.$D$100000];(ROW()-1)*6-5;1)" office:value-type="float" office:value="2.406">
            <text:p>2,406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6">
            <text:p>166</text:p>
          </table:table-cell>
          <table:table-cell table:formula="of:=INDEX([.$A$2:.$D$100000];(ROW()-1)*6;1)" office:value-type="float" office:value="1153380">
            <text:p>1153380</text:p>
          </table:table-cell>
          <table:table-cell table:formula="of:=INDEX([.$A$2:.$D$100000];(ROW()-1)*6-1;4)" office:value-type="float" office:value="18.28">
            <text:p>18,28</text:p>
          </table:table-cell>
          <table:table-cell table:formula="of:=INDEX([.$A$2:.$D$100000];(ROW()-1)*6-2;4)" office:value-type="float" office:value="12.17">
            <text:p>12,17</text:p>
          </table:table-cell>
          <table:table-cell table:formula="of:=INDEX([.$A$2:.$D$100000];(ROW()-1)*6-1;3)" office:value-type="float" office:value="1159.96">
            <text:p>1159,96</text:p>
          </table:table-cell>
          <table:table-cell table:formula="of:=INDEX([.$A$2:.$D$100000];(ROW()-1)*6-2;3)" office:value-type="float" office:value="3946.79">
            <text:p>3946,79</text:p>
          </table:table-cell>
          <table:table-cell table:formula="of:=INDEX([.$A$2:.$D$100000];(ROW()-1)*6-1;2)" office:value-type="float" office:value="1745623">
            <text:p>1745623</text:p>
          </table:table-cell>
          <table:table-cell table:formula="of:=INDEX([.$A$2:.$D$100000];(ROW()-1)*6-2;2)" office:value-type="float" office:value="3984415">
            <text:p>3984415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2.062">
            <text:p>2,0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7">
            <text:p>167</text:p>
          </table:table-cell>
          <table:table-cell table:formula="of:=INDEX([.$A$2:.$D$100000];(ROW()-1)*6;1)" office:value-type="float" office:value="1147412">
            <text:p>1147412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0.42">
            <text:p>10,42</text:p>
          </table:table-cell>
          <table:table-cell table:formula="of:=INDEX([.$A$2:.$D$100000];(ROW()-1)*6-1;3)" office:value-type="float" office:value="1277.99">
            <text:p>1277,99</text:p>
          </table:table-cell>
          <table:table-cell table:formula="of:=INDEX([.$A$2:.$D$100000];(ROW()-1)*6-2;3)" office:value-type="float" office:value="5909.13">
            <text:p>5909,13</text:p>
          </table:table-cell>
          <table:table-cell table:formula="of:=INDEX([.$A$2:.$D$100000];(ROW()-1)*6-1;2)" office:value-type="float" office:value="1858138.5">
            <text:p>1858138,5</text:p>
          </table:table-cell>
          <table:table-cell table:formula="of:=INDEX([.$A$2:.$D$100000];(ROW()-1)*6-2;2)" office:value-type="float" office:value="5693177">
            <text:p>5693177</text:p>
          </table:table-cell>
          <table:table-cell table:formula="of:=INDEX([.$A$2:.$D$100000];(ROW()-1)*6-5;1)" office:value-type="float" office:value="2.734">
            <text:p>2,734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67229">
            <text:p>1167229</text:p>
          </table:table-cell>
          <table:table-cell office:value-type="float" office:value="1101.53">
            <text:p>1101,53</text:p>
          </table:table-cell>
          <table:table-cell office:value-type="float" office:value="17.71">
            <text:p>17,7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8">
            <text:p>168</text:p>
          </table:table-cell>
          <table:table-cell table:formula="of:=INDEX([.$A$2:.$D$100000];(ROW()-1)*6;1)" office:value-type="float" office:value="1144071">
            <text:p>1144071</text:p>
          </table:table-cell>
          <table:table-cell table:formula="of:=INDEX([.$A$2:.$D$100000];(ROW()-1)*6-1;4)" office:value-type="float" office:value="18.42">
            <text:p>18,42</text:p>
          </table:table-cell>
          <table:table-cell table:formula="of:=INDEX([.$A$2:.$D$100000];(ROW()-1)*6-2;4)" office:value-type="float" office:value="14.03">
            <text:p>14,03</text:p>
          </table:table-cell>
          <table:table-cell table:formula="of:=INDEX([.$A$2:.$D$100000];(ROW()-1)*6-1;3)" office:value-type="float" office:value="1098.45">
            <text:p>1098,45</text:p>
          </table:table-cell>
          <table:table-cell table:formula="of:=INDEX([.$A$2:.$D$100000];(ROW()-1)*6-2;3)" office:value-type="float" office:value="2568.26">
            <text:p>2568,26</text:p>
          </table:table-cell>
          <table:table-cell table:formula="of:=INDEX([.$A$2:.$D$100000];(ROW()-1)*6-1;2)" office:value-type="float" office:value="1702858.88">
            <text:p>1702858,88</text:p>
          </table:table-cell>
          <table:table-cell table:formula="of:=INDEX([.$A$2:.$D$100000];(ROW()-1)*6-2;2)" office:value-type="float" office:value="3114776">
            <text:p>3114776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601014.38">
            <text:p>601014,38</text:p>
          </table:table-cell>
          <table:table-cell office:value-type="float" office:value="376.57">
            <text:p>376,57</text:p>
          </table:table-cell>
          <table:table-cell office:value-type="float" office:value="23.11">
            <text:p>23,1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9">
            <text:p>169</text:p>
          </table:table-cell>
          <table:table-cell table:formula="of:=INDEX([.$A$2:.$D$100000];(ROW()-1)*6;1)" office:value-type="float" office:value="1138355">
            <text:p>1138355</text:p>
          </table:table-cell>
          <table:table-cell table:formula="of:=INDEX([.$A$2:.$D$100000];(ROW()-1)*6-1;4)" office:value-type="float" office:value="18.34">
            <text:p>18,34</text:p>
          </table:table-cell>
          <table:table-cell table:formula="of:=INDEX([.$A$2:.$D$100000];(ROW()-1)*6-2;4)" office:value-type="float" office:value="12.29">
            <text:p>12,29</text:p>
          </table:table-cell>
          <table:table-cell table:formula="of:=INDEX([.$A$2:.$D$100000];(ROW()-1)*6-1;3)" office:value-type="float" office:value="1158.83">
            <text:p>1158,83</text:p>
          </table:table-cell>
          <table:table-cell table:formula="of:=INDEX([.$A$2:.$D$100000];(ROW()-1)*6-2;3)" office:value-type="float" office:value="3837.13">
            <text:p>3837,13</text:p>
          </table:table-cell>
          <table:table-cell table:formula="of:=INDEX([.$A$2:.$D$100000];(ROW()-1)*6-1;2)" office:value-type="float" office:value="1759086.13">
            <text:p>1759086,13</text:p>
          </table:table-cell>
          <table:table-cell table:formula="of:=INDEX([.$A$2:.$D$100000];(ROW()-1)*6-2;2)" office:value-type="float" office:value="3896122">
            <text:p>3896122</text:p>
          </table:table-cell>
          <table:table-cell table:formula="of:=INDEX([.$A$2:.$D$100000];(ROW()-1)*6-5;1)" office:value-type="float" office:value="2.406">
            <text:p>2,406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180052">
            <text:p>318005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0">
            <text:p>170</text:p>
          </table:table-cell>
          <table:table-cell table:formula="of:=INDEX([.$A$2:.$D$100000];(ROW()-1)*6;1)" office:value-type="float" office:value="1135646">
            <text:p>1135646</text:p>
          </table:table-cell>
          <table:table-cell table:formula="of:=INDEX([.$A$2:.$D$100000];(ROW()-1)*6-1;4)" office:value-type="float" office:value="18.03">
            <text:p>18,03</text:p>
          </table:table-cell>
          <table:table-cell table:formula="of:=INDEX([.$A$2:.$D$100000];(ROW()-1)*6-2;4)" office:value-type="float" office:value="10.66">
            <text:p>10,66</text:p>
          </table:table-cell>
          <table:table-cell table:formula="of:=INDEX([.$A$2:.$D$100000];(ROW()-1)*6-1;3)" office:value-type="float" office:value="1271.51">
            <text:p>1271,51</text:p>
          </table:table-cell>
          <table:table-cell table:formula="of:=INDEX([.$A$2:.$D$100000];(ROW()-1)*6-2;3)" office:value-type="float" office:value="5584.52">
            <text:p>5584,52</text:p>
          </table:table-cell>
          <table:table-cell table:formula="of:=INDEX([.$A$2:.$D$100000];(ROW()-1)*6-1;2)" office:value-type="float" office:value="1873298.75">
            <text:p>1873298,75</text:p>
          </table:table-cell>
          <table:table-cell table:formula="of:=INDEX([.$A$2:.$D$100000];(ROW()-1)*6-2;2)" office:value-type="float" office:value="5423684">
            <text:p>5423684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float" office:value="3.313">
            <text:p>3,31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1">
            <text:p>171</text:p>
          </table:table-cell>
          <table:table-cell table:formula="of:=INDEX([.$A$2:.$D$100000];(ROW()-1)*6;1)" office:value-type="float" office:value="1131416">
            <text:p>1131416</text:p>
          </table:table-cell>
          <table:table-cell table:formula="of:=INDEX([.$A$2:.$D$100000];(ROW()-1)*6-1;4)" office:value-type="float" office:value="18.44">
            <text:p>18,44</text:p>
          </table:table-cell>
          <table:table-cell table:formula="of:=INDEX([.$A$2:.$D$100000];(ROW()-1)*6-2;4)" office:value-type="float" office:value="14.06">
            <text:p>14,06</text:p>
          </table:table-cell>
          <table:table-cell table:formula="of:=INDEX([.$A$2:.$D$100000];(ROW()-1)*6-1;3)" office:value-type="float" office:value="1101.73">
            <text:p>1101,73</text:p>
          </table:table-cell>
          <table:table-cell table:formula="of:=INDEX([.$A$2:.$D$100000];(ROW()-1)*6-2;3)" office:value-type="float" office:value="2552.83">
            <text:p>2552,83</text:p>
          </table:table-cell>
          <table:table-cell table:formula="of:=INDEX([.$A$2:.$D$100000];(ROW()-1)*6-1;2)" office:value-type="float" office:value="1710262.38">
            <text:p>1710262,38</text:p>
          </table:table-cell>
          <table:table-cell table:formula="of:=INDEX([.$A$2:.$D$100000];(ROW()-1)*6-2;2)" office:value-type="float" office:value="3134044">
            <text:p>3134044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2.312">
            <text:p>2,3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2">
            <text:p>172</text:p>
          </table:table-cell>
          <table:table-cell table:formula="of:=INDEX([.$A$2:.$D$100000];(ROW()-1)*6;1)" office:value-type="float" office:value="1127801">
            <text:p>1127801</text:p>
          </table:table-cell>
          <table:table-cell table:formula="of:=INDEX([.$A$2:.$D$100000];(ROW()-1)*6-1;4)" office:value-type="float" office:value="18.34">
            <text:p>18,34</text:p>
          </table:table-cell>
          <table:table-cell table:formula="of:=INDEX([.$A$2:.$D$100000];(ROW()-1)*6-2;4)" office:value-type="float" office:value="13.24">
            <text:p>13,24</text:p>
          </table:table-cell>
          <table:table-cell table:formula="of:=INDEX([.$A$2:.$D$100000];(ROW()-1)*6-1;3)" office:value-type="float" office:value="1129.1">
            <text:p>1129,1</text:p>
          </table:table-cell>
          <table:table-cell table:formula="of:=INDEX([.$A$2:.$D$100000];(ROW()-1)*6-2;3)" office:value-type="float" office:value="3082.25">
            <text:p>3082,25</text:p>
          </table:table-cell>
          <table:table-cell table:formula="of:=INDEX([.$A$2:.$D$100000];(ROW()-1)*6-1;2)" office:value-type="float" office:value="1750293">
            <text:p>1750293</text:p>
          </table:table-cell>
          <table:table-cell table:formula="of:=INDEX([.$A$2:.$D$100000];(ROW()-1)*6-2;2)" office:value-type="float" office:value="3243130">
            <text:p>3243130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2.047">
            <text:p>2,0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3">
            <text:p>173</text:p>
          </table:table-cell>
          <table:table-cell table:formula="of:=INDEX([.$A$2:.$D$100000];(ROW()-1)*6;1)" office:value-type="float" office:value="1123628">
            <text:p>1123628</text:p>
          </table:table-cell>
          <table:table-cell table:formula="of:=INDEX([.$A$2:.$D$100000];(ROW()-1)*6-1;4)" office:value-type="float" office:value="18.25">
            <text:p>18,25</text:p>
          </table:table-cell>
          <table:table-cell table:formula="of:=INDEX([.$A$2:.$D$100000];(ROW()-1)*6-2;4)" office:value-type="float" office:value="12.05">
            <text:p>12,05</text:p>
          </table:table-cell>
          <table:table-cell table:formula="of:=INDEX([.$A$2:.$D$100000];(ROW()-1)*6-1;3)" office:value-type="float" office:value="1185.56">
            <text:p>1185,56</text:p>
          </table:table-cell>
          <table:table-cell table:formula="of:=INDEX([.$A$2:.$D$100000];(ROW()-1)*6-2;3)" office:value-type="float" office:value="4060.04">
            <text:p>4060,04</text:p>
          </table:table-cell>
          <table:table-cell table:formula="of:=INDEX([.$A$2:.$D$100000];(ROW()-1)*6-1;2)" office:value-type="float" office:value="1790499.5">
            <text:p>1790499,5</text:p>
          </table:table-cell>
          <table:table-cell table:formula="of:=INDEX([.$A$2:.$D$100000];(ROW()-1)*6-2;2)" office:value-type="float" office:value="4099154">
            <text:p>4099154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57135">
            <text:p>1157135</text:p>
          </table:table-cell>
          <table:table-cell office:value-type="float" office:value="1065.32">
            <text:p>1065,32</text:p>
          </table:table-cell>
          <table:table-cell office:value-type="float" office:value="17.86">
            <text:p>17,8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4">
            <text:p>174</text:p>
          </table:table-cell>
          <table:table-cell table:formula="of:=INDEX([.$A$2:.$D$100000];(ROW()-1)*6;1)" office:value-type="float" office:value="1118105">
            <text:p>1118105</text:p>
          </table:table-cell>
          <table:table-cell table:formula="of:=INDEX([.$A$2:.$D$100000];(ROW()-1)*6-1;4)" office:value-type="float" office:value="17.9">
            <text:p>17,9</text:p>
          </table:table-cell>
          <table:table-cell table:formula="of:=INDEX([.$A$2:.$D$100000];(ROW()-1)*6-2;4)" office:value-type="float" office:value="10.34">
            <text:p>10,34</text:p>
          </table:table-cell>
          <table:table-cell table:formula="of:=INDEX([.$A$2:.$D$100000];(ROW()-1)*6-1;3)" office:value-type="float" office:value="1303.75">
            <text:p>1303,75</text:p>
          </table:table-cell>
          <table:table-cell table:formula="of:=INDEX([.$A$2:.$D$100000];(ROW()-1)*6-2;3)" office:value-type="float" office:value="6009.72">
            <text:p>6009,72</text:p>
          </table:table-cell>
          <table:table-cell table:formula="of:=INDEX([.$A$2:.$D$100000];(ROW()-1)*6-1;2)" office:value-type="float" office:value="1900932.5">
            <text:p>1900932,5</text:p>
          </table:table-cell>
          <table:table-cell table:formula="of:=INDEX([.$A$2:.$D$100000];(ROW()-1)*6-2;2)" office:value-type="float" office:value="5797609">
            <text:p>5797609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94655.25">
            <text:p>594655,25</text:p>
          </table:table-cell>
          <table:table-cell office:value-type="float" office:value="371.48">
            <text:p>371,48</text:p>
          </table:table-cell>
          <table:table-cell office:value-type="float" office:value="23.16">
            <text:p>23,1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5">
            <text:p>175</text:p>
          </table:table-cell>
          <table:table-cell table:formula="of:=INDEX([.$A$2:.$D$100000];(ROW()-1)*6;1)" office:value-type="float" office:value="1113369">
            <text:p>1113369</text:p>
          </table:table-cell>
          <table:table-cell table:formula="of:=INDEX([.$A$2:.$D$100000];(ROW()-1)*6-1;4)" office:value-type="float" office:value="18.39">
            <text:p>18,39</text:p>
          </table:table-cell>
          <table:table-cell table:formula="of:=INDEX([.$A$2:.$D$100000];(ROW()-1)*6-2;4)" office:value-type="float" office:value="13.97">
            <text:p>13,97</text:p>
          </table:table-cell>
          <table:table-cell table:formula="of:=INDEX([.$A$2:.$D$100000];(ROW()-1)*6-1;3)" office:value-type="float" office:value="1117.19">
            <text:p>1117,19</text:p>
          </table:table-cell>
          <table:table-cell table:formula="of:=INDEX([.$A$2:.$D$100000];(ROW()-1)*6-2;3)" office:value-type="float" office:value="2604.96">
            <text:p>2604,96</text:p>
          </table:table-cell>
          <table:table-cell table:formula="of:=INDEX([.$A$2:.$D$100000];(ROW()-1)*6-1;2)" office:value-type="float" office:value="1741394.5">
            <text:p>1741394,5</text:p>
          </table:table-cell>
          <table:table-cell table:formula="of:=INDEX([.$A$2:.$D$100000];(ROW()-1)*6-2;2)" office:value-type="float" office:value="3185348">
            <text:p>3185348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3211799">
            <text:p>321179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6">
            <text:p>176</text:p>
          </table:table-cell>
          <table:table-cell table:formula="of:=INDEX([.$A$2:.$D$100000];(ROW()-1)*6;1)" office:value-type="float" office:value="1109766">
            <text:p>1109766</text:p>
          </table:table-cell>
          <table:table-cell table:formula="of:=INDEX([.$A$2:.$D$100000];(ROW()-1)*6-1;4)" office:value-type="float" office:value="18.18">
            <text:p>18,18</text:p>
          </table:table-cell>
          <table:table-cell table:formula="of:=INDEX([.$A$2:.$D$100000];(ROW()-1)*6-2;4)" office:value-type="float" office:value="12.43">
            <text:p>12,43</text:p>
          </table:table-cell>
          <table:table-cell table:formula="of:=INDEX([.$A$2:.$D$100000];(ROW()-1)*6-1;3)" office:value-type="float" office:value="1171.97">
            <text:p>1171,97</text:p>
          </table:table-cell>
          <table:table-cell table:formula="of:=INDEX([.$A$2:.$D$100000];(ROW()-1)*6-2;3)" office:value-type="float" office:value="3711.99">
            <text:p>3711,99</text:p>
          </table:table-cell>
          <table:table-cell table:formula="of:=INDEX([.$A$2:.$D$100000];(ROW()-1)*6-1;2)" office:value-type="float" office:value="1779921.13">
            <text:p>1779921,13</text:p>
          </table:table-cell>
          <table:table-cell table:formula="of:=INDEX([.$A$2:.$D$100000];(ROW()-1)*6-2;2)" office:value-type="float" office:value="3778717">
            <text:p>3778717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3.438">
            <text:p>3,43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7">
            <text:p>177</text:p>
          </table:table-cell>
          <table:table-cell table:formula="of:=INDEX([.$A$2:.$D$100000];(ROW()-1)*6;1)" office:value-type="float" office:value="1106658">
            <text:p>1106658</text:p>
          </table:table-cell>
          <table:table-cell table:formula="of:=INDEX([.$A$2:.$D$100000];(ROW()-1)*6-1;4)" office:value-type="float" office:value="18.08">
            <text:p>18,08</text:p>
          </table:table-cell>
          <table:table-cell table:formula="of:=INDEX([.$A$2:.$D$100000];(ROW()-1)*6-2;4)" office:value-type="float" office:value="11.74">
            <text:p>11,74</text:p>
          </table:table-cell>
          <table:table-cell table:formula="of:=INDEX([.$A$2:.$D$100000];(ROW()-1)*6-1;3)" office:value-type="float" office:value="1220.97">
            <text:p>1220,97</text:p>
          </table:table-cell>
          <table:table-cell table:formula="of:=INDEX([.$A$2:.$D$100000];(ROW()-1)*6-2;3)" office:value-type="float" office:value="4357.06">
            <text:p>4357,06</text:p>
          </table:table-cell>
          <table:table-cell table:formula="of:=INDEX([.$A$2:.$D$100000];(ROW()-1)*6-1;2)" office:value-type="float" office:value="1836784.13">
            <text:p>1836784,13</text:p>
          </table:table-cell>
          <table:table-cell table:formula="of:=INDEX([.$A$2:.$D$100000];(ROW()-1)*6-2;2)" office:value-type="float" office:value="4362982">
            <text:p>4362982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8">
            <text:p>178</text:p>
          </table:table-cell>
          <table:table-cell table:formula="of:=INDEX([.$A$2:.$D$100000];(ROW()-1)*6;1)" office:value-type="float" office:value="1102535">
            <text:p>1102535</text:p>
          </table:table-cell>
          <table:table-cell table:formula="of:=INDEX([.$A$2:.$D$100000];(ROW()-1)*6-1;4)" office:value-type="float" office:value="17.89">
            <text:p>17,89</text:p>
          </table:table-cell>
          <table:table-cell table:formula="of:=INDEX([.$A$2:.$D$100000];(ROW()-1)*6-2;4)" office:value-type="float" office:value="10.21">
            <text:p>10,21</text:p>
          </table:table-cell>
          <table:table-cell table:formula="of:=INDEX([.$A$2:.$D$100000];(ROW()-1)*6-1;3)" office:value-type="float" office:value="1335.09">
            <text:p>1335,09</text:p>
          </table:table-cell>
          <table:table-cell table:formula="of:=INDEX([.$A$2:.$D$100000];(ROW()-1)*6-2;3)" office:value-type="float" office:value="6198.15">
            <text:p>6198,15</text:p>
          </table:table-cell>
          <table:table-cell table:formula="of:=INDEX([.$A$2:.$D$100000];(ROW()-1)*6-1;2)" office:value-type="float" office:value="1932905.5">
            <text:p>1932905,5</text:p>
          </table:table-cell>
          <table:table-cell table:formula="of:=INDEX([.$A$2:.$D$100000];(ROW()-1)*6-2;2)" office:value-type="float" office:value="5968628">
            <text:p>5968628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781">
            <text:p>1,7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9">
            <text:p>179</text:p>
          </table:table-cell>
          <table:table-cell table:formula="of:=INDEX([.$A$2:.$D$100000];(ROW()-1)*6;1)" office:value-type="float" office:value="1098139">
            <text:p>1098139</text:p>
          </table:table-cell>
          <table:table-cell table:formula="of:=INDEX([.$A$2:.$D$100000];(ROW()-1)*6-1;4)" office:value-type="float" office:value="18.28">
            <text:p>18,28</text:p>
          </table:table-cell>
          <table:table-cell table:formula="of:=INDEX([.$A$2:.$D$100000];(ROW()-1)*6-2;4)" office:value-type="float" office:value="13.69">
            <text:p>13,69</text:p>
          </table:table-cell>
          <table:table-cell table:formula="of:=INDEX([.$A$2:.$D$100000];(ROW()-1)*6-1;3)" office:value-type="float" office:value="1135.74">
            <text:p>1135,74</text:p>
          </table:table-cell>
          <table:table-cell table:formula="of:=INDEX([.$A$2:.$D$100000];(ROW()-1)*6-2;3)" office:value-type="float" office:value="2779.32">
            <text:p>2779,32</text:p>
          </table:table-cell>
          <table:table-cell table:formula="of:=INDEX([.$A$2:.$D$100000];(ROW()-1)*6-1;2)" office:value-type="float" office:value="1766454.38">
            <text:p>1766454,38</text:p>
          </table:table-cell>
          <table:table-cell table:formula="of:=INDEX([.$A$2:.$D$100000];(ROW()-1)*6-2;2)" office:value-type="float" office:value="3229068">
            <text:p>3229068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484">
            <text:p>1,484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53465">
            <text:p>1153465</text:p>
          </table:table-cell>
          <table:table-cell office:value-type="float" office:value="1037.11">
            <text:p>1037,11</text:p>
          </table:table-cell>
          <table:table-cell office:value-type="float" office:value="17.97">
            <text:p>17,9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0">
            <text:p>180</text:p>
          </table:table-cell>
          <table:table-cell table:formula="of:=INDEX([.$A$2:.$D$100000];(ROW()-1)*6;1)" office:value-type="float" office:value="1093713">
            <text:p>1093713</text:p>
          </table:table-cell>
          <table:table-cell table:formula="of:=INDEX([.$A$2:.$D$100000];(ROW()-1)*6-1;4)" office:value-type="float" office:value="18.2">
            <text:p>18,2</text:p>
          </table:table-cell>
          <table:table-cell table:formula="of:=INDEX([.$A$2:.$D$100000];(ROW()-1)*6-2;4)" office:value-type="float" office:value="12.39">
            <text:p>12,39</text:p>
          </table:table-cell>
          <table:table-cell table:formula="of:=INDEX([.$A$2:.$D$100000];(ROW()-1)*6-1;3)" office:value-type="float" office:value="1190.06">
            <text:p>1190,06</text:p>
          </table:table-cell>
          <table:table-cell table:formula="of:=INDEX([.$A$2:.$D$100000];(ROW()-1)*6-2;3)" office:value-type="float" office:value="3754.7">
            <text:p>3754,7</text:p>
          </table:table-cell>
          <table:table-cell table:formula="of:=INDEX([.$A$2:.$D$100000];(ROW()-1)*6-1;2)" office:value-type="float" office:value="1817014.25">
            <text:p>1817014,25</text:p>
          </table:table-cell>
          <table:table-cell table:formula="of:=INDEX([.$A$2:.$D$100000];(ROW()-1)*6-2;2)" office:value-type="float" office:value="3838144">
            <text:p>3838144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84065.31">
            <text:p>584065,31</text:p>
          </table:table-cell>
          <table:table-cell office:value-type="float" office:value="366.1">
            <text:p>366,1</text:p>
          </table:table-cell>
          <table:table-cell office:value-type="float" office:value="23.22">
            <text:p>23,2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1">
            <text:p>181</text:p>
          </table:table-cell>
          <table:table-cell table:formula="of:=INDEX([.$A$2:.$D$100000];(ROW()-1)*6;1)" office:value-type="float" office:value="1088894">
            <text:p>1088894</text:p>
          </table:table-cell>
          <table:table-cell table:formula="of:=INDEX([.$A$2:.$D$100000];(ROW()-1)*6-1;4)" office:value-type="float" office:value="17.88">
            <text:p>17,88</text:p>
          </table:table-cell>
          <table:table-cell table:formula="of:=INDEX([.$A$2:.$D$100000];(ROW()-1)*6-2;4)" office:value-type="float" office:value="10.72">
            <text:p>10,72</text:p>
          </table:table-cell>
          <table:table-cell table:formula="of:=INDEX([.$A$2:.$D$100000];(ROW()-1)*6-1;3)" office:value-type="float" office:value="1298.72">
            <text:p>1298,72</text:p>
          </table:table-cell>
          <table:table-cell table:formula="of:=INDEX([.$A$2:.$D$100000];(ROW()-1)*6-2;3)" office:value-type="float" office:value="5507.87">
            <text:p>5507,87</text:p>
          </table:table-cell>
          <table:table-cell table:formula="of:=INDEX([.$A$2:.$D$100000];(ROW()-1)*6-1;2)" office:value-type="float" office:value="1909790.25">
            <text:p>1909790,25</text:p>
          </table:table-cell>
          <table:table-cell table:formula="of:=INDEX([.$A$2:.$D$100000];(ROW()-1)*6-2;2)" office:value-type="float" office:value="5388170">
            <text:p>5388170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236857">
            <text:p>323685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2">
            <text:p>182</text:p>
          </table:table-cell>
          <table:table-cell table:formula="of:=INDEX([.$A$2:.$D$100000];(ROW()-1)*6;1)" office:value-type="float" office:value="1086001">
            <text:p>1086001</text:p>
          </table:table-cell>
          <table:table-cell table:formula="of:=INDEX([.$A$2:.$D$100000];(ROW()-1)*6-1;4)" office:value-type="float" office:value="18.05">
            <text:p>18,05</text:p>
          </table:table-cell>
          <table:table-cell table:formula="of:=INDEX([.$A$2:.$D$100000];(ROW()-1)*6-2;4)" office:value-type="float" office:value="11.69">
            <text:p>11,69</text:p>
          </table:table-cell>
          <table:table-cell table:formula="of:=INDEX([.$A$2:.$D$100000];(ROW()-1)*6-1;3)" office:value-type="float" office:value="1237.98">
            <text:p>1237,98</text:p>
          </table:table-cell>
          <table:table-cell table:formula="of:=INDEX([.$A$2:.$D$100000];(ROW()-1)*6-2;3)" office:value-type="float" office:value="4401.7">
            <text:p>4401,7</text:p>
          </table:table-cell>
          <table:table-cell table:formula="of:=INDEX([.$A$2:.$D$100000];(ROW()-1)*6-1;2)" office:value-type="float" office:value="1852422.88">
            <text:p>1852422,88</text:p>
          </table:table-cell>
          <table:table-cell table:formula="of:=INDEX([.$A$2:.$D$100000];(ROW()-1)*6-2;2)" office:value-type="float" office:value="4415064">
            <text:p>4415064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3.375">
            <text:p>3,3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3">
            <text:p>183</text:p>
          </table:table-cell>
          <table:table-cell table:formula="of:=INDEX([.$A$2:.$D$100000];(ROW()-1)*6;1)" office:value-type="float" office:value="1083276">
            <text:p>1083276</text:p>
          </table:table-cell>
          <table:table-cell table:formula="of:=INDEX([.$A$2:.$D$100000];(ROW()-1)*6-1;4)" office:value-type="float" office:value="18.18">
            <text:p>18,18</text:p>
          </table:table-cell>
          <table:table-cell table:formula="of:=INDEX([.$A$2:.$D$100000];(ROW()-1)*6-2;4)" office:value-type="float" office:value="13.68">
            <text:p>13,68</text:p>
          </table:table-cell>
          <table:table-cell table:formula="of:=INDEX([.$A$2:.$D$100000];(ROW()-1)*6-1;3)" office:value-type="float" office:value="1150.29">
            <text:p>1150,29</text:p>
          </table:table-cell>
          <table:table-cell table:formula="of:=INDEX([.$A$2:.$D$100000];(ROW()-1)*6-2;3)" office:value-type="float" office:value="2785.12">
            <text:p>2785,12</text:p>
          </table:table-cell>
          <table:table-cell table:formula="of:=INDEX([.$A$2:.$D$100000];(ROW()-1)*6-1;2)" office:value-type="float" office:value="1784240.63">
            <text:p>1784240,63</text:p>
          </table:table-cell>
          <table:table-cell table:formula="of:=INDEX([.$A$2:.$D$100000];(ROW()-1)*6-2;2)" office:value-type="float" office:value="3270579">
            <text:p>3270579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4">
            <text:p>184</text:p>
          </table:table-cell>
          <table:table-cell table:formula="of:=INDEX([.$A$2:.$D$100000];(ROW()-1)*6;1)" office:value-type="float" office:value="1078156">
            <text:p>1078156</text:p>
          </table:table-cell>
          <table:table-cell table:formula="of:=INDEX([.$A$2:.$D$100000];(ROW()-1)*6-1;4)" office:value-type="float" office:value="18.08">
            <text:p>18,08</text:p>
          </table:table-cell>
          <table:table-cell table:formula="of:=INDEX([.$A$2:.$D$100000];(ROW()-1)*6-2;4)" office:value-type="float" office:value="12.37">
            <text:p>12,37</text:p>
          </table:table-cell>
          <table:table-cell table:formula="of:=INDEX([.$A$2:.$D$100000];(ROW()-1)*6-1;3)" office:value-type="float" office:value="1205.01">
            <text:p>1205,01</text:p>
          </table:table-cell>
          <table:table-cell table:formula="of:=INDEX([.$A$2:.$D$100000];(ROW()-1)*6-2;3)" office:value-type="float" office:value="3763.82">
            <text:p>3763,82</text:p>
          </table:table-cell>
          <table:table-cell table:formula="of:=INDEX([.$A$2:.$D$100000];(ROW()-1)*6-1;2)" office:value-type="float" office:value="1832594.13">
            <text:p>1832594,13</text:p>
          </table:table-cell>
          <table:table-cell table:formula="of:=INDEX([.$A$2:.$D$100000];(ROW()-1)*6-2;2)" office:value-type="float" office:value="3867454">
            <text:p>3867454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float" office:value="1.937">
            <text:p>1,9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5">
            <text:p>185</text:p>
          </table:table-cell>
          <table:table-cell table:formula="of:=INDEX([.$A$2:.$D$100000];(ROW()-1)*6;1)" office:value-type="float" office:value="1076089">
            <text:p>1076089</text:p>
          </table:table-cell>
          <table:table-cell table:formula="of:=INDEX([.$A$2:.$D$100000];(ROW()-1)*6-1;4)" office:value-type="float" office:value="17.89">
            <text:p>17,89</text:p>
          </table:table-cell>
          <table:table-cell table:formula="of:=INDEX([.$A$2:.$D$100000];(ROW()-1)*6-2;4)" office:value-type="float" office:value="10.71">
            <text:p>10,71</text:p>
          </table:table-cell>
          <table:table-cell table:formula="of:=INDEX([.$A$2:.$D$100000];(ROW()-1)*6-1;3)" office:value-type="float" office:value="1313.82">
            <text:p>1313,82</text:p>
          </table:table-cell>
          <table:table-cell table:formula="of:=INDEX([.$A$2:.$D$100000];(ROW()-1)*6-2;3)" office:value-type="float" office:value="5527.94">
            <text:p>5527,94</text:p>
          </table:table-cell>
          <table:table-cell table:formula="of:=INDEX([.$A$2:.$D$100000];(ROW()-1)*6-1;2)" office:value-type="float" office:value="1924543.25">
            <text:p>1924543,25</text:p>
          </table:table-cell>
          <table:table-cell table:formula="of:=INDEX([.$A$2:.$D$100000];(ROW()-1)*6-2;2)" office:value-type="float" office:value="5390719">
            <text:p>5390719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44587">
            <text:p>1144587</text:p>
          </table:table-cell>
          <table:table-cell office:value-type="float" office:value="1036.22">
            <text:p>1036,22</text:p>
          </table:table-cell>
          <table:table-cell office:value-type="float" office:value="17.98">
            <text:p>17,9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6">
            <text:p>186</text:p>
          </table:table-cell>
          <table:table-cell table:formula="of:=INDEX([.$A$2:.$D$100000];(ROW()-1)*6;1)" office:value-type="float" office:value="1074635">
            <text:p>1074635</text:p>
          </table:table-cell>
          <table:table-cell table:formula="of:=INDEX([.$A$2:.$D$100000];(ROW()-1)*6-1;4)" office:value-type="float" office:value="17.73">
            <text:p>17,73</text:p>
          </table:table-cell>
          <table:table-cell table:formula="of:=INDEX([.$A$2:.$D$100000];(ROW()-1)*6-2;4)" office:value-type="float" office:value="10.12">
            <text:p>10,12</text:p>
          </table:table-cell>
          <table:table-cell table:formula="of:=INDEX([.$A$2:.$D$100000];(ROW()-1)*6-1;3)" office:value-type="float" office:value="1362.79">
            <text:p>1362,79</text:p>
          </table:table-cell>
          <table:table-cell table:formula="of:=INDEX([.$A$2:.$D$100000];(ROW()-1)*6-2;3)" office:value-type="float" office:value="6326.51">
            <text:p>6326,51</text:p>
          </table:table-cell>
          <table:table-cell table:formula="of:=INDEX([.$A$2:.$D$100000];(ROW()-1)*6-1;2)" office:value-type="float" office:value="1980021.88">
            <text:p>1980021,88</text:p>
          </table:table-cell>
          <table:table-cell table:formula="of:=INDEX([.$A$2:.$D$100000];(ROW()-1)*6-2;2)" office:value-type="float" office:value="6100497">
            <text:p>6100497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79949.69">
            <text:p>579949,69</text:p>
          </table:table-cell>
          <table:table-cell office:value-type="float" office:value="363.12">
            <text:p>363,12</text:p>
          </table:table-cell>
          <table:table-cell office:value-type="float" office:value="23.27">
            <text:p>23,2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7">
            <text:p>187</text:p>
          </table:table-cell>
          <table:table-cell table:formula="of:=INDEX([.$A$2:.$D$100000];(ROW()-1)*6;1)" office:value-type="float" office:value="1069897">
            <text:p>1069897</text:p>
          </table:table-cell>
          <table:table-cell table:formula="of:=INDEX([.$A$2:.$D$100000];(ROW()-1)*6-1;4)" office:value-type="float" office:value="18.24">
            <text:p>18,24</text:p>
          </table:table-cell>
          <table:table-cell table:formula="of:=INDEX([.$A$2:.$D$100000];(ROW()-1)*6-2;4)" office:value-type="float" office:value="13.88">
            <text:p>13,88</text:p>
          </table:table-cell>
          <table:table-cell table:formula="of:=INDEX([.$A$2:.$D$100000];(ROW()-1)*6-1;3)" office:value-type="float" office:value="1153.66">
            <text:p>1153,66</text:p>
          </table:table-cell>
          <table:table-cell table:formula="of:=INDEX([.$A$2:.$D$100000];(ROW()-1)*6-2;3)" office:value-type="float" office:value="2660.46">
            <text:p>2660,46</text:p>
          </table:table-cell>
          <table:table-cell table:formula="of:=INDEX([.$A$2:.$D$100000];(ROW()-1)*6-1;2)" office:value-type="float" office:value="1811229">
            <text:p>1811229</text:p>
          </table:table-cell>
          <table:table-cell table:formula="of:=INDEX([.$A$2:.$D$100000];(ROW()-1)*6-2;2)" office:value-type="float" office:value="3260218">
            <text:p>3260218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3253063">
            <text:p>32530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8">
            <text:p>188</text:p>
          </table:table-cell>
          <table:table-cell table:formula="of:=INDEX([.$A$2:.$D$100000];(ROW()-1)*6;1)" office:value-type="float" office:value="1066519">
            <text:p>1066519</text:p>
          </table:table-cell>
          <table:table-cell table:formula="of:=INDEX([.$A$2:.$D$100000];(ROW()-1)*6-1;4)" office:value-type="float" office:value="18.03">
            <text:p>18,03</text:p>
          </table:table-cell>
          <table:table-cell table:formula="of:=INDEX([.$A$2:.$D$100000];(ROW()-1)*6-2;4)" office:value-type="float" office:value="12.42">
            <text:p>12,42</text:p>
          </table:table-cell>
          <table:table-cell table:formula="of:=INDEX([.$A$2:.$D$100000];(ROW()-1)*6-1;3)" office:value-type="float" office:value="1209.73">
            <text:p>1209,73</text:p>
          </table:table-cell>
          <table:table-cell table:formula="of:=INDEX([.$A$2:.$D$100000];(ROW()-1)*6-2;3)" office:value-type="float" office:value="3724.17">
            <text:p>3724,17</text:p>
          </table:table-cell>
          <table:table-cell table:formula="of:=INDEX([.$A$2:.$D$100000];(ROW()-1)*6-1;2)" office:value-type="float" office:value="1849320.63">
            <text:p>1849320,63</text:p>
          </table:table-cell>
          <table:table-cell table:formula="of:=INDEX([.$A$2:.$D$100000];(ROW()-1)*6-2;2)" office:value-type="float" office:value="3814399">
            <text:p>3814399</text:p>
          </table:table-cell>
          <table:table-cell table:formula="of:=INDEX([.$A$2:.$D$100000];(ROW()-1)*6-5;1)" office:value-type="float" office:value="2.406">
            <text:p>2,406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3.641">
            <text:p>3,6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9">
            <text:p>189</text:p>
          </table:table-cell>
          <table:table-cell table:formula="of:=INDEX([.$A$2:.$D$100000];(ROW()-1)*6;1)" office:value-type="float" office:value="1062969">
            <text:p>1062969</text:p>
          </table:table-cell>
          <table:table-cell table:formula="of:=INDEX([.$A$2:.$D$100000];(ROW()-1)*6-1;4)" office:value-type="float" office:value="17.97">
            <text:p>17,97</text:p>
          </table:table-cell>
          <table:table-cell table:formula="of:=INDEX([.$A$2:.$D$100000];(ROW()-1)*6-2;4)" office:value-type="float" office:value="11.77">
            <text:p>11,77</text:p>
          </table:table-cell>
          <table:table-cell table:formula="of:=INDEX([.$A$2:.$D$100000];(ROW()-1)*6-1;3)" office:value-type="float" office:value="1246.54">
            <text:p>1246,54</text:p>
          </table:table-cell>
          <table:table-cell table:formula="of:=INDEX([.$A$2:.$D$100000];(ROW()-1)*6-2;3)" office:value-type="float" office:value="4330.65">
            <text:p>4330,65</text:p>
          </table:table-cell>
          <table:table-cell table:formula="of:=INDEX([.$A$2:.$D$100000];(ROW()-1)*6-1;2)" office:value-type="float" office:value="1891951.88">
            <text:p>1891951,88</text:p>
          </table:table-cell>
          <table:table-cell table:formula="of:=INDEX([.$A$2:.$D$100000];(ROW()-1)*6-2;2)" office:value-type="float" office:value="4366408">
            <text:p>4366408</text:p>
          </table:table-cell>
          <table:table-cell table:formula="of:=INDEX([.$A$2:.$D$100000];(ROW()-1)*6-5;1)" office:value-type="float" office:value="2.438">
            <text:p>2,438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0">
            <text:p>190</text:p>
          </table:table-cell>
          <table:table-cell table:formula="of:=INDEX([.$A$2:.$D$100000];(ROW()-1)*6;1)" office:value-type="float" office:value="1059758">
            <text:p>1059758</text:p>
          </table:table-cell>
          <table:table-cell table:formula="of:=INDEX([.$A$2:.$D$100000];(ROW()-1)*6-1;4)" office:value-type="float" office:value="17.78">
            <text:p>17,78</text:p>
          </table:table-cell>
          <table:table-cell table:formula="of:=INDEX([.$A$2:.$D$100000];(ROW()-1)*6-2;4)" office:value-type="float" office:value="10.3">
            <text:p>10,3</text:p>
          </table:table-cell>
          <table:table-cell table:formula="of:=INDEX([.$A$2:.$D$100000];(ROW()-1)*6-1;3)" office:value-type="float" office:value="1355.05">
            <text:p>1355,05</text:p>
          </table:table-cell>
          <table:table-cell table:formula="of:=INDEX([.$A$2:.$D$100000];(ROW()-1)*6-2;3)" office:value-type="float" office:value="6061.86">
            <text:p>6061,86</text:p>
          </table:table-cell>
          <table:table-cell table:formula="of:=INDEX([.$A$2:.$D$100000];(ROW()-1)*6-1;2)" office:value-type="float" office:value="1975547.25">
            <text:p>1975547,25</text:p>
          </table:table-cell>
          <table:table-cell table:formula="of:=INDEX([.$A$2:.$D$100000];(ROW()-1)*6-2;2)" office:value-type="float" office:value="5865811">
            <text:p>5865811</text:p>
          </table:table-cell>
          <table:table-cell table:formula="of:=INDEX([.$A$2:.$D$100000];(ROW()-1)*6-5;1)" office:value-type="float" office:value="2.484">
            <text:p>2,48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438">
            <text:p>1,43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1">
            <text:p>191</text:p>
          </table:table-cell>
          <table:table-cell table:formula="of:=INDEX([.$A$2:.$D$100000];(ROW()-1)*6;1)" office:value-type="float" office:value="1056153">
            <text:p>1056153</text:p>
          </table:table-cell>
          <table:table-cell table:formula="of:=INDEX([.$A$2:.$D$100000];(ROW()-1)*6-1;4)" office:value-type="float" office:value="18.15">
            <text:p>18,15</text:p>
          </table:table-cell>
          <table:table-cell table:formula="of:=INDEX([.$A$2:.$D$100000];(ROW()-1)*6-2;4)" office:value-type="float" office:value="13.91">
            <text:p>13,91</text:p>
          </table:table-cell>
          <table:table-cell table:formula="of:=INDEX([.$A$2:.$D$100000];(ROW()-1)*6-1;3)" office:value-type="float" office:value="1154.34">
            <text:p>1154,34</text:p>
          </table:table-cell>
          <table:table-cell table:formula="of:=INDEX([.$A$2:.$D$100000];(ROW()-1)*6-2;3)" office:value-type="float" office:value="2640.29">
            <text:p>2640,29</text:p>
          </table:table-cell>
          <table:table-cell table:formula="of:=INDEX([.$A$2:.$D$100000];(ROW()-1)*6-1;2)" office:value-type="float" office:value="1799153.63">
            <text:p>1799153,63</text:p>
          </table:table-cell>
          <table:table-cell table:formula="of:=INDEX([.$A$2:.$D$100000];(ROW()-1)*6-2;2)" office:value-type="float" office:value="3252878">
            <text:p>3252878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44090">
            <text:p>1144090</text:p>
          </table:table-cell>
          <table:table-cell office:value-type="float" office:value="1033.67">
            <text:p>1033,67</text:p>
          </table:table-cell>
          <table:table-cell office:value-type="float" office:value="17.99">
            <text:p>17,9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2">
            <text:p>192</text:p>
          </table:table-cell>
          <table:table-cell table:formula="of:=INDEX([.$A$2:.$D$100000];(ROW()-1)*6;1)" office:value-type="float" office:value="1053074">
            <text:p>1053074</text:p>
          </table:table-cell>
          <table:table-cell table:formula="of:=INDEX([.$A$2:.$D$100000];(ROW()-1)*6-1;4)" office:value-type="float" office:value="18.16">
            <text:p>18,16</text:p>
          </table:table-cell>
          <table:table-cell table:formula="of:=INDEX([.$A$2:.$D$100000];(ROW()-1)*6-2;4)" office:value-type="float" office:value="13.21">
            <text:p>13,21</text:p>
          </table:table-cell>
          <table:table-cell table:formula="of:=INDEX([.$A$2:.$D$100000];(ROW()-1)*6-1;3)" office:value-type="float" office:value="1185.77">
            <text:p>1185,77</text:p>
          </table:table-cell>
          <table:table-cell table:formula="of:=INDEX([.$A$2:.$D$100000];(ROW()-1)*6-2;3)" office:value-type="float" office:value="3104.49">
            <text:p>3104,49</text:p>
          </table:table-cell>
          <table:table-cell table:formula="of:=INDEX([.$A$2:.$D$100000];(ROW()-1)*6-1;2)" office:value-type="float" office:value="1778162.25">
            <text:p>1778162,25</text:p>
          </table:table-cell>
          <table:table-cell table:formula="of:=INDEX([.$A$2:.$D$100000];(ROW()-1)*6-2;2)" office:value-type="float" office:value="3340090">
            <text:p>3340090</text:p>
          </table:table-cell>
          <table:table-cell table:formula="of:=INDEX([.$A$2:.$D$100000];(ROW()-1)*6-5;1)" office:value-type="float" office:value="2.39">
            <text:p>2,39</text:p>
          </table:table-cell>
          <table:table-cell table:formula="of:=INDEX([.$A$2:.$D$100000];(ROW()-1)*6-3;1)" office:value-type="float" office:value="1.485">
            <text:p>1,48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78034.63">
            <text:p>578034,63</text:p>
          </table:table-cell>
          <table:table-cell office:value-type="float" office:value="361.68">
            <text:p>361,68</text:p>
          </table:table-cell>
          <table:table-cell office:value-type="float" office:value="23.29">
            <text:p>23,2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3">
            <text:p>193</text:p>
          </table:table-cell>
          <table:table-cell table:formula="of:=INDEX([.$A$2:.$D$100000];(ROW()-1)*6;1)" office:value-type="float" office:value="1046741">
            <text:p>1046741</text:p>
          </table:table-cell>
          <table:table-cell table:formula="of:=INDEX([.$A$2:.$D$100000];(ROW()-1)*6-1;4)" office:value-type="float" office:value="17.95">
            <text:p>17,95</text:p>
          </table:table-cell>
          <table:table-cell table:formula="of:=INDEX([.$A$2:.$D$100000];(ROW()-1)*6-2;4)" office:value-type="float" office:value="12.13">
            <text:p>12,13</text:p>
          </table:table-cell>
          <table:table-cell table:formula="of:=INDEX([.$A$2:.$D$100000];(ROW()-1)*6-1;3)" office:value-type="float" office:value="1237.72">
            <text:p>1237,72</text:p>
          </table:table-cell>
          <table:table-cell table:formula="of:=INDEX([.$A$2:.$D$100000];(ROW()-1)*6-2;3)" office:value-type="float" office:value="3981">
            <text:p>3981</text:p>
          </table:table-cell>
          <table:table-cell table:formula="of:=INDEX([.$A$2:.$D$100000];(ROW()-1)*6-1;2)" office:value-type="float" office:value="1882156.5">
            <text:p>1882156,5</text:p>
          </table:table-cell>
          <table:table-cell table:formula="of:=INDEX([.$A$2:.$D$100000];(ROW()-1)*6-2;2)" office:value-type="float" office:value="4070550">
            <text:p>4070550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3259613">
            <text:p>325961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4">
            <text:p>194</text:p>
          </table:table-cell>
          <table:table-cell table:formula="of:=INDEX([.$A$2:.$D$100000];(ROW()-1)*6;1)" office:value-type="float" office:value="1042855">
            <text:p>1042855</text:p>
          </table:table-cell>
          <table:table-cell table:formula="of:=INDEX([.$A$2:.$D$100000];(ROW()-1)*6-1;4)" office:value-type="float" office:value="17.74">
            <text:p>17,74</text:p>
          </table:table-cell>
          <table:table-cell table:formula="of:=INDEX([.$A$2:.$D$100000];(ROW()-1)*6-2;4)" office:value-type="float" office:value="10.56">
            <text:p>10,56</text:p>
          </table:table-cell>
          <table:table-cell table:formula="of:=INDEX([.$A$2:.$D$100000];(ROW()-1)*6-1;3)" office:value-type="float" office:value="1348.4">
            <text:p>1348,4</text:p>
          </table:table-cell>
          <table:table-cell table:formula="of:=INDEX([.$A$2:.$D$100000];(ROW()-1)*6-2;3)" office:value-type="float" office:value="5718.18">
            <text:p>5718,18</text:p>
          </table:table-cell>
          <table:table-cell table:formula="of:=INDEX([.$A$2:.$D$100000];(ROW()-1)*6-1;2)" office:value-type="float" office:value="1975834.75">
            <text:p>1975834,75</text:p>
          </table:table-cell>
          <table:table-cell table:formula="of:=INDEX([.$A$2:.$D$100000];(ROW()-1)*6-2;2)" office:value-type="float" office:value="5574414">
            <text:p>5574414</text:p>
          </table:table-cell>
          <table:table-cell table:formula="of:=INDEX([.$A$2:.$D$100000];(ROW()-1)*6-5;1)" office:value-type="float" office:value="2.672">
            <text:p>2,672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3.328">
            <text:p>3,32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5">
            <text:p>195</text:p>
          </table:table-cell>
          <table:table-cell table:formula="of:=INDEX([.$A$2:.$D$100000];(ROW()-1)*6;1)" office:value-type="float" office:value="1039232">
            <text:p>1039232</text:p>
          </table:table-cell>
          <table:table-cell table:formula="of:=INDEX([.$A$2:.$D$100000];(ROW()-1)*6-1;4)" office:value-type="float" office:value="17.85">
            <text:p>17,85</text:p>
          </table:table-cell>
          <table:table-cell table:formula="of:=INDEX([.$A$2:.$D$100000];(ROW()-1)*6-2;4)" office:value-type="float" office:value="11.39">
            <text:p>11,39</text:p>
          </table:table-cell>
          <table:table-cell table:formula="of:=INDEX([.$A$2:.$D$100000];(ROW()-1)*6-1;3)" office:value-type="float" office:value="1293.32">
            <text:p>1293,32</text:p>
          </table:table-cell>
          <table:table-cell table:formula="of:=INDEX([.$A$2:.$D$100000];(ROW()-1)*6-2;3)" office:value-type="float" office:value="4720.81">
            <text:p>4720,81</text:p>
          </table:table-cell>
          <table:table-cell table:formula="of:=INDEX([.$A$2:.$D$100000];(ROW()-1)*6-1;2)" office:value-type="float" office:value="1941383">
            <text:p>1941383</text:p>
          </table:table-cell>
          <table:table-cell table:formula="of:=INDEX([.$A$2:.$D$100000];(ROW()-1)*6-2;2)" office:value-type="float" office:value="4715020">
            <text:p>4715020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6">
            <text:p>196</text:p>
          </table:table-cell>
          <table:table-cell table:formula="of:=INDEX([.$A$2:.$D$100000];(ROW()-1)*6;1)" office:value-type="float" office:value="1035817">
            <text:p>1035817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3.78">
            <text:p>13,78</text:p>
          </table:table-cell>
          <table:table-cell table:formula="of:=INDEX([.$A$2:.$D$100000];(ROW()-1)*6-1;3)" office:value-type="float" office:value="1179.93">
            <text:p>1179,93</text:p>
          </table:table-cell>
          <table:table-cell table:formula="of:=INDEX([.$A$2:.$D$100000];(ROW()-1)*6-2;3)" office:value-type="float" office:value="2724.13">
            <text:p>2724,13</text:p>
          </table:table-cell>
          <table:table-cell table:formula="of:=INDEX([.$A$2:.$D$100000];(ROW()-1)*6-1;2)" office:value-type="float" office:value="1843519.5">
            <text:p>1843519,5</text:p>
          </table:table-cell>
          <table:table-cell table:formula="of:=INDEX([.$A$2:.$D$100000];(ROW()-1)*6-2;2)" office:value-type="float" office:value="3338417">
            <text:p>3338417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1.719">
            <text:p>1,7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7">
            <text:p>197</text:p>
          </table:table-cell>
          <table:table-cell table:formula="of:=INDEX([.$A$2:.$D$100000];(ROW()-1)*6;1)" office:value-type="float" office:value="1032952">
            <text:p>1032952</text:p>
          </table:table-cell>
          <table:table-cell table:formula="of:=INDEX([.$A$2:.$D$100000];(ROW()-1)*6-1;4)" office:value-type="float" office:value="17.96">
            <text:p>17,96</text:p>
          </table:table-cell>
          <table:table-cell table:formula="of:=INDEX([.$A$2:.$D$100000];(ROW()-1)*6-2;4)" office:value-type="float" office:value="12.42">
            <text:p>12,42</text:p>
          </table:table-cell>
          <table:table-cell table:formula="of:=INDEX([.$A$2:.$D$100000];(ROW()-1)*6-1;3)" office:value-type="float" office:value="1234.29">
            <text:p>1234,29</text:p>
          </table:table-cell>
          <table:table-cell table:formula="of:=INDEX([.$A$2:.$D$100000];(ROW()-1)*6-2;3)" office:value-type="float" office:value="3721.32">
            <text:p>3721,32</text:p>
          </table:table-cell>
          <table:table-cell table:formula="of:=INDEX([.$A$2:.$D$100000];(ROW()-1)*6-1;2)" office:value-type="float" office:value="1885727.38">
            <text:p>1885727,38</text:p>
          </table:table-cell>
          <table:table-cell table:formula="of:=INDEX([.$A$2:.$D$100000];(ROW()-1)*6-2;2)" office:value-type="float" office:value="3851755">
            <text:p>3851755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44005">
            <text:p>1144005</text:p>
          </table:table-cell>
          <table:table-cell office:value-type="float" office:value="1033.96">
            <text:p>1033,96</text:p>
          </table:table-cell>
          <table:table-cell office:value-type="float" office:value="17.99">
            <text:p>17,9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8">
            <text:p>198</text:p>
          </table:table-cell>
          <table:table-cell table:formula="of:=INDEX([.$A$2:.$D$100000];(ROW()-1)*6;1)" office:value-type="float" office:value="1029979">
            <text:p>1029979</text:p>
          </table:table-cell>
          <table:table-cell table:formula="of:=INDEX([.$A$2:.$D$100000];(ROW()-1)*6-1;4)" office:value-type="float" office:value="17.91">
            <text:p>17,91</text:p>
          </table:table-cell>
          <table:table-cell table:formula="of:=INDEX([.$A$2:.$D$100000];(ROW()-1)*6-2;4)" office:value-type="float" office:value="11.8">
            <text:p>11,8</text:p>
          </table:table-cell>
          <table:table-cell table:formula="of:=INDEX([.$A$2:.$D$100000];(ROW()-1)*6-1;3)" office:value-type="float" office:value="1270.82">
            <text:p>1270,82</text:p>
          </table:table-cell>
          <table:table-cell table:formula="of:=INDEX([.$A$2:.$D$100000];(ROW()-1)*6-2;3)" office:value-type="float" office:value="4293.3">
            <text:p>4293,3</text:p>
          </table:table-cell>
          <table:table-cell table:formula="of:=INDEX([.$A$2:.$D$100000];(ROW()-1)*6-1;2)" office:value-type="float" office:value="1938636.38">
            <text:p>1938636,38</text:p>
          </table:table-cell>
          <table:table-cell table:formula="of:=INDEX([.$A$2:.$D$100000];(ROW()-1)*6-2;2)" office:value-type="float" office:value="4346317">
            <text:p>4346317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77122.81">
            <text:p>577122,81</text:p>
          </table:table-cell>
          <table:table-cell office:value-type="float" office:value="360.92">
            <text:p>360,92</text:p>
          </table:table-cell>
          <table:table-cell office:value-type="float" office:value="23.3">
            <text:p>23,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9">
            <text:p>199</text:p>
          </table:table-cell>
          <table:table-cell table:formula="of:=INDEX([.$A$2:.$D$100000];(ROW()-1)*6;1)" office:value-type="float" office:value="1026957">
            <text:p>1026957</text:p>
          </table:table-cell>
          <table:table-cell table:formula="of:=INDEX([.$A$2:.$D$100000];(ROW()-1)*6-1;4)" office:value-type="float" office:value="17.57">
            <text:p>17,57</text:p>
          </table:table-cell>
          <table:table-cell table:formula="of:=INDEX([.$A$2:.$D$100000];(ROW()-1)*6-2;4)" office:value-type="float" office:value="10.28">
            <text:p>10,28</text:p>
          </table:table-cell>
          <table:table-cell table:formula="of:=INDEX([.$A$2:.$D$100000];(ROW()-1)*6-1;3)" office:value-type="float" office:value="1391.21">
            <text:p>1391,21</text:p>
          </table:table-cell>
          <table:table-cell table:formula="of:=INDEX([.$A$2:.$D$100000];(ROW()-1)*6-2;3)" office:value-type="float" office:value="6102.29">
            <text:p>6102,29</text:p>
          </table:table-cell>
          <table:table-cell table:formula="of:=INDEX([.$A$2:.$D$100000];(ROW()-1)*6-1;2)" office:value-type="float" office:value="2034590.38">
            <text:p>2034590,38</text:p>
          </table:table-cell>
          <table:table-cell table:formula="of:=INDEX([.$A$2:.$D$100000];(ROW()-1)*6-2;2)" office:value-type="float" office:value="5910418">
            <text:p>5910418</text:p>
          </table:table-cell>
          <table:table-cell table:formula="of:=INDEX([.$A$2:.$D$100000];(ROW()-1)*6-5;1)" office:value-type="float" office:value="2.454">
            <text:p>2,454</text:p>
          </table:table-cell>
          <table:table-cell table:formula="of:=INDEX([.$A$2:.$D$100000];(ROW()-1)*6-3;1)" office:value-type="float" office:value="2.578">
            <text:p>2,578</text:p>
          </table:table-cell>
        </table:table-row>
        <table:table-row table:style-name="ro1">
          <table:table-cell office:value-type="float" office:value="3261276">
            <text:p>326127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0">
            <text:p>200</text:p>
          </table:table-cell>
          <table:table-cell table:formula="of:=INDEX([.$A$2:.$D$100000];(ROW()-1)*6;1)" office:value-type="float" office:value="1024138">
            <text:p>1024138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3.79">
            <text:p>13,79</text:p>
          </table:table-cell>
          <table:table-cell table:formula="of:=INDEX([.$A$2:.$D$100000];(ROW()-1)*6-1;3)" office:value-type="float" office:value="1184.77">
            <text:p>1184,77</text:p>
          </table:table-cell>
          <table:table-cell table:formula="of:=INDEX([.$A$2:.$D$100000];(ROW()-1)*6-2;3)" office:value-type="float" office:value="2714.66">
            <text:p>2714,66</text:p>
          </table:table-cell>
          <table:table-cell table:formula="of:=INDEX([.$A$2:.$D$100000];(ROW()-1)*6-1;2)" office:value-type="float" office:value="1841323.88">
            <text:p>1841323,88</text:p>
          </table:table-cell>
          <table:table-cell table:formula="of:=INDEX([.$A$2:.$D$100000];(ROW()-1)*6-2;2)" office:value-type="float" office:value="3333895">
            <text:p>3333895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3.344">
            <text:p>3,3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1">
            <text:p>201</text:p>
          </table:table-cell>
          <table:table-cell table:formula="of:=INDEX([.$A$2:.$D$100000];(ROW()-1)*6;1)" office:value-type="float" office:value="1021142">
            <text:p>1021142</text:p>
          </table:table-cell>
          <table:table-cell table:formula="of:=INDEX([.$A$2:.$D$100000];(ROW()-1)*6-1;4)" office:value-type="float" office:value="18.04">
            <text:p>18,04</text:p>
          </table:table-cell>
          <table:table-cell table:formula="of:=INDEX([.$A$2:.$D$100000];(ROW()-1)*6-2;4)" office:value-type="float" office:value="13.38">
            <text:p>13,38</text:p>
          </table:table-cell>
          <table:table-cell table:formula="of:=INDEX([.$A$2:.$D$100000];(ROW()-1)*6-1;3)" office:value-type="float" office:value="1213.3">
            <text:p>1213,3</text:p>
          </table:table-cell>
          <table:table-cell table:formula="of:=INDEX([.$A$2:.$D$100000];(ROW()-1)*6-2;3)" office:value-type="float" office:value="2983.71">
            <text:p>2983,71</text:p>
          </table:table-cell>
          <table:table-cell table:formula="of:=INDEX([.$A$2:.$D$100000];(ROW()-1)*6-1;2)" office:value-type="float" office:value="1892301.25">
            <text:p>1892301,25</text:p>
          </table:table-cell>
          <table:table-cell table:formula="of:=INDEX([.$A$2:.$D$100000];(ROW()-1)*6-2;2)" office:value-type="float" office:value="3414791">
            <text:p>3414791</text:p>
          </table:table-cell>
          <table:table-cell table:formula="of:=INDEX([.$A$2:.$D$100000];(ROW()-1)*6-5;1)" office:value-type="float" office:value="3.375">
            <text:p>3,375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2">
            <text:p>202</text:p>
          </table:table-cell>
          <table:table-cell table:formula="of:=INDEX([.$A$2:.$D$100000];(ROW()-1)*6;1)" office:value-type="float" office:value="1016888">
            <text:p>1016888</text:p>
          </table:table-cell>
          <table:table-cell table:formula="of:=INDEX([.$A$2:.$D$100000];(ROW()-1)*6-1;4)" office:value-type="float" office:value="17.85">
            <text:p>17,85</text:p>
          </table:table-cell>
          <table:table-cell table:formula="of:=INDEX([.$A$2:.$D$100000];(ROW()-1)*6-2;4)" office:value-type="float" office:value="12.24">
            <text:p>12,24</text:p>
          </table:table-cell>
          <table:table-cell table:formula="of:=INDEX([.$A$2:.$D$100000];(ROW()-1)*6-1;3)" office:value-type="float" office:value="1259.67">
            <text:p>1259,67</text:p>
          </table:table-cell>
          <table:table-cell table:formula="of:=INDEX([.$A$2:.$D$100000];(ROW()-1)*6-2;3)" office:value-type="float" office:value="3880.13">
            <text:p>3880,13</text:p>
          </table:table-cell>
          <table:table-cell table:formula="of:=INDEX([.$A$2:.$D$100000];(ROW()-1)*6-1;2)" office:value-type="float" office:value="1923768.38">
            <text:p>1923768,38</text:p>
          </table:table-cell>
          <table:table-cell table:formula="of:=INDEX([.$A$2:.$D$100000];(ROW()-1)*6-2;2)" office:value-type="float" office:value="4006992">
            <text:p>4006992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3">
            <text:p>203</text:p>
          </table:table-cell>
          <table:table-cell table:formula="of:=INDEX([.$A$2:.$D$100000];(ROW()-1)*6;1)" office:value-type="float" office:value="1013819">
            <text:p>1013819</text:p>
          </table:table-cell>
          <table:table-cell table:formula="of:=INDEX([.$A$2:.$D$100000];(ROW()-1)*6-1;4)" office:value-type="float" office:value="17.67">
            <text:p>17,67</text:p>
          </table:table-cell>
          <table:table-cell table:formula="of:=INDEX([.$A$2:.$D$100000];(ROW()-1)*6-2;4)" office:value-type="float" office:value="10.75">
            <text:p>10,75</text:p>
          </table:table-cell>
          <table:table-cell table:formula="of:=INDEX([.$A$2:.$D$100000];(ROW()-1)*6-1;3)" office:value-type="float" office:value="1359.97">
            <text:p>1359,97</text:p>
          </table:table-cell>
          <table:table-cell table:formula="of:=INDEX([.$A$2:.$D$100000];(ROW()-1)*6-2;3)" office:value-type="float" office:value="5473.5">
            <text:p>5473,5</text:p>
          </table:table-cell>
          <table:table-cell table:formula="of:=INDEX([.$A$2:.$D$100000];(ROW()-1)*6-1;2)" office:value-type="float" office:value="2004533.88">
            <text:p>2004533,88</text:p>
          </table:table-cell>
          <table:table-cell table:formula="of:=INDEX([.$A$2:.$D$100000];(ROW()-1)*6-2;2)" office:value-type="float" office:value="5379119">
            <text:p>5379119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437">
            <text:p>1,43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20899">
            <text:p>1120899</text:p>
          </table:table-cell>
          <table:table-cell office:value-type="float" office:value="971.28">
            <text:p>971,28</text:p>
          </table:table-cell>
          <table:table-cell office:value-type="float" office:value="18.26">
            <text:p>18,2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4">
            <text:p>204</text:p>
          </table:table-cell>
          <table:table-cell table:formula="of:=INDEX([.$A$2:.$D$100000];(ROW()-1)*6;1)" office:value-type="float" office:value="1013025">
            <text:p>1013025</text:p>
          </table:table-cell>
          <table:table-cell table:formula="of:=INDEX([.$A$2:.$D$100000];(ROW()-1)*6-1;4)" office:value-type="float" office:value="17.59">
            <text:p>17,59</text:p>
          </table:table-cell>
          <table:table-cell table:formula="of:=INDEX([.$A$2:.$D$100000];(ROW()-1)*6-2;4)" office:value-type="float" office:value="10.19">
            <text:p>10,19</text:p>
          </table:table-cell>
          <table:table-cell table:formula="of:=INDEX([.$A$2:.$D$100000];(ROW()-1)*6-1;3)" office:value-type="float" office:value="1416.49">
            <text:p>1416,49</text:p>
          </table:table-cell>
          <table:table-cell table:formula="of:=INDEX([.$A$2:.$D$100000];(ROW()-1)*6-2;3)" office:value-type="float" office:value="6230.63">
            <text:p>6230,63</text:p>
          </table:table-cell>
          <table:table-cell table:formula="of:=INDEX([.$A$2:.$D$100000];(ROW()-1)*6-1;2)" office:value-type="float" office:value="2058821.63">
            <text:p>2058821,63</text:p>
          </table:table-cell>
          <table:table-cell table:formula="of:=INDEX([.$A$2:.$D$100000];(ROW()-1)*6-2;2)" office:value-type="float" office:value="6028517">
            <text:p>6028517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62641.5">
            <text:p>562641,5</text:p>
          </table:table-cell>
          <table:table-cell office:value-type="float" office:value="353.78">
            <text:p>353,78</text:p>
          </table:table-cell>
          <table:table-cell office:value-type="float" office:value="23.37">
            <text:p>23,3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5">
            <text:p>205</text:p>
          </table:table-cell>
          <table:table-cell table:formula="of:=INDEX([.$A$2:.$D$100000];(ROW()-1)*6;1)" office:value-type="float" office:value="1009550">
            <text:p>1009550</text:p>
          </table:table-cell>
          <table:table-cell table:formula="of:=INDEX([.$A$2:.$D$100000];(ROW()-1)*6-1;4)" office:value-type="float" office:value="17.99">
            <text:p>17,99</text:p>
          </table:table-cell>
          <table:table-cell table:formula="of:=INDEX([.$A$2:.$D$100000];(ROW()-1)*6-2;4)" office:value-type="float" office:value="13.76">
            <text:p>13,76</text:p>
          </table:table-cell>
          <table:table-cell table:formula="of:=INDEX([.$A$2:.$D$100000];(ROW()-1)*6-1;3)" office:value-type="float" office:value="1195.55">
            <text:p>1195,55</text:p>
          </table:table-cell>
          <table:table-cell table:formula="of:=INDEX([.$A$2:.$D$100000];(ROW()-1)*6-2;3)" office:value-type="float" office:value="2737.68">
            <text:p>2737,68</text:p>
          </table:table-cell>
          <table:table-cell table:formula="of:=INDEX([.$A$2:.$D$100000];(ROW()-1)*6-1;2)" office:value-type="float" office:value="1877521">
            <text:p>1877521</text:p>
          </table:table-cell>
          <table:table-cell table:formula="of:=INDEX([.$A$2:.$D$100000];(ROW()-1)*6-2;2)" office:value-type="float" office:value="3369974">
            <text:p>3369974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64">
            <text:p>1,64</text:p>
          </table:table-cell>
        </table:table-row>
        <table:table-row table:style-name="ro1">
          <table:table-cell office:value-type="float" office:value="3323505">
            <text:p>332350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6">
            <text:p>206</text:p>
          </table:table-cell>
          <table:table-cell table:formula="of:=INDEX([.$A$2:.$D$100000];(ROW()-1)*6;1)" office:value-type="float" office:value="1006946">
            <text:p>1006946</text:p>
          </table:table-cell>
          <table:table-cell table:formula="of:=INDEX([.$A$2:.$D$100000];(ROW()-1)*6-1;4)" office:value-type="float" office:value="17.94">
            <text:p>17,94</text:p>
          </table:table-cell>
          <table:table-cell table:formula="of:=INDEX([.$A$2:.$D$100000];(ROW()-1)*6-2;4)" office:value-type="float" office:value="13.53">
            <text:p>13,53</text:p>
          </table:table-cell>
          <table:table-cell table:formula="of:=INDEX([.$A$2:.$D$100000];(ROW()-1)*6-1;3)" office:value-type="float" office:value="1222.55">
            <text:p>1222,55</text:p>
          </table:table-cell>
          <table:table-cell table:formula="of:=INDEX([.$A$2:.$D$100000];(ROW()-1)*6-2;3)" office:value-type="float" office:value="2887.25">
            <text:p>2887,25</text:p>
          </table:table-cell>
          <table:table-cell table:formula="of:=INDEX([.$A$2:.$D$100000];(ROW()-1)*6-1;2)" office:value-type="float" office:value="1903427">
            <text:p>1903427</text:p>
          </table:table-cell>
          <table:table-cell table:formula="of:=INDEX([.$A$2:.$D$100000];(ROW()-1)*6-2;2)" office:value-type="float" office:value="3427014">
            <text:p>3427014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3.344">
            <text:p>3,3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7">
            <text:p>207</text:p>
          </table:table-cell>
          <table:table-cell table:formula="of:=INDEX([.$A$2:.$D$100000];(ROW()-1)*6;1)" office:value-type="float" office:value="1005105">
            <text:p>1005105</text:p>
          </table:table-cell>
          <table:table-cell table:formula="of:=INDEX([.$A$2:.$D$100000];(ROW()-1)*6-1;4)" office:value-type="float" office:value="17.88">
            <text:p>17,88</text:p>
          </table:table-cell>
          <table:table-cell table:formula="of:=INDEX([.$A$2:.$D$100000];(ROW()-1)*6-2;4)" office:value-type="float" office:value="12.35">
            <text:p>12,35</text:p>
          </table:table-cell>
          <table:table-cell table:formula="of:=INDEX([.$A$2:.$D$100000];(ROW()-1)*6-1;3)" office:value-type="float" office:value="1268.27">
            <text:p>1268,27</text:p>
          </table:table-cell>
          <table:table-cell table:formula="of:=INDEX([.$A$2:.$D$100000];(ROW()-1)*6-2;3)" office:value-type="float" office:value="3782.81">
            <text:p>3782,81</text:p>
          </table:table-cell>
          <table:table-cell table:formula="of:=INDEX([.$A$2:.$D$100000];(ROW()-1)*6-1;2)" office:value-type="float" office:value="1936800.13">
            <text:p>1936800,13</text:p>
          </table:table-cell>
          <table:table-cell table:formula="of:=INDEX([.$A$2:.$D$100000];(ROW()-1)*6-2;2)" office:value-type="float" office:value="3916584">
            <text:p>3916584</text:p>
          </table:table-cell>
          <table:table-cell table:formula="of:=INDEX([.$A$2:.$D$100000];(ROW()-1)*6-5;1)" office:value-type="float" office:value="2.891">
            <text:p>2,891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8">
            <text:p>208</text:p>
          </table:table-cell>
          <table:table-cell table:formula="of:=INDEX([.$A$2:.$D$100000];(ROW()-1)*6;1)" office:value-type="float" office:value="1001433">
            <text:p>1001433</text:p>
          </table:table-cell>
          <table:table-cell table:formula="of:=INDEX([.$A$2:.$D$100000];(ROW()-1)*6-1;4)" office:value-type="float" office:value="17.7">
            <text:p>17,7</text:p>
          </table:table-cell>
          <table:table-cell table:formula="of:=INDEX([.$A$2:.$D$100000];(ROW()-1)*6-2;4)" office:value-type="float" office:value="11.72">
            <text:p>11,72</text:p>
          </table:table-cell>
          <table:table-cell table:formula="of:=INDEX([.$A$2:.$D$100000];(ROW()-1)*6-1;3)" office:value-type="float" office:value="1309.56">
            <text:p>1309,56</text:p>
          </table:table-cell>
          <table:table-cell table:formula="of:=INDEX([.$A$2:.$D$100000];(ROW()-1)*6-2;3)" office:value-type="float" office:value="4371.3">
            <text:p>4371,3</text:p>
          </table:table-cell>
          <table:table-cell table:formula="of:=INDEX([.$A$2:.$D$100000];(ROW()-1)*6-1;2)" office:value-type="float" office:value="1983361">
            <text:p>1983361</text:p>
          </table:table-cell>
          <table:table-cell table:formula="of:=INDEX([.$A$2:.$D$100000];(ROW()-1)*6-2;2)" office:value-type="float" office:value="4403180">
            <text:p>4403180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2.078">
            <text:p>2,078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9">
            <text:p>209</text:p>
          </table:table-cell>
          <table:table-cell table:formula="of:=INDEX([.$A$2:.$D$100000];(ROW()-1)*6;1)" office:value-type="float" office:value="998600">
            <text:p>998600</text:p>
          </table:table-cell>
          <table:table-cell table:formula="of:=INDEX([.$A$2:.$D$100000];(ROW()-1)*6-1;4)" office:value-type="float" office:value="17.51">
            <text:p>17,51</text:p>
          </table:table-cell>
          <table:table-cell table:formula="of:=INDEX([.$A$2:.$D$100000];(ROW()-1)*6-2;4)" office:value-type="float" office:value="10.26">
            <text:p>10,26</text:p>
          </table:table-cell>
          <table:table-cell table:formula="of:=INDEX([.$A$2:.$D$100000];(ROW()-1)*6-1;3)" office:value-type="float" office:value="1417.98">
            <text:p>1417,98</text:p>
          </table:table-cell>
          <table:table-cell table:formula="of:=INDEX([.$A$2:.$D$100000];(ROW()-1)*6-2;3)" office:value-type="float" office:value="6119.13">
            <text:p>6119,13</text:p>
          </table:table-cell>
          <table:table-cell table:formula="of:=INDEX([.$A$2:.$D$100000];(ROW()-1)*6-1;2)" office:value-type="float" office:value="2087860.75">
            <text:p>2087860,75</text:p>
          </table:table-cell>
          <table:table-cell table:formula="of:=INDEX([.$A$2:.$D$100000];(ROW()-1)*6-2;2)" office:value-type="float" office:value="5950994">
            <text:p>5950994</text:p>
          </table:table-cell>
          <table:table-cell table:formula="of:=INDEX([.$A$2:.$D$100000];(ROW()-1)*6-5;1)" office:value-type="float" office:value="2.39">
            <text:p>2,39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19458">
            <text:p>1119458</text:p>
          </table:table-cell>
          <table:table-cell office:value-type="float" office:value="975.61">
            <text:p>975,61</text:p>
          </table:table-cell>
          <table:table-cell office:value-type="float" office:value="18.24">
            <text:p>18,2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0">
            <text:p>210</text:p>
          </table:table-cell>
          <table:table-cell table:formula="of:=INDEX([.$A$2:.$D$100000];(ROW()-1)*6;1)" office:value-type="float" office:value="994172">
            <text:p>994172</text:p>
          </table:table-cell>
          <table:table-cell table:formula="of:=INDEX([.$A$2:.$D$100000];(ROW()-1)*6-1;4)" office:value-type="float" office:value="17.7">
            <text:p>17,7</text:p>
          </table:table-cell>
          <table:table-cell table:formula="of:=INDEX([.$A$2:.$D$100000];(ROW()-1)*6-2;4)" office:value-type="float" office:value="11.31">
            <text:p>11,31</text:p>
          </table:table-cell>
          <table:table-cell table:formula="of:=INDEX([.$A$2:.$D$100000];(ROW()-1)*6-1;3)" office:value-type="float" office:value="1340.28">
            <text:p>1340,28</text:p>
          </table:table-cell>
          <table:table-cell table:formula="of:=INDEX([.$A$2:.$D$100000];(ROW()-1)*6-2;3)" office:value-type="float" office:value="4812.12">
            <text:p>4812,12</text:p>
          </table:table-cell>
          <table:table-cell table:formula="of:=INDEX([.$A$2:.$D$100000];(ROW()-1)*6-1;2)" office:value-type="float" office:value="2007007.88">
            <text:p>2007007,88</text:p>
          </table:table-cell>
          <table:table-cell table:formula="of:=INDEX([.$A$2:.$D$100000];(ROW()-1)*6-2;2)" office:value-type="float" office:value="4821489">
            <text:p>4821489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60223.13">
            <text:p>560223,13</text:p>
          </table:table-cell>
          <table:table-cell office:value-type="float" office:value="352.06">
            <text:p>352,06</text:p>
          </table:table-cell>
          <table:table-cell office:value-type="float" office:value="23.4">
            <text:p>23,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1">
            <text:p>211</text:p>
          </table:table-cell>
          <table:table-cell table:formula="of:=INDEX([.$A$2:.$D$100000];(ROW()-1)*6;1)" office:value-type="float" office:value="991240">
            <text:p>991240</text:p>
          </table:table-cell>
          <table:table-cell table:formula="of:=INDEX([.$A$2:.$D$100000];(ROW()-1)*6-1;4)" office:value-type="float" office:value="17.92">
            <text:p>17,92</text:p>
          </table:table-cell>
          <table:table-cell table:formula="of:=INDEX([.$A$2:.$D$100000];(ROW()-1)*6-2;4)" office:value-type="float" office:value="13.69">
            <text:p>13,69</text:p>
          </table:table-cell>
          <table:table-cell table:formula="of:=INDEX([.$A$2:.$D$100000];(ROW()-1)*6-1;3)" office:value-type="float" office:value="1217.04">
            <text:p>1217,04</text:p>
          </table:table-cell>
          <table:table-cell table:formula="of:=INDEX([.$A$2:.$D$100000];(ROW()-1)*6-2;3)" office:value-type="float" office:value="2781.97">
            <text:p>2781,97</text:p>
          </table:table-cell>
          <table:table-cell table:formula="of:=INDEX([.$A$2:.$D$100000];(ROW()-1)*6-1;2)" office:value-type="float" office:value="1932438.38">
            <text:p>1932438,38</text:p>
          </table:table-cell>
          <table:table-cell table:formula="of:=INDEX([.$A$2:.$D$100000];(ROW()-1)*6-2;2)" office:value-type="float" office:value="3422212">
            <text:p>3422212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3331032">
            <text:p>333103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2">
            <text:p>212</text:p>
          </table:table-cell>
          <table:table-cell table:formula="of:=INDEX([.$A$2:.$D$100000];(ROW()-1)*6;1)" office:value-type="float" office:value="988306">
            <text:p>988306</text:p>
          </table:table-cell>
          <table:table-cell table:formula="of:=INDEX([.$A$2:.$D$100000];(ROW()-1)*6-1;4)" office:value-type="float" office:value="17.84">
            <text:p>17,84</text:p>
          </table:table-cell>
          <table:table-cell table:formula="of:=INDEX([.$A$2:.$D$100000];(ROW()-1)*6-2;4)" office:value-type="float" office:value="12.45">
            <text:p>12,45</text:p>
          </table:table-cell>
          <table:table-cell table:formula="of:=INDEX([.$A$2:.$D$100000];(ROW()-1)*6-1;3)" office:value-type="float" office:value="1265">
            <text:p>1265</text:p>
          </table:table-cell>
          <table:table-cell table:formula="of:=INDEX([.$A$2:.$D$100000];(ROW()-1)*6-2;3)" office:value-type="float" office:value="3697.96">
            <text:p>3697,96</text:p>
          </table:table-cell>
          <table:table-cell table:formula="of:=INDEX([.$A$2:.$D$100000];(ROW()-1)*6-1;2)" office:value-type="float" office:value="1956018.38">
            <text:p>1956018,38</text:p>
          </table:table-cell>
          <table:table-cell table:formula="of:=INDEX([.$A$2:.$D$100000];(ROW()-1)*6-2;2)" office:value-type="float" office:value="3858069">
            <text:p>3858069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3">
            <text:p>213</text:p>
          </table:table-cell>
          <table:table-cell table:formula="of:=INDEX([.$A$2:.$D$100000];(ROW()-1)*6;1)" office:value-type="float" office:value="986638">
            <text:p>986638</text:p>
          </table:table-cell>
          <table:table-cell table:formula="of:=INDEX([.$A$2:.$D$100000];(ROW()-1)*6-1;4)" office:value-type="float" office:value="17.8">
            <text:p>17,8</text:p>
          </table:table-cell>
          <table:table-cell table:formula="of:=INDEX([.$A$2:.$D$100000];(ROW()-1)*6-2;4)" office:value-type="float" office:value="12.01">
            <text:p>12,01</text:p>
          </table:table-cell>
          <table:table-cell table:formula="of:=INDEX([.$A$2:.$D$100000];(ROW()-1)*6-1;3)" office:value-type="float" office:value="1302.11">
            <text:p>1302,11</text:p>
          </table:table-cell>
          <table:table-cell table:formula="of:=INDEX([.$A$2:.$D$100000];(ROW()-1)*6-2;3)" office:value-type="float" office:value="4089.4">
            <text:p>4089,4</text:p>
          </table:table-cell>
          <table:table-cell table:formula="of:=INDEX([.$A$2:.$D$100000];(ROW()-1)*6-1;2)" office:value-type="float" office:value="1993849.88">
            <text:p>1993849,88</text:p>
          </table:table-cell>
          <table:table-cell table:formula="of:=INDEX([.$A$2:.$D$100000];(ROW()-1)*6-2;2)" office:value-type="float" office:value="4181002">
            <text:p>4181002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4">
            <text:p>214</text:p>
          </table:table-cell>
          <table:table-cell table:formula="of:=INDEX([.$A$2:.$D$100000];(ROW()-1)*6;1)" office:value-type="float" office:value="984438">
            <text:p>984438</text:p>
          </table:table-cell>
          <table:table-cell table:formula="of:=INDEX([.$A$2:.$D$100000];(ROW()-1)*6-1;4)" office:value-type="float" office:value="17.48">
            <text:p>17,48</text:p>
          </table:table-cell>
          <table:table-cell table:formula="of:=INDEX([.$A$2:.$D$100000];(ROW()-1)*6-2;4)" office:value-type="float" office:value="10.41">
            <text:p>10,41</text:p>
          </table:table-cell>
          <table:table-cell table:formula="of:=INDEX([.$A$2:.$D$100000];(ROW()-1)*6-1;3)" office:value-type="float" office:value="1413.61">
            <text:p>1413,61</text:p>
          </table:table-cell>
          <table:table-cell table:formula="of:=INDEX([.$A$2:.$D$100000];(ROW()-1)*6-2;3)" office:value-type="float" office:value="5921.17">
            <text:p>5921,17</text:p>
          </table:table-cell>
          <table:table-cell table:formula="of:=INDEX([.$A$2:.$D$100000];(ROW()-1)*6-1;2)" office:value-type="float" office:value="2082887.63">
            <text:p>2082887,63</text:p>
          </table:table-cell>
          <table:table-cell table:formula="of:=INDEX([.$A$2:.$D$100000];(ROW()-1)*6-2;2)" office:value-type="float" office:value="5767982">
            <text:p>5767982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5">
            <text:p>215</text:p>
          </table:table-cell>
          <table:table-cell table:formula="of:=INDEX([.$A$2:.$D$100000];(ROW()-1)*6;1)" office:value-type="float" office:value="978746">
            <text:p>978746</text:p>
          </table:table-cell>
          <table:table-cell table:formula="of:=INDEX([.$A$2:.$D$100000];(ROW()-1)*6-1;4)" office:value-type="float" office:value="17.39">
            <text:p>17,39</text:p>
          </table:table-cell>
          <table:table-cell table:formula="of:=INDEX([.$A$2:.$D$100000];(ROW()-1)*6-2;4)" office:value-type="float" office:value="9.62">
            <text:p>9,62</text:p>
          </table:table-cell>
          <table:table-cell table:formula="of:=INDEX([.$A$2:.$D$100000];(ROW()-1)*6-1;3)" office:value-type="float" office:value="1475.88">
            <text:p>1475,88</text:p>
          </table:table-cell>
          <table:table-cell table:formula="of:=INDEX([.$A$2:.$D$100000];(ROW()-1)*6-2;3)" office:value-type="float" office:value="7089">
            <text:p>7089</text:p>
          </table:table-cell>
          <table:table-cell table:formula="of:=INDEX([.$A$2:.$D$100000];(ROW()-1)*6-1;2)" office:value-type="float" office:value="2158396.5">
            <text:p>2158396,5</text:p>
          </table:table-cell>
          <table:table-cell table:formula="of:=INDEX([.$A$2:.$D$100000];(ROW()-1)*6-2;2)" office:value-type="float" office:value="6800593">
            <text:p>6800593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11577">
            <text:p>1111577</text:p>
          </table:table-cell>
          <table:table-cell office:value-type="float" office:value="976.4">
            <text:p>976,4</text:p>
          </table:table-cell>
          <table:table-cell office:value-type="float" office:value="18.23">
            <text:p>18,2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6">
            <text:p>216</text:p>
          </table:table-cell>
          <table:table-cell table:formula="of:=INDEX([.$A$2:.$D$100000];(ROW()-1)*6;1)" office:value-type="float" office:value="975863">
            <text:p>975863</text:p>
          </table:table-cell>
          <table:table-cell table:formula="of:=INDEX([.$A$2:.$D$100000];(ROW()-1)*6-1;4)" office:value-type="float" office:value="17.97">
            <text:p>17,97</text:p>
          </table:table-cell>
          <table:table-cell table:formula="of:=INDEX([.$A$2:.$D$100000];(ROW()-1)*6-2;4)" office:value-type="float" office:value="13.67">
            <text:p>13,67</text:p>
          </table:table-cell>
          <table:table-cell table:formula="of:=INDEX([.$A$2:.$D$100000];(ROW()-1)*6-1;3)" office:value-type="float" office:value="1224.17">
            <text:p>1224,17</text:p>
          </table:table-cell>
          <table:table-cell table:formula="of:=INDEX([.$A$2:.$D$100000];(ROW()-1)*6-2;3)" office:value-type="float" office:value="2791.16">
            <text:p>2791,16</text:p>
          </table:table-cell>
          <table:table-cell table:formula="of:=INDEX([.$A$2:.$D$100000];(ROW()-1)*6-1;2)" office:value-type="float" office:value="1911918.88">
            <text:p>1911918,88</text:p>
          </table:table-cell>
          <table:table-cell table:formula="of:=INDEX([.$A$2:.$D$100000];(ROW()-1)*6-2;2)" office:value-type="float" office:value="3441129">
            <text:p>3441129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56194.63">
            <text:p>556194,63</text:p>
          </table:table-cell>
          <table:table-cell office:value-type="float" office:value="349">
            <text:p>349</text:p>
          </table:table-cell>
          <table:table-cell office:value-type="float" office:value="23.44">
            <text:p>23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7">
            <text:p>217</text:p>
          </table:table-cell>
          <table:table-cell table:formula="of:=INDEX([.$A$2:.$D$100000];(ROW()-1)*6;1)" office:value-type="float" office:value="972740">
            <text:p>972740</text:p>
          </table:table-cell>
          <table:table-cell table:formula="of:=INDEX([.$A$2:.$D$100000];(ROW()-1)*6-1;4)" office:value-type="float" office:value="17.96">
            <text:p>17,96</text:p>
          </table:table-cell>
          <table:table-cell table:formula="of:=INDEX([.$A$2:.$D$100000];(ROW()-1)*6-2;4)" office:value-type="float" office:value="13.27">
            <text:p>13,27</text:p>
          </table:table-cell>
          <table:table-cell table:formula="of:=INDEX([.$A$2:.$D$100000];(ROW()-1)*6-1;3)" office:value-type="float" office:value="1254.78">
            <text:p>1254,78</text:p>
          </table:table-cell>
          <table:table-cell table:formula="of:=INDEX([.$A$2:.$D$100000];(ROW()-1)*6-2;3)" office:value-type="float" office:value="3063.29">
            <text:p>3063,29</text:p>
          </table:table-cell>
          <table:table-cell table:formula="of:=INDEX([.$A$2:.$D$100000];(ROW()-1)*6-1;2)" office:value-type="float" office:value="1953524.75">
            <text:p>1953524,75</text:p>
          </table:table-cell>
          <table:table-cell table:formula="of:=INDEX([.$A$2:.$D$100000];(ROW()-1)*6-2;2)" office:value-type="float" office:value="3557204">
            <text:p>3557204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349005">
            <text:p>334900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8">
            <text:p>218</text:p>
          </table:table-cell>
          <table:table-cell table:formula="of:=INDEX([.$A$2:.$D$100000];(ROW()-1)*6;1)" office:value-type="float" office:value="970403">
            <text:p>970403</text:p>
          </table:table-cell>
          <table:table-cell table:formula="of:=INDEX([.$A$2:.$D$100000];(ROW()-1)*6-1;4)" office:value-type="float" office:value="17.7">
            <text:p>17,7</text:p>
          </table:table-cell>
          <table:table-cell table:formula="of:=INDEX([.$A$2:.$D$100000];(ROW()-1)*6-2;4)" office:value-type="float" office:value="12.2">
            <text:p>12,2</text:p>
          </table:table-cell>
          <table:table-cell table:formula="of:=INDEX([.$A$2:.$D$100000];(ROW()-1)*6-1;3)" office:value-type="float" office:value="1300.03">
            <text:p>1300,03</text:p>
          </table:table-cell>
          <table:table-cell table:formula="of:=INDEX([.$A$2:.$D$100000];(ROW()-1)*6-2;3)" office:value-type="float" office:value="3913.64">
            <text:p>3913,64</text:p>
          </table:table-cell>
          <table:table-cell table:formula="of:=INDEX([.$A$2:.$D$100000];(ROW()-1)*6-1;2)" office:value-type="float" office:value="2000230.25">
            <text:p>2000230,25</text:p>
          </table:table-cell>
          <table:table-cell table:formula="of:=INDEX([.$A$2:.$D$100000];(ROW()-1)*6-2;2)" office:value-type="float" office:value="4058808">
            <text:p>4058808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3.391">
            <text:p>3,3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9">
            <text:p>219</text:p>
          </table:table-cell>
          <table:table-cell table:formula="of:=INDEX([.$A$2:.$D$100000];(ROW()-1)*6;1)" office:value-type="float" office:value="965249">
            <text:p>965249</text:p>
          </table:table-cell>
          <table:table-cell table:formula="of:=INDEX([.$A$2:.$D$100000];(ROW()-1)*6-1;4)" office:value-type="float" office:value="17.52">
            <text:p>17,52</text:p>
          </table:table-cell>
          <table:table-cell table:formula="of:=INDEX([.$A$2:.$D$100000];(ROW()-1)*6-2;4)" office:value-type="float" office:value="10.71">
            <text:p>10,71</text:p>
          </table:table-cell>
          <table:table-cell table:formula="of:=INDEX([.$A$2:.$D$100000];(ROW()-1)*6-1;3)" office:value-type="float" office:value="1402.98">
            <text:p>1402,98</text:p>
          </table:table-cell>
          <table:table-cell table:formula="of:=INDEX([.$A$2:.$D$100000];(ROW()-1)*6-2;3)" office:value-type="float" office:value="5523.22">
            <text:p>5523,22</text:p>
          </table:table-cell>
          <table:table-cell table:formula="of:=INDEX([.$A$2:.$D$100000];(ROW()-1)*6-1;2)" office:value-type="float" office:value="2096436.13">
            <text:p>2096436,13</text:p>
          </table:table-cell>
          <table:table-cell table:formula="of:=INDEX([.$A$2:.$D$100000];(ROW()-1)*6-2;2)" office:value-type="float" office:value="5446825">
            <text:p>5446825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0">
            <text:p>220</text:p>
          </table:table-cell>
          <table:table-cell table:formula="of:=INDEX([.$A$2:.$D$100000];(ROW()-1)*6;1)" office:value-type="float" office:value="963311">
            <text:p>963311</text:p>
          </table:table-cell>
          <table:table-cell table:formula="of:=INDEX([.$A$2:.$D$100000];(ROW()-1)*6-1;4)" office:value-type="float" office:value="17.44">
            <text:p>17,44</text:p>
          </table:table-cell>
          <table:table-cell table:formula="of:=INDEX([.$A$2:.$D$100000];(ROW()-1)*6-2;4)" office:value-type="float" office:value="10.26">
            <text:p>10,26</text:p>
          </table:table-cell>
          <table:table-cell table:formula="of:=INDEX([.$A$2:.$D$100000];(ROW()-1)*6-1;3)" office:value-type="float" office:value="1448.17">
            <text:p>1448,17</text:p>
          </table:table-cell>
          <table:table-cell table:formula="of:=INDEX([.$A$2:.$D$100000];(ROW()-1)*6-2;3)" office:value-type="float" office:value="6128.78">
            <text:p>6128,78</text:p>
          </table:table-cell>
          <table:table-cell table:formula="of:=INDEX([.$A$2:.$D$100000];(ROW()-1)*6-1;2)" office:value-type="float" office:value="2129680.25">
            <text:p>2129680,25</text:p>
          </table:table-cell>
          <table:table-cell table:formula="of:=INDEX([.$A$2:.$D$100000];(ROW()-1)*6-2;2)" office:value-type="float" office:value="5968124">
            <text:p>5968124</text:p>
          </table:table-cell>
          <table:table-cell table:formula="of:=INDEX([.$A$2:.$D$100000];(ROW()-1)*6-5;1)" office:value-type="float" office:value="2.438">
            <text:p>2,438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1.781">
            <text:p>1,7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1">
            <text:p>221</text:p>
          </table:table-cell>
          <table:table-cell table:formula="of:=INDEX([.$A$2:.$D$100000];(ROW()-1)*6;1)" office:value-type="float" office:value="960657">
            <text:p>960657</text:p>
          </table:table-cell>
          <table:table-cell table:formula="of:=INDEX([.$A$2:.$D$100000];(ROW()-1)*6-1;4)" office:value-type="float" office:value="17.24">
            <text:p>17,24</text:p>
          </table:table-cell>
          <table:table-cell table:formula="of:=INDEX([.$A$2:.$D$100000];(ROW()-1)*6-2;4)" office:value-type="float" office:value="9.51">
            <text:p>9,51</text:p>
          </table:table-cell>
          <table:table-cell table:formula="of:=INDEX([.$A$2:.$D$100000];(ROW()-1)*6-1;3)" office:value-type="float" office:value="1516.15">
            <text:p>1516,15</text:p>
          </table:table-cell>
          <table:table-cell table:formula="of:=INDEX([.$A$2:.$D$100000];(ROW()-1)*6-2;3)" office:value-type="float" office:value="7286.87">
            <text:p>7286,87</text:p>
          </table:table-cell>
          <table:table-cell table:formula="of:=INDEX([.$A$2:.$D$100000];(ROW()-1)*6-1;2)" office:value-type="float" office:value="2200295.25">
            <text:p>2200295,25</text:p>
          </table:table-cell>
          <table:table-cell table:formula="of:=INDEX([.$A$2:.$D$100000];(ROW()-1)*6-2;2)" office:value-type="float" office:value="6993706">
            <text:p>6993706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09828">
            <text:p>1109828</text:p>
          </table:table-cell>
          <table:table-cell office:value-type="float" office:value="985.52">
            <text:p>985,52</text:p>
          </table:table-cell>
          <table:table-cell office:value-type="float" office:value="18.19">
            <text:p>18,1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2">
            <text:p>222</text:p>
          </table:table-cell>
          <table:table-cell table:formula="of:=INDEX([.$A$2:.$D$100000];(ROW()-1)*6;1)" office:value-type="float" office:value="958160">
            <text:p>958160</text:p>
          </table:table-cell>
          <table:table-cell table:formula="of:=INDEX([.$A$2:.$D$100000];(ROW()-1)*6-1;4)" office:value-type="float" office:value="17.83">
            <text:p>17,83</text:p>
          </table:table-cell>
          <table:table-cell table:formula="of:=INDEX([.$A$2:.$D$100000];(ROW()-1)*6-2;4)" office:value-type="float" office:value="13.53">
            <text:p>13,53</text:p>
          </table:table-cell>
          <table:table-cell table:formula="of:=INDEX([.$A$2:.$D$100000];(ROW()-1)*6-1;3)" office:value-type="float" office:value="1249.29">
            <text:p>1249,29</text:p>
          </table:table-cell>
          <table:table-cell table:formula="of:=INDEX([.$A$2:.$D$100000];(ROW()-1)*6-2;3)" office:value-type="float" office:value="2886.27">
            <text:p>2886,27</text:p>
          </table:table-cell>
          <table:table-cell table:formula="of:=INDEX([.$A$2:.$D$100000];(ROW()-1)*6-1;2)" office:value-type="float" office:value="1968696.5">
            <text:p>1968696,5</text:p>
          </table:table-cell>
          <table:table-cell table:formula="of:=INDEX([.$A$2:.$D$100000];(ROW()-1)*6-2;2)" office:value-type="float" office:value="3548799">
            <text:p>3548799</text:p>
          </table:table-cell>
          <table:table-cell table:formula="of:=INDEX([.$A$2:.$D$100000];(ROW()-1)*6-5;1)" office:value-type="float" office:value="2.422">
            <text:p>2,422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55740">
            <text:p>555740</text:p>
          </table:table-cell>
          <table:table-cell office:value-type="float" office:value="346.52">
            <text:p>346,52</text:p>
          </table:table-cell>
          <table:table-cell office:value-type="float" office:value="23.48">
            <text:p>23,4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3">
            <text:p>223</text:p>
          </table:table-cell>
          <table:table-cell table:formula="of:=INDEX([.$A$2:.$D$100000];(ROW()-1)*6;1)" office:value-type="float" office:value="953940">
            <text:p>953940</text:p>
          </table:table-cell>
          <table:table-cell table:formula="of:=INDEX([.$A$2:.$D$100000];(ROW()-1)*6-1;4)" office:value-type="float" office:value="17.78">
            <text:p>17,78</text:p>
          </table:table-cell>
          <table:table-cell table:formula="of:=INDEX([.$A$2:.$D$100000];(ROW()-1)*6-2;4)" office:value-type="float" office:value="13.1">
            <text:p>13,1</text:p>
          </table:table-cell>
          <table:table-cell table:formula="of:=INDEX([.$A$2:.$D$100000];(ROW()-1)*6-1;3)" office:value-type="float" office:value="1280.7">
            <text:p>1280,7</text:p>
          </table:table-cell>
          <table:table-cell table:formula="of:=INDEX([.$A$2:.$D$100000];(ROW()-1)*6-2;3)" office:value-type="float" office:value="3183.79">
            <text:p>3183,79</text:p>
          </table:table-cell>
          <table:table-cell table:formula="of:=INDEX([.$A$2:.$D$100000];(ROW()-1)*6-1;2)" office:value-type="float" office:value="1994158.75">
            <text:p>1994158,75</text:p>
          </table:table-cell>
          <table:table-cell table:formula="of:=INDEX([.$A$2:.$D$100000];(ROW()-1)*6-2;2)" office:value-type="float" office:value="3648299">
            <text:p>3648299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265">
            <text:p>1,265</text:p>
          </table:table-cell>
        </table:table-row>
        <table:table-row table:style-name="ro1">
          <table:table-cell office:value-type="float" office:value="3377972">
            <text:p>33779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4">
            <text:p>224</text:p>
          </table:table-cell>
          <table:table-cell table:formula="of:=INDEX([.$A$2:.$D$100000];(ROW()-1)*6;1)" office:value-type="float" office:value="951315">
            <text:p>951315</text:p>
          </table:table-cell>
          <table:table-cell table:formula="of:=INDEX([.$A$2:.$D$100000];(ROW()-1)*6-1;4)" office:value-type="float" office:value="17.7">
            <text:p>17,7</text:p>
          </table:table-cell>
          <table:table-cell table:formula="of:=INDEX([.$A$2:.$D$100000];(ROW()-1)*6-2;4)" office:value-type="float" office:value="12.1">
            <text:p>12,1</text:p>
          </table:table-cell>
          <table:table-cell table:formula="of:=INDEX([.$A$2:.$D$100000];(ROW()-1)*6-1;3)" office:value-type="float" office:value="1330.15">
            <text:p>1330,15</text:p>
          </table:table-cell>
          <table:table-cell table:formula="of:=INDEX([.$A$2:.$D$100000];(ROW()-1)*6-2;3)" office:value-type="float" office:value="4011.65">
            <text:p>4011,65</text:p>
          </table:table-cell>
          <table:table-cell table:formula="of:=INDEX([.$A$2:.$D$100000];(ROW()-1)*6-1;2)" office:value-type="float" office:value="2002851.38">
            <text:p>2002851,38</text:p>
          </table:table-cell>
          <table:table-cell table:formula="of:=INDEX([.$A$2:.$D$100000];(ROW()-1)*6-2;2)" office:value-type="float" office:value="4117795">
            <text:p>4117795</text:p>
          </table:table-cell>
          <table:table-cell table:formula="of:=INDEX([.$A$2:.$D$100000];(ROW()-1)*6-5;1)" office:value-type="float" office:value="2.406">
            <text:p>2,406</text:p>
          </table:table-cell>
          <table:table-cell table:formula="of:=INDEX([.$A$2:.$D$100000];(ROW()-1)*6-3;1)" office:value-type="float" office:value="1.265">
            <text:p>1,265</text:p>
          </table:table-cell>
        </table:table-row>
        <table:table-row table:style-name="ro1">
          <table:table-cell office:value-type="float" office:value="3.375">
            <text:p>3,3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5">
            <text:p>225</text:p>
          </table:table-cell>
          <table:table-cell table:formula="of:=INDEX([.$A$2:.$D$100000];(ROW()-1)*6;1)" office:value-type="float" office:value="948400">
            <text:p>948400</text:p>
          </table:table-cell>
          <table:table-cell table:formula="of:=INDEX([.$A$2:.$D$100000];(ROW()-1)*6-1;4)" office:value-type="float" office:value="17.39">
            <text:p>17,39</text:p>
          </table:table-cell>
          <table:table-cell table:formula="of:=INDEX([.$A$2:.$D$100000];(ROW()-1)*6-2;4)" office:value-type="float" office:value="10.6">
            <text:p>10,6</text:p>
          </table:table-cell>
          <table:table-cell table:formula="of:=INDEX([.$A$2:.$D$100000];(ROW()-1)*6-1;3)" office:value-type="float" office:value="1434.99">
            <text:p>1434,99</text:p>
          </table:table-cell>
          <table:table-cell table:formula="of:=INDEX([.$A$2:.$D$100000];(ROW()-1)*6-2;3)" office:value-type="float" office:value="5658.98">
            <text:p>5658,98</text:p>
          </table:table-cell>
          <table:table-cell table:formula="of:=INDEX([.$A$2:.$D$100000];(ROW()-1)*6-1;2)" office:value-type="float" office:value="2143686.5">
            <text:p>2143686,5</text:p>
          </table:table-cell>
          <table:table-cell table:formula="of:=INDEX([.$A$2:.$D$100000];(ROW()-1)*6-2;2)" office:value-type="float" office:value="5600251">
            <text:p>5600251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6">
            <text:p>226</text:p>
          </table:table-cell>
          <table:table-cell table:formula="of:=INDEX([.$A$2:.$D$100000];(ROW()-1)*6;1)" office:value-type="float" office:value="945941">
            <text:p>945941</text:p>
          </table:table-cell>
          <table:table-cell table:formula="of:=INDEX([.$A$2:.$D$100000];(ROW()-1)*6-1;4)" office:value-type="float" office:value="17.33">
            <text:p>17,33</text:p>
          </table:table-cell>
          <table:table-cell table:formula="of:=INDEX([.$A$2:.$D$100000];(ROW()-1)*6-2;4)" office:value-type="float" office:value="10.13">
            <text:p>10,13</text:p>
          </table:table-cell>
          <table:table-cell table:formula="of:=INDEX([.$A$2:.$D$100000];(ROW()-1)*6-1;3)" office:value-type="float" office:value="1475.07">
            <text:p>1475,07</text:p>
          </table:table-cell>
          <table:table-cell table:formula="of:=INDEX([.$A$2:.$D$100000];(ROW()-1)*6-2;3)" office:value-type="float" office:value="6304.49">
            <text:p>6304,49</text:p>
          </table:table-cell>
          <table:table-cell table:formula="of:=INDEX([.$A$2:.$D$100000];(ROW()-1)*6-1;2)" office:value-type="float" office:value="2166078">
            <text:p>2166078</text:p>
          </table:table-cell>
          <table:table-cell table:formula="of:=INDEX([.$A$2:.$D$100000];(ROW()-1)*6-2;2)" office:value-type="float" office:value="6153842">
            <text:p>6153842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469">
            <text:p>1,4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7">
            <text:p>227</text:p>
          </table:table-cell>
          <table:table-cell table:formula="of:=INDEX([.$A$2:.$D$100000];(ROW()-1)*6;1)" office:value-type="float" office:value="942587">
            <text:p>942587</text:p>
          </table:table-cell>
          <table:table-cell table:formula="of:=INDEX([.$A$2:.$D$100000];(ROW()-1)*6-1;4)" office:value-type="float" office:value="17.26">
            <text:p>17,26</text:p>
          </table:table-cell>
          <table:table-cell table:formula="of:=INDEX([.$A$2:.$D$100000];(ROW()-1)*6-2;4)" office:value-type="float" office:value="9.47">
            <text:p>9,47</text:p>
          </table:table-cell>
          <table:table-cell table:formula="of:=INDEX([.$A$2:.$D$100000];(ROW()-1)*6-1;3)" office:value-type="float" office:value="1535.16">
            <text:p>1535,16</text:p>
          </table:table-cell>
          <table:table-cell table:formula="of:=INDEX([.$A$2:.$D$100000];(ROW()-1)*6-2;3)" office:value-type="float" office:value="7346.44">
            <text:p>7346,44</text:p>
          </table:table-cell>
          <table:table-cell table:formula="of:=INDEX([.$A$2:.$D$100000];(ROW()-1)*6-1;2)" office:value-type="float" office:value="2220944.5">
            <text:p>2220944,5</text:p>
          </table:table-cell>
          <table:table-cell table:formula="of:=INDEX([.$A$2:.$D$100000];(ROW()-1)*6-2;2)" office:value-type="float" office:value="7059066">
            <text:p>7059066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102880">
            <text:p>1102880</text:p>
          </table:table-cell>
          <table:table-cell office:value-type="float" office:value="999.69">
            <text:p>999,69</text:p>
          </table:table-cell>
          <table:table-cell office:value-type="float" office:value="18.13">
            <text:p>18,1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8">
            <text:p>228</text:p>
          </table:table-cell>
          <table:table-cell table:formula="of:=INDEX([.$A$2:.$D$100000];(ROW()-1)*6;1)" office:value-type="float" office:value="939836">
            <text:p>939836</text:p>
          </table:table-cell>
          <table:table-cell table:formula="of:=INDEX([.$A$2:.$D$100000];(ROW()-1)*6-1;4)" office:value-type="float" office:value="17.73">
            <text:p>17,73</text:p>
          </table:table-cell>
          <table:table-cell table:formula="of:=INDEX([.$A$2:.$D$100000];(ROW()-1)*6-2;4)" office:value-type="float" office:value="13.5">
            <text:p>13,5</text:p>
          </table:table-cell>
          <table:table-cell table:formula="of:=INDEX([.$A$2:.$D$100000];(ROW()-1)*6-1;3)" office:value-type="float" office:value="1261.52">
            <text:p>1261,52</text:p>
          </table:table-cell>
          <table:table-cell table:formula="of:=INDEX([.$A$2:.$D$100000];(ROW()-1)*6-2;3)" office:value-type="float" office:value="2904.47">
            <text:p>2904,47</text:p>
          </table:table-cell>
          <table:table-cell table:formula="of:=INDEX([.$A$2:.$D$100000];(ROW()-1)*6-1;2)" office:value-type="float" office:value="1998881.88">
            <text:p>1998881,88</text:p>
          </table:table-cell>
          <table:table-cell table:formula="of:=INDEX([.$A$2:.$D$100000];(ROW()-1)*6-2;2)" office:value-type="float" office:value="3574360">
            <text:p>3574360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52691.06">
            <text:p>552691,06</text:p>
          </table:table-cell>
          <table:table-cell office:value-type="float" office:value="344.53">
            <text:p>344,53</text:p>
          </table:table-cell>
          <table:table-cell office:value-type="float" office:value="23.5">
            <text:p>23,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9">
            <text:p>229</text:p>
          </table:table-cell>
          <table:table-cell table:formula="of:=INDEX([.$A$2:.$D$100000];(ROW()-1)*6;1)" office:value-type="float" office:value="937765">
            <text:p>937765</text:p>
          </table:table-cell>
          <table:table-cell table:formula="of:=INDEX([.$A$2:.$D$100000];(ROW()-1)*6-1;4)" office:value-type="float" office:value="17.65">
            <text:p>17,65</text:p>
          </table:table-cell>
          <table:table-cell table:formula="of:=INDEX([.$A$2:.$D$100000];(ROW()-1)*6-2;4)" office:value-type="float" office:value="13.14">
            <text:p>13,14</text:p>
          </table:table-cell>
          <table:table-cell table:formula="of:=INDEX([.$A$2:.$D$100000];(ROW()-1)*6-1;3)" office:value-type="float" office:value="1300.7">
            <text:p>1300,7</text:p>
          </table:table-cell>
          <table:table-cell table:formula="of:=INDEX([.$A$2:.$D$100000];(ROW()-1)*6-2;3)" office:value-type="float" office:value="3156.59">
            <text:p>3156,59</text:p>
          </table:table-cell>
          <table:table-cell table:formula="of:=INDEX([.$A$2:.$D$100000];(ROW()-1)*6-1;2)" office:value-type="float" office:value="2025541.75">
            <text:p>2025541,75</text:p>
          </table:table-cell>
          <table:table-cell table:formula="of:=INDEX([.$A$2:.$D$100000];(ROW()-1)*6-2;2)" office:value-type="float" office:value="3701615">
            <text:p>3701615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609">
            <text:p>1,609</text:p>
          </table:table-cell>
        </table:table-row>
        <table:table-row table:style-name="ro1">
          <table:table-cell office:value-type="float" office:value="3406558">
            <text:p>340655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0">
            <text:p>230</text:p>
          </table:table-cell>
          <table:table-cell table:formula="of:=INDEX([.$A$2:.$D$100000];(ROW()-1)*6;1)" office:value-type="float" office:value="935233">
            <text:p>935233</text:p>
          </table:table-cell>
          <table:table-cell table:formula="of:=INDEX([.$A$2:.$D$100000];(ROW()-1)*6-1;4)" office:value-type="float" office:value="17.61">
            <text:p>17,61</text:p>
          </table:table-cell>
          <table:table-cell table:formula="of:=INDEX([.$A$2:.$D$100000];(ROW()-1)*6-2;4)" office:value-type="float" office:value="12.22">
            <text:p>12,22</text:p>
          </table:table-cell>
          <table:table-cell table:formula="of:=INDEX([.$A$2:.$D$100000];(ROW()-1)*6-1;3)" office:value-type="float" office:value="1332.92">
            <text:p>1332,92</text:p>
          </table:table-cell>
          <table:table-cell table:formula="of:=INDEX([.$A$2:.$D$100000];(ROW()-1)*6-2;3)" office:value-type="float" office:value="3903.48">
            <text:p>3903,48</text:p>
          </table:table-cell>
          <table:table-cell table:formula="of:=INDEX([.$A$2:.$D$100000];(ROW()-1)*6-1;2)" office:value-type="float" office:value="2049891.5">
            <text:p>2049891,5</text:p>
          </table:table-cell>
          <table:table-cell table:formula="of:=INDEX([.$A$2:.$D$100000];(ROW()-1)*6-2;2)" office:value-type="float" office:value="4078582">
            <text:p>4078582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391">
            <text:p>3,3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1">
            <text:p>231</text:p>
          </table:table-cell>
          <table:table-cell table:formula="of:=INDEX([.$A$2:.$D$100000];(ROW()-1)*6;1)" office:value-type="float" office:value="933520">
            <text:p>933520</text:p>
          </table:table-cell>
          <table:table-cell table:formula="of:=INDEX([.$A$2:.$D$100000];(ROW()-1)*6-1;4)" office:value-type="float" office:value="17.57">
            <text:p>17,57</text:p>
          </table:table-cell>
          <table:table-cell table:formula="of:=INDEX([.$A$2:.$D$100000];(ROW()-1)*6-2;4)" office:value-type="float" office:value="11.64">
            <text:p>11,64</text:p>
          </table:table-cell>
          <table:table-cell table:formula="of:=INDEX([.$A$2:.$D$100000];(ROW()-1)*6-1;3)" office:value-type="float" office:value="1371.16">
            <text:p>1371,16</text:p>
          </table:table-cell>
          <table:table-cell table:formula="of:=INDEX([.$A$2:.$D$100000];(ROW()-1)*6-2;3)" office:value-type="float" office:value="4458.97">
            <text:p>4458,97</text:p>
          </table:table-cell>
          <table:table-cell table:formula="of:=INDEX([.$A$2:.$D$100000];(ROW()-1)*6-1;2)" office:value-type="float" office:value="2092644.13">
            <text:p>2092644,13</text:p>
          </table:table-cell>
          <table:table-cell table:formula="of:=INDEX([.$A$2:.$D$100000];(ROW()-1)*6-2;2)" office:value-type="float" office:value="4555628">
            <text:p>4555628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2">
            <text:p>232</text:p>
          </table:table-cell>
          <table:table-cell table:formula="of:=INDEX([.$A$2:.$D$100000];(ROW()-1)*6;1)" office:value-type="float" office:value="931897">
            <text:p>931897</text:p>
          </table:table-cell>
          <table:table-cell table:formula="of:=INDEX([.$A$2:.$D$100000];(ROW()-1)*6-1;4)" office:value-type="float" office:value="17.26">
            <text:p>17,26</text:p>
          </table:table-cell>
          <table:table-cell table:formula="of:=INDEX([.$A$2:.$D$100000];(ROW()-1)*6-2;4)" office:value-type="float" office:value="10.26">
            <text:p>10,26</text:p>
          </table:table-cell>
          <table:table-cell table:formula="of:=INDEX([.$A$2:.$D$100000];(ROW()-1)*6-1;3)" office:value-type="float" office:value="1474.48">
            <text:p>1474,48</text:p>
          </table:table-cell>
          <table:table-cell table:formula="of:=INDEX([.$A$2:.$D$100000];(ROW()-1)*6-2;3)" office:value-type="float" office:value="6125.92">
            <text:p>6125,92</text:p>
          </table:table-cell>
          <table:table-cell table:formula="of:=INDEX([.$A$2:.$D$100000];(ROW()-1)*6-1;2)" office:value-type="float" office:value="2178395.5">
            <text:p>2178395,5</text:p>
          </table:table-cell>
          <table:table-cell table:formula="of:=INDEX([.$A$2:.$D$100000];(ROW()-1)*6-2;2)" office:value-type="float" office:value="6006338">
            <text:p>6006338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1.672">
            <text:p>1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3">
            <text:p>233</text:p>
          </table:table-cell>
          <table:table-cell table:formula="of:=INDEX([.$A$2:.$D$100000];(ROW()-1)*6;1)" office:value-type="float" office:value="931328">
            <text:p>931328</text:p>
          </table:table-cell>
          <table:table-cell table:formula="of:=INDEX([.$A$2:.$D$100000];(ROW()-1)*6-1;4)" office:value-type="float" office:value="17.17">
            <text:p>17,17</text:p>
          </table:table-cell>
          <table:table-cell table:formula="of:=INDEX([.$A$2:.$D$100000];(ROW()-1)*6-2;4)" office:value-type="float" office:value="9.5">
            <text:p>9,5</text:p>
          </table:table-cell>
          <table:table-cell table:formula="of:=INDEX([.$A$2:.$D$100000];(ROW()-1)*6-1;3)" office:value-type="float" office:value="1538.04">
            <text:p>1538,04</text:p>
          </table:table-cell>
          <table:table-cell table:formula="of:=INDEX([.$A$2:.$D$100000];(ROW()-1)*6-2;3)" office:value-type="float" office:value="7303.68">
            <text:p>7303,68</text:p>
          </table:table-cell>
          <table:table-cell table:formula="of:=INDEX([.$A$2:.$D$100000];(ROW()-1)*6-1;2)" office:value-type="float" office:value="2248905.5">
            <text:p>2248905,5</text:p>
          </table:table-cell>
          <table:table-cell table:formula="of:=INDEX([.$A$2:.$D$100000];(ROW()-1)*6-2;2)" office:value-type="float" office:value="7051277">
            <text:p>7051277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093721">
            <text:p>1093721</text:p>
          </table:table-cell>
          <table:table-cell office:value-type="float" office:value="991.2">
            <text:p>991,2</text:p>
          </table:table-cell>
          <table:table-cell office:value-type="float" office:value="18.17">
            <text:p>18,1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4">
            <text:p>234</text:p>
          </table:table-cell>
          <table:table-cell table:formula="of:=INDEX([.$A$2:.$D$100000];(ROW()-1)*6;1)" office:value-type="float" office:value="928900">
            <text:p>928900</text:p>
          </table:table-cell>
          <table:table-cell table:formula="of:=INDEX([.$A$2:.$D$100000];(ROW()-1)*6-1;4)" office:value-type="float" office:value="17.37">
            <text:p>17,37</text:p>
          </table:table-cell>
          <table:table-cell table:formula="of:=INDEX([.$A$2:.$D$100000];(ROW()-1)*6-2;4)" office:value-type="float" office:value="10.85">
            <text:p>10,85</text:p>
          </table:table-cell>
          <table:table-cell table:formula="of:=INDEX([.$A$2:.$D$100000];(ROW()-1)*6-1;3)" office:value-type="float" office:value="1439.45">
            <text:p>1439,45</text:p>
          </table:table-cell>
          <table:table-cell table:formula="of:=INDEX([.$A$2:.$D$100000];(ROW()-1)*6-2;3)" office:value-type="float" office:value="5343.3">
            <text:p>5343,3</text:p>
          </table:table-cell>
          <table:table-cell table:formula="of:=INDEX([.$A$2:.$D$100000];(ROW()-1)*6-1;2)" office:value-type="float" office:value="2164343.75">
            <text:p>2164343,75</text:p>
          </table:table-cell>
          <table:table-cell table:formula="of:=INDEX([.$A$2:.$D$100000];(ROW()-1)*6-2;2)" office:value-type="float" office:value="5347247">
            <text:p>5347247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47695.38">
            <text:p>547695,38</text:p>
          </table:table-cell>
          <table:table-cell office:value-type="float" office:value="340.8">
            <text:p>340,8</text:p>
          </table:table-cell>
          <table:table-cell office:value-type="float" office:value="23.56">
            <text:p>23,5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5">
            <text:p>235</text:p>
          </table:table-cell>
          <table:table-cell table:formula="of:=INDEX([.$A$2:.$D$100000];(ROW()-1)*6;1)" office:value-type="float" office:value="925110">
            <text:p>925110</text:p>
          </table:table-cell>
          <table:table-cell table:formula="of:=INDEX([.$A$2:.$D$100000];(ROW()-1)*6-1;4)" office:value-type="float" office:value="17.77">
            <text:p>17,77</text:p>
          </table:table-cell>
          <table:table-cell table:formula="of:=INDEX([.$A$2:.$D$100000];(ROW()-1)*6-2;4)" office:value-type="float" office:value="13.44">
            <text:p>13,44</text:p>
          </table:table-cell>
          <table:table-cell table:formula="of:=INDEX([.$A$2:.$D$100000];(ROW()-1)*6-1;3)" office:value-type="float" office:value="1279.01">
            <text:p>1279,01</text:p>
          </table:table-cell>
          <table:table-cell table:formula="of:=INDEX([.$A$2:.$D$100000];(ROW()-1)*6-2;3)" office:value-type="float" office:value="2943.76">
            <text:p>2943,76</text:p>
          </table:table-cell>
          <table:table-cell table:formula="of:=INDEX([.$A$2:.$D$100000];(ROW()-1)*6-1;2)" office:value-type="float" office:value="2027841.13">
            <text:p>2027841,13</text:p>
          </table:table-cell>
          <table:table-cell table:formula="of:=INDEX([.$A$2:.$D$100000];(ROW()-1)*6-2;2)" office:value-type="float" office:value="3623871">
            <text:p>3623871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428100">
            <text:p>342810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6">
            <text:p>236</text:p>
          </table:table-cell>
          <table:table-cell table:formula="of:=INDEX([.$A$2:.$D$100000];(ROW()-1)*6;1)" office:value-type="float" office:value="925416">
            <text:p>925416</text:p>
          </table:table-cell>
          <table:table-cell table:formula="of:=INDEX([.$A$2:.$D$100000];(ROW()-1)*6-1;4)" office:value-type="float" office:value="17.55">
            <text:p>17,55</text:p>
          </table:table-cell>
          <table:table-cell table:formula="of:=INDEX([.$A$2:.$D$100000];(ROW()-1)*6-2;4)" office:value-type="float" office:value="12.36">
            <text:p>12,36</text:p>
          </table:table-cell>
          <table:table-cell table:formula="of:=INDEX([.$A$2:.$D$100000];(ROW()-1)*6-1;3)" office:value-type="float" office:value="1331.92">
            <text:p>1331,92</text:p>
          </table:table-cell>
          <table:table-cell table:formula="of:=INDEX([.$A$2:.$D$100000];(ROW()-1)*6-2;3)" office:value-type="float" office:value="3773.23">
            <text:p>3773,23</text:p>
          </table:table-cell>
          <table:table-cell table:formula="of:=INDEX([.$A$2:.$D$100000];(ROW()-1)*6-1;2)" office:value-type="float" office:value="2081958.13">
            <text:p>2081958,13</text:p>
          </table:table-cell>
          <table:table-cell table:formula="of:=INDEX([.$A$2:.$D$100000];(ROW()-1)*6-2;2)" office:value-type="float" office:value="3977938">
            <text:p>3977938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265">
            <text:p>1,265</text:p>
          </table:table-cell>
        </table:table-row>
        <table:table-row table:style-name="ro1">
          <table:table-cell office:value-type="float" office:value="3.391">
            <text:p>3,3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7">
            <text:p>237</text:p>
          </table:table-cell>
          <table:table-cell table:formula="of:=INDEX([.$A$2:.$D$100000];(ROW()-1)*6;1)" office:value-type="float" office:value="921841">
            <text:p>921841</text:p>
          </table:table-cell>
          <table:table-cell table:formula="of:=INDEX([.$A$2:.$D$100000];(ROW()-1)*6-1;4)" office:value-type="float" office:value="17.5">
            <text:p>17,5</text:p>
          </table:table-cell>
          <table:table-cell table:formula="of:=INDEX([.$A$2:.$D$100000];(ROW()-1)*6-2;4)" office:value-type="float" office:value="12.01">
            <text:p>12,01</text:p>
          </table:table-cell>
          <table:table-cell table:formula="of:=INDEX([.$A$2:.$D$100000];(ROW()-1)*6-1;3)" office:value-type="float" office:value="1357.48">
            <text:p>1357,48</text:p>
          </table:table-cell>
          <table:table-cell table:formula="of:=INDEX([.$A$2:.$D$100000];(ROW()-1)*6-2;3)" office:value-type="float" office:value="4097.17">
            <text:p>4097,17</text:p>
          </table:table-cell>
          <table:table-cell table:formula="of:=INDEX([.$A$2:.$D$100000];(ROW()-1)*6-1;2)" office:value-type="float" office:value="2105306">
            <text:p>2105306</text:p>
          </table:table-cell>
          <table:table-cell table:formula="of:=INDEX([.$A$2:.$D$100000];(ROW()-1)*6-2;2)" office:value-type="float" office:value="4266459">
            <text:p>4266459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8">
            <text:p>238</text:p>
          </table:table-cell>
          <table:table-cell table:formula="of:=INDEX([.$A$2:.$D$100000];(ROW()-1)*6;1)" office:value-type="float" office:value="918878">
            <text:p>918878</text:p>
          </table:table-cell>
          <table:table-cell table:formula="of:=INDEX([.$A$2:.$D$100000];(ROW()-1)*6-1;4)" office:value-type="float" office:value="17.32">
            <text:p>17,32</text:p>
          </table:table-cell>
          <table:table-cell table:formula="of:=INDEX([.$A$2:.$D$100000];(ROW()-1)*6-2;4)" office:value-type="float" office:value="10.53">
            <text:p>10,53</text:p>
          </table:table-cell>
          <table:table-cell table:formula="of:=INDEX([.$A$2:.$D$100000];(ROW()-1)*6-1;3)" office:value-type="float" office:value="1467.08">
            <text:p>1467,08</text:p>
          </table:table-cell>
          <table:table-cell table:formula="of:=INDEX([.$A$2:.$D$100000];(ROW()-1)*6-2;3)" office:value-type="float" office:value="5758.08">
            <text:p>5758,08</text:p>
          </table:table-cell>
          <table:table-cell table:formula="of:=INDEX([.$A$2:.$D$100000];(ROW()-1)*6-1;2)" office:value-type="float" office:value="2192877.25">
            <text:p>2192877,25</text:p>
          </table:table-cell>
          <table:table-cell table:formula="of:=INDEX([.$A$2:.$D$100000];(ROW()-1)*6-2;2)" office:value-type="float" office:value="5705066">
            <text:p>5705066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437">
            <text:p>1,4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9">
            <text:p>239</text:p>
          </table:table-cell>
          <table:table-cell table:formula="of:=INDEX([.$A$2:.$D$100000];(ROW()-1)*6;1)" office:value-type="float" office:value="916491">
            <text:p>916491</text:p>
          </table:table-cell>
          <table:table-cell table:formula="of:=INDEX([.$A$2:.$D$100000];(ROW()-1)*6-1;4)" office:value-type="float" office:value="17.27">
            <text:p>17,27</text:p>
          </table:table-cell>
          <table:table-cell table:formula="of:=INDEX([.$A$2:.$D$100000];(ROW()-1)*6-2;4)" office:value-type="float" office:value="10.1">
            <text:p>10,1</text:p>
          </table:table-cell>
          <table:table-cell table:formula="of:=INDEX([.$A$2:.$D$100000];(ROW()-1)*6-1;3)" office:value-type="float" office:value="1502.84">
            <text:p>1502,84</text:p>
          </table:table-cell>
          <table:table-cell table:formula="of:=INDEX([.$A$2:.$D$100000];(ROW()-1)*6-2;3)" office:value-type="float" office:value="6358.43">
            <text:p>6358,43</text:p>
          </table:table-cell>
          <table:table-cell table:formula="of:=INDEX([.$A$2:.$D$100000];(ROW()-1)*6-1;2)" office:value-type="float" office:value="2229504.75">
            <text:p>2229504,75</text:p>
          </table:table-cell>
          <table:table-cell table:formula="of:=INDEX([.$A$2:.$D$100000];(ROW()-1)*6-2;2)" office:value-type="float" office:value="6212247">
            <text:p>6212247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082396">
            <text:p>1082396</text:p>
          </table:table-cell>
          <table:table-cell office:value-type="float" office:value="964.8">
            <text:p>964,8</text:p>
          </table:table-cell>
          <table:table-cell office:value-type="float" office:value="18.29">
            <text:p>18,2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0">
            <text:p>240</text:p>
          </table:table-cell>
          <table:table-cell table:formula="of:=INDEX([.$A$2:.$D$100000];(ROW()-1)*6;1)" office:value-type="float" office:value="913963">
            <text:p>913963</text:p>
          </table:table-cell>
          <table:table-cell table:formula="of:=INDEX([.$A$2:.$D$100000];(ROW()-1)*6-1;4)" office:value-type="float" office:value="17.08">
            <text:p>17,08</text:p>
          </table:table-cell>
          <table:table-cell table:formula="of:=INDEX([.$A$2:.$D$100000];(ROW()-1)*6-2;4)" office:value-type="float" office:value="9.45">
            <text:p>9,45</text:p>
          </table:table-cell>
          <table:table-cell table:formula="of:=INDEX([.$A$2:.$D$100000];(ROW()-1)*6-1;3)" office:value-type="float" office:value="1561.43">
            <text:p>1561,43</text:p>
          </table:table-cell>
          <table:table-cell table:formula="of:=INDEX([.$A$2:.$D$100000];(ROW()-1)*6-2;3)" office:value-type="float" office:value="7373.25">
            <text:p>7373,25</text:p>
          </table:table-cell>
          <table:table-cell table:formula="of:=INDEX([.$A$2:.$D$100000];(ROW()-1)*6-1;2)" office:value-type="float" office:value="2271514.75">
            <text:p>2271514,75</text:p>
          </table:table-cell>
          <table:table-cell table:formula="of:=INDEX([.$A$2:.$D$100000];(ROW()-1)*6-2;2)" office:value-type="float" office:value="7066077">
            <text:p>7066077</text:p>
          </table:table-cell>
          <table:table-cell table:formula="of:=INDEX([.$A$2:.$D$100000];(ROW()-1)*6-5;1)" office:value-type="float" office:value="2.266">
            <text:p>2,266</text:p>
          </table:table-cell>
          <table:table-cell table:formula="of:=INDEX([.$A$2:.$D$100000];(ROW()-1)*6-3;1)" office:value-type="float" office:value="1.265">
            <text:p>1,26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39605.19">
            <text:p>539605,19</text:p>
          </table:table-cell>
          <table:table-cell office:value-type="float" office:value="336.26">
            <text:p>336,26</text:p>
          </table:table-cell>
          <table:table-cell office:value-type="float" office:value="23.62">
            <text:p>23,6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1">
            <text:p>241</text:p>
          </table:table-cell>
          <table:table-cell table:formula="of:=INDEX([.$A$2:.$D$100000];(ROW()-1)*6;1)" office:value-type="float" office:value="912527">
            <text:p>912527</text:p>
          </table:table-cell>
          <table:table-cell table:formula="of:=INDEX([.$A$2:.$D$100000];(ROW()-1)*6-1;4)" office:value-type="float" office:value="17.66">
            <text:p>17,66</text:p>
          </table:table-cell>
          <table:table-cell table:formula="of:=INDEX([.$A$2:.$D$100000];(ROW()-1)*6-2;4)" office:value-type="float" office:value="13.49">
            <text:p>13,49</text:p>
          </table:table-cell>
          <table:table-cell table:formula="of:=INDEX([.$A$2:.$D$100000];(ROW()-1)*6-1;3)" office:value-type="float" office:value="1285.22">
            <text:p>1285,22</text:p>
          </table:table-cell>
          <table:table-cell table:formula="of:=INDEX([.$A$2:.$D$100000];(ROW()-1)*6-2;3)" office:value-type="float" office:value="2912.73">
            <text:p>2912,73</text:p>
          </table:table-cell>
          <table:table-cell table:formula="of:=INDEX([.$A$2:.$D$100000];(ROW()-1)*6-1;2)" office:value-type="float" office:value="2043410.75">
            <text:p>2043410,75</text:p>
          </table:table-cell>
          <table:table-cell table:formula="of:=INDEX([.$A$2:.$D$100000];(ROW()-1)*6-2;2)" office:value-type="float" office:value="3610256">
            <text:p>3610256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452426">
            <text:p>345242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2">
            <text:p>242</text:p>
          </table:table-cell>
          <table:table-cell table:formula="of:=INDEX([.$A$2:.$D$100000];(ROW()-1)*6;1)" office:value-type="float" office:value="910639">
            <text:p>910639</text:p>
          </table:table-cell>
          <table:table-cell table:formula="of:=INDEX([.$A$2:.$D$100000];(ROW()-1)*6-1;4)" office:value-type="float" office:value="17.65">
            <text:p>17,65</text:p>
          </table:table-cell>
          <table:table-cell table:formula="of:=INDEX([.$A$2:.$D$100000];(ROW()-1)*6-2;4)" office:value-type="float" office:value="13.39">
            <text:p>13,39</text:p>
          </table:table-cell>
          <table:table-cell table:formula="of:=INDEX([.$A$2:.$D$100000];(ROW()-1)*6-1;3)" office:value-type="float" office:value="1298.14">
            <text:p>1298,14</text:p>
          </table:table-cell>
          <table:table-cell table:formula="of:=INDEX([.$A$2:.$D$100000];(ROW()-1)*6-2;3)" office:value-type="float" office:value="2980.3">
            <text:p>2980,3</text:p>
          </table:table-cell>
          <table:table-cell table:formula="of:=INDEX([.$A$2:.$D$100000];(ROW()-1)*6-1;2)" office:value-type="float" office:value="2065552.63">
            <text:p>2065552,63</text:p>
          </table:table-cell>
          <table:table-cell table:formula="of:=INDEX([.$A$2:.$D$100000];(ROW()-1)*6-2;2)" office:value-type="float" office:value="3661447">
            <text:p>3661447</text:p>
          </table:table-cell>
          <table:table-cell table:formula="of:=INDEX([.$A$2:.$D$100000];(ROW()-1)*6-5;1)" office:value-type="float" office:value="2.265">
            <text:p>2,265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3">
            <text:p>243</text:p>
          </table:table-cell>
          <table:table-cell table:formula="of:=INDEX([.$A$2:.$D$100000];(ROW()-1)*6;1)" office:value-type="float" office:value="909228">
            <text:p>909228</text:p>
          </table:table-cell>
          <table:table-cell table:formula="of:=INDEX([.$A$2:.$D$100000];(ROW()-1)*6-1;4)" office:value-type="float" office:value="17.56">
            <text:p>17,56</text:p>
          </table:table-cell>
          <table:table-cell table:formula="of:=INDEX([.$A$2:.$D$100000];(ROW()-1)*6-2;4)" office:value-type="float" office:value="12.33">
            <text:p>12,33</text:p>
          </table:table-cell>
          <table:table-cell table:formula="of:=INDEX([.$A$2:.$D$100000];(ROW()-1)*6-1;3)" office:value-type="float" office:value="1352.17">
            <text:p>1352,17</text:p>
          </table:table-cell>
          <table:table-cell table:formula="of:=INDEX([.$A$2:.$D$100000];(ROW()-1)*6-2;3)" office:value-type="float" office:value="3802.33">
            <text:p>3802,33</text:p>
          </table:table-cell>
          <table:table-cell table:formula="of:=INDEX([.$A$2:.$D$100000];(ROW()-1)*6-1;2)" office:value-type="float" office:value="2105253.5">
            <text:p>2105253,5</text:p>
          </table:table-cell>
          <table:table-cell table:formula="of:=INDEX([.$A$2:.$D$100000];(ROW()-1)*6-2;2)" office:value-type="float" office:value="4020783">
            <text:p>4020783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4">
            <text:p>244</text:p>
          </table:table-cell>
          <table:table-cell table:formula="of:=INDEX([.$A$2:.$D$100000];(ROW()-1)*6;1)" office:value-type="float" office:value="906679">
            <text:p>906679</text:p>
          </table:table-cell>
          <table:table-cell table:formula="of:=INDEX([.$A$2:.$D$100000];(ROW()-1)*6-1;4)" office:value-type="float" office:value="17.42">
            <text:p>17,42</text:p>
          </table:table-cell>
          <table:table-cell table:formula="of:=INDEX([.$A$2:.$D$100000];(ROW()-1)*6-2;4)" office:value-type="float" office:value="11.99">
            <text:p>11,99</text:p>
          </table:table-cell>
          <table:table-cell table:formula="of:=INDEX([.$A$2:.$D$100000];(ROW()-1)*6-1;3)" office:value-type="float" office:value="1373.76">
            <text:p>1373,76</text:p>
          </table:table-cell>
          <table:table-cell table:formula="of:=INDEX([.$A$2:.$D$100000];(ROW()-1)*6-2;3)" office:value-type="float" office:value="4109.55">
            <text:p>4109,55</text:p>
          </table:table-cell>
          <table:table-cell table:formula="of:=INDEX([.$A$2:.$D$100000];(ROW()-1)*6-1;2)" office:value-type="float" office:value="2121674.5">
            <text:p>2121674,5</text:p>
          </table:table-cell>
          <table:table-cell table:formula="of:=INDEX([.$A$2:.$D$100000];(ROW()-1)*6-2;2)" office:value-type="float" office:value="4269646">
            <text:p>4269646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65">
            <text:p>1,265</text:p>
          </table:table-cell>
        </table:table-row>
        <table:table-row table:style-name="ro1">
          <table:table-cell office:value-type="float" office:value="2.062">
            <text:p>2,0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5">
            <text:p>245</text:p>
          </table:table-cell>
          <table:table-cell table:formula="of:=INDEX([.$A$2:.$D$100000];(ROW()-1)*6;1)" office:value-type="float" office:value="902633">
            <text:p>902633</text:p>
          </table:table-cell>
          <table:table-cell table:formula="of:=INDEX([.$A$2:.$D$100000];(ROW()-1)*6-1;4)" office:value-type="float" office:value="17.24">
            <text:p>17,24</text:p>
          </table:table-cell>
          <table:table-cell table:formula="of:=INDEX([.$A$2:.$D$100000];(ROW()-1)*6-2;4)" office:value-type="float" office:value="10.52">
            <text:p>10,52</text:p>
          </table:table-cell>
          <table:table-cell table:formula="of:=INDEX([.$A$2:.$D$100000];(ROW()-1)*6-1;3)" office:value-type="float" office:value="1479.13">
            <text:p>1479,13</text:p>
          </table:table-cell>
          <table:table-cell table:formula="of:=INDEX([.$A$2:.$D$100000];(ROW()-1)*6-2;3)" office:value-type="float" office:value="5767.38">
            <text:p>5767,38</text:p>
          </table:table-cell>
          <table:table-cell table:formula="of:=INDEX([.$A$2:.$D$100000];(ROW()-1)*6-1;2)" office:value-type="float" office:value="2234204.5">
            <text:p>2234204,5</text:p>
          </table:table-cell>
          <table:table-cell table:formula="of:=INDEX([.$A$2:.$D$100000];(ROW()-1)*6-2;2)" office:value-type="float" office:value="5731407">
            <text:p>5731407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064968">
            <text:p>1064968</text:p>
          </table:table-cell>
          <table:table-cell office:value-type="float" office:value="949.1">
            <text:p>949,1</text:p>
          </table:table-cell>
          <table:table-cell office:value-type="float" office:value="18.36">
            <text:p>18,3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6">
            <text:p>246</text:p>
          </table:table-cell>
          <table:table-cell table:formula="of:=INDEX([.$A$2:.$D$100000];(ROW()-1)*6;1)" office:value-type="float" office:value="900467">
            <text:p>900467</text:p>
          </table:table-cell>
          <table:table-cell table:formula="of:=INDEX([.$A$2:.$D$100000];(ROW()-1)*6-1;4)" office:value-type="float" office:value="17.19">
            <text:p>17,19</text:p>
          </table:table-cell>
          <table:table-cell table:formula="of:=INDEX([.$A$2:.$D$100000];(ROW()-1)*6-2;4)" office:value-type="float" office:value="10.11">
            <text:p>10,11</text:p>
          </table:table-cell>
          <table:table-cell table:formula="of:=INDEX([.$A$2:.$D$100000];(ROW()-1)*6-1;3)" office:value-type="float" office:value="1519.21">
            <text:p>1519,21</text:p>
          </table:table-cell>
          <table:table-cell table:formula="of:=INDEX([.$A$2:.$D$100000];(ROW()-1)*6-2;3)" office:value-type="float" office:value="6334.59">
            <text:p>6334,59</text:p>
          </table:table-cell>
          <table:table-cell table:formula="of:=INDEX([.$A$2:.$D$100000];(ROW()-1)*6-1;2)" office:value-type="float" office:value="2255963">
            <text:p>2255963</text:p>
          </table:table-cell>
          <table:table-cell table:formula="of:=INDEX([.$A$2:.$D$100000];(ROW()-1)*6-2;2)" office:value-type="float" office:value="6219745">
            <text:p>6219745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35648.56">
            <text:p>535648,56</text:p>
          </table:table-cell>
          <table:table-cell office:value-type="float" office:value="333.31">
            <text:p>333,31</text:p>
          </table:table-cell>
          <table:table-cell office:value-type="float" office:value="23.66">
            <text:p>23,6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7">
            <text:p>247</text:p>
          </table:table-cell>
          <table:table-cell table:formula="of:=INDEX([.$A$2:.$D$100000];(ROW()-1)*6;1)" office:value-type="float" office:value="897619">
            <text:p>897619</text:p>
          </table:table-cell>
          <table:table-cell table:formula="of:=INDEX([.$A$2:.$D$100000];(ROW()-1)*6-1;4)" office:value-type="float" office:value="17.12">
            <text:p>17,12</text:p>
          </table:table-cell>
          <table:table-cell table:formula="of:=INDEX([.$A$2:.$D$100000];(ROW()-1)*6-2;4)" office:value-type="float" office:value="9.45">
            <text:p>9,45</text:p>
          </table:table-cell>
          <table:table-cell table:formula="of:=INDEX([.$A$2:.$D$100000];(ROW()-1)*6-1;3)" office:value-type="float" office:value="1580.42">
            <text:p>1580,42</text:p>
          </table:table-cell>
          <table:table-cell table:formula="of:=INDEX([.$A$2:.$D$100000];(ROW()-1)*6-2;3)" office:value-type="float" office:value="7386.45">
            <text:p>7386,45</text:p>
          </table:table-cell>
          <table:table-cell table:formula="of:=INDEX([.$A$2:.$D$100000];(ROW()-1)*6-1;2)" office:value-type="float" office:value="2313693.5">
            <text:p>2313693,5</text:p>
          </table:table-cell>
          <table:table-cell table:formula="of:=INDEX([.$A$2:.$D$100000];(ROW()-1)*6-2;2)" office:value-type="float" office:value="7106497">
            <text:p>7106497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479797">
            <text:p>347979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8">
            <text:p>248</text:p>
          </table:table-cell>
          <table:table-cell table:formula="of:=INDEX([.$A$2:.$D$100000];(ROW()-1)*6;1)" office:value-type="float" office:value="895829">
            <text:p>895829</text:p>
          </table:table-cell>
          <table:table-cell table:formula="of:=INDEX([.$A$2:.$D$100000];(ROW()-1)*6-1;4)" office:value-type="float" office:value="17.03">
            <text:p>17,03</text:p>
          </table:table-cell>
          <table:table-cell table:formula="of:=INDEX([.$A$2:.$D$100000];(ROW()-1)*6-2;4)" office:value-type="float" office:value="8.93">
            <text:p>8,93</text:p>
          </table:table-cell>
          <table:table-cell table:formula="of:=INDEX([.$A$2:.$D$100000];(ROW()-1)*6-1;3)" office:value-type="float" office:value="1656.44">
            <text:p>1656,44</text:p>
          </table:table-cell>
          <table:table-cell table:formula="of:=INDEX([.$A$2:.$D$100000];(ROW()-1)*6-2;3)" office:value-type="float" office:value="8311.55">
            <text:p>8311,55</text:p>
          </table:table-cell>
          <table:table-cell table:formula="of:=INDEX([.$A$2:.$D$100000];(ROW()-1)*6-1;2)" office:value-type="float" office:value="2360649">
            <text:p>2360649</text:p>
          </table:table-cell>
          <table:table-cell table:formula="of:=INDEX([.$A$2:.$D$100000];(ROW()-1)*6-2;2)" office:value-type="float" office:value="7917836">
            <text:p>7917836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1.937">
            <text:p>1,937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9">
            <text:p>249</text:p>
          </table:table-cell>
          <table:table-cell table:formula="of:=INDEX([.$A$2:.$D$100000];(ROW()-1)*6;1)" office:value-type="float" office:value="893498">
            <text:p>893498</text:p>
          </table:table-cell>
          <table:table-cell table:formula="of:=INDEX([.$A$2:.$D$100000];(ROW()-1)*6-1;4)" office:value-type="float" office:value="17.58">
            <text:p>17,58</text:p>
          </table:table-cell>
          <table:table-cell table:formula="of:=INDEX([.$A$2:.$D$100000];(ROW()-1)*6-2;4)" office:value-type="float" office:value="13.37">
            <text:p>13,37</text:p>
          </table:table-cell>
          <table:table-cell table:formula="of:=INDEX([.$A$2:.$D$100000];(ROW()-1)*6-1;3)" office:value-type="float" office:value="1306.65">
            <text:p>1306,65</text:p>
          </table:table-cell>
          <table:table-cell table:formula="of:=INDEX([.$A$2:.$D$100000];(ROW()-1)*6-2;3)" office:value-type="float" office:value="2994.83">
            <text:p>2994,83</text:p>
          </table:table-cell>
          <table:table-cell table:formula="of:=INDEX([.$A$2:.$D$100000];(ROW()-1)*6-1;2)" office:value-type="float" office:value="2085040">
            <text:p>2085040</text:p>
          </table:table-cell>
          <table:table-cell table:formula="of:=INDEX([.$A$2:.$D$100000];(ROW()-1)*6-2;2)" office:value-type="float" office:value="3706297">
            <text:p>3706297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0">
            <text:p>250</text:p>
          </table:table-cell>
          <table:table-cell table:formula="of:=INDEX([.$A$2:.$D$100000];(ROW()-1)*6;1)" office:value-type="float" office:value="890720">
            <text:p>890720</text:p>
          </table:table-cell>
          <table:table-cell table:formula="of:=INDEX([.$A$2:.$D$100000];(ROW()-1)*6-1;4)" office:value-type="float" office:value="17.48">
            <text:p>17,48</text:p>
          </table:table-cell>
          <table:table-cell table:formula="of:=INDEX([.$A$2:.$D$100000];(ROW()-1)*6-2;4)" office:value-type="float" office:value="13.03">
            <text:p>13,03</text:p>
          </table:table-cell>
          <table:table-cell table:formula="of:=INDEX([.$A$2:.$D$100000];(ROW()-1)*6-1;3)" office:value-type="float" office:value="1347.71">
            <text:p>1347,71</text:p>
          </table:table-cell>
          <table:table-cell table:formula="of:=INDEX([.$A$2:.$D$100000];(ROW()-1)*6-2;3)" office:value-type="float" office:value="3238.69">
            <text:p>3238,69</text:p>
          </table:table-cell>
          <table:table-cell table:formula="of:=INDEX([.$A$2:.$D$100000];(ROW()-1)*6-1;2)" office:value-type="float" office:value="2117835.25">
            <text:p>2117835,25</text:p>
          </table:table-cell>
          <table:table-cell table:formula="of:=INDEX([.$A$2:.$D$100000];(ROW()-1)*6-2;2)" office:value-type="float" office:value="3801882">
            <text:p>3801882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2.062">
            <text:p>2,0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1">
            <text:p>251</text:p>
          </table:table-cell>
          <table:table-cell table:formula="of:=INDEX([.$A$2:.$D$100000];(ROW()-1)*6;1)" office:value-type="float" office:value="888341">
            <text:p>888341</text:p>
          </table:table-cell>
          <table:table-cell table:formula="of:=INDEX([.$A$2:.$D$100000];(ROW()-1)*6-1;4)" office:value-type="float" office:value="17.46">
            <text:p>17,46</text:p>
          </table:table-cell>
          <table:table-cell table:formula="of:=INDEX([.$A$2:.$D$100000];(ROW()-1)*6-2;4)" office:value-type="float" office:value="12.08">
            <text:p>12,08</text:p>
          </table:table-cell>
          <table:table-cell table:formula="of:=INDEX([.$A$2:.$D$100000];(ROW()-1)*6-1;3)" office:value-type="float" office:value="1376.36">
            <text:p>1376,36</text:p>
          </table:table-cell>
          <table:table-cell table:formula="of:=INDEX([.$A$2:.$D$100000];(ROW()-1)*6-2;3)" office:value-type="float" office:value="4028.71">
            <text:p>4028,71</text:p>
          </table:table-cell>
          <table:table-cell table:formula="of:=INDEX([.$A$2:.$D$100000];(ROW()-1)*6-1;2)" office:value-type="float" office:value="2132078.75">
            <text:p>2132078,75</text:p>
          </table:table-cell>
          <table:table-cell table:formula="of:=INDEX([.$A$2:.$D$100000];(ROW()-1)*6-2;2)" office:value-type="float" office:value="4212785">
            <text:p>4212785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float" office:value="1058038">
            <text:p>1058038</text:p>
          </table:table-cell>
          <table:table-cell office:value-type="float" office:value="951.08">
            <text:p>951,08</text:p>
          </table:table-cell>
          <table:table-cell office:value-type="float" office:value="18.35">
            <text:p>18,3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2">
            <text:p>252</text:p>
          </table:table-cell>
          <table:table-cell table:formula="of:=INDEX([.$A$2:.$D$100000];(ROW()-1)*6;1)" office:value-type="float" office:value="885666">
            <text:p>885666</text:p>
          </table:table-cell>
          <table:table-cell table:formula="of:=INDEX([.$A$2:.$D$100000];(ROW()-1)*6-1;4)" office:value-type="float" office:value="17.41">
            <text:p>17,41</text:p>
          </table:table-cell>
          <table:table-cell table:formula="of:=INDEX([.$A$2:.$D$100000];(ROW()-1)*6-2;4)" office:value-type="float" office:value="11.62">
            <text:p>11,62</text:p>
          </table:table-cell>
          <table:table-cell table:formula="of:=INDEX([.$A$2:.$D$100000];(ROW()-1)*6-1;3)" office:value-type="float" office:value="1412.57">
            <text:p>1412,57</text:p>
          </table:table-cell>
          <table:table-cell table:formula="of:=INDEX([.$A$2:.$D$100000];(ROW()-1)*6-2;3)" office:value-type="float" office:value="4473.4">
            <text:p>4473,4</text:p>
          </table:table-cell>
          <table:table-cell table:formula="of:=INDEX([.$A$2:.$D$100000];(ROW()-1)*6-1;2)" office:value-type="float" office:value="2177383.75">
            <text:p>2177383,75</text:p>
          </table:table-cell>
          <table:table-cell table:formula="of:=INDEX([.$A$2:.$D$100000];(ROW()-1)*6-2;2)" office:value-type="float" office:value="4596763">
            <text:p>4596763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rg</text:p>
          </table:table-cell>
          <table:table-cell office:value-type="float" office:value="531174.88">
            <text:p>531174,88</text:p>
          </table:table-cell>
          <table:table-cell office:value-type="float" office:value="330.36">
            <text:p>330,36</text:p>
          </table:table-cell>
          <table:table-cell office:value-type="float" office:value="23.7">
            <text:p>23,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3">
            <text:p>253</text:p>
          </table:table-cell>
          <table:table-cell table:formula="of:=INDEX([.$A$2:.$D$100000];(ROW()-1)*6;1)" office:value-type="float" office:value="884834">
            <text:p>884834</text:p>
          </table:table-cell>
          <table:table-cell table:formula="of:=INDEX([.$A$2:.$D$100000];(ROW()-1)*6-1;4)" office:value-type="float" office:value="17.13">
            <text:p>17,13</text:p>
          </table:table-cell>
          <table:table-cell table:formula="of:=INDEX([.$A$2:.$D$100000];(ROW()-1)*6-2;4)" office:value-type="float" office:value="10.26">
            <text:p>10,26</text:p>
          </table:table-cell>
          <table:table-cell table:formula="of:=INDEX([.$A$2:.$D$100000];(ROW()-1)*6-1;3)" office:value-type="float" office:value="1512.7">
            <text:p>1512,7</text:p>
          </table:table-cell>
          <table:table-cell table:formula="of:=INDEX([.$A$2:.$D$100000];(ROW()-1)*6-2;3)" office:value-type="float" office:value="6118.08">
            <text:p>6118,08</text:p>
          </table:table-cell>
          <table:table-cell table:formula="of:=INDEX([.$A$2:.$D$100000];(ROW()-1)*6-1;2)" office:value-type="float" office:value="2262890">
            <text:p>2262890</text:p>
          </table:table-cell>
          <table:table-cell table:formula="of:=INDEX([.$A$2:.$D$100000];(ROW()-1)*6-2;2)" office:value-type="float" office:value="6028289">
            <text:p>6028289</text:p>
          </table:table-cell>
          <table:table-cell table:formula="of:=INDEX([.$A$2:.$D$100000];(ROW()-1)*6-5;1)" office:value-type="float" office:value="2.328">
            <text:p>2,328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507192">
            <text:p>350719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4">
            <text:p>254</text:p>
          </table:table-cell>
          <table:table-cell table:formula="of:=INDEX([.$A$2:.$D$100000];(ROW()-1)*6;1)" office:value-type="float" office:value="881970">
            <text:p>881970</text:p>
          </table:table-cell>
          <table:table-cell table:formula="of:=INDEX([.$A$2:.$D$100000];(ROW()-1)*6-1;4)" office:value-type="float" office:value="17.05">
            <text:p>17,05</text:p>
          </table:table-cell>
          <table:table-cell table:formula="of:=INDEX([.$A$2:.$D$100000];(ROW()-1)*6-2;4)" office:value-type="float" office:value="9.85">
            <text:p>9,85</text:p>
          </table:table-cell>
          <table:table-cell table:formula="of:=INDEX([.$A$2:.$D$100000];(ROW()-1)*6-1;3)" office:value-type="float" office:value="1559.56">
            <text:p>1559,56</text:p>
          </table:table-cell>
          <table:table-cell table:formula="of:=INDEX([.$A$2:.$D$100000];(ROW()-1)*6-2;3)" office:value-type="float" office:value="6729.71">
            <text:p>6729,71</text:p>
          </table:table-cell>
          <table:table-cell table:formula="of:=INDEX([.$A$2:.$D$100000];(ROW()-1)*6-1;2)" office:value-type="float" office:value="2306869">
            <text:p>2306869</text:p>
          </table:table-cell>
          <table:table-cell table:formula="of:=INDEX([.$A$2:.$D$100000];(ROW()-1)*6-2;2)" office:value-type="float" office:value="6567679">
            <text:p>6567679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3.422">
            <text:p>3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5">
            <text:p>255</text:p>
          </table:table-cell>
          <table:table-cell table:formula="of:=INDEX([.$A$2:.$D$100000];(ROW()-1)*6;1)" office:value-type="float" office:value="879393">
            <text:p>879393</text:p>
          </table:table-cell>
          <table:table-cell table:formula="of:=INDEX([.$A$2:.$D$100000];(ROW()-1)*6-1;4)" office:value-type="float" office:value="16.94">
            <text:p>16,94</text:p>
          </table:table-cell>
          <table:table-cell table:formula="of:=INDEX([.$A$2:.$D$100000];(ROW()-1)*6-2;4)" office:value-type="float" office:value="9.08">
            <text:p>9,08</text:p>
          </table:table-cell>
          <table:table-cell table:formula="of:=INDEX([.$A$2:.$D$100000];(ROW()-1)*6-1;3)" office:value-type="float" office:value="1648.56">
            <text:p>1648,56</text:p>
          </table:table-cell>
          <table:table-cell table:formula="of:=INDEX([.$A$2:.$D$100000];(ROW()-1)*6-2;3)" office:value-type="float" office:value="8040.94">
            <text:p>8040,94</text:p>
          </table:table-cell>
          <table:table-cell table:formula="of:=INDEX([.$A$2:.$D$100000];(ROW()-1)*6-1;2)" office:value-type="float" office:value="2391539.75">
            <text:p>2391539,75</text:p>
          </table:table-cell>
          <table:table-cell table:formula="of:=INDEX([.$A$2:.$D$100000];(ROW()-1)*6-2;2)" office:value-type="float" office:value="7703930">
            <text:p>7703930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43664">
            <text:p>1043664</text:p>
          </table:table-cell>
          <table:table-cell office:value-type="float" office:value="935.31">
            <text:p>935,31</text:p>
          </table:table-cell>
          <table:table-cell office:value-type="float" office:value="18.42">
            <text:p>18,4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23772.31">
            <text:p>523772,31</text:p>
          </table:table-cell>
          <table:table-cell office:value-type="float" office:value="326.51">
            <text:p>326,51</text:p>
          </table:table-cell>
          <table:table-cell office:value-type="float" office:value="23.75">
            <text:p>23,75</text:p>
          </table:table-cell>
          <table:table-cell table:number-columns-repeated="11"/>
        </table:table-row>
        <table:table-row table:style-name="ro1">
          <table:table-cell office:value-type="float" office:value="3530738">
            <text:p>3530738</text:p>
          </table:table-cell>
          <table:table-cell table:number-columns-repeated="14"/>
        </table:table-row>
        <table:table-row table:style-name="ro1">
          <table:table-cell office:value-type="float" office:value="3.438">
            <text:p>3,438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26057">
            <text:p>1026057</text:p>
          </table:table-cell>
          <table:table-cell office:value-type="float" office:value="938.77">
            <text:p>938,77</text:p>
          </table:table-cell>
          <table:table-cell office:value-type="float" office:value="18.41">
            <text:p>18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18952.63">
            <text:p>518952,63</text:p>
          </table:table-cell>
          <table:table-cell office:value-type="float" office:value="322.93">
            <text:p>322,93</text:p>
          </table:table-cell>
          <table:table-cell office:value-type="float" office:value="23.8">
            <text:p>23,8</text:p>
          </table:table-cell>
          <table:table-cell table:number-columns-repeated="11"/>
        </table:table-row>
        <table:table-row table:style-name="ro1">
          <table:table-cell office:value-type="float" office:value="3565924">
            <text:p>3565924</text:p>
          </table:table-cell>
          <table:table-cell table:number-columns-repeated="14"/>
        </table:table-row>
        <table:table-row table:style-name="ro1">
          <table:table-cell office:value-type="float" office:value="3.453">
            <text:p>3,453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12">
            <text:p>1,8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21650">
            <text:p>1021650</text:p>
          </table:table-cell>
          <table:table-cell office:value-type="float" office:value="939.09">
            <text:p>939,09</text:p>
          </table:table-cell>
          <table:table-cell office:value-type="float" office:value="18.4">
            <text:p>18,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15855.47">
            <text:p>515855,47</text:p>
          </table:table-cell>
          <table:table-cell office:value-type="float" office:value="320.89">
            <text:p>320,89</text:p>
          </table:table-cell>
          <table:table-cell office:value-type="float" office:value="23.83">
            <text:p>23,83</text:p>
          </table:table-cell>
          <table:table-cell table:number-columns-repeated="11"/>
        </table:table-row>
        <table:table-row table:style-name="ro1">
          <table:table-cell office:value-type="float" office:value="3585976">
            <text:p>3585976</text:p>
          </table:table-cell>
          <table:table-cell table:number-columns-repeated="14"/>
        </table:table-row>
        <table:table-row table:style-name="ro1">
          <table:table-cell office:value-type="float" office:value="3.437">
            <text:p>3,437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10284">
            <text:p>1010284</text:p>
          </table:table-cell>
          <table:table-cell office:value-type="float" office:value="907.55">
            <text:p>907,55</text:p>
          </table:table-cell>
          <table:table-cell office:value-type="float" office:value="18.55">
            <text:p>18,5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78597.19">
            <text:p>478597,19</text:p>
          </table:table-cell>
          <table:table-cell office:value-type="float" office:value="314.57">
            <text:p>314,57</text:p>
          </table:table-cell>
          <table:table-cell office:value-type="float" office:value="24.1">
            <text:p>24,1</text:p>
          </table:table-cell>
          <table:table-cell table:number-columns-repeated="11"/>
        </table:table-row>
        <table:table-row table:style-name="ro1">
          <table:table-cell office:value-type="float" office:value="3624592">
            <text:p>3624592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08821">
            <text:p>1008821</text:p>
          </table:table-cell>
          <table:table-cell office:value-type="float" office:value="897.97">
            <text:p>897,97</text:p>
          </table:table-cell>
          <table:table-cell office:value-type="float" office:value="18.6">
            <text:p>18,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74951.13">
            <text:p>474951,13</text:p>
          </table:table-cell>
          <table:table-cell office:value-type="float" office:value="312.27">
            <text:p>312,27</text:p>
          </table:table-cell>
          <table:table-cell office:value-type="float" office:value="24.12">
            <text:p>24,12</text:p>
          </table:table-cell>
          <table:table-cell table:number-columns-repeated="11"/>
        </table:table-row>
        <table:table-row table:style-name="ro1">
          <table:table-cell office:value-type="float" office:value="3648228">
            <text:p>3648228</text:p>
          </table:table-cell>
          <table:table-cell table:number-columns-repeated="14"/>
        </table:table-row>
        <table:table-row table:style-name="ro1">
          <table:table-cell office:value-type="float" office:value="3.469">
            <text:p>3,469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05431">
            <text:p>1005431</text:p>
          </table:table-cell>
          <table:table-cell office:value-type="float" office:value="858.36">
            <text:p>858,36</text:p>
          </table:table-cell>
          <table:table-cell office:value-type="float" office:value="18.79">
            <text:p>18,7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67157.47">
            <text:p>467157,47</text:p>
          </table:table-cell>
          <table:table-cell office:value-type="float" office:value="307.62">
            <text:p>307,62</text:p>
          </table:table-cell>
          <table:table-cell office:value-type="float" office:value="24.19">
            <text:p>24,19</text:p>
          </table:table-cell>
          <table:table-cell table:number-columns-repeated="11"/>
        </table:table-row>
        <table:table-row table:style-name="ro1">
          <table:table-cell office:value-type="float" office:value="3684538">
            <text:p>3684538</text:p>
          </table:table-cell>
          <table:table-cell table:number-columns-repeated="14"/>
        </table:table-row>
        <table:table-row table:style-name="ro1">
          <table:table-cell office:value-type="float" office:value="3.781">
            <text:p>3,781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94675">
            <text:p>994675</text:p>
          </table:table-cell>
          <table:table-cell office:value-type="float" office:value="870.89">
            <text:p>870,89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94695.97">
            <text:p>494695,97</text:p>
          </table:table-cell>
          <table:table-cell office:value-type="float" office:value="304.55">
            <text:p>304,55</text:p>
          </table:table-cell>
          <table:table-cell office:value-type="float" office:value="24.05">
            <text:p>24,05</text:p>
          </table:table-cell>
          <table:table-cell table:number-columns-repeated="11"/>
        </table:table-row>
        <table:table-row table:style-name="ro1">
          <table:table-cell office:value-type="float" office:value="3723655">
            <text:p>3723655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84407">
            <text:p>984407</text:p>
          </table:table-cell>
          <table:table-cell office:value-type="float" office:value="872.41">
            <text:p>872,41</text:p>
          </table:table-cell>
          <table:table-cell office:value-type="float" office:value="18.72">
            <text:p>18,7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89406.41">
            <text:p>489406,41</text:p>
          </table:table-cell>
          <table:table-cell office:value-type="float" office:value="300.67">
            <text:p>300,67</text:p>
          </table:table-cell>
          <table:table-cell office:value-type="float" office:value="24.11">
            <text:p>24,11</text:p>
          </table:table-cell>
          <table:table-cell table:number-columns-repeated="11"/>
        </table:table-row>
        <table:table-row table:style-name="ro1">
          <table:table-cell office:value-type="float" office:value="3752066">
            <text:p>3752066</text:p>
          </table:table-cell>
          <table:table-cell table:number-columns-repeated="14"/>
        </table:table-row>
        <table:table-row table:style-name="ro1">
          <table:table-cell office:value-type="float" office:value="3.625">
            <text:p>3,625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80614">
            <text:p>980614</text:p>
          </table:table-cell>
          <table:table-cell office:value-type="float" office:value="868.57">
            <text:p>868,57</text:p>
          </table:table-cell>
          <table:table-cell office:value-type="float" office:value="18.74">
            <text:p>18,7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85359.19">
            <text:p>485359,19</text:p>
          </table:table-cell>
          <table:table-cell office:value-type="float" office:value="297.41">
            <text:p>297,41</text:p>
          </table:table-cell>
          <table:table-cell office:value-type="float" office:value="24.16">
            <text:p>24,16</text:p>
          </table:table-cell>
          <table:table-cell table:number-columns-repeated="11"/>
        </table:table-row>
        <table:table-row table:style-name="ro1">
          <table:table-cell office:value-type="float" office:value="3783545">
            <text:p>3783545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68283">
            <text:p>968283</text:p>
          </table:table-cell>
          <table:table-cell office:value-type="float" office:value="870.52">
            <text:p>870,52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73962.03">
            <text:p>473962,03</text:p>
          </table:table-cell>
          <table:table-cell office:value-type="float" office:value="293.98">
            <text:p>293,98</text:p>
          </table:table-cell>
          <table:table-cell office:value-type="float" office:value="24.43">
            <text:p>24,43</text:p>
          </table:table-cell>
          <table:table-cell table:number-columns-repeated="11"/>
        </table:table-row>
        <table:table-row table:style-name="ro1">
          <table:table-cell office:value-type="float" office:value="3835824">
            <text:p>3835824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61068">
            <text:p>961068</text:p>
          </table:table-cell>
          <table:table-cell office:value-type="float" office:value="866.98">
            <text:p>866,98</text:p>
          </table:table-cell>
          <table:table-cell office:value-type="float" office:value="18.75">
            <text:p>18,7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71719.59">
            <text:p>471719,59</text:p>
          </table:table-cell>
          <table:table-cell office:value-type="float" office:value="292.35">
            <text:p>292,35</text:p>
          </table:table-cell>
          <table:table-cell office:value-type="float" office:value="24.42">
            <text:p>24,42</text:p>
          </table:table-cell>
          <table:table-cell table:number-columns-repeated="11"/>
        </table:table-row>
        <table:table-row table:style-name="ro1">
          <table:table-cell office:value-type="float" office:value="3851575">
            <text:p>3851575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48150">
            <text:p>948150</text:p>
          </table:table-cell>
          <table:table-cell office:value-type="float" office:value="868.38">
            <text:p>868,38</text:p>
          </table:table-cell>
          <table:table-cell office:value-type="float" office:value="18.74">
            <text:p>18,7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66337.53">
            <text:p>466337,53</text:p>
          </table:table-cell>
          <table:table-cell office:value-type="float" office:value="288.77">
            <text:p>288,77</text:p>
          </table:table-cell>
          <table:table-cell office:value-type="float" office:value="24.48">
            <text:p>24,48</text:p>
          </table:table-cell>
          <table:table-cell table:number-columns-repeated="11"/>
        </table:table-row>
        <table:table-row table:style-name="ro1">
          <table:table-cell office:value-type="float" office:value="3898667">
            <text:p>3898667</text:p>
          </table:table-cell>
          <table:table-cell table:number-columns-repeated="14"/>
        </table:table-row>
        <table:table-row table:style-name="ro1">
          <table:table-cell office:value-type="float" office:value="3.563">
            <text:p>3,563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48427">
            <text:p>948427</text:p>
          </table:table-cell>
          <table:table-cell office:value-type="float" office:value="928.71">
            <text:p>928,71</text:p>
          </table:table-cell>
          <table:table-cell office:value-type="float" office:value="18.45">
            <text:p>18,4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65631.13">
            <text:p>465631,13</text:p>
          </table:table-cell>
          <table:table-cell office:value-type="float" office:value="285.34">
            <text:p>285,34</text:p>
          </table:table-cell>
          <table:table-cell office:value-type="float" office:value="24.37">
            <text:p>24,37</text:p>
          </table:table-cell>
          <table:table-cell table:number-columns-repeated="11"/>
        </table:table-row>
        <table:table-row table:style-name="ro1">
          <table:table-cell office:value-type="float" office:value="3945977">
            <text:p>3945977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62218">
            <text:p>962218</text:p>
          </table:table-cell>
          <table:table-cell office:value-type="float" office:value="945.08">
            <text:p>945,08</text:p>
          </table:table-cell>
          <table:table-cell office:value-type="float" office:value="18.38">
            <text:p>18,3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60541.25">
            <text:p>460541,25</text:p>
          </table:table-cell>
          <table:table-cell office:value-type="float" office:value="281.88">
            <text:p>281,88</text:p>
          </table:table-cell>
          <table:table-cell office:value-type="float" office:value="24.44">
            <text:p>24,44</text:p>
          </table:table-cell>
          <table:table-cell table:number-columns-repeated="11"/>
        </table:table-row>
        <table:table-row table:style-name="ro1">
          <table:table-cell office:value-type="float" office:value="3986131">
            <text:p>3986131</text:p>
          </table:table-cell>
          <table:table-cell table:number-columns-repeated="14"/>
        </table:table-row>
        <table:table-row table:style-name="ro1">
          <table:table-cell office:value-type="float" office:value="3.594">
            <text:p>3,594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57653">
            <text:p>957653</text:p>
          </table:table-cell>
          <table:table-cell office:value-type="float" office:value="940.16">
            <text:p>940,16</text:p>
          </table:table-cell>
          <table:table-cell office:value-type="float" office:value="18.4">
            <text:p>18,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57049.44">
            <text:p>457049,44</text:p>
          </table:table-cell>
          <table:table-cell office:value-type="float" office:value="279.47">
            <text:p>279,47</text:p>
          </table:table-cell>
          <table:table-cell office:value-type="float" office:value="24.48">
            <text:p>24,48</text:p>
          </table:table-cell>
          <table:table-cell table:number-columns-repeated="11"/>
        </table:table-row>
        <table:table-row table:style-name="ro1">
          <table:table-cell office:value-type="float" office:value="4008922">
            <text:p>4008922</text:p>
          </table:table-cell>
          <table:table-cell table:number-columns-repeated="14"/>
        </table:table-row>
        <table:table-row table:style-name="ro1">
          <table:table-cell office:value-type="float" office:value="3.594">
            <text:p>3,594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57538">
            <text:p>957538</text:p>
          </table:table-cell>
          <table:table-cell office:value-type="float" office:value="940.22">
            <text:p>940,22</text:p>
          </table:table-cell>
          <table:table-cell office:value-type="float" office:value="18.4">
            <text:p>18,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55374.44">
            <text:p>455374,44</text:p>
          </table:table-cell>
          <table:table-cell office:value-type="float" office:value="278.48">
            <text:p>278,48</text:p>
          </table:table-cell>
          <table:table-cell office:value-type="float" office:value="24.5">
            <text:p>24,5</text:p>
          </table:table-cell>
          <table:table-cell table:number-columns-repeated="11"/>
        </table:table-row>
        <table:table-row table:style-name="ro1">
          <table:table-cell office:value-type="float" office:value="4020889">
            <text:p>4020889</text:p>
          </table:table-cell>
          <table:table-cell table:number-columns-repeated="14"/>
        </table:table-row>
        <table:table-row table:style-name="ro1">
          <table:table-cell office:value-type="float" office:value="3.75">
            <text:p>3,75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79679">
            <text:p>879679</text:p>
          </table:table-cell>
          <table:table-cell office:value-type="float" office:value="833.68">
            <text:p>833,68</text:p>
          </table:table-cell>
          <table:table-cell office:value-type="float" office:value="18.92">
            <text:p>18,9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34948.31">
            <text:p>434948,31</text:p>
          </table:table-cell>
          <table:table-cell office:value-type="float" office:value="268.96">
            <text:p>268,96</text:p>
          </table:table-cell>
          <table:table-cell office:value-type="float" office:value="24.63">
            <text:p>24,63</text:p>
          </table:table-cell>
          <table:table-cell table:number-columns-repeated="11"/>
        </table:table-row>
        <table:table-row table:style-name="ro1">
          <table:table-cell office:value-type="float" office:value="4112229">
            <text:p>4112229</text:p>
          </table:table-cell>
          <table:table-cell table:number-columns-repeated="14"/>
        </table:table-row>
        <table:table-row table:style-name="ro1">
          <table:table-cell office:value-type="float" office:value="3.625">
            <text:p>3,625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75961">
            <text:p>875961</text:p>
          </table:table-cell>
          <table:table-cell office:value-type="float" office:value="838.66">
            <text:p>838,66</text:p>
          </table:table-cell>
          <table:table-cell office:value-type="float" office:value="18.89">
            <text:p>18,8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31263.28">
            <text:p>431263,28</text:p>
          </table:table-cell>
          <table:table-cell office:value-type="float" office:value="266.32">
            <text:p>266,32</text:p>
          </table:table-cell>
          <table:table-cell office:value-type="float" office:value="24.68">
            <text:p>24,68</text:p>
          </table:table-cell>
          <table:table-cell table:number-columns-repeated="11"/>
        </table:table-row>
        <table:table-row table:style-name="ro1">
          <table:table-cell office:value-type="float" office:value="4140454">
            <text:p>4140454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14">
            <text:p>2,1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69787">
            <text:p>869787</text:p>
          </table:table-cell>
          <table:table-cell office:value-type="float" office:value="830.16">
            <text:p>830,16</text:p>
          </table:table-cell>
          <table:table-cell office:value-type="float" office:value="18.94">
            <text:p>18,9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25724.53">
            <text:p>425724,53</text:p>
          </table:table-cell>
          <table:table-cell office:value-type="float" office:value="262.33">
            <text:p>262,33</text:p>
          </table:table-cell>
          <table:table-cell office:value-type="float" office:value="24.77">
            <text:p>24,77</text:p>
          </table:table-cell>
          <table:table-cell table:number-columns-repeated="11"/>
        </table:table-row>
        <table:table-row table:style-name="ro1">
          <table:table-cell office:value-type="float" office:value="4191849">
            <text:p>4191849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71430">
            <text:p>871430</text:p>
          </table:table-cell>
          <table:table-cell office:value-type="float" office:value="843.11">
            <text:p>843,11</text:p>
          </table:table-cell>
          <table:table-cell office:value-type="float" office:value="18.87">
            <text:p>18,8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27460.44">
            <text:p>427460,44</text:p>
          </table:table-cell>
          <table:table-cell office:value-type="float" office:value="258.5">
            <text:p>258,5</text:p>
          </table:table-cell>
          <table:table-cell office:value-type="float" office:value="24.84">
            <text:p>24,84</text:p>
          </table:table-cell>
          <table:table-cell table:number-columns-repeated="11"/>
        </table:table-row>
        <table:table-row table:style-name="ro1">
          <table:table-cell office:value-type="float" office:value="4257923">
            <text:p>4257923</text:p>
          </table:table-cell>
          <table:table-cell table:number-columns-repeated="14"/>
        </table:table-row>
        <table:table-row table:style-name="ro1">
          <table:table-cell office:value-type="float" office:value="3.687">
            <text:p>3,687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66559">
            <text:p>866559</text:p>
          </table:table-cell>
          <table:table-cell office:value-type="float" office:value="839.01">
            <text:p>839,01</text:p>
          </table:table-cell>
          <table:table-cell office:value-type="float" office:value="18.89">
            <text:p>18,8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21325.53">
            <text:p>421325,53</text:p>
          </table:table-cell>
          <table:table-cell office:value-type="float" office:value="254.14">
            <text:p>254,14</text:p>
          </table:table-cell>
          <table:table-cell office:value-type="float" office:value="24.91">
            <text:p>24,91</text:p>
          </table:table-cell>
          <table:table-cell table:number-columns-repeated="11"/>
        </table:table-row>
        <table:table-row table:style-name="ro1">
          <table:table-cell office:value-type="float" office:value="4306715">
            <text:p>4306715</text:p>
          </table:table-cell>
          <table:table-cell table:number-columns-repeated="14"/>
        </table:table-row>
        <table:table-row table:style-name="ro1">
          <table:table-cell office:value-type="float" office:value="3.734">
            <text:p>3,734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64399">
            <text:p>864399</text:p>
          </table:table-cell>
          <table:table-cell office:value-type="float" office:value="837.05">
            <text:p>837,05</text:p>
          </table:table-cell>
          <table:table-cell office:value-type="float" office:value="18.9">
            <text:p>18,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17479.41">
            <text:p>417479,41</text:p>
          </table:table-cell>
          <table:table-cell office:value-type="float" office:value="251.62">
            <text:p>251,62</text:p>
          </table:table-cell>
          <table:table-cell office:value-type="float" office:value="24.96">
            <text:p>24,96</text:p>
          </table:table-cell>
          <table:table-cell table:number-columns-repeated="11"/>
        </table:table-row>
        <table:table-row table:style-name="ro1">
          <table:table-cell office:value-type="float" office:value="4357017">
            <text:p>4357017</text:p>
          </table:table-cell>
          <table:table-cell table:number-columns-repeated="14"/>
        </table:table-row>
        <table:table-row table:style-name="ro1">
          <table:table-cell office:value-type="float" office:value="3.766">
            <text:p>3,766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39697">
            <text:p>839697</text:p>
          </table:table-cell>
          <table:table-cell office:value-type="float" office:value="820.68">
            <text:p>820,68</text:p>
          </table:table-cell>
          <table:table-cell office:value-type="float" office:value="18.99">
            <text:p>18,9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02637.84">
            <text:p>402637,84</text:p>
          </table:table-cell>
          <table:table-cell office:value-type="float" office:value="244.69">
            <text:p>244,69</text:p>
          </table:table-cell>
          <table:table-cell office:value-type="float" office:value="25.08">
            <text:p>25,08</text:p>
          </table:table-cell>
          <table:table-cell table:number-columns-repeated="11"/>
        </table:table-row>
        <table:table-row table:style-name="ro1">
          <table:table-cell office:value-type="float" office:value="4428787">
            <text:p>4428787</text:p>
          </table:table-cell>
          <table:table-cell table:number-columns-repeated="14"/>
        </table:table-row>
        <table:table-row table:style-name="ro1">
          <table:table-cell office:value-type="float" office:value="3.781">
            <text:p>3,781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52374">
            <text:p>852374</text:p>
          </table:table-cell>
          <table:table-cell office:value-type="float" office:value="834.46">
            <text:p>834,46</text:p>
          </table:table-cell>
          <table:table-cell office:value-type="float" office:value="18.92">
            <text:p>18,9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99765.84">
            <text:p>399765,84</text:p>
          </table:table-cell>
          <table:table-cell office:value-type="float" office:value="242.41">
            <text:p>242,41</text:p>
          </table:table-cell>
          <table:table-cell office:value-type="float" office:value="25.13">
            <text:p>25,13</text:p>
          </table:table-cell>
          <table:table-cell table:number-columns-repeated="11"/>
        </table:table-row>
        <table:table-row table:style-name="ro1">
          <table:table-cell office:value-type="float" office:value="4489800">
            <text:p>4489800</text:p>
          </table:table-cell>
          <table:table-cell table:number-columns-repeated="14"/>
        </table:table-row>
        <table:table-row table:style-name="ro1">
          <table:table-cell office:value-type="float" office:value="3.797">
            <text:p>3,797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44567">
            <text:p>844567</text:p>
          </table:table-cell>
          <table:table-cell office:value-type="float" office:value="825.99">
            <text:p>825,99</text:p>
          </table:table-cell>
          <table:table-cell office:value-type="float" office:value="18.96">
            <text:p>18,9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93943.91">
            <text:p>393943,91</text:p>
          </table:table-cell>
          <table:table-cell office:value-type="float" office:value="238.51">
            <text:p>238,51</text:p>
          </table:table-cell>
          <table:table-cell office:value-type="float" office:value="25.21">
            <text:p>25,21</text:p>
          </table:table-cell>
          <table:table-cell table:number-columns-repeated="11"/>
        </table:table-row>
        <table:table-row table:style-name="ro1">
          <table:table-cell office:value-type="float" office:value="4553918">
            <text:p>4553918</text:p>
          </table:table-cell>
          <table:table-cell table:number-columns-repeated="14"/>
        </table:table-row>
        <table:table-row table:style-name="ro1">
          <table:table-cell office:value-type="float" office:value="4.109">
            <text:p>4,109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265">
            <text:p>2,26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56928">
            <text:p>856928</text:p>
          </table:table-cell>
          <table:table-cell office:value-type="float" office:value="836.24">
            <text:p>836,24</text:p>
          </table:table-cell>
          <table:table-cell office:value-type="float" office:value="18.91">
            <text:p>18,9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85316.75">
            <text:p>385316,75</text:p>
          </table:table-cell>
          <table:table-cell office:value-type="float" office:value="234.83">
            <text:p>234,83</text:p>
          </table:table-cell>
          <table:table-cell office:value-type="float" office:value="25.36">
            <text:p>25,36</text:p>
          </table:table-cell>
          <table:table-cell table:number-columns-repeated="11"/>
        </table:table-row>
        <table:table-row table:style-name="ro1">
          <table:table-cell office:value-type="float" office:value="4623839">
            <text:p>4623839</text:p>
          </table:table-cell>
          <table:table-cell table:number-columns-repeated="14"/>
        </table:table-row>
        <table:table-row table:style-name="ro1">
          <table:table-cell office:value-type="float" office:value="3.891">
            <text:p>3,891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64625">
            <text:p>864625</text:p>
          </table:table-cell>
          <table:table-cell office:value-type="float" office:value="845.37">
            <text:p>845,37</text:p>
          </table:table-cell>
          <table:table-cell office:value-type="float" office:value="18.86">
            <text:p>18,8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79113.91">
            <text:p>379113,91</text:p>
          </table:table-cell>
          <table:table-cell office:value-type="float" office:value="230.25">
            <text:p>230,25</text:p>
          </table:table-cell>
          <table:table-cell office:value-type="float" office:value="25.47">
            <text:p>25,47</text:p>
          </table:table-cell>
          <table:table-cell table:number-columns-repeated="11"/>
        </table:table-row>
        <table:table-row table:style-name="ro1">
          <table:table-cell office:value-type="float" office:value="4725405">
            <text:p>4725405</text:p>
          </table:table-cell>
          <table:table-cell table:number-columns-repeated="14"/>
        </table:table-row>
        <table:table-row table:style-name="ro1">
          <table:table-cell office:value-type="float" office:value="3.922">
            <text:p>3,922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9">
            <text:p>1,8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69065">
            <text:p>869065</text:p>
          </table:table-cell>
          <table:table-cell office:value-type="float" office:value="851.86">
            <text:p>851,86</text:p>
          </table:table-cell>
          <table:table-cell office:value-type="float" office:value="18.83">
            <text:p>18,8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73512.47">
            <text:p>373512,47</text:p>
          </table:table-cell>
          <table:table-cell office:value-type="float" office:value="226.7">
            <text:p>226,7</text:p>
          </table:table-cell>
          <table:table-cell office:value-type="float" office:value="25.54">
            <text:p>25,54</text:p>
          </table:table-cell>
          <table:table-cell table:number-columns-repeated="11"/>
        </table:table-row>
        <table:table-row table:style-name="ro1">
          <table:table-cell office:value-type="float" office:value="4795421">
            <text:p>4795421</text:p>
          </table:table-cell>
          <table:table-cell table:number-columns-repeated="14"/>
        </table:table-row>
        <table:table-row table:style-name="ro1">
          <table:table-cell office:value-type="float" office:value="3.985">
            <text:p>3,985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83238">
            <text:p>783238</text:p>
          </table:table-cell>
          <table:table-cell office:value-type="float" office:value="780.27">
            <text:p>780,27</text:p>
          </table:table-cell>
          <table:table-cell office:value-type="float" office:value="19.21">
            <text:p>19,2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36217.44">
            <text:p>336217,44</text:p>
          </table:table-cell>
          <table:table-cell office:value-type="float" office:value="218.43">
            <text:p>218,43</text:p>
          </table:table-cell>
          <table:table-cell office:value-type="float" office:value="25.87">
            <text:p>25,87</text:p>
          </table:table-cell>
          <table:table-cell table:number-columns-repeated="11"/>
        </table:table-row>
        <table:table-row table:style-name="ro1">
          <table:table-cell office:value-type="float" office:value="4908135">
            <text:p>4908135</text:p>
          </table:table-cell>
          <table:table-cell table:number-columns-repeated="14"/>
        </table:table-row>
        <table:table-row table:style-name="ro1">
          <table:table-cell office:value-type="float" office:value="4.016">
            <text:p>4,016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83000">
            <text:p>783000</text:p>
          </table:table-cell>
          <table:table-cell office:value-type="float" office:value="780.26">
            <text:p>780,26</text:p>
          </table:table-cell>
          <table:table-cell office:value-type="float" office:value="19.21">
            <text:p>19,2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29653.25">
            <text:p>329653,25</text:p>
          </table:table-cell>
          <table:table-cell office:value-type="float" office:value="213.9">
            <text:p>213,9</text:p>
          </table:table-cell>
          <table:table-cell office:value-type="float" office:value="25.96">
            <text:p>25,96</text:p>
          </table:table-cell>
          <table:table-cell table:number-columns-repeated="11"/>
        </table:table-row>
        <table:table-row table:style-name="ro1">
          <table:table-cell office:value-type="float" office:value="4995792">
            <text:p>4995792</text:p>
          </table:table-cell>
          <table:table-cell table:number-columns-repeated="14"/>
        </table:table-row>
        <table:table-row table:style-name="ro1">
          <table:table-cell office:value-type="float" office:value="4.063">
            <text:p>4,063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34">
            <text:p>1,73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84740">
            <text:p>784740</text:p>
          </table:table-cell>
          <table:table-cell office:value-type="float" office:value="782.91">
            <text:p>782,91</text:p>
          </table:table-cell>
          <table:table-cell office:value-type="float" office:value="19.19">
            <text:p>19,1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23201.72">
            <text:p>323201,72</text:p>
          </table:table-cell>
          <table:table-cell office:value-type="float" office:value="209.66">
            <text:p>209,66</text:p>
          </table:table-cell>
          <table:table-cell office:value-type="float" office:value="26.08">
            <text:p>26,08</text:p>
          </table:table-cell>
          <table:table-cell table:number-columns-repeated="11"/>
        </table:table-row>
        <table:table-row table:style-name="ro1">
          <table:table-cell office:value-type="float" office:value="5096446">
            <text:p>5096446</text:p>
          </table:table-cell>
          <table:table-cell table:number-columns-repeated="14"/>
        </table:table-row>
        <table:table-row table:style-name="ro1">
          <table:table-cell office:value-type="float" office:value="4.375">
            <text:p>4,375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422">
            <text:p>2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13017">
            <text:p>813017</text:p>
          </table:table-cell>
          <table:table-cell office:value-type="float" office:value="793.79">
            <text:p>793,79</text:p>
          </table:table-cell>
          <table:table-cell office:value-type="float" office:value="19.13">
            <text:p>19,1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36280.09">
            <text:p>336280,09</text:p>
          </table:table-cell>
          <table:table-cell office:value-type="float" office:value="205.21">
            <text:p>205,21</text:p>
          </table:table-cell>
          <table:table-cell office:value-type="float" office:value="26.19">
            <text:p>26,19</text:p>
          </table:table-cell>
          <table:table-cell table:number-columns-repeated="11"/>
        </table:table-row>
        <table:table-row table:style-name="ro1">
          <table:table-cell office:value-type="float" office:value="5235208">
            <text:p>5235208</text:p>
          </table:table-cell>
          <table:table-cell table:number-columns-repeated="14"/>
        </table:table-row>
        <table:table-row table:style-name="ro1">
          <table:table-cell office:value-type="float" office:value="4.328">
            <text:p>4,328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35">
            <text:p>1,73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03189">
            <text:p>803189</text:p>
          </table:table-cell>
          <table:table-cell office:value-type="float" office:value="782.64">
            <text:p>782,64</text:p>
          </table:table-cell>
          <table:table-cell office:value-type="float" office:value="19.2">
            <text:p>19,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27948.03">
            <text:p>327948,03</text:p>
          </table:table-cell>
          <table:table-cell office:value-type="float" office:value="199.28">
            <text:p>199,28</text:p>
          </table:table-cell>
          <table:table-cell office:value-type="float" office:value="26.33">
            <text:p>26,33</text:p>
          </table:table-cell>
          <table:table-cell table:number-columns-repeated="11"/>
        </table:table-row>
        <table:table-row table:style-name="ro1">
          <table:table-cell office:value-type="float" office:value="5382827">
            <text:p>5382827</text:p>
          </table:table-cell>
          <table:table-cell table:number-columns-repeated="14"/>
        </table:table-row>
        <table:table-row table:style-name="ro1">
          <table:table-cell office:value-type="float" office:value="4.406">
            <text:p>4,406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12752">
            <text:p>812752</text:p>
          </table:table-cell>
          <table:table-cell office:value-type="float" office:value="793.53">
            <text:p>793,53</text:p>
          </table:table-cell>
          <table:table-cell office:value-type="float" office:value="19.14">
            <text:p>19,1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20955.47">
            <text:p>320955,47</text:p>
          </table:table-cell>
          <table:table-cell office:value-type="float" office:value="194.08">
            <text:p>194,08</text:p>
          </table:table-cell>
          <table:table-cell office:value-type="float" office:value="26.47">
            <text:p>26,47</text:p>
          </table:table-cell>
          <table:table-cell table:number-columns-repeated="11"/>
        </table:table-row>
        <table:table-row table:style-name="ro1">
          <table:table-cell office:value-type="float" office:value="5533223">
            <text:p>5533223</text:p>
          </table:table-cell>
          <table:table-cell table:number-columns-repeated="14"/>
        </table:table-row>
        <table:table-row table:style-name="ro1">
          <table:table-cell office:value-type="float" office:value="4.516">
            <text:p>4,516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55963">
            <text:p>755963</text:p>
          </table:table-cell>
          <table:table-cell office:value-type="float" office:value="736.9">
            <text:p>736,9</text:p>
          </table:table-cell>
          <table:table-cell office:value-type="float" office:value="19.46">
            <text:p>19,4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07439.41">
            <text:p>307439,41</text:p>
          </table:table-cell>
          <table:table-cell office:value-type="float" office:value="187.55">
            <text:p>187,55</text:p>
          </table:table-cell>
          <table:table-cell office:value-type="float" office:value="26.36">
            <text:p>26,36</text:p>
          </table:table-cell>
          <table:table-cell table:number-columns-repeated="11"/>
        </table:table-row>
        <table:table-row table:style-name="ro1">
          <table:table-cell office:value-type="float" office:value="5712406">
            <text:p>5712406</text:p>
          </table:table-cell>
          <table:table-cell table:number-columns-repeated="14"/>
        </table:table-row>
        <table:table-row table:style-name="ro1">
          <table:table-cell office:value-type="float" office:value="4.75">
            <text:p>4,75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38">
            <text:p>1,93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53171">
            <text:p>753171</text:p>
          </table:table-cell>
          <table:table-cell office:value-type="float" office:value="734.27">
            <text:p>734,27</text:p>
          </table:table-cell>
          <table:table-cell office:value-type="float" office:value="19.47">
            <text:p>19,4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99333.09">
            <text:p>299333,09</text:p>
          </table:table-cell>
          <table:table-cell office:value-type="float" office:value="181.83">
            <text:p>181,83</text:p>
          </table:table-cell>
          <table:table-cell office:value-type="float" office:value="26.52">
            <text:p>26,52</text:p>
          </table:table-cell>
          <table:table-cell table:number-columns-repeated="11"/>
        </table:table-row>
        <table:table-row table:style-name="ro1">
          <table:table-cell office:value-type="float" office:value="5857917">
            <text:p>5857917</text:p>
          </table:table-cell>
          <table:table-cell table:number-columns-repeated="14"/>
        </table:table-row>
        <table:table-row table:style-name="ro1">
          <table:table-cell office:value-type="float" office:value="4.594">
            <text:p>4,594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38">
            <text:p>1,93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21199">
            <text:p>721199</text:p>
          </table:table-cell>
          <table:table-cell office:value-type="float" office:value="696.41">
            <text:p>696,41</text:p>
          </table:table-cell>
          <table:table-cell office:value-type="float" office:value="19.7">
            <text:p>19,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90406.59">
            <text:p>290406,59</text:p>
          </table:table-cell>
          <table:table-cell office:value-type="float" office:value="175.18">
            <text:p>175,18</text:p>
          </table:table-cell>
          <table:table-cell office:value-type="float" office:value="26.7">
            <text:p>26,7</text:p>
          </table:table-cell>
          <table:table-cell table:number-columns-repeated="11"/>
        </table:table-row>
        <table:table-row table:style-name="ro1">
          <table:table-cell office:value-type="float" office:value="6139003">
            <text:p>6139003</text:p>
          </table:table-cell>
          <table:table-cell table:number-columns-repeated="14"/>
        </table:table-row>
        <table:table-row table:style-name="ro1">
          <table:table-cell office:value-type="float" office:value="4.781">
            <text:p>4,781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62920">
            <text:p>762920</text:p>
          </table:table-cell>
          <table:table-cell office:value-type="float" office:value="752.23">
            <text:p>752,23</text:p>
          </table:table-cell>
          <table:table-cell office:value-type="float" office:value="19.37">
            <text:p>19,3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82216.63">
            <text:p>282216,63</text:p>
          </table:table-cell>
          <table:table-cell office:value-type="float" office:value="169.56">
            <text:p>169,56</text:p>
          </table:table-cell>
          <table:table-cell office:value-type="float" office:value="26.92">
            <text:p>26,92</text:p>
          </table:table-cell>
          <table:table-cell table:number-columns-repeated="11"/>
        </table:table-row>
        <table:table-row table:style-name="ro1">
          <table:table-cell office:value-type="float" office:value="6433018">
            <text:p>6433018</text:p>
          </table:table-cell>
          <table:table-cell table:number-columns-repeated="14"/>
        </table:table-row>
        <table:table-row table:style-name="ro1">
          <table:table-cell office:value-type="float" office:value="5.031">
            <text:p>5,031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14072">
            <text:p>714072</text:p>
          </table:table-cell>
          <table:table-cell office:value-type="float" office:value="697.04">
            <text:p>697,04</text:p>
          </table:table-cell>
          <table:table-cell office:value-type="float" office:value="19.7">
            <text:p>19,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67773.13">
            <text:p>267773,13</text:p>
          </table:table-cell>
          <table:table-cell office:value-type="float" office:value="159.07">
            <text:p>159,07</text:p>
          </table:table-cell>
          <table:table-cell office:value-type="float" office:value="27.21">
            <text:p>27,21</text:p>
          </table:table-cell>
          <table:table-cell table:number-columns-repeated="11"/>
        </table:table-row>
        <table:table-row table:style-name="ro1">
          <table:table-cell office:value-type="float" office:value="6805431">
            <text:p>6805431</text:p>
          </table:table-cell>
          <table:table-cell table:number-columns-repeated="14"/>
        </table:table-row>
        <table:table-row table:style-name="ro1">
          <table:table-cell office:value-type="float" office:value="5.328">
            <text:p>5,328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37">
            <text:p>1,9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44764">
            <text:p>744764</text:p>
          </table:table-cell>
          <table:table-cell office:value-type="float" office:value="731.71">
            <text:p>731,71</text:p>
          </table:table-cell>
          <table:table-cell office:value-type="float" office:value="19.49">
            <text:p>19,4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60508.5">
            <text:p>260508,5</text:p>
          </table:table-cell>
          <table:table-cell office:value-type="float" office:value="153.99">
            <text:p>153,99</text:p>
          </table:table-cell>
          <table:table-cell office:value-type="float" office:value="27.42">
            <text:p>27,42</text:p>
          </table:table-cell>
          <table:table-cell table:number-columns-repeated="11"/>
        </table:table-row>
        <table:table-row table:style-name="ro1">
          <table:table-cell office:value-type="float" office:value="7210177">
            <text:p>7210177</text:p>
          </table:table-cell>
          <table:table-cell table:number-columns-repeated="14"/>
        </table:table-row>
        <table:table-row table:style-name="ro1">
          <table:table-cell office:value-type="float" office:value="5.594">
            <text:p>5,594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39797">
            <text:p>739797</text:p>
          </table:table-cell>
          <table:table-cell office:value-type="float" office:value="726.71">
            <text:p>726,71</text:p>
          </table:table-cell>
          <table:table-cell office:value-type="float" office:value="19.52">
            <text:p>19,5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53642.02">
            <text:p>253642,02</text:p>
          </table:table-cell>
          <table:table-cell office:value-type="float" office:value="149.11">
            <text:p>149,11</text:p>
          </table:table-cell>
          <table:table-cell office:value-type="float" office:value="27.59">
            <text:p>27,59</text:p>
          </table:table-cell>
          <table:table-cell table:number-columns-repeated="11"/>
        </table:table-row>
        <table:table-row table:style-name="ro1">
          <table:table-cell office:value-type="float" office:value="7616529">
            <text:p>7616529</text:p>
          </table:table-cell>
          <table:table-cell table:number-columns-repeated="14"/>
        </table:table-row>
        <table:table-row table:style-name="ro1">
          <table:table-cell office:value-type="float" office:value="9.36">
            <text:p>9,36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94">
            <text:p>2,0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33507">
            <text:p>533507</text:p>
          </table:table-cell>
          <table:table-cell office:value-type="float" office:value="518.89">
            <text:p>518,89</text:p>
          </table:table-cell>
          <table:table-cell office:value-type="float" office:value="20.98">
            <text:p>20,9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1281.27">
            <text:p>181281,27</text:p>
          </table:table-cell>
          <table:table-cell office:value-type="float" office:value="116.16">
            <text:p>116,16</text:p>
          </table:table-cell>
          <table:table-cell office:value-type="float" office:value="28.91">
            <text:p>28,91</text:p>
          </table:table-cell>
          <table:table-cell table:number-columns-repeated="11"/>
        </table:table-row>
        <table:table-row table:style-name="ro1">
          <table:table-cell office:value-type="float" office:value="14509887">
            <text:p>14509887</text:p>
          </table:table-cell>
          <table:table-cell table:number-columns-repeated="14"/>
        </table:table-row>
        <table:table-row table:style-name="ro1">
          <table:table-cell office:value-type="float" office:value="7.875">
            <text:p>7,875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47">
            <text:p>2,0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58690">
            <text:p>558690</text:p>
          </table:table-cell>
          <table:table-cell office:value-type="float" office:value="545.61">
            <text:p>545,61</text:p>
          </table:table-cell>
          <table:table-cell office:value-type="float" office:value="20.76">
            <text:p>20,7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7364.52">
            <text:p>187364,52</text:p>
          </table:table-cell>
          <table:table-cell office:value-type="float" office:value="120.68">
            <text:p>120,68</text:p>
          </table:table-cell>
          <table:table-cell office:value-type="float" office:value="28.74">
            <text:p>28,74</text:p>
          </table:table-cell>
          <table:table-cell table:number-columns-repeated="11"/>
        </table:table-row>
        <table:table-row table:style-name="ro1">
          <table:table-cell office:value-type="float" office:value="11551542">
            <text:p>11551542</text:p>
          </table:table-cell>
          <table:table-cell table:number-columns-repeated="14"/>
        </table:table-row>
        <table:table-row table:style-name="ro1">
          <table:table-cell office:value-type="float" office:value="6.765">
            <text:p>6,76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58221">
            <text:p>658221</text:p>
          </table:table-cell>
          <table:table-cell office:value-type="float" office:value="644.85">
            <text:p>644,85</text:p>
          </table:table-cell>
          <table:table-cell office:value-type="float" office:value="20.04">
            <text:p>20,0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3214.28">
            <text:p>213214,28</text:p>
          </table:table-cell>
          <table:table-cell office:value-type="float" office:value="129.37">
            <text:p>129,37</text:p>
          </table:table-cell>
          <table:table-cell office:value-type="float" office:value="28.29">
            <text:p>28,29</text:p>
          </table:table-cell>
          <table:table-cell table:number-columns-repeated="11"/>
        </table:table-row>
        <table:table-row table:style-name="ro1">
          <table:table-cell office:value-type="float" office:value="9723216">
            <text:p>9723216</text:p>
          </table:table-cell>
          <table:table-cell table:number-columns-repeated="14"/>
        </table:table-row>
        <table:table-row table:style-name="ro1">
          <table:table-cell office:value-type="float" office:value="6.078">
            <text:p>6,07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37">
            <text:p>1,9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42398">
            <text:p>642398</text:p>
          </table:table-cell>
          <table:table-cell office:value-type="float" office:value="634.55">
            <text:p>634,55</text:p>
          </table:table-cell>
          <table:table-cell office:value-type="float" office:value="20.11">
            <text:p>20,1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3490.41">
            <text:p>213490,41</text:p>
          </table:table-cell>
          <table:table-cell office:value-type="float" office:value="135.85">
            <text:p>135,85</text:p>
          </table:table-cell>
          <table:table-cell office:value-type="float" office:value="28.2">
            <text:p>28,2</text:p>
          </table:table-cell>
          <table:table-cell table:number-columns-repeated="11"/>
        </table:table-row>
        <table:table-row table:style-name="ro1">
          <table:table-cell office:value-type="float" office:value="8523185">
            <text:p>8523185</text:p>
          </table:table-cell>
          <table:table-cell table:number-columns-repeated="14"/>
        </table:table-row>
        <table:table-row table:style-name="ro1">
          <table:table-cell office:value-type="float" office:value="5.5">
            <text:p>5,5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39797">
            <text:p>739797</text:p>
          </table:table-cell>
          <table:table-cell office:value-type="float" office:value="726.71">
            <text:p>726,71</text:p>
          </table:table-cell>
          <table:table-cell office:value-type="float" office:value="19.52">
            <text:p>19,5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53642.02">
            <text:p>253642,02</text:p>
          </table:table-cell>
          <table:table-cell office:value-type="float" office:value="149.11">
            <text:p>149,11</text:p>
          </table:table-cell>
          <table:table-cell office:value-type="float" office:value="27.59">
            <text:p>27,59</text:p>
          </table:table-cell>
          <table:table-cell table:number-columns-repeated="11"/>
        </table:table-row>
        <table:table-row table:style-name="ro1">
          <table:table-cell office:value-type="float" office:value="7616529">
            <text:p>7616529</text:p>
          </table:table-cell>
          <table:table-cell table:number-columns-repeated="14"/>
        </table:table-row>
        <table:table-row table:style-name="ro1">
          <table:table-cell office:value-type="float" office:value="5.14">
            <text:p>5,14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02757">
            <text:p>802757</text:p>
          </table:table-cell>
          <table:table-cell office:value-type="float" office:value="791.88">
            <text:p>791,88</text:p>
          </table:table-cell>
          <table:table-cell office:value-type="float" office:value="19.14">
            <text:p>19,1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70430.31">
            <text:p>270430,31</text:p>
          </table:table-cell>
          <table:table-cell office:value-type="float" office:value="163.16">
            <text:p>163,16</text:p>
          </table:table-cell>
          <table:table-cell office:value-type="float" office:value="27.17">
            <text:p>27,17</text:p>
          </table:table-cell>
          <table:table-cell table:number-columns-repeated="11"/>
        </table:table-row>
        <table:table-row table:style-name="ro1">
          <table:table-cell office:value-type="float" office:value="6953796">
            <text:p>6953796</text:p>
          </table:table-cell>
          <table:table-cell table:number-columns-repeated="14"/>
        </table:table-row>
        <table:table-row table:style-name="ro1">
          <table:table-cell office:value-type="float" office:value="4.875">
            <text:p>4,875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59">
            <text:p>1,8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93091">
            <text:p>793091</text:p>
          </table:table-cell>
          <table:table-cell office:value-type="float" office:value="771.54">
            <text:p>771,54</text:p>
          </table:table-cell>
          <table:table-cell office:value-type="float" office:value="19.26">
            <text:p>19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88364.03">
            <text:p>288364,03</text:p>
          </table:table-cell>
          <table:table-cell office:value-type="float" office:value="172.3">
            <text:p>172,3</text:p>
          </table:table-cell>
          <table:table-cell office:value-type="float" office:value="27.1">
            <text:p>27,1</text:p>
          </table:table-cell>
          <table:table-cell table:number-columns-repeated="11"/>
        </table:table-row>
        <table:table-row table:style-name="ro1">
          <table:table-cell office:value-type="float" office:value="6422547">
            <text:p>6422547</text:p>
          </table:table-cell>
          <table:table-cell table:number-columns-repeated="14"/>
        </table:table-row>
        <table:table-row table:style-name="ro1">
          <table:table-cell office:value-type="float" office:value="4.672">
            <text:p>4,672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38599">
            <text:p>738599</text:p>
          </table:table-cell>
          <table:table-cell office:value-type="float" office:value="732.11">
            <text:p>732,11</text:p>
          </table:table-cell>
          <table:table-cell office:value-type="float" office:value="19.49">
            <text:p>19,4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80783.03">
            <text:p>280783,03</text:p>
          </table:table-cell>
          <table:table-cell office:value-type="float" office:value="180.55">
            <text:p>180,55</text:p>
          </table:table-cell>
          <table:table-cell office:value-type="float" office:value="26.83">
            <text:p>26,83</text:p>
          </table:table-cell>
          <table:table-cell table:number-columns-repeated="11"/>
        </table:table-row>
        <table:table-row table:style-name="ro1">
          <table:table-cell office:value-type="float" office:value="5996249">
            <text:p>5996249</text:p>
          </table:table-cell>
          <table:table-cell table:number-columns-repeated="14"/>
        </table:table-row>
        <table:table-row table:style-name="ro1">
          <table:table-cell office:value-type="float" office:value="4.422">
            <text:p>4,422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45757">
            <text:p>845757</text:p>
          </table:table-cell>
          <table:table-cell office:value-type="float" office:value="825.75">
            <text:p>825,75</text:p>
          </table:table-cell>
          <table:table-cell office:value-type="float" office:value="18.96">
            <text:p>18,9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26874.03">
            <text:p>326874,03</text:p>
          </table:table-cell>
          <table:table-cell office:value-type="float" office:value="194.52">
            <text:p>194,52</text:p>
          </table:table-cell>
          <table:table-cell office:value-type="float" office:value="26.33">
            <text:p>26,33</text:p>
          </table:table-cell>
          <table:table-cell table:number-columns-repeated="11"/>
        </table:table-row>
        <table:table-row table:style-name="ro1">
          <table:table-cell office:value-type="float" office:value="5611545">
            <text:p>5611545</text:p>
          </table:table-cell>
          <table:table-cell table:number-columns-repeated="14"/>
        </table:table-row>
        <table:table-row table:style-name="ro1">
          <table:table-cell office:value-type="float" office:value="4.281">
            <text:p>4,281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25902">
            <text:p>825902</text:p>
          </table:table-cell>
          <table:table-cell office:value-type="float" office:value="805.7">
            <text:p>805,7</text:p>
          </table:table-cell>
          <table:table-cell office:value-type="float" office:value="19.07">
            <text:p>19,0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42307.81">
            <text:p>342307,81</text:p>
          </table:table-cell>
          <table:table-cell office:value-type="float" office:value="202.99">
            <text:p>202,99</text:p>
          </table:table-cell>
          <table:table-cell office:value-type="float" office:value="26.05">
            <text:p>26,05</text:p>
          </table:table-cell>
          <table:table-cell table:number-columns-repeated="11"/>
        </table:table-row>
        <table:table-row table:style-name="ro1">
          <table:table-cell office:value-type="float" office:value="5314089">
            <text:p>5314089</text:p>
          </table:table-cell>
          <table:table-cell table:number-columns-repeated="14"/>
        </table:table-row>
        <table:table-row table:style-name="ro1">
          <table:table-cell office:value-type="float" office:value="4.14">
            <text:p>4,14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65785">
            <text:p>865785</text:p>
          </table:table-cell>
          <table:table-cell office:value-type="float" office:value="838.5">
            <text:p>838,5</text:p>
          </table:table-cell>
          <table:table-cell office:value-type="float" office:value="18.9">
            <text:p>18,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65326.72">
            <text:p>365326,72</text:p>
          </table:table-cell>
          <table:table-cell office:value-type="float" office:value="215.77">
            <text:p>215,77</text:p>
          </table:table-cell>
          <table:table-cell office:value-type="float" office:value="25.79">
            <text:p>25,79</text:p>
          </table:table-cell>
          <table:table-cell table:number-columns-repeated="11"/>
        </table:table-row>
        <table:table-row table:style-name="ro1">
          <table:table-cell office:value-type="float" office:value="5076517">
            <text:p>5076517</text:p>
          </table:table-cell>
          <table:table-cell table:number-columns-repeated="14"/>
        </table:table-row>
        <table:table-row table:style-name="ro1">
          <table:table-cell office:value-type="float" office:value="4.047">
            <text:p>4,047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46376">
            <text:p>846376</text:p>
          </table:table-cell>
          <table:table-cell office:value-type="float" office:value="821.1">
            <text:p>821,1</text:p>
          </table:table-cell>
          <table:table-cell office:value-type="float" office:value="18.99">
            <text:p>18,9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69584.81">
            <text:p>369584,81</text:p>
          </table:table-cell>
          <table:table-cell office:value-type="float" office:value="223.99">
            <text:p>223,99</text:p>
          </table:table-cell>
          <table:table-cell office:value-type="float" office:value="25.58">
            <text:p>25,58</text:p>
          </table:table-cell>
          <table:table-cell table:number-columns-repeated="11"/>
        </table:table-row>
        <table:table-row table:style-name="ro1">
          <table:table-cell office:value-type="float" office:value="4856927">
            <text:p>4856927</text:p>
          </table:table-cell>
          <table:table-cell table:number-columns-repeated="14"/>
        </table:table-row>
        <table:table-row table:style-name="ro1">
          <table:table-cell office:value-type="float" office:value="3.985">
            <text:p>3,985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96921">
            <text:p>896921</text:p>
          </table:table-cell>
          <table:table-cell office:value-type="float" office:value="870.9">
            <text:p>870,9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394833.59">
            <text:p>394833,59</text:p>
          </table:table-cell>
          <table:table-cell office:value-type="float" office:value="236.02">
            <text:p>236,02</text:p>
          </table:table-cell>
          <table:table-cell office:value-type="float" office:value="25.35">
            <text:p>25,35</text:p>
          </table:table-cell>
          <table:table-cell table:number-columns-repeated="11"/>
        </table:table-row>
        <table:table-row table:style-name="ro1">
          <table:table-cell office:value-type="float" office:value="4669203">
            <text:p>4669203</text:p>
          </table:table-cell>
          <table:table-cell table:number-columns-repeated="14"/>
        </table:table-row>
        <table:table-row table:style-name="ro1">
          <table:table-cell office:value-type="float" office:value="3.922">
            <text:p>3,922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883072">
            <text:p>883072</text:p>
          </table:table-cell>
          <table:table-cell office:value-type="float" office:value="849.29">
            <text:p>849,29</text:p>
          </table:table-cell>
          <table:table-cell office:value-type="float" office:value="18.84">
            <text:p>18,8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02422.47">
            <text:p>402422,47</text:p>
          </table:table-cell>
          <table:table-cell office:value-type="float" office:value="243.99">
            <text:p>243,99</text:p>
          </table:table-cell>
          <table:table-cell office:value-type="float" office:value="25.42">
            <text:p>25,42</text:p>
          </table:table-cell>
          <table:table-cell table:number-columns-repeated="11"/>
        </table:table-row>
        <table:table-row table:style-name="ro1">
          <table:table-cell office:value-type="float" office:value="4502543">
            <text:p>4502543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34844">
            <text:p>934844</text:p>
          </table:table-cell>
          <table:table-cell office:value-type="float" office:value="906.78">
            <text:p>906,78</text:p>
          </table:table-cell>
          <table:table-cell office:value-type="float" office:value="18.56">
            <text:p>18,5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26861.13">
            <text:p>426861,13</text:p>
          </table:table-cell>
          <table:table-cell office:value-type="float" office:value="256.45">
            <text:p>256,45</text:p>
          </table:table-cell>
          <table:table-cell office:value-type="float" office:value="24.97">
            <text:p>24,97</text:p>
          </table:table-cell>
          <table:table-cell table:number-columns-repeated="11"/>
        </table:table-row>
        <table:table-row table:style-name="ro1">
          <table:table-cell office:value-type="float" office:value="4343088">
            <text:p>4343088</text:p>
          </table:table-cell>
          <table:table-cell table:number-columns-repeated="14"/>
        </table:table-row>
        <table:table-row table:style-name="ro1">
          <table:table-cell office:value-type="float" office:value="3.75">
            <text:p>3,75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1">
            <text:p>1,6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07320">
            <text:p>907320</text:p>
          </table:table-cell>
          <table:table-cell office:value-type="float" office:value="900.9">
            <text:p>900,9</text:p>
          </table:table-cell>
          <table:table-cell office:value-type="float" office:value="18.58">
            <text:p>18,5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03997.91">
            <text:p>403997,91</text:p>
          </table:table-cell>
          <table:table-cell office:value-type="float" office:value="263.4">
            <text:p>263,4</text:p>
          </table:table-cell>
          <table:table-cell office:value-type="float" office:value="25.06">
            <text:p>25,06</text:p>
          </table:table-cell>
          <table:table-cell table:number-columns-repeated="11"/>
        </table:table-row>
        <table:table-row table:style-name="ro1">
          <table:table-cell office:value-type="float" office:value="4208793">
            <text:p>4208793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975162">
            <text:p>975162</text:p>
          </table:table-cell>
          <table:table-cell office:value-type="float" office:value="945.05">
            <text:p>945,05</text:p>
          </table:table-cell>
          <table:table-cell office:value-type="float" office:value="18.38">
            <text:p>18,3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51354.09">
            <text:p>451354,09</text:p>
          </table:table-cell>
          <table:table-cell office:value-type="float" office:value="276.29">
            <text:p>276,29</text:p>
          </table:table-cell>
          <table:table-cell office:value-type="float" office:value="24.62">
            <text:p>24,62</text:p>
          </table:table-cell>
          <table:table-cell table:number-columns-repeated="11"/>
        </table:table-row>
        <table:table-row table:style-name="ro1">
          <table:table-cell office:value-type="float" office:value="4078134">
            <text:p>4078134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29243">
            <text:p>1029243</text:p>
          </table:table-cell>
          <table:table-cell office:value-type="float" office:value="1006.77">
            <text:p>1006,77</text:p>
          </table:table-cell>
          <table:table-cell office:value-type="float" office:value="18.1">
            <text:p>18,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67546.56">
            <text:p>467546,56</text:p>
          </table:table-cell>
          <table:table-cell office:value-type="float" office:value="286.42">
            <text:p>286,42</text:p>
          </table:table-cell>
          <table:table-cell office:value-type="float" office:value="24.46">
            <text:p>24,46</text:p>
          </table:table-cell>
          <table:table-cell table:number-columns-repeated="11"/>
        </table:table-row>
        <table:table-row table:style-name="ro1">
          <table:table-cell office:value-type="float" office:value="3971627">
            <text:p>3971627</text:p>
          </table:table-cell>
          <table:table-cell table:number-columns-repeated="14"/>
        </table:table-row>
        <table:table-row table:style-name="ro1">
          <table:table-cell office:value-type="float" office:value="3.641">
            <text:p>3,641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67656">
            <text:p>1067656</text:p>
          </table:table-cell>
          <table:table-cell office:value-type="float" office:value="1038.14">
            <text:p>1038,14</text:p>
          </table:table-cell>
          <table:table-cell office:value-type="float" office:value="17.97">
            <text:p>17,9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85902.47">
            <text:p>485902,47</text:p>
          </table:table-cell>
          <table:table-cell office:value-type="float" office:value="298.36">
            <text:p>298,36</text:p>
          </table:table-cell>
          <table:table-cell office:value-type="float" office:value="24.3">
            <text:p>24,3</text:p>
          </table:table-cell>
          <table:table-cell table:number-columns-repeated="11"/>
        </table:table-row>
        <table:table-row table:style-name="ro1">
          <table:table-cell office:value-type="float" office:value="3866420">
            <text:p>3866420</text:p>
          </table:table-cell>
          <table:table-cell table:number-columns-repeated="14"/>
        </table:table-row>
        <table:table-row table:style-name="ro1">
          <table:table-cell office:value-type="float" office:value="3.594">
            <text:p>3,594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39521">
            <text:p>1039521</text:p>
          </table:table-cell>
          <table:table-cell office:value-type="float" office:value="1017.8">
            <text:p>1017,8</text:p>
          </table:table-cell>
          <table:table-cell office:value-type="float" office:value="18.05">
            <text:p>18,0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489947.41">
            <text:p>489947,41</text:p>
          </table:table-cell>
          <table:table-cell office:value-type="float" office:value="303.08">
            <text:p>303,08</text:p>
          </table:table-cell>
          <table:table-cell office:value-type="float" office:value="24.2">
            <text:p>24,2</text:p>
          </table:table-cell>
          <table:table-cell table:number-columns-repeated="11"/>
        </table:table-row>
        <table:table-row table:style-name="ro1">
          <table:table-cell office:value-type="float" office:value="3774936">
            <text:p>3774936</text:p>
          </table:table-cell>
          <table:table-cell table:number-columns-repeated="14"/>
        </table:table-row>
        <table:table-row table:style-name="ro1">
          <table:table-cell office:value-type="float" office:value="3.563">
            <text:p>3,563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089400">
            <text:p>1089400</text:p>
          </table:table-cell>
          <table:table-cell office:value-type="float" office:value="1058.44">
            <text:p>1058,44</text:p>
          </table:table-cell>
          <table:table-cell office:value-type="float" office:value="17.88">
            <text:p>17,8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07826.97">
            <text:p>507826,97</text:p>
          </table:table-cell>
          <table:table-cell office:value-type="float" office:value="313.28">
            <text:p>313,28</text:p>
          </table:table-cell>
          <table:table-cell office:value-type="float" office:value="24.07">
            <text:p>24,07</text:p>
          </table:table-cell>
          <table:table-cell table:number-columns-repeated="11"/>
        </table:table-row>
        <table:table-row table:style-name="ro1">
          <table:table-cell office:value-type="float" office:value="3688210">
            <text:p>3688210</text:p>
          </table:table-cell>
          <table:table-cell table:number-columns-repeated="14"/>
        </table:table-row>
        <table:table-row table:style-name="ro1">
          <table:table-cell office:value-type="float" office:value="3.516">
            <text:p>3,516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62">
            <text:p>1,56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143420">
            <text:p>1143420</text:p>
          </table:table-cell>
          <table:table-cell office:value-type="float" office:value="1119.27">
            <text:p>1119,27</text:p>
          </table:table-cell>
          <table:table-cell office:value-type="float" office:value="17.64">
            <text:p>17,6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26593.56">
            <text:p>526593,56</text:p>
          </table:table-cell>
          <table:table-cell office:value-type="float" office:value="325.12">
            <text:p>325,12</text:p>
          </table:table-cell>
          <table:table-cell office:value-type="float" office:value="23.9">
            <text:p>23,9</text:p>
          </table:table-cell>
          <table:table-cell table:number-columns-repeated="11"/>
        </table:table-row>
        <table:table-row table:style-name="ro1">
          <table:table-cell office:value-type="float" office:value="3611861">
            <text:p>3611861</text:p>
          </table:table-cell>
          <table:table-cell table:number-columns-repeated="14"/>
        </table:table-row>
        <table:table-row table:style-name="ro1">
          <table:table-cell office:value-type="float" office:value="3.484">
            <text:p>3,484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139465">
            <text:p>1139465</text:p>
          </table:table-cell>
          <table:table-cell office:value-type="float" office:value="1112.04">
            <text:p>1112,04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36601.06">
            <text:p>536601,06</text:p>
          </table:table-cell>
          <table:table-cell office:value-type="float" office:value="331.49">
            <text:p>331,49</text:p>
          </table:table-cell>
          <table:table-cell office:value-type="float" office:value="23.81">
            <text:p>23,81</text:p>
          </table:table-cell>
          <table:table-cell table:number-columns-repeated="11"/>
        </table:table-row>
        <table:table-row table:style-name="ro1">
          <table:table-cell office:value-type="float" office:value="3533282">
            <text:p>3533282</text:p>
          </table:table-cell>
          <table:table-cell table:number-columns-repeated="14"/>
        </table:table-row>
        <table:table-row table:style-name="ro1">
          <table:table-cell office:value-type="float" office:value="3.453">
            <text:p>3,453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111612">
            <text:p>1111612</text:p>
          </table:table-cell>
          <table:table-cell office:value-type="float" office:value="1080.09">
            <text:p>1080,09</text:p>
          </table:table-cell>
          <table:table-cell office:value-type="float" office:value="17.8">
            <text:p>17,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32065.31">
            <text:p>532065,31</text:p>
          </table:table-cell>
          <table:table-cell office:value-type="float" office:value="335.42">
            <text:p>335,42</text:p>
          </table:table-cell>
          <table:table-cell office:value-type="float" office:value="23.74">
            <text:p>23,74</text:p>
          </table:table-cell>
          <table:table-cell table:number-columns-repeated="11"/>
        </table:table-row>
        <table:table-row table:style-name="ro1">
          <table:table-cell office:value-type="float" office:value="3465272">
            <text:p>3465272</text:p>
          </table:table-cell>
          <table:table-cell table:number-columns-repeated="14"/>
        </table:table-row>
        <table:table-row table:style-name="ro1">
          <table:table-cell office:value-type="float" office:value="3.422">
            <text:p>3,422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159267">
            <text:p>1159267</text:p>
          </table:table-cell>
          <table:table-cell office:value-type="float" office:value="1107.9">
            <text:p>1107,9</text:p>
          </table:table-cell>
          <table:table-cell office:value-type="float" office:value="17.69">
            <text:p>17,6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57291.13">
            <text:p>557291,13</text:p>
          </table:table-cell>
          <table:table-cell office:value-type="float" office:value="345.69">
            <text:p>345,69</text:p>
          </table:table-cell>
          <table:table-cell office:value-type="float" office:value="23.59">
            <text:p>23,59</text:p>
          </table:table-cell>
          <table:table-cell table:number-columns-repeated="11"/>
        </table:table-row>
        <table:table-row table:style-name="ro1">
          <table:table-cell office:value-type="float" office:value="3396531">
            <text:p>3396531</text:p>
          </table:table-cell>
          <table:table-cell table:number-columns-repeated="14"/>
        </table:table-row>
        <table:table-row table:style-name="ro1">
          <table:table-cell office:value-type="float" office:value="3.39">
            <text:p>3,39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236453">
            <text:p>1236453</text:p>
          </table:table-cell>
          <table:table-cell office:value-type="float" office:value="1220.88">
            <text:p>1220,88</text:p>
          </table:table-cell>
          <table:table-cell office:value-type="float" office:value="17.26">
            <text:p>17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70299.44">
            <text:p>570299,44</text:p>
          </table:table-cell>
          <table:table-cell office:value-type="float" office:value="355.66">
            <text:p>355,66</text:p>
          </table:table-cell>
          <table:table-cell office:value-type="float" office:value="23.49">
            <text:p>23,49</text:p>
          </table:table-cell>
          <table:table-cell table:number-columns-repeated="11"/>
        </table:table-row>
        <table:table-row table:style-name="ro1">
          <table:table-cell office:value-type="float" office:value="3340672">
            <text:p>3340672</text:p>
          </table:table-cell>
          <table:table-cell table:number-columns-repeated="14"/>
        </table:table-row>
        <table:table-row table:style-name="ro1">
          <table:table-cell office:value-type="float" office:value="3.406">
            <text:p>3,406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232931">
            <text:p>1232931</text:p>
          </table:table-cell>
          <table:table-cell office:value-type="float" office:value="1188.3">
            <text:p>1188,3</text:p>
          </table:table-cell>
          <table:table-cell office:value-type="float" office:value="17.38">
            <text:p>17,3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79688.19">
            <text:p>579688,19</text:p>
          </table:table-cell>
          <table:table-cell office:value-type="float" office:value="361.47">
            <text:p>361,47</text:p>
          </table:table-cell>
          <table:table-cell office:value-type="float" office:value="23.41">
            <text:p>23,41</text:p>
          </table:table-cell>
          <table:table-cell table:number-columns-repeated="11"/>
        </table:table-row>
        <table:table-row table:style-name="ro1">
          <table:table-cell office:value-type="float" office:value="3283831">
            <text:p>3283831</text:p>
          </table:table-cell>
          <table:table-cell table:number-columns-repeated="14"/>
        </table:table-row>
        <table:table-row table:style-name="ro1">
          <table:table-cell office:value-type="float" office:value="3.375">
            <text:p>3,375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255296">
            <text:p>1255296</text:p>
          </table:table-cell>
          <table:table-cell office:value-type="float" office:value="1162.17">
            <text:p>1162,17</text:p>
          </table:table-cell>
          <table:table-cell office:value-type="float" office:value="17.48">
            <text:p>17,4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93624.56">
            <text:p>593624,56</text:p>
          </table:table-cell>
          <table:table-cell office:value-type="float" office:value="373.71">
            <text:p>373,71</text:p>
          </table:table-cell>
          <table:table-cell office:value-type="float" office:value="23.45">
            <text:p>23,45</text:p>
          </table:table-cell>
          <table:table-cell table:number-columns-repeated="11"/>
        </table:table-row>
        <table:table-row table:style-name="ro1">
          <table:table-cell office:value-type="float" office:value="3224712">
            <text:p>3224712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9">
            <text:p>1,8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269668">
            <text:p>1269668</text:p>
          </table:table-cell>
          <table:table-cell office:value-type="float" office:value="1220.18">
            <text:p>1220,18</text:p>
          </table:table-cell>
          <table:table-cell office:value-type="float" office:value="17.27">
            <text:p>17,2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09032.06">
            <text:p>609032,06</text:p>
          </table:table-cell>
          <table:table-cell office:value-type="float" office:value="382.32">
            <text:p>382,32</text:p>
          </table:table-cell>
          <table:table-cell office:value-type="float" office:value="23.17">
            <text:p>23,17</text:p>
          </table:table-cell>
          <table:table-cell table:number-columns-repeated="11"/>
        </table:table-row>
        <table:table-row table:style-name="ro1">
          <table:table-cell office:value-type="float" office:value="3166597">
            <text:p>3166597</text:p>
          </table:table-cell>
          <table:table-cell table:number-columns-repeated="14"/>
        </table:table-row>
        <table:table-row table:style-name="ro1">
          <table:table-cell office:value-type="float" office:value="3.391">
            <text:p>3,391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287372">
            <text:p>1287372</text:p>
          </table:table-cell>
          <table:table-cell office:value-type="float" office:value="1136.28">
            <text:p>1136,28</text:p>
          </table:table-cell>
          <table:table-cell office:value-type="float" office:value="17.58">
            <text:p>17,5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16169.38">
            <text:p>616169,38</text:p>
          </table:table-cell>
          <table:table-cell office:value-type="float" office:value="385.32">
            <text:p>385,32</text:p>
          </table:table-cell>
          <table:table-cell office:value-type="float" office:value="23.11">
            <text:p>23,11</text:p>
          </table:table-cell>
          <table:table-cell table:number-columns-repeated="11"/>
        </table:table-row>
        <table:table-row table:style-name="ro1">
          <table:table-cell office:value-type="float" office:value="3113183">
            <text:p>3113183</text:p>
          </table:table-cell>
          <table:table-cell table:number-columns-repeated="14"/>
        </table:table-row>
        <table:table-row table:style-name="ro1">
          <table:table-cell office:value-type="float" office:value="3.297">
            <text:p>3,297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316921">
            <text:p>1316921</text:p>
          </table:table-cell>
          <table:table-cell office:value-type="float" office:value="1284.17">
            <text:p>1284,17</text:p>
          </table:table-cell>
          <table:table-cell office:value-type="float" office:value="17.04">
            <text:p>17,0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30592.31">
            <text:p>630592,31</text:p>
          </table:table-cell>
          <table:table-cell office:value-type="float" office:value="398.36">
            <text:p>398,36</text:p>
          </table:table-cell>
          <table:table-cell office:value-type="float" office:value="23.22">
            <text:p>23,22</text:p>
          </table:table-cell>
          <table:table-cell table:number-columns-repeated="11"/>
        </table:table-row>
        <table:table-row table:style-name="ro1">
          <table:table-cell office:value-type="float" office:value="3063336">
            <text:p>3063336</text:p>
          </table:table-cell>
          <table:table-cell table:number-columns-repeated="14"/>
        </table:table-row>
        <table:table-row table:style-name="ro1">
          <table:table-cell office:value-type="float" office:value="3.265">
            <text:p>3,265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296337">
            <text:p>1296337</text:p>
          </table:table-cell>
          <table:table-cell office:value-type="float" office:value="1124.5">
            <text:p>1124,5</text:p>
          </table:table-cell>
          <table:table-cell office:value-type="float" office:value="17.62">
            <text:p>17,6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597012.81">
            <text:p>597012,81</text:p>
          </table:table-cell>
          <table:table-cell office:value-type="float" office:value="398.08">
            <text:p>398,08</text:p>
          </table:table-cell>
          <table:table-cell office:value-type="float" office:value="23.1">
            <text:p>23,1</text:p>
          </table:table-cell>
          <table:table-cell table:number-columns-repeated="11"/>
        </table:table-row>
        <table:table-row table:style-name="ro1">
          <table:table-cell office:value-type="float" office:value="3017917">
            <text:p>3017917</text:p>
          </table:table-cell>
          <table:table-cell table:number-columns-repeated="14"/>
        </table:table-row>
        <table:table-row table:style-name="ro1">
          <table:table-cell office:value-type="float" office:value="3.266">
            <text:p>3,266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340466">
            <text:p>1340466</text:p>
          </table:table-cell>
          <table:table-cell office:value-type="float" office:value="1292.94">
            <text:p>1292,94</text:p>
          </table:table-cell>
          <table:table-cell office:value-type="float" office:value="17.02">
            <text:p>17,0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61321.88">
            <text:p>661321,88</text:p>
          </table:table-cell>
          <table:table-cell office:value-type="float" office:value="417.58">
            <text:p>417,58</text:p>
          </table:table-cell>
          <table:table-cell office:value-type="float" office:value="22.75">
            <text:p>22,75</text:p>
          </table:table-cell>
          <table:table-cell table:number-columns-repeated="11"/>
        </table:table-row>
        <table:table-row table:style-name="ro1">
          <table:table-cell office:value-type="float" office:value="2965746">
            <text:p>2965746</text:p>
          </table:table-cell>
          <table:table-cell table:number-columns-repeated="14"/>
        </table:table-row>
        <table:table-row table:style-name="ro1">
          <table:table-cell office:value-type="float" office:value="3.235">
            <text:p>3,235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361423">
            <text:p>1361423</text:p>
          </table:table-cell>
          <table:table-cell office:value-type="float" office:value="1139.04">
            <text:p>1139,04</text:p>
          </table:table-cell>
          <table:table-cell office:value-type="float" office:value="17.57">
            <text:p>17,5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64372.75">
            <text:p>664372,75</text:p>
          </table:table-cell>
          <table:table-cell office:value-type="float" office:value="418.98">
            <text:p>418,98</text:p>
          </table:table-cell>
          <table:table-cell office:value-type="float" office:value="22.71">
            <text:p>22,71</text:p>
          </table:table-cell>
          <table:table-cell table:number-columns-repeated="11"/>
        </table:table-row>
        <table:table-row table:style-name="ro1">
          <table:table-cell office:value-type="float" office:value="2919252">
            <text:p>2919252</text:p>
          </table:table-cell>
          <table:table-cell table:number-columns-repeated="14"/>
        </table:table-row>
        <table:table-row table:style-name="ro1">
          <table:table-cell office:value-type="float" office:value="3.25">
            <text:p>3,25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384706">
            <text:p>1384706</text:p>
          </table:table-cell>
          <table:table-cell office:value-type="float" office:value="1211.13">
            <text:p>1211,13</text:p>
          </table:table-cell>
          <table:table-cell office:value-type="float" office:value="17.3">
            <text:p>17,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76490.94">
            <text:p>676490,94</text:p>
          </table:table-cell>
          <table:table-cell office:value-type="float" office:value="428.01">
            <text:p>428,01</text:p>
          </table:table-cell>
          <table:table-cell office:value-type="float" office:value="22.62">
            <text:p>22,62</text:p>
          </table:table-cell>
          <table:table-cell table:number-columns-repeated="11"/>
        </table:table-row>
        <table:table-row table:style-name="ro1">
          <table:table-cell office:value-type="float" office:value="2876768">
            <text:p>2876768</text:p>
          </table:table-cell>
          <table:table-cell table:number-columns-repeated="14"/>
        </table:table-row>
        <table:table-row table:style-name="ro1">
          <table:table-cell office:value-type="float" office:value="3.172">
            <text:p>3,172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396777">
            <text:p>1396777</text:p>
          </table:table-cell>
          <table:table-cell office:value-type="float" office:value="1324.82">
            <text:p>1324,82</text:p>
          </table:table-cell>
          <table:table-cell office:value-type="float" office:value="16.91">
            <text:p>16,9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693033.13">
            <text:p>693033,13</text:p>
          </table:table-cell>
          <table:table-cell office:value-type="float" office:value="440.27">
            <text:p>440,27</text:p>
          </table:table-cell>
          <table:table-cell office:value-type="float" office:value="22.52">
            <text:p>22,52</text:p>
          </table:table-cell>
          <table:table-cell table:number-columns-repeated="11"/>
        </table:table-row>
        <table:table-row table:style-name="ro1">
          <table:table-cell office:value-type="float" office:value="2832485">
            <text:p>2832485</text:p>
          </table:table-cell>
          <table:table-cell table:number-columns-repeated="14"/>
        </table:table-row>
        <table:table-row table:style-name="ro1">
          <table:table-cell office:value-type="float" office:value="3.172">
            <text:p>3,172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414155">
            <text:p>1414155</text:p>
          </table:table-cell>
          <table:table-cell office:value-type="float" office:value="1367.68">
            <text:p>1367,68</text:p>
          </table:table-cell>
          <table:table-cell office:value-type="float" office:value="16.77">
            <text:p>16,7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10288.5">
            <text:p>710288,5</text:p>
          </table:table-cell>
          <table:table-cell office:value-type="float" office:value="453.45">
            <text:p>453,45</text:p>
          </table:table-cell>
          <table:table-cell office:value-type="float" office:value="22.4">
            <text:p>22,4</text:p>
          </table:table-cell>
          <table:table-cell table:number-columns-repeated="11"/>
        </table:table-row>
        <table:table-row table:style-name="ro1">
          <table:table-cell office:value-type="float" office:value="2789993">
            <text:p>2789993</text:p>
          </table:table-cell>
          <table:table-cell table:number-columns-repeated="14"/>
        </table:table-row>
        <table:table-row table:style-name="ro1">
          <table:table-cell office:value-type="float" office:value="3.172">
            <text:p>3,172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452844">
            <text:p>1452844</text:p>
          </table:table-cell>
          <table:table-cell office:value-type="float" office:value="1380.85">
            <text:p>1380,85</text:p>
          </table:table-cell>
          <table:table-cell office:value-type="float" office:value="16.73">
            <text:p>16,7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26528.63">
            <text:p>726528,63</text:p>
          </table:table-cell>
          <table:table-cell office:value-type="float" office:value="464.75">
            <text:p>464,75</text:p>
          </table:table-cell>
          <table:table-cell office:value-type="float" office:value="22.3">
            <text:p>22,3</text:p>
          </table:table-cell>
          <table:table-cell table:number-columns-repeated="11"/>
        </table:table-row>
        <table:table-row table:style-name="ro1">
          <table:table-cell office:value-type="float" office:value="2747811">
            <text:p>2747811</text:p>
          </table:table-cell>
          <table:table-cell table:number-columns-repeated="14"/>
        </table:table-row>
        <table:table-row table:style-name="ro1">
          <table:table-cell office:value-type="float" office:value="3.14">
            <text:p>3,14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472833">
            <text:p>1472833</text:p>
          </table:table-cell>
          <table:table-cell office:value-type="float" office:value="1290.05">
            <text:p>1290,05</text:p>
          </table:table-cell>
          <table:table-cell office:value-type="float" office:value="17.02">
            <text:p>17,0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32547.13">
            <text:p>732547,13</text:p>
          </table:table-cell>
          <table:table-cell office:value-type="float" office:value="467.12">
            <text:p>467,12</text:p>
          </table:table-cell>
          <table:table-cell office:value-type="float" office:value="22.24">
            <text:p>22,24</text:p>
          </table:table-cell>
          <table:table-cell table:number-columns-repeated="11"/>
        </table:table-row>
        <table:table-row table:style-name="ro1">
          <table:table-cell office:value-type="float" office:value="2710841">
            <text:p>2710841</text:p>
          </table:table-cell>
          <table:table-cell table:number-columns-repeated="14"/>
        </table:table-row>
        <table:table-row table:style-name="ro1">
          <table:table-cell office:value-type="float" office:value="3.141">
            <text:p>3,141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479123">
            <text:p>1479123</text:p>
          </table:table-cell>
          <table:table-cell office:value-type="float" office:value="1319.78">
            <text:p>1319,78</text:p>
          </table:table-cell>
          <table:table-cell office:value-type="float" office:value="16.93">
            <text:p>16,9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33399.38">
            <text:p>733399,38</text:p>
          </table:table-cell>
          <table:table-cell office:value-type="float" office:value="473.06">
            <text:p>473,06</text:p>
          </table:table-cell>
          <table:table-cell office:value-type="float" office:value="22.2">
            <text:p>22,2</text:p>
          </table:table-cell>
          <table:table-cell table:number-columns-repeated="11"/>
        </table:table-row>
        <table:table-row table:style-name="ro1">
          <table:table-cell office:value-type="float" office:value="2677229">
            <text:p>2677229</text:p>
          </table:table-cell>
          <table:table-cell table:number-columns-repeated="14"/>
        </table:table-row>
        <table:table-row table:style-name="ro1">
          <table:table-cell office:value-type="float" office:value="3.125">
            <text:p>3,125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517203">
            <text:p>1517203</text:p>
          </table:table-cell>
          <table:table-cell office:value-type="float" office:value="1357.36">
            <text:p>1357,36</text:p>
          </table:table-cell>
          <table:table-cell office:value-type="float" office:value="16.8">
            <text:p>16,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56888.63">
            <text:p>756888,63</text:p>
          </table:table-cell>
          <table:table-cell office:value-type="float" office:value="483.8">
            <text:p>483,8</text:p>
          </table:table-cell>
          <table:table-cell office:value-type="float" office:value="22.11">
            <text:p>22,11</text:p>
          </table:table-cell>
          <table:table-cell table:number-columns-repeated="11"/>
        </table:table-row>
        <table:table-row table:style-name="ro1">
          <table:table-cell office:value-type="float" office:value="2640364">
            <text:p>2640364</text:p>
          </table:table-cell>
          <table:table-cell table:number-columns-repeated="14"/>
        </table:table-row>
        <table:table-row table:style-name="ro1">
          <table:table-cell office:value-type="float" office:value="3.109">
            <text:p>3,109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549489">
            <text:p>1549489</text:p>
          </table:table-cell>
          <table:table-cell office:value-type="float" office:value="1331.28">
            <text:p>1331,28</text:p>
          </table:table-cell>
          <table:table-cell office:value-type="float" office:value="16.89">
            <text:p>16,8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64792.81">
            <text:p>764792,81</text:p>
          </table:table-cell>
          <table:table-cell office:value-type="float" office:value="491.33">
            <text:p>491,33</text:p>
          </table:table-cell>
          <table:table-cell office:value-type="float" office:value="22.04">
            <text:p>22,04</text:p>
          </table:table-cell>
          <table:table-cell table:number-columns-repeated="11"/>
        </table:table-row>
        <table:table-row table:style-name="ro1">
          <table:table-cell office:value-type="float" office:value="2607988">
            <text:p>2607988</text:p>
          </table:table-cell>
          <table:table-cell table:number-columns-repeated="14"/>
        </table:table-row>
        <table:table-row table:style-name="ro1">
          <table:table-cell office:value-type="float" office:value="3.422">
            <text:p>3,422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579529">
            <text:p>1579529</text:p>
          </table:table-cell>
          <table:table-cell office:value-type="float" office:value="1465.85">
            <text:p>1465,85</text:p>
          </table:table-cell>
          <table:table-cell office:value-type="float" office:value="16.47">
            <text:p>16,4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83905.81">
            <text:p>783905,81</text:p>
          </table:table-cell>
          <table:table-cell office:value-type="float" office:value="503.08">
            <text:p>503,08</text:p>
          </table:table-cell>
          <table:table-cell office:value-type="float" office:value="21.95">
            <text:p>21,95</text:p>
          </table:table-cell>
          <table:table-cell table:number-columns-repeated="11"/>
        </table:table-row>
        <table:table-row table:style-name="ro1">
          <table:table-cell office:value-type="float" office:value="2574241">
            <text:p>2574241</text:p>
          </table:table-cell>
          <table:table-cell table:number-columns-repeated="14"/>
        </table:table-row>
        <table:table-row table:style-name="ro1">
          <table:table-cell office:value-type="float" office:value="3.219">
            <text:p>3,219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47">
            <text:p>2,0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604314">
            <text:p>1604314</text:p>
          </table:table-cell>
          <table:table-cell office:value-type="float" office:value="1500.33">
            <text:p>1500,33</text:p>
          </table:table-cell>
          <table:table-cell office:value-type="float" office:value="16.37">
            <text:p>16,3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793861.19">
            <text:p>793861,19</text:p>
          </table:table-cell>
          <table:table-cell office:value-type="float" office:value="511.29">
            <text:p>511,29</text:p>
          </table:table-cell>
          <table:table-cell office:value-type="float" office:value="21.88">
            <text:p>21,88</text:p>
          </table:table-cell>
          <table:table-cell table:number-columns-repeated="11"/>
        </table:table-row>
        <table:table-row table:style-name="ro1">
          <table:table-cell office:value-type="float" office:value="2543006">
            <text:p>2543006</text:p>
          </table:table-cell>
          <table:table-cell table:number-columns-repeated="14"/>
        </table:table-row>
        <table:table-row table:style-name="ro1">
          <table:table-cell office:value-type="float" office:value="3.953">
            <text:p>3,953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22">
            <text:p>1,9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594069">
            <text:p>1594069</text:p>
          </table:table-cell>
          <table:table-cell office:value-type="float" office:value="1455.71">
            <text:p>1455,71</text:p>
          </table:table-cell>
          <table:table-cell office:value-type="float" office:value="16.5">
            <text:p>16,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01441.06">
            <text:p>801441,06</text:p>
          </table:table-cell>
          <table:table-cell office:value-type="float" office:value="515.24">
            <text:p>515,24</text:p>
          </table:table-cell>
          <table:table-cell office:value-type="float" office:value="21.84">
            <text:p>21,84</text:p>
          </table:table-cell>
          <table:table-cell table:number-columns-repeated="11"/>
        </table:table-row>
        <table:table-row table:style-name="ro1">
          <table:table-cell office:value-type="float" office:value="2513286">
            <text:p>2513286</text:p>
          </table:table-cell>
          <table:table-cell table:number-columns-repeated="14"/>
        </table:table-row>
        <table:table-row table:style-name="ro1">
          <table:table-cell office:value-type="float" office:value="3.078">
            <text:p>3,078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629021">
            <text:p>1629021</text:p>
          </table:table-cell>
          <table:table-cell office:value-type="float" office:value="1591.64">
            <text:p>1591,64</text:p>
          </table:table-cell>
          <table:table-cell office:value-type="float" office:value="16.11">
            <text:p>16,1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15685.06">
            <text:p>815685,06</text:p>
          </table:table-cell>
          <table:table-cell office:value-type="float" office:value="527.54">
            <text:p>527,54</text:p>
          </table:table-cell>
          <table:table-cell office:value-type="float" office:value="21.75">
            <text:p>21,75</text:p>
          </table:table-cell>
          <table:table-cell table:number-columns-repeated="11"/>
        </table:table-row>
        <table:table-row table:style-name="ro1">
          <table:table-cell office:value-type="float" office:value="2484958">
            <text:p>2484958</text:p>
          </table:table-cell>
          <table:table-cell table:number-columns-repeated="14"/>
        </table:table-row>
        <table:table-row table:style-name="ro1">
          <table:table-cell office:value-type="float" office:value="4.188">
            <text:p>4,188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643490">
            <text:p>1643490</text:p>
          </table:table-cell>
          <table:table-cell office:value-type="float" office:value="1521.28">
            <text:p>1521,28</text:p>
          </table:table-cell>
          <table:table-cell office:value-type="float" office:value="16.31">
            <text:p>16,3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23245.94">
            <text:p>823245,94</text:p>
          </table:table-cell>
          <table:table-cell office:value-type="float" office:value="531.46">
            <text:p>531,46</text:p>
          </table:table-cell>
          <table:table-cell office:value-type="float" office:value="21.7">
            <text:p>21,7</text:p>
          </table:table-cell>
          <table:table-cell table:number-columns-repeated="11"/>
        </table:table-row>
        <table:table-row table:style-name="ro1">
          <table:table-cell office:value-type="float" office:value="2458936">
            <text:p>2458936</text:p>
          </table:table-cell>
          <table:table-cell table:number-columns-repeated="14"/>
        </table:table-row>
        <table:table-row table:style-name="ro1">
          <table:table-cell office:value-type="float" office:value="3.203">
            <text:p>3,203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15">
            <text:p>2,0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637829">
            <text:p>1637829</text:p>
          </table:table-cell>
          <table:table-cell office:value-type="float" office:value="1392.25">
            <text:p>1392,25</text:p>
          </table:table-cell>
          <table:table-cell office:value-type="float" office:value="16.69">
            <text:p>16,6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06897.5">
            <text:p>806897,5</text:p>
          </table:table-cell>
          <table:table-cell office:value-type="float" office:value="528.03">
            <text:p>528,03</text:p>
          </table:table-cell>
          <table:table-cell office:value-type="float" office:value="21.71">
            <text:p>21,71</text:p>
          </table:table-cell>
          <table:table-cell table:number-columns-repeated="11"/>
        </table:table-row>
        <table:table-row table:style-name="ro1">
          <table:table-cell office:value-type="float" office:value="2435182">
            <text:p>2435182</text:p>
          </table:table-cell>
          <table:table-cell table:number-columns-repeated="14"/>
        </table:table-row>
        <table:table-row table:style-name="ro1">
          <table:table-cell office:value-type="float" office:value="3.016">
            <text:p>3,016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722670">
            <text:p>1722670</text:p>
          </table:table-cell>
          <table:table-cell office:value-type="float" office:value="1692.68">
            <text:p>1692,68</text:p>
          </table:table-cell>
          <table:table-cell office:value-type="float" office:value="15.85">
            <text:p>15,8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45231.13">
            <text:p>845231,13</text:p>
          </table:table-cell>
          <table:table-cell office:value-type="float" office:value="549.82">
            <text:p>549,82</text:p>
          </table:table-cell>
          <table:table-cell office:value-type="float" office:value="21.56">
            <text:p>21,56</text:p>
          </table:table-cell>
          <table:table-cell table:number-columns-repeated="11"/>
        </table:table-row>
        <table:table-row table:style-name="ro1">
          <table:table-cell office:value-type="float" office:value="2406896">
            <text:p>2406896</text:p>
          </table:table-cell>
          <table:table-cell table:number-columns-repeated="14"/>
        </table:table-row>
        <table:table-row table:style-name="ro1">
          <table:table-cell office:value-type="float" office:value="3.625">
            <text:p>3,625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673988">
            <text:p>1673988</text:p>
          </table:table-cell>
          <table:table-cell office:value-type="float" office:value="1542.98">
            <text:p>1542,98</text:p>
          </table:table-cell>
          <table:table-cell office:value-type="float" office:value="16.25">
            <text:p>16,2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47223.44">
            <text:p>847223,44</text:p>
          </table:table-cell>
          <table:table-cell office:value-type="float" office:value="546.82">
            <text:p>546,82</text:p>
          </table:table-cell>
          <table:table-cell office:value-type="float" office:value="21.56">
            <text:p>21,56</text:p>
          </table:table-cell>
          <table:table-cell table:number-columns-repeated="11"/>
        </table:table-row>
        <table:table-row table:style-name="ro1">
          <table:table-cell office:value-type="float" office:value="2380906">
            <text:p>2380906</text:p>
          </table:table-cell>
          <table:table-cell table:number-columns-repeated="14"/>
        </table:table-row>
        <table:table-row table:style-name="ro1">
          <table:table-cell office:value-type="float" office:value="3.172">
            <text:p>3,172</text:p>
          </table:table-cell>
          <table:table-cell table:number-columns-repeated="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700277">
            <text:p>1700277</text:p>
          </table:table-cell>
          <table:table-cell office:value-type="float" office:value="1602.14">
            <text:p>1602,14</text:p>
          </table:table-cell>
          <table:table-cell office:value-type="float" office:value="16.08">
            <text:p>16,0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56900.25">
            <text:p>856900,25</text:p>
          </table:table-cell>
          <table:table-cell office:value-type="float" office:value="556.1">
            <text:p>556,1</text:p>
          </table:table-cell>
          <table:table-cell office:value-type="float" office:value="21.5">
            <text:p>21,5</text:p>
          </table:table-cell>
          <table:table-cell table:number-columns-repeated="11"/>
        </table:table-row>
        <table:table-row table:style-name="ro1">
          <table:table-cell office:value-type="float" office:value="2358090">
            <text:p>2358090</text:p>
          </table:table-cell>
          <table:table-cell table:number-columns-repeated="14"/>
        </table:table-row>
        <table:table-row table:style-name="ro1">
          <table:table-cell office:value-type="float" office:value="3.203">
            <text:p>3,203</text:p>
          </table:table-cell>
          <table:table-cell table:number-columns-repeated="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12">
            <text:p>2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712863">
            <text:p>1712863</text:p>
          </table:table-cell>
          <table:table-cell office:value-type="float" office:value="1639.84">
            <text:p>1639,84</text:p>
          </table:table-cell>
          <table:table-cell office:value-type="float" office:value="15.98">
            <text:p>15,9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69870.5">
            <text:p>869870,5</text:p>
          </table:table-cell>
          <table:table-cell office:value-type="float" office:value="565.24">
            <text:p>565,24</text:p>
          </table:table-cell>
          <table:table-cell office:value-type="float" office:value="21.43">
            <text:p>21,43</text:p>
          </table:table-cell>
          <table:table-cell table:number-columns-repeated="11"/>
        </table:table-row>
        <table:table-row table:style-name="ro1">
          <table:table-cell office:value-type="float" office:value="2336583">
            <text:p>2336583</text:p>
          </table:table-cell>
          <table:table-cell table:number-columns-repeated="14"/>
        </table:table-row>
        <table:table-row table:style-name="ro1">
          <table:table-cell office:value-type="float" office:value="2.969">
            <text:p>2,969</text:p>
          </table:table-cell>
          <table:table-cell table:number-columns-repeated="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778035">
            <text:p>1778035</text:p>
          </table:table-cell>
          <table:table-cell office:value-type="float" office:value="1729.59">
            <text:p>1729,59</text:p>
          </table:table-cell>
          <table:table-cell office:value-type="float" office:value="15.75">
            <text:p>15,7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83755.94">
            <text:p>883755,94</text:p>
          </table:table-cell>
          <table:table-cell office:value-type="float" office:value="575.15">
            <text:p>575,15</text:p>
          </table:table-cell>
          <table:table-cell office:value-type="float" office:value="21.41">
            <text:p>21,41</text:p>
          </table:table-cell>
          <table:table-cell table:number-columns-repeated="11"/>
        </table:table-row>
        <table:table-row table:style-name="ro1">
          <table:table-cell office:value-type="float" office:value="2307221">
            <text:p>2307221</text:p>
          </table:table-cell>
          <table:table-cell table:number-columns-repeated="14"/>
        </table:table-row>
        <table:table-row table:style-name="ro1">
          <table:table-cell office:value-type="float" office:value="2.906">
            <text:p>2,906</text:p>
          </table:table-cell>
          <table:table-cell table:number-columns-repeated="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771385">
            <text:p>1771385</text:p>
          </table:table-cell>
          <table:table-cell office:value-type="float" office:value="1701.28">
            <text:p>1701,28</text:p>
          </table:table-cell>
          <table:table-cell office:value-type="float" office:value="15.82">
            <text:p>15,8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893992.75">
            <text:p>893992,75</text:p>
          </table:table-cell>
          <table:table-cell office:value-type="float" office:value="580.55">
            <text:p>580,55</text:p>
          </table:table-cell>
          <table:table-cell office:value-type="float" office:value="21.33">
            <text:p>21,33</text:p>
          </table:table-cell>
          <table:table-cell table:number-columns-repeated="11"/>
        </table:table-row>
        <table:table-row table:style-name="ro1">
          <table:table-cell office:value-type="float" office:value="2281979">
            <text:p>2281979</text:p>
          </table:table-cell>
          <table:table-cell table:number-columns-repeated="14"/>
        </table:table-row>
        <table:table-row table:style-name="ro1">
          <table:table-cell office:value-type="float" office:value="2.906">
            <text:p>2,906</text:p>
          </table:table-cell>
          <table:table-cell table:number-columns-repeated="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771386">
            <text:p>1771386</text:p>
          </table:table-cell>
          <table:table-cell office:value-type="float" office:value="1695.77">
            <text:p>1695,77</text:p>
          </table:table-cell>
          <table:table-cell office:value-type="float" office:value="15.84">
            <text:p>15,8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14674.75">
            <text:p>914674,75</text:p>
          </table:table-cell>
          <table:table-cell office:value-type="float" office:value="594.57">
            <text:p>594,57</text:p>
          </table:table-cell>
          <table:table-cell office:value-type="float" office:value="21.23">
            <text:p>21,23</text:p>
          </table:table-cell>
          <table:table-cell table:number-columns-repeated="11"/>
        </table:table-row>
        <table:table-row table:style-name="ro1">
          <table:table-cell office:value-type="float" office:value="2258262">
            <text:p>2258262</text:p>
          </table:table-cell>
          <table:table-cell table:number-columns-repeated="14"/>
        </table:table-row>
        <table:table-row table:style-name="ro1">
          <table:table-cell office:value-type="float" office:value="2.891">
            <text:p>2,891</text:p>
          </table:table-cell>
          <table:table-cell table:number-columns-repeated="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004392">
            <text:p>2004392</text:p>
          </table:table-cell>
          <table:table-cell office:value-type="float" office:value="1963.47">
            <text:p>1963,47</text:p>
          </table:table-cell>
          <table:table-cell office:value-type="float" office:value="15.2">
            <text:p>15,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26622.06">
            <text:p>926622,06</text:p>
          </table:table-cell>
          <table:table-cell office:value-type="float" office:value="612.27">
            <text:p>612,27</text:p>
          </table:table-cell>
          <table:table-cell office:value-type="float" office:value="21.27">
            <text:p>21,27</text:p>
          </table:table-cell>
          <table:table-cell table:number-columns-repeated="11"/>
        </table:table-row>
        <table:table-row table:style-name="ro1">
          <table:table-cell office:value-type="float" office:value="2232726">
            <text:p>2232726</text:p>
          </table:table-cell>
          <table:table-cell table:number-columns-repeated="14"/>
        </table:table-row>
        <table:table-row table:style-name="ro1">
          <table:table-cell office:value-type="float" office:value="2.906">
            <text:p>2,906</text:p>
          </table:table-cell>
          <table:table-cell table:number-columns-repeated="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97">
            <text:p>1,7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917353">
            <text:p>1917353</text:p>
          </table:table-cell>
          <table:table-cell office:value-type="float" office:value="1846.93">
            <text:p>1846,93</text:p>
          </table:table-cell>
          <table:table-cell office:value-type="float" office:value="15.47">
            <text:p>15,4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39460.75">
            <text:p>939460,75</text:p>
          </table:table-cell>
          <table:table-cell office:value-type="float" office:value="613.31">
            <text:p>613,31</text:p>
          </table:table-cell>
          <table:table-cell office:value-type="float" office:value="21.12">
            <text:p>21,12</text:p>
          </table:table-cell>
          <table:table-cell table:number-columns-repeated="11"/>
        </table:table-row>
        <table:table-row table:style-name="ro1">
          <table:table-cell office:value-type="float" office:value="2209890">
            <text:p>2209890</text:p>
          </table:table-cell>
          <table:table-cell table:number-columns-repeated="14"/>
        </table:table-row>
        <table:table-row table:style-name="ro1">
          <table:table-cell office:value-type="float" office:value="2.875">
            <text:p>2,875</text:p>
          </table:table-cell>
          <table:table-cell table:number-columns-repeated="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226352">
            <text:p>2226352</text:p>
          </table:table-cell>
          <table:table-cell office:value-type="float" office:value="2198.6">
            <text:p>2198,6</text:p>
          </table:table-cell>
          <table:table-cell office:value-type="float" office:value="14.71">
            <text:p>14,7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53466.81">
            <text:p>953466,81</text:p>
          </table:table-cell>
          <table:table-cell office:value-type="float" office:value="628.67">
            <text:p>628,67</text:p>
          </table:table-cell>
          <table:table-cell office:value-type="float" office:value="21.05">
            <text:p>21,05</text:p>
          </table:table-cell>
          <table:table-cell table:number-columns-repeated="11"/>
        </table:table-row>
        <table:table-row table:style-name="ro1">
          <table:table-cell office:value-type="float" office:value="2188387">
            <text:p>2188387</text:p>
          </table:table-cell>
          <table:table-cell table:number-columns-repeated="14"/>
        </table:table-row>
        <table:table-row table:style-name="ro1">
          <table:table-cell office:value-type="float" office:value="2.844">
            <text:p>2,844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915339">
            <text:p>1915339</text:p>
          </table:table-cell>
          <table:table-cell office:value-type="float" office:value="1841.69">
            <text:p>1841,69</text:p>
          </table:table-cell>
          <table:table-cell office:value-type="float" office:value="15.48">
            <text:p>15,4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55166.88">
            <text:p>955166,88</text:p>
          </table:table-cell>
          <table:table-cell office:value-type="float" office:value="624.57">
            <text:p>624,57</text:p>
          </table:table-cell>
          <table:table-cell office:value-type="float" office:value="21.04">
            <text:p>21,04</text:p>
          </table:table-cell>
          <table:table-cell table:number-columns-repeated="11"/>
        </table:table-row>
        <table:table-row table:style-name="ro1">
          <table:table-cell office:value-type="float" office:value="2168175">
            <text:p>2168175</text:p>
          </table:table-cell>
          <table:table-cell table:number-columns-repeated="14"/>
        </table:table-row>
        <table:table-row table:style-name="ro1">
          <table:table-cell office:value-type="float" office:value="2.844">
            <text:p>2,844</text:p>
          </table:table-cell>
          <table:table-cell table:number-columns-repeated="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960068">
            <text:p>1960068</text:p>
          </table:table-cell>
          <table:table-cell office:value-type="float" office:value="1899.65">
            <text:p>1899,65</text:p>
          </table:table-cell>
          <table:table-cell office:value-type="float" office:value="15.34">
            <text:p>15,3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64068.06">
            <text:p>964068,06</text:p>
          </table:table-cell>
          <table:table-cell office:value-type="float" office:value="628.54">
            <text:p>628,54</text:p>
          </table:table-cell>
          <table:table-cell office:value-type="float" office:value="21.01">
            <text:p>21,01</text:p>
          </table:table-cell>
          <table:table-cell table:number-columns-repeated="11"/>
        </table:table-row>
        <table:table-row table:style-name="ro1">
          <table:table-cell office:value-type="float" office:value="2147800">
            <text:p>2147800</text:p>
          </table:table-cell>
          <table:table-cell table:number-columns-repeated="14"/>
        </table:table-row>
        <table:table-row table:style-name="ro1">
          <table:table-cell office:value-type="float" office:value="2.813">
            <text:p>2,813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201465">
            <text:p>2201465</text:p>
          </table:table-cell>
          <table:table-cell office:value-type="float" office:value="2169.46">
            <text:p>2169,46</text:p>
          </table:table-cell>
          <table:table-cell office:value-type="float" office:value="14.77">
            <text:p>14,7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78420.38">
            <text:p>978420,38</text:p>
          </table:table-cell>
          <table:table-cell office:value-type="float" office:value="643.49">
            <text:p>643,49</text:p>
          </table:table-cell>
          <table:table-cell office:value-type="float" office:value="20.93">
            <text:p>20,93</text:p>
          </table:table-cell>
          <table:table-cell table:number-columns-repeated="11"/>
        </table:table-row>
        <table:table-row table:style-name="ro1">
          <table:table-cell office:value-type="float" office:value="2128212">
            <text:p>2128212</text:p>
          </table:table-cell>
          <table:table-cell table:number-columns-repeated="14"/>
        </table:table-row>
        <table:table-row table:style-name="ro1">
          <table:table-cell office:value-type="float" office:value="2.828">
            <text:p>2,828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58939">
            <text:p>2358939</text:p>
          </table:table-cell>
          <table:table-cell office:value-type="float" office:value="2344.21">
            <text:p>2344,21</text:p>
          </table:table-cell>
          <table:table-cell office:value-type="float" office:value="14.43">
            <text:p>14,4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93001.75">
            <text:p>993001,75</text:p>
          </table:table-cell>
          <table:table-cell office:value-type="float" office:value="657.76">
            <text:p>657,76</text:p>
          </table:table-cell>
          <table:table-cell office:value-type="float" office:value="20.97">
            <text:p>20,97</text:p>
          </table:table-cell>
          <table:table-cell table:number-columns-repeated="11"/>
        </table:table-row>
        <table:table-row table:style-name="ro1">
          <table:table-cell office:value-type="float" office:value="2108553">
            <text:p>2108553</text:p>
          </table:table-cell>
          <table:table-cell table:number-columns-repeated="14"/>
        </table:table-row>
        <table:table-row table:style-name="ro1">
          <table:table-cell office:value-type="float" office:value="2.828">
            <text:p>2,828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136083">
            <text:p>2136083</text:p>
          </table:table-cell>
          <table:table-cell office:value-type="float" office:value="2087.35">
            <text:p>2087,35</text:p>
          </table:table-cell>
          <table:table-cell office:value-type="float" office:value="14.93">
            <text:p>14,9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96610.5">
            <text:p>996610,5</text:p>
          </table:table-cell>
          <table:table-cell office:value-type="float" office:value="650.06">
            <text:p>650,06</text:p>
          </table:table-cell>
          <table:table-cell office:value-type="float" office:value="20.87">
            <text:p>20,87</text:p>
          </table:table-cell>
          <table:table-cell table:number-columns-repeated="11"/>
        </table:table-row>
        <table:table-row table:style-name="ro1">
          <table:table-cell office:value-type="float" office:value="2091613">
            <text:p>2091613</text:p>
          </table:table-cell>
          <table:table-cell table:number-columns-repeated="14"/>
        </table:table-row>
        <table:table-row table:style-name="ro1">
          <table:table-cell office:value-type="float" office:value="3.235">
            <text:p>3,235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1895953">
            <text:p>1895953</text:p>
          </table:table-cell>
          <table:table-cell office:value-type="float" office:value="1801.67">
            <text:p>1801,67</text:p>
          </table:table-cell>
          <table:table-cell office:value-type="float" office:value="15.57">
            <text:p>15,5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932996.5">
            <text:p>932996,5</text:p>
          </table:table-cell>
          <table:table-cell office:value-type="float" office:value="642.08">
            <text:p>642,08</text:p>
          </table:table-cell>
          <table:table-cell office:value-type="float" office:value="21.03">
            <text:p>21,03</text:p>
          </table:table-cell>
          <table:table-cell table:number-columns-repeated="11"/>
        </table:table-row>
        <table:table-row table:style-name="ro1">
          <table:table-cell office:value-type="float" office:value="2073662">
            <text:p>2073662</text:p>
          </table:table-cell>
          <table:table-cell table:number-columns-repeated="14"/>
        </table:table-row>
        <table:table-row table:style-name="ro1">
          <table:table-cell office:value-type="float" office:value="2.969">
            <text:p>2,969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128357">
            <text:p>2128357</text:p>
          </table:table-cell>
          <table:table-cell office:value-type="float" office:value="2088.69">
            <text:p>2088,69</text:p>
          </table:table-cell>
          <table:table-cell office:value-type="float" office:value="14.93">
            <text:p>14,9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08807.81">
            <text:p>1008807,81</text:p>
          </table:table-cell>
          <table:table-cell office:value-type="float" office:value="663.15">
            <text:p>663,15</text:p>
          </table:table-cell>
          <table:table-cell office:value-type="float" office:value="20.77">
            <text:p>20,77</text:p>
          </table:table-cell>
          <table:table-cell table:number-columns-repeated="11"/>
        </table:table-row>
        <table:table-row table:style-name="ro1">
          <table:table-cell office:value-type="float" office:value="2049298">
            <text:p>2049298</text:p>
          </table:table-cell>
          <table:table-cell table:number-columns-repeated="14"/>
        </table:table-row>
        <table:table-row table:style-name="ro1">
          <table:table-cell office:value-type="float" office:value="2.922">
            <text:p>2,922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400277">
            <text:p>2400277</text:p>
          </table:table-cell>
          <table:table-cell office:value-type="float" office:value="2392.96">
            <text:p>2392,96</text:p>
          </table:table-cell>
          <table:table-cell office:value-type="float" office:value="14.34">
            <text:p>14,3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36632.75">
            <text:p>1036632,75</text:p>
          </table:table-cell>
          <table:table-cell office:value-type="float" office:value="683.23">
            <text:p>683,23</text:p>
          </table:table-cell>
          <table:table-cell office:value-type="float" office:value="20.68">
            <text:p>20,68</text:p>
          </table:table-cell>
          <table:table-cell table:number-columns-repeated="11"/>
        </table:table-row>
        <table:table-row table:style-name="ro1">
          <table:table-cell office:value-type="float" office:value="2031986">
            <text:p>2031986</text:p>
          </table:table-cell>
          <table:table-cell table:number-columns-repeated="14"/>
        </table:table-row>
        <table:table-row table:style-name="ro1">
          <table:table-cell office:value-type="float" office:value="2.812">
            <text:p>2,812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41924">
            <text:p>2341924</text:p>
          </table:table-cell>
          <table:table-cell office:value-type="float" office:value="2320.29">
            <text:p>2320,29</text:p>
          </table:table-cell>
          <table:table-cell office:value-type="float" office:value="14.48">
            <text:p>14,4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40231.5">
            <text:p>1040231,5</text:p>
          </table:table-cell>
          <table:table-cell office:value-type="float" office:value="684.63">
            <text:p>684,63</text:p>
          </table:table-cell>
          <table:table-cell office:value-type="float" office:value="20.65">
            <text:p>20,65</text:p>
          </table:table-cell>
          <table:table-cell table:number-columns-repeated="11"/>
        </table:table-row>
        <table:table-row table:style-name="ro1">
          <table:table-cell office:value-type="float" office:value="2015275">
            <text:p>2015275</text:p>
          </table:table-cell>
          <table:table-cell table:number-columns-repeated="14"/>
        </table:table-row>
        <table:table-row table:style-name="ro1">
          <table:table-cell office:value-type="float" office:value="2.781">
            <text:p>2,781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044136">
            <text:p>2044136</text:p>
          </table:table-cell>
          <table:table-cell office:value-type="float" office:value="1971.77">
            <text:p>1971,77</text:p>
          </table:table-cell>
          <table:table-cell office:value-type="float" office:value="15.18">
            <text:p>15,1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34992.81">
            <text:p>1034992,81</text:p>
          </table:table-cell>
          <table:table-cell office:value-type="float" office:value="677.01">
            <text:p>677,01</text:p>
          </table:table-cell>
          <table:table-cell office:value-type="float" office:value="20.66">
            <text:p>20,66</text:p>
          </table:table-cell>
          <table:table-cell table:number-columns-repeated="11"/>
        </table:table-row>
        <table:table-row table:style-name="ro1">
          <table:table-cell office:value-type="float" office:value="1998033">
            <text:p>1998033</text:p>
          </table:table-cell>
          <table:table-cell table:number-columns-repeated="14"/>
        </table:table-row>
        <table:table-row table:style-name="ro1">
          <table:table-cell office:value-type="float" office:value="2.797">
            <text:p>2,797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010942">
            <text:p>2010942</text:p>
          </table:table-cell>
          <table:table-cell office:value-type="float" office:value="1876.72">
            <text:p>1876,72</text:p>
          </table:table-cell>
          <table:table-cell office:value-type="float" office:value="15.4">
            <text:p>15,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37972">
            <text:p>1037972</text:p>
          </table:table-cell>
          <table:table-cell office:value-type="float" office:value="675.95">
            <text:p>675,95</text:p>
          </table:table-cell>
          <table:table-cell office:value-type="float" office:value="20.65">
            <text:p>20,65</text:p>
          </table:table-cell>
          <table:table-cell table:number-columns-repeated="11"/>
        </table:table-row>
        <table:table-row table:style-name="ro1">
          <table:table-cell office:value-type="float" office:value="1979806">
            <text:p>1979806</text:p>
          </table:table-cell>
          <table:table-cell table:number-columns-repeated="14"/>
        </table:table-row>
        <table:table-row table:style-name="ro1">
          <table:table-cell office:value-type="float" office:value="2.781">
            <text:p>2,781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97752">
            <text:p>2397752</text:p>
          </table:table-cell>
          <table:table-cell office:value-type="float" office:value="2382.82">
            <text:p>2382,82</text:p>
          </table:table-cell>
          <table:table-cell office:value-type="float" office:value="14.36">
            <text:p>14,3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63428.63">
            <text:p>1063428,63</text:p>
          </table:table-cell>
          <table:table-cell office:value-type="float" office:value="699.99">
            <text:p>699,99</text:p>
          </table:table-cell>
          <table:table-cell office:value-type="float" office:value="20.55">
            <text:p>20,55</text:p>
          </table:table-cell>
          <table:table-cell table:number-columns-repeated="11"/>
        </table:table-row>
        <table:table-row table:style-name="ro1">
          <table:table-cell office:value-type="float" office:value="1963282">
            <text:p>1963282</text:p>
          </table:table-cell>
          <table:table-cell table:number-columns-repeated="14"/>
        </table:table-row>
        <table:table-row table:style-name="ro1">
          <table:table-cell office:value-type="float" office:value="2.781">
            <text:p>2,781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257386">
            <text:p>2257386</text:p>
          </table:table-cell>
          <table:table-cell office:value-type="float" office:value="2221.87">
            <text:p>2221,87</text:p>
          </table:table-cell>
          <table:table-cell office:value-type="float" office:value="14.66">
            <text:p>14,6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65058.5">
            <text:p>1065058,5</text:p>
          </table:table-cell>
          <table:table-cell office:value-type="float" office:value="698.59">
            <text:p>698,59</text:p>
          </table:table-cell>
          <table:table-cell office:value-type="float" office:value="20.54">
            <text:p>20,54</text:p>
          </table:table-cell>
          <table:table-cell table:number-columns-repeated="11"/>
        </table:table-row>
        <table:table-row table:style-name="ro1">
          <table:table-cell office:value-type="float" office:value="1948068">
            <text:p>1948068</text:p>
          </table:table-cell>
          <table:table-cell table:number-columns-repeated="14"/>
        </table:table-row>
        <table:table-row table:style-name="ro1">
          <table:table-cell office:value-type="float" office:value="2.781">
            <text:p>2,781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034854">
            <text:p>2034854</text:p>
          </table:table-cell>
          <table:table-cell office:value-type="float" office:value="1841.24">
            <text:p>1841,24</text:p>
          </table:table-cell>
          <table:table-cell office:value-type="float" office:value="15.48">
            <text:p>15,4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52726.13">
            <text:p>1052726,13</text:p>
          </table:table-cell>
          <table:table-cell office:value-type="float" office:value="686.54">
            <text:p>686,54</text:p>
          </table:table-cell>
          <table:table-cell office:value-type="float" office:value="20.57">
            <text:p>20,57</text:p>
          </table:table-cell>
          <table:table-cell table:number-columns-repeated="11"/>
        </table:table-row>
        <table:table-row table:style-name="ro1">
          <table:table-cell office:value-type="float" office:value="1932439">
            <text:p>1932439</text:p>
          </table:table-cell>
          <table:table-cell table:number-columns-repeated="14"/>
        </table:table-row>
        <table:table-row table:style-name="ro1">
          <table:table-cell office:value-type="float" office:value="2.766">
            <text:p>2,766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475099">
            <text:p>2475099</text:p>
          </table:table-cell>
          <table:table-cell office:value-type="float" office:value="2456.2">
            <text:p>2456,2</text:p>
          </table:table-cell>
          <table:table-cell office:value-type="float" office:value="14.23">
            <text:p>14,2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89718.38">
            <text:p>1089718,38</text:p>
          </table:table-cell>
          <table:table-cell office:value-type="float" office:value="718.18">
            <text:p>718,18</text:p>
          </table:table-cell>
          <table:table-cell office:value-type="float" office:value="20.44">
            <text:p>20,44</text:p>
          </table:table-cell>
          <table:table-cell table:number-columns-repeated="11"/>
        </table:table-row>
        <table:table-row table:style-name="ro1">
          <table:table-cell office:value-type="float" office:value="1914859">
            <text:p>1914859</text:p>
          </table:table-cell>
          <table:table-cell table:number-columns-repeated="14"/>
        </table:table-row>
        <table:table-row table:style-name="ro1">
          <table:table-cell office:value-type="float" office:value="2.765">
            <text:p>2,765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077271">
            <text:p>2077271</text:p>
          </table:table-cell>
          <table:table-cell office:value-type="float" office:value="1880.46">
            <text:p>1880,46</text:p>
          </table:table-cell>
          <table:table-cell office:value-type="float" office:value="15.39">
            <text:p>15,3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71841.38">
            <text:p>1071841,38</text:p>
          </table:table-cell>
          <table:table-cell office:value-type="float" office:value="697.04">
            <text:p>697,04</text:p>
          </table:table-cell>
          <table:table-cell office:value-type="float" office:value="20.51">
            <text:p>20,51</text:p>
          </table:table-cell>
          <table:table-cell table:number-columns-repeated="11"/>
        </table:table-row>
        <table:table-row table:style-name="ro1">
          <table:table-cell office:value-type="float" office:value="1898145">
            <text:p>1898145</text:p>
          </table:table-cell>
          <table:table-cell table:number-columns-repeated="14"/>
        </table:table-row>
        <table:table-row table:style-name="ro1">
          <table:table-cell office:value-type="float" office:value="2.75">
            <text:p>2,75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13703">
            <text:p>2513703</text:p>
          </table:table-cell>
          <table:table-cell office:value-type="float" office:value="2492.08">
            <text:p>2492,08</text:p>
          </table:table-cell>
          <table:table-cell office:value-type="float" office:value="14.17">
            <text:p>14,1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13216.38">
            <text:p>1113216,38</text:p>
          </table:table-cell>
          <table:table-cell office:value-type="float" office:value="732.3">
            <text:p>732,3</text:p>
          </table:table-cell>
          <table:table-cell office:value-type="float" office:value="20.36">
            <text:p>20,36</text:p>
          </table:table-cell>
          <table:table-cell table:number-columns-repeated="11"/>
        </table:table-row>
        <table:table-row table:style-name="ro1">
          <table:table-cell office:value-type="float" office:value="1882386">
            <text:p>1882386</text:p>
          </table:table-cell>
          <table:table-cell table:number-columns-repeated="14"/>
        </table:table-row>
        <table:table-row table:style-name="ro1">
          <table:table-cell office:value-type="float" office:value="2.75">
            <text:p>2,75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102543">
            <text:p>2102543</text:p>
          </table:table-cell>
          <table:table-cell office:value-type="float" office:value="1869.39">
            <text:p>1869,39</text:p>
          </table:table-cell>
          <table:table-cell office:value-type="float" office:value="15.41">
            <text:p>15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090057.13">
            <text:p>1090057,13</text:p>
          </table:table-cell>
          <table:table-cell office:value-type="float" office:value="709.15">
            <text:p>709,15</text:p>
          </table:table-cell>
          <table:table-cell office:value-type="float" office:value="20.43">
            <text:p>20,43</text:p>
          </table:table-cell>
          <table:table-cell table:number-columns-repeated="11"/>
        </table:table-row>
        <table:table-row table:style-name="ro1">
          <table:table-cell office:value-type="float" office:value="1868081">
            <text:p>1868081</text:p>
          </table:table-cell>
          <table:table-cell table:number-columns-repeated="14"/>
        </table:table-row>
        <table:table-row table:style-name="ro1">
          <table:table-cell office:value-type="float" office:value="2.75">
            <text:p>2,75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63802">
            <text:p>2363802</text:p>
          </table:table-cell>
          <table:table-cell office:value-type="float" office:value="2310.6">
            <text:p>2310,6</text:p>
          </table:table-cell>
          <table:table-cell office:value-type="float" office:value="14.49">
            <text:p>14,4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19119">
            <text:p>1119119</text:p>
          </table:table-cell>
          <table:table-cell office:value-type="float" office:value="734.15">
            <text:p>734,15</text:p>
          </table:table-cell>
          <table:table-cell office:value-type="float" office:value="20.32">
            <text:p>20,32</text:p>
          </table:table-cell>
          <table:table-cell table:number-columns-repeated="11"/>
        </table:table-row>
        <table:table-row table:style-name="ro1">
          <table:table-cell office:value-type="float" office:value="1853804">
            <text:p>1853804</text:p>
          </table:table-cell>
          <table:table-cell table:number-columns-repeated="14"/>
        </table:table-row>
        <table:table-row table:style-name="ro1">
          <table:table-cell office:value-type="float" office:value="3.016">
            <text:p>3,016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21397">
            <text:p>2521397</text:p>
          </table:table-cell>
          <table:table-cell office:value-type="float" office:value="2490.35">
            <text:p>2490,35</text:p>
          </table:table-cell>
          <table:table-cell office:value-type="float" office:value="14.17">
            <text:p>14,1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26099.38">
            <text:p>1126099,38</text:p>
          </table:table-cell>
          <table:table-cell office:value-type="float" office:value="743.22">
            <text:p>743,22</text:p>
          </table:table-cell>
          <table:table-cell office:value-type="float" office:value="20.29">
            <text:p>20,29</text:p>
          </table:table-cell>
          <table:table-cell table:number-columns-repeated="11"/>
        </table:table-row>
        <table:table-row table:style-name="ro1">
          <table:table-cell office:value-type="float" office:value="1840139">
            <text:p>1840139</text:p>
          </table:table-cell>
          <table:table-cell table:number-columns-repeated="14"/>
        </table:table-row>
        <table:table-row table:style-name="ro1">
          <table:table-cell office:value-type="float" office:value="2.797">
            <text:p>2,797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144300">
            <text:p>2144300</text:p>
          </table:table-cell>
          <table:table-cell office:value-type="float" office:value="1918.27">
            <text:p>1918,27</text:p>
          </table:table-cell>
          <table:table-cell office:value-type="float" office:value="15.3">
            <text:p>15,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12729.75">
            <text:p>1112729,75</text:p>
          </table:table-cell>
          <table:table-cell office:value-type="float" office:value="721.46">
            <text:p>721,46</text:p>
          </table:table-cell>
          <table:table-cell office:value-type="float" office:value="20.35">
            <text:p>20,35</text:p>
          </table:table-cell>
          <table:table-cell table:number-columns-repeated="11"/>
        </table:table-row>
        <table:table-row table:style-name="ro1">
          <table:table-cell office:value-type="float" office:value="1827223">
            <text:p>1827223</text:p>
          </table:table-cell>
          <table:table-cell table:number-columns-repeated="14"/>
        </table:table-row>
        <table:table-row table:style-name="ro1">
          <table:table-cell office:value-type="float" office:value="2.828">
            <text:p>2,828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25">
            <text:p>1,62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283248">
            <text:p>2283248</text:p>
          </table:table-cell>
          <table:table-cell office:value-type="float" office:value="2257.04">
            <text:p>2257,04</text:p>
          </table:table-cell>
          <table:table-cell office:value-type="float" office:value="14.6">
            <text:p>14,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11659.5">
            <text:p>1111659,5</text:p>
          </table:table-cell>
          <table:table-cell office:value-type="float" office:value="741.25">
            <text:p>741,25</text:p>
          </table:table-cell>
          <table:table-cell office:value-type="float" office:value="20.27">
            <text:p>20,27</text:p>
          </table:table-cell>
          <table:table-cell table:number-columns-repeated="11"/>
        </table:table-row>
        <table:table-row table:style-name="ro1">
          <table:table-cell office:value-type="float" office:value="1812880">
            <text:p>1812880</text:p>
          </table:table-cell>
          <table:table-cell table:number-columns-repeated="14"/>
        </table:table-row>
        <table:table-row table:style-name="ro1">
          <table:table-cell office:value-type="float" office:value="2.719">
            <text:p>2,719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040060">
            <text:p>3040060</text:p>
          </table:table-cell>
          <table:table-cell office:value-type="float" office:value="3087.64">
            <text:p>3087,64</text:p>
          </table:table-cell>
          <table:table-cell office:value-type="float" office:value="13.23">
            <text:p>13,2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77444.5">
            <text:p>1177444,5</text:p>
          </table:table-cell>
          <table:table-cell office:value-type="float" office:value="784.88">
            <text:p>784,88</text:p>
          </table:table-cell>
          <table:table-cell office:value-type="float" office:value="20.11">
            <text:p>20,11</text:p>
          </table:table-cell>
          <table:table-cell table:number-columns-repeated="11"/>
        </table:table-row>
        <table:table-row table:style-name="ro1">
          <table:table-cell office:value-type="float" office:value="1802221">
            <text:p>1802221</text:p>
          </table:table-cell>
          <table:table-cell table:number-columns-repeated="14"/>
        </table:table-row>
        <table:table-row table:style-name="ro1">
          <table:table-cell office:value-type="float" office:value="2.719">
            <text:p>2,719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192720">
            <text:p>2192720</text:p>
          </table:table-cell>
          <table:table-cell office:value-type="float" office:value="1925.1">
            <text:p>1925,1</text:p>
          </table:table-cell>
          <table:table-cell office:value-type="float" office:value="15.29">
            <text:p>15,2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37679.63">
            <text:p>1137679,63</text:p>
          </table:table-cell>
          <table:table-cell office:value-type="float" office:value="741.22">
            <text:p>741,22</text:p>
          </table:table-cell>
          <table:table-cell office:value-type="float" office:value="20.24">
            <text:p>20,24</text:p>
          </table:table-cell>
          <table:table-cell table:number-columns-repeated="11"/>
        </table:table-row>
        <table:table-row table:style-name="ro1">
          <table:table-cell office:value-type="float" office:value="1790210">
            <text:p>1790210</text:p>
          </table:table-cell>
          <table:table-cell table:number-columns-repeated="14"/>
        </table:table-row>
        <table:table-row table:style-name="ro1">
          <table:table-cell office:value-type="float" office:value="2.688">
            <text:p>2,688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193109">
            <text:p>2193109</text:p>
          </table:table-cell>
          <table:table-cell office:value-type="float" office:value="1956.41">
            <text:p>1956,41</text:p>
          </table:table-cell>
          <table:table-cell office:value-type="float" office:value="15.22">
            <text:p>15,2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44742.38">
            <text:p>1144742,38</text:p>
          </table:table-cell>
          <table:table-cell office:value-type="float" office:value="743.34">
            <text:p>743,34</text:p>
          </table:table-cell>
          <table:table-cell office:value-type="float" office:value="20.22">
            <text:p>20,22</text:p>
          </table:table-cell>
          <table:table-cell table:number-columns-repeated="11"/>
        </table:table-row>
        <table:table-row table:style-name="ro1">
          <table:table-cell office:value-type="float" office:value="1777286">
            <text:p>1777286</text:p>
          </table:table-cell>
          <table:table-cell table:number-columns-repeated="14"/>
        </table:table-row>
        <table:table-row table:style-name="ro1">
          <table:table-cell office:value-type="float" office:value="2.688">
            <text:p>2,688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218899">
            <text:p>2218899</text:p>
          </table:table-cell>
          <table:table-cell office:value-type="float" office:value="2058.19">
            <text:p>2058,19</text:p>
          </table:table-cell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60728.63">
            <text:p>1160728,63</text:p>
          </table:table-cell>
          <table:table-cell office:value-type="float" office:value="754.36">
            <text:p>754,36</text:p>
          </table:table-cell>
          <table:table-cell office:value-type="float" office:value="20.16">
            <text:p>20,16</text:p>
          </table:table-cell>
          <table:table-cell table:number-columns-repeated="11"/>
        </table:table-row>
        <table:table-row table:style-name="ro1">
          <table:table-cell office:value-type="float" office:value="1763888">
            <text:p>1763888</text:p>
          </table:table-cell>
          <table:table-cell table:number-columns-repeated="14"/>
        </table:table-row>
        <table:table-row table:style-name="ro1">
          <table:table-cell office:value-type="float" office:value="2.687">
            <text:p>2,687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10924">
            <text:p>2510924</text:p>
          </table:table-cell>
          <table:table-cell office:value-type="float" office:value="2456.88">
            <text:p>2456,88</text:p>
          </table:table-cell>
          <table:table-cell office:value-type="float" office:value="14.23">
            <text:p>14,2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191681.63">
            <text:p>1191681,63</text:p>
          </table:table-cell>
          <table:table-cell office:value-type="float" office:value="777.28">
            <text:p>777,28</text:p>
          </table:table-cell>
          <table:table-cell office:value-type="float" office:value="20.07">
            <text:p>20,07</text:p>
          </table:table-cell>
          <table:table-cell table:number-columns-repeated="11"/>
        </table:table-row>
        <table:table-row table:style-name="ro1">
          <table:table-cell office:value-type="float" office:value="1750661">
            <text:p>1750661</text:p>
          </table:table-cell>
          <table:table-cell table:number-columns-repeated="14"/>
        </table:table-row>
        <table:table-row table:style-name="ro1">
          <table:table-cell office:value-type="float" office:value="2.672">
            <text:p>2,672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76040">
            <text:p>2576040</text:p>
          </table:table-cell>
          <table:table-cell office:value-type="float" office:value="2550.66">
            <text:p>2550,66</text:p>
          </table:table-cell>
          <table:table-cell office:value-type="float" office:value="14.06">
            <text:p>14,0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00644.5">
            <text:p>1200644,5</text:p>
          </table:table-cell>
          <table:table-cell office:value-type="float" office:value="792.09">
            <text:p>792,09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1737264">
            <text:p>1737264</text:p>
          </table:table-cell>
          <table:table-cell table:number-columns-repeated="14"/>
        </table:table-row>
        <table:table-row table:style-name="ro1">
          <table:table-cell office:value-type="float" office:value="2.688">
            <text:p>2,688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31974">
            <text:p>3131974</text:p>
          </table:table-cell>
          <table:table-cell office:value-type="float" office:value="3183.06">
            <text:p>3183,06</text:p>
          </table:table-cell>
          <table:table-cell office:value-type="float" office:value="13.1">
            <text:p>13,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28755.63">
            <text:p>1228755,63</text:p>
          </table:table-cell>
          <table:table-cell office:value-type="float" office:value="822.99">
            <text:p>822,99</text:p>
          </table:table-cell>
          <table:table-cell office:value-type="float" office:value="19.9">
            <text:p>19,9</text:p>
          </table:table-cell>
          <table:table-cell table:number-columns-repeated="11"/>
        </table:table-row>
        <table:table-row table:style-name="ro1">
          <table:table-cell office:value-type="float" office:value="1723814">
            <text:p>1723814</text:p>
          </table:table-cell>
          <table:table-cell table:number-columns-repeated="14"/>
        </table:table-row>
        <table:table-row table:style-name="ro1">
          <table:table-cell office:value-type="float" office:value="2.688">
            <text:p>2,688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45786">
            <text:p>3145786</text:p>
          </table:table-cell>
          <table:table-cell office:value-type="float" office:value="3206.67">
            <text:p>3206,67</text:p>
          </table:table-cell>
          <table:table-cell office:value-type="float" office:value="13.07">
            <text:p>13,0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36896.88">
            <text:p>1236896,88</text:p>
          </table:table-cell>
          <table:table-cell office:value-type="float" office:value="826.27">
            <text:p>826,27</text:p>
          </table:table-cell>
          <table:table-cell office:value-type="float" office:value="19.82">
            <text:p>19,82</text:p>
          </table:table-cell>
          <table:table-cell table:number-columns-repeated="11"/>
        </table:table-row>
        <table:table-row table:style-name="ro1">
          <table:table-cell office:value-type="float" office:value="1712596">
            <text:p>1712596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03467">
            <text:p>3203467</text:p>
          </table:table-cell>
          <table:table-cell office:value-type="float" office:value="3250.47">
            <text:p>3250,47</text:p>
          </table:table-cell>
          <table:table-cell office:value-type="float" office:value="13.01">
            <text:p>13,0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44840.5">
            <text:p>1244840,5</text:p>
          </table:table-cell>
          <table:table-cell office:value-type="float" office:value="832.68">
            <text:p>832,68</text:p>
          </table:table-cell>
          <table:table-cell office:value-type="float" office:value="19.85">
            <text:p>19,85</text:p>
          </table:table-cell>
          <table:table-cell table:number-columns-repeated="11"/>
        </table:table-row>
        <table:table-row table:style-name="ro1">
          <table:table-cell office:value-type="float" office:value="1698219">
            <text:p>1698219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609271">
            <text:p>2609271</text:p>
          </table:table-cell>
          <table:table-cell office:value-type="float" office:value="2572.97">
            <text:p>2572,97</text:p>
          </table:table-cell>
          <table:table-cell office:value-type="float" office:value="14.03">
            <text:p>14,0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28953">
            <text:p>1228953</text:p>
          </table:table-cell>
          <table:table-cell office:value-type="float" office:value="806.03">
            <text:p>806,03</text:p>
          </table:table-cell>
          <table:table-cell office:value-type="float" office:value="19.91">
            <text:p>19,91</text:p>
          </table:table-cell>
          <table:table-cell table:number-columns-repeated="11"/>
        </table:table-row>
        <table:table-row table:style-name="ro1">
          <table:table-cell office:value-type="float" office:value="1687435">
            <text:p>1687435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633114">
            <text:p>2633114</text:p>
          </table:table-cell>
          <table:table-cell office:value-type="float" office:value="2600.08">
            <text:p>2600,08</text:p>
          </table:table-cell>
          <table:table-cell office:value-type="float" office:value="13.98">
            <text:p>13,9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31821.88">
            <text:p>1231821,88</text:p>
          </table:table-cell>
          <table:table-cell office:value-type="float" office:value="811.61">
            <text:p>811,61</text:p>
          </table:table-cell>
          <table:table-cell office:value-type="float" office:value="19.88">
            <text:p>19,88</text:p>
          </table:table-cell>
          <table:table-cell table:number-columns-repeated="11"/>
        </table:table-row>
        <table:table-row table:style-name="ro1">
          <table:table-cell office:value-type="float" office:value="1675318">
            <text:p>1675318</text:p>
          </table:table-cell>
          <table:table-cell table:number-columns-repeated="14"/>
        </table:table-row>
        <table:table-row table:style-name="ro1">
          <table:table-cell office:value-type="float" office:value="2.64">
            <text:p>2,64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13083">
            <text:p>3213083</text:p>
          </table:table-cell>
          <table:table-cell office:value-type="float" office:value="3264.87">
            <text:p>3264,87</text:p>
          </table:table-cell>
          <table:table-cell office:value-type="float" office:value="12.99">
            <text:p>12,9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74936.38">
            <text:p>1274936,38</text:p>
          </table:table-cell>
          <table:table-cell office:value-type="float" office:value="849.05">
            <text:p>849,05</text:p>
          </table:table-cell>
          <table:table-cell office:value-type="float" office:value="19.7">
            <text:p>19,7</text:p>
          </table:table-cell>
          <table:table-cell table:number-columns-repeated="11"/>
        </table:table-row>
        <table:table-row table:style-name="ro1">
          <table:table-cell office:value-type="float" office:value="1664025">
            <text:p>1664025</text:p>
          </table:table-cell>
          <table:table-cell table:number-columns-repeated="14"/>
        </table:table-row>
        <table:table-row table:style-name="ro1">
          <table:table-cell office:value-type="float" office:value="2.641">
            <text:p>2,641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98821">
            <text:p>3198821</text:p>
          </table:table-cell>
          <table:table-cell office:value-type="float" office:value="3240.42">
            <text:p>3240,42</text:p>
          </table:table-cell>
          <table:table-cell office:value-type="float" office:value="13.02">
            <text:p>13,0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72577.5">
            <text:p>1272577,5</text:p>
          </table:table-cell>
          <table:table-cell office:value-type="float" office:value="851.3">
            <text:p>851,3</text:p>
          </table:table-cell>
          <table:table-cell office:value-type="float" office:value="19.74">
            <text:p>19,74</text:p>
          </table:table-cell>
          <table:table-cell table:number-columns-repeated="11"/>
        </table:table-row>
        <table:table-row table:style-name="ro1">
          <table:table-cell office:value-type="float" office:value="1656136">
            <text:p>1656136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68543">
            <text:p>3168543</text:p>
          </table:table-cell>
          <table:table-cell office:value-type="float" office:value="3211.28">
            <text:p>3211,28</text:p>
          </table:table-cell>
          <table:table-cell office:value-type="float" office:value="13.06">
            <text:p>13,0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85347.25">
            <text:p>1285347,25</text:p>
          </table:table-cell>
          <table:table-cell office:value-type="float" office:value="855.31">
            <text:p>855,31</text:p>
          </table:table-cell>
          <table:table-cell office:value-type="float" office:value="19.66">
            <text:p>19,66</text:p>
          </table:table-cell>
          <table:table-cell table:number-columns-repeated="11"/>
        </table:table-row>
        <table:table-row table:style-name="ro1">
          <table:table-cell office:value-type="float" office:value="1645408">
            <text:p>1645408</text:p>
          </table:table-cell>
          <table:table-cell table:number-columns-repeated="14"/>
        </table:table-row>
        <table:table-row table:style-name="ro1">
          <table:table-cell office:value-type="float" office:value="3.015">
            <text:p>3,015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33673">
            <text:p>3133673</text:p>
          </table:table-cell>
          <table:table-cell office:value-type="float" office:value="3166.3">
            <text:p>3166,3</text:p>
          </table:table-cell>
          <table:table-cell office:value-type="float" office:value="13.13">
            <text:p>13,1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77926.75">
            <text:p>1277926,75</text:p>
          </table:table-cell>
          <table:table-cell office:value-type="float" office:value="854.19">
            <text:p>854,19</text:p>
          </table:table-cell>
          <table:table-cell office:value-type="float" office:value="19.71">
            <text:p>19,71</text:p>
          </table:table-cell>
          <table:table-cell table:number-columns-repeated="11"/>
        </table:table-row>
        <table:table-row table:style-name="ro1">
          <table:table-cell office:value-type="float" office:value="1635980">
            <text:p>1635980</text:p>
          </table:table-cell>
          <table:table-cell table:number-columns-repeated="14"/>
        </table:table-row>
        <table:table-row table:style-name="ro1">
          <table:table-cell office:value-type="float" office:value="2.719">
            <text:p>2,719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75449">
            <text:p>2575449</text:p>
          </table:table-cell>
          <table:table-cell office:value-type="float" office:value="2560.38">
            <text:p>2560,38</text:p>
          </table:table-cell>
          <table:table-cell office:value-type="float" office:value="14.05">
            <text:p>14,0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30618.25">
            <text:p>1230618,25</text:p>
          </table:table-cell>
          <table:table-cell office:value-type="float" office:value="830.26">
            <text:p>830,26</text:p>
          </table:table-cell>
          <table:table-cell office:value-type="float" office:value="19.77">
            <text:p>19,77</text:p>
          </table:table-cell>
          <table:table-cell table:number-columns-repeated="11"/>
        </table:table-row>
        <table:table-row table:style-name="ro1">
          <table:table-cell office:value-type="float" office:value="1627014">
            <text:p>1627014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85918">
            <text:p>2585918</text:p>
          </table:table-cell>
          <table:table-cell office:value-type="float" office:value="2516.33">
            <text:p>2516,33</text:p>
          </table:table-cell>
          <table:table-cell office:value-type="float" office:value="14.12">
            <text:p>14,1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62844.5">
            <text:p>1262844,5</text:p>
          </table:table-cell>
          <table:table-cell office:value-type="float" office:value="833.84">
            <text:p>833,84</text:p>
          </table:table-cell>
          <table:table-cell office:value-type="float" office:value="19.74">
            <text:p>19,74</text:p>
          </table:table-cell>
          <table:table-cell table:number-columns-repeated="11"/>
        </table:table-row>
        <table:table-row table:style-name="ro1">
          <table:table-cell office:value-type="float" office:value="1613951">
            <text:p>1613951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91015">
            <text:p>2391015</text:p>
          </table:table-cell>
          <table:table-cell office:value-type="float" office:value="2106.44">
            <text:p>2106,44</text:p>
          </table:table-cell>
          <table:table-cell office:value-type="float" office:value="14.9">
            <text:p>14,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66292.63">
            <text:p>1266292,63</text:p>
          </table:table-cell>
          <table:table-cell office:value-type="float" office:value="821.46">
            <text:p>821,46</text:p>
          </table:table-cell>
          <table:table-cell office:value-type="float" office:value="19.7">
            <text:p>19,7</text:p>
          </table:table-cell>
          <table:table-cell table:number-columns-repeated="11"/>
        </table:table-row>
        <table:table-row table:style-name="ro1">
          <table:table-cell office:value-type="float" office:value="1605088">
            <text:p>1605088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88662">
            <text:p>2388662</text:p>
          </table:table-cell>
          <table:table-cell office:value-type="float" office:value="2027.02">
            <text:p>2027,02</text:p>
          </table:table-cell>
          <table:table-cell office:value-type="float" office:value="15.06">
            <text:p>15,0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68473.25">
            <text:p>1268473,25</text:p>
          </table:table-cell>
          <table:table-cell office:value-type="float" office:value="821.57">
            <text:p>821,57</text:p>
          </table:table-cell>
          <table:table-cell office:value-type="float" office:value="19.75">
            <text:p>19,75</text:p>
          </table:table-cell>
          <table:table-cell table:number-columns-repeated="11"/>
        </table:table-row>
        <table:table-row table:style-name="ro1">
          <table:table-cell office:value-type="float" office:value="1594024">
            <text:p>1594024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397186">
            <text:p>2397186</text:p>
          </table:table-cell>
          <table:table-cell office:value-type="float" office:value="1972.05">
            <text:p>1972,05</text:p>
          </table:table-cell>
          <table:table-cell office:value-type="float" office:value="15.18">
            <text:p>15,1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270731.88">
            <text:p>1270731,88</text:p>
          </table:table-cell>
          <table:table-cell office:value-type="float" office:value="825.13">
            <text:p>825,13</text:p>
          </table:table-cell>
          <table:table-cell office:value-type="float" office:value="19.67">
            <text:p>19,67</text:p>
          </table:table-cell>
          <table:table-cell table:number-columns-repeated="11"/>
        </table:table-row>
        <table:table-row table:style-name="ro1">
          <table:table-cell office:value-type="float" office:value="1584486">
            <text:p>1584486</text:p>
          </table:table-cell>
          <table:table-cell table:number-columns-repeated="14"/>
        </table:table-row>
        <table:table-row table:style-name="ro1">
          <table:table-cell office:value-type="float" office:value="2.609">
            <text:p>2,609</text:p>
          </table:table-cell>
          <table:table-cell table:number-columns-repeated="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61639">
            <text:p>3261639</text:p>
          </table:table-cell>
          <table:table-cell office:value-type="float" office:value="3300.49">
            <text:p>3300,49</text:p>
          </table:table-cell>
          <table:table-cell office:value-type="float" office:value="12.95">
            <text:p>12,9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21585.75">
            <text:p>1321585,75</text:p>
          </table:table-cell>
          <table:table-cell office:value-type="float" office:value="887.43">
            <text:p>887,43</text:p>
          </table:table-cell>
          <table:table-cell office:value-type="float" office:value="19.53">
            <text:p>19,53</text:p>
          </table:table-cell>
          <table:table-cell table:number-columns-repeated="11"/>
        </table:table-row>
        <table:table-row table:style-name="ro1">
          <table:table-cell office:value-type="float" office:value="1576309">
            <text:p>1576309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089336">
            <text:p>3089336</text:p>
          </table:table-cell>
          <table:table-cell office:value-type="float" office:value="3101.11">
            <text:p>3101,11</text:p>
          </table:table-cell>
          <table:table-cell office:value-type="float" office:value="13.22">
            <text:p>13,2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26151.25">
            <text:p>1326151,25</text:p>
          </table:table-cell>
          <table:table-cell office:value-type="float" office:value="881.16">
            <text:p>881,16</text:p>
          </table:table-cell>
          <table:table-cell office:value-type="float" office:value="19.54">
            <text:p>19,54</text:p>
          </table:table-cell>
          <table:table-cell table:number-columns-repeated="11"/>
        </table:table-row>
        <table:table-row table:style-name="ro1">
          <table:table-cell office:value-type="float" office:value="1565499">
            <text:p>1565499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465888">
            <text:p>2465888</text:p>
          </table:table-cell>
          <table:table-cell office:value-type="float" office:value="2365.07">
            <text:p>2365,07</text:p>
          </table:table-cell>
          <table:table-cell office:value-type="float" office:value="14.39">
            <text:p>14,3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14846.25">
            <text:p>1314846,25</text:p>
          </table:table-cell>
          <table:table-cell office:value-type="float" office:value="854.31">
            <text:p>854,31</text:p>
          </table:table-cell>
          <table:table-cell office:value-type="float" office:value="19.54">
            <text:p>19,54</text:p>
          </table:table-cell>
          <table:table-cell table:number-columns-repeated="11"/>
        </table:table-row>
        <table:table-row table:style-name="ro1">
          <table:table-cell office:value-type="float" office:value="1558494">
            <text:p>1558494</text:p>
          </table:table-cell>
          <table:table-cell table:number-columns-repeated="14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439258">
            <text:p>2439258</text:p>
          </table:table-cell>
          <table:table-cell office:value-type="float" office:value="2039.49">
            <text:p>2039,49</text:p>
          </table:table-cell>
          <table:table-cell office:value-type="float" office:value="15.04">
            <text:p>15,0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00538.13">
            <text:p>1300538,13</text:p>
          </table:table-cell>
          <table:table-cell office:value-type="float" office:value="844.55">
            <text:p>844,55</text:p>
          </table:table-cell>
          <table:table-cell office:value-type="float" office:value="19.62">
            <text:p>19,62</text:p>
          </table:table-cell>
          <table:table-cell table:number-columns-repeated="11"/>
        </table:table-row>
        <table:table-row table:style-name="ro1">
          <table:table-cell office:value-type="float" office:value="1550360">
            <text:p>1550360</text:p>
          </table:table-cell>
          <table:table-cell table:number-columns-repeated="14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764912">
            <text:p>2764912</text:p>
          </table:table-cell>
          <table:table-cell office:value-type="float" office:value="2711.47">
            <text:p>2711,47</text:p>
          </table:table-cell>
          <table:table-cell office:value-type="float" office:value="13.8">
            <text:p>13,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33627.88">
            <text:p>1333627,88</text:p>
          </table:table-cell>
          <table:table-cell office:value-type="float" office:value="879.65">
            <text:p>879,65</text:p>
          </table:table-cell>
          <table:table-cell office:value-type="float" office:value="19.51">
            <text:p>19,51</text:p>
          </table:table-cell>
          <table:table-cell table:number-columns-repeated="11"/>
        </table:table-row>
        <table:table-row table:style-name="ro1">
          <table:table-cell office:value-type="float" office:value="1540911">
            <text:p>1540911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09015">
            <text:p>3209015</text:p>
          </table:table-cell>
          <table:table-cell office:value-type="float" office:value="3228.97">
            <text:p>3228,97</text:p>
          </table:table-cell>
          <table:table-cell office:value-type="float" office:value="13.04">
            <text:p>13,0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50259.5">
            <text:p>1350259,5</text:p>
          </table:table-cell>
          <table:table-cell office:value-type="float" office:value="904.68">
            <text:p>904,68</text:p>
          </table:table-cell>
          <table:table-cell office:value-type="float" office:value="19.47">
            <text:p>19,47</text:p>
          </table:table-cell>
          <table:table-cell table:number-columns-repeated="11"/>
        </table:table-row>
        <table:table-row table:style-name="ro1">
          <table:table-cell office:value-type="float" office:value="1531432">
            <text:p>1531432</text:p>
          </table:table-cell>
          <table:table-cell table:number-columns-repeated="14"/>
        </table:table-row>
        <table:table-row table:style-name="ro1">
          <table:table-cell office:value-type="float" office:value="2.562">
            <text:p>2,562</text:p>
          </table:table-cell>
          <table:table-cell table:number-columns-repeated="1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35881">
            <text:p>2535881</text:p>
          </table:table-cell>
          <table:table-cell office:value-type="float" office:value="2373.18">
            <text:p>2373,18</text:p>
          </table:table-cell>
          <table:table-cell office:value-type="float" office:value="14.38">
            <text:p>14,3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26910.75">
            <text:p>1326910,75</text:p>
          </table:table-cell>
          <table:table-cell office:value-type="float" office:value="869.55">
            <text:p>869,55</text:p>
          </table:table-cell>
          <table:table-cell office:value-type="float" office:value="19.47">
            <text:p>19,47</text:p>
          </table:table-cell>
          <table:table-cell table:number-columns-repeated="11"/>
        </table:table-row>
        <table:table-row table:style-name="ro1">
          <table:table-cell office:value-type="float" office:value="1521886">
            <text:p>1521886</text:p>
          </table:table-cell>
          <table:table-cell table:number-columns-repeated="14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484480">
            <text:p>2484480</text:p>
          </table:table-cell>
          <table:table-cell office:value-type="float" office:value="2064.48">
            <text:p>2064,48</text:p>
          </table:table-cell>
          <table:table-cell office:value-type="float" office:value="14.98">
            <text:p>14,9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18391.25">
            <text:p>1318391,25</text:p>
          </table:table-cell>
          <table:table-cell office:value-type="float" office:value="862.23">
            <text:p>862,23</text:p>
          </table:table-cell>
          <table:table-cell office:value-type="float" office:value="19.54">
            <text:p>19,54</text:p>
          </table:table-cell>
          <table:table-cell table:number-columns-repeated="11"/>
        </table:table-row>
        <table:table-row table:style-name="ro1">
          <table:table-cell office:value-type="float" office:value="1510991">
            <text:p>1510991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389683">
            <text:p>3389683</text:p>
          </table:table-cell>
          <table:table-cell office:value-type="float" office:value="3419.37">
            <text:p>3419,37</text:p>
          </table:table-cell>
          <table:table-cell office:value-type="float" office:value="12.79">
            <text:p>12,7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83940.13">
            <text:p>1383940,13</text:p>
          </table:table-cell>
          <table:table-cell office:value-type="float" office:value="927.09">
            <text:p>927,09</text:p>
          </table:table-cell>
          <table:table-cell office:value-type="float" office:value="19.34">
            <text:p>19,34</text:p>
          </table:table-cell>
          <table:table-cell table:number-columns-repeated="11"/>
        </table:table-row>
        <table:table-row table:style-name="ro1">
          <table:table-cell office:value-type="float" office:value="1502307">
            <text:p>1502307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755791">
            <text:p>2755791</text:p>
          </table:table-cell>
          <table:table-cell office:value-type="float" office:value="2674.12">
            <text:p>2674,12</text:p>
          </table:table-cell>
          <table:table-cell office:value-type="float" office:value="13.86">
            <text:p>13,8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69758.88">
            <text:p>1369758,88</text:p>
          </table:table-cell>
          <table:table-cell office:value-type="float" office:value="900.27">
            <text:p>900,27</text:p>
          </table:table-cell>
          <table:table-cell office:value-type="float" office:value="19.4">
            <text:p>19,4</text:p>
          </table:table-cell>
          <table:table-cell table:number-columns-repeated="11"/>
        </table:table-row>
        <table:table-row table:style-name="ro1">
          <table:table-cell office:value-type="float" office:value="1492500">
            <text:p>1492500</text:p>
          </table:table-cell>
          <table:table-cell table:number-columns-repeated="14"/>
        </table:table-row>
        <table:table-row table:style-name="ro1">
          <table:table-cell office:value-type="float" office:value="2.562">
            <text:p>2,562</text:p>
          </table:table-cell>
          <table:table-cell table:number-columns-repeated="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584705">
            <text:p>2584705</text:p>
          </table:table-cell>
          <table:table-cell office:value-type="float" office:value="2207.6">
            <text:p>2207,6</text:p>
          </table:table-cell>
          <table:table-cell office:value-type="float" office:value="14.69">
            <text:p>14,6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65843.88">
            <text:p>1365843,88</text:p>
          </table:table-cell>
          <table:table-cell office:value-type="float" office:value="889.62">
            <text:p>889,62</text:p>
          </table:table-cell>
          <table:table-cell office:value-type="float" office:value="19.42">
            <text:p>19,42</text:p>
          </table:table-cell>
          <table:table-cell table:number-columns-repeated="11"/>
        </table:table-row>
        <table:table-row table:style-name="ro1">
          <table:table-cell office:value-type="float" office:value="1482614">
            <text:p>1482614</text:p>
          </table:table-cell>
          <table:table-cell table:number-columns-repeated="14"/>
        </table:table-row>
        <table:table-row table:style-name="ro1">
          <table:table-cell office:value-type="float" office:value="2.563">
            <text:p>2,563</text:p>
          </table:table-cell>
          <table:table-cell table:number-columns-repeated="1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12410">
            <text:p>3512410</text:p>
          </table:table-cell>
          <table:table-cell office:value-type="float" office:value="3546.1">
            <text:p>3546,1</text:p>
          </table:table-cell>
          <table:table-cell office:value-type="float" office:value="12.63">
            <text:p>12,6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05889.13">
            <text:p>1405889,13</text:p>
          </table:table-cell>
          <table:table-cell office:value-type="float" office:value="953.99">
            <text:p>953,99</text:p>
          </table:table-cell>
          <table:table-cell office:value-type="float" office:value="19.32">
            <text:p>19,32</text:p>
          </table:table-cell>
          <table:table-cell table:number-columns-repeated="11"/>
        </table:table-row>
        <table:table-row table:style-name="ro1">
          <table:table-cell office:value-type="float" office:value="1472637">
            <text:p>1472637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897578">
            <text:p>2897578</text:p>
          </table:table-cell>
          <table:table-cell office:value-type="float" office:value="2815.01">
            <text:p>2815,01</text:p>
          </table:table-cell>
          <table:table-cell office:value-type="float" office:value="13.64">
            <text:p>13,6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01249.63">
            <text:p>1401249,63</text:p>
          </table:table-cell>
          <table:table-cell office:value-type="float" office:value="926.3">
            <text:p>926,3</text:p>
          </table:table-cell>
          <table:table-cell office:value-type="float" office:value="19.25">
            <text:p>19,25</text:p>
          </table:table-cell>
          <table:table-cell table:number-columns-repeated="11"/>
        </table:table-row>
        <table:table-row table:style-name="ro1">
          <table:table-cell office:value-type="float" office:value="1462895">
            <text:p>1462895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629560">
            <text:p>2629560</text:p>
          </table:table-cell>
          <table:table-cell office:value-type="float" office:value="2245.39">
            <text:p>2245,39</text:p>
          </table:table-cell>
          <table:table-cell office:value-type="float" office:value="14.62">
            <text:p>14,6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85943.88">
            <text:p>1385943,88</text:p>
          </table:table-cell>
          <table:table-cell office:value-type="float" office:value="902.67">
            <text:p>902,67</text:p>
          </table:table-cell>
          <table:table-cell office:value-type="float" office:value="19.31">
            <text:p>19,31</text:p>
          </table:table-cell>
          <table:table-cell table:number-columns-repeated="11"/>
        </table:table-row>
        <table:table-row table:style-name="ro1">
          <table:table-cell office:value-type="float" office:value="1454251">
            <text:p>1454251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13411">
            <text:p>3513411</text:p>
          </table:table-cell>
          <table:table-cell office:value-type="float" office:value="3521.37">
            <text:p>3521,37</text:p>
          </table:table-cell>
          <table:table-cell office:value-type="float" office:value="12.66">
            <text:p>12,6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45846.5">
            <text:p>1445846,5</text:p>
          </table:table-cell>
          <table:table-cell office:value-type="float" office:value="968.6">
            <text:p>968,6</text:p>
          </table:table-cell>
          <table:table-cell office:value-type="float" office:value="19.12">
            <text:p>19,12</text:p>
          </table:table-cell>
          <table:table-cell table:number-columns-repeated="11"/>
        </table:table-row>
        <table:table-row table:style-name="ro1">
          <table:table-cell office:value-type="float" office:value="1445800">
            <text:p>1445800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694775">
            <text:p>2694775</text:p>
          </table:table-cell>
          <table:table-cell office:value-type="float" office:value="2564.23">
            <text:p>2564,23</text:p>
          </table:table-cell>
          <table:table-cell office:value-type="float" office:value="14.04">
            <text:p>14,0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00556">
            <text:p>1400556</text:p>
          </table:table-cell>
          <table:table-cell office:value-type="float" office:value="917.49">
            <text:p>917,49</text:p>
          </table:table-cell>
          <table:table-cell office:value-type="float" office:value="19.26">
            <text:p>19,26</text:p>
          </table:table-cell>
          <table:table-cell table:number-columns-repeated="11"/>
        </table:table-row>
        <table:table-row table:style-name="ro1">
          <table:table-cell office:value-type="float" office:value="1439178">
            <text:p>1439178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044842">
            <text:p>3044842</text:p>
          </table:table-cell>
          <table:table-cell office:value-type="float" office:value="2972.57">
            <text:p>2972,57</text:p>
          </table:table-cell>
          <table:table-cell office:value-type="float" office:value="13.4">
            <text:p>13,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37033.25">
            <text:p>1437033,25</text:p>
          </table:table-cell>
          <table:table-cell office:value-type="float" office:value="947.86">
            <text:p>947,86</text:p>
          </table:table-cell>
          <table:table-cell office:value-type="float" office:value="19.15">
            <text:p>19,15</text:p>
          </table:table-cell>
          <table:table-cell table:number-columns-repeated="11"/>
        </table:table-row>
        <table:table-row table:style-name="ro1">
          <table:table-cell office:value-type="float" office:value="1432741">
            <text:p>1432741</text:p>
          </table:table-cell>
          <table:table-cell table:number-columns-repeated="14"/>
        </table:table-row>
        <table:table-row table:style-name="ro1">
          <table:table-cell office:value-type="float" office:value="2.672">
            <text:p>2,672</text:p>
          </table:table-cell>
          <table:table-cell table:number-columns-repeated="1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395749">
            <text:p>3395749</text:p>
          </table:table-cell>
          <table:table-cell office:value-type="float" office:value="3378.28">
            <text:p>3378,28</text:p>
          </table:table-cell>
          <table:table-cell office:value-type="float" office:value="12.84">
            <text:p>12,8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56243.88">
            <text:p>1456243,88</text:p>
          </table:table-cell>
          <table:table-cell office:value-type="float" office:value="965.52">
            <text:p>965,52</text:p>
          </table:table-cell>
          <table:table-cell office:value-type="float" office:value="19.11">
            <text:p>19,11</text:p>
          </table:table-cell>
          <table:table-cell table:number-columns-repeated="11"/>
        </table:table-row>
        <table:table-row table:style-name="ro1">
          <table:table-cell office:value-type="float" office:value="1426263">
            <text:p>1426263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672659">
            <text:p>2672659</text:p>
          </table:table-cell>
          <table:table-cell office:value-type="float" office:value="2275.35">
            <text:p>2275,35</text:p>
          </table:table-cell>
          <table:table-cell office:value-type="float" office:value="14.56">
            <text:p>14,5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21365">
            <text:p>1421365</text:p>
          </table:table-cell>
          <table:table-cell office:value-type="float" office:value="919.99">
            <text:p>919,99</text:p>
          </table:table-cell>
          <table:table-cell office:value-type="float" office:value="19.22">
            <text:p>19,22</text:p>
          </table:table-cell>
          <table:table-cell table:number-columns-repeated="11"/>
        </table:table-row>
        <table:table-row table:style-name="ro1">
          <table:table-cell office:value-type="float" office:value="1419053">
            <text:p>1419053</text:p>
          </table:table-cell>
          <table:table-cell table:number-columns-repeated="14"/>
        </table:table-row>
        <table:table-row table:style-name="ro1">
          <table:table-cell office:value-type="float" office:value="2.859">
            <text:p>2,859</text:p>
          </table:table-cell>
          <table:table-cell table:number-columns-repeated="1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499857">
            <text:p>3499857</text:p>
          </table:table-cell>
          <table:table-cell office:value-type="float" office:value="3517.35">
            <text:p>3517,35</text:p>
          </table:table-cell>
          <table:table-cell office:value-type="float" office:value="12.67">
            <text:p>12,6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70863">
            <text:p>1470863</text:p>
          </table:table-cell>
          <table:table-cell office:value-type="float" office:value="983.32">
            <text:p>983,32</text:p>
          </table:table-cell>
          <table:table-cell office:value-type="float" office:value="19.04">
            <text:p>19,04</text:p>
          </table:table-cell>
          <table:table-cell table:number-columns-repeated="11"/>
        </table:table-row>
        <table:table-row table:style-name="ro1">
          <table:table-cell office:value-type="float" office:value="1409802">
            <text:p>1409802</text:p>
          </table:table-cell>
          <table:table-cell table:number-columns-repeated="14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712653">
            <text:p>2712653</text:p>
          </table:table-cell>
          <table:table-cell office:value-type="float" office:value="2354.12">
            <text:p>2354,12</text:p>
          </table:table-cell>
          <table:table-cell office:value-type="float" office:value="14.41">
            <text:p>14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30951.5">
            <text:p>1430951,5</text:p>
          </table:table-cell>
          <table:table-cell office:value-type="float" office:value="930.49">
            <text:p>930,49</text:p>
          </table:table-cell>
          <table:table-cell office:value-type="float" office:value="19.17">
            <text:p>19,17</text:p>
          </table:table-cell>
          <table:table-cell table:number-columns-repeated="11"/>
        </table:table-row>
        <table:table-row table:style-name="ro1">
          <table:table-cell office:value-type="float" office:value="1403681">
            <text:p>1403681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03973">
            <text:p>3703973</text:p>
          </table:table-cell>
          <table:table-cell office:value-type="float" office:value="3730.95">
            <text:p>3730,95</text:p>
          </table:table-cell>
          <table:table-cell office:value-type="float" office:value="12.41">
            <text:p>12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89253">
            <text:p>1489253</text:p>
          </table:table-cell>
          <table:table-cell office:value-type="float" office:value="1002.36">
            <text:p>1002,36</text:p>
          </table:table-cell>
          <table:table-cell office:value-type="float" office:value="18.97">
            <text:p>18,97</text:p>
          </table:table-cell>
          <table:table-cell table:number-columns-repeated="11"/>
        </table:table-row>
        <table:table-row table:style-name="ro1">
          <table:table-cell office:value-type="float" office:value="1397370">
            <text:p>1397370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818220">
            <text:p>2818220</text:p>
          </table:table-cell>
          <table:table-cell office:value-type="float" office:value="2705.32">
            <text:p>2705,32</text:p>
          </table:table-cell>
          <table:table-cell office:value-type="float" office:value="13.81">
            <text:p>13,8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54117">
            <text:p>1454117</text:p>
          </table:table-cell>
          <table:table-cell office:value-type="float" office:value="951.3">
            <text:p>951,3</text:p>
          </table:table-cell>
          <table:table-cell office:value-type="float" office:value="19.1">
            <text:p>19,1</text:p>
          </table:table-cell>
          <table:table-cell table:number-columns-repeated="11"/>
        </table:table-row>
        <table:table-row table:style-name="ro1">
          <table:table-cell office:value-type="float" office:value="1389589">
            <text:p>1389589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16663">
            <text:p>3816663</text:p>
          </table:table-cell>
          <table:table-cell office:value-type="float" office:value="3853.2">
            <text:p>3853,2</text:p>
          </table:table-cell>
          <table:table-cell office:value-type="float" office:value="12.27">
            <text:p>12,2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05405.75">
            <text:p>1505405,75</text:p>
          </table:table-cell>
          <table:table-cell office:value-type="float" office:value="1014.8">
            <text:p>1014,8</text:p>
          </table:table-cell>
          <table:table-cell office:value-type="float" office:value="19.05">
            <text:p>19,05</text:p>
          </table:table-cell>
          <table:table-cell table:number-columns-repeated="11"/>
        </table:table-row>
        <table:table-row table:style-name="ro1">
          <table:table-cell office:value-type="float" office:value="1384829">
            <text:p>1384829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26431">
            <text:p>2926431</text:p>
          </table:table-cell>
          <table:table-cell office:value-type="float" office:value="2819.31">
            <text:p>2819,31</text:p>
          </table:table-cell>
          <table:table-cell office:value-type="float" office:value="13.63">
            <text:p>13,6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64545.63">
            <text:p>1464545,63</text:p>
          </table:table-cell>
          <table:table-cell office:value-type="float" office:value="964.04">
            <text:p>964,04</text:p>
          </table:table-cell>
          <table:table-cell office:value-type="float" office:value="19.11">
            <text:p>19,11</text:p>
          </table:table-cell>
          <table:table-cell table:number-columns-repeated="11"/>
        </table:table-row>
        <table:table-row table:style-name="ro1">
          <table:table-cell office:value-type="float" office:value="1377033">
            <text:p>1377033</text:p>
          </table:table-cell>
          <table:table-cell table:number-columns-repeated="14"/>
        </table:table-row>
        <table:table-row table:style-name="ro1">
          <table:table-cell office:value-type="float" office:value="2.515">
            <text:p>2,515</text:p>
          </table:table-cell>
          <table:table-cell table:number-columns-repeated="1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01284">
            <text:p>3201284</text:p>
          </table:table-cell>
          <table:table-cell office:value-type="float" office:value="3134.29">
            <text:p>3134,29</text:p>
          </table:table-cell>
          <table:table-cell office:value-type="float" office:value="13.17">
            <text:p>13,1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89957.13">
            <text:p>1489957,13</text:p>
          </table:table-cell>
          <table:table-cell office:value-type="float" office:value="980.82">
            <text:p>980,82</text:p>
          </table:table-cell>
          <table:table-cell office:value-type="float" office:value="19.05">
            <text:p>19,05</text:p>
          </table:table-cell>
          <table:table-cell table:number-columns-repeated="11"/>
        </table:table-row>
        <table:table-row table:style-name="ro1">
          <table:table-cell office:value-type="float" office:value="1370677">
            <text:p>1370677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88253">
            <text:p>2988253</text:p>
          </table:table-cell>
          <table:table-cell office:value-type="float" office:value="2896.03">
            <text:p>2896,03</text:p>
          </table:table-cell>
          <table:table-cell office:value-type="float" office:value="13.51">
            <text:p>13,5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87118.5">
            <text:p>1487118,5</text:p>
          </table:table-cell>
          <table:table-cell office:value-type="float" office:value="977.26">
            <text:p>977,26</text:p>
          </table:table-cell>
          <table:table-cell office:value-type="float" office:value="19.05">
            <text:p>19,05</text:p>
          </table:table-cell>
          <table:table-cell table:number-columns-repeated="11"/>
        </table:table-row>
        <table:table-row table:style-name="ro1">
          <table:table-cell office:value-type="float" office:value="1362864">
            <text:p>1362864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703844">
            <text:p>2703844</text:p>
          </table:table-cell>
          <table:table-cell office:value-type="float" office:value="2238.39">
            <text:p>2238,39</text:p>
          </table:table-cell>
          <table:table-cell office:value-type="float" office:value="14.63">
            <text:p>14,6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399615">
            <text:p>1399615</text:p>
          </table:table-cell>
          <table:table-cell office:value-type="float" office:value="940.9">
            <text:p>940,9</text:p>
          </table:table-cell>
          <table:table-cell office:value-type="float" office:value="19.16">
            <text:p>19,16</text:p>
          </table:table-cell>
          <table:table-cell table:number-columns-repeated="11"/>
        </table:table-row>
        <table:table-row table:style-name="ro1">
          <table:table-cell office:value-type="float" office:value="1357331">
            <text:p>1357331</text:p>
          </table:table-cell>
          <table:table-cell table:number-columns-repeated="14"/>
        </table:table-row>
        <table:table-row table:style-name="ro1">
          <table:table-cell office:value-type="float" office:value="2.515">
            <text:p>2,515</text:p>
          </table:table-cell>
          <table:table-cell table:number-columns-repeated="1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53516">
            <text:p>2953516</text:p>
          </table:table-cell>
          <table:table-cell office:value-type="float" office:value="2866.34">
            <text:p>2866,34</text:p>
          </table:table-cell>
          <table:table-cell office:value-type="float" office:value="13.56">
            <text:p>13,5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495188.13">
            <text:p>1495188,13</text:p>
          </table:table-cell>
          <table:table-cell office:value-type="float" office:value="982.71">
            <text:p>982,71</text:p>
          </table:table-cell>
          <table:table-cell office:value-type="float" office:value="18.96">
            <text:p>18,96</text:p>
          </table:table-cell>
          <table:table-cell table:number-columns-repeated="11"/>
        </table:table-row>
        <table:table-row table:style-name="ro1">
          <table:table-cell office:value-type="float" office:value="1349294">
            <text:p>1349294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95822">
            <text:p>3195822</text:p>
          </table:table-cell>
          <table:table-cell office:value-type="float" office:value="3138">
            <text:p>3138</text:p>
          </table:table-cell>
          <table:table-cell office:value-type="float" office:value="13.16">
            <text:p>13,1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06246.5">
            <text:p>1506246,5</text:p>
          </table:table-cell>
          <table:table-cell office:value-type="float" office:value="997.25">
            <text:p>997,25</text:p>
          </table:table-cell>
          <table:table-cell office:value-type="float" office:value="18.91">
            <text:p>18,91</text:p>
          </table:table-cell>
          <table:table-cell table:number-columns-repeated="11"/>
        </table:table-row>
        <table:table-row table:style-name="ro1">
          <table:table-cell office:value-type="float" office:value="1342533">
            <text:p>1342533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50656">
            <text:p>2950656</text:p>
          </table:table-cell>
          <table:table-cell office:value-type="float" office:value="2842.37">
            <text:p>2842,37</text:p>
          </table:table-cell>
          <table:table-cell office:value-type="float" office:value="13.59">
            <text:p>13,5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03913.63">
            <text:p>1503913,63</text:p>
          </table:table-cell>
          <table:table-cell office:value-type="float" office:value="987.48">
            <text:p>987,48</text:p>
          </table:table-cell>
          <table:table-cell office:value-type="float" office:value="19.02">
            <text:p>19,02</text:p>
          </table:table-cell>
          <table:table-cell table:number-columns-repeated="11"/>
        </table:table-row>
        <table:table-row table:style-name="ro1">
          <table:table-cell office:value-type="float" office:value="1334950">
            <text:p>1334950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02310">
            <text:p>4002310</text:p>
          </table:table-cell>
          <table:table-cell office:value-type="float" office:value="4052.62">
            <text:p>4052,62</text:p>
          </table:table-cell>
          <table:table-cell office:value-type="float" office:value="12.05">
            <text:p>12,0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71123">
            <text:p>1571123</text:p>
          </table:table-cell>
          <table:table-cell office:value-type="float" office:value="1052.08">
            <text:p>1052,08</text:p>
          </table:table-cell>
          <table:table-cell office:value-type="float" office:value="18.81">
            <text:p>18,81</text:p>
          </table:table-cell>
          <table:table-cell table:number-columns-repeated="11"/>
        </table:table-row>
        <table:table-row table:style-name="ro1">
          <table:table-cell office:value-type="float" office:value="1328829">
            <text:p>1328829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09839">
            <text:p>2909839</text:p>
          </table:table-cell>
          <table:table-cell office:value-type="float" office:value="2787.02">
            <text:p>2787,02</text:p>
          </table:table-cell>
          <table:table-cell office:value-type="float" office:value="13.68">
            <text:p>13,6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09703.25">
            <text:p>1509703,25</text:p>
          </table:table-cell>
          <table:table-cell office:value-type="float" office:value="989.99">
            <text:p>989,99</text:p>
          </table:table-cell>
          <table:table-cell office:value-type="float" office:value="18.99">
            <text:p>18,99</text:p>
          </table:table-cell>
          <table:table-cell table:number-columns-repeated="11"/>
        </table:table-row>
        <table:table-row table:style-name="ro1">
          <table:table-cell office:value-type="float" office:value="1323808">
            <text:p>1323808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87">
            <text:p>2,18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14610">
            <text:p>3814610</text:p>
          </table:table-cell>
          <table:table-cell office:value-type="float" office:value="3833.3">
            <text:p>3833,3</text:p>
          </table:table-cell>
          <table:table-cell office:value-type="float" office:value="12.3">
            <text:p>12,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69770.25">
            <text:p>1569770,25</text:p>
          </table:table-cell>
          <table:table-cell office:value-type="float" office:value="1050.39">
            <text:p>1050,39</text:p>
          </table:table-cell>
          <table:table-cell office:value-type="float" office:value="18.75">
            <text:p>18,75</text:p>
          </table:table-cell>
          <table:table-cell table:number-columns-repeated="11"/>
        </table:table-row>
        <table:table-row table:style-name="ro1">
          <table:table-cell office:value-type="float" office:value="1317843">
            <text:p>1317843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856301">
            <text:p>2856301</text:p>
          </table:table-cell>
          <table:table-cell office:value-type="float" office:value="2566.61">
            <text:p>2566,61</text:p>
          </table:table-cell>
          <table:table-cell office:value-type="float" office:value="14.04">
            <text:p>14,0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18540.38">
            <text:p>1518540,38</text:p>
          </table:table-cell>
          <table:table-cell office:value-type="float" office:value="983.14">
            <text:p>983,14</text:p>
          </table:table-cell>
          <table:table-cell office:value-type="float" office:value="18.93">
            <text:p>18,93</text:p>
          </table:table-cell>
          <table:table-cell table:number-columns-repeated="11"/>
        </table:table-row>
        <table:table-row table:style-name="ro1">
          <table:table-cell office:value-type="float" office:value="1310996">
            <text:p>1310996</text:p>
          </table:table-cell>
          <table:table-cell table:number-columns-repeated="14"/>
        </table:table-row>
        <table:table-row table:style-name="ro1">
          <table:table-cell office:value-type="float" office:value="2.562">
            <text:p>2,562</text:p>
          </table:table-cell>
          <table:table-cell table:number-columns-repeated="1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23453">
            <text:p>3723453</text:p>
          </table:table-cell>
          <table:table-cell office:value-type="float" office:value="3729.46">
            <text:p>3729,46</text:p>
          </table:table-cell>
          <table:table-cell office:value-type="float" office:value="12.41">
            <text:p>12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68027.63">
            <text:p>1568027,63</text:p>
          </table:table-cell>
          <table:table-cell office:value-type="float" office:value="1047.44">
            <text:p>1047,44</text:p>
          </table:table-cell>
          <table:table-cell office:value-type="float" office:value="18.79">
            <text:p>18,79</text:p>
          </table:table-cell>
          <table:table-cell table:number-columns-repeated="11"/>
        </table:table-row>
        <table:table-row table:style-name="ro1">
          <table:table-cell office:value-type="float" office:value="1304937">
            <text:p>1304937</text:p>
          </table:table-cell>
          <table:table-cell table:number-columns-repeated="14"/>
        </table:table-row>
        <table:table-row table:style-name="ro1">
          <table:table-cell office:value-type="float" office:value="2.563">
            <text:p>2,563</text:p>
          </table:table-cell>
          <table:table-cell table:number-columns-repeated="1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15">
            <text:p>2,01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842922">
            <text:p>2842922</text:p>
          </table:table-cell>
          <table:table-cell office:value-type="float" office:value="2344.49">
            <text:p>2344,49</text:p>
          </table:table-cell>
          <table:table-cell office:value-type="float" office:value="14.43">
            <text:p>14,4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22366.75">
            <text:p>1522366,75</text:p>
          </table:table-cell>
          <table:table-cell office:value-type="float" office:value="986.02">
            <text:p>986,02</text:p>
          </table:table-cell>
          <table:table-cell office:value-type="float" office:value="18.95">
            <text:p>18,95</text:p>
          </table:table-cell>
          <table:table-cell table:number-columns-repeated="11"/>
        </table:table-row>
        <table:table-row table:style-name="ro1">
          <table:table-cell office:value-type="float" office:value="1299750">
            <text:p>1299750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13864">
            <text:p>3613864</text:p>
          </table:table-cell>
          <table:table-cell office:value-type="float" office:value="3582.7">
            <text:p>3582,7</text:p>
          </table:table-cell>
          <table:table-cell office:value-type="float" office:value="12.59">
            <text:p>12,5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85397.63">
            <text:p>1585397,63</text:p>
          </table:table-cell>
          <table:table-cell office:value-type="float" office:value="1048.77">
            <text:p>1048,77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float" office:value="1291400">
            <text:p>1291400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828032">
            <text:p>2828032</text:p>
          </table:table-cell>
          <table:table-cell office:value-type="float" office:value="2315.72">
            <text:p>2315,72</text:p>
          </table:table-cell>
          <table:table-cell office:value-type="float" office:value="14.48">
            <text:p>14,4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30416.5">
            <text:p>1530416,5</text:p>
          </table:table-cell>
          <table:table-cell office:value-type="float" office:value="986.48">
            <text:p>986,48</text:p>
          </table:table-cell>
          <table:table-cell office:value-type="float" office:value="18.89">
            <text:p>18,89</text:p>
          </table:table-cell>
          <table:table-cell table:number-columns-repeated="11"/>
        </table:table-row>
        <table:table-row table:style-name="ro1">
          <table:table-cell office:value-type="float" office:value="1285485">
            <text:p>1285485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452830">
            <text:p>3452830</text:p>
          </table:table-cell>
          <table:table-cell office:value-type="float" office:value="3403.92">
            <text:p>3403,92</text:p>
          </table:table-cell>
          <table:table-cell office:value-type="float" office:value="12.81">
            <text:p>12,8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78294.88">
            <text:p>1578294,88</text:p>
          </table:table-cell>
          <table:table-cell office:value-type="float" office:value="1042.46">
            <text:p>1042,46</text:p>
          </table:table-cell>
          <table:table-cell office:value-type="float" office:value="18.78">
            <text:p>18,78</text:p>
          </table:table-cell>
          <table:table-cell table:number-columns-repeated="11"/>
        </table:table-row>
        <table:table-row table:style-name="ro1">
          <table:table-cell office:value-type="float" office:value="1282083">
            <text:p>1282083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86424">
            <text:p>4086424</text:p>
          </table:table-cell>
          <table:table-cell office:value-type="float" office:value="4130.97">
            <text:p>4130,97</text:p>
          </table:table-cell>
          <table:table-cell office:value-type="float" office:value="11.97">
            <text:p>11,9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30571">
            <text:p>1630571</text:p>
          </table:table-cell>
          <table:table-cell office:value-type="float" office:value="1091.62">
            <text:p>1091,62</text:p>
          </table:table-cell>
          <table:table-cell office:value-type="float" office:value="18.59">
            <text:p>18,59</text:p>
          </table:table-cell>
          <table:table-cell table:number-columns-repeated="11"/>
        </table:table-row>
        <table:table-row table:style-name="ro1">
          <table:table-cell office:value-type="float" office:value="1276150">
            <text:p>1276150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33099">
            <text:p>2933099</text:p>
          </table:table-cell>
          <table:table-cell office:value-type="float" office:value="2615.22">
            <text:p>2615,22</text:p>
          </table:table-cell>
          <table:table-cell office:value-type="float" office:value="13.96">
            <text:p>13,9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58741.75">
            <text:p>1558741,75</text:p>
          </table:table-cell>
          <table:table-cell office:value-type="float" office:value="1010.95">
            <text:p>1010,95</text:p>
          </table:table-cell>
          <table:table-cell office:value-type="float" office:value="18.81">
            <text:p>18,81</text:p>
          </table:table-cell>
          <table:table-cell table:number-columns-repeated="11"/>
        </table:table-row>
        <table:table-row table:style-name="ro1">
          <table:table-cell office:value-type="float" office:value="1272112">
            <text:p>1272112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98524">
            <text:p>3798524</text:p>
          </table:table-cell>
          <table:table-cell office:value-type="float" office:value="3794.74">
            <text:p>3794,74</text:p>
          </table:table-cell>
          <table:table-cell office:value-type="float" office:value="12.34">
            <text:p>12,3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21328.5">
            <text:p>1621328,5</text:p>
          </table:table-cell>
          <table:table-cell office:value-type="float" office:value="1078.99">
            <text:p>1078,99</text:p>
          </table:table-cell>
          <table:table-cell office:value-type="float" office:value="18.66">
            <text:p>18,66</text:p>
          </table:table-cell>
          <table:table-cell table:number-columns-repeated="11"/>
        </table:table-row>
        <table:table-row table:style-name="ro1">
          <table:table-cell office:value-type="float" office:value="1267105">
            <text:p>1267105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887868">
            <text:p>2887868</text:p>
          </table:table-cell>
          <table:table-cell office:value-type="float" office:value="2373.88">
            <text:p>2373,88</text:p>
          </table:table-cell>
          <table:table-cell office:value-type="float" office:value="14.38">
            <text:p>14,3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49091">
            <text:p>1549091</text:p>
          </table:table-cell>
          <table:table-cell office:value-type="float" office:value="1005.29">
            <text:p>1005,29</text:p>
          </table:table-cell>
          <table:table-cell office:value-type="float" office:value="18.86">
            <text:p>18,86</text:p>
          </table:table-cell>
          <table:table-cell table:number-columns-repeated="11"/>
        </table:table-row>
        <table:table-row table:style-name="ro1">
          <table:table-cell office:value-type="float" office:value="1262998">
            <text:p>1262998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25662">
            <text:p>3525662</text:p>
          </table:table-cell>
          <table:table-cell office:value-type="float" office:value="3479.98">
            <text:p>3479,98</text:p>
          </table:table-cell>
          <table:table-cell office:value-type="float" office:value="12.72">
            <text:p>12,7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05279.25">
            <text:p>1605279,25</text:p>
          </table:table-cell>
          <table:table-cell office:value-type="float" office:value="1061.35">
            <text:p>1061,35</text:p>
          </table:table-cell>
          <table:table-cell office:value-type="float" office:value="18.65">
            <text:p>18,65</text:p>
          </table:table-cell>
          <table:table-cell table:number-columns-repeated="11"/>
        </table:table-row>
        <table:table-row table:style-name="ro1">
          <table:table-cell office:value-type="float" office:value="1256905">
            <text:p>1256905</text:p>
          </table:table-cell>
          <table:table-cell table:number-columns-repeated="14"/>
        </table:table-row>
        <table:table-row table:style-name="ro1">
          <table:table-cell office:value-type="float" office:value="2.563">
            <text:p>2,563</text:p>
          </table:table-cell>
          <table:table-cell table:number-columns-repeated="1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083491">
            <text:p>5083491</text:p>
          </table:table-cell>
          <table:table-cell office:value-type="float" office:value="5272.63">
            <text:p>5272,63</text:p>
          </table:table-cell>
          <table:table-cell office:value-type="float" office:value="10.91">
            <text:p>10,9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08290.38">
            <text:p>1708290,38</text:p>
          </table:table-cell>
          <table:table-cell office:value-type="float" office:value="1170.21">
            <text:p>1170,21</text:p>
          </table:table-cell>
          <table:table-cell office:value-type="float" office:value="18.45">
            <text:p>18,45</text:p>
          </table:table-cell>
          <table:table-cell table:number-columns-repeated="11"/>
        </table:table-row>
        <table:table-row table:style-name="ro1">
          <table:table-cell office:value-type="float" office:value="1249159">
            <text:p>1249159</text:p>
          </table:table-cell>
          <table:table-cell table:number-columns-repeated="14"/>
        </table:table-row>
        <table:table-row table:style-name="ro1">
          <table:table-cell office:value-type="float" office:value="2.453">
            <text:p>2,453</text:p>
          </table:table-cell>
          <table:table-cell table:number-columns-repeated="1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23467">
            <text:p>2923467</text:p>
          </table:table-cell>
          <table:table-cell office:value-type="float" office:value="2415.83">
            <text:p>2415,83</text:p>
          </table:table-cell>
          <table:table-cell office:value-type="float" office:value="14.3">
            <text:p>14,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79266.5">
            <text:p>1579266,5</text:p>
          </table:table-cell>
          <table:table-cell office:value-type="float" office:value="1017.27">
            <text:p>1017,27</text:p>
          </table:table-cell>
          <table:table-cell office:value-type="float" office:value="18.76">
            <text:p>18,76</text:p>
          </table:table-cell>
          <table:table-cell table:number-columns-repeated="11"/>
        </table:table-row>
        <table:table-row table:style-name="ro1">
          <table:table-cell office:value-type="float" office:value="1246005">
            <text:p>1246005</text:p>
          </table:table-cell>
          <table:table-cell table:number-columns-repeated="14"/>
        </table:table-row>
        <table:table-row table:style-name="ro1">
          <table:table-cell office:value-type="float" office:value="2.438">
            <text:p>2,438</text:p>
          </table:table-cell>
          <table:table-cell table:number-columns-repeated="1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28840">
            <text:p>3728840</text:p>
          </table:table-cell>
          <table:table-cell office:value-type="float" office:value="3715.02">
            <text:p>3715,02</text:p>
          </table:table-cell>
          <table:table-cell office:value-type="float" office:value="12.43">
            <text:p>12,4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38842.13">
            <text:p>1638842,13</text:p>
          </table:table-cell>
          <table:table-cell office:value-type="float" office:value="1083.86">
            <text:p>1083,86</text:p>
          </table:table-cell>
          <table:table-cell office:value-type="float" office:value="18.58">
            <text:p>18,58</text:p>
          </table:table-cell>
          <table:table-cell table:number-columns-repeated="11"/>
        </table:table-row>
        <table:table-row table:style-name="ro1">
          <table:table-cell office:value-type="float" office:value="1239597">
            <text:p>1239597</text:p>
          </table:table-cell>
          <table:table-cell table:number-columns-repeated="14"/>
        </table:table-row>
        <table:table-row table:style-name="ro1">
          <table:table-cell office:value-type="float" office:value="2.422">
            <text:p>2,422</text:p>
          </table:table-cell>
          <table:table-cell table:number-columns-repeated="1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10251">
            <text:p>2910251</text:p>
          </table:table-cell>
          <table:table-cell office:value-type="float" office:value="2379">
            <text:p>2379</text:p>
          </table:table-cell>
          <table:table-cell office:value-type="float" office:value="14.37">
            <text:p>14,3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89491.88">
            <text:p>1589491,88</text:p>
          </table:table-cell>
          <table:table-cell office:value-type="float" office:value="1015.96">
            <text:p>1015,96</text:p>
          </table:table-cell>
          <table:table-cell office:value-type="float" office:value="18.8">
            <text:p>18,8</text:p>
          </table:table-cell>
          <table:table-cell table:number-columns-repeated="11"/>
        </table:table-row>
        <table:table-row table:style-name="ro1">
          <table:table-cell office:value-type="float" office:value="1235302">
            <text:p>1235302</text:p>
          </table:table-cell>
          <table:table-cell table:number-columns-repeated="14"/>
        </table:table-row>
        <table:table-row table:style-name="ro1">
          <table:table-cell office:value-type="float" office:value="2.422">
            <text:p>2,422</text:p>
          </table:table-cell>
          <table:table-cell table:number-columns-repeated="1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045636">
            <text:p>3045636</text:p>
          </table:table-cell>
          <table:table-cell office:value-type="float" office:value="2877.41">
            <text:p>2877,41</text:p>
          </table:table-cell>
          <table:table-cell office:value-type="float" office:value="13.54">
            <text:p>13,5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16529.25">
            <text:p>1616529,25</text:p>
          </table:table-cell>
          <table:table-cell office:value-type="float" office:value="1051.83">
            <text:p>1051,83</text:p>
          </table:table-cell>
          <table:table-cell office:value-type="float" office:value="18.64">
            <text:p>18,64</text:p>
          </table:table-cell>
          <table:table-cell table:number-columns-repeated="11"/>
        </table:table-row>
        <table:table-row table:style-name="ro1">
          <table:table-cell office:value-type="float" office:value="1228104">
            <text:p>1228104</text:p>
          </table:table-cell>
          <table:table-cell table:number-columns-repeated="14"/>
        </table:table-row>
        <table:table-row table:style-name="ro1">
          <table:table-cell office:value-type="float" office:value="2.438">
            <text:p>2,438</text:p>
          </table:table-cell>
          <table:table-cell table:number-columns-repeated="1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912894">
            <text:p>3912894</text:p>
          </table:table-cell>
          <table:table-cell office:value-type="float" office:value="3923.31">
            <text:p>3923,31</text:p>
          </table:table-cell>
          <table:table-cell office:value-type="float" office:value="12.19">
            <text:p>12,1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81679.25">
            <text:p>1681679,25</text:p>
          </table:table-cell>
          <table:table-cell office:value-type="float" office:value="1113.07">
            <text:p>1113,07</text:p>
          </table:table-cell>
          <table:table-cell office:value-type="float" office:value="18.44">
            <text:p>18,44</text:p>
          </table:table-cell>
          <table:table-cell table:number-columns-repeated="11"/>
        </table:table-row>
        <table:table-row table:style-name="ro1">
          <table:table-cell office:value-type="float" office:value="1224112">
            <text:p>1224112</text:p>
          </table:table-cell>
          <table:table-cell table:number-columns-repeated="14"/>
        </table:table-row>
        <table:table-row table:style-name="ro1">
          <table:table-cell office:value-type="float" office:value="2.422">
            <text:p>2,422</text:p>
          </table:table-cell>
          <table:table-cell table:number-columns-repeated="1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34">
            <text:p>1,73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59028">
            <text:p>2959028</text:p>
          </table:table-cell>
          <table:table-cell office:value-type="float" office:value="2427.45">
            <text:p>2427,45</text:p>
          </table:table-cell>
          <table:table-cell office:value-type="float" office:value="14.28">
            <text:p>14,2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593398.88">
            <text:p>1593398,88</text:p>
          </table:table-cell>
          <table:table-cell office:value-type="float" office:value="1033.85">
            <text:p>1033,85</text:p>
          </table:table-cell>
          <table:table-cell office:value-type="float" office:value="18.73">
            <text:p>18,73</text:p>
          </table:table-cell>
          <table:table-cell table:number-columns-repeated="11"/>
        </table:table-row>
        <table:table-row table:style-name="ro1">
          <table:table-cell office:value-type="float" office:value="1218991">
            <text:p>1218991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24757">
            <text:p>3524757</text:p>
          </table:table-cell>
          <table:table-cell office:value-type="float" office:value="3464.83">
            <text:p>3464,83</text:p>
          </table:table-cell>
          <table:table-cell office:value-type="float" office:value="12.73">
            <text:p>12,7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63271.5">
            <text:p>1663271,5</text:p>
          </table:table-cell>
          <table:table-cell office:value-type="float" office:value="1089.8">
            <text:p>1089,8</text:p>
          </table:table-cell>
          <table:table-cell office:value-type="float" office:value="18.53">
            <text:p>18,53</text:p>
          </table:table-cell>
          <table:table-cell table:number-columns-repeated="11"/>
        </table:table-row>
        <table:table-row table:style-name="ro1">
          <table:table-cell office:value-type="float" office:value="1215028">
            <text:p>1215028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150640">
            <text:p>4150640</text:p>
          </table:table-cell>
          <table:table-cell office:value-type="float" office:value="4177.67">
            <text:p>4177,67</text:p>
          </table:table-cell>
          <table:table-cell office:value-type="float" office:value="11.92">
            <text:p>11,9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89402.25">
            <text:p>1689402,25</text:p>
          </table:table-cell>
          <table:table-cell office:value-type="float" office:value="1133.66">
            <text:p>1133,66</text:p>
          </table:table-cell>
          <table:table-cell office:value-type="float" office:value="18.44">
            <text:p>18,44</text:p>
          </table:table-cell>
          <table:table-cell table:number-columns-repeated="11"/>
        </table:table-row>
        <table:table-row table:style-name="ro1">
          <table:table-cell office:value-type="float" office:value="1209538">
            <text:p>1209538</text:p>
          </table:table-cell>
          <table:table-cell table:number-columns-repeated="14"/>
        </table:table-row>
        <table:table-row table:style-name="ro1">
          <table:table-cell office:value-type="float" office:value="2.953">
            <text:p>2,953</text:p>
          </table:table-cell>
          <table:table-cell table:number-columns-repeated="1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60125">
            <text:p>2960125</text:p>
          </table:table-cell>
          <table:table-cell office:value-type="float" office:value="2420.35">
            <text:p>2420,35</text:p>
          </table:table-cell>
          <table:table-cell office:value-type="float" office:value="14.29">
            <text:p>14,2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29168.75">
            <text:p>1629168,75</text:p>
          </table:table-cell>
          <table:table-cell office:value-type="float" office:value="1039.52">
            <text:p>1039,52</text:p>
          </table:table-cell>
          <table:table-cell office:value-type="float" office:value="18.64">
            <text:p>18,64</text:p>
          </table:table-cell>
          <table:table-cell table:number-columns-repeated="11"/>
        </table:table-row>
        <table:table-row table:style-name="ro1">
          <table:table-cell office:value-type="float" office:value="1205176">
            <text:p>1205176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84">
            <text:p>1,9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03289">
            <text:p>3603289</text:p>
          </table:table-cell>
          <table:table-cell office:value-type="float" office:value="3545.1">
            <text:p>3545,1</text:p>
          </table:table-cell>
          <table:table-cell office:value-type="float" office:value="12.63">
            <text:p>12,6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62068.75">
            <text:p>1662068,75</text:p>
          </table:table-cell>
          <table:table-cell office:value-type="float" office:value="1099.64">
            <text:p>1099,64</text:p>
          </table:table-cell>
          <table:table-cell office:value-type="float" office:value="18.53">
            <text:p>18,53</text:p>
          </table:table-cell>
          <table:table-cell table:number-columns-repeated="11"/>
        </table:table-row>
        <table:table-row table:style-name="ro1">
          <table:table-cell office:value-type="float" office:value="1202639">
            <text:p>1202639</text:p>
          </table:table-cell>
          <table:table-cell table:number-columns-repeated="14"/>
        </table:table-row>
        <table:table-row table:style-name="ro1">
          <table:table-cell office:value-type="float" office:value="2.781">
            <text:p>2,781</text:p>
          </table:table-cell>
          <table:table-cell table:number-columns-repeated="1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81">
            <text:p>1,7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045069">
            <text:p>5045069</text:p>
          </table:table-cell>
          <table:table-cell office:value-type="float" office:value="5203.77">
            <text:p>5203,77</text:p>
          </table:table-cell>
          <table:table-cell office:value-type="float" office:value="10.97">
            <text:p>10,9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78655.38">
            <text:p>1778655,38</text:p>
          </table:table-cell>
          <table:table-cell office:value-type="float" office:value="1206.29">
            <text:p>1206,29</text:p>
          </table:table-cell>
          <table:table-cell office:value-type="float" office:value="18.23">
            <text:p>18,23</text:p>
          </table:table-cell>
          <table:table-cell table:number-columns-repeated="11"/>
        </table:table-row>
        <table:table-row table:style-name="ro1">
          <table:table-cell office:value-type="float" office:value="1196938">
            <text:p>1196938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78">
            <text:p>2,07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2987526">
            <text:p>2987526</text:p>
          </table:table-cell>
          <table:table-cell office:value-type="float" office:value="2438.7">
            <text:p>2438,7</text:p>
          </table:table-cell>
          <table:table-cell office:value-type="float" office:value="14.26">
            <text:p>14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25683.5">
            <text:p>1625683,5</text:p>
          </table:table-cell>
          <table:table-cell office:value-type="float" office:value="1048.13">
            <text:p>1048,13</text:p>
          </table:table-cell>
          <table:table-cell office:value-type="float" office:value="18.57">
            <text:p>18,57</text:p>
          </table:table-cell>
          <table:table-cell table:number-columns-repeated="11"/>
        </table:table-row>
        <table:table-row table:style-name="ro1">
          <table:table-cell office:value-type="float" office:value="1193256">
            <text:p>1193256</text:p>
          </table:table-cell>
          <table:table-cell table:number-columns-repeated="14"/>
        </table:table-row>
        <table:table-row table:style-name="ro1">
          <table:table-cell office:value-type="float" office:value="2.75">
            <text:p>2,75</text:p>
          </table:table-cell>
          <table:table-cell table:number-columns-repeated="1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12">
            <text:p>2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24717">
            <text:p>3624717</text:p>
          </table:table-cell>
          <table:table-cell office:value-type="float" office:value="3563.18">
            <text:p>3563,18</text:p>
          </table:table-cell>
          <table:table-cell office:value-type="float" office:value="12.61">
            <text:p>12,6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99598.88">
            <text:p>1699598,88</text:p>
          </table:table-cell>
          <table:table-cell office:value-type="float" office:value="1110.88">
            <text:p>1110,88</text:p>
          </table:table-cell>
          <table:table-cell office:value-type="float" office:value="18.49">
            <text:p>18,49</text:p>
          </table:table-cell>
          <table:table-cell table:number-columns-repeated="11"/>
        </table:table-row>
        <table:table-row table:style-name="ro1">
          <table:table-cell office:value-type="float" office:value="1186299">
            <text:p>1186299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110148">
            <text:p>4110148</text:p>
          </table:table-cell>
          <table:table-cell office:value-type="float" office:value="4201.18">
            <text:p>4201,18</text:p>
          </table:table-cell>
          <table:table-cell office:value-type="float" office:value="11.9">
            <text:p>11,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83354.38">
            <text:p>1683354,38</text:p>
          </table:table-cell>
          <table:table-cell office:value-type="float" office:value="1155.04">
            <text:p>1155,04</text:p>
          </table:table-cell>
          <table:table-cell office:value-type="float" office:value="18.32">
            <text:p>18,32</text:p>
          </table:table-cell>
          <table:table-cell table:number-columns-repeated="11"/>
        </table:table-row>
        <table:table-row table:style-name="ro1">
          <table:table-cell office:value-type="float" office:value="1181853">
            <text:p>1181853</text:p>
          </table:table-cell>
          <table:table-cell table:number-columns-repeated="14"/>
        </table:table-row>
        <table:table-row table:style-name="ro1">
          <table:table-cell office:value-type="float" office:value="3.344">
            <text:p>3,344</text:p>
          </table:table-cell>
          <table:table-cell table:number-columns-repeated="1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5.969">
            <text:p>5,9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012341">
            <text:p>3012341</text:p>
          </table:table-cell>
          <table:table-cell office:value-type="float" office:value="2457.14">
            <text:p>2457,14</text:p>
          </table:table-cell>
          <table:table-cell office:value-type="float" office:value="14.23">
            <text:p>14,2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61221.88">
            <text:p>1661221,88</text:p>
          </table:table-cell>
          <table:table-cell office:value-type="float" office:value="1058.97">
            <text:p>1058,97</text:p>
          </table:table-cell>
          <table:table-cell office:value-type="float" office:value="18.62">
            <text:p>18,62</text:p>
          </table:table-cell>
          <table:table-cell table:number-columns-repeated="11"/>
        </table:table-row>
        <table:table-row table:style-name="ro1">
          <table:table-cell office:value-type="float" office:value="1176832">
            <text:p>1176832</text:p>
          </table:table-cell>
          <table:table-cell table:number-columns-repeated="14"/>
        </table:table-row>
        <table:table-row table:style-name="ro1">
          <table:table-cell office:value-type="float" office:value="5.047">
            <text:p>5,047</text:p>
          </table:table-cell>
          <table:table-cell table:number-columns-repeated="1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3.766">
            <text:p>3,76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97747">
            <text:p>3597747</text:p>
          </table:table-cell>
          <table:table-cell office:value-type="float" office:value="3525.73">
            <text:p>3525,73</text:p>
          </table:table-cell>
          <table:table-cell office:value-type="float" office:value="12.66">
            <text:p>12,6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93797.88">
            <text:p>1693797,88</text:p>
          </table:table-cell>
          <table:table-cell office:value-type="float" office:value="1115.75">
            <text:p>1115,75</text:p>
          </table:table-cell>
          <table:table-cell office:value-type="float" office:value="18.42">
            <text:p>18,42</text:p>
          </table:table-cell>
          <table:table-cell table:number-columns-repeated="11"/>
        </table:table-row>
        <table:table-row table:style-name="ro1">
          <table:table-cell office:value-type="float" office:value="1172849">
            <text:p>1172849</text:p>
          </table:table-cell>
          <table:table-cell table:number-columns-repeated="14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112204">
            <text:p>4112204</text:p>
          </table:table-cell>
          <table:table-cell office:value-type="float" office:value="4125.75">
            <text:p>4125,75</text:p>
          </table:table-cell>
          <table:table-cell office:value-type="float" office:value="11.98">
            <text:p>11,9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43596.63">
            <text:p>1743596,63</text:p>
          </table:table-cell>
          <table:table-cell office:value-type="float" office:value="1154.98">
            <text:p>1154,98</text:p>
          </table:table-cell>
          <table:table-cell office:value-type="float" office:value="18.36">
            <text:p>18,36</text:p>
          </table:table-cell>
          <table:table-cell table:number-columns-repeated="11"/>
        </table:table-row>
        <table:table-row table:style-name="ro1">
          <table:table-cell office:value-type="float" office:value="1167803">
            <text:p>1167803</text:p>
          </table:table-cell>
          <table:table-cell table:number-columns-repeated="14"/>
        </table:table-row>
        <table:table-row table:style-name="ro1">
          <table:table-cell office:value-type="float" office:value="2.781">
            <text:p>2,781</text:p>
          </table:table-cell>
          <table:table-cell table:number-columns-repeated="14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035954">
            <text:p>3035954</text:p>
          </table:table-cell>
          <table:table-cell office:value-type="float" office:value="2473.27">
            <text:p>2473,27</text:p>
          </table:table-cell>
          <table:table-cell office:value-type="float" office:value="14.2">
            <text:p>14,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55704">
            <text:p>1655704</text:p>
          </table:table-cell>
          <table:table-cell office:value-type="float" office:value="1068.3">
            <text:p>1068,3</text:p>
          </table:table-cell>
          <table:table-cell office:value-type="float" office:value="18.53">
            <text:p>18,53</text:p>
          </table:table-cell>
          <table:table-cell table:number-columns-repeated="11"/>
        </table:table-row>
        <table:table-row table:style-name="ro1">
          <table:table-cell office:value-type="float" office:value="1161396">
            <text:p>1161396</text:p>
          </table:table-cell>
          <table:table-cell table:number-columns-repeated="14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55809">
            <text:p>3155809</text:p>
          </table:table-cell>
          <table:table-cell office:value-type="float" office:value="2967.51">
            <text:p>2967,51</text:p>
          </table:table-cell>
          <table:table-cell office:value-type="float" office:value="13.41">
            <text:p>13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695313.88">
            <text:p>1695313,88</text:p>
          </table:table-cell>
          <table:table-cell office:value-type="float" office:value="1101.15">
            <text:p>1101,15</text:p>
          </table:table-cell>
          <table:table-cell office:value-type="float" office:value="18.49">
            <text:p>18,49</text:p>
          </table:table-cell>
          <table:table-cell table:number-columns-repeated="11"/>
        </table:table-row>
        <table:table-row table:style-name="ro1">
          <table:table-cell office:value-type="float" office:value="1156701">
            <text:p>1156701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984415">
            <text:p>3984415</text:p>
          </table:table-cell>
          <table:table-cell office:value-type="float" office:value="3946.79">
            <text:p>3946,79</text:p>
          </table:table-cell>
          <table:table-cell office:value-type="float" office:value="12.17">
            <text:p>12,1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45623">
            <text:p>1745623</text:p>
          </table:table-cell>
          <table:table-cell office:value-type="float" office:value="1159.96">
            <text:p>1159,96</text:p>
          </table:table-cell>
          <table:table-cell office:value-type="float" office:value="18.28">
            <text:p>18,28</text:p>
          </table:table-cell>
          <table:table-cell table:number-columns-repeated="11"/>
        </table:table-row>
        <table:table-row table:style-name="ro1">
          <table:table-cell office:value-type="float" office:value="1153380">
            <text:p>1153380</text:p>
          </table:table-cell>
          <table:table-cell table:number-columns-repeated="14"/>
        </table:table-row>
        <table:table-row table:style-name="ro1">
          <table:table-cell office:value-type="float" office:value="2.734">
            <text:p>2,734</text:p>
          </table:table-cell>
          <table:table-cell table:number-columns-repeated="1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693177">
            <text:p>5693177</text:p>
          </table:table-cell>
          <table:table-cell office:value-type="float" office:value="5909.13">
            <text:p>5909,13</text:p>
          </table:table-cell>
          <table:table-cell office:value-type="float" office:value="10.42">
            <text:p>10,4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58138.5">
            <text:p>1858138,5</text:p>
          </table:table-cell>
          <table:table-cell office:value-type="float" office:value="1277.99">
            <text:p>1277,99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1147412">
            <text:p>1147412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14776">
            <text:p>3114776</text:p>
          </table:table-cell>
          <table:table-cell office:value-type="float" office:value="2568.26">
            <text:p>2568,26</text:p>
          </table:table-cell>
          <table:table-cell office:value-type="float" office:value="14.03">
            <text:p>14,0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02858.88">
            <text:p>1702858,88</text:p>
          </table:table-cell>
          <table:table-cell office:value-type="float" office:value="1098.45">
            <text:p>1098,45</text:p>
          </table:table-cell>
          <table:table-cell office:value-type="float" office:value="18.42">
            <text:p>18,42</text:p>
          </table:table-cell>
          <table:table-cell table:number-columns-repeated="11"/>
        </table:table-row>
        <table:table-row table:style-name="ro1">
          <table:table-cell office:value-type="float" office:value="1144071">
            <text:p>1144071</text:p>
          </table:table-cell>
          <table:table-cell table:number-columns-repeated="14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96122">
            <text:p>3896122</text:p>
          </table:table-cell>
          <table:table-cell office:value-type="float" office:value="3837.13">
            <text:p>3837,13</text:p>
          </table:table-cell>
          <table:table-cell office:value-type="float" office:value="12.29">
            <text:p>12,2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59086.13">
            <text:p>1759086,13</text:p>
          </table:table-cell>
          <table:table-cell office:value-type="float" office:value="1158.83">
            <text:p>1158,83</text:p>
          </table:table-cell>
          <table:table-cell office:value-type="float" office:value="18.34">
            <text:p>18,34</text:p>
          </table:table-cell>
          <table:table-cell table:number-columns-repeated="11"/>
        </table:table-row>
        <table:table-row table:style-name="ro1">
          <table:table-cell office:value-type="float" office:value="1138355">
            <text:p>1138355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423684">
            <text:p>5423684</text:p>
          </table:table-cell>
          <table:table-cell office:value-type="float" office:value="5584.52">
            <text:p>5584,52</text:p>
          </table:table-cell>
          <table:table-cell office:value-type="float" office:value="10.66">
            <text:p>10,6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73298.75">
            <text:p>1873298,75</text:p>
          </table:table-cell>
          <table:table-cell office:value-type="float" office:value="1271.51">
            <text:p>1271,51</text:p>
          </table:table-cell>
          <table:table-cell office:value-type="float" office:value="18.03">
            <text:p>18,03</text:p>
          </table:table-cell>
          <table:table-cell table:number-columns-repeated="11"/>
        </table:table-row>
        <table:table-row table:style-name="ro1">
          <table:table-cell office:value-type="float" office:value="1135646">
            <text:p>1135646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312">
            <text:p>2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34044">
            <text:p>3134044</text:p>
          </table:table-cell>
          <table:table-cell office:value-type="float" office:value="2552.83">
            <text:p>2552,83</text:p>
          </table:table-cell>
          <table:table-cell office:value-type="float" office:value="14.06">
            <text:p>14,0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10262.38">
            <text:p>1710262,38</text:p>
          </table:table-cell>
          <table:table-cell office:value-type="float" office:value="1101.73">
            <text:p>1101,73</text:p>
          </table:table-cell>
          <table:table-cell office:value-type="float" office:value="18.44">
            <text:p>18,44</text:p>
          </table:table-cell>
          <table:table-cell table:number-columns-repeated="11"/>
        </table:table-row>
        <table:table-row table:style-name="ro1">
          <table:table-cell office:value-type="float" office:value="1131416">
            <text:p>1131416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43130">
            <text:p>3243130</text:p>
          </table:table-cell>
          <table:table-cell office:value-type="float" office:value="3082.25">
            <text:p>3082,25</text:p>
          </table:table-cell>
          <table:table-cell office:value-type="float" office:value="13.24">
            <text:p>13,2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50293">
            <text:p>1750293</text:p>
          </table:table-cell>
          <table:table-cell office:value-type="float" office:value="1129.1">
            <text:p>1129,1</text:p>
          </table:table-cell>
          <table:table-cell office:value-type="float" office:value="18.34">
            <text:p>18,34</text:p>
          </table:table-cell>
          <table:table-cell table:number-columns-repeated="11"/>
        </table:table-row>
        <table:table-row table:style-name="ro1">
          <table:table-cell office:value-type="float" office:value="1127801">
            <text:p>1127801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99154">
            <text:p>4099154</text:p>
          </table:table-cell>
          <table:table-cell office:value-type="float" office:value="4060.04">
            <text:p>4060,04</text:p>
          </table:table-cell>
          <table:table-cell office:value-type="float" office:value="12.05">
            <text:p>12,0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90499.5">
            <text:p>1790499,5</text:p>
          </table:table-cell>
          <table:table-cell office:value-type="float" office:value="1185.56">
            <text:p>1185,56</text:p>
          </table:table-cell>
          <table:table-cell office:value-type="float" office:value="18.25">
            <text:p>18,25</text:p>
          </table:table-cell>
          <table:table-cell table:number-columns-repeated="11"/>
        </table:table-row>
        <table:table-row table:style-name="ro1">
          <table:table-cell office:value-type="float" office:value="1123628">
            <text:p>1123628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797609">
            <text:p>5797609</text:p>
          </table:table-cell>
          <table:table-cell office:value-type="float" office:value="6009.72">
            <text:p>6009,72</text:p>
          </table:table-cell>
          <table:table-cell office:value-type="float" office:value="10.34">
            <text:p>10,3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00932.5">
            <text:p>1900932,5</text:p>
          </table:table-cell>
          <table:table-cell office:value-type="float" office:value="1303.75">
            <text:p>1303,75</text:p>
          </table:table-cell>
          <table:table-cell office:value-type="float" office:value="17.9">
            <text:p>17,9</text:p>
          </table:table-cell>
          <table:table-cell table:number-columns-repeated="11"/>
        </table:table-row>
        <table:table-row table:style-name="ro1">
          <table:table-cell office:value-type="float" office:value="1118105">
            <text:p>1118105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185348">
            <text:p>3185348</text:p>
          </table:table-cell>
          <table:table-cell office:value-type="float" office:value="2604.96">
            <text:p>2604,96</text:p>
          </table:table-cell>
          <table:table-cell office:value-type="float" office:value="13.97">
            <text:p>13,9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41394.5">
            <text:p>1741394,5</text:p>
          </table:table-cell>
          <table:table-cell office:value-type="float" office:value="1117.19">
            <text:p>1117,19</text:p>
          </table:table-cell>
          <table:table-cell office:value-type="float" office:value="18.39">
            <text:p>18,39</text:p>
          </table:table-cell>
          <table:table-cell table:number-columns-repeated="11"/>
        </table:table-row>
        <table:table-row table:style-name="ro1">
          <table:table-cell office:value-type="float" office:value="1113369">
            <text:p>1113369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78717">
            <text:p>3778717</text:p>
          </table:table-cell>
          <table:table-cell office:value-type="float" office:value="3711.99">
            <text:p>3711,99</text:p>
          </table:table-cell>
          <table:table-cell office:value-type="float" office:value="12.43">
            <text:p>12,4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79921.13">
            <text:p>1779921,13</text:p>
          </table:table-cell>
          <table:table-cell office:value-type="float" office:value="1171.97">
            <text:p>1171,97</text:p>
          </table:table-cell>
          <table:table-cell office:value-type="float" office:value="18.18">
            <text:p>18,18</text:p>
          </table:table-cell>
          <table:table-cell table:number-columns-repeated="11"/>
        </table:table-row>
        <table:table-row table:style-name="ro1">
          <table:table-cell office:value-type="float" office:value="1109766">
            <text:p>1109766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362982">
            <text:p>4362982</text:p>
          </table:table-cell>
          <table:table-cell office:value-type="float" office:value="4357.06">
            <text:p>4357,06</text:p>
          </table:table-cell>
          <table:table-cell office:value-type="float" office:value="11.74">
            <text:p>11,7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36784.13">
            <text:p>1836784,13</text:p>
          </table:table-cell>
          <table:table-cell office:value-type="float" office:value="1220.97">
            <text:p>1220,97</text:p>
          </table:table-cell>
          <table:table-cell office:value-type="float" office:value="18.08">
            <text:p>18,08</text:p>
          </table:table-cell>
          <table:table-cell table:number-columns-repeated="11"/>
        </table:table-row>
        <table:table-row table:style-name="ro1">
          <table:table-cell office:value-type="float" office:value="1106658">
            <text:p>1106658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968628">
            <text:p>5968628</text:p>
          </table:table-cell>
          <table:table-cell office:value-type="float" office:value="6198.15">
            <text:p>6198,15</text:p>
          </table:table-cell>
          <table:table-cell office:value-type="float" office:value="10.21">
            <text:p>10,2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32905.5">
            <text:p>1932905,5</text:p>
          </table:table-cell>
          <table:table-cell office:value-type="float" office:value="1335.09">
            <text:p>1335,09</text:p>
          </table:table-cell>
          <table:table-cell office:value-type="float" office:value="17.89">
            <text:p>17,89</text:p>
          </table:table-cell>
          <table:table-cell table:number-columns-repeated="11"/>
        </table:table-row>
        <table:table-row table:style-name="ro1">
          <table:table-cell office:value-type="float" office:value="1102535">
            <text:p>1102535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4">
            <text:p>1,48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29068">
            <text:p>3229068</text:p>
          </table:table-cell>
          <table:table-cell office:value-type="float" office:value="2779.32">
            <text:p>2779,32</text:p>
          </table:table-cell>
          <table:table-cell office:value-type="float" office:value="13.69">
            <text:p>13,6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66454.38">
            <text:p>1766454,38</text:p>
          </table:table-cell>
          <table:table-cell office:value-type="float" office:value="1135.74">
            <text:p>1135,74</text:p>
          </table:table-cell>
          <table:table-cell office:value-type="float" office:value="18.28">
            <text:p>18,28</text:p>
          </table:table-cell>
          <table:table-cell table:number-columns-repeated="11"/>
        </table:table-row>
        <table:table-row table:style-name="ro1">
          <table:table-cell office:value-type="float" office:value="1098139">
            <text:p>1098139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38144">
            <text:p>3838144</text:p>
          </table:table-cell>
          <table:table-cell office:value-type="float" office:value="3754.7">
            <text:p>3754,7</text:p>
          </table:table-cell>
          <table:table-cell office:value-type="float" office:value="12.39">
            <text:p>12,3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17014.25">
            <text:p>1817014,25</text:p>
          </table:table-cell>
          <table:table-cell office:value-type="float" office:value="1190.06">
            <text:p>1190,06</text:p>
          </table:table-cell>
          <table:table-cell office:value-type="float" office:value="18.2">
            <text:p>18,2</text:p>
          </table:table-cell>
          <table:table-cell table:number-columns-repeated="11"/>
        </table:table-row>
        <table:table-row table:style-name="ro1">
          <table:table-cell office:value-type="float" office:value="1093713">
            <text:p>1093713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388170">
            <text:p>5388170</text:p>
          </table:table-cell>
          <table:table-cell office:value-type="float" office:value="5507.87">
            <text:p>5507,87</text:p>
          </table:table-cell>
          <table:table-cell office:value-type="float" office:value="10.72">
            <text:p>10,7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09790.25">
            <text:p>1909790,25</text:p>
          </table:table-cell>
          <table:table-cell office:value-type="float" office:value="1298.72">
            <text:p>1298,72</text:p>
          </table:table-cell>
          <table:table-cell office:value-type="float" office:value="17.88">
            <text:p>17,88</text:p>
          </table:table-cell>
          <table:table-cell table:number-columns-repeated="11"/>
        </table:table-row>
        <table:table-row table:style-name="ro1">
          <table:table-cell office:value-type="float" office:value="1088894">
            <text:p>1088894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415064">
            <text:p>4415064</text:p>
          </table:table-cell>
          <table:table-cell office:value-type="float" office:value="4401.7">
            <text:p>4401,7</text:p>
          </table:table-cell>
          <table:table-cell office:value-type="float" office:value="11.69">
            <text:p>11,6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52422.88">
            <text:p>1852422,88</text:p>
          </table:table-cell>
          <table:table-cell office:value-type="float" office:value="1237.98">
            <text:p>1237,98</text:p>
          </table:table-cell>
          <table:table-cell office:value-type="float" office:value="18.05">
            <text:p>18,05</text:p>
          </table:table-cell>
          <table:table-cell table:number-columns-repeated="11"/>
        </table:table-row>
        <table:table-row table:style-name="ro1">
          <table:table-cell office:value-type="float" office:value="1086001">
            <text:p>1086001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70579">
            <text:p>3270579</text:p>
          </table:table-cell>
          <table:table-cell office:value-type="float" office:value="2785.12">
            <text:p>2785,12</text:p>
          </table:table-cell>
          <table:table-cell office:value-type="float" office:value="13.68">
            <text:p>13,6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84240.63">
            <text:p>1784240,63</text:p>
          </table:table-cell>
          <table:table-cell office:value-type="float" office:value="1150.29">
            <text:p>1150,29</text:p>
          </table:table-cell>
          <table:table-cell office:value-type="float" office:value="18.18">
            <text:p>18,18</text:p>
          </table:table-cell>
          <table:table-cell table:number-columns-repeated="11"/>
        </table:table-row>
        <table:table-row table:style-name="ro1">
          <table:table-cell office:value-type="float" office:value="1083276">
            <text:p>1083276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67454">
            <text:p>3867454</text:p>
          </table:table-cell>
          <table:table-cell office:value-type="float" office:value="3763.82">
            <text:p>3763,82</text:p>
          </table:table-cell>
          <table:table-cell office:value-type="float" office:value="12.37">
            <text:p>12,3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32594.13">
            <text:p>1832594,13</text:p>
          </table:table-cell>
          <table:table-cell office:value-type="float" office:value="1205.01">
            <text:p>1205,01</text:p>
          </table:table-cell>
          <table:table-cell office:value-type="float" office:value="18.08">
            <text:p>18,08</text:p>
          </table:table-cell>
          <table:table-cell table:number-columns-repeated="11"/>
        </table:table-row>
        <table:table-row table:style-name="ro1">
          <table:table-cell office:value-type="float" office:value="1078156">
            <text:p>1078156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390719">
            <text:p>5390719</text:p>
          </table:table-cell>
          <table:table-cell office:value-type="float" office:value="5527.94">
            <text:p>5527,94</text:p>
          </table:table-cell>
          <table:table-cell office:value-type="float" office:value="10.71">
            <text:p>10,7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24543.25">
            <text:p>1924543,25</text:p>
          </table:table-cell>
          <table:table-cell office:value-type="float" office:value="1313.82">
            <text:p>1313,82</text:p>
          </table:table-cell>
          <table:table-cell office:value-type="float" office:value="17.89">
            <text:p>17,89</text:p>
          </table:table-cell>
          <table:table-cell table:number-columns-repeated="11"/>
        </table:table-row>
        <table:table-row table:style-name="ro1">
          <table:table-cell office:value-type="float" office:value="1076089">
            <text:p>1076089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100497">
            <text:p>6100497</text:p>
          </table:table-cell>
          <table:table-cell office:value-type="float" office:value="6326.51">
            <text:p>6326,51</text:p>
          </table:table-cell>
          <table:table-cell office:value-type="float" office:value="10.12">
            <text:p>10,1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80021.88">
            <text:p>1980021,88</text:p>
          </table:table-cell>
          <table:table-cell office:value-type="float" office:value="1362.79">
            <text:p>1362,79</text:p>
          </table:table-cell>
          <table:table-cell office:value-type="float" office:value="17.73">
            <text:p>17,73</text:p>
          </table:table-cell>
          <table:table-cell table:number-columns-repeated="11"/>
        </table:table-row>
        <table:table-row table:style-name="ro1">
          <table:table-cell office:value-type="float" office:value="1074635">
            <text:p>1074635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60218">
            <text:p>3260218</text:p>
          </table:table-cell>
          <table:table-cell office:value-type="float" office:value="2660.46">
            <text:p>2660,46</text:p>
          </table:table-cell>
          <table:table-cell office:value-type="float" office:value="13.88">
            <text:p>13,8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11229">
            <text:p>1811229</text:p>
          </table:table-cell>
          <table:table-cell office:value-type="float" office:value="1153.66">
            <text:p>1153,66</text:p>
          </table:table-cell>
          <table:table-cell office:value-type="float" office:value="18.24">
            <text:p>18,24</text:p>
          </table:table-cell>
          <table:table-cell table:number-columns-repeated="11"/>
        </table:table-row>
        <table:table-row table:style-name="ro1">
          <table:table-cell office:value-type="float" office:value="1069897">
            <text:p>1069897</text:p>
          </table:table-cell>
          <table:table-cell table:number-columns-repeated="14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14399">
            <text:p>3814399</text:p>
          </table:table-cell>
          <table:table-cell office:value-type="float" office:value="3724.17">
            <text:p>3724,17</text:p>
          </table:table-cell>
          <table:table-cell office:value-type="float" office:value="12.42">
            <text:p>12,4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49320.63">
            <text:p>1849320,63</text:p>
          </table:table-cell>
          <table:table-cell office:value-type="float" office:value="1209.73">
            <text:p>1209,73</text:p>
          </table:table-cell>
          <table:table-cell office:value-type="float" office:value="18.03">
            <text:p>18,03</text:p>
          </table:table-cell>
          <table:table-cell table:number-columns-repeated="11"/>
        </table:table-row>
        <table:table-row table:style-name="ro1">
          <table:table-cell office:value-type="float" office:value="1066519">
            <text:p>1066519</text:p>
          </table:table-cell>
          <table:table-cell table:number-columns-repeated="14"/>
        </table:table-row>
        <table:table-row table:style-name="ro1">
          <table:table-cell office:value-type="float" office:value="2.438">
            <text:p>2,438</text:p>
          </table:table-cell>
          <table:table-cell table:number-columns-repeated="1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366408">
            <text:p>4366408</text:p>
          </table:table-cell>
          <table:table-cell office:value-type="float" office:value="4330.65">
            <text:p>4330,65</text:p>
          </table:table-cell>
          <table:table-cell office:value-type="float" office:value="11.77">
            <text:p>11,7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91951.88">
            <text:p>1891951,88</text:p>
          </table:table-cell>
          <table:table-cell office:value-type="float" office:value="1246.54">
            <text:p>1246,54</text:p>
          </table:table-cell>
          <table:table-cell office:value-type="float" office:value="17.97">
            <text:p>17,97</text:p>
          </table:table-cell>
          <table:table-cell table:number-columns-repeated="11"/>
        </table:table-row>
        <table:table-row table:style-name="ro1">
          <table:table-cell office:value-type="float" office:value="1062969">
            <text:p>1062969</text:p>
          </table:table-cell>
          <table:table-cell table:number-columns-repeated="14"/>
        </table:table-row>
        <table:table-row table:style-name="ro1">
          <table:table-cell office:value-type="float" office:value="2.484">
            <text:p>2,484</text:p>
          </table:table-cell>
          <table:table-cell table:number-columns-repeated="1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865811">
            <text:p>5865811</text:p>
          </table:table-cell>
          <table:table-cell office:value-type="float" office:value="6061.86">
            <text:p>6061,86</text:p>
          </table:table-cell>
          <table:table-cell office:value-type="float" office:value="10.3">
            <text:p>10,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75547.25">
            <text:p>1975547,25</text:p>
          </table:table-cell>
          <table:table-cell office:value-type="float" office:value="1355.05">
            <text:p>1355,05</text:p>
          </table:table-cell>
          <table:table-cell office:value-type="float" office:value="17.78">
            <text:p>17,78</text:p>
          </table:table-cell>
          <table:table-cell table:number-columns-repeated="11"/>
        </table:table-row>
        <table:table-row table:style-name="ro1">
          <table:table-cell office:value-type="float" office:value="1059758">
            <text:p>1059758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252878">
            <text:p>3252878</text:p>
          </table:table-cell>
          <table:table-cell office:value-type="float" office:value="2640.29">
            <text:p>2640,29</text:p>
          </table:table-cell>
          <table:table-cell office:value-type="float" office:value="13.91">
            <text:p>13,9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99153.63">
            <text:p>1799153,63</text:p>
          </table:table-cell>
          <table:table-cell office:value-type="float" office:value="1154.34">
            <text:p>1154,34</text:p>
          </table:table-cell>
          <table:table-cell office:value-type="float" office:value="18.15">
            <text:p>18,15</text:p>
          </table:table-cell>
          <table:table-cell table:number-columns-repeated="11"/>
        </table:table-row>
        <table:table-row table:style-name="ro1">
          <table:table-cell office:value-type="float" office:value="1056153">
            <text:p>1056153</text:p>
          </table:table-cell>
          <table:table-cell table:number-columns-repeated="14"/>
        </table:table-row>
        <table:table-row table:style-name="ro1">
          <table:table-cell office:value-type="float" office:value="2.39">
            <text:p>2,39</text:p>
          </table:table-cell>
          <table:table-cell table:number-columns-repeated="1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5">
            <text:p>1,48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340090">
            <text:p>3340090</text:p>
          </table:table-cell>
          <table:table-cell office:value-type="float" office:value="3104.49">
            <text:p>3104,49</text:p>
          </table:table-cell>
          <table:table-cell office:value-type="float" office:value="13.21">
            <text:p>13,2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778162.25">
            <text:p>1778162,25</text:p>
          </table:table-cell>
          <table:table-cell office:value-type="float" office:value="1185.77">
            <text:p>1185,77</text:p>
          </table:table-cell>
          <table:table-cell office:value-type="float" office:value="18.16">
            <text:p>18,16</text:p>
          </table:table-cell>
          <table:table-cell table:number-columns-repeated="11"/>
        </table:table-row>
        <table:table-row table:style-name="ro1">
          <table:table-cell office:value-type="float" office:value="1053074">
            <text:p>1053074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70550">
            <text:p>4070550</text:p>
          </table:table-cell>
          <table:table-cell office:value-type="float" office:value="3981">
            <text:p>3981</text:p>
          </table:table-cell>
          <table:table-cell office:value-type="float" office:value="12.13">
            <text:p>12,1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82156.5">
            <text:p>1882156,5</text:p>
          </table:table-cell>
          <table:table-cell office:value-type="float" office:value="1237.72">
            <text:p>1237,72</text:p>
          </table:table-cell>
          <table:table-cell office:value-type="float" office:value="17.95">
            <text:p>17,95</text:p>
          </table:table-cell>
          <table:table-cell table:number-columns-repeated="11"/>
        </table:table-row>
        <table:table-row table:style-name="ro1">
          <table:table-cell office:value-type="float" office:value="1046741">
            <text:p>1046741</text:p>
          </table:table-cell>
          <table:table-cell table:number-columns-repeated="14"/>
        </table:table-row>
        <table:table-row table:style-name="ro1">
          <table:table-cell office:value-type="float" office:value="2.672">
            <text:p>2,672</text:p>
          </table:table-cell>
          <table:table-cell table:number-columns-repeated="1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574414">
            <text:p>5574414</text:p>
          </table:table-cell>
          <table:table-cell office:value-type="float" office:value="5718.18">
            <text:p>5718,18</text:p>
          </table:table-cell>
          <table:table-cell office:value-type="float" office:value="10.56">
            <text:p>10,5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75834.75">
            <text:p>1975834,75</text:p>
          </table:table-cell>
          <table:table-cell office:value-type="float" office:value="1348.4">
            <text:p>1348,4</text:p>
          </table:table-cell>
          <table:table-cell office:value-type="float" office:value="17.74">
            <text:p>17,74</text:p>
          </table:table-cell>
          <table:table-cell table:number-columns-repeated="11"/>
        </table:table-row>
        <table:table-row table:style-name="ro1">
          <table:table-cell office:value-type="float" office:value="1042855">
            <text:p>1042855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715020">
            <text:p>4715020</text:p>
          </table:table-cell>
          <table:table-cell office:value-type="float" office:value="4720.81">
            <text:p>4720,81</text:p>
          </table:table-cell>
          <table:table-cell office:value-type="float" office:value="11.39">
            <text:p>11,3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41383">
            <text:p>1941383</text:p>
          </table:table-cell>
          <table:table-cell office:value-type="float" office:value="1293.32">
            <text:p>1293,32</text:p>
          </table:table-cell>
          <table:table-cell office:value-type="float" office:value="17.85">
            <text:p>17,85</text:p>
          </table:table-cell>
          <table:table-cell table:number-columns-repeated="11"/>
        </table:table-row>
        <table:table-row table:style-name="ro1">
          <table:table-cell office:value-type="float" office:value="1039232">
            <text:p>1039232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338417">
            <text:p>3338417</text:p>
          </table:table-cell>
          <table:table-cell office:value-type="float" office:value="2724.13">
            <text:p>2724,13</text:p>
          </table:table-cell>
          <table:table-cell office:value-type="float" office:value="13.78">
            <text:p>13,7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43519.5">
            <text:p>1843519,5</text:p>
          </table:table-cell>
          <table:table-cell office:value-type="float" office:value="1179.93">
            <text:p>1179,93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1035817">
            <text:p>1035817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51755">
            <text:p>3851755</text:p>
          </table:table-cell>
          <table:table-cell office:value-type="float" office:value="3721.32">
            <text:p>3721,32</text:p>
          </table:table-cell>
          <table:table-cell office:value-type="float" office:value="12.42">
            <text:p>12,4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85727.38">
            <text:p>1885727,38</text:p>
          </table:table-cell>
          <table:table-cell office:value-type="float" office:value="1234.29">
            <text:p>1234,29</text:p>
          </table:table-cell>
          <table:table-cell office:value-type="float" office:value="17.96">
            <text:p>17,96</text:p>
          </table:table-cell>
          <table:table-cell table:number-columns-repeated="11"/>
        </table:table-row>
        <table:table-row table:style-name="ro1">
          <table:table-cell office:value-type="float" office:value="1032952">
            <text:p>1032952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346317">
            <text:p>4346317</text:p>
          </table:table-cell>
          <table:table-cell office:value-type="float" office:value="4293.3">
            <text:p>4293,3</text:p>
          </table:table-cell>
          <table:table-cell office:value-type="float" office:value="11.8">
            <text:p>11,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38636.38">
            <text:p>1938636,38</text:p>
          </table:table-cell>
          <table:table-cell office:value-type="float" office:value="1270.82">
            <text:p>1270,82</text:p>
          </table:table-cell>
          <table:table-cell office:value-type="float" office:value="17.91">
            <text:p>17,91</text:p>
          </table:table-cell>
          <table:table-cell table:number-columns-repeated="11"/>
        </table:table-row>
        <table:table-row table:style-name="ro1">
          <table:table-cell office:value-type="float" office:value="1029979">
            <text:p>1029979</text:p>
          </table:table-cell>
          <table:table-cell table:number-columns-repeated="14"/>
        </table:table-row>
        <table:table-row table:style-name="ro1">
          <table:table-cell office:value-type="float" office:value="2.454">
            <text:p>2,454</text:p>
          </table:table-cell>
          <table:table-cell table:number-columns-repeated="1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910418">
            <text:p>5910418</text:p>
          </table:table-cell>
          <table:table-cell office:value-type="float" office:value="6102.29">
            <text:p>6102,29</text:p>
          </table:table-cell>
          <table:table-cell office:value-type="float" office:value="10.28">
            <text:p>10,2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34590.38">
            <text:p>2034590,38</text:p>
          </table:table-cell>
          <table:table-cell office:value-type="float" office:value="1391.21">
            <text:p>1391,21</text:p>
          </table:table-cell>
          <table:table-cell office:value-type="float" office:value="17.57">
            <text:p>17,57</text:p>
          </table:table-cell>
          <table:table-cell table:number-columns-repeated="11"/>
        </table:table-row>
        <table:table-row table:style-name="ro1">
          <table:table-cell office:value-type="float" office:value="1026957">
            <text:p>1026957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333895">
            <text:p>3333895</text:p>
          </table:table-cell>
          <table:table-cell office:value-type="float" office:value="2714.66">
            <text:p>2714,66</text:p>
          </table:table-cell>
          <table:table-cell office:value-type="float" office:value="13.79">
            <text:p>13,7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41323.88">
            <text:p>1841323,88</text:p>
          </table:table-cell>
          <table:table-cell office:value-type="float" office:value="1184.77">
            <text:p>1184,77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1024138">
            <text:p>1024138</text:p>
          </table:table-cell>
          <table:table-cell table:number-columns-repeated="14"/>
        </table:table-row>
        <table:table-row table:style-name="ro1">
          <table:table-cell office:value-type="float" office:value="3.375">
            <text:p>3,375</text:p>
          </table:table-cell>
          <table:table-cell table:number-columns-repeated="1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414791">
            <text:p>3414791</text:p>
          </table:table-cell>
          <table:table-cell office:value-type="float" office:value="2983.71">
            <text:p>2983,71</text:p>
          </table:table-cell>
          <table:table-cell office:value-type="float" office:value="13.38">
            <text:p>13,3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92301.25">
            <text:p>1892301,25</text:p>
          </table:table-cell>
          <table:table-cell office:value-type="float" office:value="1213.3">
            <text:p>1213,3</text:p>
          </table:table-cell>
          <table:table-cell office:value-type="float" office:value="18.04">
            <text:p>18,04</text:p>
          </table:table-cell>
          <table:table-cell table:number-columns-repeated="11"/>
        </table:table-row>
        <table:table-row table:style-name="ro1">
          <table:table-cell office:value-type="float" office:value="1021142">
            <text:p>1021142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06992">
            <text:p>4006992</text:p>
          </table:table-cell>
          <table:table-cell office:value-type="float" office:value="3880.13">
            <text:p>3880,13</text:p>
          </table:table-cell>
          <table:table-cell office:value-type="float" office:value="12.24">
            <text:p>12,2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23768.38">
            <text:p>1923768,38</text:p>
          </table:table-cell>
          <table:table-cell office:value-type="float" office:value="1259.67">
            <text:p>1259,67</text:p>
          </table:table-cell>
          <table:table-cell office:value-type="float" office:value="17.85">
            <text:p>17,85</text:p>
          </table:table-cell>
          <table:table-cell table:number-columns-repeated="11"/>
        </table:table-row>
        <table:table-row table:style-name="ro1">
          <table:table-cell office:value-type="float" office:value="1016888">
            <text:p>1016888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7">
            <text:p>1,4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379119">
            <text:p>5379119</text:p>
          </table:table-cell>
          <table:table-cell office:value-type="float" office:value="5473.5">
            <text:p>5473,5</text:p>
          </table:table-cell>
          <table:table-cell office:value-type="float" office:value="10.75">
            <text:p>10,7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04533.88">
            <text:p>2004533,88</text:p>
          </table:table-cell>
          <table:table-cell office:value-type="float" office:value="1359.97">
            <text:p>1359,97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float" office:value="1013819">
            <text:p>1013819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028517">
            <text:p>6028517</text:p>
          </table:table-cell>
          <table:table-cell office:value-type="float" office:value="6230.63">
            <text:p>6230,63</text:p>
          </table:table-cell>
          <table:table-cell office:value-type="float" office:value="10.19">
            <text:p>10,1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58821.63">
            <text:p>2058821,63</text:p>
          </table:table-cell>
          <table:table-cell office:value-type="float" office:value="1416.49">
            <text:p>1416,49</text:p>
          </table:table-cell>
          <table:table-cell office:value-type="float" office:value="17.59">
            <text:p>17,59</text:p>
          </table:table-cell>
          <table:table-cell table:number-columns-repeated="11"/>
        </table:table-row>
        <table:table-row table:style-name="ro1">
          <table:table-cell office:value-type="float" office:value="1013025">
            <text:p>1013025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4">
            <text:p>1,6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369974">
            <text:p>3369974</text:p>
          </table:table-cell>
          <table:table-cell office:value-type="float" office:value="2737.68">
            <text:p>2737,68</text:p>
          </table:table-cell>
          <table:table-cell office:value-type="float" office:value="13.76">
            <text:p>13,7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877521">
            <text:p>1877521</text:p>
          </table:table-cell>
          <table:table-cell office:value-type="float" office:value="1195.55">
            <text:p>1195,55</text:p>
          </table:table-cell>
          <table:table-cell office:value-type="float" office:value="17.99">
            <text:p>17,99</text:p>
          </table:table-cell>
          <table:table-cell table:number-columns-repeated="11"/>
        </table:table-row>
        <table:table-row table:style-name="ro1">
          <table:table-cell office:value-type="float" office:value="1009550">
            <text:p>1009550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427014">
            <text:p>3427014</text:p>
          </table:table-cell>
          <table:table-cell office:value-type="float" office:value="2887.25">
            <text:p>2887,25</text:p>
          </table:table-cell>
          <table:table-cell office:value-type="float" office:value="13.53">
            <text:p>13,5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03427">
            <text:p>1903427</text:p>
          </table:table-cell>
          <table:table-cell office:value-type="float" office:value="1222.55">
            <text:p>1222,55</text:p>
          </table:table-cell>
          <table:table-cell office:value-type="float" office:value="17.94">
            <text:p>17,94</text:p>
          </table:table-cell>
          <table:table-cell table:number-columns-repeated="11"/>
        </table:table-row>
        <table:table-row table:style-name="ro1">
          <table:table-cell office:value-type="float" office:value="1006946">
            <text:p>1006946</text:p>
          </table:table-cell>
          <table:table-cell table:number-columns-repeated="14"/>
        </table:table-row>
        <table:table-row table:style-name="ro1">
          <table:table-cell office:value-type="float" office:value="2.891">
            <text:p>2,891</text:p>
          </table:table-cell>
          <table:table-cell table:number-columns-repeated="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916584">
            <text:p>3916584</text:p>
          </table:table-cell>
          <table:table-cell office:value-type="float" office:value="3782.81">
            <text:p>3782,81</text:p>
          </table:table-cell>
          <table:table-cell office:value-type="float" office:value="12.35">
            <text:p>12,3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36800.13">
            <text:p>1936800,13</text:p>
          </table:table-cell>
          <table:table-cell office:value-type="float" office:value="1268.27">
            <text:p>1268,27</text:p>
          </table:table-cell>
          <table:table-cell office:value-type="float" office:value="17.88">
            <text:p>17,88</text:p>
          </table:table-cell>
          <table:table-cell table:number-columns-repeated="11"/>
        </table:table-row>
        <table:table-row table:style-name="ro1">
          <table:table-cell office:value-type="float" office:value="1005105">
            <text:p>1005105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78">
            <text:p>2,07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403180">
            <text:p>4403180</text:p>
          </table:table-cell>
          <table:table-cell office:value-type="float" office:value="4371.3">
            <text:p>4371,3</text:p>
          </table:table-cell>
          <table:table-cell office:value-type="float" office:value="11.72">
            <text:p>11,7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83361">
            <text:p>1983361</text:p>
          </table:table-cell>
          <table:table-cell office:value-type="float" office:value="1309.56">
            <text:p>1309,56</text:p>
          </table:table-cell>
          <table:table-cell office:value-type="float" office:value="17.7">
            <text:p>17,7</text:p>
          </table:table-cell>
          <table:table-cell table:number-columns-repeated="11"/>
        </table:table-row>
        <table:table-row table:style-name="ro1">
          <table:table-cell office:value-type="float" office:value="1001433">
            <text:p>1001433</text:p>
          </table:table-cell>
          <table:table-cell table:number-columns-repeated="14"/>
        </table:table-row>
        <table:table-row table:style-name="ro1">
          <table:table-cell office:value-type="float" office:value="2.39">
            <text:p>2,39</text:p>
          </table:table-cell>
          <table:table-cell table:number-columns-repeated="14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950994">
            <text:p>5950994</text:p>
          </table:table-cell>
          <table:table-cell office:value-type="float" office:value="6119.13">
            <text:p>6119,13</text:p>
          </table:table-cell>
          <table:table-cell office:value-type="float" office:value="10.26">
            <text:p>10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87860.75">
            <text:p>2087860,75</text:p>
          </table:table-cell>
          <table:table-cell office:value-type="float" office:value="1417.98">
            <text:p>1417,98</text:p>
          </table:table-cell>
          <table:table-cell office:value-type="float" office:value="17.51">
            <text:p>17,51</text:p>
          </table:table-cell>
          <table:table-cell table:number-columns-repeated="11"/>
        </table:table-row>
        <table:table-row table:style-name="ro1">
          <table:table-cell office:value-type="float" office:value="998600">
            <text:p>998600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821489">
            <text:p>4821489</text:p>
          </table:table-cell>
          <table:table-cell office:value-type="float" office:value="4812.12">
            <text:p>4812,12</text:p>
          </table:table-cell>
          <table:table-cell office:value-type="float" office:value="11.31">
            <text:p>11,3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07007.88">
            <text:p>2007007,88</text:p>
          </table:table-cell>
          <table:table-cell office:value-type="float" office:value="1340.28">
            <text:p>1340,28</text:p>
          </table:table-cell>
          <table:table-cell office:value-type="float" office:value="17.7">
            <text:p>17,7</text:p>
          </table:table-cell>
          <table:table-cell table:number-columns-repeated="11"/>
        </table:table-row>
        <table:table-row table:style-name="ro1">
          <table:table-cell office:value-type="float" office:value="994172">
            <text:p>994172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422212">
            <text:p>3422212</text:p>
          </table:table-cell>
          <table:table-cell office:value-type="float" office:value="2781.97">
            <text:p>2781,97</text:p>
          </table:table-cell>
          <table:table-cell office:value-type="float" office:value="13.69">
            <text:p>13,6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32438.38">
            <text:p>1932438,38</text:p>
          </table:table-cell>
          <table:table-cell office:value-type="float" office:value="1217.04">
            <text:p>1217,04</text:p>
          </table:table-cell>
          <table:table-cell office:value-type="float" office:value="17.92">
            <text:p>17,92</text:p>
          </table:table-cell>
          <table:table-cell table:number-columns-repeated="11"/>
        </table:table-row>
        <table:table-row table:style-name="ro1">
          <table:table-cell office:value-type="float" office:value="991240">
            <text:p>991240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58069">
            <text:p>3858069</text:p>
          </table:table-cell>
          <table:table-cell office:value-type="float" office:value="3697.96">
            <text:p>3697,96</text:p>
          </table:table-cell>
          <table:table-cell office:value-type="float" office:value="12.45">
            <text:p>12,4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56018.38">
            <text:p>1956018,38</text:p>
          </table:table-cell>
          <table:table-cell office:value-type="float" office:value="1265">
            <text:p>1265</text:p>
          </table:table-cell>
          <table:table-cell office:value-type="float" office:value="17.84">
            <text:p>17,84</text:p>
          </table:table-cell>
          <table:table-cell table:number-columns-repeated="11"/>
        </table:table-row>
        <table:table-row table:style-name="ro1">
          <table:table-cell office:value-type="float" office:value="988306">
            <text:p>988306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181002">
            <text:p>4181002</text:p>
          </table:table-cell>
          <table:table-cell office:value-type="float" office:value="4089.4">
            <text:p>4089,4</text:p>
          </table:table-cell>
          <table:table-cell office:value-type="float" office:value="12.01">
            <text:p>12,0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93849.88">
            <text:p>1993849,88</text:p>
          </table:table-cell>
          <table:table-cell office:value-type="float" office:value="1302.11">
            <text:p>1302,11</text:p>
          </table:table-cell>
          <table:table-cell office:value-type="float" office:value="17.8">
            <text:p>17,8</text:p>
          </table:table-cell>
          <table:table-cell table:number-columns-repeated="11"/>
        </table:table-row>
        <table:table-row table:style-name="ro1">
          <table:table-cell office:value-type="float" office:value="986638">
            <text:p>986638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767982">
            <text:p>5767982</text:p>
          </table:table-cell>
          <table:table-cell office:value-type="float" office:value="5921.17">
            <text:p>5921,17</text:p>
          </table:table-cell>
          <table:table-cell office:value-type="float" office:value="10.41">
            <text:p>10,4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82887.63">
            <text:p>2082887,63</text:p>
          </table:table-cell>
          <table:table-cell office:value-type="float" office:value="1413.61">
            <text:p>1413,61</text:p>
          </table:table-cell>
          <table:table-cell office:value-type="float" office:value="17.48">
            <text:p>17,48</text:p>
          </table:table-cell>
          <table:table-cell table:number-columns-repeated="11"/>
        </table:table-row>
        <table:table-row table:style-name="ro1">
          <table:table-cell office:value-type="float" office:value="984438">
            <text:p>984438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800593">
            <text:p>6800593</text:p>
          </table:table-cell>
          <table:table-cell office:value-type="float" office:value="7089">
            <text:p>7089</text:p>
          </table:table-cell>
          <table:table-cell office:value-type="float" office:value="9.62">
            <text:p>9,6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58396.5">
            <text:p>2158396,5</text:p>
          </table:table-cell>
          <table:table-cell office:value-type="float" office:value="1475.88">
            <text:p>1475,88</text:p>
          </table:table-cell>
          <table:table-cell office:value-type="float" office:value="17.39">
            <text:p>17,39</text:p>
          </table:table-cell>
          <table:table-cell table:number-columns-repeated="11"/>
        </table:table-row>
        <table:table-row table:style-name="ro1">
          <table:table-cell office:value-type="float" office:value="978746">
            <text:p>978746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441129">
            <text:p>3441129</text:p>
          </table:table-cell>
          <table:table-cell office:value-type="float" office:value="2791.16">
            <text:p>2791,16</text:p>
          </table:table-cell>
          <table:table-cell office:value-type="float" office:value="13.67">
            <text:p>13,6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11918.88">
            <text:p>1911918,88</text:p>
          </table:table-cell>
          <table:table-cell office:value-type="float" office:value="1224.17">
            <text:p>1224,17</text:p>
          </table:table-cell>
          <table:table-cell office:value-type="float" office:value="17.97">
            <text:p>17,97</text:p>
          </table:table-cell>
          <table:table-cell table:number-columns-repeated="11"/>
        </table:table-row>
        <table:table-row table:style-name="ro1">
          <table:table-cell office:value-type="float" office:value="975863">
            <text:p>975863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57204">
            <text:p>3557204</text:p>
          </table:table-cell>
          <table:table-cell office:value-type="float" office:value="3063.29">
            <text:p>3063,29</text:p>
          </table:table-cell>
          <table:table-cell office:value-type="float" office:value="13.27">
            <text:p>13,2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53524.75">
            <text:p>1953524,75</text:p>
          </table:table-cell>
          <table:table-cell office:value-type="float" office:value="1254.78">
            <text:p>1254,78</text:p>
          </table:table-cell>
          <table:table-cell office:value-type="float" office:value="17.96">
            <text:p>17,96</text:p>
          </table:table-cell>
          <table:table-cell table:number-columns-repeated="11"/>
        </table:table-row>
        <table:table-row table:style-name="ro1">
          <table:table-cell office:value-type="float" office:value="972740">
            <text:p>972740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58808">
            <text:p>4058808</text:p>
          </table:table-cell>
          <table:table-cell office:value-type="float" office:value="3913.64">
            <text:p>3913,64</text:p>
          </table:table-cell>
          <table:table-cell office:value-type="float" office:value="12.2">
            <text:p>12,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00230.25">
            <text:p>2000230,25</text:p>
          </table:table-cell>
          <table:table-cell office:value-type="float" office:value="1300.03">
            <text:p>1300,03</text:p>
          </table:table-cell>
          <table:table-cell office:value-type="float" office:value="17.7">
            <text:p>17,7</text:p>
          </table:table-cell>
          <table:table-cell table:number-columns-repeated="11"/>
        </table:table-row>
        <table:table-row table:style-name="ro1">
          <table:table-cell office:value-type="float" office:value="970403">
            <text:p>970403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446825">
            <text:p>5446825</text:p>
          </table:table-cell>
          <table:table-cell office:value-type="float" office:value="5523.22">
            <text:p>5523,22</text:p>
          </table:table-cell>
          <table:table-cell office:value-type="float" office:value="10.71">
            <text:p>10,7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96436.13">
            <text:p>2096436,13</text:p>
          </table:table-cell>
          <table:table-cell office:value-type="float" office:value="1402.98">
            <text:p>1402,98</text:p>
          </table:table-cell>
          <table:table-cell office:value-type="float" office:value="17.52">
            <text:p>17,52</text:p>
          </table:table-cell>
          <table:table-cell table:number-columns-repeated="11"/>
        </table:table-row>
        <table:table-row table:style-name="ro1">
          <table:table-cell office:value-type="float" office:value="965249">
            <text:p>965249</text:p>
          </table:table-cell>
          <table:table-cell table:number-columns-repeated="14"/>
        </table:table-row>
        <table:table-row table:style-name="ro1">
          <table:table-cell office:value-type="float" office:value="2.438">
            <text:p>2,438</text:p>
          </table:table-cell>
          <table:table-cell table:number-columns-repeated="1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968124">
            <text:p>5968124</text:p>
          </table:table-cell>
          <table:table-cell office:value-type="float" office:value="6128.78">
            <text:p>6128,78</text:p>
          </table:table-cell>
          <table:table-cell office:value-type="float" office:value="10.26">
            <text:p>10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29680.25">
            <text:p>2129680,25</text:p>
          </table:table-cell>
          <table:table-cell office:value-type="float" office:value="1448.17">
            <text:p>1448,17</text:p>
          </table:table-cell>
          <table:table-cell office:value-type="float" office:value="17.44">
            <text:p>17,44</text:p>
          </table:table-cell>
          <table:table-cell table:number-columns-repeated="11"/>
        </table:table-row>
        <table:table-row table:style-name="ro1">
          <table:table-cell office:value-type="float" office:value="963311">
            <text:p>963311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993706">
            <text:p>6993706</text:p>
          </table:table-cell>
          <table:table-cell office:value-type="float" office:value="7286.87">
            <text:p>7286,87</text:p>
          </table:table-cell>
          <table:table-cell office:value-type="float" office:value="9.51">
            <text:p>9,5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00295.25">
            <text:p>2200295,25</text:p>
          </table:table-cell>
          <table:table-cell office:value-type="float" office:value="1516.15">
            <text:p>1516,15</text:p>
          </table:table-cell>
          <table:table-cell office:value-type="float" office:value="17.24">
            <text:p>17,24</text:p>
          </table:table-cell>
          <table:table-cell table:number-columns-repeated="11"/>
        </table:table-row>
        <table:table-row table:style-name="ro1">
          <table:table-cell office:value-type="float" office:value="960657">
            <text:p>960657</text:p>
          </table:table-cell>
          <table:table-cell table:number-columns-repeated="14"/>
        </table:table-row>
        <table:table-row table:style-name="ro1">
          <table:table-cell office:value-type="float" office:value="2.422">
            <text:p>2,422</text:p>
          </table:table-cell>
          <table:table-cell table:number-columns-repeated="1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48799">
            <text:p>3548799</text:p>
          </table:table-cell>
          <table:table-cell office:value-type="float" office:value="2886.27">
            <text:p>2886,27</text:p>
          </table:table-cell>
          <table:table-cell office:value-type="float" office:value="13.53">
            <text:p>13,5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68696.5">
            <text:p>1968696,5</text:p>
          </table:table-cell>
          <table:table-cell office:value-type="float" office:value="1249.29">
            <text:p>1249,29</text:p>
          </table:table-cell>
          <table:table-cell office:value-type="float" office:value="17.83">
            <text:p>17,83</text:p>
          </table:table-cell>
          <table:table-cell table:number-columns-repeated="11"/>
        </table:table-row>
        <table:table-row table:style-name="ro1">
          <table:table-cell office:value-type="float" office:value="958160">
            <text:p>958160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5">
            <text:p>1,26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48299">
            <text:p>3648299</text:p>
          </table:table-cell>
          <table:table-cell office:value-type="float" office:value="3183.79">
            <text:p>3183,79</text:p>
          </table:table-cell>
          <table:table-cell office:value-type="float" office:value="13.1">
            <text:p>13,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94158.75">
            <text:p>1994158,75</text:p>
          </table:table-cell>
          <table:table-cell office:value-type="float" office:value="1280.7">
            <text:p>1280,7</text:p>
          </table:table-cell>
          <table:table-cell office:value-type="float" office:value="17.78">
            <text:p>17,78</text:p>
          </table:table-cell>
          <table:table-cell table:number-columns-repeated="11"/>
        </table:table-row>
        <table:table-row table:style-name="ro1">
          <table:table-cell office:value-type="float" office:value="953940">
            <text:p>953940</text:p>
          </table:table-cell>
          <table:table-cell table:number-columns-repeated="14"/>
        </table:table-row>
        <table:table-row table:style-name="ro1">
          <table:table-cell office:value-type="float" office:value="2.406">
            <text:p>2,406</text:p>
          </table:table-cell>
          <table:table-cell table:number-columns-repeated="1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5">
            <text:p>1,26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117795">
            <text:p>4117795</text:p>
          </table:table-cell>
          <table:table-cell office:value-type="float" office:value="4011.65">
            <text:p>4011,65</text:p>
          </table:table-cell>
          <table:table-cell office:value-type="float" office:value="12.1">
            <text:p>12,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02851.38">
            <text:p>2002851,38</text:p>
          </table:table-cell>
          <table:table-cell office:value-type="float" office:value="1330.15">
            <text:p>1330,15</text:p>
          </table:table-cell>
          <table:table-cell office:value-type="float" office:value="17.7">
            <text:p>17,7</text:p>
          </table:table-cell>
          <table:table-cell table:number-columns-repeated="11"/>
        </table:table-row>
        <table:table-row table:style-name="ro1">
          <table:table-cell office:value-type="float" office:value="951315">
            <text:p>951315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600251">
            <text:p>5600251</text:p>
          </table:table-cell>
          <table:table-cell office:value-type="float" office:value="5658.98">
            <text:p>5658,98</text:p>
          </table:table-cell>
          <table:table-cell office:value-type="float" office:value="10.6">
            <text:p>10,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43686.5">
            <text:p>2143686,5</text:p>
          </table:table-cell>
          <table:table-cell office:value-type="float" office:value="1434.99">
            <text:p>1434,99</text:p>
          </table:table-cell>
          <table:table-cell office:value-type="float" office:value="17.39">
            <text:p>17,39</text:p>
          </table:table-cell>
          <table:table-cell table:number-columns-repeated="11"/>
        </table:table-row>
        <table:table-row table:style-name="ro1">
          <table:table-cell office:value-type="float" office:value="948400">
            <text:p>948400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153842">
            <text:p>6153842</text:p>
          </table:table-cell>
          <table:table-cell office:value-type="float" office:value="6304.49">
            <text:p>6304,49</text:p>
          </table:table-cell>
          <table:table-cell office:value-type="float" office:value="10.13">
            <text:p>10,1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66078">
            <text:p>2166078</text:p>
          </table:table-cell>
          <table:table-cell office:value-type="float" office:value="1475.07">
            <text:p>1475,07</text:p>
          </table:table-cell>
          <table:table-cell office:value-type="float" office:value="17.33">
            <text:p>17,33</text:p>
          </table:table-cell>
          <table:table-cell table:number-columns-repeated="11"/>
        </table:table-row>
        <table:table-row table:style-name="ro1">
          <table:table-cell office:value-type="float" office:value="945941">
            <text:p>945941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059066">
            <text:p>7059066</text:p>
          </table:table-cell>
          <table:table-cell office:value-type="float" office:value="7346.44">
            <text:p>7346,44</text:p>
          </table:table-cell>
          <table:table-cell office:value-type="float" office:value="9.47">
            <text:p>9,4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20944.5">
            <text:p>2220944,5</text:p>
          </table:table-cell>
          <table:table-cell office:value-type="float" office:value="1535.16">
            <text:p>1535,16</text:p>
          </table:table-cell>
          <table:table-cell office:value-type="float" office:value="17.26">
            <text:p>17,26</text:p>
          </table:table-cell>
          <table:table-cell table:number-columns-repeated="11"/>
        </table:table-row>
        <table:table-row table:style-name="ro1">
          <table:table-cell office:value-type="float" office:value="942587">
            <text:p>942587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574360">
            <text:p>3574360</text:p>
          </table:table-cell>
          <table:table-cell office:value-type="float" office:value="2904.47">
            <text:p>2904,47</text:p>
          </table:table-cell>
          <table:table-cell office:value-type="float" office:value="13.5">
            <text:p>13,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1998881.88">
            <text:p>1998881,88</text:p>
          </table:table-cell>
          <table:table-cell office:value-type="float" office:value="1261.52">
            <text:p>1261,52</text:p>
          </table:table-cell>
          <table:table-cell office:value-type="float" office:value="17.73">
            <text:p>17,73</text:p>
          </table:table-cell>
          <table:table-cell table:number-columns-repeated="11"/>
        </table:table-row>
        <table:table-row table:style-name="ro1">
          <table:table-cell office:value-type="float" office:value="939836">
            <text:p>939836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09">
            <text:p>1,609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01615">
            <text:p>3701615</text:p>
          </table:table-cell>
          <table:table-cell office:value-type="float" office:value="3156.59">
            <text:p>3156,59</text:p>
          </table:table-cell>
          <table:table-cell office:value-type="float" office:value="13.14">
            <text:p>13,1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25541.75">
            <text:p>2025541,75</text:p>
          </table:table-cell>
          <table:table-cell office:value-type="float" office:value="1300.7">
            <text:p>1300,7</text:p>
          </table:table-cell>
          <table:table-cell office:value-type="float" office:value="17.65">
            <text:p>17,65</text:p>
          </table:table-cell>
          <table:table-cell table:number-columns-repeated="11"/>
        </table:table-row>
        <table:table-row table:style-name="ro1">
          <table:table-cell office:value-type="float" office:value="937765">
            <text:p>937765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78582">
            <text:p>4078582</text:p>
          </table:table-cell>
          <table:table-cell office:value-type="float" office:value="3903.48">
            <text:p>3903,48</text:p>
          </table:table-cell>
          <table:table-cell office:value-type="float" office:value="12.22">
            <text:p>12,2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49891.5">
            <text:p>2049891,5</text:p>
          </table:table-cell>
          <table:table-cell office:value-type="float" office:value="1332.92">
            <text:p>1332,92</text:p>
          </table:table-cell>
          <table:table-cell office:value-type="float" office:value="17.61">
            <text:p>17,61</text:p>
          </table:table-cell>
          <table:table-cell table:number-columns-repeated="11"/>
        </table:table-row>
        <table:table-row table:style-name="ro1">
          <table:table-cell office:value-type="float" office:value="935233">
            <text:p>935233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555628">
            <text:p>4555628</text:p>
          </table:table-cell>
          <table:table-cell office:value-type="float" office:value="4458.97">
            <text:p>4458,97</text:p>
          </table:table-cell>
          <table:table-cell office:value-type="float" office:value="11.64">
            <text:p>11,6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92644.13">
            <text:p>2092644,13</text:p>
          </table:table-cell>
          <table:table-cell office:value-type="float" office:value="1371.16">
            <text:p>1371,16</text:p>
          </table:table-cell>
          <table:table-cell office:value-type="float" office:value="17.57">
            <text:p>17,57</text:p>
          </table:table-cell>
          <table:table-cell table:number-columns-repeated="11"/>
        </table:table-row>
        <table:table-row table:style-name="ro1">
          <table:table-cell office:value-type="float" office:value="933520">
            <text:p>933520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006338">
            <text:p>6006338</text:p>
          </table:table-cell>
          <table:table-cell office:value-type="float" office:value="6125.92">
            <text:p>6125,92</text:p>
          </table:table-cell>
          <table:table-cell office:value-type="float" office:value="10.26">
            <text:p>10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78395.5">
            <text:p>2178395,5</text:p>
          </table:table-cell>
          <table:table-cell office:value-type="float" office:value="1474.48">
            <text:p>1474,48</text:p>
          </table:table-cell>
          <table:table-cell office:value-type="float" office:value="17.26">
            <text:p>17,26</text:p>
          </table:table-cell>
          <table:table-cell table:number-columns-repeated="11"/>
        </table:table-row>
        <table:table-row table:style-name="ro1">
          <table:table-cell office:value-type="float" office:value="931897">
            <text:p>931897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051277">
            <text:p>7051277</text:p>
          </table:table-cell>
          <table:table-cell office:value-type="float" office:value="7303.68">
            <text:p>7303,68</text:p>
          </table:table-cell>
          <table:table-cell office:value-type="float" office:value="9.5">
            <text:p>9,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48905.5">
            <text:p>2248905,5</text:p>
          </table:table-cell>
          <table:table-cell office:value-type="float" office:value="1538.04">
            <text:p>1538,04</text:p>
          </table:table-cell>
          <table:table-cell office:value-type="float" office:value="17.17">
            <text:p>17,17</text:p>
          </table:table-cell>
          <table:table-cell table:number-columns-repeated="11"/>
        </table:table-row>
        <table:table-row table:style-name="ro1">
          <table:table-cell office:value-type="float" office:value="931328">
            <text:p>931328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347247">
            <text:p>5347247</text:p>
          </table:table-cell>
          <table:table-cell office:value-type="float" office:value="5343.3">
            <text:p>5343,3</text:p>
          </table:table-cell>
          <table:table-cell office:value-type="float" office:value="10.85">
            <text:p>10,8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64343.75">
            <text:p>2164343,75</text:p>
          </table:table-cell>
          <table:table-cell office:value-type="float" office:value="1439.45">
            <text:p>1439,45</text:p>
          </table:table-cell>
          <table:table-cell office:value-type="float" office:value="17.37">
            <text:p>17,37</text:p>
          </table:table-cell>
          <table:table-cell table:number-columns-repeated="11"/>
        </table:table-row>
        <table:table-row table:style-name="ro1">
          <table:table-cell office:value-type="float" office:value="928900">
            <text:p>928900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23871">
            <text:p>3623871</text:p>
          </table:table-cell>
          <table:table-cell office:value-type="float" office:value="2943.76">
            <text:p>2943,76</text:p>
          </table:table-cell>
          <table:table-cell office:value-type="float" office:value="13.44">
            <text:p>13,44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27841.13">
            <text:p>2027841,13</text:p>
          </table:table-cell>
          <table:table-cell office:value-type="float" office:value="1279.01">
            <text:p>1279,01</text:p>
          </table:table-cell>
          <table:table-cell office:value-type="float" office:value="17.77">
            <text:p>17,77</text:p>
          </table:table-cell>
          <table:table-cell table:number-columns-repeated="11"/>
        </table:table-row>
        <table:table-row table:style-name="ro1">
          <table:table-cell office:value-type="float" office:value="925110">
            <text:p>925110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5">
            <text:p>1,26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977938">
            <text:p>3977938</text:p>
          </table:table-cell>
          <table:table-cell office:value-type="float" office:value="3773.23">
            <text:p>3773,23</text:p>
          </table:table-cell>
          <table:table-cell office:value-type="float" office:value="12.36">
            <text:p>12,3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81958.13">
            <text:p>2081958,13</text:p>
          </table:table-cell>
          <table:table-cell office:value-type="float" office:value="1331.92">
            <text:p>1331,92</text:p>
          </table:table-cell>
          <table:table-cell office:value-type="float" office:value="17.55">
            <text:p>17,55</text:p>
          </table:table-cell>
          <table:table-cell table:number-columns-repeated="11"/>
        </table:table-row>
        <table:table-row table:style-name="ro1">
          <table:table-cell office:value-type="float" office:value="925416">
            <text:p>925416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266459">
            <text:p>4266459</text:p>
          </table:table-cell>
          <table:table-cell office:value-type="float" office:value="4097.17">
            <text:p>4097,17</text:p>
          </table:table-cell>
          <table:table-cell office:value-type="float" office:value="12.01">
            <text:p>12,0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05306">
            <text:p>2105306</text:p>
          </table:table-cell>
          <table:table-cell office:value-type="float" office:value="1357.48">
            <text:p>1357,48</text:p>
          </table:table-cell>
          <table:table-cell office:value-type="float" office:value="17.5">
            <text:p>17,5</text:p>
          </table:table-cell>
          <table:table-cell table:number-columns-repeated="11"/>
        </table:table-row>
        <table:table-row table:style-name="ro1">
          <table:table-cell office:value-type="float" office:value="921841">
            <text:p>921841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705066">
            <text:p>5705066</text:p>
          </table:table-cell>
          <table:table-cell office:value-type="float" office:value="5758.08">
            <text:p>5758,08</text:p>
          </table:table-cell>
          <table:table-cell office:value-type="float" office:value="10.53">
            <text:p>10,5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92877.25">
            <text:p>2192877,25</text:p>
          </table:table-cell>
          <table:table-cell office:value-type="float" office:value="1467.08">
            <text:p>1467,08</text:p>
          </table:table-cell>
          <table:table-cell office:value-type="float" office:value="17.32">
            <text:p>17,32</text:p>
          </table:table-cell>
          <table:table-cell table:number-columns-repeated="11"/>
        </table:table-row>
        <table:table-row table:style-name="ro1">
          <table:table-cell office:value-type="float" office:value="918878">
            <text:p>918878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212247">
            <text:p>6212247</text:p>
          </table:table-cell>
          <table:table-cell office:value-type="float" office:value="6358.43">
            <text:p>6358,43</text:p>
          </table:table-cell>
          <table:table-cell office:value-type="float" office:value="10.1">
            <text:p>10,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29504.75">
            <text:p>2229504,75</text:p>
          </table:table-cell>
          <table:table-cell office:value-type="float" office:value="1502.84">
            <text:p>1502,84</text:p>
          </table:table-cell>
          <table:table-cell office:value-type="float" office:value="17.27">
            <text:p>17,27</text:p>
          </table:table-cell>
          <table:table-cell table:number-columns-repeated="11"/>
        </table:table-row>
        <table:table-row table:style-name="ro1">
          <table:table-cell office:value-type="float" office:value="916491">
            <text:p>916491</text:p>
          </table:table-cell>
          <table:table-cell table:number-columns-repeated="14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5">
            <text:p>1,26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066077">
            <text:p>7066077</text:p>
          </table:table-cell>
          <table:table-cell office:value-type="float" office:value="7373.25">
            <text:p>7373,25</text:p>
          </table:table-cell>
          <table:table-cell office:value-type="float" office:value="9.45">
            <text:p>9,4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71514.75">
            <text:p>2271514,75</text:p>
          </table:table-cell>
          <table:table-cell office:value-type="float" office:value="1561.43">
            <text:p>1561,43</text:p>
          </table:table-cell>
          <table:table-cell office:value-type="float" office:value="17.08">
            <text:p>17,08</text:p>
          </table:table-cell>
          <table:table-cell table:number-columns-repeated="11"/>
        </table:table-row>
        <table:table-row table:style-name="ro1">
          <table:table-cell office:value-type="float" office:value="913963">
            <text:p>913963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10256">
            <text:p>3610256</text:p>
          </table:table-cell>
          <table:table-cell office:value-type="float" office:value="2912.73">
            <text:p>2912,73</text:p>
          </table:table-cell>
          <table:table-cell office:value-type="float" office:value="13.49">
            <text:p>13,4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43410.75">
            <text:p>2043410,75</text:p>
          </table:table-cell>
          <table:table-cell office:value-type="float" office:value="1285.22">
            <text:p>1285,22</text:p>
          </table:table-cell>
          <table:table-cell office:value-type="float" office:value="17.66">
            <text:p>17,66</text:p>
          </table:table-cell>
          <table:table-cell table:number-columns-repeated="11"/>
        </table:table-row>
        <table:table-row table:style-name="ro1">
          <table:table-cell office:value-type="float" office:value="912527">
            <text:p>912527</text:p>
          </table:table-cell>
          <table:table-cell table:number-columns-repeated="14"/>
        </table:table-row>
        <table:table-row table:style-name="ro1">
          <table:table-cell office:value-type="float" office:value="2.265">
            <text:p>2,265</text:p>
          </table:table-cell>
          <table:table-cell table:number-columns-repeated="1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661447">
            <text:p>3661447</text:p>
          </table:table-cell>
          <table:table-cell office:value-type="float" office:value="2980.3">
            <text:p>2980,3</text:p>
          </table:table-cell>
          <table:table-cell office:value-type="float" office:value="13.39">
            <text:p>13,3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65552.63">
            <text:p>2065552,63</text:p>
          </table:table-cell>
          <table:table-cell office:value-type="float" office:value="1298.14">
            <text:p>1298,14</text:p>
          </table:table-cell>
          <table:table-cell office:value-type="float" office:value="17.65">
            <text:p>17,65</text:p>
          </table:table-cell>
          <table:table-cell table:number-columns-repeated="11"/>
        </table:table-row>
        <table:table-row table:style-name="ro1">
          <table:table-cell office:value-type="float" office:value="910639">
            <text:p>910639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020783">
            <text:p>4020783</text:p>
          </table:table-cell>
          <table:table-cell office:value-type="float" office:value="3802.33">
            <text:p>3802,33</text:p>
          </table:table-cell>
          <table:table-cell office:value-type="float" office:value="12.33">
            <text:p>12,3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05253.5">
            <text:p>2105253,5</text:p>
          </table:table-cell>
          <table:table-cell office:value-type="float" office:value="1352.17">
            <text:p>1352,17</text:p>
          </table:table-cell>
          <table:table-cell office:value-type="float" office:value="17.56">
            <text:p>17,56</text:p>
          </table:table-cell>
          <table:table-cell table:number-columns-repeated="11"/>
        </table:table-row>
        <table:table-row table:style-name="ro1">
          <table:table-cell office:value-type="float" office:value="909228">
            <text:p>909228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5">
            <text:p>1,26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269646">
            <text:p>4269646</text:p>
          </table:table-cell>
          <table:table-cell office:value-type="float" office:value="4109.55">
            <text:p>4109,55</text:p>
          </table:table-cell>
          <table:table-cell office:value-type="float" office:value="11.99">
            <text:p>11,99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21674.5">
            <text:p>2121674,5</text:p>
          </table:table-cell>
          <table:table-cell office:value-type="float" office:value="1373.76">
            <text:p>1373,76</text:p>
          </table:table-cell>
          <table:table-cell office:value-type="float" office:value="17.42">
            <text:p>17,42</text:p>
          </table:table-cell>
          <table:table-cell table:number-columns-repeated="11"/>
        </table:table-row>
        <table:table-row table:style-name="ro1">
          <table:table-cell office:value-type="float" office:value="906679">
            <text:p>906679</text:p>
          </table:table-cell>
          <table:table-cell table:number-columns-repeated="14"/>
        </table:table-row>
        <table:table-row table:style-name="ro1">
          <table:table-cell office:value-type="float" office:value="2.703">
            <text:p>2,703</text:p>
          </table:table-cell>
          <table:table-cell table:number-columns-repeated="1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5731407">
            <text:p>5731407</text:p>
          </table:table-cell>
          <table:table-cell office:value-type="float" office:value="5767.38">
            <text:p>5767,38</text:p>
          </table:table-cell>
          <table:table-cell office:value-type="float" office:value="10.52">
            <text:p>10,5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34204.5">
            <text:p>2234204,5</text:p>
          </table:table-cell>
          <table:table-cell office:value-type="float" office:value="1479.13">
            <text:p>1479,13</text:p>
          </table:table-cell>
          <table:table-cell office:value-type="float" office:value="17.24">
            <text:p>17,24</text:p>
          </table:table-cell>
          <table:table-cell table:number-columns-repeated="11"/>
        </table:table-row>
        <table:table-row table:style-name="ro1">
          <table:table-cell office:value-type="float" office:value="902633">
            <text:p>902633</text:p>
          </table:table-cell>
          <table:table-cell table:number-columns-repeated="14"/>
        </table:table-row>
        <table:table-row table:style-name="ro1">
          <table:table-cell office:value-type="float" office:value="2.828">
            <text:p>2,828</text:p>
          </table:table-cell>
          <table:table-cell table:number-columns-repeated="1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219745">
            <text:p>6219745</text:p>
          </table:table-cell>
          <table:table-cell office:value-type="float" office:value="6334.59">
            <text:p>6334,59</text:p>
          </table:table-cell>
          <table:table-cell office:value-type="float" office:value="10.11">
            <text:p>10,11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55963">
            <text:p>2255963</text:p>
          </table:table-cell>
          <table:table-cell office:value-type="float" office:value="1519.21">
            <text:p>1519,21</text:p>
          </table:table-cell>
          <table:table-cell office:value-type="float" office:value="17.19">
            <text:p>17,19</text:p>
          </table:table-cell>
          <table:table-cell table:number-columns-repeated="11"/>
        </table:table-row>
        <table:table-row table:style-name="ro1">
          <table:table-cell office:value-type="float" office:value="900467">
            <text:p>900467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106497">
            <text:p>7106497</text:p>
          </table:table-cell>
          <table:table-cell office:value-type="float" office:value="7386.45">
            <text:p>7386,45</text:p>
          </table:table-cell>
          <table:table-cell office:value-type="float" office:value="9.45">
            <text:p>9,4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313693.5">
            <text:p>2313693,5</text:p>
          </table:table-cell>
          <table:table-cell office:value-type="float" office:value="1580.42">
            <text:p>1580,42</text:p>
          </table:table-cell>
          <table:table-cell office:value-type="float" office:value="17.12">
            <text:p>17,12</text:p>
          </table:table-cell>
          <table:table-cell table:number-columns-repeated="11"/>
        </table:table-row>
        <table:table-row table:style-name="ro1">
          <table:table-cell office:value-type="float" office:value="897619">
            <text:p>897619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37">
            <text:p>1,93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917836">
            <text:p>7917836</text:p>
          </table:table-cell>
          <table:table-cell office:value-type="float" office:value="8311.55">
            <text:p>8311,55</text:p>
          </table:table-cell>
          <table:table-cell office:value-type="float" office:value="8.93">
            <text:p>8,9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360649">
            <text:p>2360649</text:p>
          </table:table-cell>
          <table:table-cell office:value-type="float" office:value="1656.44">
            <text:p>1656,44</text:p>
          </table:table-cell>
          <table:table-cell office:value-type="float" office:value="17.03">
            <text:p>17,03</text:p>
          </table:table-cell>
          <table:table-cell table:number-columns-repeated="11"/>
        </table:table-row>
        <table:table-row table:style-name="ro1">
          <table:table-cell office:value-type="float" office:value="895829">
            <text:p>895829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706297">
            <text:p>3706297</text:p>
          </table:table-cell>
          <table:table-cell office:value-type="float" office:value="2994.83">
            <text:p>2994,83</text:p>
          </table:table-cell>
          <table:table-cell office:value-type="float" office:value="13.37">
            <text:p>13,37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085040">
            <text:p>2085040</text:p>
          </table:table-cell>
          <table:table-cell office:value-type="float" office:value="1306.65">
            <text:p>1306,65</text:p>
          </table:table-cell>
          <table:table-cell office:value-type="float" office:value="17.58">
            <text:p>17,58</text:p>
          </table:table-cell>
          <table:table-cell table:number-columns-repeated="11"/>
        </table:table-row>
        <table:table-row table:style-name="ro1">
          <table:table-cell office:value-type="float" office:value="893498">
            <text:p>893498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3801882">
            <text:p>3801882</text:p>
          </table:table-cell>
          <table:table-cell office:value-type="float" office:value="3238.69">
            <text:p>3238,69</text:p>
          </table:table-cell>
          <table:table-cell office:value-type="float" office:value="13.03">
            <text:p>13,03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17835.25">
            <text:p>2117835,25</text:p>
          </table:table-cell>
          <table:table-cell office:value-type="float" office:value="1347.71">
            <text:p>1347,71</text:p>
          </table:table-cell>
          <table:table-cell office:value-type="float" office:value="17.48">
            <text:p>17,48</text:p>
          </table:table-cell>
          <table:table-cell table:number-columns-repeated="11"/>
        </table:table-row>
        <table:table-row table:style-name="ro1">
          <table:table-cell office:value-type="float" office:value="890720">
            <text:p>890720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212785">
            <text:p>4212785</text:p>
          </table:table-cell>
          <table:table-cell office:value-type="float" office:value="4028.71">
            <text:p>4028,71</text:p>
          </table:table-cell>
          <table:table-cell office:value-type="float" office:value="12.08">
            <text:p>12,0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32078.75">
            <text:p>2132078,75</text:p>
          </table:table-cell>
          <table:table-cell office:value-type="float" office:value="1376.36">
            <text:p>1376,36</text:p>
          </table:table-cell>
          <table:table-cell office:value-type="float" office:value="17.46">
            <text:p>17,46</text:p>
          </table:table-cell>
          <table:table-cell table:number-columns-repeated="11"/>
        </table:table-row>
        <table:table-row table:style-name="ro1">
          <table:table-cell office:value-type="float" office:value="888341">
            <text:p>888341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4596763">
            <text:p>4596763</text:p>
          </table:table-cell>
          <table:table-cell office:value-type="float" office:value="4473.4">
            <text:p>4473,4</text:p>
          </table:table-cell>
          <table:table-cell office:value-type="float" office:value="11.62">
            <text:p>11,62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177383.75">
            <text:p>2177383,75</text:p>
          </table:table-cell>
          <table:table-cell office:value-type="float" office:value="1412.57">
            <text:p>1412,57</text:p>
          </table:table-cell>
          <table:table-cell office:value-type="float" office:value="17.41">
            <text:p>17,41</text:p>
          </table:table-cell>
          <table:table-cell table:number-columns-repeated="11"/>
        </table:table-row>
        <table:table-row table:style-name="ro1">
          <table:table-cell office:value-type="float" office:value="885666">
            <text:p>885666</text:p>
          </table:table-cell>
          <table:table-cell table:number-columns-repeated="14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028289">
            <text:p>6028289</text:p>
          </table:table-cell>
          <table:table-cell office:value-type="float" office:value="6118.08">
            <text:p>6118,08</text:p>
          </table:table-cell>
          <table:table-cell office:value-type="float" office:value="10.26">
            <text:p>10,26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262890">
            <text:p>2262890</text:p>
          </table:table-cell>
          <table:table-cell office:value-type="float" office:value="1512.7">
            <text:p>1512,7</text:p>
          </table:table-cell>
          <table:table-cell office:value-type="float" office:value="17.13">
            <text:p>17,13</text:p>
          </table:table-cell>
          <table:table-cell table:number-columns-repeated="11"/>
        </table:table-row>
        <table:table-row table:style-name="ro1">
          <table:table-cell office:value-type="float" office:value="884834">
            <text:p>884834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6567679">
            <text:p>6567679</text:p>
          </table:table-cell>
          <table:table-cell office:value-type="float" office:value="6729.71">
            <text:p>6729,71</text:p>
          </table:table-cell>
          <table:table-cell office:value-type="float" office:value="9.85">
            <text:p>9,85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306869">
            <text:p>2306869</text:p>
          </table:table-cell>
          <table:table-cell office:value-type="float" office:value="1559.56">
            <text:p>1559,56</text:p>
          </table:table-cell>
          <table:table-cell office:value-type="float" office:value="17.05">
            <text:p>17,05</text:p>
          </table:table-cell>
          <table:table-cell table:number-columns-repeated="11"/>
        </table:table-row>
        <table:table-row table:style-name="ro1">
          <table:table-cell office:value-type="float" office:value="881970">
            <text:p>881970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peak</text:p>
          </table:table-cell>
          <table:table-cell office:value-type="float" office:value="7703930">
            <text:p>7703930</text:p>
          </table:table-cell>
          <table:table-cell office:value-type="float" office:value="8040.94">
            <text:p>8040,94</text:p>
          </table:table-cell>
          <table:table-cell office:value-type="float" office:value="9.08">
            <text:p>9,08</text:p>
          </table:table-cell>
          <table:table-cell table:number-columns-repeated="11"/>
        </table:table-row>
        <table:table-row table:style-name="ro1">
          <table:table-cell office:value-type="string">
            <text:p>avrg</text:p>
          </table:table-cell>
          <table:table-cell office:value-type="float" office:value="2391539.75">
            <text:p>2391539,75</text:p>
          </table:table-cell>
          <table:table-cell office:value-type="float" office:value="1648.56">
            <text:p>1648,56</text:p>
          </table:table-cell>
          <table:table-cell office:value-type="float" office:value="16.94">
            <text:p>16,94</text:p>
          </table:table-cell>
          <table:table-cell table:number-columns-repeated="11"/>
        </table:table-row>
        <table:table-row table:style-name="ro1">
          <table:table-cell office:value-type="float" office:value="879393">
            <text:p>879393</text:p>
          </table:table-cell>
          <table:table-cell table:number-columns-repeated="14"/>
        </table:table-row>
      </table:table>
      <table:table table:name="Charts" table:style-name="ta1" table:print="false">
        <table:table-column table:style-name="co5" table:default-cell-style-name="Default"/>
        <table:table-row table:style-name="ro1">
          <table:table-cell>
            <draw:frame table:end-cell-address="Charts.N45" table:end-x="1.478cm" table:end-y="0.346cm" draw:z-index="0" draw:style-name="gr1" draw:text-style-name="P1" svg:width="30.833cm" svg:height="20.217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6.08.2013</text:date>, <text:time>16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6T16:09:16.37</dc:date>
    <meta:generator>OpenOffice/4.0.0$Win32 OpenOffice.org_project/400m3$Build-9702</meta:generator>
    <meta:editing-duration>PT30M45S</meta:editing-duration>
    <meta:editing-cycles>1</meta:editing-cycles>
    <meta:document-statistic meta:table-count="2" meta:cell-count="8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34cm" svg:height="20.218cm" xlink:href="." xlink:type="simple" chart:class="chart:scatter" chart:style-name="ch1">
        <chart:legend chart:legend-position="end" svg:x="28.379cm" svg:y="9.535cm" style:legend-expansion="high" chart:style-name="ch2"/>
        <chart:plot-area chart:style-name="ch3" chart:data-source-has-labels="both" svg:x="1.654cm" svg:y="1.751cm" svg:width="25.493cm" svg:height="17.055cm">
          <chartooo:coordinate-region svg:x="2.275cm" svg:y="1.964cm" svg:width="24.129cm" svg:height="16.169cm"/>
          <chart:axis chart:dimension="x" chart:name="primary-x" chart:style-name="ch4" chartooo:axis-type="auto">
            <chart:title svg:x="12.517cm" svg:y="19.211cm" chart:style-name="ch5">
              <text:p>Compressed size (bytes)</text:p>
            </chart:title>
            <chart:categories table:cell-range-address="local-table.$A$2:.$A$206"/>
          </chart:axis>
          <chart:axis chart:dimension="y" chart:name="primary-y" chart:style-name="ch4">
            <chart:title svg:x="0.451cm" svg:y="11.129cm" chart:style-name="ch6">
              <text:p>PSNR (dB)</text:p>
            </chart:title>
            <chart:grid chart:style-name="ch7" chart:class="major"/>
          </chart:axis>
          <chart:series chart:style-name="ch8" chart:values-cell-range-address="local-table.$C$2:.$C$206" chart:label-cell-address="local-table.$C$1" chart:class="chart:scatter">
            <chart:domain table:cell-range-address="local-table.$B$2:.$B$206"/>
            <chart:data-point chart:repeated="205"/>
          </chart:series>
          <chart:series chart:style-name="ch9" chart:values-cell-range-address="local-table.$E$2:.$E$206" chart:label-cell-address="local-table.$E$1" chart:class="chart:scatter">
            <chart:domain table:cell-range-address="local-table.$D$2:.$D$206"/>
            <chart:data-point chart:repeated="2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n-flat</text:p>
              </table:table-cell>
              <table:table-cell office:value-type="string">
                <text:p/>
              </table:table-cell>
              <table:table-cell office:value-type="string">
                <text:p>fl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7659">
                <text:p>497659</text:p>
              </table:table-cell>
              <table:table-cell office:value-type="float" office:value="14.13">
                <text:p>14.13</text:p>
              </table:table-cell>
              <table:table-cell office:value-type="float" office:value="14509887">
                <text:p>14509887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2087">
                <text:p>722087</text:p>
              </table:table-cell>
              <table:table-cell office:value-type="float" office:value="16.09">
                <text:p>16.09</text:p>
              </table:table-cell>
              <table:table-cell office:value-type="float" office:value="11551542">
                <text:p>11551542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698">
                <text:p>906698</text:p>
              </table:table-cell>
              <table:table-cell office:value-type="float" office:value="17.14">
                <text:p>17.14</text:p>
              </table:table-cell>
              <table:table-cell office:value-type="float" office:value="9723216">
                <text:p>9723216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1379">
                <text:p>1061379</text:p>
              </table:table-cell>
              <table:table-cell office:value-type="float" office:value="18.18">
                <text:p>18.18</text:p>
              </table:table-cell>
              <table:table-cell office:value-type="float" office:value="8523185">
                <text:p>852318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8507">
                <text:p>1198507</text:p>
              </table:table-cell>
              <table:table-cell office:value-type="float" office:value="18.6">
                <text:p>18.6</text:p>
              </table:table-cell>
              <table:table-cell office:value-type="float" office:value="7616529">
                <text:p>7616529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485">
                <text:p>1327485</text:p>
              </table:table-cell>
              <table:table-cell office:value-type="float" office:value="18.85">
                <text:p>18.85</text:p>
              </table:table-cell>
              <table:table-cell office:value-type="float" office:value="6953796">
                <text:p>6953796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033">
                <text:p>1440033</text:p>
              </table:table-cell>
              <table:table-cell office:value-type="float" office:value="19.25">
                <text:p>19.25</text:p>
              </table:table-cell>
              <table:table-cell office:value-type="float" office:value="6422547">
                <text:p>642254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4519">
                <text:p>1534519</text:p>
              </table:table-cell>
              <table:table-cell office:value-type="float" office:value="19.47">
                <text:p>19.47</text:p>
              </table:table-cell>
              <table:table-cell office:value-type="float" office:value="5996249">
                <text:p>5996249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017">
                <text:p>1633017</text:p>
              </table:table-cell>
              <table:table-cell office:value-type="float" office:value="19.69">
                <text:p>19.69</text:p>
              </table:table-cell>
              <table:table-cell office:value-type="float" office:value="5611545">
                <text:p>5611545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4869">
                <text:p>1714869</text:p>
              </table:table-cell>
              <table:table-cell office:value-type="float" office:value="19.97">
                <text:p>19.97</text:p>
              </table:table-cell>
              <table:table-cell office:value-type="float" office:value="5314089">
                <text:p>531408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0976">
                <text:p>1810976</text:p>
              </table:table-cell>
              <table:table-cell office:value-type="float" office:value="20.17">
                <text:p>20.17</text:p>
              </table:table-cell>
              <table:table-cell office:value-type="float" office:value="5076517">
                <text:p>5076517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1901">
                <text:p>1891901</text:p>
              </table:table-cell>
              <table:table-cell office:value-type="float" office:value="20.39">
                <text:p>20.39</text:p>
              </table:table-cell>
              <table:table-cell office:value-type="float" office:value="4856927">
                <text:p>4856927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7026">
                <text:p>1957026</text:p>
              </table:table-cell>
              <table:table-cell office:value-type="float" office:value="20.55">
                <text:p>20.55</text:p>
              </table:table-cell>
              <table:table-cell office:value-type="float" office:value="4669203">
                <text:p>4669203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3559">
                <text:p>2023559</text:p>
              </table:table-cell>
              <table:table-cell office:value-type="float" office:value="20.82">
                <text:p>20.82</text:p>
              </table:table-cell>
              <table:table-cell office:value-type="float" office:value="4502543">
                <text:p>4502543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9390">
                <text:p>2089390</text:p>
              </table:table-cell>
              <table:table-cell office:value-type="float" office:value="20.87">
                <text:p>20.87</text:p>
              </table:table-cell>
              <table:table-cell office:value-type="float" office:value="4343088">
                <text:p>4343088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1698">
                <text:p>2141698</text:p>
              </table:table-cell>
              <table:table-cell office:value-type="float" office:value="21">
                <text:p>21</text:p>
              </table:table-cell>
              <table:table-cell office:value-type="float" office:value="4208793">
                <text:p>420879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9987">
                <text:p>2189987</text:p>
              </table:table-cell>
              <table:table-cell office:value-type="float" office:value="21.08">
                <text:p>21.08</text:p>
              </table:table-cell>
              <table:table-cell office:value-type="float" office:value="4078134">
                <text:p>4078134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8406">
                <text:p>2248406</text:p>
              </table:table-cell>
              <table:table-cell office:value-type="float" office:value="21.21">
                <text:p>21.21</text:p>
              </table:table-cell>
              <table:table-cell office:value-type="float" office:value="3971627">
                <text:p>3971627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9969">
                <text:p>2299969</text:p>
              </table:table-cell>
              <table:table-cell office:value-type="float" office:value="21.35">
                <text:p>21.35</text:p>
              </table:table-cell>
              <table:table-cell office:value-type="float" office:value="3866420">
                <text:p>386642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9076">
                <text:p>2339076</text:p>
              </table:table-cell>
              <table:table-cell office:value-type="float" office:value="21.44">
                <text:p>21.44</text:p>
              </table:table-cell>
              <table:table-cell office:value-type="float" office:value="3774936">
                <text:p>377493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5421">
                <text:p>2395421</text:p>
              </table:table-cell>
              <table:table-cell office:value-type="float" office:value="21.53">
                <text:p>21.53</text:p>
              </table:table-cell>
              <table:table-cell office:value-type="float" office:value="3688210">
                <text:p>3688210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7724">
                <text:p>2447724</text:p>
              </table:table-cell>
              <table:table-cell office:value-type="float" office:value="21.67">
                <text:p>21.67</text:p>
              </table:table-cell>
              <table:table-cell office:value-type="float" office:value="3611861">
                <text:p>361186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2435">
                <text:p>2492435</text:p>
              </table:table-cell>
              <table:table-cell office:value-type="float" office:value="21.78">
                <text:p>21.78</text:p>
              </table:table-cell>
              <table:table-cell office:value-type="float" office:value="3533282">
                <text:p>3533282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3860">
                <text:p>2533860</text:p>
              </table:table-cell>
              <table:table-cell office:value-type="float" office:value="21.81">
                <text:p>21.81</text:p>
              </table:table-cell>
              <table:table-cell office:value-type="float" office:value="3465272">
                <text:p>3465272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8000">
                <text:p>2558000</text:p>
              </table:table-cell>
              <table:table-cell office:value-type="float" office:value="21.88">
                <text:p>21.88</text:p>
              </table:table-cell>
              <table:table-cell office:value-type="float" office:value="3396531">
                <text:p>339653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6536">
                <text:p>2616536</text:p>
              </table:table-cell>
              <table:table-cell office:value-type="float" office:value="22.01">
                <text:p>22.01</text:p>
              </table:table-cell>
              <table:table-cell office:value-type="float" office:value="3340672">
                <text:p>3340672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2717">
                <text:p>2652717</text:p>
              </table:table-cell>
              <table:table-cell office:value-type="float" office:value="22.12">
                <text:p>22.12</text:p>
              </table:table-cell>
              <table:table-cell office:value-type="float" office:value="3283831">
                <text:p>3283831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91039">
                <text:p>2691039</text:p>
              </table:table-cell>
              <table:table-cell office:value-type="float" office:value="22.2">
                <text:p>22.2</text:p>
              </table:table-cell>
              <table:table-cell office:value-type="float" office:value="3224712">
                <text:p>3224712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2708">
                <text:p>2722708</text:p>
              </table:table-cell>
              <table:table-cell office:value-type="float" office:value="22.41">
                <text:p>22.41</text:p>
              </table:table-cell>
              <table:table-cell office:value-type="float" office:value="3166597">
                <text:p>3166597</text:p>
              </table:table-cell>
              <table:table-cell office:value-type="float" office:value="23.17">
                <text:p>23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8658">
                <text:p>2758658</text:p>
              </table:table-cell>
              <table:table-cell office:value-type="float" office:value="22.47">
                <text:p>22.47</text:p>
              </table:table-cell>
              <table:table-cell office:value-type="float" office:value="3113183">
                <text:p>3113183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92354">
                <text:p>2792354</text:p>
              </table:table-cell>
              <table:table-cell office:value-type="float" office:value="22.37">
                <text:p>22.37</text:p>
              </table:table-cell>
              <table:table-cell office:value-type="float" office:value="3063336">
                <text:p>3063336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7172">
                <text:p>2827172</text:p>
              </table:table-cell>
              <table:table-cell office:value-type="float" office:value="22.44">
                <text:p>22.44</text:p>
              </table:table-cell>
              <table:table-cell office:value-type="float" office:value="3017917">
                <text:p>301791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48414">
                <text:p>2848414</text:p>
              </table:table-cell>
              <table:table-cell office:value-type="float" office:value="22.5">
                <text:p>22.5</text:p>
              </table:table-cell>
              <table:table-cell office:value-type="float" office:value="2965746">
                <text:p>2965746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5682">
                <text:p>2885682</text:p>
              </table:table-cell>
              <table:table-cell office:value-type="float" office:value="22.75">
                <text:p>22.75</text:p>
              </table:table-cell>
              <table:table-cell office:value-type="float" office:value="2919252">
                <text:p>2919252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0302">
                <text:p>2920302</text:p>
              </table:table-cell>
              <table:table-cell office:value-type="float" office:value="22.64">
                <text:p>22.64</text:p>
              </table:table-cell>
              <table:table-cell office:value-type="float" office:value="2876768">
                <text:p>287676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44748">
                <text:p>2944748</text:p>
              </table:table-cell>
              <table:table-cell office:value-type="float" office:value="22.69">
                <text:p>22.69</text:p>
              </table:table-cell>
              <table:table-cell office:value-type="float" office:value="2832485">
                <text:p>2832485</text:p>
              </table:table-cell>
              <table:table-cell office:value-type="float" office:value="22.52">
                <text:p>22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2720">
                <text:p>2972720</text:p>
              </table:table-cell>
              <table:table-cell office:value-type="float" office:value="22.72">
                <text:p>22.72</text:p>
              </table:table-cell>
              <table:table-cell office:value-type="float" office:value="2789993">
                <text:p>278999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9131">
                <text:p>2999131</text:p>
              </table:table-cell>
              <table:table-cell office:value-type="float" office:value="22.78">
                <text:p>22.78</text:p>
              </table:table-cell>
              <table:table-cell office:value-type="float" office:value="2747811">
                <text:p>274781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24485">
                <text:p>3024485</text:p>
              </table:table-cell>
              <table:table-cell office:value-type="float" office:value="22.81">
                <text:p>22.81</text:p>
              </table:table-cell>
              <table:table-cell office:value-type="float" office:value="2710841">
                <text:p>2710841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41303">
                <text:p>3041303</text:p>
              </table:table-cell>
              <table:table-cell office:value-type="float" office:value="22.86">
                <text:p>22.86</text:p>
              </table:table-cell>
              <table:table-cell office:value-type="float" office:value="2677229">
                <text:p>267722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88962">
                <text:p>3088962</text:p>
              </table:table-cell>
              <table:table-cell office:value-type="float" office:value="22.97">
                <text:p>22.97</text:p>
              </table:table-cell>
              <table:table-cell office:value-type="float" office:value="2640364">
                <text:p>264036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2211">
                <text:p>3102211</text:p>
              </table:table-cell>
              <table:table-cell office:value-type="float" office:value="22.98">
                <text:p>22.98</text:p>
              </table:table-cell>
              <table:table-cell office:value-type="float" office:value="2607988">
                <text:p>2607988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36969">
                <text:p>3136969</text:p>
              </table:table-cell>
              <table:table-cell office:value-type="float" office:value="23.02">
                <text:p>23.02</text:p>
              </table:table-cell>
              <table:table-cell office:value-type="float" office:value="2574241">
                <text:p>2574241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8710">
                <text:p>3158710</text:p>
              </table:table-cell>
              <table:table-cell office:value-type="float" office:value="23.05">
                <text:p>23.05</text:p>
              </table:table-cell>
              <table:table-cell office:value-type="float" office:value="2543006">
                <text:p>2543006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0052">
                <text:p>3180052</text:p>
              </table:table-cell>
              <table:table-cell office:value-type="float" office:value="23.11">
                <text:p>23.11</text:p>
              </table:table-cell>
              <table:table-cell office:value-type="float" office:value="2513286">
                <text:p>2513286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11799">
                <text:p>3211799</text:p>
              </table:table-cell>
              <table:table-cell office:value-type="float" office:value="23.16">
                <text:p>23.16</text:p>
              </table:table-cell>
              <table:table-cell office:value-type="float" office:value="2484958">
                <text:p>2484958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6857">
                <text:p>3236857</text:p>
              </table:table-cell>
              <table:table-cell office:value-type="float" office:value="23.22">
                <text:p>23.22</text:p>
              </table:table-cell>
              <table:table-cell office:value-type="float" office:value="2458936">
                <text:p>245893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3063">
                <text:p>3253063</text:p>
              </table:table-cell>
              <table:table-cell office:value-type="float" office:value="23.27">
                <text:p>23.27</text:p>
              </table:table-cell>
              <table:table-cell office:value-type="float" office:value="2435182">
                <text:p>2435182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59613">
                <text:p>3259613</text:p>
              </table:table-cell>
              <table:table-cell office:value-type="float" office:value="23.29">
                <text:p>23.29</text:p>
              </table:table-cell>
              <table:table-cell office:value-type="float" office:value="2406896">
                <text:p>240689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61276">
                <text:p>3261276</text:p>
              </table:table-cell>
              <table:table-cell office:value-type="float" office:value="23.3">
                <text:p>23.3</text:p>
              </table:table-cell>
              <table:table-cell office:value-type="float" office:value="2380906">
                <text:p>238090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3505">
                <text:p>3323505</text:p>
              </table:table-cell>
              <table:table-cell office:value-type="float" office:value="23.37">
                <text:p>23.37</text:p>
              </table:table-cell>
              <table:table-cell office:value-type="float" office:value="2358090">
                <text:p>235809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31032">
                <text:p>3331032</text:p>
              </table:table-cell>
              <table:table-cell office:value-type="float" office:value="23.4">
                <text:p>23.4</text:p>
              </table:table-cell>
              <table:table-cell office:value-type="float" office:value="2336583">
                <text:p>2336583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49005">
                <text:p>3349005</text:p>
              </table:table-cell>
              <table:table-cell office:value-type="float" office:value="23.44">
                <text:p>23.44</text:p>
              </table:table-cell>
              <table:table-cell office:value-type="float" office:value="2307221">
                <text:p>2307221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7972">
                <text:p>3377972</text:p>
              </table:table-cell>
              <table:table-cell office:value-type="float" office:value="23.48">
                <text:p>23.48</text:p>
              </table:table-cell>
              <table:table-cell office:value-type="float" office:value="2281979">
                <text:p>228197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06558">
                <text:p>3406558</text:p>
              </table:table-cell>
              <table:table-cell office:value-type="float" office:value="23.5">
                <text:p>23.5</text:p>
              </table:table-cell>
              <table:table-cell office:value-type="float" office:value="2258262">
                <text:p>2258262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28100">
                <text:p>3428100</text:p>
              </table:table-cell>
              <table:table-cell office:value-type="float" office:value="23.56">
                <text:p>23.56</text:p>
              </table:table-cell>
              <table:table-cell office:value-type="float" office:value="2232726">
                <text:p>2232726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52426">
                <text:p>3452426</text:p>
              </table:table-cell>
              <table:table-cell office:value-type="float" office:value="23.62">
                <text:p>23.62</text:p>
              </table:table-cell>
              <table:table-cell office:value-type="float" office:value="2209890">
                <text:p>2209890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9797">
                <text:p>3479797</text:p>
              </table:table-cell>
              <table:table-cell office:value-type="float" office:value="23.66">
                <text:p>23.66</text:p>
              </table:table-cell>
              <table:table-cell office:value-type="float" office:value="2188387">
                <text:p>2188387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7192">
                <text:p>3507192</text:p>
              </table:table-cell>
              <table:table-cell office:value-type="float" office:value="23.7">
                <text:p>23.7</text:p>
              </table:table-cell>
              <table:table-cell office:value-type="float" office:value="2168175">
                <text:p>2168175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30738">
                <text:p>3530738</text:p>
              </table:table-cell>
              <table:table-cell office:value-type="float" office:value="23.75">
                <text:p>23.75</text:p>
              </table:table-cell>
              <table:table-cell office:value-type="float" office:value="2147800">
                <text:p>2147800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65924">
                <text:p>3565924</text:p>
              </table:table-cell>
              <table:table-cell office:value-type="float" office:value="23.8">
                <text:p>23.8</text:p>
              </table:table-cell>
              <table:table-cell office:value-type="float" office:value="2128212">
                <text:p>2128212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5976">
                <text:p>3585976</text:p>
              </table:table-cell>
              <table:table-cell office:value-type="float" office:value="23.83">
                <text:p>23.83</text:p>
              </table:table-cell>
              <table:table-cell office:value-type="float" office:value="2108553">
                <text:p>2108553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4592">
                <text:p>3624592</text:p>
              </table:table-cell>
              <table:table-cell office:value-type="float" office:value="24.1">
                <text:p>24.1</text:p>
              </table:table-cell>
              <table:table-cell office:value-type="float" office:value="2091613">
                <text:p>209161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48228">
                <text:p>3648228</text:p>
              </table:table-cell>
              <table:table-cell office:value-type="float" office:value="24.12">
                <text:p>24.12</text:p>
              </table:table-cell>
              <table:table-cell office:value-type="float" office:value="2073662">
                <text:p>2073662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4538">
                <text:p>3684538</text:p>
              </table:table-cell>
              <table:table-cell office:value-type="float" office:value="24.19">
                <text:p>24.19</text:p>
              </table:table-cell>
              <table:table-cell office:value-type="float" office:value="2049298">
                <text:p>2049298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23655">
                <text:p>3723655</text:p>
              </table:table-cell>
              <table:table-cell office:value-type="float" office:value="24.05">
                <text:p>24.05</text:p>
              </table:table-cell>
              <table:table-cell office:value-type="float" office:value="2031986">
                <text:p>2031986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52066">
                <text:p>3752066</text:p>
              </table:table-cell>
              <table:table-cell office:value-type="float" office:value="24.11">
                <text:p>24.11</text:p>
              </table:table-cell>
              <table:table-cell office:value-type="float" office:value="2015275">
                <text:p>2015275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3545">
                <text:p>3783545</text:p>
              </table:table-cell>
              <table:table-cell office:value-type="float" office:value="24.16">
                <text:p>24.16</text:p>
              </table:table-cell>
              <table:table-cell office:value-type="float" office:value="1998033">
                <text:p>1998033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35824">
                <text:p>3835824</text:p>
              </table:table-cell>
              <table:table-cell office:value-type="float" office:value="24.43">
                <text:p>24.43</text:p>
              </table:table-cell>
              <table:table-cell office:value-type="float" office:value="1979806">
                <text:p>1979806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1575">
                <text:p>3851575</text:p>
              </table:table-cell>
              <table:table-cell office:value-type="float" office:value="24.42">
                <text:p>24.42</text:p>
              </table:table-cell>
              <table:table-cell office:value-type="float" office:value="1963282">
                <text:p>196328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98667">
                <text:p>3898667</text:p>
              </table:table-cell>
              <table:table-cell office:value-type="float" office:value="24.48">
                <text:p>24.48</text:p>
              </table:table-cell>
              <table:table-cell office:value-type="float" office:value="1948068">
                <text:p>194806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45977">
                <text:p>3945977</text:p>
              </table:table-cell>
              <table:table-cell office:value-type="float" office:value="24.37">
                <text:p>24.37</text:p>
              </table:table-cell>
              <table:table-cell office:value-type="float" office:value="1932439">
                <text:p>1932439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6131">
                <text:p>3986131</text:p>
              </table:table-cell>
              <table:table-cell office:value-type="float" office:value="24.44">
                <text:p>24.44</text:p>
              </table:table-cell>
              <table:table-cell office:value-type="float" office:value="1914859">
                <text:p>1914859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8922">
                <text:p>4008922</text:p>
              </table:table-cell>
              <table:table-cell office:value-type="float" office:value="24.48">
                <text:p>24.48</text:p>
              </table:table-cell>
              <table:table-cell office:value-type="float" office:value="1898145">
                <text:p>1898145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0889">
                <text:p>4020889</text:p>
              </table:table-cell>
              <table:table-cell office:value-type="float" office:value="24.5">
                <text:p>24.5</text:p>
              </table:table-cell>
              <table:table-cell office:value-type="float" office:value="1882386">
                <text:p>1882386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12229">
                <text:p>4112229</text:p>
              </table:table-cell>
              <table:table-cell office:value-type="float" office:value="24.63">
                <text:p>24.63</text:p>
              </table:table-cell>
              <table:table-cell office:value-type="float" office:value="1868081">
                <text:p>1868081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40454">
                <text:p>4140454</text:p>
              </table:table-cell>
              <table:table-cell office:value-type="float" office:value="24.68">
                <text:p>24.68</text:p>
              </table:table-cell>
              <table:table-cell office:value-type="float" office:value="1853804">
                <text:p>185380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91849">
                <text:p>4191849</text:p>
              </table:table-cell>
              <table:table-cell office:value-type="float" office:value="24.77">
                <text:p>24.77</text:p>
              </table:table-cell>
              <table:table-cell office:value-type="float" office:value="1840139">
                <text:p>1840139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7923">
                <text:p>4257923</text:p>
              </table:table-cell>
              <table:table-cell office:value-type="float" office:value="24.84">
                <text:p>24.84</text:p>
              </table:table-cell>
              <table:table-cell office:value-type="float" office:value="1827223">
                <text:p>1827223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06715">
                <text:p>4306715</text:p>
              </table:table-cell>
              <table:table-cell office:value-type="float" office:value="24.91">
                <text:p>24.91</text:p>
              </table:table-cell>
              <table:table-cell office:value-type="float" office:value="1812880">
                <text:p>181288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57017">
                <text:p>4357017</text:p>
              </table:table-cell>
              <table:table-cell office:value-type="float" office:value="24.96">
                <text:p>24.96</text:p>
              </table:table-cell>
              <table:table-cell office:value-type="float" office:value="1802221">
                <text:p>1802221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8787">
                <text:p>4428787</text:p>
              </table:table-cell>
              <table:table-cell office:value-type="float" office:value="25.08">
                <text:p>25.08</text:p>
              </table:table-cell>
              <table:table-cell office:value-type="float" office:value="1790210">
                <text:p>1790210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9800">
                <text:p>4489800</text:p>
              </table:table-cell>
              <table:table-cell office:value-type="float" office:value="25.13">
                <text:p>25.13</text:p>
              </table:table-cell>
              <table:table-cell office:value-type="float" office:value="1777286">
                <text:p>1777286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3918">
                <text:p>4553918</text:p>
              </table:table-cell>
              <table:table-cell office:value-type="float" office:value="25.21">
                <text:p>25.21</text:p>
              </table:table-cell>
              <table:table-cell office:value-type="float" office:value="1763888">
                <text:p>1763888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23839">
                <text:p>4623839</text:p>
              </table:table-cell>
              <table:table-cell office:value-type="float" office:value="25.36">
                <text:p>25.36</text:p>
              </table:table-cell>
              <table:table-cell office:value-type="float" office:value="1750661">
                <text:p>175066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25405">
                <text:p>4725405</text:p>
              </table:table-cell>
              <table:table-cell office:value-type="float" office:value="25.47">
                <text:p>25.47</text:p>
              </table:table-cell>
              <table:table-cell office:value-type="float" office:value="1737264">
                <text:p>17372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95421">
                <text:p>4795421</text:p>
              </table:table-cell>
              <table:table-cell office:value-type="float" office:value="25.54">
                <text:p>25.54</text:p>
              </table:table-cell>
              <table:table-cell office:value-type="float" office:value="1723814">
                <text:p>172381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08135">
                <text:p>4908135</text:p>
              </table:table-cell>
              <table:table-cell office:value-type="float" office:value="25.87">
                <text:p>25.87</text:p>
              </table:table-cell>
              <table:table-cell office:value-type="float" office:value="1712596">
                <text:p>1712596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5792">
                <text:p>4995792</text:p>
              </table:table-cell>
              <table:table-cell office:value-type="float" office:value="25.96">
                <text:p>25.96</text:p>
              </table:table-cell>
              <table:table-cell office:value-type="float" office:value="1698219">
                <text:p>1698219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96446">
                <text:p>5096446</text:p>
              </table:table-cell>
              <table:table-cell office:value-type="float" office:value="26.08">
                <text:p>26.08</text:p>
              </table:table-cell>
              <table:table-cell office:value-type="float" office:value="1687435">
                <text:p>1687435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35208">
                <text:p>5235208</text:p>
              </table:table-cell>
              <table:table-cell office:value-type="float" office:value="26.19">
                <text:p>26.19</text:p>
              </table:table-cell>
              <table:table-cell office:value-type="float" office:value="1675318">
                <text:p>1675318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82827">
                <text:p>5382827</text:p>
              </table:table-cell>
              <table:table-cell office:value-type="float" office:value="26.33">
                <text:p>26.33</text:p>
              </table:table-cell>
              <table:table-cell office:value-type="float" office:value="1664025">
                <text:p>166402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33223">
                <text:p>5533223</text:p>
              </table:table-cell>
              <table:table-cell office:value-type="float" office:value="26.47">
                <text:p>26.47</text:p>
              </table:table-cell>
              <table:table-cell office:value-type="float" office:value="1656136">
                <text:p>1656136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12406">
                <text:p>5712406</text:p>
              </table:table-cell>
              <table:table-cell office:value-type="float" office:value="26.36">
                <text:p>26.36</text:p>
              </table:table-cell>
              <table:table-cell office:value-type="float" office:value="1645408">
                <text:p>1645408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57917">
                <text:p>5857917</text:p>
              </table:table-cell>
              <table:table-cell office:value-type="float" office:value="26.52">
                <text:p>26.52</text:p>
              </table:table-cell>
              <table:table-cell office:value-type="float" office:value="1635980">
                <text:p>1635980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39003">
                <text:p>6139003</text:p>
              </table:table-cell>
              <table:table-cell office:value-type="float" office:value="26.7">
                <text:p>26.7</text:p>
              </table:table-cell>
              <table:table-cell office:value-type="float" office:value="1627014">
                <text:p>1627014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33018">
                <text:p>6433018</text:p>
              </table:table-cell>
              <table:table-cell office:value-type="float" office:value="26.92">
                <text:p>26.92</text:p>
              </table:table-cell>
              <table:table-cell office:value-type="float" office:value="1613951">
                <text:p>1613951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05431">
                <text:p>6805431</text:p>
              </table:table-cell>
              <table:table-cell office:value-type="float" office:value="27.21">
                <text:p>27.21</text:p>
              </table:table-cell>
              <table:table-cell office:value-type="float" office:value="1605088">
                <text:p>160508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10177">
                <text:p>7210177</text:p>
              </table:table-cell>
              <table:table-cell office:value-type="float" office:value="27.42">
                <text:p>27.42</text:p>
              </table:table-cell>
              <table:table-cell office:value-type="float" office:value="1594024">
                <text:p>159402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16529">
                <text:p>7616529</text:p>
              </table:table-cell>
              <table:table-cell office:value-type="float" office:value="27.59">
                <text:p>27.59</text:p>
              </table:table-cell>
              <table:table-cell office:value-type="float" office:value="1584486">
                <text:p>1584486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309">
                <text:p>1576309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5499">
                <text:p>1565499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8494">
                <text:p>1558494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360">
                <text:p>1550360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911">
                <text:p>1540911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432">
                <text:p>1531432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886">
                <text:p>1521886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0991">
                <text:p>1510991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307">
                <text:p>1502307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2500">
                <text:p>14925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2614">
                <text:p>148261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637">
                <text:p>1472637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2895">
                <text:p>146289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251">
                <text:p>1454251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800">
                <text:p>1445800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178">
                <text:p>1439178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741">
                <text:p>1432741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6263">
                <text:p>1426263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9053">
                <text:p>1419053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802">
                <text:p>1409802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681">
                <text:p>1403681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7370">
                <text:p>139737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589">
                <text:p>138958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829">
                <text:p>1384829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7033">
                <text:p>1377033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677">
                <text:p>137067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2864">
                <text:p>136286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7331">
                <text:p>1357331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294">
                <text:p>1349294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2533">
                <text:p>1342533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4950">
                <text:p>1334950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829">
                <text:p>1328829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808">
                <text:p>1323808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843">
                <text:p>131784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996">
                <text:p>1310996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937">
                <text:p>1304937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750">
                <text:p>1299750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400">
                <text:p>12914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5485">
                <text:p>1285485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2083">
                <text:p>1282083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6150">
                <text:p>127615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2112">
                <text:p>127211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7105">
                <text:p>126710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998">
                <text:p>1262998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905">
                <text:p>1256905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159">
                <text:p>1249159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6005">
                <text:p>1246005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9597">
                <text:p>1239597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5302">
                <text:p>123530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104">
                <text:p>1228104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112">
                <text:p>122411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991">
                <text:p>1218991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5028">
                <text:p>1215028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538">
                <text:p>1209538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176">
                <text:p>1205176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2639">
                <text:p>1202639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938">
                <text:p>1196938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256">
                <text:p>1193256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299">
                <text:p>11862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853">
                <text:p>1181853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832">
                <text:p>1176832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849">
                <text:p>1172849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7803">
                <text:p>1167803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396">
                <text:p>116139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6701">
                <text:p>1156701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380">
                <text:p>1153380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7412">
                <text:p>114741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4071">
                <text:p>1144071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355">
                <text:p>113835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646">
                <text:p>1135646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416">
                <text:p>1131416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801">
                <text:p>1127801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3628">
                <text:p>112362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8105">
                <text:p>111810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369">
                <text:p>1113369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766">
                <text:p>1109766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6658">
                <text:p>1106658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535">
                <text:p>1102535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139">
                <text:p>1098139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713">
                <text:p>109371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8894">
                <text:p>1088894</text:p>
              </table:table-cell>
              <table:table-cell office:value-type="float" office:value="17.88">
                <text:p>17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001">
                <text:p>1086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276">
                <text:p>1083276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156">
                <text:p>1078156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089">
                <text:p>1076089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635">
                <text:p>1074635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897">
                <text:p>1069897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519">
                <text:p>106651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2969">
                <text:p>1062969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9758">
                <text:p>1059758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153">
                <text:p>1056153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74">
                <text:p>1053074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741">
                <text:p>1046741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855">
                <text:p>1042855</text:p>
              </table:table-cell>
              <table:table-cell office:value-type="float" office:value="17.74">
                <text:p>17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232">
                <text:p>1039232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817">
                <text:p>1035817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952">
                <text:p>1032952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979">
                <text:p>1029979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957">
                <text:p>1026957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138">
                <text:p>1024138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142">
                <text:p>10211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888">
                <text:p>1016888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819">
                <text:p>1013819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25">
                <text:p>1013025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550">
                <text:p>1009550</text:p>
              </table:table-cell>
              <table:table-cell office:value-type="float" office:value="17.99">
                <text:p>17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